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Basic/script-lc.xml" manifest:media-type="text/xml"/>
  <manifest:file-entry manifest:full-path="Basic/VBAProject/Sheet8.xml" manifest:media-type="text/xml"/>
  <manifest:file-entry manifest:full-path="Basic/VBAProject/Sheet7.xml" manifest:media-type="text/xml"/>
  <manifest:file-entry manifest:full-path="Basic/VBAProject/Sheet6.xml" manifest:media-type="text/xml"/>
  <manifest:file-entry manifest:full-path="Basic/VBAProject/Sheet5.xml" manifest:media-type="text/xml"/>
  <manifest:file-entry manifest:full-path="Basic/VBAProject/Sheet4.xml" manifest:media-type="text/xml"/>
  <manifest:file-entry manifest:full-path="Basic/VBAProject/Sheet3.xml" manifest:media-type="text/xml"/>
  <manifest:file-entry manifest:full-path="Basic/VBAProject/ThisWorkbook.xml" manifest:media-type="text/xml"/>
  <manifest:file-entry manifest:full-path="Basic/VBAProject/Sheet2.xml" manifest:media-type="text/xml"/>
  <manifest:file-entry manifest:full-path="Basic/VBAProject/Sheet13.xml" manifest:media-type="text/xml"/>
  <manifest:file-entry manifest:full-path="Basic/VBAProject/Sheet12.xml" manifest:media-type="text/xml"/>
  <manifest:file-entry manifest:full-path="Basic/VBAProject/script-lb.xml" manifest:media-type="text/xml"/>
  <manifest:file-entry manifest:full-path="Basic/VBAProject/Sheet11.xml" manifest:media-type="text/xml"/>
  <manifest:file-entry manifest:full-path="Basic/VBAProject/Sheet10.xml" manifest:media-type="text/xml"/>
  <manifest:file-entry manifest:full-path="Basic/VBAProject/Sheet1.xml" manifest:media-type="text/xml"/>
  <manifest:file-entry manifest:full-path="Basic/VBAProject/Sheet9.xml" manifest:media-type="text/xml"/>
  <manifest:file-entry manifest:full-path="Basic/VBAProjec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ook Antiqua" svg:font-family="'Book Antiqua'"/>
    <style:font-face style:name="Helv" svg:font-family="Helv"/>
    <style:font-face style:name="MS Sans Serif" svg:font-family="'MS Sans Serif'"/>
    <style:font-face style:name="Small Fonts" svg:font-family="'Small Fonts'"/>
    <style:font-face style:name="Tahoma1" svg:font-family="Tahoma"/>
    <style:font-face style:name="Book Antiqua1" svg:font-family="'Book Antiqu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cm"/>
    </style:style>
    <style:style style:name="co2" style:family="table-column">
      <style:table-column-properties fo:break-before="auto" style:column-width="2.692cm"/>
    </style:style>
    <style:style style:name="co3" style:family="table-column">
      <style:table-column-properties fo:break-before="auto" style:column-width="5.99cm"/>
    </style:style>
    <style:style style:name="co4" style:family="table-column">
      <style:table-column-properties fo:break-before="auto" style:column-width="19.597cm"/>
    </style:style>
    <style:style style:name="co5" style:family="table-column">
      <style:table-column-properties fo:break-before="page" style:column-width="1.552cm"/>
    </style:style>
    <style:style style:name="co6" style:family="table-column">
      <style:table-column-properties fo:break-before="auto" style:column-width="1.552cm"/>
    </style:style>
    <style:style style:name="co7" style:family="table-column">
      <style:table-column-properties fo:break-before="auto" style:column-width="1.843cm"/>
    </style:style>
    <style:style style:name="co8" style:family="table-column">
      <style:table-column-properties fo:break-before="auto" style:column-width="2.256cm"/>
    </style:style>
    <style:style style:name="co9" style:family="table-column">
      <style:table-column-properties fo:break-before="auto" style:column-width="0.316cm"/>
    </style:style>
    <style:style style:name="co10" style:family="table-column">
      <style:table-column-properties fo:break-before="auto" style:column-width="1.916cm"/>
    </style:style>
    <style:style style:name="co11" style:family="table-column">
      <style:table-column-properties fo:break-before="auto" style:column-width="0.485cm"/>
    </style:style>
    <style:style style:name="co12" style:family="table-column">
      <style:table-column-properties fo:break-before="auto" style:column-width="1.741cm"/>
    </style:style>
    <style:style style:name="co13" style:family="table-column">
      <style:table-column-properties fo:break-before="auto" style:column-width="1.868cm"/>
    </style:style>
    <style:style style:name="co14" style:family="table-column">
      <style:table-column-properties fo:break-before="auto" style:column-width="3.226cm"/>
    </style:style>
    <style:style style:name="co15" style:family="table-column">
      <style:table-column-properties fo:break-before="auto" style:column-width="1.771cm"/>
    </style:style>
    <style:style style:name="co16" style:family="table-column">
      <style:table-column-properties fo:break-before="auto" style:column-width="0.243cm"/>
    </style:style>
    <style:style style:name="co17" style:family="table-column">
      <style:table-column-properties fo:break-before="auto" style:column-width="8.731cm"/>
    </style:style>
    <style:style style:name="co18" style:family="table-column">
      <style:table-column-properties fo:break-before="auto" style:column-width="4.293cm"/>
    </style:style>
    <style:style style:name="co19" style:family="table-column">
      <style:table-column-properties fo:break-before="auto" style:column-width="4.39cm"/>
    </style:style>
    <style:style style:name="co20" style:family="table-column">
      <style:table-column-properties fo:break-before="auto" style:column-width="7.01cm"/>
    </style:style>
    <style:style style:name="co21" style:family="table-column">
      <style:table-column-properties fo:break-before="auto" style:column-width="2.401cm"/>
    </style:style>
    <style:style style:name="co22" style:family="table-column">
      <style:table-column-properties fo:break-before="auto" style:column-width="1.722cm"/>
    </style:style>
    <style:style style:name="co23" style:family="table-column">
      <style:table-column-properties fo:break-before="auto" style:column-width="0.363cm"/>
    </style:style>
    <style:style style:name="co24" style:family="table-column">
      <style:table-column-properties fo:break-before="auto" style:column-width="1.358cm"/>
    </style:style>
    <style:style style:name="co25" style:family="table-column">
      <style:table-column-properties fo:break-before="auto" style:column-width="6.064cm"/>
    </style:style>
    <style:style style:name="co26" style:family="table-column">
      <style:table-column-properties fo:break-before="auto" style:column-width="3.104cm"/>
    </style:style>
    <style:style style:name="co27" style:family="table-column">
      <style:table-column-properties fo:break-before="auto" style:column-width="2.378cm"/>
    </style:style>
    <style:style style:name="co28" style:family="table-column">
      <style:table-column-properties fo:break-before="auto" style:column-width="2.013cm"/>
    </style:style>
    <style:style style:name="co29" style:family="table-column">
      <style:table-column-properties fo:break-before="auto" style:column-width="8.901cm"/>
    </style:style>
    <style:style style:name="co30" style:family="table-column">
      <style:table-column-properties fo:break-before="auto" style:column-width="0.995cm"/>
    </style:style>
    <style:style style:name="co31" style:family="table-column">
      <style:table-column-properties fo:break-before="auto" style:column-width="1.067cm"/>
    </style:style>
    <style:style style:name="co32" style:family="table-column">
      <style:table-column-properties fo:break-before="auto" style:column-width="1.117cm"/>
    </style:style>
    <style:style style:name="co33" style:family="table-column">
      <style:table-column-properties fo:break-before="auto" style:column-width="0.751cm"/>
    </style:style>
    <style:style style:name="co34" style:family="table-column">
      <style:table-column-properties fo:break-before="auto" style:column-width="2.838cm"/>
    </style:style>
    <style:style style:name="co35" style:family="table-column">
      <style:table-column-properties fo:break-before="auto" style:column-width="2.741cm"/>
    </style:style>
    <style:style style:name="co36" style:family="table-column">
      <style:table-column-properties fo:break-before="auto" style:column-width="2.644cm"/>
    </style:style>
    <style:style style:name="co37" style:family="table-column">
      <style:table-column-properties fo:break-before="auto" style:column-width="2.547cm"/>
    </style:style>
    <style:style style:name="co38" style:family="table-column">
      <style:table-column-properties fo:break-before="auto" style:column-width="2.304cm"/>
    </style:style>
    <style:style style:name="co39" style:family="table-column">
      <style:table-column-properties fo:break-before="auto" style:column-width="1.746cm"/>
    </style:style>
    <style:style style:name="co40" style:family="table-column">
      <style:table-column-properties fo:break-before="auto" style:column-width="0.51cm"/>
    </style:style>
    <style:style style:name="co41" style:family="table-column">
      <style:table-column-properties fo:break-before="auto" style:column-width="6.694cm"/>
    </style:style>
    <style:style style:name="co42" style:family="table-column">
      <style:table-column-properties fo:break-before="auto" style:column-width="2.353cm"/>
    </style:style>
    <style:style style:name="co43" style:family="table-column">
      <style:table-column-properties fo:break-before="auto" style:column-width="2.11cm"/>
    </style:style>
    <style:style style:name="co44" style:family="table-column">
      <style:table-column-properties fo:break-before="auto" style:column-width="2.789cm"/>
    </style:style>
    <style:style style:name="co45" style:family="table-column">
      <style:table-column-properties fo:break-before="auto" style:column-width="2.231cm"/>
    </style:style>
    <style:style style:name="co46" style:family="table-column">
      <style:table-column-properties fo:break-before="auto" style:column-width="3.808cm"/>
    </style:style>
    <style:style style:name="co47" style:family="table-column">
      <style:table-column-properties fo:break-before="auto" style:column-width="2.475cm"/>
    </style:style>
    <style:style style:name="co48" style:family="table-column">
      <style:table-column-properties fo:break-before="auto" style:column-width="0.582cm"/>
    </style:style>
    <style:style style:name="co49" style:family="table-column">
      <style:table-column-properties fo:break-before="auto" style:column-width="2.281cm"/>
    </style:style>
    <style:style style:name="co50" style:family="table-column">
      <style:table-column-properties fo:break-before="auto" style:column-width="3.201cm"/>
    </style:style>
    <style:style style:name="co51" style:family="table-column">
      <style:table-column-properties fo:break-before="auto" style:column-width="2.207cm"/>
    </style:style>
    <style:style style:name="co52" style:family="table-column">
      <style:table-column-properties fo:break-before="auto" style:column-width="2.813cm"/>
    </style:style>
    <style:style style:name="co53" style:family="table-column">
      <style:table-column-properties fo:break-before="auto" style:column-width="0.923cm"/>
    </style:style>
    <style:style style:name="co54" style:family="table-column">
      <style:table-column-properties fo:break-before="auto" style:column-width="2.863cm"/>
    </style:style>
    <style:style style:name="co55" style:family="table-column">
      <style:table-column-properties fo:break-before="auto" style:column-width="2.425cm"/>
    </style:style>
    <style:style style:name="co56" style:family="table-column">
      <style:table-column-properties fo:break-before="auto" style:column-width="2.572cm"/>
    </style:style>
    <style:style style:name="co57" style:family="table-column">
      <style:table-column-properties fo:break-before="auto" style:column-width="2.134cm"/>
    </style:style>
    <style:style style:name="co58" style:family="table-column">
      <style:table-column-properties fo:break-before="auto" style:column-width="2.159cm"/>
    </style:style>
    <style:style style:name="co59" style:family="table-column">
      <style:table-column-properties fo:break-before="auto" style:column-width="2.96cm"/>
    </style:style>
    <style:style style:name="co60" style:family="table-column">
      <style:table-column-properties fo:break-before="auto" style:column-width="0.557cm"/>
    </style:style>
    <style:style style:name="co61" style:family="table-column">
      <style:table-column-properties fo:break-before="auto" style:column-width="5.967cm"/>
    </style:style>
    <style:style style:name="co62" style:family="table-column">
      <style:table-column-properties fo:break-before="auto" style:column-width="3.251cm"/>
    </style:style>
    <style:style style:name="co63" style:family="table-column">
      <style:table-column-properties fo:break-before="auto" style:column-width="2.062cm"/>
    </style:style>
    <style:style style:name="co64" style:family="table-column">
      <style:table-column-properties fo:break-before="auto" style:column-width="4.341cm"/>
    </style:style>
    <style:style style:name="co65" style:family="table-column">
      <style:table-column-properties fo:break-before="auto" style:column-width="0.631cm"/>
    </style:style>
    <style:style style:name="co66" style:family="table-column">
      <style:table-column-properties fo:break-before="auto" style:column-width="7.567cm"/>
    </style:style>
    <style:style style:name="co67" style:family="table-column">
      <style:table-column-properties fo:break-before="auto" style:column-width="2.498cm"/>
    </style:style>
    <style:style style:name="co68" style:family="table-column">
      <style:table-column-properties fo:break-before="auto" style:column-width="3.323cm"/>
    </style:style>
    <style:style style:name="co69" style:family="table-column">
      <style:table-column-properties fo:break-before="auto" style:column-width="3.057cm"/>
    </style:style>
    <style:style style:name="co70" style:family="table-column">
      <style:table-column-properties fo:break-before="auto" style:column-width="2.619cm"/>
    </style:style>
    <style:style style:name="co71" style:family="table-column">
      <style:table-column-properties fo:break-before="auto" style:column-width="2.766cm"/>
    </style:style>
    <style:style style:name="co72" style:family="table-column">
      <style:table-column-properties fo:break-before="auto" style:column-width="2.886cm"/>
    </style:style>
    <style:style style:name="co73" style:family="table-column">
      <style:table-column-properties fo:break-before="auto" style:column-width="0.413cm"/>
    </style:style>
    <style:style style:name="co74" style:family="table-column">
      <style:table-column-properties fo:break-before="auto" style:column-width="1.311cm"/>
    </style:style>
    <style:style style:name="co75" style:family="table-column">
      <style:table-column-properties fo:break-before="auto" style:column-width="7.301cm"/>
    </style:style>
    <style:style style:name="co76" style:family="table-column">
      <style:table-column-properties fo:break-before="auto" style:column-width="7.736cm"/>
    </style:style>
    <style:style style:name="co77" style:family="table-column">
      <style:table-column-properties fo:break-before="auto" style:column-width="6.5cm"/>
    </style:style>
    <style:style style:name="co78" style:family="table-column">
      <style:table-column-properties fo:break-before="page" style:column-width="2.547cm"/>
    </style:style>
    <style:style style:name="co79" style:family="table-column">
      <style:table-column-properties fo:break-before="auto" style:column-width="4.196cm"/>
    </style:style>
    <style:style style:name="co80" style:family="table-column">
      <style:table-column-properties fo:break-before="auto" style:column-width="3.298cm"/>
    </style:style>
    <style:style style:name="co81" style:family="table-column">
      <style:table-column-properties fo:break-before="auto" style:column-width="3.177cm"/>
    </style:style>
    <style:style style:name="co82" style:family="table-column">
      <style:table-column-properties fo:break-before="auto" style:column-width="2.91cm"/>
    </style:style>
    <style:style style:name="co83" style:family="table-column">
      <style:table-column-properties fo:break-before="auto" style:column-width="2.328cm"/>
    </style:style>
    <style:style style:name="co84" style:family="table-column">
      <style:table-column-properties fo:break-before="auto" style:column-width="0.291cm"/>
    </style:style>
    <style:style style:name="co85" style:family="table-column">
      <style:table-column-properties fo:break-before="auto" style:column-width="4.923cm"/>
    </style:style>
    <style:style style:name="co86" style:family="table-column">
      <style:table-column-properties fo:break-before="auto" style:column-width="8.027cm"/>
    </style:style>
    <style:style style:name="co87" style:family="table-column">
      <style:table-column-properties fo:break-before="auto" style:column-width="11.811cm"/>
    </style:style>
    <style:style style:name="ro1" style:family="table-row">
      <style:table-row-properties style:row-height="0.63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1.058cm" fo:break-before="auto" style:use-optimal-row-height="false"/>
    </style:style>
    <style:style style:name="ro5" style:family="table-row">
      <style:table-row-properties style:row-height="0.767cm" fo:break-before="auto" style:use-optimal-row-height="false"/>
    </style:style>
    <style:style style:name="ro6" style:family="table-row">
      <style:table-row-properties style:row-height="1.614cm" fo:break-before="auto" style:use-optimal-row-height="false"/>
    </style:style>
    <style:style style:name="ro7" style:family="table-row">
      <style:table-row-properties style:row-height="1.191cm" fo:break-before="auto" style:use-optimal-row-height="false"/>
    </style:style>
    <style:style style:name="ro8" style:family="table-row">
      <style:table-row-properties style:row-height="1.561cm" fo:break-before="auto" style:use-optimal-row-height="false"/>
    </style:style>
    <style:style style:name="ro9" style:family="table-row">
      <style:table-row-properties style:row-height="1.667cm" fo:break-before="auto" style:use-optimal-row-height="false"/>
    </style:style>
    <style:style style:name="ro10" style:family="table-row">
      <style:table-row-properties style:row-height="1.64cm" fo:break-before="auto" style:use-optimal-row-height="false"/>
    </style:style>
    <style:style style:name="ro11" style:family="table-row">
      <style:table-row-properties style:row-height="0.979cm" fo:break-before="auto" style:use-optimal-row-height="false"/>
    </style:style>
    <style:style style:name="ro12" style:family="table-row">
      <style:table-row-properties style:row-height="0.688cm" fo:break-before="auto" style:use-optimal-row-height="false"/>
    </style:style>
    <style:style style:name="ro13" style:family="table-row">
      <style:table-row-properties style:row-height="0.45cm" fo:break-before="page" style:use-optimal-row-height="false"/>
    </style:style>
    <style:style style:name="ro14" style:family="table-row">
      <style:table-row-properties style:row-height="1.905cm" fo:break-before="auto" style:use-optimal-row-height="false"/>
    </style:style>
    <style:style style:name="ro15" style:family="table-row">
      <style:table-row-properties style:row-height="2.672cm" fo:break-before="auto" style:use-optimal-row-height="false"/>
    </style:style>
    <style:style style:name="ro16" style:family="table-row">
      <style:table-row-properties style:row-height="2.09cm" fo:break-before="auto" style:use-optimal-row-height="false"/>
    </style:style>
    <style:style style:name="ro17" style:family="table-row">
      <style:table-row-properties style:row-height="1.588cm" fo:break-before="auto" style:use-optimal-row-height="false"/>
    </style:style>
    <style:style style:name="ro18" style:family="table-row">
      <style:table-row-properties style:row-height="1.879cm" fo:break-before="auto" style:use-optimal-row-height="false"/>
    </style:style>
    <style:style style:name="ro19" style:family="table-row">
      <style:table-row-properties style:row-height="2.514cm" fo:break-before="auto" style:use-optimal-row-height="false"/>
    </style:style>
    <style:style style:name="ro20" style:family="table-row">
      <style:table-row-properties style:row-height="1.958cm" fo:break-before="auto" style:use-optimal-row-height="false"/>
    </style:style>
    <style:style style:name="ro21" style:family="table-row">
      <style:table-row-properties style:row-height="0.661cm" fo:break-before="auto" style:use-optimal-row-height="false"/>
    </style:style>
    <style:style style:name="ro22" style:family="table-row">
      <style:table-row-properties style:row-height="0.741cm" fo:break-before="auto" style:use-optimal-row-height="false"/>
    </style:style>
    <style:style style:name="ro23" style:family="table-row">
      <style:table-row-properties style:row-height="1.455cm" fo:break-before="auto" style:use-optimal-row-height="false"/>
    </style:style>
    <style:style style:name="ro24" style:family="table-row">
      <style:table-row-properties style:row-height="0.953cm" fo:break-before="auto" style:use-optimal-row-height="false"/>
    </style:style>
    <style:style style:name="ro25" style:family="table-row">
      <style:table-row-properties style:row-height="1.085cm" fo:break-before="auto" style:use-optimal-row-height="false"/>
    </style:style>
    <style:style style:name="ro26" style:family="table-row">
      <style:table-row-properties style:row-height="0.582cm" fo:break-before="auto" style:use-optimal-row-height="false"/>
    </style:style>
    <style:style style:name="ro27" style:family="table-row">
      <style:table-row-properties style:row-height="1.032cm" fo:break-before="auto" style:use-optimal-row-height="false"/>
    </style:style>
    <style:style style:name="ro28" style:family="table-row">
      <style:table-row-properties style:row-height="1.164cm" fo:break-before="auto" style:use-optimal-row-height="false"/>
    </style:style>
    <style:style style:name="ro29" style:family="table-row">
      <style:table-row-properties style:row-height="0.49cm" fo:break-before="auto" style:use-optimal-row-height="false"/>
    </style:style>
    <style:style style:name="ro30" style:family="table-row">
      <style:table-row-properties style:row-height="0.82cm" fo:break-before="auto" style:use-optimal-row-height="false"/>
    </style:style>
    <style:style style:name="ro31" style:family="table-row">
      <style:table-row-properties style:row-height="0.582cm" fo:break-before="auto" style:use-optimal-row-height="false"/>
    </style:style>
    <style:style style:name="ro32" style:family="table-row">
      <style:table-row-properties style:row-height="1.138cm" fo:break-before="auto" style:use-optimal-row-height="false"/>
    </style:style>
    <style:style style:name="ro33" style:family="table-row">
      <style:table-row-properties style:row-height="1.296cm" fo:break-before="auto" style:use-optimal-row-height="false"/>
    </style:style>
    <style:style style:name="ro34" style:family="table-row">
      <style:table-row-properties style:row-height="3.466cm" fo:break-before="auto" style:use-optimal-row-height="false"/>
    </style:style>
    <style:style style:name="ro35" style:family="table-row">
      <style:table-row-properties style:row-height="1.217cm" fo:break-before="auto" style:use-optimal-row-height="false"/>
    </style:style>
    <style:style style:name="ro36" style:family="table-row">
      <style:table-row-properties style:row-height="1.799cm" fo:break-before="auto" style:use-optimal-row-height="false"/>
    </style:style>
    <style:style style:name="ro37" style:family="table-row">
      <style:table-row-properties style:row-height="1.826cm" fo:break-before="auto" style:use-optimal-row-height="false"/>
    </style:style>
    <style:style style:name="ro38" style:family="table-row">
      <style:table-row-properties style:row-height="1.508cm" fo:break-before="auto" style:use-optimal-row-height="false"/>
    </style:style>
    <style:style style:name="ro39" style:family="table-row">
      <style:table-row-properties style:row-height="0.794cm" fo:break-before="auto" style:use-optimal-row-height="false"/>
    </style:style>
    <style:style style:name="ro40" style:family="table-row">
      <style:table-row-properties style:row-height="0.9cm" fo:break-before="auto" style:use-optimal-row-height="false"/>
    </style:style>
    <style:style style:name="ro41" style:family="table-row">
      <style:table-row-properties style:row-height="1.005cm" fo:break-before="page" style:use-optimal-row-height="false"/>
    </style:style>
    <style:style style:name="ro42" style:family="table-row">
      <style:table-row-properties style:row-height="0.45cm" fo:break-before="auto" style:use-optimal-row-height="false"/>
    </style:style>
    <style:style style:name="ro43" style:family="table-row">
      <style:table-row-properties style:row-height="0.635cm" fo:break-before="auto" style:use-optimal-row-height="false"/>
    </style:style>
    <style:style style:name="ro44" style:family="table-row">
      <style:table-row-properties style:row-height="0.476cm" fo:break-before="auto" style:use-optimal-row-height="false"/>
    </style:style>
    <style:style style:name="ro45" style:family="table-row">
      <style:table-row-properties style:row-height="0.556cm" fo:break-before="auto" style:use-optimal-row-height="false"/>
    </style:style>
    <style:style style:name="ro46" style:family="table-row">
      <style:table-row-properties style:row-height="0.476cm" fo:break-before="page" style:use-optimal-row-height="false"/>
    </style:style>
    <style:style style:name="ro47" style:family="table-row">
      <style:table-row-properties style:row-height="0.397cm" fo:break-before="auto" style:use-optimal-row-height="false"/>
    </style:style>
    <style:style style:name="ro48" style:family="table-row">
      <style:table-row-properties style:row-height="0.661cm" fo:break-before="auto" style:use-optimal-row-height="false"/>
    </style:style>
    <style:style style:name="ro49" style:family="table-row">
      <style:table-row-properties style:row-height="0.609cm" fo:break-before="auto" style:use-optimal-row-height="false"/>
    </style:style>
    <style:style style:name="ro50" style:family="table-row">
      <style:table-row-properties style:row-height="0.82cm" fo:break-before="auto" style:use-optimal-row-height="false"/>
    </style:style>
    <style:style style:name="ro51" style:family="table-row">
      <style:table-row-properties style:row-height="1.058cm" fo:break-before="auto" style:use-optimal-row-height="false"/>
    </style:style>
    <style:style style:name="ro52" style:family="table-row">
      <style:table-row-properties style:row-height="0.688cm" fo:break-before="auto" style:use-optimal-row-height="false"/>
    </style:style>
    <style:style style:name="ro53" style:family="table-row">
      <style:table-row-properties style:row-height="0.582cm" fo:break-before="page" style:use-optimal-row-height="false"/>
    </style:style>
    <style:style style:name="ro54" style:family="table-row">
      <style:table-row-properties style:row-height="0.953cm" fo:break-before="auto" style:use-optimal-row-height="false"/>
    </style:style>
    <style:style style:name="ro55" style:family="table-row">
      <style:table-row-properties style:row-height="0.847cm" fo:break-before="auto" style:use-optimal-row-height="false"/>
    </style:style>
    <style:style style:name="ro56" style:family="table-row">
      <style:table-row-properties style:row-height="0.847cm" fo:break-before="page" style:use-optimal-row-height="false"/>
    </style:style>
    <style:style style:name="ro57" style:family="table-row">
      <style:table-row-properties style:row-height="1.482cm" fo:break-before="auto" style:use-optimal-row-height="false"/>
    </style:style>
    <style:style style:name="ro58" style:family="table-row">
      <style:table-row-properties style:row-height="0.9cm" fo:break-before="auto" style:use-optimal-row-height="false"/>
    </style:style>
    <style:style style:name="ro59" style:family="table-row">
      <style:table-row-properties style:row-height="0.848cm" fo:break-before="auto" style:use-optimal-row-height="false"/>
    </style:style>
    <style:style style:name="ro60" style:family="table-row">
      <style:table-row-properties style:row-height="0.741cm" fo:break-before="auto" style:use-optimal-row-height="false"/>
    </style:style>
    <style:style style:name="ro61" style:family="table-row">
      <style:table-row-properties style:row-height="1.244cm" fo:break-before="auto" style:use-optimal-row-height="false"/>
    </style:style>
    <style:style style:name="ro62" style:family="table-row">
      <style:table-row-properties style:row-height="2.381cm" fo:break-before="auto" style:use-optimal-row-height="false"/>
    </style:style>
    <style:style style:name="ro63" style:family="table-row">
      <style:table-row-properties style:row-height="0.609cm" fo:break-before="auto" style:use-optimal-row-height="false"/>
    </style:style>
    <style:style style:name="ro64" style:family="table-row">
      <style:table-row-properties style:row-height="0.714cm" fo:break-before="auto" style:use-optimal-row-height="false"/>
    </style:style>
    <style:style style:name="ro65" style:family="table-row">
      <style:table-row-properties style:row-height="0.635cm" fo:break-before="page" style:use-optimal-row-height="false"/>
    </style:style>
    <style:style style:name="ro66" style:family="table-row">
      <style:table-row-properties style:row-height="0.476cm" fo:break-before="auto" style:use-optimal-row-height="false"/>
    </style:style>
    <style:style style:name="ro67" style:family="table-row">
      <style:table-row-properties style:row-height="0.476cm" fo:break-before="page" style:use-optimal-row-height="false"/>
    </style:style>
    <style:style style:name="ro68" style:family="table-row">
      <style:table-row-properties style:row-height="1.323cm" fo:break-before="auto" style:use-optimal-row-height="false"/>
    </style:style>
    <style:style style:name="ro69" style:family="table-row">
      <style:table-row-properties style:row-height="1.138cm" fo:break-before="auto" style:use-optimal-row-height="false"/>
    </style:style>
    <style:style style:name="ro70" style:family="table-row">
      <style:table-row-properties style:row-height="2.011cm" fo:break-before="auto" style:use-optimal-row-height="false"/>
    </style:style>
    <style:style style:name="ro71" style:family="table-row">
      <style:table-row-properties style:row-height="2.328cm" fo:break-before="auto" style:use-optimal-row-height="false"/>
    </style:style>
    <style:style style:name="ro72" style:family="table-row">
      <style:table-row-properties style:row-height="4.075cm" fo:break-before="auto" style:use-optimal-row-height="false"/>
    </style:style>
    <style:style style:name="ro73" style:family="table-row">
      <style:table-row-properties style:row-height="0.556cm" fo:break-before="auto" style:use-optimal-row-height="false"/>
    </style:style>
    <style:style style:name="ro74" style:family="table-row">
      <style:table-row-properties style:row-height="1.72cm" fo:break-before="auto" style:use-optimal-row-height="false"/>
    </style:style>
    <style:style style:name="ro75" style:family="table-row">
      <style:table-row-properties style:row-height="1.799cm" fo:break-before="auto" style:use-optimal-row-height="false"/>
    </style:style>
    <style:style style:name="ta1" style:family="table" style:master-page-name="PageStyle_5f_TOC">
      <style:table-properties table:display="true" style:writing-mode="lr-tb"/>
    </style:style>
    <style:style style:name="ta2" style:family="table" style:master-page-name="PageStyle_5f_Charts">
      <style:table-properties table:display="true" style:writing-mode="lr-tb"/>
    </style:style>
    <style:style style:name="ta3" style:family="table" style:master-page-name="PageStyle_5f_Simulation">
      <style:table-properties table:display="true" style:writing-mode="lr-tb"/>
    </style:style>
    <style:style style:name="ta4" style:family="table" style:master-page-name="PageStyle_5f_Input_20_Tornado">
      <style:table-properties table:display="true" style:writing-mode="lr-tb"/>
    </style:style>
    <style:style style:name="ta5" style:family="table" style:master-page-name="PageStyle_5f_CF_20__26__20_ROI_20_Analysis">
      <style:table-properties table:display="true" style:writing-mode="lr-tb"/>
    </style:style>
    <style:style style:name="ta6" style:family="table" style:master-page-name="PageStyle_5f_CostBenefit_20_Summary">
      <style:table-properties table:display="true" style:writing-mode="lr-tb"/>
    </style:style>
    <style:style style:name="ta7" style:family="table" style:master-page-name="PageStyle_5f_Project_20_Capital">
      <style:table-properties table:display="true" style:writing-mode="lr-tb"/>
    </style:style>
    <style:style style:name="ta8" style:family="table" style:master-page-name="PageStyle_5f_Project_20_Expenses">
      <style:table-properties table:display="true" style:writing-mode="lr-tb"/>
    </style:style>
    <style:style style:name="ta9" style:family="table" style:master-page-name="PageStyle_5f_Incrtl_20_Ongoing_20_Costs">
      <style:table-properties table:display="true" style:writing-mode="lr-tb"/>
    </style:style>
    <style:style style:name="ta10" style:family="table" style:master-page-name="PageStyle_5f_Savings">
      <style:table-properties table:display="true" style:writing-mode="lr-tb"/>
    </style:style>
    <style:style style:name="ta11" style:family="table" style:master-page-name="PageStyle_5f_Revenue">
      <style:table-properties table:display="true" style:writing-mode="lr-tb"/>
    </style:style>
    <style:style style:name="ta12" style:family="table" style:master-page-name="PageStyle_5f_BenefitsID">
      <style:table-properties table:display="true" style:writing-mode="lr-tb"/>
    </style:style>
    <style:style style:name="ta13" style:family="table" style:master-page-name="PageStyle_5f_Glossary">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date-style style:name="N32" number:automatic-order="true">
      <number:month number:style="long"/>
      <number:text>.</number:text>
      <number:year/>
    </number:date-style>
    <number:text-style style:name="N100">
      <number:text-content/>
    </number:text-style>
    <style:style style:name="ce1"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Normal_5f_TOC">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fo:background-color="transparent"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ackground-color="#c0c0c0"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Normal_5f_TOC">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ackground-color="transparent"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Normal_5f_TOC">
      <style:table-cell-properties fo:background-color="#c0c0c0"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Normal_5f_TOC">
      <style:table-cell-properties fo:background-color="transparent"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1.411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Excel_5f_BuiltIn_5f_Hyperlink" style:data-style-name="N11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hyperlink xlink:href="#CF &amp; ROI Analysis.B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data-style-name="N110">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Excel_5f_BuiltIn_5f_Hyperlink" style:data-style-name="N11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hyperlink xlink:href="#Input Sensitivity.B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hyperlink xlink:href="#CostBenefit Summary.B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hyperlink xlink:href="#Savings.B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hyperlink xlink:href="#Revenue.B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hyperlink xlink:href="#BenefitsID.B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hyperlink xlink:href="#Incrtl Ongoing Costs.B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hyperlink xlink:href="#Project Expenses.B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hyperlink xlink:href="#Project Capital.B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hyperlink xlink:href="#Charts.B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Normal_5f_TOC">
      <style:table-cell-properties style:glyph-orientation-vertical="0"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Normal_5f_TOC">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Normal_5f_TOC">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Normal_5f_TOC">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style>
    <style:style style:name="ce3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706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Normal_5f_TOC">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Normal_5f_TOC">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Normal_5f_Book1">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Normal_5f_Book1">
      <style:table-cell-properties fo:padding="0.071c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Normal_5f_Book1">
      <style:table-cell-properties fo:background-color="transparent" fo:padding="0.071cm"/>
      <style:text-properties style:use-window-font-color="true"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 style:family="table-cell" style:parent-style-name="Normal_5f_Book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Normal_5f_Book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Normal_5f_Book1" style:data-style-name="N124">
      <style:table-cell-properties fo:padding="0.071c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Normal_5f_Book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3" style:family="table-cell" style:parent-style-name="Excel_5f_BuiltIn_5f_Comma"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padding="0.071cm"/>
    </style:style>
    <style:style style:name="ce55" style:family="table-cell" style:parent-style-name="Default">
      <style:table-cell-properties fo:background-color="transparent" fo:padding="0.071cm"/>
      <style:text-properties style:use-window-font-color="true" style:text-outline="false" style:text-line-through-style="none" style:text-line-through-type="none" style:font-name="Arial Narrow"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Book Antiqua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5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Book Antiqu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padding="0.071cm"/>
      <style:text-properties style:use-window-font-color="true" style:text-outline="false" style:text-line-through-style="none" style:text-line-through-type="none" style:font-name="Book Antiqua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61"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Book Antiqu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Excel_5f_BuiltIn_5f_Comma" style:data-style-name="N123">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Excel_5f_BuiltIn_5f_Comma" style:data-style-name="N123">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6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Book Antiqu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fo:border-bottom="0.74pt solid #000000" style:diagonal-bl-tr="none" style:diagonal-tl-br="none" fo:border-left="none" fo:padding="0.071cm" fo:border-right="none" style:rotation-align="none" fo:border-top="none"/>
    </style:style>
    <style:style style:name="ce67"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5f_BuiltIn_5f_Comma" style:data-style-name="N12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Normal_5f_CAPEX_20_Cash_20_Flow_20_Template" style:data-style-name="N110">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Normal_5f_CAPEX_20_Cash_20_Flow_20_Template" style:data-style-name="N110">
      <style:table-cell-properties fo:padding="0.071c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Normal_5f_CAPEX_20_Cash_20_Flow_20_Template">
      <style:table-cell-properties fo:padding="0.071c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Normal_5f_CAPEX_20_Cash_20_Flow_20_Template" style:data-style-name="N110">
      <style:table-cell-properties fo:padding="0.071cm"/>
      <style:text-properties style:use-window-font-color="true" style:text-outline="false" style:text-line-through-style="none" style:text-line-through-type="none" style:font-name="Arial Narrow"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3" style:family="table-cell" style:parent-style-name="Normal_5f_CAPEX_20_Cash_20_Flow_20_Template" style:data-style-name="N110">
      <style:table-cell-properties style:glyph-orientation-vertical="0"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Normal_5f_CAPEX_20_Cash_20_Flow_20_Template" style:data-style-name="N110">
      <style:table-cell-properties fo:padding="0.071cm"/>
      <style:text-properties style:use-window-font-color="true" style:text-outline="false" style:text-line-through-style="none" style:text-line-through-type="none" style:font-name="Arial Narrow"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5" style:family="table-cell" style:parent-style-name="Normal_5f_CAPEX_20_Cash_20_Flow_20_Template" style:data-style-name="N110">
      <style:table-cell-properties fo:background-color="#c0c0c0" fo:padding="0.071cm"/>
      <style:text-properties style:use-window-font-color="true"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6" style:family="table-cell" style:parent-style-name="Normal_5f_CAPEX_20_Cash_20_Flow_20_Template" style:data-style-name="N110">
      <style:table-cell-properties fo:padding="0.071cm"/>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77" style:family="table-cell" style:parent-style-name="Normal_5f_CAPEX_20_Cash_20_Flow_20_Template" style:data-style-name="N110">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Normal_5f_CAPEX_20_Cash_20_Flow_20_Template" style:data-style-name="N110">
      <style:table-cell-properties fo:padding="0.071cm"/>
      <style:text-properties style:use-window-font-color="true"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9" style:family="table-cell" style:parent-style-name="Normal_5f_CAPEX_20_Cash_20_Flow_20_Template" style:data-style-name="N110">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Normal_5f_CAPEX_20_Cash_20_Flow_20_Template" style:data-style-name="N110">
      <style:table-cell-properties fo:background-color="#c0c0c0" fo:padding="0.071c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Normal_5f_CAPEX_20_Cash_20_Flow_20_Template" style:data-style-name="N110">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Normal_5f_CAPEX_20_Cash_20_Flow_20_Template" style:data-style-name="N110">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Normal_5f_CAPEX_20_Cash_20_Flow_20_Template" style:data-style-name="N11">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Excel_5f_BuiltIn_5f_Percent" style:data-style-name="N12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Normal_5f_CAPEX_20_Cash_20_Flow_20_Template" style:data-style-name="N10">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Normal_5f_CAPEX_20_Cash_20_Flow_20_Template" style:data-style-name="N110">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Normal_5f_CAPEX_20_Cash_20_Flow_20_Template" style:data-style-name="N110">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Normal_5f_CAPEX_20_Cash_20_Flow_20_Template" style:data-style-name="N1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Normal_5f_CAPEX_20_Cash_20_Flow_20_Template" style:data-style-name="N1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Normal_5f_ROI_20_Model">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Normal_5f_ROI_20_Model">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Excel_5f_BuiltIn_5f_Comma"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Normal_5f_CAPEX_20_Cash_20_Flow_20_Template" style:data-style-name="N110">
      <style:table-cell-properties style:diagonal-bl-tr="none" style:diagonal-tl-br="none" fo:border="none" fo:padding="0.071cm"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Normal_5f_CAPEX_20_Cash_20_Flow_20_Template">
      <style:table-cell-properties style:diagonal-bl-tr="none" style:diagonal-tl-br="none" fo:border="none" fo:padding="0.071cm"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Normal_5f_CAPEX_20_Cash_20_Flow_20_Template" style:data-style-name="N110">
      <style:table-cell-properties fo:padding="0.071cm"/>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Normal_5f_CAPEX_20_Cash_20_Flow_20_Template" style:data-style-name="N1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Normal_5f_CAPEX_20_Cash_20_Flow_20_Template" style:data-style-name="N110">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Normal_5f_CAPEX_20_Cash_20_Flow_20_Template" style:data-style-name="N110">
      <style:table-cell-properties fo:padding="0.071cm"/>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Normal_5f_CAPEX_20_Cash_20_Flow_20_Template">
      <style:table-cell-properties fo:padding="0.071cm"/>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03" style:family="table-cell" style:parent-style-name="Normal_5f_CAPEX_20_Cash_20_Flow_20_Template" style:data-style-name="N1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Normal_5f_CAPEX_20_Cash_20_Flow_20_Template" style:data-style-name="N1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05" style:family="table-cell" style:parent-style-name="Normal_5f_CAPEX_20_Cash_20_Flow_20_Template" style:data-style-name="N110">
      <style:table-cell-properties style:glyph-orientation-vertical="0" fo:border-bottom="none"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Normal_5f_CAPEX_20_Cash_20_Flow_20_Template" style:data-style-name="N110">
      <style:table-cell-properties fo:padding="0.071cm"/>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07" style:family="table-cell" style:parent-style-name="Normal_5f_CAPEX_20_Cash_20_Flow_20_Template">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Normal_5f_CAPEX_20_Cash_20_Flow_20_Template" style:data-style-name="N1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Comma_5f_CAPEX_20_Cash_20_Flow_20_Template" style:data-style-name="N12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Normal_5f_CAPEX_20_Cash_20_Flow_20_Template" style:data-style-name="N110">
      <style:table-cell-properties fo:background-color="#c0c0c0" fo:padding="0.071cm"/>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2" style:family="table-cell" style:parent-style-name="Normal_5f_CAPEX_20_Cash_20_Flow_20_Template" style:data-style-name="N1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Normal_5f_CAPEX_20_Cash_20_Flow_20_Template">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Normal_5f_CAPEX_20_Cash_20_Flow_20_Template" style:data-style-name="N1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15" style:family="table-cell" style:parent-style-name="Normal_5f_CAPEX_20_Cash_20_Flow_20_Template" style:data-style-name="N1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6" style:family="table-cell" style:parent-style-name="Normal_5f_CAPEX_20_Cash_20_Flow_20_Template" style:data-style-name="N11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7" style:family="table-cell" style:parent-style-name="Normal_5f_CAPEX_20_Cash_20_Flow_20_Template" style:data-style-name="N110">
      <style:table-cell-properties fo:border-bottom="0.74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Normal_5f_CAPEX_20_Cash_20_Flow_20_Template" style:data-style-name="N11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Normal_5f_CAPEX_20_Cash_20_Flow_20_Template" style:data-style-name="N110">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Normal_5f_CAPEX_20_Cash_20_Flow_20_Template" style:data-style-name="N110">
      <style:table-cell-properties fo:border-bottom="2.49pt double-thin #000000" style:border-line-width-bottom="0.018cm 0.053cm 0.018cm"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Normal_5f_CAPEX_20_Cash_20_Flow_20_Template" style:data-style-name="N110">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22" style:family="table-cell" style:parent-style-name="Normal_5f_CAPEX_20_Cash_20_Flow_20_Template" style:data-style-name="N123">
      <style:table-cell-properties fo:padding="0.071c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Normal_5f_CAPEX_20_Cash_20_Flow_20_Template" style:data-style-name="N110">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Normal_5f_CAPEX_20_Cash_20_Flow_20_Template" style:data-style-name="N1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Normal_5f_CAPEX_20_Cash_20_Flow_20_Template" style:data-style-name="N11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Excel_5f_BuiltIn_5f_Percent" style:data-style-name="N12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Normal_5f_CAPEX_20_Cash_20_Flow_20_Template" style:data-style-name="N11">
      <style:table-cell-properties fo:padding="0.071c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Normal_5f_CAPEX_20_Cash_20_Flow_20_Template" style:data-style-name="N10">
      <style:table-cell-properties fo:padding="0.071c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Normal_5f_CAPEX_20_Cash_20_Flow_20_Template">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Normal_5f_CAPEX_20_Cash_20_Flow_20_Template">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1" style:family="table-cell" style:parent-style-name="Normal_5f_CAPEX_20_Cash_20_Flow_20_Template" style:data-style-name="N126">
      <style:table-cell-properties fo:padding="0.071c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Comma_5f_CAPEX_20_Cash_20_Flow_20_Template" style:data-style-name="N123">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Normal_5f_CAPEX_20_Cash_20_Flow_20_Template" style:data-style-name="N110">
      <style:table-cell-properties fo:background-color="transparent" fo:padding="0.071c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Normal_5f_CAPEX_20_Cash_20_Flow_20_Template" style:data-style-name="N110">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Normal_5f_CAPEX_20_Cash_20_Flow_20_Template">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6" style:family="table-cell" style:parent-style-name="Normal_5f_CAPEX_20_Cash_20_Flow_20_Template">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7" style:family="table-cell" style:parent-style-name="Normal_5f_CAPEX_20_Cash_20_Flow_20_Template" style:data-style-name="N110">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Normal_5f_CAPEX_20_Cash_20_Flow_20_Template">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Normal_5f_CAPEX_20_Cash_20_Flow_20_Template">
      <style:table-cell-properties style:diagonal-bl-tr="none" style:diagonal-tl-br="none" fo:border="none" fo:padding="0.071cm"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Normal_5f_CAPEX_20_Cash_20_Flow_20_Template">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1" style:family="table-cell" style:parent-style-name="Normal_5f_CAPEX_20_Cash_20_Flow_20_Template" style:data-style-name="N110">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2" style:family="table-cell" style:parent-style-name="Excel_5f_BuiltIn_5f_Currency" style:data-style-name="N12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Normal_5f_CAPEX_20_Cash_20_Flow_20_Template" style:data-style-name="N10">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Normal_5f_CAPEX_20_Cash_20_Flow_20_Template" style:data-style-name="N126">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5" style:family="table-cell" style:parent-style-name="Normal_5f_CAPEX_20_Cash_20_Flow_20_Template" style:data-style-name="N110">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Normal_5f_CAPEX_20_Cash_20_Flow_20_Template" style:data-style-name="N1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47" style:family="table-cell" style:parent-style-name="Normal_5f_CAPEX_20_Cash_20_Flow_20_Template" style:data-style-name="N1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48" style:family="table-cell" style:parent-style-name="Normal_5f_CAPEX_20_Cash_20_Flow_20_Template" style:data-style-name="N1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Normal_5f_CAPEX_20_Cash_20_Flow_20_Template" style:data-style-name="N110">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50" style:family="table-cell" style:parent-style-name="Normal_5f_CAPEX_20_Cash_20_Flow_20_Template" style:data-style-name="N110">
      <style:table-cell-properties fo:border-bottom="2.49pt double-thin #000000" style:border-line-width-bottom="0.018cm 0.053cm 0.018cm"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table-cell-properties fo:padding="0.071cm"/>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data-style-name="N3">
      <style:table-cell-properties style:glyph-orientation-vertical="0" fo:background-color="#c0c0c0" style:diagonal-bl-tr="none" style:diagonal-tl-br="none" style:text-align-source="fix" style:repeat-content="false" fo:wrap-option="no-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53" style:family="table-cell" style:parent-style-name="Default" style:data-style-name="N100">
      <style:table-cell-properties style:glyph-orientation-vertical="0" fo:background-color="#ffffff"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4" style:family="table-cell" style:parent-style-name="Default" style:data-style-name="N3">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5" style:family="table-cell" style:parent-style-name="Default" style:data-style-name="N3">
      <style:table-cell-properties style:glyph-orientation-vertical="0" fo:background-color="#ffffff"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6" style:family="table-cell" style:parent-style-name="Default">
      <style:table-cell-properties fo:border-bottom="2.49pt solid #000000"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table-cell-properties fo:padding="0.071cm"/>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padding="0.071cm"/>
      <style:text-properties style:use-window-font-color="true"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9" style:family="table-cell" style:parent-style-name="Default">
      <style:table-cell-properties fo:padding="0.071cm"/>
      <style:text-properties style:use-window-font-color="true" style:text-outline="false" style:text-line-through-style="none" style:text-line-through-typ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6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data-style-name="N100">
      <style:table-cell-properties style:glyph-orientation-vertical="0" fo:background-color="#c0c0c0" style:diagonal-bl-tr="none" style:diagonal-tl-br="none" style:text-align-source="fix" style:repeat-content="false" fo:wrap-option="no-wrap" fo:border="0.74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fo:color="#ff0000" style:text-outline="false" style:text-line-through-style="none" style:text-line-through-type="none" style:font-name="Arial Narrow"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62"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fo:color="#ff0000"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3" style:family="table-cell" style:parent-style-name="Default">
      <style:table-cell-properties fo:border-bottom="2.49pt solid #000000" style:diagonal-bl-tr="none" style:diagonal-tl-br="none" fo:border-left="none" fo:padding="0.071cm" fo:border-right="none" style:rotation-align="none" fo:border-top="2.49pt solid #000000"/>
      <style:text-properties fo:color="#800000"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5"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800000" style:text-outline="false" style:text-line-through-style="none" style:text-line-through-type="none" style:font-name="Arial Narrow"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66"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800000"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7"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8" style:family="table-cell" style:parent-style-name="Default" style:data-style-name="N3">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fo:color="#800000"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9" style:family="table-cell" style:parent-style-name="Default" style:data-style-name="N3">
      <style:table-cell-properties style:glyph-orientation-vertical="0" fo:border-bottom="2.49pt solid #000000" fo:background-color="#ffffff"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2.49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0" style:family="table-cell" style:parent-style-name="Default" style:data-style-name="N3">
      <style:table-cell-properties style:glyph-orientation-vertical="0" fo:border-bottom="0.74pt solid #000000" style:diagonal-bl-tr="none" style:diagonal-tl-br="none" style:text-align-source="fix" style:repeat-content="false" fo:background-color="transparent" fo:wrap-option="no-wrap" fo:border-left="2.49pt solid #000000" style:direction="ltr" fo:padding="0.071cm" fo:border-right="0.74pt solid #000000" style:rotation-angle="0" style:rotation-align="none" style:shrink-to-fit="false" fo:border-top="2.49pt solid #000000" style:vertical-align="top" loext:vertical-justify="auto"/>
      <style:paragraph-properties fo:text-align="start" css3t:text-justify="auto" fo:margin-left="0cm" style:writing-mode="page"/>
      <style:text-properties fo:color="#800000" style:text-outline="false" style:text-line-through-style="none" style:text-line-through-type="none" style:font-name="Arial Narrow"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71" style:family="table-cell" style:parent-style-name="Excel_5f_BuiltIn_5f_Currency" style:data-style-name="N122">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2.49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2" style:family="table-cell" style:parent-style-name="Default">
      <style:table-cell-properties fo:border-bottom="non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data-style-name="N122">
      <style:table-cell-properties fo:border-bottom="2.49pt solid #000000" style:diagonal-bl-tr="none" style:diagonal-tl-br="none" fo:border-left="2.49pt solid #000000" fo:padding="0.071cm" fo:border-right="0.74pt solid #000000" style:rotation-align="none" fo:border-top="2.49pt solid #000000"/>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4" style:family="table-cell" style:parent-style-name="Default" style:data-style-name="N122">
      <style:table-cell-properties fo:padding="0.071cm"/>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table-cell-properties fo:padding="0.071cm"/>
      <style:text-properties fo:color="#ff0000" style:text-outline="false" style:text-line-through-style="none" style:text-line-through-typ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6" style:family="table-cell" style:parent-style-name="Default" style:data-style-name="N128">
      <style:table-cell-properties style:cell-protect="none" style:print-content="true" fo:padding="0.071cm"/>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data-style-name="N3">
      <style:table-cell-properties style:glyph-orientation-vertical="0" fo:border-bottom="2.49pt solid #000000" fo:background-color="#ff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2.49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8" style:family="table-cell" style:parent-style-name="Default">
      <style:table-cell-properties fo:border-bottom="0.74pt solid #000000" style:diagonal-bl-tr="none" style:diagonal-tl-br="none" fo:border-left="0.74pt solid #000000" fo:padding="0.071cm" fo:border-right="0.74pt solid #000000" style:rotation-align="none" fo:border-top="2.49pt solid #000000"/>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Excel_5f_BuiltIn_5f_Currency" style:data-style-name="N122">
      <style:table-cell-properties style:glyph-orientation-vertical="0" style:cell-protect="protected" style:print-content="true"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0"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1"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fo:padding="0.071cm"/>
      <style:text-properties style:use-window-font-color="true" style:text-outline="false" style:text-line-through-style="none" style:text-line-through-type="none" style:font-name="Arial Narrow"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83" style:family="table-cell" style:parent-style-name="Default" style:data-style-name="N2">
      <style:table-cell-properties fo:padding="0.071cm"/>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data-style-name="N3">
      <style:table-cell-properties style:glyph-orientation-vertical="0" fo:border-bottom="2.49pt solid #000000" fo:background-color="#ffffff" style:diagonal-bl-tr="none" style:diagonal-tl-br="none" style:text-align-source="fix" style:repeat-content="false" fo:wrap-option="wrap" fo:border-left="0.74pt solid #000000" style:direction="ltr" fo:padding="0.071cm" fo:border-right="2.49pt solid #000000" style:rotation-angle="0" style:rotation-align="none" style:shrink-to-fit="false" fo:border-top="2.49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5" style:family="table-cell" style:parent-style-name="Default">
      <style:table-cell-properties fo:border-bottom="0.74pt solid #000000" style:diagonal-bl-tr="none" style:diagonal-tl-br="none" fo:border-left="0.74pt solid #000000" fo:padding="0.071cm" fo:border-right="2.49pt solid #000000" style:rotation-align="none" fo:border-top="2.49pt solid #000000"/>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0.74pt solid #000000" style:diagonal-bl-tr="none" style:diagonal-tl-br="none" fo:border-left="0.74pt solid #000000" fo:padding="0.071cm" fo:border-right="2.49pt solid #000000" style:rotation-align="none" fo:border-top="0.74pt solid #000000"/>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order-bottom="non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Excel_5f_BuiltIn_5f_Currency" style:data-style-name="N122">
      <style:table-cell-properties style:glyph-orientation-vertical="0" fo:border-bottom="2.49pt solid #000000" style:cell-protect="protected" style:print-content="true" style:diagonal-bl-tr="none" style:diagonal-tl-br="none" style:text-align-source="value-type" style:repeat-content="false" fo:background-color="transparent" fo:wrap-option="no-wrap" fo:border-left="0.74pt solid #000000" style:direction="ltr" fo:padding="0.071cm" fo:border-right="2.49pt solid #000000" style:rotation-angle="0" style:rotation-align="none" style:shrink-to-fit="false" fo:border-top="2.49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9" style:family="table-cell" style:parent-style-name="Default">
      <style:table-cell-properties fo:padding="0.071cm"/>
      <style:text-properties style:use-window-font-color="true" style:text-outline="false" style:text-line-through-style="none" style:text-line-through-type="none" style:font-name="Arial Narrow"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0" style:family="table-cell" style:parent-style-name="Default">
      <style:table-cell-properties fo:background-color="#c0c0c0" fo:padding="0.071cm"/>
      <style:text-properties style:use-window-font-color="true"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data-style-name="N2">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style:glyph-orientation-vertical="0" fo:border-bottom="1.76pt solid #000000" fo:background-color="#969696"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4" style:family="table-cell" style:parent-style-name="Default">
      <style:table-cell-properties fo:border-bottom="none"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order-bottom="none"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Excel_5f_BuiltIn_5f_Currency" style:data-style-name="N12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fo:padding="0.071cm"/>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9" style:family="table-cell" style:parent-style-name="Default">
      <style:table-cell-properties fo:padding="0.071cm"/>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706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table-cell-properties style:glyph-orientation-vertical="0" fo:border-bottom="1.76pt solid #000000" fo:background-color="#969696"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order-bottom="none"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data-style-name="N1">
      <style:table-cell-properties fo:border-bottom="none"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Excel_5f_BuiltIn_5f_Percen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Excel_5f_BuiltIn_5f_Currency" style:data-style-name="N12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data-style-name="N126">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table-cell-properties style:glyph-orientation-vertical="0" fo:border-bottom="1.76pt solid #000000" fo:background-color="#969696"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Excel_5f_BuiltIn_5f_Comma" style:data-style-name="N12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Excel_5f_BuiltIn_5f_Comma" style:data-style-name="N12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Excel_5f_BuiltIn_5f_Currency" style:data-style-name="N122">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table-cell-properties style:glyph-orientation-vertical="0" fo:border-bottom="0.74pt solid #000000" fo:background-color="#969696"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Excel_5f_BuiltIn_5f_Currency" style:data-style-name="N122">
      <style:table-cell-properties style:glyph-orientation-vertical="0" style:cell-protect="protected" style:print-content="true"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table-cell-properties fo:padding="0.071cm"/>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7" style:family="table-cell" style:parent-style-name="Excel_5f_BuiltIn_5f_Currency" style:data-style-name="N122">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data-style-name="N122">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9" style:family="table-cell" style:parent-style-name="Default" style:data-style-name="N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0" style:family="table-cell" style:parent-style-name="Excel_5f_BuiltIn_5f_Currency" style:data-style-name="N122">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Excel_5f_BuiltIn_5f_Currency" style:data-style-name="N12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Default" style:data-style-name="N124">
      <style:table-cell-properties fo:padding="0.071cm"/>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Excel_5f_BuiltIn_5f_Currency" style:data-style-name="N122">
      <style:table-cell-properties style:glyph-orientation-vertical="0" fo:border-bottom="0.74pt solid #000000" fo:background-color="#969696"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5"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Default">
      <style:table-cell-properties style:glyph-orientation-vertical="0" fo:border-bottom="0.74pt solid #000000" fo:background-color="#969696"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Default" style:data-style-name="N32">
      <style:table-cell-properties fo:padding="0.071cm"/>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Default" style:data-style-name="N122">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data-style-name="N32">
      <style:table-cell-properties fo:padding="0.071cm"/>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1.058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3" style:family="table-cell" style:parent-style-name="Default">
      <style:table-cell-properties style:glyph-orientation-vertical="0" fo:border-bottom="0.74pt solid #000000" fo:background-color="#969696"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data-style-name="N12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data-style-name="N1">
      <style:table-cell-properties fo:padding="0.071cm"/>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6" style:family="table-cell" style:parent-style-name="Excel_5f_BuiltIn_5f_Currency" style:data-style-name="N11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116">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data-style-name="N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table-cell-properties fo:background-color="transparent" fo:padding="0.071cm"/>
      <style:text-properties style:use-window-font-color="true"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1" style:family="table-cell" style:parent-style-name="Default" style:data-style-name="N3">
      <style:table-cell-properties style:glyph-orientation-vertical="0" fo:border-bottom="0.74pt solid #000000" fo:background-color="#969696"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3" style:family="table-cell" style:parent-style-name="Default" style:data-style-name="N3">
      <style:table-cell-properties style:glyph-orientation-vertical="0" fo:border-bottom="0.74pt solid #000000" fo:background-color="#969696"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5" style:family="table-cell" style:parent-style-name="Default" style:data-style-name="N3">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Default" style:data-style-name="N3">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data-style-name="N10">
      <style:table-cell-properties fo:padding="0.071cm"/>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8" style:family="table-cell" style:parent-style-name="Default">
      <style:table-cell-properties fo:padding="0.071cm"/>
      <style:text-properties style:use-window-font-color="true"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0" style:family="table-cell" style:parent-style-name="Default">
      <style:table-cell-properties fo:background-color="transparent" fo:padding="0.071cm"/>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2" style:family="table-cell" style:parent-style-name="Default" style:data-style-name="N3">
      <style:table-cell-properties fo:padding="0.071cm"/>
      <style:text-properties style:use-window-font-color="true"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3"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Excel_5f_BuiltIn_5f_Currency" style:data-style-name="N12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5" style:family="table-cell" style:parent-style-name="Default" style:data-style-name="N126">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6"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7" style:family="table-cell" style:parent-style-name="Default">
      <style:table-cell-properties fo:padding="0.071cm"/>
      <style:text-properties style:use-window-font-color="true" style:text-outline="false" style:text-line-through-style="none" style:text-line-through-type="none" style:font-name="Arial Narrow"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25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0" style:family="table-cell" style:parent-style-name="Default">
      <style:table-cell-properties fo:background-color="#969696" fo:padding="0.071cm"/>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1" style:family="table-cell" style:parent-style-name="Default">
      <style:table-cell-properties style:glyph-orientation-vertical="0" fo:border-bottom="0.74pt solid #000000" fo:background-color="#969696"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2" style:family="table-cell" style:parent-style-name="Default">
      <style:table-cell-properties fo:border-bottom="0.74pt solid #000000" fo:background-color="#969696"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3" style:family="table-cell" style:parent-style-name="Excel_5f_BuiltIn_5f_Currency" style:data-style-name="N12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5"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268"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9" style:family="table-cell" style:parent-style-name="Default" style:data-style-name="N3">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Narrow"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70"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3" style:family="table-cell" style:parent-style-name="Default">
      <style:table-cell-properties fo:border-bottom="0.74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4" style:family="table-cell" style:parent-style-name="Default">
      <style:table-cell-properties fo:border-bottom="0.74pt solid #000000"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5" style:family="table-cell" style:parent-style-name="Normal_5f_ROI_20_Model">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6" style:family="table-cell" style:parent-style-name="Default">
      <style:table-cell-properties fo:border-bottom="0.74pt solid #000000"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7" style:family="table-cell" style:parent-style-name="Default" style:data-style-name="N3">
      <style:table-cell-properties fo:padding="0.071cm"/>
      <style:text-properties style:use-window-font-color="true" style:text-outline="false" style:text-line-through-style="none" style:text-line-through-type="none" style:font-name="Arial Narrow"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78"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9" style:family="table-cell" style:parent-style-name="Excel_5f_BuiltIn_5f_Percent">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0" style:family="table-cell" style:parent-style-name="Excel_5f_BuiltIn_5f_Currency">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1" style:family="table-cell" style:parent-style-name="Default">
      <style:table-cell-properties fo:border-bottom="none" style:diagonal-bl-tr="none" style:diagonal-tl-br="none" fo:border-left="none" fo:padding="0.071cm" fo:border-right="0.74pt solid #000000" style:rotation-align="none" fo:border-top="non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2" style:family="table-cell" style:parent-style-name="Excel_5f_BuiltIn_5f_Percen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3" style:family="table-cell" style:parent-style-name="Excel_5f_BuiltIn_5f_Percent">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4"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5" style:family="table-cell" style:parent-style-name="Default" style:data-style-name="N1">
      <style:table-cell-properties fo:padding="0.071cm"/>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6" style:family="table-cell" style:parent-style-name="Default">
      <style:table-cell-properties fo:background-color="#c0c0c0" fo:padding="0.071cm"/>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7" style:family="table-cell" style:parent-style-name="Excel_5f_BuiltIn_5f_Percent">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8" style:family="table-cell" style:parent-style-name="Normal_5f_ROI_20_Model">
      <style:table-cell-properties fo:padding="0.071c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9" style:family="table-cell" style:parent-style-name="Default">
      <style:table-cell-properties fo:padding="0.071cm"/>
      <style:text-properties style:use-window-font-color="true" style:text-outline="false" style:text-line-through-style="none" style:text-line-through-type="none" style:font-name="Arial Narrow"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0" style:family="table-cell" style:parent-style-name="Excel_5f_BuiltIn_5f_Currency" style:data-style-name="N122">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1" style:family="table-cell" style:parent-style-name="Default" style:data-style-name="N10">
      <style:table-cell-properties fo:border-bottom="1.76pt solid #000000"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2" style:family="table-cell" style:parent-style-name="Default">
      <style:table-cell-properties fo:border-bottom="none" style:diagonal-bl-tr="none" style:diagonal-tl-br="none" fo:border-left="0.74pt solid #000000" fo:padding="0.071cm" fo:border-right="none" style:rotation-align="none" fo:border-top="0.74pt solid #000000"/>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3" style:family="table-cell" style:parent-style-name="Default">
      <style:table-cell-properties style:glyph-orientation-vertical="0" fo:border-bottom="1.76pt solid #000000" fo:background-color="#969696"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4" style:family="table-cell" style:parent-style-name="Excel_5f_BuiltIn_5f_Currency" style:data-style-name="N122">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5" style:family="table-cell" style:parent-style-name="Default" style:data-style-name="N116">
      <style:table-cell-properties fo:border-bottom="none"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6" style:family="table-cell" style:parent-style-name="Default" style:data-style-name="N116">
      <style:table-cell-properties fo:border-bottom="0.74pt solid #000000"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7" style:family="table-cell" style:parent-style-name="Default" style:data-style-name="N122">
      <style:table-cell-properties fo:padding="0.071cm"/>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8" style:family="table-cell" style:parent-style-name="Default" style:data-style-name="N10">
      <style:table-cell-properties fo:border-bottom="1.76pt solid #000000" style:diagonal-bl-tr="none" style:diagonal-tl-br="none" fo:background-color="transparent"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9" style:family="table-cell" style:parent-style-name="Excel_5f_BuiltIn_5f_Percent">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0" style:family="table-cell" style:parent-style-name="Default">
      <style:table-cell-properties fo:border-bottom="1.76pt solid #000000" fo:background-color="#969696"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1" style:family="table-cell" style:parent-style-name="Default">
      <style:table-cell-properties fo:border-bottom="0.74pt solid #000000"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3"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4" style:family="table-cell" style:parent-style-name="Default" style:data-style-name="N122">
      <style:table-cell-properties fo:border-bottom="1.76pt solid #000000"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5" style:family="table-cell" style:parent-style-name="Default" style:data-style-name="N1">
      <style:table-cell-properties fo:border-bottom="none" style:diagonal-bl-tr="none" style:diagonal-tl-br="none" fo:border-left="none" fo:padding="0.071cm" fo:border-right="0.74pt solid #000000" style:rotation-align="none" fo:border-top="0.74pt solid #000000"/>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6" style:family="table-cell" style:parent-style-name="Default" style:data-style-name="N10">
      <style:table-cell-properties fo:border-bottom="1.76pt solid #000000" style:diagonal-bl-tr="none" style:diagonal-tl-br="none" fo:background-color="transparent" fo:border-left="0.74pt solid #000000" fo:padding="0.071cm" fo:border-right="1.76pt solid #000000" style:rotation-align="none" fo:border-top="0.74pt solid #000000"/>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7" style:family="table-cell" style:parent-style-name="Default" style:data-style-name="N10">
      <style:table-cell-properties fo:border-bottom="1.76pt solid #000000" style:diagonal-bl-tr="none" style:diagonal-tl-br="none" fo:border-left="0.74pt solid #000000" fo:padding="0.071cm" fo:border-right="1.76pt solid #000000" style:rotation-align="none" fo:border-top="0.74pt solid #000000"/>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8" style:family="table-cell" style:parent-style-name="Default" style:data-style-name="N122">
      <style:table-cell-properties fo:border-bottom="1.76pt solid #000000" style:diagonal-bl-tr="none" style:diagonal-tl-br="none" fo:border-left="0.74pt solid #000000" fo:padding="0.071cm" fo:border-right="1.76pt solid #000000" style:rotation-align="none" fo:border-top="0.74pt solid #000000"/>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9" style:family="table-cell" style:parent-style-name="Default">
      <style:table-cell-properties style:glyph-orientation-vertical="0" fo:background-color="#969696"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0" style:family="table-cell" style:parent-style-name="Default" style:data-style-name="N122">
      <style:table-cell-properties style:glyph-orientation-vertical="0" fo:border-bottom="non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1" style:family="table-cell" style:parent-style-name="Excel_5f_BuiltIn_5f_Currency" style:data-style-name="N12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2" style:family="table-cell" style:parent-style-name="Excel_5f_BuiltIn_5f_Currency" style:data-style-name="N12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3" style:family="table-cell" style:parent-style-name="Default">
      <style:table-cell-properties style:glyph-orientation-vertical="0" fo:border-bottom="0.74pt solid #000000" fo:background-color="#969696"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4" style:family="table-cell" style:parent-style-name="Default" style:data-style-name="N122">
      <style:table-cell-properties fo:border-bottom="none"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5" style:family="table-cell" style:parent-style-name="Default" style:data-style-name="N122">
      <style:table-cell-properties fo:border-bottom="0.74pt solid #000000"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6" style:family="table-cell" style:parent-style-name="Excel_5f_BuiltIn_5f_Currency" style:data-style-name="N11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7" style:family="table-cell" style:parent-style-name="Default" style:data-style-name="N32">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9" style:family="table-cell" style:parent-style-name="Normal_5f_ROI_20_Model">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0" style:family="table-cell" style:parent-style-name="Normal_5f_ROI_20_Model">
      <style:table-cell-properties fo:padding="0.071cm"/>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1" style:family="table-cell" style:parent-style-name="Normal_5f_ROI_20_Model">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2" style:family="table-cell" style:parent-style-name="Normal_5f_ROI_20_Model">
      <style:table-cell-properties fo:padding="0.071cm"/>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23" style:family="table-cell" style:parent-style-name="Normal_5f_ROI_20_Model">
      <style:table-cell-properties fo:padding="0.071cm"/>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24" style:family="table-cell" style:parent-style-name="Normal_5f_ROI_20_Model">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5" style:family="table-cell" style:parent-style-name="Normal_5f_ROI_20_Model">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6" style:family="table-cell" style:parent-style-name="Normal_5f_ROI_20_Model">
      <style:table-cell-properties style:glyph-orientation-vertical="0" fo:border-bottom="0.74pt solid #000000" fo:background-color="#c0c0c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7" style:family="table-cell" style:parent-style-name="Normal_5f_ROI_20_Model">
      <style:table-cell-properties style:glyph-orientation-vertical="0" fo:border-bottom="none" fo:background-color="#ffff99"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28" style:family="table-cell" style:parent-style-name="Normal_5f_ROI_20_Model" style:data-style-name="N0">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9" style:family="table-cell" style:parent-style-name="Normal_5f_ROI_20_Model" style:data-style-name="N0">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30" style:family="table-cell" style:parent-style-name="Normal_5f_ROI_20_Model">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1" style:family="table-cell" style:parent-style-name="Normal_5f_ROI_20_Model">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32" style:family="table-cell" style:parent-style-name="Normal_5f_ROI_20_Model">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3" style:family="table-cell" style:parent-style-name="Normal_5f_ROI_20_Model">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4" style:family="table-cell" style:parent-style-name="Normal_5f_ROI_20_Model">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5" style:family="table-cell" style:parent-style-name="Normal_5f_ROI_20_Model">
      <style:table-cell-properties style:glyph-orientation-vertical="0" fo:background-color="#c0c0c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6" style:family="table-cell" style:parent-style-name="Normal_5f_ROI_20_Model">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0.74pt solid #000000" style:rotation-angle="0" style:rotation-align="none" style:shrink-to-fit="false" fo:border-top="1.76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7" style:family="table-cell" style:parent-style-name="Normal_5f_ROI_20_Model">
      <style:table-cell-properties style:glyph-orientation-vertical="0" fo:border-bottom="0.74pt solid #000000" fo:background-color="#c0c0c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8" style:family="table-cell" style:parent-style-name="Normal_5f_ROI_20_Model">
      <style:table-cell-properties style:glyph-orientation-vertical="0" fo:background-color="#ffff99"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39" style:family="table-cell" style:parent-style-name="Normal_5f_ROI_20_Model">
      <style:table-cell-properties style:glyph-orientation-vertical="0" fo:border-bottom="none"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0" style:family="table-cell" style:parent-style-name="Normal_5f_ROI_20_Model">
      <style:table-cell-properties style:glyph-orientation-vertical="0" fo:border-bottom="none"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1" style:family="table-cell" style:parent-style-name="Normal_5f_ROI_20_Model">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42" style:family="table-cell" style:parent-style-name="Normal_5f_ROI_20_Model">
      <style:table-cell-properties style:glyph-orientation-vertical="0" fo:border-bottom="1.76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3" style:family="table-cell" style:parent-style-name="Normal_5f_ROI_20_Model">
      <style:table-cell-properties style:glyph-orientation-vertical="0" fo:border-bottom="none" fo:background-color="#ffff99"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44" style:family="table-cell" style:parent-style-name="Normal_5f_ROI_20_Model">
      <style:table-cell-properties style:glyph-orientation-vertical="0" fo:border-bottom="1.76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5" style:family="table-cell" style:parent-style-name="Normal_5f_ROI_20_Model">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6" style:family="table-cell" style:parent-style-name="Excel_5f_BuiltIn_5f_Comma" style:data-style-name="N123">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7" style:family="table-cell" style:parent-style-name="Default">
      <style:table-cell-properties fo:border-bottom="0.74pt solid #000000" fo:background-color="#969696"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8" style:family="table-cell" style:parent-style-name="Normal_5f_ROI_20_Model">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Excel_5f_BuiltIn_5f_Currency" style:data-style-name="N122">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1.76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0" style:family="table-cell" style:parent-style-name="Excel_5f_BuiltIn_5f_Comma" style:data-style-name="N123">
      <style:table-cell-properties style:glyph-orientation-vertical="0" fo:border-bottom="0.74pt solid #000000" fo:background-color="#c0c0c0"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1" style:family="table-cell" style:parent-style-name="Excel_5f_BuiltIn_5f_Comma" style:data-style-name="N123">
      <style:table-cell-properties style:glyph-orientation-vertical="0" fo:background-color="#ffff99"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Excel_5f_BuiltIn_5f_Comma" style:data-style-name="N12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Excel_5f_BuiltIn_5f_Percent">
      <style:table-cell-properties style:glyph-orientation-vertical="0" fo:border-bottom="none" fo:background-color="#c0c0c0" style:cell-protect="protected" style:print-content="tru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Excel_5f_BuiltIn_5f_Currency" style:data-style-name="N122">
      <style:table-cell-properties style:glyph-orientation-vertical="0" fo:border-bottom="none" fo:background-color="#c0c0c0" style:cell-protect="protected" style:print-content="tru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5" style:family="table-cell" style:parent-style-name="Excel_5f_BuiltIn_5f_Comma" style:data-style-name="N123">
      <style:table-cell-properties style:glyph-orientation-vertical="0" fo:border-bottom="none" fo:background-color="#c0c0c0" style:cell-protect="protected" style:print-content="tru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Excel_5f_BuiltIn_5f_Comma" style:data-style-name="N12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57" style:family="table-cell" style:parent-style-name="Normal_5f_ROI_20_Model">
      <style:table-cell-properties fo:border-bottom="none" style:diagonal-bl-tr="none" style:diagonal-tl-br="none" fo:border-left="none" fo:padding="0.071cm" fo:border-right="0.74pt solid #000000" style:rotation-align="none" fo:border-top="none"/>
      <style:text-properties fo:color="#ff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Normal_5f_ROI_20_Model">
      <style:table-cell-properties fo:border-bottom="0.74pt solid #000000" style:diagonal-bl-tr="none" style:diagonal-tl-br="none" fo:border-left="none" fo:padding="0.071cm" fo:border-right="0.74pt solid #000000" style:rotation-align="none" fo:border-top="none"/>
      <style:text-properties fo:color="#ff0000"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59" style:family="table-cell" style:parent-style-name="Excel_5f_BuiltIn_5f_Comma" style:data-style-name="N123">
      <style:table-cell-properties style:glyph-orientation-vertical="0" fo:border-bottom="none" fo:background-color="#c0c0c0" style:cell-protect="protected" style:print-content="tru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Excel_5f_BuiltIn_5f_Currency" style:data-style-name="N122">
      <style:table-cell-properties style:glyph-orientation-vertical="0" fo:border-bottom="none" fo:background-color="#c0c0c0" style:cell-protect="protected" style:print-content="tru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1" style:family="table-cell" style:parent-style-name="Normal_5f_ROI_20_Model">
      <style:table-cell-properties fo:border-bottom="0.74pt solid #000000" style:diagonal-bl-tr="none" style:diagonal-tl-br="none" fo:border-left="none" fo:padding="0.071cm" fo:border-right="0.74pt solid #000000" style:rotation-align="none" fo:border-top="none"/>
      <style:text-properties fo:color="#ff0000"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62" style:family="table-cell" style:parent-style-name="Excel_5f_BuiltIn_5f_Comma" style:data-style-name="N123">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3" style:family="table-cell" style:parent-style-name="Excel_5f_BuiltIn_5f_Comma" style:data-style-name="N123">
      <style:table-cell-properties style:glyph-orientation-vertical="0" fo:border-bottom="none" fo:background-color="#ffff99" style:cell-protect="protected" style:print-content="tru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4" style:family="table-cell" style:parent-style-name="Normal_5f_ROI_20_Model">
      <style:table-cell-properties fo:border-bottom="none" fo:background-color="#c0c0c0" style:diagonal-bl-tr="none" style:diagonal-tl-br="none" fo:border-left="none" fo:padding="0.071cm" fo:border-right="0.74pt solid #000000" style:rotation-align="none" fo:border-top="none"/>
      <style:text-properties fo:color="#ff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5" style:family="table-cell" style:parent-style-name="Excel_5f_BuiltIn_5f_Percent">
      <style:table-cell-properties style:glyph-orientation-vertical="0" fo:border-bottom="none" fo:background-color="#c0c0c0" style:cell-protect="protected" style:print-content="tru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6" style:family="table-cell" style:parent-style-name="Excel_5f_BuiltIn_5f_Currency">
      <style:table-cell-properties style:glyph-orientation-vertical="0" fo:border-bottom="none" fo:background-color="#c0c0c0" style:cell-protect="protected" style:print-content="tru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7" style:family="table-cell" style:parent-style-name="Normal_5f_ROI_20_Model" style:data-style-name="N110">
      <style:table-cell-properties fo:border-bottom="none" fo:background-color="#c0c0c0"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8" style:family="table-cell" style:parent-style-name="Normal_5f_ROI_20_Model">
      <style:table-cell-properties fo:border-bottom="0.74pt solid #000000"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69" style:family="table-cell" style:parent-style-name="Excel_5f_BuiltIn_5f_Comma" style:data-style-name="N123">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0" style:family="table-cell" style:parent-style-name="Excel_5f_BuiltIn_5f_Comma" style:data-style-name="N123">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1.76pt solid #000000" style:vertical-align="automatic" loext:vertical-justify="auto"/>
      <style:paragraph-properties css3t:text-justify="auto" fo:margin-left="0cm" style:writing-mode="page"/>
      <style:text-properties fo:color="#0000ff"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1" style:family="table-cell" style:parent-style-name="Excel_5f_BuiltIn_5f_Comma" style:data-style-name="N12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2" style:family="table-cell" style:parent-style-name="Excel_5f_BuiltIn_5f_Currency" style:data-style-name="N12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3" style:family="table-cell" style:parent-style-name="Excel_5f_BuiltIn_5f_Currency" style:data-style-name="N12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74" style:family="table-cell" style:parent-style-name="Normal_5f_ROI_20_Model" style:data-style-name="N122">
      <style:table-cell-properties fo:border-bottom="1.76pt solid #000000" style:diagonal-bl-tr="none" style:diagonal-tl-br="none" fo:border-left="none" fo:padding="0.071cm" fo:border-right="0.74pt solid #000000" style:rotation-align="none" fo:border-top="1.76pt solid #000000"/>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5" style:family="table-cell" style:parent-style-name="Normal_5f_ROI_20_Model">
      <style:table-cell-properties fo:background-color="#ffff99" style:diagonal-bl-tr="none" style:diagonal-tl-br="none" fo:border="none" fo:padding="0.071cm"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6" style:family="table-cell" style:parent-style-name="Excel_5f_BuiltIn_5f_Currency" style:data-style-name="N122">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7" style:family="table-cell" style:parent-style-name="Normal_5f_ROI_20_Model">
      <style:table-cell-properties fo:border-bottom="none"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8" style:family="table-cell" style:parent-style-name="Excel_5f_BuiltIn_5f_Currency" style:data-style-name="N122">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79" style:family="table-cell" style:parent-style-name="Excel_5f_BuiltIn_5f_Currency" style:data-style-name="N122">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80" style:family="table-cell" style:parent-style-name="Excel_5f_BuiltIn_5f_Currency" style:data-style-name="N122">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81" style:family="table-cell" style:parent-style-name="Excel_5f_BuiltIn_5f_Currency" style:data-style-name="N122">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382" style:family="table-cell" style:parent-style-name="Normal_5f_ROI_20_Model">
      <style:table-cell-properties fo:border-bottom="none" fo:background-color="#ffff99"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3" style:family="table-cell" style:parent-style-name="Excel_5f_BuiltIn_5f_Percen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4" style:family="table-cell" style:parent-style-name="Excel_5f_BuiltIn_5f_Currency" style:data-style-name="N122">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85" style:family="table-cell" style:parent-style-name="Normal_5f_ROI_20_Model" style:data-style-name="N122">
      <style:table-cell-properties style:diagonal-bl-tr="none" style:diagonal-tl-br="none" fo:border="none" fo:padding="0.071cm" style:rotation-align="non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6" style:family="table-cell" style:parent-style-name="Normal_5f_ROI_20_Model">
      <style:table-cell-properties style:diagonal-bl-tr="none" style:diagonal-tl-br="none" fo:border="none" fo:padding="0.071cm"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7" style:family="table-cell" style:parent-style-name="Excel_5f_BuiltIn_5f_Currency" style:data-style-name="N12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8" style:family="table-cell" style:parent-style-name="Normal_5f_ROI_20_Model" style:data-style-name="N123">
      <style:table-cell-properties style:diagonal-bl-tr="none" style:diagonal-tl-br="none" fo:border="none" fo:padding="0.071cm"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9" style:family="table-cell" style:parent-style-name="Excel_5f_BuiltIn_5f_Currency" style:data-style-name="N122">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90" style:family="table-cell" style:parent-style-name="Excel_5f_BuiltIn_5f_Currency" style:data-style-name="N12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91" style:family="table-cell" style:parent-style-name="Excel_5f_BuiltIn_5f_Percent" style:data-style-name="N1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2" style:family="table-cell" style:parent-style-name="Excel_5f_BuiltIn_5f_Currency" style:data-style-name="N11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3"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4"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5" style:family="table-cell" style:parent-style-name="Excel_5f_BuiltIn_5f_Currency" style:data-style-name="N122">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96" style:family="table-cell" style:parent-style-name="Normal_5f_ROI_20_Model" style:data-style-name="N122">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7" style:family="table-cell" style:parent-style-name="Normal_5f_ROI_20_Model" style:data-style-name="N10">
      <style:table-cell-properties style:diagonal-bl-tr="none" style:diagonal-tl-br="none" fo:border="none" fo:padding="0.071cm"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8" style:family="table-cell" style:parent-style-name="Normal_5f_ROI_20_Model" style:data-style-name="N122">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9" style:family="table-cell" style:parent-style-name="Normal_5f_ROI_20_Model" style:data-style-name="N122">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0" style:family="table-cell" style:parent-style-name="Normal_5f_ROI_20_Model">
      <style:table-cell-properties style:glyph-orientation-vertical="0" fo:border-bottom="0.74pt solid #000000" fo:background-color="#c0c0c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1" style:family="table-cell" style:parent-style-name="Normal_5f_ROI_20_Model">
      <style:table-cell-properties fo:border-bottom="none" fo:background-color="#ffff99"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02" style:family="table-cell" style:parent-style-name="Normal_5f_ROI_20_Model">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03" style:family="table-cell" style:parent-style-name="Normal_5f_ROI_20_Model" style:data-style-name="N122">
      <style:table-cell-properties fo:border-bottom="0.74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04" style:family="table-cell" style:parent-style-name="Excel_5f_BuiltIn_5f_Currency" style:data-style-name="N122">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0.74pt solid #000000" style:direction="ltr" fo:padding="0.071cm" fo:border-right="1.76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405" style:family="table-cell" style:parent-style-name="Excel_5f_BuiltIn_5f_Currency" style:data-style-name="N122">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06" style:family="table-cell" style:parent-style-name="Normal_5f_ROI_20_Model" style:data-style-name="N122">
      <style:table-cell-properties fo:border-bottom="1.76pt solid #000000" style:diagonal-bl-tr="none" style:diagonal-tl-br="none" fo:border-left="none" fo:padding="0.071cm" fo:border-right="0.74pt solid #000000" style:rotation-align="none" fo:border-top="1.76pt solid #000000"/>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7" style:family="table-cell" style:parent-style-name="Excel_5f_BuiltIn_5f_Comma" style:data-style-name="N123">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08" style:family="table-cell" style:parent-style-name="Normal_5f_ROI_20_Model">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9" style:family="table-cell" style:parent-style-name="Normal_5f_ROI_20_Model">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10" style:family="table-cell" style:parent-style-name="Normal_5f_ROI_20_Model">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1" style:family="table-cell" style:parent-style-name="Normal_5f_ROI_20_Model">
      <style:table-cell-properties style:glyph-orientation-vertical="0" fo:border-bottom="none"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8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2" style:family="table-cell" style:parent-style-name="Normal_5f_ROI_20_Model">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80"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13" style:family="table-cell" style:parent-style-name="Normal_5f_ROI_20_Model">
      <style:table-cell-properties style:glyph-orientation-vertical="0" fo:border-bottom="1.76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fo:color="#000080"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4" style:family="table-cell" style:parent-style-name="Normal_5f_ROI_20_Model">
      <style:table-cell-properties style:glyph-orientation-vertical="0" fo:border-bottom="1.76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80"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5" style:family="table-cell" style:parent-style-name="Normal_5f_ROI_20_Model">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0.74pt solid #000000" style:rotation-angle="0" style:rotation-align="none" style:shrink-to-fit="false" fo:border-top="1.76pt solid #000000" style:vertical-align="automatic" loext:vertical-justify="auto"/>
      <style:paragraph-properties css3t:text-justify="auto" fo:margin-left="0cm" style:writing-mode="page"/>
      <style:text-properties fo:color="#000080"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6" style:family="table-cell" style:parent-style-name="Normal_5f_ROI_20_Model">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80"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7" style:family="table-cell" style:parent-style-name="Excel_5f_BuiltIn_5f_Comma" style:data-style-name="N10">
      <style:table-cell-properties style:glyph-orientation-vertical="0" fo:border-bottom="none" fo:background-color="#c0c0c0" style:cell-protect="protected" style:print-content="tru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8" style:family="table-cell" style:parent-style-name="Excel_5f_BuiltIn_5f_Currency" style:data-style-name="N122">
      <style:table-cell-properties style:glyph-orientation-vertical="0" fo:border-bottom="none" fo:background-color="#c0c0c0"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9" style:family="table-cell" style:parent-style-name="Excel_5f_BuiltIn_5f_Comma" style:data-style-name="N123">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1.76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0" style:family="table-cell" style:parent-style-name="Normal_5f_ROI_20_Model">
      <style:table-cell-properties fo:padding="0.071cm"/>
      <style:text-properties fo:color="#00008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1" style:family="table-cell" style:parent-style-name="Excel_5f_BuiltIn_5f_Currency" style:data-style-name="N122">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80"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22" style:family="table-cell" style:parent-style-name="Excel_5f_BuiltIn_5f_Currency" style:data-style-name="N122">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23" style:family="table-cell" style:parent-style-name="Excel_5f_BuiltIn_5f_Percen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4" style:family="table-cell" style:parent-style-name="Normal_5f_ROI_20_Model" style:data-style-name="N122">
      <style:table-cell-properties fo:border-bottom="none" style:diagonal-bl-tr="none" style:diagonal-tl-br="none" fo:border-left="none" fo:padding="0.071cm" fo:border-right="none" style:rotation-align="none" fo:border-top="1.76pt solid #000000"/>
      <style:text-properties fo:color="#000080"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5" style:family="table-cell" style:parent-style-name="Normal_5f_ROI_20_Model">
      <style:table-cell-properties style:diagonal-bl-tr="none" style:diagonal-tl-br="none" fo:border="none" fo:padding="0.071cm" style:rotation-align="none"/>
      <style:text-properties fo:color="#00008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6" style:family="table-cell" style:parent-style-name="Excel_5f_BuiltIn_5f_Currency" style:data-style-name="N12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80"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27" style:family="table-cell" style:parent-style-name="Excel_5f_BuiltIn_5f_Comma" style:data-style-name="N12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8" style:family="table-cell" style:parent-style-name="Normal_5f_ROI_20_Model">
      <style:table-cell-properties fo:border-bottom="none" style:diagonal-bl-tr="none" style:diagonal-tl-br="none" fo:border-left="none" fo:padding="0.071cm" fo:border-right="1.76pt solid #000000" style:rotation-align="none" fo:border-top="none"/>
      <style:text-properties fo:color="#000080"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2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3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4"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3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43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338cm" fo:min-width="2.586cm" fo:padding-top="0.056cm" fo:padding-bottom="0.056cm" fo:padding-left="0.056cm" fo:padding-right="0.056cm" fo:wrap-option="wrap" draw:shadow="visible" draw:shadow-offset-x="0.035cm" draw:shadow-offset-y="0.035cm" draw:shadow-color="#000000"/>
    </style:style>
    <style:style style:name="gr2"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337cm" fo:min-width="2.586cm" fo:padding-top="0.056cm" fo:padding-bottom="0.056cm" fo:padding-left="0.056cm" fo:padding-right="0.056cm" fo:wrap-option="wrap" draw:shadow="visible" draw:shadow-offset-x="0.035cm" draw:shadow-offset-y="0.035cm" draw:shadow-color="#000000"/>
    </style:style>
    <style:style style:name="gr3" style:family="graphic">
      <style:graphic-properties draw:textarea-horizontal-align="justify" draw:textarea-vertical-align="middle" fo:padding-top="0.056cm" fo:padding-bottom="0.056cm" fo:padding-left="0.056cm" fo:padding-right="0.056cm" draw:ole-draw-aspect="1"/>
    </style:style>
    <style:style style:name="gr4"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523cm" fo:min-width="8.624cm" fo:padding-top="0.056cm" fo:padding-bottom="0.056cm" fo:padding-left="0.056cm" fo:padding-right="0.056cm" fo:wrap-option="wrap" draw:shadow="visible" draw:shadow-offset-x="0.035cm" draw:shadow-offset-y="0.035cm" draw:shadow-color="#808080"/>
    </style:style>
    <style:style style:name="gr5" style:family="graphic">
      <style:graphic-properties draw:stroke="none" draw:fill="none" draw:fill-color="#000000" draw:textarea-horizontal-align="justify" draw:textarea-vertical-align="top" draw:auto-grow-height="false" fo:min-height="0.523cm" fo:min-width="8.624cm" fo:padding-top="0.056cm" fo:padding-bottom="0.056cm" fo:padding-left="0.056cm" fo:padding-right="0.056cm" fo:wrap-option="wrap" draw:shadow-color="#808080"/>
    </style:style>
    <style:style style:name="gr6"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523cm" fo:min-width="12.917cm" fo:padding-top="0.056cm" fo:padding-bottom="0.056cm" fo:padding-left="0.056cm" fo:padding-right="0.056cm" fo:wrap-option="wrap" draw:shadow="visible" draw:shadow-offset-x="0.035cm" draw:shadow-offset-y="0.035cm" draw:shadow-color="#000000"/>
    </style:style>
    <style:style style:name="gr7"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3.814cm" fo:min-width="2.632cm" fo:padding-top="0.056cm" fo:padding-bottom="0.056cm" fo:padding-left="0.056cm" fo:padding-right="0.056cm" fo:wrap-option="wrap" draw:shadow="hidden" draw:shadow-offset-x="0.1cm" draw:shadow-offset-y="0.1cm" draw:shadow-color="#000000" draw:caption-escape-direction="auto"/>
    </style:style>
    <style:style style:name="gr8"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4.051cm" fo:min-width="2.635cm" fo:padding-top="0.056cm" fo:padding-bottom="0.056cm" fo:padding-left="0.056cm" fo:padding-right="0.056cm" fo:wrap-option="wrap" draw:shadow="hidden" draw:shadow-offset-x="0.1cm" draw:shadow-offset-y="0.1cm" draw:shadow-color="#000000" draw:caption-escape-direction="auto"/>
    </style:style>
    <style:style style:name="gr9"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3.733cm" fo:min-width="2.609cm" fo:padding-top="0.056cm" fo:padding-bottom="0.056cm" fo:padding-left="0.056cm" fo:padding-right="0.056cm" fo:wrap-option="wrap" draw:shadow="hidden" draw:shadow-offset-x="0.1cm" draw:shadow-offset-y="0.1cm" draw:shadow-color="#000000" draw:caption-escape-direction="auto"/>
    </style:style>
    <style:style style:name="gr10" style:family="graphic">
      <style:graphic-properties draw:stroke="none" draw:fill="none" draw:fill-color="#000000" draw:textarea-horizontal-align="justify" draw:textarea-vertical-align="top" draw:auto-grow-height="false" fo:min-height="1.899cm" fo:min-width="2.267cm" fo:padding-top="0.056cm" fo:padding-bottom="0.056cm" fo:padding-left="0.056cm" fo:padding-right="0.056cm" fo:wrap-option="wrap" draw:shadow="visible" draw:shadow-offset-x="0.035cm" draw:shadow-offset-y="0.035cm" draw:shadow-color="#000000"/>
    </style:style>
    <style:style style:name="gr11"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338cm" fo:min-width="5.956cm" fo:padding-top="0.056cm" fo:padding-bottom="0.056cm" fo:padding-left="0.056cm" fo:padding-right="0.056cm" fo:wrap-option="wrap" draw:shadow="visible" draw:shadow-offset-x="0.035cm" draw:shadow-offset-y="0.035cm" draw:shadow-color="#000000"/>
    </style:style>
    <style:style style:name="gr12"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337cm" fo:min-width="5.956cm" fo:padding-top="0.056cm" fo:padding-bottom="0.056cm" fo:padding-left="0.056cm" fo:padding-right="0.056cm" fo:wrap-option="wrap" draw:shadow="visible" draw:shadow-offset-x="0.035cm" draw:shadow-offset-y="0.035cm" draw:shadow-color="#000000"/>
    </style:style>
    <style:style style:name="gr13"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338cm" fo:min-width="9.059cm" fo:padding-top="0.056cm" fo:padding-bottom="0.056cm" fo:padding-left="0.056cm" fo:padding-right="0.056cm" fo:wrap-option="wrap" draw:shadow="visible" draw:shadow-offset-x="0.035cm" draw:shadow-offset-y="0.035cm" draw:shadow-color="#000000"/>
    </style:style>
    <style:style style:name="gr14"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0.984cm" fo:min-width="2.607cm" fo:padding-top="0.056cm" fo:padding-bottom="0.056cm" fo:padding-left="0.056cm" fo:padding-right="0.056cm" fo:wrap-option="wrap" draw:shadow="hidden" draw:shadow-offset-x="0.1cm" draw:shadow-offset-y="0.1cm" draw:shadow-color="#000000" draw:caption-escape-direction="auto"/>
    </style:style>
    <style:style style:name="gr15"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0.957cm" fo:min-width="2.607cm" fo:padding-top="0.056cm" fo:padding-bottom="0.056cm" fo:padding-left="0.056cm" fo:padding-right="0.056cm" fo:wrap-option="wrap" draw:shadow="hidden" draw:shadow-offset-x="0.1cm" draw:shadow-offset-y="0.1cm" draw:shadow-color="#000000" draw:caption-escape-direction="auto"/>
    </style:style>
    <style:style style:name="gr16"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0.93cm" fo:min-width="2.607cm" fo:padding-top="0.056cm" fo:padding-bottom="0.056cm" fo:padding-left="0.056cm" fo:padding-right="0.056cm" fo:wrap-option="wrap" draw:shadow="hidden" draw:shadow-offset-x="0.1cm" draw:shadow-offset-y="0.1cm" draw:shadow-color="#000000" draw:caption-escape-direction="auto"/>
    </style:style>
    <style:style style:name="gr17"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672cm" fo:min-width="4.668cm" fo:padding-top="0.056cm" fo:padding-bottom="0.056cm" fo:padding-left="0.056cm" fo:padding-right="0.056cm" fo:wrap-option="wrap" draw:shadow="hidden" draw:shadow-offset-x="0.1cm" draw:shadow-offset-y="0.1cm" draw:shadow-color="#000000" draw:caption-escape-direction="auto"/>
    </style:style>
    <style:style style:name="gr18"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697cm" fo:min-width="2.582cm" fo:padding-top="0.056cm" fo:padding-bottom="0.056cm" fo:padding-left="0.056cm" fo:padding-right="0.056cm" fo:wrap-option="wrap" draw:shadow="hidden" draw:shadow-offset-x="0.1cm" draw:shadow-offset-y="0.1cm" draw:shadow-color="#000000" draw:caption-escape-direction="auto"/>
    </style:style>
    <style:style style:name="gr19"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0.904cm" fo:min-width="2.607cm" fo:padding-top="0.056cm" fo:padding-bottom="0.056cm" fo:padding-left="0.056cm" fo:padding-right="0.056cm" fo:wrap-option="wrap" draw:shadow="hidden" draw:shadow-offset-x="0.1cm" draw:shadow-offset-y="0.1cm" draw:shadow-color="#000000" draw:caption-escape-direction="auto"/>
    </style:style>
    <style:style style:name="gr20"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089cm" fo:min-width="2.607cm" fo:padding-top="0.056cm" fo:padding-bottom="0.056cm" fo:padding-left="0.056cm" fo:padding-right="0.056cm" fo:wrap-option="wrap" draw:shadow="hidden" draw:shadow-offset-x="0.1cm" draw:shadow-offset-y="0.1cm" draw:shadow-color="#000000" draw:caption-escape-direction="auto"/>
    </style:style>
    <style:style style:name="gr21"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433cm" fo:min-width="2.607cm" fo:padding-top="0.056cm" fo:padding-bottom="0.056cm" fo:padding-left="0.056cm" fo:padding-right="0.056cm" fo:wrap-option="wrap" draw:shadow="hidden" draw:shadow-offset-x="0.1cm" draw:shadow-offset-y="0.1cm" draw:shadow-color="#000000" draw:caption-escape-direction="auto"/>
    </style:style>
    <style:style style:name="gr22"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011cm" fo:min-width="2.607cm" fo:padding-top="0.056cm" fo:padding-bottom="0.056cm" fo:padding-left="0.056cm" fo:padding-right="0.056cm" fo:wrap-option="wrap" draw:shadow="hidden" draw:shadow-offset-x="0.1cm" draw:shadow-offset-y="0.1cm" draw:shadow-color="#000000" draw:caption-escape-direction="auto"/>
    </style:style>
    <style:style style:name="gr23"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01cm" fo:min-width="2.607cm" fo:padding-top="0.056cm" fo:padding-bottom="0.056cm" fo:padding-left="0.056cm" fo:padding-right="0.056cm" fo:wrap-option="wrap" draw:shadow="hidden" draw:shadow-offset-x="0.1cm" draw:shadow-offset-y="0.1cm" draw:shadow-color="#000000" draw:caption-escape-direction="auto"/>
    </style:style>
    <style:style style:name="gr24"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0.958cm" fo:min-width="2.607cm" fo:padding-top="0.056cm" fo:padding-bottom="0.056cm" fo:padding-left="0.056cm" fo:padding-right="0.056cm" fo:wrap-option="wrap" draw:shadow="hidden" draw:shadow-offset-x="0.1cm" draw:shadow-offset-y="0.1cm" draw:shadow-color="#000000" draw:caption-escape-direction="auto"/>
    </style:style>
    <style:style style:name="gr25"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697cm" fo:min-width="5.566cm" fo:padding-top="0.056cm" fo:padding-bottom="0.056cm" fo:padding-left="0.056cm" fo:padding-right="0.056cm" fo:wrap-option="wrap" draw:shadow="hidden" draw:shadow-offset-x="0.1cm" draw:shadow-offset-y="0.1cm" draw:shadow-color="#000000" draw:caption-escape-direction="auto"/>
    </style:style>
    <style:style style:name="gr26"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009cm" fo:min-width="2.584cm" fo:padding-top="0.056cm" fo:padding-bottom="0.056cm" fo:padding-left="0.056cm" fo:padding-right="0.056cm" fo:wrap-option="wrap" draw:shadow="hidden" draw:shadow-offset-x="0.1cm" draw:shadow-offset-y="0.1cm" draw:shadow-color="#000000" draw:caption-escape-direction="auto"/>
    </style:style>
    <style:style style:name="gr27"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09cm" fo:min-width="2.584cm" fo:padding-top="0.056cm" fo:padding-bottom="0.056cm" fo:padding-left="0.056cm" fo:padding-right="0.056cm" fo:wrap-option="wrap" draw:shadow="hidden" draw:shadow-offset-x="0.1cm" draw:shadow-offset-y="0.1cm" draw:shadow-color="#000000" draw:caption-escape-direction="auto"/>
    </style:style>
    <style:style style:name="gr28"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513cm" fo:min-width="2.584cm" fo:padding-top="0.056cm" fo:padding-bottom="0.056cm" fo:padding-left="0.056cm" fo:padding-right="0.056cm" fo:wrap-option="wrap" draw:shadow="hidden" draw:shadow-offset-x="0.1cm" draw:shadow-offset-y="0.1cm" draw:shadow-color="#000000" draw:caption-escape-direction="auto"/>
    </style:style>
    <style:style style:name="gr29"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46cm" fo:min-width="2.584cm" fo:padding-top="0.056cm" fo:padding-bottom="0.056cm" fo:padding-left="0.056cm" fo:padding-right="0.056cm" fo:wrap-option="wrap" draw:shadow="hidden" draw:shadow-offset-x="0.1cm" draw:shadow-offset-y="0.1cm" draw:shadow-color="#000000" draw:caption-escape-direction="auto"/>
    </style:style>
    <style:style style:name="gr30"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698cm" fo:min-width="2.584cm" fo:padding-top="0.056cm" fo:padding-bottom="0.056cm" fo:padding-left="0.056cm" fo:padding-right="0.056cm" fo:wrap-option="wrap" draw:shadow="hidden" draw:shadow-offset-x="0.1cm" draw:shadow-offset-y="0.1cm" draw:shadow-color="#000000" draw:caption-escape-direction="auto"/>
    </style:style>
    <style:style style:name="gr31"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2.122cm" fo:min-width="3.238cm" fo:padding-top="0.056cm" fo:padding-bottom="0.056cm" fo:padding-left="0.056cm" fo:padding-right="0.056cm" fo:wrap-option="wrap" draw:shadow="hidden" draw:shadow-offset-x="0.1cm" draw:shadow-offset-y="0.1cm" draw:shadow-color="#000000" draw:caption-escape-direction="auto"/>
    </style:style>
    <style:style style:name="gr32"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724cm" fo:min-width="3.238cm" fo:padding-top="0.056cm" fo:padding-bottom="0.056cm" fo:padding-left="0.056cm" fo:padding-right="0.056cm" fo:wrap-option="wrap" draw:shadow="hidden" draw:shadow-offset-x="0.1cm" draw:shadow-offset-y="0.1cm" draw:shadow-color="#000000" draw:caption-escape-direction="auto"/>
    </style:style>
    <style:style style:name="gr33"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576cm" fo:min-width="6.562cm" fo:padding-top="0.056cm" fo:padding-bottom="0.056cm" fo:padding-left="0.056cm" fo:padding-right="0.056cm" fo:wrap-option="wrap" draw:shadow="visible" draw:shadow-offset-x="0.035cm" draw:shadow-offset-y="0.035cm" draw:shadow-color="#000000"/>
    </style:style>
    <style:style style:name="gr34"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549cm" fo:min-width="6.584cm" fo:padding-top="0.056cm" fo:padding-bottom="0.056cm" fo:padding-left="0.056cm" fo:padding-right="0.056cm" fo:wrap-option="wrap" draw:shadow="visible" draw:shadow-offset-x="0.035cm" draw:shadow-offset-y="0.035cm" draw:shadow-color="#000000"/>
    </style:style>
    <style:style style:name="gr35"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709cm" fo:min-width="6.584cm" fo:padding-top="0.056cm" fo:padding-bottom="0.056cm" fo:padding-left="0.056cm" fo:padding-right="0.056cm" fo:wrap-option="wrap" draw:shadow="visible" draw:shadow-offset-x="0.035cm" draw:shadow-offset-y="0.035cm" draw:shadow-color="#000000"/>
    </style:style>
    <style:style style:name="gr36" style:family="graphic">
      <style:graphic-properties draw:stroke="solid" svg:stroke-width="0.212cm" svg:stroke-color="#000000" draw:marker-end="msArrowEnd_20_5" draw:marker-end-width="0.636cm" draw:marker-end-center="false" draw:stroke-linejoin="miter" svg:stroke-linecap="square" draw:fill="none" draw:fill-color="#ffffff" draw:textarea-horizontal-align="justify" draw:textarea-vertical-align="top" draw:auto-grow-height="false" fo:padding-top="0.056cm" fo:padding-bottom="0.056cm" fo:padding-left="0.056cm" fo:padding-right="0.056cm" fo:wrap-option="wrap" draw:shadow-color="#808080"/>
    </style:style>
    <style:style style:name="gr37"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708cm" fo:min-width="8.162cm" fo:padding-top="0.056cm" fo:padding-bottom="0.056cm" fo:padding-left="0.056cm" fo:padding-right="0.056cm" fo:wrap-option="wrap" draw:shadow="visible" draw:shadow-offset-x="0.035cm" draw:shadow-offset-y="0.035cm" draw:shadow-color="#000000"/>
    </style:style>
    <style:style style:name="gr38"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682cm" fo:min-width="8.089cm" fo:padding-top="0.056cm" fo:padding-bottom="0.056cm" fo:padding-left="0.056cm" fo:padding-right="0.056cm" fo:wrap-option="wrap" draw:shadow="visible" draw:shadow-offset-x="0.035cm" draw:shadow-offset-y="0.035cm" draw:shadow-color="#000000"/>
    </style:style>
    <style:style style:name="gr39"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601cm" fo:min-width="8.089cm" fo:padding-top="0.056cm" fo:padding-bottom="0.056cm" fo:padding-left="0.056cm" fo:padding-right="0.056cm" fo:wrap-option="wrap" draw:shadow="visible" draw:shadow-offset-x="0.035cm" draw:shadow-offset-y="0.035cm" draw:shadow-color="#000000"/>
    </style:style>
    <style:style style:name="gr40"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549cm" fo:min-width="8.211cm" fo:padding-top="0.056cm" fo:padding-bottom="0.056cm" fo:padding-left="0.056cm" fo:padding-right="0.056cm" fo:wrap-option="wrap" draw:shadow="visible" draw:shadow-offset-x="0.035cm" draw:shadow-offset-y="0.035cm" draw:shadow-color="#000000"/>
    </style:style>
    <style:style style:name="gr41"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55cm" fo:min-width="8.211cm" fo:padding-top="0.056cm" fo:padding-bottom="0.056cm" fo:padding-left="0.056cm" fo:padding-right="0.056cm" fo:wrap-option="wrap" draw:shadow="visible" draw:shadow-offset-x="0.035cm" draw:shadow-offset-y="0.035cm" draw:shadow-color="#000000"/>
    </style:style>
    <style:style style:name="gr42"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549cm" fo:min-width="8.089cm" fo:padding-top="0.056cm" fo:padding-bottom="0.056cm" fo:padding-left="0.056cm" fo:padding-right="0.056cm" fo:wrap-option="wrap" draw:shadow="visible" draw:shadow-offset-x="0.035cm" draw:shadow-offset-y="0.035cm" draw:shadow-color="#000000"/>
    </style:style>
    <style:style style:name="gr43"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523cm" fo:min-width="8.089cm" fo:padding-top="0.056cm" fo:padding-bottom="0.056cm" fo:padding-left="0.056cm" fo:padding-right="0.056cm" fo:wrap-option="wrap" draw:shadow="visible" draw:shadow-offset-x="0.035cm" draw:shadow-offset-y="0.035cm" draw:shadow-color="#000000"/>
    </style:style>
    <style:style style:name="gr44"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549cm" fo:min-width="8.501cm" fo:padding-top="0.056cm" fo:padding-bottom="0.056cm" fo:padding-left="0.056cm" fo:padding-right="0.056cm" fo:wrap-option="wrap" draw:shadow="visible" draw:shadow-offset-x="0.035cm" draw:shadow-offset-y="0.035cm" draw:shadow-color="#000000"/>
    </style:style>
    <style:style style:name="gr45"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523cm" fo:min-width="8.501cm" fo:padding-top="0.056cm" fo:padding-bottom="0.056cm" fo:padding-left="0.056cm" fo:padding-right="0.056cm" fo:wrap-option="wrap" draw:shadow="visible" draw:shadow-offset-x="0.035cm" draw:shadow-offset-y="0.035cm" draw:shadow-color="#000000"/>
    </style:style>
    <style:style style:name="gr46" style:family="graphic">
      <style:graphic-properties draw:stroke="solid" svg:stroke-width="0.026cm" svg:stroke-color="#000000" draw:stroke-linejoin="miter" svg:stroke-linecap="square" draw:fill="none" draw:fill-color="#000000" draw:textarea-horizontal-align="justify" draw:textarea-vertical-align="top" draw:auto-grow-height="false" fo:min-height="0.55cm" fo:min-width="8.501cm" fo:padding-top="0.056cm" fo:padding-bottom="0.056cm" fo:padding-left="0.056cm" fo:padding-right="0.056cm" fo:wrap-option="wrap" draw:shadow="visible" draw:shadow-offset-x="0.035cm" draw:shadow-offset-y="0.035cm" draw:shadow-color="#000000"/>
    </style:style>
    <style:style style:name="gr47" style:family="graphic">
      <style:graphic-properties draw:stroke="none" draw:fill="none" draw:fill-color="#919191" draw:textarea-horizontal-align="justify" draw:textarea-vertical-align="top" draw:auto-grow-height="true" fo:min-height="0cm" fo:min-width="0cm" fo:padding-top="0.127cm" fo:padding-bottom="0.127cm" fo:padding-left="0.255cm" fo:padding-right="0.255cm" fo:wrap-option="no-wrap" draw:shadow-color="#ffffff"/>
    </style:style>
    <style:style style:name="gr48" style:family="graphic">
      <style:graphic-properties draw:stroke="none" draw:fill="none" draw:fill-color="#919191" draw:textarea-horizontal-align="justify" draw:textarea-vertical-align="top" draw:auto-grow-height="false" fo:min-height="1.439cm" fo:min-width="5.39cm" fo:padding-top="0.127cm" fo:padding-bottom="0.127cm" fo:padding-left="0.255cm" fo:padding-right="0.255cm" fo:wrap-option="wrap" draw:shadow-color="#ffffff"/>
    </style:style>
    <style:style style:name="gr49" style:family="graphic">
      <style:graphic-properties draw:stroke="none" draw:fill="none" draw:fill-color="#919191" draw:textarea-horizontal-align="justify" draw:textarea-vertical-align="top" draw:auto-grow-height="false" fo:min-height="0.965cm" fo:min-width="1.554cm" fo:padding-top="0.127cm" fo:padding-bottom="0.127cm" fo:padding-left="0.255cm" fo:padding-right="0.255cm" fo:wrap-option="wrap" draw:shadow-color="#ffffff"/>
    </style:style>
    <style:style style:name="gr50" style:family="graphic">
      <style:graphic-properties draw:stroke="solid" svg:stroke-width="0.035cm" svg:stroke-color="#000000" draw:marker-start="" draw:marker-start-width="0.14cm" draw:marker-start-center="false" draw:marker-end="" draw:marker-end-width="0.14cm" draw:marker-end-center="false" svg:stroke-opacity="100%" draw:stroke-linejoin="round" svg:stroke-linecap="round" draw:fill="none" draw:fill-color="#919191" draw:textarea-horizontal-align="justify" draw:textarea-vertical-align="top" draw:auto-grow-height="false" fo:min-height="1.3cm" fo:min-width="0cm" fo:padding-top="0.13cm" fo:padding-bottom="0.13cm" fo:padding-left="0.25cm" fo:padding-right="0.25cm" fo:wrap-option="wrap" draw:shadow-color="#ffffff"/>
    </style:style>
    <style:style style:name="gr51" style:family="graphic">
      <style:graphic-properties draw:stroke="none" draw:fill="none" draw:fill-color="#919191" draw:textarea-horizontal-align="justify" draw:textarea-vertical-align="top" draw:auto-grow-height="false" fo:min-height="1.547cm" fo:min-width="1.141cm" fo:padding-top="0.127cm" fo:padding-bottom="0.127cm" fo:padding-left="0.255cm" fo:padding-right="0.255cm" fo:wrap-option="wrap" draw:shadow-color="#ffffff"/>
    </style:style>
    <style:style style:name="gr52" style:family="graphic">
      <style:graphic-properties draw:stroke="solid" svg:stroke-width="0.035cm" svg:stroke-color="#000000" draw:marker-start="" draw:marker-start-width="0.14cm" draw:marker-start-center="false" draw:marker-end="" draw:marker-end-width="0.14cm" draw:marker-end-center="false" svg:stroke-opacity="100%" draw:stroke-linejoin="round" svg:stroke-linecap="round" draw:fill="none" draw:fill-color="#919191" draw:textarea-horizontal-align="justify" draw:textarea-vertical-align="top" draw:auto-grow-height="false" fo:min-height="1.777cm" fo:min-width="0.133cm" fo:padding-top="0.13cm" fo:padding-bottom="0.13cm" fo:padding-left="0.25cm" fo:padding-right="0.25cm" fo:wrap-option="wrap" draw:shadow-color="#ffffff"/>
    </style:style>
    <style:style style:name="gr53" style:family="graphic">
      <style:graphic-properties draw:stroke="solid" svg:stroke-width="0.035cm" svg:stroke-color="#000000" draw:marker-start="" draw:marker-start-width="0.14cm" draw:marker-start-center="false" draw:marker-end="" draw:marker-end-width="0.14cm" draw:marker-end-center="false" svg:stroke-opacity="100%" draw:stroke-linejoin="round" svg:stroke-linecap="round" draw:fill="none" draw:fill-color="#919191" draw:textarea-horizontal-align="justify" draw:textarea-vertical-align="top" draw:auto-grow-height="false" fo:min-height="3.869cm" fo:min-width="0.132cm" fo:padding-top="0.13cm" fo:padding-bottom="0.13cm" fo:padding-left="0.25cm" fo:padding-right="0.25cm" fo:wrap-option="wrap" draw:shadow-color="#ffffff"/>
    </style:style>
    <style:style style:name="gr54" style:family="graphic">
      <style:graphic-properties draw:stroke="none" draw:fill="none" draw:fill-color="#919191" draw:textarea-horizontal-align="justify" draw:textarea-vertical-align="top" draw:auto-grow-height="false" fo:min-height="0.515cm" fo:min-width="2.28cm" fo:padding-top="0.127cm" fo:padding-bottom="0.127cm" fo:padding-left="0.255cm" fo:padding-right="0.255cm" fo:wrap-option="wrap" draw:shadow-color="#ffffff"/>
    </style:style>
    <style:style style:name="gr55" style:family="graphic">
      <style:graphic-properties draw:stroke="none" draw:fill="none" draw:fill-color="#919191" draw:textarea-horizontal-align="justify" draw:textarea-vertical-align="top" draw:auto-grow-height="true" fo:min-height="0cm" fo:min-width="0cm" fo:padding-top="0.127cm" fo:padding-bottom="0.127cm" fo:padding-left="0.255cm" fo:padding-right="0.255cm" fo:wrap-option="wrap" draw:shadow-color="#ffffff"/>
    </style:style>
    <style:style style:name="gr56" style:family="graphic">
      <style:graphic-properties draw:stroke="none" draw:fill="none" draw:fill-color="#919191" draw:textarea-horizontal-align="justify" draw:textarea-vertical-align="top" draw:auto-grow-height="false" fo:min-height="2.92cm" fo:min-width="1.674cm" fo:padding-top="0.127cm" fo:padding-bottom="0.127cm" fo:padding-left="0.255cm" fo:padding-right="0.255cm" fo:wrap-option="wrap" draw:shadow-color="#ffffff"/>
    </style:style>
    <style:style style:name="gr57" style:family="graphic">
      <style:graphic-properties draw:stroke="none" draw:fill="none" draw:fill-color="#919191" draw:textarea-horizontal-align="justify" draw:textarea-vertical-align="top" draw:auto-grow-height="false" fo:min-height="1.44cm" fo:min-width="2.159cm" fo:padding-top="0.127cm" fo:padding-bottom="0.127cm" fo:padding-left="0.255cm" fo:padding-right="0.255cm" fo:wrap-option="wrap" draw:shadow-color="#ffffff"/>
    </style:style>
    <style:style style:name="gr58" style:family="graphic">
      <style:graphic-properties draw:stroke="none" draw:fill="none" draw:fill-color="#919191" draw:textarea-horizontal-align="justify" draw:textarea-vertical-align="top" draw:auto-grow-height="false" fo:min-height="0.463cm" fo:min-width="3.371cm" fo:padding-top="0.127cm" fo:padding-bottom="0.127cm" fo:padding-left="0.255cm" fo:padding-right="0.255cm" fo:wrap-option="wrap" draw:shadow-color="#ffffff"/>
    </style:style>
    <style:style style:name="gr59" style:family="graphic">
      <style:graphic-properties draw:stroke="solid" svg:stroke-width="0.035cm" svg:stroke-color="#000000" draw:marker-start="" draw:marker-start-width="0.14cm" draw:marker-start-center="false" draw:marker-end="" draw:marker-end-width="0.14cm" draw:marker-end-center="false" svg:stroke-opacity="100%" draw:stroke-linejoin="round" svg:stroke-linecap="round" draw:fill="none" draw:fill-color="#919191" draw:textarea-horizontal-align="justify" draw:textarea-vertical-align="top" draw:auto-grow-height="false" fo:min-height="1.618cm" fo:min-width="0cm" fo:padding-top="0.13cm" fo:padding-bottom="0.13cm" fo:padding-left="0.25cm" fo:padding-right="0.25cm" fo:wrap-option="wrap" draw:shadow-color="#ffffff"/>
    </style:style>
    <style:style style:name="gr60" style:family="graphic">
      <style:graphic-properties draw:stroke="solid" svg:stroke-width="0.035cm" svg:stroke-color="#000000" draw:marker-start="" draw:marker-start-width="0.14cm" draw:marker-start-center="false" draw:marker-end="" draw:marker-end-width="0.14cm" draw:marker-end-center="false" svg:stroke-opacity="100%" draw:stroke-linejoin="round" svg:stroke-linecap="round" draw:fill="none" draw:fill-color="#919191" draw:textarea-horizontal-align="justify" draw:textarea-vertical-align="top" draw:auto-grow-height="false" fo:min-height="14.476cm" fo:min-width="0.156cm" fo:padding-top="0.13cm" fo:padding-bottom="0.13cm" fo:padding-left="0.25cm" fo:padding-right="0.25cm" fo:wrap-option="wrap" draw:shadow-color="#ffffff"/>
    </style:style>
    <style:style style:name="gr61" style:family="graphic">
      <style:graphic-properties draw:stroke="none" draw:fill="none" draw:fill-color="#919191" draw:textarea-horizontal-align="justify" draw:textarea-vertical-align="top" draw:auto-grow-height="false" fo:min-height="0.487cm" fo:min-width="3.516cm" fo:padding-top="0.127cm" fo:padding-bottom="0.127cm" fo:padding-left="0.255cm" fo:padding-right="0.255cm" fo:wrap-option="wrap" draw:shadow-color="#ffffff"/>
    </style:style>
    <style:style style:name="gr62" style:family="graphic">
      <style:graphic-properties draw:stroke="none" draw:fill="none" draw:fill-color="#919191" draw:textarea-horizontal-align="justify" draw:textarea-vertical-align="top" draw:auto-grow-height="false" fo:min-height="0.99cm" fo:min-width="1.699cm" fo:padding-top="0.127cm" fo:padding-bottom="0.127cm" fo:padding-left="0.255cm" fo:padding-right="0.255cm" fo:wrap-option="wrap" draw:shadow-color="#ffffff"/>
    </style:style>
    <style:style style:name="gr63" style:family="graphic">
      <style:graphic-properties draw:stroke="none" draw:fill="none" draw:fill-color="#919191" draw:textarea-horizontal-align="justify" draw:textarea-vertical-align="top" draw:auto-grow-height="false" fo:min-height="0.408cm" fo:min-width="2.958cm" fo:padding-top="0.127cm" fo:padding-bottom="0.127cm" fo:padding-left="0.255cm" fo:padding-right="0.255cm" fo:wrap-option="wrap" draw:shadow-color="#ffffff"/>
    </style:style>
    <style:style style:name="gr64" style:family="graphic">
      <style:graphic-properties draw:stroke="solid" svg:stroke-width="0.035cm" svg:stroke-color="#000000" draw:marker-start="" draw:marker-start-width="0.14cm" draw:marker-start-center="false" draw:marker-end="" draw:marker-end-width="0.14cm" draw:marker-end-center="false" svg:stroke-opacity="100%" draw:stroke-linejoin="round" svg:stroke-linecap="round" draw:fill="none" draw:fill-color="#919191" draw:textarea-horizontal-align="justify" draw:textarea-vertical-align="top" draw:auto-grow-height="false" fo:min-height="0.717cm" fo:min-width="0cm" fo:padding-top="0.13cm" fo:padding-bottom="0.13cm" fo:padding-left="0.25cm" fo:padding-right="0.25cm" fo:wrap-option="wrap" draw:shadow-color="#ffffff"/>
    </style:style>
    <style:style style:name="gr65" style:family="graphic">
      <style:graphic-properties draw:stroke="solid" svg:stroke-width="0.035cm" svg:stroke-color="#000000" draw:marker-start="" draw:marker-start-width="0.14cm" draw:marker-start-center="false" draw:marker-end="" draw:marker-end-width="0.14cm" draw:marker-end-center="false" svg:stroke-opacity="100%" draw:stroke-linejoin="round" svg:stroke-linecap="round" draw:fill="none" draw:fill-color="#919191" draw:textarea-horizontal-align="justify" draw:textarea-vertical-align="top" draw:auto-grow-height="false" fo:min-height="10.747cm" fo:min-width="0.109cm" fo:padding-top="0.13cm" fo:padding-bottom="0.13cm" fo:padding-left="0.25cm" fo:padding-right="0.25cm" fo:wrap-option="wrap" draw:shadow-color="#ffffff"/>
    </style:style>
    <style:style style:name="gr66" style:family="graphic">
      <style:graphic-properties draw:stroke="solid" svg:stroke-width="0.035cm" svg:stroke-color="#000000" draw:marker-start="" draw:marker-start-width="0.14cm" draw:marker-start-center="false" draw:marker-end="" draw:marker-end-width="0.14cm" draw:marker-end-center="false" svg:stroke-opacity="100%" draw:stroke-linejoin="round" svg:stroke-linecap="round" draw:fill="none" draw:fill-color="#919191" draw:textarea-horizontal-align="justify" draw:textarea-vertical-align="top" draw:auto-grow-height="false" fo:min-height="0.35cm" fo:min-width="0.083cm" fo:padding-top="0.13cm" fo:padding-bottom="0.13cm" fo:padding-left="0.25cm" fo:padding-right="0.25cm" fo:wrap-option="wrap" draw:shadow-color="#ffffff"/>
    </style:style>
    <style:style style:name="gr67" style:family="graphic">
      <style:graphic-properties draw:stroke="none" draw:fill="none" draw:fill-color="#919191" draw:textarea-horizontal-align="justify" draw:textarea-vertical-align="top" draw:auto-grow-height="false" fo:min-height="0.434cm" fo:min-width="2.377cm" fo:padding-top="0.127cm" fo:padding-bottom="0.127cm" fo:padding-left="0.255cm" fo:padding-right="0.255cm" fo:wrap-option="wrap" draw:shadow-color="#ffffff"/>
    </style:style>
    <style:style style:name="gr68" style:family="graphic">
      <style:graphic-properties draw:stroke="none" draw:fill="none" draw:fill-color="#919191" draw:textarea-horizontal-align="justify" draw:textarea-vertical-align="top" draw:auto-grow-height="false" fo:min-height="0.883cm" fo:min-width="4.612cm" fo:padding-top="0.127cm" fo:padding-bottom="0.127cm" fo:padding-left="0.255cm" fo:padding-right="0.255cm" fo:wrap-option="wrap" draw:shadow-color="#ffffff"/>
    </style:style>
    <style:style style:name="gr69" style:family="graphic">
      <style:graphic-properties draw:stroke="none" draw:fill="none" draw:fill-color="#919191" draw:textarea-horizontal-align="justify" draw:textarea-vertical-align="top" draw:auto-grow-height="false" fo:min-height="1.572cm" fo:min-width="1.335cm" fo:padding-top="0.127cm" fo:padding-bottom="0.127cm" fo:padding-left="0.255cm" fo:padding-right="0.255cm" fo:wrap-option="wrap" draw:shadow-color="#ffffff"/>
    </style:style>
    <style:style style:name="gr70" style:family="graphic">
      <style:graphic-properties draw:stroke="none" draw:fill="none" draw:fill-color="#919191" draw:textarea-horizontal-align="justify" draw:textarea-vertical-align="top" draw:auto-grow-height="false" fo:min-height="1.438cm" fo:min-width="2.136cm" fo:padding-top="0.127cm" fo:padding-bottom="0.127cm" fo:padding-left="0.255cm" fo:padding-right="0.255cm" fo:wrap-option="wrap" draw:shadow-color="#ffffff"/>
    </style:style>
    <style:style style:name="gr71" style:family="graphic">
      <style:graphic-properties draw:stroke="none" draw:fill="none" draw:fill-color="#919191" draw:textarea-horizontal-align="justify" draw:textarea-vertical-align="top" draw:auto-grow-height="false" fo:min-height="1.915cm" fo:min-width="6.75cm" fo:padding-top="0.127cm" fo:padding-bottom="0.127cm" fo:padding-left="0.255cm" fo:padding-right="0.255cm" fo:wrap-option="wrap" draw:shadow-color="#ffffff"/>
    </style:style>
    <style:style style:name="gr72" style:family="graphic">
      <style:graphic-properties draw:stroke="solid" svg:stroke-width="0.035cm" svg:stroke-color="#000000" draw:marker-start="" draw:marker-start-width="0.14cm" draw:marker-start-center="false" draw:marker-end="" draw:marker-end-width="0.14cm" draw:marker-end-center="false" svg:stroke-opacity="100%" draw:stroke-linejoin="round" svg:stroke-linecap="round" draw:fill="none" draw:fill-color="#919191" draw:textarea-horizontal-align="justify" draw:textarea-vertical-align="top" draw:auto-grow-height="false" fo:min-height="1.882cm" fo:min-width="0cm" fo:padding-top="0.13cm" fo:padding-bottom="0.13cm" fo:padding-left="0.25cm" fo:padding-right="0.25cm" fo:wrap-option="wrap" draw:shadow-color="#ffffff"/>
    </style:style>
    <style:style style:name="gr73" style:family="graphic">
      <style:graphic-properties draw:stroke="none" draw:fill="none" draw:fill-color="#919191" draw:textarea-horizontal-align="justify" draw:textarea-vertical-align="top" draw:auto-grow-height="false" fo:min-height="0.435cm" fo:min-width="2.377cm" fo:padding-top="0.127cm" fo:padding-bottom="0.127cm" fo:padding-left="0.255cm" fo:padding-right="0.255cm" fo:wrap-option="wrap" draw:shadow-color="#ffffff"/>
    </style:style>
    <style:style style:name="gr74" style:family="graphic">
      <style:graphic-properties draw:stroke="none" draw:fill="none" draw:fill-color="#919191" draw:textarea-horizontal-align="justify" draw:textarea-vertical-align="top" draw:auto-grow-height="false" fo:min-height="1.092cm" fo:min-width="3.687cm" fo:padding-top="0.127cm" fo:padding-bottom="0.127cm" fo:padding-left="0.255cm" fo:padding-right="0.255cm" fo:wrap-option="wrap" draw:shadow-color="#ffffff"/>
    </style:style>
    <style:style style:name="gr75" style:family="graphic">
      <style:graphic-properties draw:stroke="none" draw:fill="none" draw:fill-color="#919191" draw:textarea-horizontal-align="justify" draw:textarea-vertical-align="top" draw:auto-grow-height="false" fo:min-height="4.346cm" fo:min-width="7.286cm" fo:padding-top="0.127cm" fo:padding-bottom="0.127cm" fo:padding-left="0.255cm" fo:padding-right="0.255cm" fo:wrap-option="wrap" draw:shadow-color="#ffffff"/>
    </style:style>
    <style:style style:name="gr76" style:family="graphic">
      <style:graphic-properties draw:stroke="none" draw:fill="none" draw:fill-color="#919191" draw:textarea-horizontal-align="justify" draw:textarea-vertical-align="top" draw:auto-grow-height="false" fo:min-height="2.154cm" fo:min-width="2.524cm" fo:padding-top="0.127cm" fo:padding-bottom="0.127cm" fo:padding-left="0.255cm" fo:padding-right="0.255cm" fo:wrap-option="wrap" draw:shadow-color="#ffffff"/>
    </style:style>
    <style:style style:name="gr77" style:family="graphic">
      <style:graphic-properties draw:stroke="none" draw:fill="none" draw:fill-color="#919191" draw:textarea-horizontal-align="justify" draw:textarea-vertical-align="middle" draw:auto-grow-height="false" fo:min-height="0.484cm" fo:min-width="2.629cm" fo:padding-top="0.13cm" fo:padding-bottom="0.13cm" fo:padding-left="0.25cm" fo:padding-right="0.25cm" fo:wrap-option="no-wrap" draw:shadow-color="#ffffff"/>
    </style:style>
    <style:style style:name="gr78" style:family="graphic">
      <style:graphic-properties draw:stroke="solid" svg:stroke-width="0.035cm" svg:stroke-color="#000000" draw:marker-start="" draw:marker-start-width="0.14cm" draw:marker-start-center="false" draw:marker-end="" draw:marker-end-width="0.14cm" draw:marker-end-center="false" svg:stroke-opacity="100%" draw:stroke-linejoin="round" svg:stroke-linecap="round" draw:fill="none" draw:fill-color="#919191" draw:textarea-horizontal-align="justify" draw:textarea-vertical-align="top" draw:auto-grow-height="false" fo:min-height="7.439cm" fo:min-width="0cm" fo:padding-top="0.13cm" fo:padding-bottom="0.13cm" fo:padding-left="0.25cm" fo:padding-right="0.25cm" fo:wrap-option="wrap" draw:shadow-color="#ffffff"/>
    </style:style>
    <style:style style:name="gr79" style:family="graphic">
      <style:graphic-properties draw:stroke="none" draw:fill="none" draw:fill-color="#919191" draw:textarea-horizontal-align="justify" draw:textarea-vertical-align="top" draw:auto-grow-height="false" fo:min-height="1.064cm" fo:min-width="2.182cm" fo:padding-top="0.127cm" fo:padding-bottom="0.127cm" fo:padding-left="0.255cm" fo:padding-right="0.255cm" fo:wrap-option="wrap" draw:shadow-color="#ffffff"/>
    </style:style>
    <style:style style:name="gr80" style:family="graphic">
      <style:graphic-properties draw:stroke="none" draw:fill="none" draw:fill-color="#919191" draw:textarea-horizontal-align="justify" draw:textarea-vertical-align="top" draw:auto-grow-height="false" fo:min-height="1.13cm" fo:min-width="3.905cm" fo:padding-top="0.127cm" fo:padding-bottom="0.127cm" fo:padding-left="0.255cm" fo:padding-right="0.255cm" fo:wrap-option="wrap" draw:shadow-color="#ffffff"/>
    </style:style>
    <style:style style:name="gr81" style:family="graphic">
      <style:graphic-properties draw:stroke="none" draw:fill="none" draw:fill-color="#919191" draw:textarea-horizontal-align="justify" draw:textarea-vertical-align="top" draw:auto-grow-height="false" fo:min-height="0.892cm" fo:min-width="2.206cm" fo:padding-top="0.127cm" fo:padding-bottom="0.127cm" fo:padding-left="0.255cm" fo:padding-right="0.255cm" fo:wrap-option="wrap" draw:shadow-color="#ffffff"/>
    </style:style>
    <style:style style:name="gr82" style:family="graphic">
      <style:graphic-properties draw:stroke="none" draw:fill="none" draw:fill-color="#919191" draw:textarea-horizontal-align="justify" draw:textarea-vertical-align="middle" draw:auto-grow-height="false" fo:min-height="3.863cm" fo:min-width="33.338cm" fo:padding-top="0.13cm" fo:padding-bottom="0.13cm" fo:padding-left="0.25cm" fo:padding-right="0.25cm" fo:wrap-option="no-wrap" draw:shadow-color="#ffffff"/>
    </style:style>
    <style:style style:name="gr83" style:family="graphic">
      <style:graphic-properties draw:stroke="none" draw:fill="none" draw:fill-color="#919191" draw:textarea-horizontal-align="justify" draw:textarea-vertical-align="top" draw:auto-grow-height="false" fo:min-height="0.911cm" fo:min-width="3.589cm" fo:padding-top="0.127cm" fo:padding-bottom="0.127cm" fo:padding-left="0.255cm" fo:padding-right="0.255cm" fo:wrap-option="wrap" draw:shadow-color="#ffffff"/>
    </style:style>
    <style:style style:name="gr84" style:family="graphic">
      <style:graphic-properties draw:stroke="solid" svg:stroke-width="0.035cm" svg:stroke-color="#000000" draw:marker-start="" draw:marker-start-width="0.14cm" draw:marker-start-center="false" draw:marker-end="" draw:marker-end-width="0.14cm" draw:marker-end-center="false" svg:stroke-opacity="100%" draw:stroke-linejoin="round" svg:stroke-linecap="round" draw:fill="none" draw:fill-color="#919191" draw:textarea-horizontal-align="justify" draw:textarea-vertical-align="top" draw:auto-grow-height="false" fo:min-height="1.857cm" fo:min-width="0cm" fo:padding-top="0.13cm" fo:padding-bottom="0.13cm" fo:padding-left="0.25cm" fo:padding-right="0.25cm" fo:wrap-option="wrap" draw:shadow-color="#ffffff"/>
    </style:style>
    <style:style style:name="gr85" style:family="graphic">
      <style:graphic-properties draw:stroke="solid" svg:stroke-width="0.035cm" svg:stroke-color="#000000" draw:marker-start="" draw:marker-start-width="0.14cm" draw:marker-start-center="false" draw:marker-end="" draw:marker-end-width="0.14cm" draw:marker-end-center="false" svg:stroke-opacity="100%" draw:stroke-linejoin="round" svg:stroke-linecap="round" draw:fill="none" draw:fill-color="#919191" draw:textarea-horizontal-align="justify" draw:textarea-vertical-align="top" draw:auto-grow-height="false" fo:min-height="1.831cm" fo:min-width="0.132cm" fo:padding-top="0.13cm" fo:padding-bottom="0.13cm" fo:padding-left="0.25cm" fo:padding-right="0.25cm" fo:wrap-option="wrap" draw:shadow-color="#ffffff"/>
    </style:style>
    <style:style style:name="gr86" style:family="graphic">
      <style:graphic-properties draw:stroke="none" draw:fill="none" draw:fill-color="#919191" draw:textarea-horizontal-align="justify" draw:textarea-vertical-align="top" draw:auto-grow-height="false" fo:min-height="0.355cm" fo:min-width="2.668cm" fo:padding-top="0.127cm" fo:padding-bottom="0.127cm" fo:padding-left="0.255cm" fo:padding-right="0.255cm" fo:wrap-option="wrap" draw:shadow-color="#ffffff"/>
    </style:style>
    <style:style style:name="gr87" style:family="graphic">
      <style:graphic-properties draw:stroke="none" draw:fill="none" draw:fill-color="#919191" draw:textarea-horizontal-align="justify" draw:textarea-vertical-align="top" draw:auto-grow-height="false" fo:min-height="2.179cm" fo:min-width="1.724cm" fo:padding-top="0.127cm" fo:padding-bottom="0.127cm" fo:padding-left="0.255cm" fo:padding-right="0.255cm" fo:wrap-option="wrap" draw:shadow-color="#ffffff"/>
    </style:style>
    <style:style style:name="gr88" style:family="graphic">
      <style:graphic-properties draw:stroke="none" draw:fill="none" draw:fill-color="#919191" draw:textarea-horizontal-align="justify" draw:textarea-vertical-align="top" draw:auto-grow-height="false" fo:min-height="0.435cm" fo:min-width="3.687cm" fo:padding-top="0.127cm" fo:padding-bottom="0.127cm" fo:padding-left="0.255cm" fo:padding-right="0.255cm" fo:wrap-option="wrap" draw:shadow-color="#ffffff"/>
    </style:style>
    <style:style style:name="P1" style:family="paragraph">
      <style:paragraph-properties style:writing-mode="lr-tb"/>
    </style:style>
    <style:style style:name="P2" style:family="paragraph">
      <style:paragraph-properties fo:text-align="center"/>
    </style:style>
    <style:style style:name="P3" style:family="paragraph">
      <style:paragraph-properties fo:text-align="start" style:text-autospace="none" style:line-break="normal" style:writing-mode="page"/>
      <style:text-properties style:text-outline="false" style:text-line-through-style="none" style:text-line-through-type="none" style:font-name="Book Antiqua" fo:font-size="11pt" fo:language="ru" fo:country="RU"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writing-mode="lr-tb"/>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text-line-through-type="none" style:text-position="0% 100%" style:font-name="Tahoma1" fo:font-size="8pt" fo:font-style="normal" fo:text-shadow="none" style:text-underline-style="none" fo:font-weight="bold" style:font-size-asian="8pt" style:font-style-asian="normal" style:font-weight-asian="bold" style:font-name-complex="Tahoma1" style:font-size-complex="8pt" style:font-style-complex="normal" style:font-weight-complex="bold"/>
    </style:style>
    <style:style style:name="T2" style:family="text">
      <style:text-properties fo:color="#000000" style:text-outline="false" style:text-line-through-style="none" style:text-line-through-type="none" style:text-position="0% 100%"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T3" style:family="text">
      <style:text-properties fo:color="#000000" style:text-outline="false" style:text-line-through-style="none" style:text-line-through-type="none" style:text-position="0% 100%" style:font-name="Tahoma2" fo:font-size="8pt" fo:font-style="normal" fo:text-shadow="none" style:text-underline-style="none" fo:font-weight="bold" style:font-size-asian="8pt" style:font-style-asian="normal" style:font-weight-asian="bold" style:font-name-complex="Tahoma2" style:font-size-complex="8pt" style:font-style-complex="normal" style:font-weight-complex="bold"/>
    </style:style>
    <style:style style:name="T4" style:family="text">
      <style:text-properties fo:color="#000000" style:text-outline="false" style:text-line-through-style="none" style:text-line-through-type="none" style:text-position="0% 100%" style:font-name="Tahoma2" fo:font-size="8pt" fo:font-style="normal" fo:text-shadow="none" style:text-underline-style="none" fo:font-weight="normal" style:font-size-asian="8pt" style:font-style-asian="normal" style:font-weight-asian="normal" style:font-name-complex="Tahoma2" style:font-size-complex="8pt" style:font-style-complex="normal" style:font-weight-complex="normal"/>
    </style:style>
    <style:style style:name="T5" style:family="text">
      <style:text-properties fo:color="#000000" style:text-outline="false" style:text-line-through-style="none" style:text-line-through-type="none" style:text-position="0% 100%"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fo:color="#000000" style:text-outline="false" style:text-line-through-style="none" style:text-line-through-type="none" style:text-position="0% 100%" style:font-name="Book Antiqu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7" style:family="text">
      <style:text-properties fo:color="#ff0000"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9"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bold" style:font-weight-asian="bold" style:font-weight-complex="bold"/>
    </style:style>
    <style:style style:name="T10"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style:style style:name="T11"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Arial Narrow" fo:font-size="10pt" fo:font-weight="normal" style:text-underline-style="solid" style:text-underline-width="auto"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TOC"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6" table:default-cell-style-name="ce2"/>
        <table:table-column table:style-name="co7" table:default-cell-style-name="ce2"/>
        <table:table-column table:style-name="co8" table:default-cell-style-name="ce2"/>
        <table:table-column table:style-name="co5" table:default-cell-style-name="ce2"/>
        <table:table-column table:style-name="co6" table:number-columns-repeated="243" table:default-cell-style-name="ce2"/>
        <table:table-column table:style-name="co6" table:number-columns-repeated="767" table:default-cell-style-name="Default"/>
        <table:table-row table:style-name="ro1">
          <table:table-cell table:style-name="ce1"/>
          <table:table-cell table:style-name="ce3" office:value-type="string" calcext:value-type="string">
            <text:p>Business Case Spreadsheet (Template)</text:p>
          </table:table-cell>
          <table:table-cell table:style-name="ce1" table:number-columns-repeated="6"/>
          <table:table-cell table:number-columns-repeated="1016"/>
        </table:table-row>
        <table:table-row table:style-name="ro1">
          <table:table-cell/>
          <table:table-cell table:style-name="ce4" office:value-type="string" calcext:value-type="string">
            <text:p>Table of Contents</text:p>
          </table:table-cell>
          <table:table-cell table:style-name="ce1" table:number-columns-repeated="6"/>
          <table:table-cell table:number-columns-repeated="1016"/>
        </table:table-row>
        <table:table-row table:style-name="ro2">
          <table:table-cell/>
          <table:table-cell table:style-name="ce5"/>
          <table:table-cell table:style-name="ce1" table:number-columns-repeated="6"/>
          <table:table-cell table:number-columns-repeated="1016"/>
        </table:table-row>
        <table:table-row table:style-name="ro3">
          <table:table-cell table:style-name="ce1"/>
          <table:table-cell table:style-name="ce6" office:value-type="string" calcext:value-type="string">
            <text:p>Introduction</text:p>
            <draw:custom-shape table:end-cell-address="TOC.C4" table:end-x="0.006cm" table:end-y="0.45cm" draw:z-index="0" draw:name="Прямоугольник 1" draw:style-name="gr1" draw:text-style-name="P1" svg:width="2.698cm" svg:height="0.45cm" svg:x="0cm" svg:y="0cm">
              <text:p/>
              <draw:enhanced-geometry svg:viewBox="0 0 21600 21600" draw:type="rectangle" draw:enhanced-path="M 0 0 L 21600 0 21600 21600 0 21600 0 0 Z N"/>
            </draw:custom-shape>
          </table:table-cell>
          <table:table-cell table:style-name="ce1" table:number-columns-repeated="6"/>
          <table:table-cell table:number-columns-repeated="1016"/>
        </table:table-row>
        <table:table-row table:style-name="ro4">
          <table:table-cell table:style-name="ce1" table:number-columns-repeated="2"/>
          <table:table-cell table:style-name="ce14" office:value-type="string" calcext:value-type="string" table:number-columns-spanned="2" table:number-rows-spanned="1">
            <text:p>This workbook is called the Business Case Spreadsheet Template (BCT). <text:s/>Its purpose is to provide the user with a head start in building a thorough financial analysis and justification for a project. <text:s/></text:p>
          </table:table-cell>
          <table:covered-table-cell table:style-name="ce15"/>
          <table:table-cell table:style-name="ce15" table:number-columns-repeated="9"/>
          <table:table-cell table:number-columns-repeated="1011"/>
        </table:table-row>
        <table:table-row table:style-name="ro5">
          <table:table-cell table:style-name="ce1" table:number-columns-repeated="2"/>
          <table:table-cell table:style-name="ce14" office:value-type="string" calcext:value-type="string" table:number-columns-spanned="2" table:number-rows-spanned="1">
            <text:p>The BCT was constructed as a result of research and analysis of cross-industry, commercial best practices. <text:s/></text:p>
          </table:table-cell>
          <table:covered-table-cell table:style-name="ce15"/>
          <table:table-cell table:style-name="ce15" table:number-columns-repeated="4"/>
          <table:table-cell table:style-name="ce43" table:number-columns-repeated="5"/>
          <table:table-cell table:number-columns-repeated="1011"/>
        </table:table-row>
        <table:table-row table:style-name="ro6">
          <table:table-cell table:style-name="ce1" table:number-columns-repeated="2"/>
          <table:table-cell table:style-name="ce14" office:value-type="string" calcext:value-type="string" table:number-columns-spanned="2" table:number-rows-spanned="1">
            <text:p>The delivery of the BCT is part of the Enterprise Integration Toolkit which provides a structured method, guidance and tools to DOD personnel in applying cross-industry, commercial best practices to Commercial Off-The-Shelf (COTS) software application procurement and project implementations per OMB circular A-94.</text:p>
          </table:table-cell>
          <table:covered-table-cell table:style-name="ce15"/>
          <table:table-cell table:style-name="ce37" table:number-columns-repeated="9"/>
          <table:table-cell table:number-columns-repeated="1011"/>
        </table:table-row>
        <table:table-row table:style-name="ro3">
          <table:table-cell table:style-name="ce1" table:number-columns-repeated="2"/>
          <table:table-cell table:style-name="ce15" table:number-columns-repeated="6"/>
          <table:table-cell table:style-name="ce43" table:number-columns-repeated="5"/>
          <table:table-cell table:number-columns-repeated="1011"/>
        </table:table-row>
        <table:table-row table:style-name="ro3">
          <table:table-cell table:style-name="ce1"/>
          <table:table-cell table:style-name="ce6" office:value-type="string" calcext:value-type="string">
            <text:p>Overview</text:p>
            <draw:custom-shape table:end-cell-address="TOC.C9" table:end-x="0.006cm" table:end-y="0.45cm" draw:z-index="1" draw:name="Прямоугольник 2" draw:style-name="gr2" draw:text-style-name="P1" svg:width="2.698cm" svg:height="0.449cm" svg:x="0cm" svg:y="0.001cm">
              <text:p/>
              <draw:enhanced-geometry svg:viewBox="0 0 21600 21600" draw:type="rectangle" draw:enhanced-path="M 0 0 L 21600 0 21600 21600 0 21600 0 0 Z N"/>
            </draw:custom-shape>
          </table:table-cell>
          <table:table-cell table:style-name="ce15" table:number-columns-repeated="6"/>
          <table:table-cell table:style-name="ce43" table:number-columns-repeated="5"/>
          <table:table-cell table:number-columns-repeated="1011"/>
        </table:table-row>
        <table:table-row table:style-name="ro7">
          <table:table-cell table:style-name="ce1" table:number-columns-repeated="2"/>
          <table:table-cell table:style-name="ce14" office:value-type="string" calcext:value-type="string" table:number-columns-spanned="2" table:number-rows-spanned="1">
            <text:p>The BCT is a multi-tabbed Excel workbook containing pre-constructed forms for input of all key project estimates, financial analysis, sensitivity analysis and summary charting of results.</text:p>
          </table:table-cell>
          <table:covered-table-cell table:style-name="ce15"/>
          <table:table-cell table:style-name="ce15" table:number-columns-repeated="9"/>
          <table:table-cell table:number-columns-repeated="1011"/>
        </table:table-row>
        <table:table-row table:style-name="ro8">
          <table:table-cell table:style-name="ce1" table:number-columns-repeated="2"/>
          <table:table-cell table:style-name="ce14" office:value-type="string" calcext:value-type="string" table:number-columns-spanned="2" table:number-rows-spanned="1">
            <text:p>The goal of the BCT is to guide the user through the process of gathering project parameters and financial estimation input, iterating on and refining project estimates, completing a detailed financial analysis, producing summary metrics, and, ultimately, using these results to support a "go"/"no-go" decision for project approval and funding.</text:p>
          </table:table-cell>
          <table:covered-table-cell table:style-name="ce15"/>
          <table:table-cell table:style-name="ce37" table:number-columns-repeated="9"/>
          <table:table-cell table:number-columns-repeated="1011"/>
        </table:table-row>
        <table:table-row table:style-name="ro9">
          <table:table-cell table:style-name="ce1" table:number-columns-repeated="2"/>
          <table:table-cell table:style-name="ce14" office:value-type="string" calcext:value-type="string" table:number-columns-spanned="2" table:number-rows-spanned="1">
            <text:p>The BCT allows for 3 increasingly precise methods of estimation for each major category of cost or benefit. <text:s/>The three estimation types are High-Level, Parametric &amp; Actual. <text:s/>Many of the detail level tabs have headings for each of these three types of estimation in the left margin.</text:p>
          </table:table-cell>
          <table:covered-table-cell table:style-name="ce15"/>
          <table:table-cell table:style-name="ce37" table:number-columns-repeated="9"/>
          <table:table-cell table:number-columns-repeated="1011"/>
        </table:table-row>
        <table:table-row table:style-name="ro10">
          <table:table-cell table:style-name="ce1" table:number-columns-repeated="2"/>
          <table:table-cell table:style-name="ce14" office:value-type="string" calcext:value-type="string" table:number-columns-spanned="2" table:number-rows-spanned="1">
            <text:p>Information flow within the BCT generally goes from tabs on the right (detail) to tabs on the left (calculation, aggregation and summarization). <text:s/>Therefore, navigation for user familiarity is recommended to start from left (view results/outcomes at summary level) and proceed to the right (understanding of detailed input &amp; estimations).</text:p>
          </table:table-cell>
          <table:covered-table-cell table:style-name="ce15"/>
          <table:table-cell table:style-name="ce37" table:number-columns-repeated="9"/>
          <table:table-cell table:number-columns-repeated="1011"/>
        </table:table-row>
        <table:table-row table:style-name="ro11">
          <table:table-cell table:style-name="ce1" table:number-columns-repeated="2"/>
          <table:table-cell table:style-name="ce14" office:value-type="string" calcext:value-type="string" table:number-columns-spanned="2" table:number-rows-spanned="1">
            <text:p>Conventions: Fields to be used for user input are in <text:span text:style-name="T7">red</text:span><text:span text:style-name="T8"> text, fields carried forward or referenced by other tabs are </text:span><text:span text:style-name="T9">bold</text:span><text:span text:style-name="T10">, calculated fields are in black text.  </text:span></text:p>
          </table:table-cell>
          <table:covered-table-cell table:style-name="ce15"/>
          <table:table-cell table:style-name="ce15" table:number-columns-repeated="9"/>
          <table:table-cell table:number-columns-repeated="1011"/>
        </table:table-row>
        <table:table-row table:style-name="ro12">
          <table:table-cell table:style-name="ce1" table:number-columns-repeated="2"/>
          <table:table-cell table:style-name="ce14" office:value-type="string" calcext:value-type="string" table:number-columns-spanned="2" table:number-rows-spanned="1">
            <text:p>Overview instructions are provided below. <text:s/>More detailed, supplemental instructions are provided within each tab on its use.</text:p>
          </table:table-cell>
          <table:covered-table-cell table:style-name="ce15"/>
          <table:table-cell table:style-name="ce15" table:number-columns-repeated="4"/>
          <table:table-cell table:style-name="ce43" table:number-columns-repeated="5"/>
          <table:table-cell table:number-columns-repeated="1011"/>
        </table:table-row>
        <table:table-row table:style-name="ro3">
          <table:table-cell table:style-name="ce1" table:number-columns-repeated="8"/>
          <table:table-cell table:number-columns-repeated="1016"/>
        </table:table-row>
        <table:table-row table:style-name="ro13">
          <table:table-cell table:style-name="ce1" table:number-columns-repeated="8"/>
          <table:table-cell table:number-columns-repeated="1016"/>
        </table:table-row>
        <table:table-row table:style-name="ro3">
          <table:table-cell table:style-name="ce1"/>
          <table:table-cell table:style-name="ce6" office:value-type="string" calcext:value-type="string">
            <text:p>Per Tab Details</text:p>
            <draw:custom-shape table:end-cell-address="TOC.C18" table:end-x="0.006cm" table:end-y="0.451cm" draw:z-index="2" draw:name="Прямоугольник 3" draw:style-name="gr1" draw:text-style-name="P1" svg:width="2.698cm" svg:height="0.45cm" svg:x="0cm" svg:y="0.001cm">
              <text:p/>
              <draw:enhanced-geometry svg:viewBox="0 0 21600 21600" draw:type="rectangle" draw:enhanced-path="M 0 0 L 21600 0 21600 21600 0 21600 0 0 Z N"/>
            </draw:custom-shape>
          </table:table-cell>
          <table:table-cell table:style-name="ce1" table:number-columns-repeated="6"/>
          <table:table-cell table:number-columns-repeated="1016"/>
        </table:table-row>
        <table:table-row table:style-name="ro14">
          <table:table-cell table:style-name="ce1"/>
          <table:table-cell table:style-name="ce7"/>
          <table:table-cell table:style-name="ce16" table:formula="of:=[$'CF &amp; ROI Analysis'.B2]" office:value-type="string" office:string-value="Cash Flow &amp; ROI Analysis" calcext:value-type="string">
            <text:p>Cash Flow &amp; ROI Analysis</text:p>
          </table:table-cell>
          <table:table-cell table:style-name="ce31" office:value-type="string" calcext:value-type="string">
            <text:p>This tab contains various measures of financial feasibility, Return on Investment (ROI) and justification, including: Net Present Value (NPV), Internal Rate of Return (IRR), and Breakeven. <text:s/>Pulls data mainly from the Cost &amp; Benefit Summary tab. <text:s/>Also pulls a few, key input parameters from Input of Assumptions area of Input Sensitivity tab.</text:p>
          </table:table-cell>
          <table:table-cell table:style-name="ce38" table:number-columns-repeated="9"/>
          <table:table-cell table:number-columns-repeated="1011"/>
        </table:table-row>
        <table:table-row table:style-name="ro10">
          <table:table-cell table:style-name="ce1"/>
          <table:table-cell table:style-name="ce7"/>
          <table:table-cell table:style-name="ce17"/>
          <table:table-cell table:style-name="ce31" office:value-type="string" calcext:value-type="string">
            <text:p>Also contains the underlying year-to-year estimated financial results, which roll-up into a Cash Flow (CF) analysis containing the following sub-categories: One-time costs (expenses and capital), Ongoing Costs, Ongoing Benefits, Depreciation.</text:p>
          </table:table-cell>
          <table:table-cell table:style-name="ce39" table:number-columns-repeated="9"/>
          <table:table-cell table:number-columns-repeated="1011"/>
        </table:table-row>
        <table:table-row table:style-name="ro15">
          <table:table-cell table:style-name="ce1"/>
          <table:table-cell table:style-name="ce8"/>
          <table:table-cell table:style-name="ce18" table:formula="of:=[$'Input Tornado'.B2]" office:value-type="string" office:string-value="Input &amp; Tornado Sensitivity Analysis" calcext:value-type="string">
            <text:p>Input &amp; Tornado Sensitivity Analysis</text:p>
          </table:table-cell>
          <table:table-cell table:style-name="ce31" office:value-type="string" calcext:value-type="string">
            <text:p>Location of all key input parameters. <text:s/>Also, provides workspace to run the integrated Tornado macro. <text:s/>This macro takes user-defined input parameters and produces a tornado diagram. <text:s/>This chart allows the user to analyze the relative importance of the input parameters in terms of their influence on the outcome of the BCT model (typically outcome is measured in 5 year NPV). <text:s/>This type of sensitivity analysis is in compliance with OMB circular A-74.</text:p>
          </table:table-cell>
          <table:table-cell table:style-name="ce39" table:number-columns-repeated="9"/>
          <table:table-cell table:number-columns-repeated="1011"/>
        </table:table-row>
        <table:table-row table:style-name="ro16">
          <table:table-cell table:style-name="ce1"/>
          <table:table-cell table:style-name="ce8"/>
          <table:table-cell table:style-name="ce19" table:formula="of:=[$'CostBenefit Summary'.B2]" office:value-type="string" office:string-value="Cost &amp; Benefit Summary" calcext:value-type="string">
            <text:p>Cost &amp; Benefit Summary</text:p>
          </table:table-cell>
          <table:table-cell table:style-name="ce31" office:value-type="string" calcext:value-type="string">
            <text:p>Summarizes major categories of costs and benefits. <text:s/>Acts as a rudimentary "pivot table" for user selection of level of estimate. <text:s/>As directed by "x" marks from the user, the CostBenefit Summary tab pulls information from the appropriate estimation type area of each supporting, detailed workbook tabs: Savings, Revenue, Incremental Ongoing Costs, Project Expenses &amp; Project Capital.</text:p>
          </table:table-cell>
          <table:table-cell table:style-name="ce39" table:number-columns-repeated="9"/>
          <table:table-cell table:number-columns-repeated="1011"/>
        </table:table-row>
        <table:table-row table:style-name="ro8">
          <table:table-cell table:style-name="ce1"/>
          <table:table-cell table:style-name="ce8"/>
          <table:table-cell table:style-name="ce20" table:formula="of:=[$Savings.B2]" office:value-type="string" office:string-value="Savings Benefit Estimates" calcext:value-type="string">
            <text:p>Savings Benefit Estimates</text:p>
          </table:table-cell>
          <table:table-cell table:style-name="ce31" office:value-type="string" calcext:value-type="string">
            <text:p>Provides a workspace for user quantification of incremental cost savings benefits of a project at three, increasingly accurate/detailed levels of estimation. <text:s/>Pulls key input parameters from Input of Assumptions area of Input Sensitivity tab.</text:p>
          </table:table-cell>
          <table:table-cell table:style-name="ce39" table:number-columns-repeated="9"/>
          <table:table-cell table:number-columns-repeated="1011"/>
        </table:table-row>
        <table:table-row table:style-name="ro17">
          <table:table-cell table:style-name="ce1"/>
          <table:table-cell table:style-name="ce8"/>
          <table:table-cell table:style-name="ce21" table:formula="of:=[$Revenue.B2]" office:value-type="string" office:string-value="Revenue Benefit Estimates" calcext:value-type="string">
            <text:p>Revenue Benefit Estimates</text:p>
          </table:table-cell>
          <table:table-cell table:style-name="ce31" office:value-type="string" calcext:value-type="string">
            <text:p>Provides a workspace for quantification of incremental revenue generating benefits of a project at three, increasingly accurate/detailed levels of estimation. <text:s/>Pulls key input parameters from Input of Assumptions area of Input Sensitivity tab.</text:p>
          </table:table-cell>
          <table:table-cell table:style-name="ce39" table:number-columns-repeated="9"/>
          <table:table-cell table:number-columns-repeated="1011"/>
        </table:table-row>
        <table:table-row table:style-name="ro17">
          <table:table-cell table:style-name="ce1"/>
          <table:table-cell table:style-name="ce8"/>
          <table:table-cell table:style-name="ce22" table:formula="of:=[$BenefitsID.$B$2]" office:value-type="string" office:string-value="Sample Benefits Identification Model" calcext:value-type="string">
            <text:p>Sample Benefits Identification Model</text:p>
          </table:table-cell>
          <table:table-cell table:style-name="ce31" office:value-type="string" calcext:value-type="string">
            <text:p>Provides an approach to thinking through the potential benefit areas, benefit metrics and benefit calculations associated with a proposed project in a commercial setting. <text:s/>Currently no inbound or outbound links to/from the rest of the Business Case Template.</text:p>
          </table:table-cell>
          <table:table-cell table:style-name="ce39" table:number-columns-repeated="9"/>
          <table:table-cell table:number-columns-repeated="1011"/>
        </table:table-row>
        <table:table-row table:style-name="ro18">
          <table:table-cell table:style-name="ce1"/>
          <table:table-cell table:style-name="ce8"/>
          <table:table-cell table:style-name="ce23" table:formula="of:=[$'Incrtl Ongoing Costs'.B2]" office:value-type="string" office:string-value="Incremental Ongoing Costs" calcext:value-type="string">
            <text:p>Incremental Ongoing Costs</text:p>
          </table:table-cell>
          <table:table-cell table:style-name="ce31" office:value-type="string" calcext:value-type="string">
            <text:p>Provides a workspace for user quantification of various, incremental, ongoing costs as a result of implementing the project. <text:s/>This sheet provides for this quantification at three, increasingly accurate/detailed levels of estimation. <text:s/>Pulls key input parameters from Input of Assumptions area of Input Sensitivity tab.</text:p>
          </table:table-cell>
          <table:table-cell table:style-name="ce39" table:number-columns-repeated="9"/>
          <table:table-cell table:number-columns-repeated="1011"/>
        </table:table-row>
        <table:table-row table:style-name="ro19">
          <table:table-cell table:style-name="ce1"/>
          <table:table-cell table:style-name="ce8"/>
          <table:table-cell table:style-name="ce24" table:formula="of:=[$'Project Expenses'.B2]" office:value-type="string" office:string-value="Project Expenses" calcext:value-type="string">
            <text:p>Project Expenses</text:p>
          </table:table-cell>
          <table:table-cell table:style-name="ce31" office:value-type="string" calcext:value-type="string">
            <text:p>Provides a workspace for quantification of project expenses required for project implementation. <text:s/>In IT projects, this typically consists of consulting, integration, programming, related travel &amp; expenses, and computer hardware, network equipment, or software that does not fulfill the rules for availability to depreciate over time. <text:s/>Internal labor costs and associated travel &amp; expenses are also typically counted in this category.</text:p>
          </table:table-cell>
          <table:table-cell table:style-name="ce39" table:number-columns-repeated="9"/>
          <table:table-cell table:number-columns-repeated="1011"/>
        </table:table-row>
        <table:table-row table:style-name="ro20">
          <table:table-cell table:style-name="ce1"/>
          <table:table-cell table:style-name="ce8"/>
          <table:table-cell table:style-name="ce25" table:formula="of:=[$'Project Capital'.B2]" office:value-type="string" office:string-value="Project Capital Expenditures" calcext:value-type="string">
            <text:p>Project Capital Expenditures</text:p>
          </table:table-cell>
          <table:table-cell table:style-name="ce31" office:value-type="string" calcext:value-type="string">
            <text:p>Provides a workspace for quantification of project capital goods required for project implementation. <text:s/>In IT projects this typically consists of computer hardware, network equipment, some custom-developed computer software and some consulting. <text:s/>On occasion, this category might also include other capital items such as buildings, furniture, telecommunications equipment, or building renovations.</text:p>
          </table:table-cell>
          <table:table-cell table:style-name="ce39" table:number-columns-repeated="9"/>
          <table:table-cell table:number-columns-repeated="1011"/>
        </table:table-row>
        <table:table-row table:style-name="ro21">
          <table:table-cell table:style-name="ce1"/>
          <table:table-cell table:style-name="ce8"/>
          <table:table-cell table:style-name="ce26" office:value-type="string" calcext:value-type="string">
            <text:p><text:span text:style-name="T11"><text:a xlink:href="#Glossary.B2" xlink:type="simple">Glossary</text:a></text:span></text:p>
          </table:table-cell>
          <table:table-cell table:style-name="ce15" office:value-type="string" calcext:value-type="string">
            <text:p>Provides a listing of key words or phrases, their definition, and how their used.</text:p>
          </table:table-cell>
          <table:table-cell table:style-name="ce15" table:number-columns-repeated="9"/>
          <table:table-cell table:number-columns-repeated="1011"/>
        </table:table-row>
        <table:table-row table:style-name="ro22">
          <table:table-cell table:style-name="ce1"/>
          <table:table-cell table:style-name="ce8"/>
          <table:table-cell table:style-name="ce27" table:formula="of:=[$Charts.B2]" office:value-type="string" office:string-value="Charts" calcext:value-type="string">
            <text:p>Charts</text:p>
          </table:table-cell>
          <table:table-cell table:style-name="ce15" office:value-type="string" calcext:value-type="string">
            <text:p>Provides graphical summaries of financial and other analysis results from the BCT.</text:p>
          </table:table-cell>
          <table:table-cell table:style-name="ce15" table:number-columns-repeated="9"/>
          <table:table-cell table:number-columns-repeated="1011"/>
        </table:table-row>
        <table:table-row table:style-name="ro17">
          <table:table-cell table:style-name="ce1"/>
          <table:table-cell table:style-name="ce8"/>
          <table:table-cell table:style-name="ce26" office:value-type="string" calcext:value-type="string">
            <text:p><text:span text:style-name="T11"><text:a xlink:href="#Simulation.B2" xlink:type="simple">Simulation</text:a></text:span></text:p>
          </table:table-cell>
          <table:table-cell table:style-name="ce31" office:value-type="string" calcext:value-type="string">
            <text:p>Provides workspace where the user may run a separately downloadable Excel add-in to automatically simulate many scenarios of the BCT, with user-specified variance of a parameter to generate an inverse cumulative distribution curve.</text:p>
          </table:table-cell>
          <table:table-cell table:style-name="ce39" table:number-columns-repeated="9"/>
          <table:table-cell table:number-columns-repeated="1011"/>
        </table:table-row>
        <table:table-row table:style-name="ro13">
          <table:table-cell table:style-name="ce1" table:number-columns-repeated="8"/>
          <table:table-cell table:number-columns-repeated="1016"/>
        </table:table-row>
        <table:table-row table:style-name="ro3">
          <table:table-cell table:style-name="ce1"/>
          <table:table-cell table:style-name="ce6" office:value-type="string" calcext:value-type="string">
            <text:p>Installation</text:p>
            <draw:custom-shape table:end-cell-address="TOC.C33" table:end-x="0.006cm" table:end-y="0.45cm" draw:z-index="3" draw:name="Прямоугольник 4" draw:style-name="gr1" draw:text-style-name="P1" svg:width="2.698cm" svg:height="0.45cm" svg:x="0cm" svg:y="0cm">
              <text:p/>
              <draw:enhanced-geometry svg:viewBox="0 0 21600 21600" draw:type="rectangle" draw:enhanced-path="M 0 0 L 21600 0 21600 21600 0 21600 0 0 Z N"/>
            </draw:custom-shape>
          </table:table-cell>
          <table:table-cell table:style-name="ce1" table:number-columns-repeated="6"/>
          <table:table-cell table:number-columns-repeated="1016"/>
        </table:table-row>
        <table:table-row table:style-name="ro3">
          <table:table-cell table:style-name="ce1" table:number-columns-repeated="2"/>
          <table:table-cell table:style-name="ce8"/>
          <table:table-cell table:style-name="ce32" office:value-type="string" calcext:value-type="string">
            <text:p><text:span text:style-name="T11"><text:a xlink:href="http://www.kellogg.nwu.edu/faculty/myerson/ftp/addins.htm" xlink:type="simple">http://www.kellogg.nwu.edu/faculty/myerson/ftp/addins.htm</text:a></text:span></text:p>
          </table:table-cell>
          <table:table-cell table:style-name="ce1" table:number-columns-repeated="4"/>
          <table:table-cell table:number-columns-repeated="1016"/>
        </table:table-row>
        <table:table-row table:style-name="ro23">
          <table:table-cell table:style-name="ce1" table:number-columns-repeated="2"/>
          <table:table-cell table:style-name="ce8" office:value-type="string" calcext:value-type="string">
            <text:p>SimTools add-in</text:p>
          </table:table-cell>
          <table:table-cell table:style-name="ce33" office:value-type="string" calcext:value-type="string">
            <text:p>The BCT uses an Excel add-in, SimTools, which is available for download at the above URL. <text:s/>SimTools supports Monte Carlo simulation and additional statistical analysis of uncertainty in the cost-benefits model. <text:s/>Click on the above link and follow the instructions for downloading to enable these features.</text:p>
          </table:table-cell>
          <table:table-cell table:style-name="ce33" table:number-columns-repeated="4"/>
          <table:table-cell table:style-name="ce42" table:number-columns-repeated="5"/>
          <table:table-cell table:number-columns-repeated="1011"/>
        </table:table-row>
        <table:table-row table:style-name="ro3">
          <table:table-cell table:style-name="ce1" table:number-columns-repeated="8"/>
          <table:table-cell table:number-columns-repeated="1016"/>
        </table:table-row>
        <table:table-row table:style-name="ro3">
          <table:table-cell table:style-name="ce1"/>
          <table:table-cell table:style-name="ce6" office:value-type="string" calcext:value-type="string">
            <text:p>Instructions</text:p>
            <draw:custom-shape table:end-cell-address="TOC.C37" table:end-x="0.006cm" table:end-y="0.45cm" draw:z-index="4" draw:name="Прямоугольник 5" draw:style-name="gr2" draw:text-style-name="P1" svg:width="2.698cm" svg:height="0.449cm" svg:x="0cm" svg:y="0.001cm">
              <text:p/>
              <draw:enhanced-geometry svg:viewBox="0 0 21600 21600" draw:type="rectangle" draw:enhanced-path="M 0 0 L 21600 0 21600 21600 0 21600 0 0 Z N"/>
            </draw:custom-shape>
          </table:table-cell>
          <table:table-cell table:style-name="ce1" table:number-columns-repeated="6"/>
          <table:table-cell table:number-columns-repeated="1016"/>
        </table:table-row>
        <table:table-row table:style-name="ro22">
          <table:table-cell table:style-name="ce1"/>
          <table:table-cell table:style-name="ce9" office:value-type="float" office:value="1" calcext:value-type="float">
            <text:p>1</text:p>
          </table:table-cell>
          <table:table-cell table:style-name="ce1" office:value-type="string" calcext:value-type="string">
            <text:p>Read the Business Case Developers Guide to understand the overall approach to developing a business case.</text:p>
          </table:table-cell>
          <table:table-cell table:style-name="ce1" table:number-columns-repeated="5"/>
          <table:table-cell table:number-columns-repeated="1016"/>
        </table:table-row>
        <table:table-row table:style-name="ro3">
          <table:table-cell table:style-name="ce1"/>
          <table:table-cell table:style-name="ce8" office:value-type="float" office:value="2" calcext:value-type="float">
            <text:p>2</text:p>
          </table:table-cell>
          <table:table-cell table:style-name="ce8" office:value-type="string" calcext:value-type="string">
            <text:p>Familiarize yourself with the overall structure of the workbook, the approach used for each tab and its subsequent information flow.</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9" office:value-type="float" office:value="3" calcext:value-type="float">
            <text:p>3</text:p>
          </table:table-cell>
          <table:table-cell table:style-name="ce8" office:value-type="string" calcext:value-type="string">
            <text:p>Use the Benefits ID tab to identify all savings and revenue benefits of the potential project.</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10" office:value-type="float" office:value="4" calcext:value-type="float">
            <text:p>4</text:p>
          </table:table-cell>
          <table:table-cell table:style-name="ce8" office:value-type="string" calcext:value-type="string">
            <text:p>Perform ballpark parameter research.</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9" office:value-type="float" office:value="5" calcext:value-type="float">
            <text:p>5</text:p>
          </table:table-cell>
          <table:table-cell table:style-name="ce8" office:value-type="string" calcext:value-type="string">
            <text:p>Revise benefit scenarios in the Savings and Revenue tabs.</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10" office:value-type="float" office:value="6" calcext:value-type="float">
            <text:p>6</text:p>
          </table:table-cell>
          <table:table-cell table:style-name="ce8" office:value-type="string" calcext:value-type="string">
            <text:p>Revise Incremental Ongoing Costs, if necessary.</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9" office:value-type="float" office:value="7" calcext:value-type="float">
            <text:p>7</text:p>
          </table:table-cell>
          <table:table-cell table:style-name="ce8" office:value-type="string" calcext:value-type="string">
            <text:p>Revise Project Expenses and Project Capital tabs as this information becomes available.</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10" office:value-type="float" office:value="8" calcext:value-type="float">
            <text:p>8</text:p>
          </table:table-cell>
          <table:table-cell table:style-name="ce8" office:value-type="string" calcext:value-type="string">
            <text:p>Revise and proof workbook calculations.</text:p>
          </table:table-cell>
          <table:table-cell table:style-name="ce8" table:number-columns-repeated="5"/>
          <table:table-cell table:style-name="ce7" table:number-columns-repeated="5"/>
          <table:table-cell table:number-columns-repeated="1011"/>
        </table:table-row>
        <table:table-row table:style-name="ro24">
          <table:table-cell table:style-name="ce1"/>
          <table:table-cell table:style-name="ce9" office:value-type="float" office:value="9" calcext:value-type="float">
            <text:p>9</text:p>
          </table:table-cell>
          <table:table-cell table:style-name="ce28" office:value-type="string" calcext:value-type="string" table:number-columns-spanned="2" table:number-rows-spanned="1">
            <text:p>Ensure "x" marks are provided in the appropriate column of the CostBenefit Summary tab and point to the most accurate/appropriate section/information in each detailed tab. <text:s/>At this stage, most are likely to be "parametric" estimates.</text:p>
          </table:table-cell>
          <table:covered-table-cell table:style-name="ce34"/>
          <table:table-cell table:style-name="ce34" table:number-columns-repeated="9"/>
          <table:table-cell table:number-columns-repeated="1011"/>
        </table:table-row>
        <table:table-row table:style-name="ro25">
          <table:table-cell table:style-name="ce1"/>
          <table:table-cell table:style-name="ce10" office:value-type="float" office:value="10" calcext:value-type="float">
            <text:p>10</text:p>
          </table:table-cell>
          <table:table-cell table:style-name="ce28" office:value-type="string" calcext:value-type="string" table:number-columns-spanned="2" table:number-rows-spanned="1">
            <text:p>Enter all key input parameters in the Input of Assumptions section of the Input Tornado tab. <text:s/>Then, create references to them from all appropriate, underlying detailed tabs.</text:p>
          </table:table-cell>
          <table:covered-table-cell table:style-name="ce34"/>
          <table:table-cell table:style-name="ce40" table:number-columns-repeated="9"/>
          <table:table-cell table:number-columns-repeated="1011"/>
        </table:table-row>
        <table:table-row table:style-name="ro3">
          <table:table-cell table:style-name="ce1"/>
          <table:table-cell table:style-name="ce9" office:value-type="float" office:value="11" calcext:value-type="float">
            <text:p>11</text:p>
          </table:table-cell>
          <table:table-cell table:style-name="ce8" office:value-type="string" calcext:value-type="string">
            <text:p>Run preliminary sensitivity analysis &amp; <text:s/>produce tornado diagram by using the Tornado macro.</text:p>
          </table:table-cell>
          <table:table-cell table:style-name="ce8" table:number-columns-repeated="5"/>
          <table:table-cell table:style-name="ce7" table:number-columns-repeated="5"/>
          <table:table-cell table:number-columns-repeated="1011"/>
        </table:table-row>
        <table:table-row table:style-name="ro26">
          <table:table-cell table:style-name="ce1"/>
          <table:table-cell table:style-name="ce10"/>
          <table:table-cell table:style-name="ce28" office:value-type="string" calcext:value-type="string" table:number-columns-spanned="2" table:number-rows-spanned="1">
            <text:p>Follow the instructions in the Input Tornado tab and within the macro, itself. <text:s/>NPV is recommend as the best output cell as demonstrated in the sample.</text:p>
          </table:table-cell>
          <table:covered-table-cell table:style-name="ce34"/>
          <table:table-cell table:style-name="ce41" table:number-columns-repeated="9"/>
          <table:table-cell table:number-columns-repeated="1011"/>
        </table:table-row>
        <table:table-row table:style-name="ro27">
          <table:table-cell table:style-name="ce1"/>
          <table:table-cell table:style-name="ce8"/>
          <table:table-cell table:style-name="ce28" office:value-type="string" calcext:value-type="string" table:number-columns-spanned="2" table:number-rows-spanned="1">
            <text:p>A new sheet will be created in your workbook. <text:s/>It will contain the new tornado diagram, sorted so that the parameters having the most influence on the output cell (NPV in our sample) are at the top and contain the largest horizontal bars.</text:p>
          </table:table-cell>
          <table:covered-table-cell table:style-name="ce34"/>
          <table:table-cell table:style-name="ce41" table:number-columns-repeated="9"/>
          <table:table-cell table:number-columns-repeated="1011"/>
        </table:table-row>
        <table:table-row table:style-name="ro3">
          <table:table-cell table:style-name="ce1"/>
          <table:table-cell table:style-name="ce8" office:value-type="float" office:value="12" calcext:value-type="float">
            <text:p>12</text:p>
          </table:table-cell>
          <table:table-cell table:style-name="ce8" office:value-type="string" calcext:value-type="string">
            <text:p>Identify high impact input parameters by looking at top of tornado (largest bars mean degree of influence).</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8" office:value-type="float" office:value="13" calcext:value-type="float">
            <text:p>13</text:p>
          </table:table-cell>
          <table:table-cell table:style-name="ce8" office:value-type="string" calcext:value-type="string">
            <text:p>Perform parametric research, prioritizing those parameters that were at the top of the most recent tornado diagram.</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8" office:value-type="float" office:value="14" calcext:value-type="float">
            <text:p>14</text:p>
          </table:table-cell>
          <table:table-cell table:style-name="ce8" office:value-type="string" calcext:value-type="string">
            <text:p>Refine accuracy of all estimates used as input parameters.</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8" office:value-type="float" office:value="15" calcext:value-type="float">
            <text:p>15</text:p>
          </table:table-cell>
          <table:table-cell table:style-name="ce8" office:value-type="string" calcext:value-type="string">
            <text:p>Run 2nd sensitivity analysis &amp; produce tornado diagram.</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8" office:value-type="float" office:value="16" calcext:value-type="float">
            <text:p>16</text:p>
          </table:table-cell>
          <table:table-cell table:style-name="ce8" office:value-type="string" calcext:value-type="string">
            <text:p>Download SimTools and place in appropriate directory</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8" office:value-type="float" office:value="17" calcext:value-type="float">
            <text:p>17</text:p>
          </table:table-cell>
          <table:table-cell table:style-name="ce8" office:value-type="string" calcext:value-type="string">
            <text:p>Select key parameters and run simulation sensitivity analysis.</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8" office:value-type="float" office:value="18" calcext:value-type="float">
            <text:p>18</text:p>
          </table:table-cell>
          <table:table-cell table:style-name="ce8" office:value-type="string" calcext:value-type="string">
            <text:p>Produce charts.</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8" office:value-type="float" office:value="19" calcext:value-type="float">
            <text:p>19</text:p>
          </table:table-cell>
          <table:table-cell table:style-name="ce8" office:value-type="string" calcext:value-type="string">
            <text:p>Utilize results as recommended in the Guide</text:p>
          </table:table-cell>
          <table:table-cell table:style-name="ce8" table:number-columns-repeated="5"/>
          <table:table-cell table:style-name="ce7" table:number-columns-repeated="5"/>
          <table:table-cell table:number-columns-repeated="1011"/>
        </table:table-row>
        <table:table-row table:style-name="ro3">
          <table:table-cell table:style-name="ce1"/>
          <table:table-cell table:style-name="ce8" office:value-type="float" office:value="20" calcext:value-type="float">
            <text:p>20</text:p>
          </table:table-cell>
          <table:table-cell table:style-name="ce8" office:value-type="string" calcext:value-type="string">
            <text:p>Refresh input parameters as more accurate or reliable estimates or information become available. <text:s/>Repeat steps 16 -19 as necessary.</text:p>
          </table:table-cell>
          <table:table-cell table:style-name="ce8" table:number-columns-repeated="5"/>
          <table:table-cell table:style-name="ce7" table:number-columns-repeated="5"/>
          <table:table-cell table:number-columns-repeated="1011"/>
        </table:table-row>
        <table:table-row table:style-name="ro21">
          <table:table-cell table:style-name="ce1"/>
          <table:table-cell table:style-name="ce8" office:value-type="float" office:value="21" calcext:value-type="float">
            <text:p>21</text:p>
          </table:table-cell>
          <table:table-cell table:style-name="ce28" office:value-type="string" calcext:value-type="string" table:number-columns-spanned="2" table:number-rows-spanned="1">
            <text:p>After project is implemented and operations are expected to be enjoying the estimated benefits, capture actual Key Performance Indicator (KPI) data. <text:s/></text:p>
          </table:table-cell>
          <table:covered-table-cell table:style-name="ce34"/>
          <table:table-cell table:style-name="ce34" table:number-columns-repeated="9"/>
          <table:table-cell table:number-columns-repeated="1011"/>
        </table:table-row>
        <table:table-row table:style-name="ro28">
          <table:table-cell/>
          <table:table-cell table:style-name="ce8" office:value-type="float" office:value="22" calcext:value-type="float">
            <text:p>22</text:p>
          </table:table-cell>
          <table:table-cell table:style-name="ce29" office:value-type="string" calcext:value-type="string" table:number-columns-spanned="2" table:number-rows-spanned="1">
            <text:p>Utilize the information gathered in the step above as Actual Results-level input parameters. <text:s/>Ensure "x" marks in in the appropriate columns in CostBenefit Summary tab. <text:s/>Perform calculations of actual project ROI &amp; summarize/chart results for use in executive presentation.</text:p>
          </table:table-cell>
          <table:covered-table-cell table:style-name="ce35"/>
          <table:table-cell table:style-name="ce42" table:number-columns-repeated="9"/>
          <table:table-cell table:number-columns-repeated="1011"/>
        </table:table-row>
        <table:table-row table:style-name="ro3">
          <table:table-cell/>
          <table:table-cell table:style-name="ce7"/>
          <table:table-cell table:number-columns-repeated="1022"/>
        </table:table-row>
        <table:table-row table:style-name="ro3">
          <table:table-cell/>
          <table:table-cell table:style-name="ce11" office:value-type="string" calcext:value-type="string">
            <text:p>Troubleshooting</text:p>
            <draw:custom-shape table:end-cell-address="TOC.C63" table:end-x="0.006cm" table:end-y="0.45cm" draw:z-index="5" draw:name="Прямоугольник 7" draw:style-name="gr1" draw:text-style-name="P1" svg:width="2.698cm" svg:height="0.45cm" svg:x="0cm" svg:y="0cm">
              <text:p/>
              <draw:enhanced-geometry svg:viewBox="0 0 21600 21600" draw:type="rectangle" draw:enhanced-path="M 0 0 L 21600 0 21600 21600 0 21600 0 0 Z N"/>
            </draw:custom-shape>
          </table:table-cell>
          <table:table-cell table:number-columns-repeated="1022"/>
        </table:table-row>
        <table:table-row table:style-name="ro4">
          <table:table-cell/>
          <table:table-cell table:style-name="ce12"/>
          <table:table-cell table:style-name="ce30" office:value-type="string" calcext:value-type="string" table:number-columns-spanned="2" table:number-rows-spanned="1">
            <text:p>Immediately upon opening the BCT, click on the Enable Macros button to allow the proper operation of the Tornado diagramming macro for sensitivity analysis.</text:p>
          </table:table-cell>
          <table:covered-table-cell table:style-name="ce36"/>
          <table:table-cell table:style-name="ce36" table:number-columns-repeated="9"/>
          <table:table-cell table:number-columns-repeated="1011"/>
        </table:table-row>
        <table:table-row table:style-name="ro4">
          <table:table-cell table:number-columns-repeated="2"/>
          <table:table-cell table:style-name="ce30" office:value-type="string" calcext:value-type="string" table:number-columns-spanned="2" table:number-rows-spanned="1">
            <text:p>If you don't see the Tornado macro under the Tools\Macros sub-menu, your instance of Excel has been configured to disable macros. <text:s/>Please consult with your helpdesk to have macros enabled.</text:p>
          </table:table-cell>
          <table:covered-table-cell table:style-name="ce36"/>
          <table:table-cell table:style-name="ce36" table:number-columns-repeated="9"/>
          <table:table-cell table:number-columns-repeated="1011"/>
        </table:table-row>
        <table:table-row table:style-name="ro11">
          <table:table-cell table:number-columns-repeated="2"/>
          <table:table-cell table:style-name="ce30" office:value-type="string" calcext:value-type="string" table:number-columns-spanned="2" table:number-rows-spanned="1">
            <text:p>If the user is attempting to build a reference to a cell within Project Capital or Inctl Ongoing Costs and the typical Excel cursor turns into a hand, preventing specific cell reference, type in the cell location instead.</text:p>
          </table:table-cell>
          <table:covered-table-cell table:style-name="ce36"/>
          <table:table-cell table:style-name="ce36" table:number-columns-repeated="9"/>
          <table:table-cell table:number-columns-repeated="1011"/>
        </table:table-row>
        <table:table-row table:style-name="ro2">
          <table:table-cell table:number-columns-repeated="1024"/>
        </table:table-row>
        <table:table-row table:style-name="ro3">
          <table:table-cell/>
          <table:table-cell table:style-name="ce13" office:value-type="string" calcext:value-type="string">
            <text:p>EITK0304</text:p>
          </table:table-cell>
          <table:table-cell table:number-columns-repeated="1022"/>
        </table:table-row>
        <table:table-row table:style-name="ro3" table:number-rows-repeated="1048507">
          <table:table-cell table:number-columns-repeated="1024"/>
        </table:table-row>
        <table:table-row table:style-name="ro3">
          <table:table-cell table:number-columns-repeated="1024"/>
        </table:table-row>
      </table:table>
      <table:table table:name="Charts" table:style-name="ta2">
        <table:table-column table:style-name="co9" table:default-cell-style-name="ce45"/>
        <table:table-column table:style-name="co6" table:default-cell-style-name="ce45"/>
        <table:table-column table:style-name="co10" table:default-cell-style-name="ce45"/>
        <table:table-column table:style-name="co6" table:number-columns-repeated="254" table:default-cell-style-name="ce45"/>
        <table:table-column table:style-name="co6" table:number-columns-repeated="767" table:default-cell-style-name="Default"/>
        <table:table-row table:style-name="ro3">
          <table:table-cell table:style-name="ce44" office:value-type="string" calcext:value-type="string">
            <text:p>Business Case Spreadsheet (Template)</text:p>
          </table:table-cell>
          <table:table-cell table:style-name="ce44"/>
          <table:table-cell table:number-columns-repeated="1022"/>
        </table:table-row>
        <table:table-row table:style-name="ro1">
          <table:table-cell/>
          <table:table-cell table:style-name="ce46" office:value-type="string" calcext:value-type="string">
            <text:p>Charts</text:p>
          </table:table-cell>
          <table:table-cell table:number-columns-repeated="1022"/>
        </table:table-row>
        <table:table-row table:style-name="ro3">
          <table:table-cell table:number-columns-repeated="1024"/>
        </table:table-row>
        <table:table-row table:style-name="ro29">
          <table:table-cell/>
          <table:table-cell table:style-name="ce47" office:value-type="float" office:value="1" calcext:value-type="float">
            <text:p>1</text:p>
          </table:table-cell>
          <table:table-cell>
            <draw:frame table:end-cell-address="Charts.R45" table:end-x="0.778cm" table:end-y="0.08cm" draw:z-index="0" draw:name="Chart 2" draw:style-name="gr3" draw:text-style-name="P2" svg:width="24.351cm" svg:height="18.535cm" svg:x="0.074cm" svg:y="0.027cm">
              <draw:object draw:notify-on-update-of-ranges="'CF &amp; ROI Analysis'.C69:'CF &amp; ROI Analysis'.H69 'CF &amp; ROI Analysis'.C50:'CF &amp; ROI Analysis'.H50 'CF &amp; ROI Analysis'.C45:'CF &amp; ROI Analysis'.H45 'CF &amp; ROI Analysis'.C64:'CF &amp; ROI Analysis'.H64 'CF &amp; ROI Analysis'.C68:'CF &amp; ROI Analysis'.H68" xlink:href="./Object 1" xlink:type="simple" xlink:show="embed" xlink:actuate="onLoad"/>
              <draw:image xlink:href="./ObjectReplacements/Object 1" xlink:type="simple" xlink:show="embed" xlink:actuate="onLoad"/>
            </draw:frame>
          </table:table-cell>
          <table:table-cell table:number-columns-repeated="1021"/>
        </table:table-row>
        <table:table-row table:style-name="ro3" table:number-rows-repeated="2">
          <table:table-cell table:number-columns-repeated="1024"/>
        </table:table-row>
        <table:table-row table:style-name="ro3">
          <table:table-cell table:number-columns-repeated="3"/>
          <table:table-cell table:style-name="ce52" table:number-columns-repeated="7"/>
          <table:table-cell table:number-columns-repeated="1014"/>
        </table:table-row>
        <table:table-row table:style-name="ro3" table:number-rows-repeated="4">
          <table:table-cell table:number-columns-repeated="3"/>
          <table:table-cell table:style-name="ce53" table:number-columns-repeated="7"/>
          <table:table-cell table:number-columns-repeated="1014"/>
        </table:table-row>
        <table:table-row table:style-name="ro3">
          <table:table-cell table:number-columns-repeated="1024"/>
        </table:table-row>
        <table:table-row table:style-name="ro3">
          <table:table-cell table:number-columns-repeated="2"/>
          <table:table-cell table:style-name="ce49"/>
          <table:table-cell table:number-columns-repeated="1021"/>
        </table:table-row>
        <table:table-row table:style-name="ro3">
          <table:table-cell table:number-columns-repeated="2"/>
          <table:table-cell table:style-name="ce50"/>
          <table:table-cell table:number-columns-repeated="1021"/>
        </table:table-row>
        <table:table-row table:style-name="ro3">
          <table:table-cell table:number-columns-repeated="2"/>
          <table:table-cell table:style-name="ce51"/>
          <table:table-cell table:number-columns-repeated="1021"/>
        </table:table-row>
        <table:table-row table:style-name="ro3" table:number-rows-repeated="31">
          <table:table-cell table:number-columns-repeated="1024"/>
        </table:table-row>
        <table:table-row table:style-name="ro3">
          <table:table-cell/>
          <table:table-cell table:style-name="ce48" office:value-type="string" calcext:value-type="string">
            <text:p>Note that this single chart incorporates all significant cash flow measures. <text:s/>For some presentations it may be advisable to produce multiple, simpler charts.</text:p>
          </table:table-cell>
          <table:table-cell table:number-columns-repeated="1022"/>
        </table:table-row>
        <table:table-row table:style-name="ro3" table:number-rows-repeated="1048528">
          <table:table-cell table:number-columns-repeated="1024"/>
        </table:table-row>
        <table:table-row table:style-name="ro3">
          <table:table-cell table:number-columns-repeated="1024"/>
        </table:table-row>
      </table:table>
      <table:table table:name="Simulation" table:style-name="ta3" table:print-ranges="Simulation.A1:Simulation.P31">
        <table:table-column table:style-name="co11" table:default-cell-style-name="ce54"/>
        <table:table-column table:style-name="co12" table:default-cell-style-name="Default"/>
        <table:table-column table:style-name="co13" table:default-cell-style-name="ce54"/>
        <table:table-column table:style-name="co14" table:default-cell-style-name="ce63"/>
        <table:table-column table:style-name="co15" table:default-cell-style-name="ce54"/>
        <table:table-column table:style-name="co12" table:number-columns-repeated="1019" table:default-cell-style-name="Default"/>
        <table:table-row table:style-name="ro3">
          <table:table-cell table:style-name="ce5" office:value-type="string" calcext:value-type="string">
            <text:p>Business Case Spreadsheet (Template)</text:p>
          </table:table-cell>
          <table:table-cell table:style-name="ce5" table:number-columns-repeated="2"/>
          <table:table-cell table:style-name="ce62"/>
          <table:table-cell table:style-name="ce5" table:number-columns-repeated="1020"/>
        </table:table-row>
        <table:table-row table:style-name="ro30">
          <table:table-cell/>
          <table:table-cell table:style-name="ce55" office:value-type="string" calcext:value-type="string">
            <text:p>Simulation Sensitivity Analysis</text:p>
          </table:table-cell>
          <table:table-cell table:number-columns-repeated="1022"/>
        </table:table-row>
        <table:table-row table:style-name="ro31">
          <table:table-cell/>
          <table:table-cell table:style-name="ce56" office:value-type="string" calcext:value-type="string">
            <text:p>Step #</text:p>
          </table:table-cell>
          <table:table-cell table:style-name="ce59" office:value-type="string" calcext:value-type="string">
            <text:p>Sensitivity Simulation Instructions</text:p>
          </table:table-cell>
          <table:table-cell table:style-name="ce54"/>
          <table:table-cell table:number-columns-repeated="1020"/>
        </table:table-row>
        <table:table-row table:style-name="ro31">
          <table:table-cell/>
          <table:table-cell table:style-name="ce57" office:value-type="float" office:value="1" calcext:value-type="float">
            <text:p>1</text:p>
          </table:table-cell>
          <table:table-cell office:value-type="string" calcext:value-type="string">
            <text:p>Generate a tornado diagram following steps in Tornado Diagram section of Input Tornado tab. <text:s/>Identify top influencial parameters.</text:p>
          </table:table-cell>
          <table:table-cell table:style-name="ce54"/>
          <table:table-cell table:number-columns-repeated="1020"/>
        </table:table-row>
        <table:table-row table:style-name="ro31">
          <table:table-cell/>
          <table:table-cell table:style-name="ce57" office:value-type="float" office:value="2" calcext:value-type="float">
            <text:p>2</text:p>
          </table:table-cell>
          <table:table-cell office:value-type="string" calcext:value-type="string">
            <text:p>Plug the following formula into the best estimate cell for a key parameter of the Input Sensitivity tab:</text:p>
          </table:table-cell>
          <table:table-cell table:style-name="ce54"/>
          <table:table-cell table:number-columns-repeated="8"/>
          <table:table-cell table:style-name="ce54" office:value-type="string" calcext:value-type="string">
            <text:p>=NORMINV(RAND(),0.15,0.1)</text:p>
          </table:table-cell>
          <table:table-cell table:number-columns-repeated="3"/>
          <table:table-cell table:style-name="ce66" office:value-type="string" calcext:value-type="string">
            <text:p>SimTable</text:p>
          </table:table-cell>
          <table:table-cell table:style-name="ce68" table:formula="of:=[$'CF &amp; ROI Analysis'.I2]" office:value-type="float" office:value="2827104.10655164" calcext:value-type="float">
            <text:p><text:s/>2 827 104 </text:p>
          </table:table-cell>
          <table:table-cell table:number-columns-repeated="1006"/>
        </table:table-row>
        <table:table-row table:style-name="ro31">
          <table:table-cell/>
          <table:table-cell table:style-name="ce57"/>
          <table:table-cell/>
          <table:table-cell table:style-name="ce54" office:value-type="string" calcext:value-type="string">
            <text:p>Where NORMINV is the function that best approximates the shape of the distribution for this parameter.</text:p>
          </table:table-cell>
          <table:table-cell table:number-columns-repeated="12"/>
          <table:table-cell table:style-name="ce67" office:value-type="float" office:value="0" calcext:value-type="float">
            <text:p><text:s/>- <text:s text:c="2"/></text:p>
          </table:table-cell>
          <table:table-cell table:style-name="ce63" office:value-type="float" office:value="4848427.34392535" calcext:value-type="float">
            <text:p><text:s/>4 848 427 </text:p>
          </table:table-cell>
          <table:table-cell table:number-columns-repeated="1006"/>
        </table:table-row>
        <table:table-row table:style-name="ro31">
          <table:table-cell/>
          <table:table-cell table:style-name="ce57"/>
          <table:table-cell/>
          <table:table-cell table:style-name="ce54" office:value-type="string" calcext:value-type="string">
            <text:p>Where the mean of the distribution is 15% and the standard deviation is 10%.</text:p>
          </table:table-cell>
          <table:table-cell table:number-columns-repeated="12"/>
          <table:table-cell table:style-name="ce67" office:value-type="float" office:value="0.00952380952380952" calcext:value-type="float">
            <text:p><text:s/>0,01 </text:p>
          </table:table-cell>
          <table:table-cell table:style-name="ce63" office:value-type="float" office:value="4624103.01247838" calcext:value-type="float">
            <text:p><text:s/>4 624 103 </text:p>
          </table:table-cell>
          <table:table-cell table:number-columns-repeated="1006"/>
        </table:table-row>
        <table:table-row table:style-name="ro31">
          <table:table-cell/>
          <table:table-cell table:style-name="ce57"/>
          <table:table-cell/>
          <table:table-cell table:style-name="ce54" office:value-type="string" calcext:value-type="string">
            <text:p>Where RAND() is used to generate random numbers between 0 and 1</text:p>
          </table:table-cell>
          <table:table-cell table:number-columns-repeated="12"/>
          <table:table-cell table:style-name="ce67" office:value-type="float" office:value="0.0190476190476191" calcext:value-type="float">
            <text:p><text:s/>0,02 </text:p>
          </table:table-cell>
          <table:table-cell table:style-name="ce63" office:value-type="float" office:value="4612879.16368886" calcext:value-type="float">
            <text:p><text:s/>4 612 879 </text:p>
          </table:table-cell>
          <table:table-cell table:number-columns-repeated="1006"/>
        </table:table-row>
        <table:table-row table:style-name="ro26">
          <table:table-cell/>
          <table:table-cell table:style-name="ce57"/>
          <table:table-cell/>
          <table:table-cell table:style-name="ce60" office:value-type="string" calcext:value-type="string" table:number-columns-spanned="12" table:number-rows-spanned="1">
            <text:p>Where the NORMINV function uses this random number to genarate simulations of outcomes (typically NPV in cell D4) for this key parameter as it varies.</text:p>
          </table:table-cell>
          <table:covered-table-cell table:number-columns-repeated="11" table:style-name="ce64"/>
          <table:table-cell/>
          <table:table-cell table:style-name="ce67" office:value-type="float" office:value="0.0285714285714286" calcext:value-type="float">
            <text:p><text:s/>0,03 </text:p>
          </table:table-cell>
          <table:table-cell table:style-name="ce63" office:value-type="float" office:value="4471449.68986181" calcext:value-type="float">
            <text:p><text:s/>4 471 450 </text:p>
          </table:table-cell>
          <table:table-cell table:number-columns-repeated="1006"/>
        </table:table-row>
        <table:table-row table:style-name="ro31">
          <table:table-cell/>
          <table:table-cell table:style-name="ce57" office:value-type="float" office:value="3" calcext:value-type="float">
            <text:p>3</text:p>
          </table:table-cell>
          <table:table-cell office:value-type="string" calcext:value-type="string">
            <text:p>Run SimTable by using the Tools, SimTool, SimTable menu command from within the BCT</text:p>
          </table:table-cell>
          <table:table-cell table:style-name="ce54"/>
          <table:table-cell table:number-columns-repeated="12"/>
          <table:table-cell table:style-name="ce67" office:value-type="float" office:value="0.0380952380952381" calcext:value-type="float">
            <text:p><text:s/>0,04 </text:p>
          </table:table-cell>
          <table:table-cell table:style-name="ce63" office:value-type="float" office:value="4386063.13781061" calcext:value-type="float">
            <text:p><text:s/>4 386 063 </text:p>
          </table:table-cell>
          <table:table-cell table:number-columns-repeated="1006"/>
        </table:table-row>
        <table:table-row table:style-name="ro31">
          <table:table-cell/>
          <table:table-cell table:style-name="ce57" office:value-type="float" office:value="4" calcext:value-type="float">
            <text:p>4</text:p>
          </table:table-cell>
          <table:table-cell office:value-type="string" calcext:value-type="string">
            <text:p>Follow on screen instructions, using 2 columns and approx. 100 rows, starting from cell C4</text:p>
          </table:table-cell>
          <table:table-cell table:style-name="ce54"/>
          <table:table-cell table:number-columns-repeated="12"/>
          <table:table-cell table:style-name="ce67" office:value-type="float" office:value="0.0476190476190476" calcext:value-type="float">
            <text:p><text:s/>0,05 </text:p>
          </table:table-cell>
          <table:table-cell table:style-name="ce63" office:value-type="float" office:value="4342397.87647985" calcext:value-type="float">
            <text:p><text:s/>4 342 398 </text:p>
          </table:table-cell>
          <table:table-cell table:number-columns-repeated="1006"/>
        </table:table-row>
        <table:table-row table:style-name="ro31">
          <table:table-cell/>
          <table:table-cell table:style-name="ce57" office:value-type="float" office:value="5" calcext:value-type="float">
            <text:p>5</text:p>
          </table:table-cell>
          <table:table-cell office:value-type="string" calcext:value-type="string">
            <text:p>Sort cells D5 to end in descending order.</text:p>
          </table:table-cell>
          <table:table-cell table:style-name="ce54"/>
          <table:table-cell table:number-columns-repeated="12"/>
          <table:table-cell table:style-name="ce67" office:value-type="float" office:value="0.0571428571428571" calcext:value-type="float">
            <text:p><text:s/>0,06 </text:p>
          </table:table-cell>
          <table:table-cell table:style-name="ce63" office:value-type="float" office:value="4308955.29662658" calcext:value-type="float">
            <text:p><text:s/>4 308 955 </text:p>
          </table:table-cell>
          <table:table-cell table:number-columns-repeated="1006"/>
        </table:table-row>
        <table:table-row table:style-name="ro31">
          <table:table-cell/>
          <table:table-cell table:style-name="ce57" office:value-type="float" office:value="6" calcext:value-type="float">
            <text:p>6</text:p>
          </table:table-cell>
          <table:table-cell office:value-type="string" calcext:value-type="string">
            <text:p>Use Chart Wizard to plot a line graph as above.</text:p>
          </table:table-cell>
          <table:table-cell table:style-name="ce54"/>
          <table:table-cell table:number-columns-repeated="12"/>
          <table:table-cell table:style-name="ce67" office:value-type="float" office:value="0.0666666666666667" calcext:value-type="float">
            <text:p><text:s/>0,07 </text:p>
          </table:table-cell>
          <table:table-cell table:style-name="ce63" office:value-type="float" office:value="4236063.13304788" calcext:value-type="float">
            <text:p><text:s/>4 236 063 </text:p>
          </table:table-cell>
          <table:table-cell table:number-columns-repeated="1006"/>
        </table:table-row>
        <table:table-row table:style-name="ro32">
          <table:table-cell/>
          <table:table-cell table:style-name="ce57" office:value-type="float" office:value="7" calcext:value-type="float">
            <text:p>7</text:p>
          </table:table-cell>
          <table:table-cell table:style-name="ce60" office:value-type="string" calcext:value-type="string" table:number-columns-spanned="13" table:number-rows-spanned="1">
            <text:p>Observe line graph "tilt": the more horizontal the majority of the curve, the more predictable outcome (NPV) is as the key parameter varies according to the shape of the selected distribution curve.</text:p>
          </table:table-cell>
          <table:covered-table-cell table:number-columns-repeated="12" table:style-name="ce64"/>
          <table:table-cell/>
          <table:table-cell table:style-name="ce67" office:value-type="float" office:value="0.0761904761904762" calcext:value-type="float">
            <text:p><text:s/>0,08 </text:p>
          </table:table-cell>
          <table:table-cell table:style-name="ce63" office:value-type="float" office:value="4163292.18703612" calcext:value-type="float">
            <text:p><text:s/>4 163 292 </text:p>
          </table:table-cell>
          <table:table-cell table:number-columns-repeated="1006"/>
        </table:table-row>
        <table:table-row table:style-name="ro31">
          <table:table-cell/>
          <table:table-cell table:style-name="ce57" office:value-type="float" office:value="8" calcext:value-type="float">
            <text:p>8</text:p>
          </table:table-cell>
          <table:table-cell office:value-type="string" calcext:value-type="string">
            <text:p>Refine the chart for use in summary presentations</text:p>
          </table:table-cell>
          <table:table-cell table:style-name="ce54"/>
          <table:table-cell table:number-columns-repeated="12"/>
          <table:table-cell table:style-name="ce67" office:value-type="float" office:value="0.0857142857142857" calcext:value-type="float">
            <text:p><text:s/>0,09 </text:p>
          </table:table-cell>
          <table:table-cell table:style-name="ce63" office:value-type="float" office:value="4154672.27116576" calcext:value-type="float">
            <text:p><text:s/>4 154 672 </text:p>
          </table:table-cell>
          <table:table-cell table:number-columns-repeated="1006"/>
        </table:table-row>
        <table:table-row table:style-name="ro31">
          <table:table-cell/>
          <table:table-cell table:style-name="ce57" office:value-type="float" office:value="9" calcext:value-type="float">
            <text:p>9</text:p>
          </table:table-cell>
          <table:table-cell table:style-name="ce60" office:value-type="string" calcext:value-type="string" table:number-columns-spanned="13" table:number-rows-spanned="1">
            <text:p>If warranted, the user can perform this process for another, key parameter: to isolate the results of each simulation, start by re-keying a "hard-coded" (not formula, not reference) input of the parameter first chosen in step 2. <text:s/>Then go to step 1, select a new parameter and repeat steps 2 on.</text:p>
          </table:table-cell>
          <table:covered-table-cell table:number-columns-repeated="12" table:style-name="ce64"/>
          <table:table-cell/>
          <table:table-cell table:style-name="ce67" office:value-type="float" office:value="0.0952380952380952" calcext:value-type="float">
            <text:p><text:s/>0,10 </text:p>
          </table:table-cell>
          <table:table-cell table:style-name="ce63" office:value-type="float" office:value="4141342.82834332" calcext:value-type="float">
            <text:p><text:s/>4 141 343 </text:p>
          </table:table-cell>
          <table:table-cell table:number-columns-repeated="1006"/>
        </table:table-row>
        <table:table-row table:style-name="ro33">
          <table:table-cell/>
          <table:table-cell table:style-name="ce57" office:value-type="float" office:value="10" calcext:value-type="float">
            <text:p>10</text:p>
          </table:table-cell>
          <table:table-cell table:style-name="ce60" office:value-type="string" calcext:value-type="string" table:number-columns-spanned="13" table:number-rows-spanned="1">
            <text:p>A more sophisticated and thorough variation on step 9 above is to run a simulation on multiple, key parameters simultaneously. <text:s/>To do this, <text:s/>the user would execute step 2 for select parameters (ex: top 5).</text:p>
          </table:table-cell>
          <table:covered-table-cell table:number-columns-repeated="12" table:style-name="ce64"/>
          <table:table-cell/>
          <table:table-cell table:style-name="ce67" office:value-type="float" office:value="0.104761904761905" calcext:value-type="float">
            <text:p><text:s/>0,10 </text:p>
          </table:table-cell>
          <table:table-cell table:style-name="ce63" office:value-type="float" office:value="3890804.07566354" calcext:value-type="float">
            <text:p><text:s/>3 890 804 </text:p>
          </table:table-cell>
          <table:table-cell table:number-columns-repeated="1006"/>
        </table:table-row>
        <table:table-row table:style-name="ro34">
          <table:table-cell/>
          <table:table-cell table:style-name="ce58" office:value-type="string" calcext:value-type="string">
            <text:p>*</text:p>
          </table:table-cell>
          <table:table-cell table:style-name="ce61" office:value-type="string" calcext:value-type="string" table:number-columns-spanned="5" table:number-rows-spanned="1">
            <text:p>Keep in mind that after the first time Simulation is run according to the steps above, the model outcome (NPV) will change each and every time the user causes the workbook to re-calculate. <text:s/>Therefore, the BCT will not be re-usable for reliable ROI metrics until all parameters in the Input Sensitivity tab are again "hard-coded."</text:p>
          </table:table-cell>
          <table:covered-table-cell table:number-columns-repeated="4" table:style-name="ce65"/>
          <table:table-cell table:style-name="ce65">
            <draw:frame table:end-cell-address="Simulation.P31" table:end-x="0.776cm" table:end-y="0.105cm" draw:z-index="0" draw:name="Chart 1" draw:style-name="gr3" draw:text-style-name="P2" svg:width="13.373cm" svg:height="10.447cm" svg:x="1.33cm" svg:y="0.109cm">
              <draw:object draw:notify-on-update-of-ranges="Simulation.R6:Simulation.R108" xlink:href="./Object 2" xlink:type="simple" xlink:show="embed" xlink:actuate="onLoad"/>
              <draw:image xlink:href="./ObjectReplacements/Object 2" xlink:type="simple" xlink:show="embed" xlink:actuate="onLoad"/>
            </draw:frame>
          </table:table-cell>
          <table:table-cell table:style-name="ce65" table:number-columns-repeated="7"/>
          <table:table-cell/>
          <table:table-cell table:style-name="ce67" office:value-type="float" office:value="0.114285714285714" calcext:value-type="float">
            <text:p><text:s/>0,11 </text:p>
          </table:table-cell>
          <table:table-cell table:style-name="ce63" office:value-type="float" office:value="3849652.95646163" calcext:value-type="float">
            <text:p><text:s/>3 849 653 </text:p>
          </table:table-cell>
          <table:table-cell table:number-columns-repeated="1006"/>
        </table:table-row>
        <table:table-row table:style-name="ro31">
          <table:table-cell table:number-columns-repeated="3"/>
          <table:table-cell table:style-name="ce54"/>
          <table:table-cell table:number-columns-repeated="12"/>
          <table:table-cell table:style-name="ce67" office:value-type="float" office:value="0.123809523809524" calcext:value-type="float">
            <text:p><text:s/>0,12 </text:p>
          </table:table-cell>
          <table:table-cell table:style-name="ce63" office:value-type="float" office:value="3847363.29130856" calcext:value-type="float">
            <text:p><text:s/>3 847 363 </text:p>
          </table:table-cell>
          <table:table-cell table:number-columns-repeated="1006"/>
        </table:table-row>
        <table:table-row table:style-name="ro31">
          <table:table-cell table:number-columns-repeated="3"/>
          <table:table-cell table:style-name="ce54"/>
          <table:table-cell table:number-columns-repeated="12"/>
          <table:table-cell table:style-name="ce67" office:value-type="float" office:value="0.133333333333333" calcext:value-type="float">
            <text:p><text:s/>0,13 </text:p>
          </table:table-cell>
          <table:table-cell table:style-name="ce63" office:value-type="float" office:value="3830130.19387713" calcext:value-type="float">
            <text:p><text:s/>3 830 130 </text:p>
          </table:table-cell>
          <table:table-cell table:number-columns-repeated="1006"/>
        </table:table-row>
        <table:table-row table:style-name="ro31">
          <table:table-cell table:number-columns-repeated="3"/>
          <table:table-cell table:style-name="ce54"/>
          <table:table-cell table:number-columns-repeated="12"/>
          <table:table-cell table:style-name="ce67" office:value-type="float" office:value="0.142857142857143" calcext:value-type="float">
            <text:p><text:s/>0,14 </text:p>
          </table:table-cell>
          <table:table-cell table:style-name="ce63" office:value-type="float" office:value="3796983.9236319" calcext:value-type="float">
            <text:p><text:s/>3 796 984 </text:p>
          </table:table-cell>
          <table:table-cell table:number-columns-repeated="1006"/>
        </table:table-row>
        <table:table-row table:style-name="ro31">
          <table:table-cell table:number-columns-repeated="16"/>
          <table:table-cell table:style-name="ce67" office:value-type="float" office:value="0.152380952380952" calcext:value-type="float">
            <text:p><text:s/>0,15 </text:p>
          </table:table-cell>
          <table:table-cell table:style-name="ce63" office:value-type="float" office:value="3699370.1107094" calcext:value-type="float">
            <text:p><text:s/>3 699 370 </text:p>
          </table:table-cell>
          <table:table-cell table:number-columns-repeated="1006"/>
        </table:table-row>
        <table:table-row table:style-name="ro31">
          <table:table-cell table:number-columns-repeated="16"/>
          <table:table-cell table:style-name="ce67" office:value-type="float" office:value="0.161904761904762" calcext:value-type="float">
            <text:p><text:s/>0,16 </text:p>
          </table:table-cell>
          <table:table-cell table:style-name="ce63" office:value-type="float" office:value="3672466.54516091" calcext:value-type="float">
            <text:p><text:s/>3 672 467 </text:p>
          </table:table-cell>
          <table:table-cell table:number-columns-repeated="1006"/>
        </table:table-row>
        <table:table-row table:style-name="ro31">
          <table:table-cell table:number-columns-repeated="16"/>
          <table:table-cell table:style-name="ce67" office:value-type="float" office:value="0.171428571428571" calcext:value-type="float">
            <text:p><text:s/>0,17 </text:p>
          </table:table-cell>
          <table:table-cell table:style-name="ce63" office:value-type="float" office:value="3655058.35568836" calcext:value-type="float">
            <text:p><text:s/>3 655 058 </text:p>
          </table:table-cell>
          <table:table-cell table:number-columns-repeated="1006"/>
        </table:table-row>
        <table:table-row table:style-name="ro31">
          <table:table-cell table:number-columns-repeated="16"/>
          <table:table-cell table:style-name="ce67" office:value-type="float" office:value="0.180952380952381" calcext:value-type="float">
            <text:p><text:s/>0,18 </text:p>
          </table:table-cell>
          <table:table-cell table:style-name="ce63" office:value-type="float" office:value="3653406.20514654" calcext:value-type="float">
            <text:p><text:s/>3 653 406 </text:p>
          </table:table-cell>
          <table:table-cell table:number-columns-repeated="1006"/>
        </table:table-row>
        <table:table-row table:style-name="ro31">
          <table:table-cell table:number-columns-repeated="16"/>
          <table:table-cell table:style-name="ce67" office:value-type="float" office:value="0.19047619047619" calcext:value-type="float">
            <text:p><text:s/>0,19 </text:p>
          </table:table-cell>
          <table:table-cell table:style-name="ce63" office:value-type="float" office:value="3626882.00568713" calcext:value-type="float">
            <text:p><text:s/>3 626 882 </text:p>
          </table:table-cell>
          <table:table-cell table:number-columns-repeated="1006"/>
        </table:table-row>
        <table:table-row table:style-name="ro31">
          <table:table-cell table:number-columns-repeated="16"/>
          <table:table-cell table:style-name="ce67" office:value-type="float" office:value="0.2" calcext:value-type="float">
            <text:p><text:s/>0,20 </text:p>
          </table:table-cell>
          <table:table-cell table:style-name="ce63" office:value-type="float" office:value="3612798.32022604" calcext:value-type="float">
            <text:p><text:s/>3 612 798 </text:p>
          </table:table-cell>
          <table:table-cell table:number-columns-repeated="1006"/>
        </table:table-row>
        <table:table-row table:style-name="ro31">
          <table:table-cell table:number-columns-repeated="16"/>
          <table:table-cell table:style-name="ce67" office:value-type="float" office:value="0.20952380952381" calcext:value-type="float">
            <text:p><text:s/>0,21 </text:p>
          </table:table-cell>
          <table:table-cell table:style-name="ce63" office:value-type="float" office:value="3605704.84779105" calcext:value-type="float">
            <text:p><text:s/>3 605 705 </text:p>
          </table:table-cell>
          <table:table-cell table:number-columns-repeated="1006"/>
        </table:table-row>
        <table:table-row table:style-name="ro31">
          <table:table-cell table:number-columns-repeated="16"/>
          <table:table-cell table:style-name="ce67" office:value-type="float" office:value="0.219047619047619" calcext:value-type="float">
            <text:p><text:s/>0,22 </text:p>
          </table:table-cell>
          <table:table-cell table:style-name="ce63" office:value-type="float" office:value="3564600.86875406" calcext:value-type="float">
            <text:p><text:s/>3 564 601 </text:p>
          </table:table-cell>
          <table:table-cell table:number-columns-repeated="1006"/>
        </table:table-row>
        <table:table-row table:style-name="ro31">
          <table:table-cell table:number-columns-repeated="16"/>
          <table:table-cell table:style-name="ce67" office:value-type="float" office:value="0.228571428571429" calcext:value-type="float">
            <text:p><text:s/>0,23 </text:p>
          </table:table-cell>
          <table:table-cell table:style-name="ce63" office:value-type="float" office:value="3550218.62891516" calcext:value-type="float">
            <text:p><text:s/>3 550 219 </text:p>
          </table:table-cell>
          <table:table-cell table:number-columns-repeated="1006"/>
        </table:table-row>
        <table:table-row table:style-name="ro35">
          <table:table-cell table:number-columns-repeated="16"/>
          <table:table-cell table:style-name="ce67" office:value-type="float" office:value="0.238095238095238" calcext:value-type="float">
            <text:p><text:s/>0,24 </text:p>
          </table:table-cell>
          <table:table-cell table:style-name="ce63" office:value-type="float" office:value="3539751.26753405" calcext:value-type="float">
            <text:p><text:s/>3 539 751 </text:p>
          </table:table-cell>
          <table:table-cell table:number-columns-repeated="1006"/>
        </table:table-row>
        <table:table-row table:style-name="ro31">
          <table:table-cell table:number-columns-repeated="16"/>
          <table:table-cell table:style-name="ce67" office:value-type="float" office:value="0.247619047619048" calcext:value-type="float">
            <text:p><text:s/>0,25 </text:p>
          </table:table-cell>
          <table:table-cell table:style-name="ce63" office:value-type="float" office:value="3501442.02684564" calcext:value-type="float">
            <text:p><text:s/>3 501 442 </text:p>
          </table:table-cell>
          <table:table-cell table:number-columns-repeated="1006"/>
        </table:table-row>
        <table:table-row table:style-name="ro31">
          <table:table-cell table:number-columns-repeated="16"/>
          <table:table-cell table:style-name="ce67" office:value-type="float" office:value="0.257142857142857" calcext:value-type="float">
            <text:p><text:s/>0,26 </text:p>
          </table:table-cell>
          <table:table-cell table:style-name="ce63" office:value-type="float" office:value="3464059.87606725" calcext:value-type="float">
            <text:p><text:s/>3 464 060 </text:p>
          </table:table-cell>
          <table:table-cell table:number-columns-repeated="1006"/>
        </table:table-row>
        <table:table-row table:style-name="ro31">
          <table:table-cell table:number-columns-repeated="16"/>
          <table:table-cell table:style-name="ce67" office:value-type="float" office:value="0.266666666666667" calcext:value-type="float">
            <text:p><text:s/>0,27 </text:p>
          </table:table-cell>
          <table:table-cell table:style-name="ce63" office:value-type="float" office:value="3441046.4965092" calcext:value-type="float">
            <text:p><text:s/>3 441 046 </text:p>
          </table:table-cell>
          <table:table-cell table:number-columns-repeated="1006"/>
        </table:table-row>
        <table:table-row table:style-name="ro31">
          <table:table-cell table:number-columns-repeated="16"/>
          <table:table-cell table:style-name="ce67" office:value-type="float" office:value="0.276190476190476" calcext:value-type="float">
            <text:p><text:s/>0,28 </text:p>
          </table:table-cell>
          <table:table-cell table:style-name="ce63" office:value-type="float" office:value="3430237.93012489" calcext:value-type="float">
            <text:p><text:s/>3 430 238 </text:p>
          </table:table-cell>
          <table:table-cell table:number-columns-repeated="1006"/>
        </table:table-row>
        <table:table-row table:style-name="ro7">
          <table:table-cell table:number-columns-repeated="16"/>
          <table:table-cell table:style-name="ce67" office:value-type="float" office:value="0.285714285714286" calcext:value-type="float">
            <text:p><text:s/>0,29 </text:p>
          </table:table-cell>
          <table:table-cell table:style-name="ce63" office:value-type="float" office:value="3424279.18880253" calcext:value-type="float">
            <text:p><text:s/>3 424 279 </text:p>
          </table:table-cell>
          <table:table-cell table:number-columns-repeated="1006"/>
        </table:table-row>
        <table:table-row table:style-name="ro31">
          <table:table-cell table:number-columns-repeated="16"/>
          <table:table-cell table:style-name="ce67" office:value-type="float" office:value="0.295238095238095" calcext:value-type="float">
            <text:p><text:s/>0,30 </text:p>
          </table:table-cell>
          <table:table-cell table:style-name="ce63" office:value-type="float" office:value="3392532.53250136" calcext:value-type="float">
            <text:p><text:s/>3 392 533 </text:p>
          </table:table-cell>
          <table:table-cell table:number-columns-repeated="1006"/>
        </table:table-row>
        <table:table-row table:style-name="ro36">
          <table:table-cell table:number-columns-repeated="16"/>
          <table:table-cell table:style-name="ce67" office:value-type="float" office:value="0.304761904761905" calcext:value-type="float">
            <text:p><text:s/>0,30 </text:p>
          </table:table-cell>
          <table:table-cell table:style-name="ce63" office:value-type="float" office:value="3385022.65527629" calcext:value-type="float">
            <text:p><text:s/>3 385 023 </text:p>
          </table:table-cell>
          <table:table-cell table:number-columns-repeated="1006"/>
        </table:table-row>
        <table:table-row table:style-name="ro35">
          <table:table-cell table:number-columns-repeated="16"/>
          <table:table-cell table:style-name="ce67" office:value-type="float" office:value="0.314285714285714" calcext:value-type="float">
            <text:p><text:s/>0,31 </text:p>
          </table:table-cell>
          <table:table-cell table:style-name="ce63" office:value-type="float" office:value="3382496.16691377" calcext:value-type="float">
            <text:p><text:s/>3 382 496 </text:p>
          </table:table-cell>
          <table:table-cell table:number-columns-repeated="1006"/>
        </table:table-row>
        <table:table-row table:style-name="ro37">
          <table:table-cell table:number-columns-repeated="16"/>
          <table:table-cell table:style-name="ce67" office:value-type="float" office:value="0.323809523809524" calcext:value-type="float">
            <text:p><text:s/>0,32 </text:p>
          </table:table-cell>
          <table:table-cell table:style-name="ce63" office:value-type="float" office:value="3368387.78898533" calcext:value-type="float">
            <text:p><text:s/>3 368 388 </text:p>
          </table:table-cell>
          <table:table-cell table:number-columns-repeated="1006"/>
        </table:table-row>
        <table:table-row table:style-name="ro31">
          <table:table-cell table:number-columns-repeated="16"/>
          <table:table-cell table:style-name="ce67" office:value-type="float" office:value="0.333333333333333" calcext:value-type="float">
            <text:p><text:s/>0,33 </text:p>
          </table:table-cell>
          <table:table-cell table:style-name="ce63" office:value-type="float" office:value="3359592.78107386" calcext:value-type="float">
            <text:p><text:s/>3 359 593 </text:p>
          </table:table-cell>
          <table:table-cell table:number-columns-repeated="1006"/>
        </table:table-row>
        <table:table-row table:style-name="ro31">
          <table:table-cell table:number-columns-repeated="16"/>
          <table:table-cell table:style-name="ce67" office:value-type="float" office:value="0.342857142857143" calcext:value-type="float">
            <text:p><text:s/>0,34 </text:p>
          </table:table-cell>
          <table:table-cell table:style-name="ce63" office:value-type="float" office:value="3306676.82357077" calcext:value-type="float">
            <text:p><text:s/>3 306 677 </text:p>
          </table:table-cell>
          <table:table-cell table:number-columns-repeated="1006"/>
        </table:table-row>
        <table:table-row table:style-name="ro31">
          <table:table-cell table:number-columns-repeated="16"/>
          <table:table-cell table:style-name="ce67" office:value-type="float" office:value="0.352380952380952" calcext:value-type="float">
            <text:p><text:s/>0,35 </text:p>
          </table:table-cell>
          <table:table-cell table:style-name="ce63" office:value-type="float" office:value="3266341.67817585" calcext:value-type="float">
            <text:p><text:s/>3 266 342 </text:p>
          </table:table-cell>
          <table:table-cell table:number-columns-repeated="1006"/>
        </table:table-row>
        <table:table-row table:style-name="ro31">
          <table:table-cell table:number-columns-repeated="16"/>
          <table:table-cell table:style-name="ce67" office:value-type="float" office:value="0.361904761904762" calcext:value-type="float">
            <text:p><text:s/>0,36 </text:p>
          </table:table-cell>
          <table:table-cell table:style-name="ce63" office:value-type="float" office:value="3260895.86674317" calcext:value-type="float">
            <text:p><text:s/>3 260 896 </text:p>
          </table:table-cell>
          <table:table-cell table:number-columns-repeated="1006"/>
        </table:table-row>
        <table:table-row table:style-name="ro31">
          <table:table-cell table:number-columns-repeated="16"/>
          <table:table-cell table:style-name="ce67" office:value-type="float" office:value="0.371428571428571" calcext:value-type="float">
            <text:p><text:s/>0,37 </text:p>
          </table:table-cell>
          <table:table-cell table:style-name="ce63" office:value-type="float" office:value="3229144.72090249" calcext:value-type="float">
            <text:p><text:s/>3 229 145 </text:p>
          </table:table-cell>
          <table:table-cell table:number-columns-repeated="1006"/>
        </table:table-row>
        <table:table-row table:style-name="ro31">
          <table:table-cell table:number-columns-repeated="16"/>
          <table:table-cell table:style-name="ce67" office:value-type="float" office:value="0.380952380952381" calcext:value-type="float">
            <text:p><text:s/>0,38 </text:p>
          </table:table-cell>
          <table:table-cell table:style-name="ce63" office:value-type="float" office:value="3224798.84665118" calcext:value-type="float">
            <text:p><text:s/>3 224 799 </text:p>
          </table:table-cell>
          <table:table-cell table:number-columns-repeated="1006"/>
        </table:table-row>
        <table:table-row table:style-name="ro31">
          <table:table-cell table:number-columns-repeated="16"/>
          <table:table-cell table:style-name="ce67" office:value-type="float" office:value="0.39047619047619" calcext:value-type="float">
            <text:p><text:s/>0,39 </text:p>
          </table:table-cell>
          <table:table-cell table:style-name="ce63" office:value-type="float" office:value="3213384.19243223" calcext:value-type="float">
            <text:p><text:s/>3 213 384 </text:p>
          </table:table-cell>
          <table:table-cell table:number-columns-repeated="1006"/>
        </table:table-row>
        <table:table-row table:style-name="ro31">
          <table:table-cell table:number-columns-repeated="16"/>
          <table:table-cell table:style-name="ce67" office:value-type="float" office:value="0.4" calcext:value-type="float">
            <text:p><text:s/>0,40 </text:p>
          </table:table-cell>
          <table:table-cell table:style-name="ce63" office:value-type="float" office:value="3169014.07339748" calcext:value-type="float">
            <text:p><text:s/>3 169 014 </text:p>
          </table:table-cell>
          <table:table-cell table:number-columns-repeated="1006"/>
        </table:table-row>
        <table:table-row table:style-name="ro31">
          <table:table-cell table:number-columns-repeated="16"/>
          <table:table-cell table:style-name="ce67" office:value-type="float" office:value="0.40952380952381" calcext:value-type="float">
            <text:p><text:s/>0,41 </text:p>
          </table:table-cell>
          <table:table-cell table:style-name="ce63" office:value-type="float" office:value="3164746.76608771" calcext:value-type="float">
            <text:p><text:s/>3 164 747 </text:p>
          </table:table-cell>
          <table:table-cell table:number-columns-repeated="1006"/>
        </table:table-row>
        <table:table-row table:style-name="ro31">
          <table:table-cell table:number-columns-repeated="16"/>
          <table:table-cell table:style-name="ce67" office:value-type="float" office:value="0.419047619047619" calcext:value-type="float">
            <text:p><text:s/>0,42 </text:p>
          </table:table-cell>
          <table:table-cell table:style-name="ce63" office:value-type="float" office:value="3083417.63537393" calcext:value-type="float">
            <text:p><text:s/>3 083 418 </text:p>
          </table:table-cell>
          <table:table-cell table:number-columns-repeated="1006"/>
        </table:table-row>
        <table:table-row table:style-name="ro31">
          <table:table-cell table:number-columns-repeated="16"/>
          <table:table-cell table:style-name="ce67" office:value-type="float" office:value="0.428571428571429" calcext:value-type="float">
            <text:p><text:s/>0,43 </text:p>
          </table:table-cell>
          <table:table-cell table:style-name="ce63" office:value-type="float" office:value="3072923.33675572" calcext:value-type="float">
            <text:p><text:s/>3 072 923 </text:p>
          </table:table-cell>
          <table:table-cell table:number-columns-repeated="1006"/>
        </table:table-row>
        <table:table-row table:style-name="ro31">
          <table:table-cell table:number-columns-repeated="16"/>
          <table:table-cell table:style-name="ce67" office:value-type="float" office:value="0.438095238095238" calcext:value-type="float">
            <text:p><text:s/>0,44 </text:p>
          </table:table-cell>
          <table:table-cell table:style-name="ce63" office:value-type="float" office:value="3042763.73267339" calcext:value-type="float">
            <text:p><text:s/>3 042 764 </text:p>
          </table:table-cell>
          <table:table-cell table:number-columns-repeated="1006"/>
        </table:table-row>
        <table:table-row table:style-name="ro31">
          <table:table-cell table:number-columns-repeated="16"/>
          <table:table-cell table:style-name="ce67" office:value-type="float" office:value="0.447619047619048" calcext:value-type="float">
            <text:p><text:s/>0,45 </text:p>
          </table:table-cell>
          <table:table-cell table:style-name="ce63" office:value-type="float" office:value="3023622.58094773" calcext:value-type="float">
            <text:p><text:s/>3 023 623 </text:p>
          </table:table-cell>
          <table:table-cell table:number-columns-repeated="1006"/>
        </table:table-row>
        <table:table-row table:style-name="ro31">
          <table:table-cell table:number-columns-repeated="16"/>
          <table:table-cell table:style-name="ce67" office:value-type="float" office:value="0.457142857142857" calcext:value-type="float">
            <text:p><text:s/>0,46 </text:p>
          </table:table-cell>
          <table:table-cell table:style-name="ce63" office:value-type="float" office:value="3002391.54857747" calcext:value-type="float">
            <text:p><text:s/>3 002 392 </text:p>
          </table:table-cell>
          <table:table-cell table:number-columns-repeated="1006"/>
        </table:table-row>
        <table:table-row table:style-name="ro31">
          <table:table-cell table:number-columns-repeated="16"/>
          <table:table-cell table:style-name="ce67" office:value-type="float" office:value="0.466666666666667" calcext:value-type="float">
            <text:p><text:s/>0,47 </text:p>
          </table:table-cell>
          <table:table-cell table:style-name="ce63" office:value-type="float" office:value="2978921.35837369" calcext:value-type="float">
            <text:p><text:s/>2 978 921 </text:p>
          </table:table-cell>
          <table:table-cell table:number-columns-repeated="1006"/>
        </table:table-row>
        <table:table-row table:style-name="ro31">
          <table:table-cell table:number-columns-repeated="16"/>
          <table:table-cell table:style-name="ce67" office:value-type="float" office:value="0.476190476190476" calcext:value-type="float">
            <text:p><text:s/>0,48 </text:p>
          </table:table-cell>
          <table:table-cell table:style-name="ce63" office:value-type="float" office:value="2947754.97505494" calcext:value-type="float">
            <text:p><text:s/>2 947 755 </text:p>
          </table:table-cell>
          <table:table-cell table:number-columns-repeated="1006"/>
        </table:table-row>
        <table:table-row table:style-name="ro31">
          <table:table-cell table:number-columns-repeated="16"/>
          <table:table-cell table:style-name="ce67" office:value-type="float" office:value="0.485714285714286" calcext:value-type="float">
            <text:p><text:s/>0,49 </text:p>
          </table:table-cell>
          <table:table-cell table:style-name="ce63" office:value-type="float" office:value="2932449.01246066" calcext:value-type="float">
            <text:p><text:s/>2 932 449 </text:p>
          </table:table-cell>
          <table:table-cell table:number-columns-repeated="1006"/>
        </table:table-row>
        <table:table-row table:style-name="ro31">
          <table:table-cell table:number-columns-repeated="16"/>
          <table:table-cell table:style-name="ce67" office:value-type="float" office:value="0.495238095238095" calcext:value-type="float">
            <text:p><text:s/>0,50 </text:p>
          </table:table-cell>
          <table:table-cell table:style-name="ce63" office:value-type="float" office:value="2927528.47715133" calcext:value-type="float">
            <text:p><text:s/>2 927 528 </text:p>
          </table:table-cell>
          <table:table-cell table:number-columns-repeated="1006"/>
        </table:table-row>
        <table:table-row table:style-name="ro31">
          <table:table-cell table:number-columns-repeated="16"/>
          <table:table-cell table:style-name="ce67" office:value-type="float" office:value="0.504761904761905" calcext:value-type="float">
            <text:p><text:s/>0,50 </text:p>
          </table:table-cell>
          <table:table-cell table:style-name="ce63" office:value-type="float" office:value="2912311.1829625" calcext:value-type="float">
            <text:p><text:s/>2 912 311 </text:p>
          </table:table-cell>
          <table:table-cell table:number-columns-repeated="1006"/>
        </table:table-row>
        <table:table-row table:style-name="ro31">
          <table:table-cell table:number-columns-repeated="16"/>
          <table:table-cell table:style-name="ce67" office:value-type="float" office:value="0.514285714285714" calcext:value-type="float">
            <text:p><text:s/>0,51 </text:p>
          </table:table-cell>
          <table:table-cell table:style-name="ce63" office:value-type="float" office:value="2901903.30797997" calcext:value-type="float">
            <text:p><text:s/>2 901 903 </text:p>
          </table:table-cell>
          <table:table-cell table:number-columns-repeated="1006"/>
        </table:table-row>
        <table:table-row table:style-name="ro31">
          <table:table-cell table:number-columns-repeated="16"/>
          <table:table-cell table:style-name="ce67" office:value-type="float" office:value="0.523809523809524" calcext:value-type="float">
            <text:p><text:s/>0,52 </text:p>
          </table:table-cell>
          <table:table-cell table:style-name="ce63" office:value-type="float" office:value="2889888.17785078" calcext:value-type="float">
            <text:p><text:s/>2 889 888 </text:p>
          </table:table-cell>
          <table:table-cell table:number-columns-repeated="1006"/>
        </table:table-row>
        <table:table-row table:style-name="ro31">
          <table:table-cell table:number-columns-repeated="16"/>
          <table:table-cell table:style-name="ce67" office:value-type="float" office:value="0.533333333333333" calcext:value-type="float">
            <text:p><text:s/>0,53 </text:p>
          </table:table-cell>
          <table:table-cell table:style-name="ce63" office:value-type="float" office:value="2863821.91142199" calcext:value-type="float">
            <text:p><text:s/>2 863 822 </text:p>
          </table:table-cell>
          <table:table-cell table:number-columns-repeated="1006"/>
        </table:table-row>
        <table:table-row table:style-name="ro31">
          <table:table-cell table:number-columns-repeated="16"/>
          <table:table-cell table:style-name="ce67" office:value-type="float" office:value="0.542857142857143" calcext:value-type="float">
            <text:p><text:s/>0,54 </text:p>
          </table:table-cell>
          <table:table-cell table:style-name="ce63" office:value-type="float" office:value="2762266.28280461" calcext:value-type="float">
            <text:p><text:s/>2 762 266 </text:p>
          </table:table-cell>
          <table:table-cell table:number-columns-repeated="1006"/>
        </table:table-row>
        <table:table-row table:style-name="ro31">
          <table:table-cell table:number-columns-repeated="16"/>
          <table:table-cell table:style-name="ce67" office:value-type="float" office:value="0.552380952380952" calcext:value-type="float">
            <text:p><text:s/>0,55 </text:p>
          </table:table-cell>
          <table:table-cell table:style-name="ce63" office:value-type="float" office:value="2745466.42593645" calcext:value-type="float">
            <text:p><text:s/>2 745 466 </text:p>
          </table:table-cell>
          <table:table-cell table:number-columns-repeated="1006"/>
        </table:table-row>
        <table:table-row table:style-name="ro31">
          <table:table-cell table:number-columns-repeated="16"/>
          <table:table-cell table:style-name="ce67" office:value-type="float" office:value="0.561904761904762" calcext:value-type="float">
            <text:p><text:s/>0,56 </text:p>
          </table:table-cell>
          <table:table-cell table:style-name="ce63" office:value-type="float" office:value="2732125.75926522" calcext:value-type="float">
            <text:p><text:s/>2 732 126 </text:p>
          </table:table-cell>
          <table:table-cell table:number-columns-repeated="1006"/>
        </table:table-row>
        <table:table-row table:style-name="ro31">
          <table:table-cell table:number-columns-repeated="16"/>
          <table:table-cell table:style-name="ce67" office:value-type="float" office:value="0.571428571428571" calcext:value-type="float">
            <text:p><text:s/>0,57 </text:p>
          </table:table-cell>
          <table:table-cell table:style-name="ce63" office:value-type="float" office:value="2714991.43170313" calcext:value-type="float">
            <text:p><text:s/>2 714 991 </text:p>
          </table:table-cell>
          <table:table-cell table:number-columns-repeated="1006"/>
        </table:table-row>
        <table:table-row table:style-name="ro31">
          <table:table-cell table:number-columns-repeated="16"/>
          <table:table-cell table:style-name="ce67" office:value-type="float" office:value="0.580952380952381" calcext:value-type="float">
            <text:p><text:s/>0,58 </text:p>
          </table:table-cell>
          <table:table-cell table:style-name="ce63" office:value-type="float" office:value="2694166.70265904" calcext:value-type="float">
            <text:p><text:s/>2 694 167 </text:p>
          </table:table-cell>
          <table:table-cell table:number-columns-repeated="1006"/>
        </table:table-row>
        <table:table-row table:style-name="ro31">
          <table:table-cell table:number-columns-repeated="16"/>
          <table:table-cell table:style-name="ce67" office:value-type="float" office:value="0.59047619047619" calcext:value-type="float">
            <text:p><text:s/>0,59 </text:p>
          </table:table-cell>
          <table:table-cell table:style-name="ce63" office:value-type="float" office:value="2677937.01730939" calcext:value-type="float">
            <text:p><text:s/>2 677 937 </text:p>
          </table:table-cell>
          <table:table-cell table:number-columns-repeated="1006"/>
        </table:table-row>
        <table:table-row table:style-name="ro31">
          <table:table-cell table:number-columns-repeated="16"/>
          <table:table-cell table:style-name="ce67" office:value-type="float" office:value="0.6" calcext:value-type="float">
            <text:p><text:s/>0,60 </text:p>
          </table:table-cell>
          <table:table-cell table:style-name="ce63" office:value-type="float" office:value="2675544.09274746" calcext:value-type="float">
            <text:p><text:s/>2 675 544 </text:p>
          </table:table-cell>
          <table:table-cell table:number-columns-repeated="1006"/>
        </table:table-row>
        <table:table-row table:style-name="ro31">
          <table:table-cell table:number-columns-repeated="16"/>
          <table:table-cell table:style-name="ce67" office:value-type="float" office:value="0.60952380952381" calcext:value-type="float">
            <text:p><text:s/>0,61 </text:p>
          </table:table-cell>
          <table:table-cell table:style-name="ce63" office:value-type="float" office:value="2665880.35893968" calcext:value-type="float">
            <text:p><text:s/>2 665 880 </text:p>
          </table:table-cell>
          <table:table-cell table:number-columns-repeated="1006"/>
        </table:table-row>
        <table:table-row table:style-name="ro31">
          <table:table-cell table:number-columns-repeated="16"/>
          <table:table-cell table:style-name="ce67" office:value-type="float" office:value="0.619047619047619" calcext:value-type="float">
            <text:p><text:s/>0,62 </text:p>
          </table:table-cell>
          <table:table-cell table:style-name="ce63" office:value-type="float" office:value="2607529.8138527" calcext:value-type="float">
            <text:p><text:s/>2 607 530 </text:p>
          </table:table-cell>
          <table:table-cell table:number-columns-repeated="1006"/>
        </table:table-row>
        <table:table-row table:style-name="ro31">
          <table:table-cell table:number-columns-repeated="16"/>
          <table:table-cell table:style-name="ce67" office:value-type="float" office:value="0.628571428571429" calcext:value-type="float">
            <text:p><text:s/>0,63 </text:p>
          </table:table-cell>
          <table:table-cell table:style-name="ce63" office:value-type="float" office:value="2574001.93274863" calcext:value-type="float">
            <text:p><text:s/>2 574 002 </text:p>
          </table:table-cell>
          <table:table-cell table:number-columns-repeated="1006"/>
        </table:table-row>
        <table:table-row table:style-name="ro31">
          <table:table-cell table:number-columns-repeated="16"/>
          <table:table-cell table:style-name="ce67" office:value-type="float" office:value="0.638095238095238" calcext:value-type="float">
            <text:p><text:s/>0,64 </text:p>
          </table:table-cell>
          <table:table-cell table:style-name="ce63" office:value-type="float" office:value="2569703.19866224" calcext:value-type="float">
            <text:p><text:s/>2 569 703 </text:p>
          </table:table-cell>
          <table:table-cell table:number-columns-repeated="1006"/>
        </table:table-row>
        <table:table-row table:style-name="ro31">
          <table:table-cell table:number-columns-repeated="16"/>
          <table:table-cell table:style-name="ce67" office:value-type="float" office:value="0.647619047619048" calcext:value-type="float">
            <text:p><text:s/>0,65 </text:p>
          </table:table-cell>
          <table:table-cell table:style-name="ce63" office:value-type="float" office:value="2560358.22216008" calcext:value-type="float">
            <text:p><text:s/>2 560 358 </text:p>
          </table:table-cell>
          <table:table-cell table:number-columns-repeated="1006"/>
        </table:table-row>
        <table:table-row table:style-name="ro31">
          <table:table-cell table:number-columns-repeated="16"/>
          <table:table-cell table:style-name="ce67" office:value-type="float" office:value="0.657142857142857" calcext:value-type="float">
            <text:p><text:s/>0,66 </text:p>
          </table:table-cell>
          <table:table-cell table:style-name="ce63" office:value-type="float" office:value="2557159.42525507" calcext:value-type="float">
            <text:p><text:s/>2 557 159 </text:p>
          </table:table-cell>
          <table:table-cell table:number-columns-repeated="1006"/>
        </table:table-row>
        <table:table-row table:style-name="ro31">
          <table:table-cell table:number-columns-repeated="16"/>
          <table:table-cell table:style-name="ce67" office:value-type="float" office:value="0.666666666666667" calcext:value-type="float">
            <text:p><text:s/>0,67 </text:p>
          </table:table-cell>
          <table:table-cell table:style-name="ce63" office:value-type="float" office:value="2550942.53541055" calcext:value-type="float">
            <text:p><text:s/>2 550 943 </text:p>
          </table:table-cell>
          <table:table-cell table:number-columns-repeated="1006"/>
        </table:table-row>
        <table:table-row table:style-name="ro31">
          <table:table-cell table:number-columns-repeated="16"/>
          <table:table-cell table:style-name="ce67" office:value-type="float" office:value="0.676190476190476" calcext:value-type="float">
            <text:p><text:s/>0,68 </text:p>
          </table:table-cell>
          <table:table-cell table:style-name="ce63" office:value-type="float" office:value="2524306.09746325" calcext:value-type="float">
            <text:p><text:s/>2 524 306 </text:p>
          </table:table-cell>
          <table:table-cell table:number-columns-repeated="1006"/>
        </table:table-row>
        <table:table-row table:style-name="ro31">
          <table:table-cell table:number-columns-repeated="16"/>
          <table:table-cell table:style-name="ce67" office:value-type="float" office:value="0.685714285714286" calcext:value-type="float">
            <text:p><text:s/>0,69 </text:p>
          </table:table-cell>
          <table:table-cell table:style-name="ce63" office:value-type="float" office:value="2503758.59748426" calcext:value-type="float">
            <text:p><text:s/>2 503 759 </text:p>
          </table:table-cell>
          <table:table-cell table:number-columns-repeated="1006"/>
        </table:table-row>
        <table:table-row table:style-name="ro31">
          <table:table-cell table:number-columns-repeated="16"/>
          <table:table-cell table:style-name="ce67" office:value-type="float" office:value="0.695238095238095" calcext:value-type="float">
            <text:p><text:s/>0,70 </text:p>
          </table:table-cell>
          <table:table-cell table:style-name="ce63" office:value-type="float" office:value="2499990.75144562" calcext:value-type="float">
            <text:p><text:s/>2 499 991 </text:p>
          </table:table-cell>
          <table:table-cell table:number-columns-repeated="1006"/>
        </table:table-row>
        <table:table-row table:style-name="ro31">
          <table:table-cell table:number-columns-repeated="16"/>
          <table:table-cell table:style-name="ce67" office:value-type="float" office:value="0.704761904761905" calcext:value-type="float">
            <text:p><text:s/>0,70 </text:p>
          </table:table-cell>
          <table:table-cell table:style-name="ce63" office:value-type="float" office:value="2495008.48496795" calcext:value-type="float">
            <text:p><text:s/>2 495 008 </text:p>
          </table:table-cell>
          <table:table-cell table:number-columns-repeated="1006"/>
        </table:table-row>
        <table:table-row table:style-name="ro31">
          <table:table-cell table:number-columns-repeated="16"/>
          <table:table-cell table:style-name="ce67" office:value-type="float" office:value="0.714285714285714" calcext:value-type="float">
            <text:p><text:s/>0,71 </text:p>
          </table:table-cell>
          <table:table-cell table:style-name="ce63" office:value-type="float" office:value="2473317.27479731" calcext:value-type="float">
            <text:p><text:s/>2 473 317 </text:p>
          </table:table-cell>
          <table:table-cell table:number-columns-repeated="1006"/>
        </table:table-row>
        <table:table-row table:style-name="ro31">
          <table:table-cell table:number-columns-repeated="16"/>
          <table:table-cell table:style-name="ce67" office:value-type="float" office:value="0.723809523809524" calcext:value-type="float">
            <text:p><text:s/>0,72 </text:p>
          </table:table-cell>
          <table:table-cell table:style-name="ce63" office:value-type="float" office:value="2454737.31551113" calcext:value-type="float">
            <text:p><text:s/>2 454 737 </text:p>
          </table:table-cell>
          <table:table-cell table:number-columns-repeated="1006"/>
        </table:table-row>
        <table:table-row table:style-name="ro31">
          <table:table-cell table:number-columns-repeated="16"/>
          <table:table-cell table:style-name="ce67" office:value-type="float" office:value="0.733333333333333" calcext:value-type="float">
            <text:p><text:s/>0,73 </text:p>
          </table:table-cell>
          <table:table-cell table:style-name="ce63" office:value-type="float" office:value="2439020.56005116" calcext:value-type="float">
            <text:p><text:s/>2 439 021 </text:p>
          </table:table-cell>
          <table:table-cell table:number-columns-repeated="1006"/>
        </table:table-row>
        <table:table-row table:style-name="ro31">
          <table:table-cell table:number-columns-repeated="16"/>
          <table:table-cell table:style-name="ce67" office:value-type="float" office:value="0.742857142857143" calcext:value-type="float">
            <text:p><text:s/>0,74 </text:p>
          </table:table-cell>
          <table:table-cell table:style-name="ce63" office:value-type="float" office:value="2433408.6356564" calcext:value-type="float">
            <text:p><text:s/>2 433 409 </text:p>
          </table:table-cell>
          <table:table-cell table:number-columns-repeated="1006"/>
        </table:table-row>
        <table:table-row table:style-name="ro31">
          <table:table-cell table:number-columns-repeated="16"/>
          <table:table-cell table:style-name="ce67" office:value-type="float" office:value="0.752380952380952" calcext:value-type="float">
            <text:p><text:s/>0,75 </text:p>
          </table:table-cell>
          <table:table-cell table:style-name="ce63" office:value-type="float" office:value="2412895.92960866" calcext:value-type="float">
            <text:p><text:s/>2 412 896 </text:p>
          </table:table-cell>
          <table:table-cell table:number-columns-repeated="1006"/>
        </table:table-row>
        <table:table-row table:style-name="ro31">
          <table:table-cell table:number-columns-repeated="16"/>
          <table:table-cell table:style-name="ce67" office:value-type="float" office:value="0.761904761904762" calcext:value-type="float">
            <text:p><text:s/>0,76 </text:p>
          </table:table-cell>
          <table:table-cell table:style-name="ce63" office:value-type="float" office:value="2229630.68180354" calcext:value-type="float">
            <text:p><text:s/>2 229 631 </text:p>
          </table:table-cell>
          <table:table-cell table:number-columns-repeated="1006"/>
        </table:table-row>
        <table:table-row table:style-name="ro31">
          <table:table-cell table:number-columns-repeated="16"/>
          <table:table-cell table:style-name="ce67" office:value-type="float" office:value="0.771428571428571" calcext:value-type="float">
            <text:p><text:s/>0,77 </text:p>
          </table:table-cell>
          <table:table-cell table:style-name="ce63" office:value-type="float" office:value="2180936.01383018" calcext:value-type="float">
            <text:p><text:s/>2 180 936 </text:p>
          </table:table-cell>
          <table:table-cell table:number-columns-repeated="1006"/>
        </table:table-row>
        <table:table-row table:style-name="ro31">
          <table:table-cell table:number-columns-repeated="16"/>
          <table:table-cell table:style-name="ce67" office:value-type="float" office:value="0.780952380952381" calcext:value-type="float">
            <text:p><text:s/>0,78 </text:p>
          </table:table-cell>
          <table:table-cell table:style-name="ce63" office:value-type="float" office:value="2169761.54997533" calcext:value-type="float">
            <text:p><text:s/>2 169 762 </text:p>
          </table:table-cell>
          <table:table-cell table:number-columns-repeated="1006"/>
        </table:table-row>
        <table:table-row table:style-name="ro31">
          <table:table-cell table:number-columns-repeated="16"/>
          <table:table-cell table:style-name="ce67" office:value-type="float" office:value="0.79047619047619" calcext:value-type="float">
            <text:p><text:s/>0,79 </text:p>
          </table:table-cell>
          <table:table-cell table:style-name="ce63" office:value-type="float" office:value="2115828.7117719" calcext:value-type="float">
            <text:p><text:s/>2 115 829 </text:p>
          </table:table-cell>
          <table:table-cell table:number-columns-repeated="1006"/>
        </table:table-row>
        <table:table-row table:style-name="ro31">
          <table:table-cell table:number-columns-repeated="16"/>
          <table:table-cell table:style-name="ce67" office:value-type="float" office:value="0.8" calcext:value-type="float">
            <text:p><text:s/>0,80 </text:p>
          </table:table-cell>
          <table:table-cell table:style-name="ce63" office:value-type="float" office:value="2089109.21734356" calcext:value-type="float">
            <text:p><text:s/>2 089 109 </text:p>
          </table:table-cell>
          <table:table-cell table:number-columns-repeated="1006"/>
        </table:table-row>
        <table:table-row table:style-name="ro31">
          <table:table-cell table:number-columns-repeated="16"/>
          <table:table-cell table:style-name="ce67" office:value-type="float" office:value="0.80952380952381" calcext:value-type="float">
            <text:p><text:s/>0,81 </text:p>
          </table:table-cell>
          <table:table-cell table:style-name="ce63" office:value-type="float" office:value="2039118.19483502" calcext:value-type="float">
            <text:p><text:s/>2 039 118 </text:p>
          </table:table-cell>
          <table:table-cell table:number-columns-repeated="1006"/>
        </table:table-row>
        <table:table-row table:style-name="ro31">
          <table:table-cell table:number-columns-repeated="16"/>
          <table:table-cell table:style-name="ce67" office:value-type="float" office:value="0.819047619047619" calcext:value-type="float">
            <text:p><text:s/>0,82 </text:p>
          </table:table-cell>
          <table:table-cell table:style-name="ce63" office:value-type="float" office:value="1858777.88202444" calcext:value-type="float">
            <text:p><text:s/>1 858 778 </text:p>
          </table:table-cell>
          <table:table-cell table:number-columns-repeated="1006"/>
        </table:table-row>
        <table:table-row table:style-name="ro31">
          <table:table-cell table:number-columns-repeated="16"/>
          <table:table-cell table:style-name="ce67" office:value-type="float" office:value="0.828571428571429" calcext:value-type="float">
            <text:p><text:s/>0,83 </text:p>
          </table:table-cell>
          <table:table-cell table:style-name="ce63" office:value-type="float" office:value="1801783.17787123" calcext:value-type="float">
            <text:p><text:s/>1 801 783 </text:p>
          </table:table-cell>
          <table:table-cell table:number-columns-repeated="1006"/>
        </table:table-row>
        <table:table-row table:style-name="ro31">
          <table:table-cell table:number-columns-repeated="16"/>
          <table:table-cell table:style-name="ce67" office:value-type="float" office:value="0.838095238095238" calcext:value-type="float">
            <text:p><text:s/>0,84 </text:p>
          </table:table-cell>
          <table:table-cell table:style-name="ce63" office:value-type="float" office:value="1742721.040771" calcext:value-type="float">
            <text:p><text:s/>1 742 721 </text:p>
          </table:table-cell>
          <table:table-cell table:number-columns-repeated="1006"/>
        </table:table-row>
        <table:table-row table:style-name="ro31">
          <table:table-cell table:number-columns-repeated="16"/>
          <table:table-cell table:style-name="ce67" office:value-type="float" office:value="0.847619047619048" calcext:value-type="float">
            <text:p><text:s/>0,85 </text:p>
          </table:table-cell>
          <table:table-cell table:style-name="ce63" office:value-type="float" office:value="1652207.43459275" calcext:value-type="float">
            <text:p><text:s/>1 652 207 </text:p>
          </table:table-cell>
          <table:table-cell table:number-columns-repeated="1006"/>
        </table:table-row>
        <table:table-row table:style-name="ro31">
          <table:table-cell table:number-columns-repeated="16"/>
          <table:table-cell table:style-name="ce67" office:value-type="float" office:value="0.857142857142857" calcext:value-type="float">
            <text:p><text:s/>0,86 </text:p>
          </table:table-cell>
          <table:table-cell table:style-name="ce63" office:value-type="float" office:value="1606656.56666534" calcext:value-type="float">
            <text:p><text:s/>1 606 657 </text:p>
          </table:table-cell>
          <table:table-cell table:number-columns-repeated="1006"/>
        </table:table-row>
        <table:table-row table:style-name="ro31">
          <table:table-cell table:number-columns-repeated="16"/>
          <table:table-cell table:style-name="ce67" office:value-type="float" office:value="0.866666666666667" calcext:value-type="float">
            <text:p><text:s/>0,87 </text:p>
          </table:table-cell>
          <table:table-cell table:style-name="ce63" office:value-type="float" office:value="1583795.83145083" calcext:value-type="float">
            <text:p><text:s/>1 583 796 </text:p>
          </table:table-cell>
          <table:table-cell table:number-columns-repeated="1006"/>
        </table:table-row>
        <table:table-row table:style-name="ro31">
          <table:table-cell table:number-columns-repeated="16"/>
          <table:table-cell table:style-name="ce67" office:value-type="float" office:value="0.876190476190476" calcext:value-type="float">
            <text:p><text:s/>0,88 </text:p>
          </table:table-cell>
          <table:table-cell table:style-name="ce63" office:value-type="float" office:value="1536684.84854168" calcext:value-type="float">
            <text:p><text:s/>1 536 685 </text:p>
          </table:table-cell>
          <table:table-cell table:number-columns-repeated="1006"/>
        </table:table-row>
        <table:table-row table:style-name="ro31">
          <table:table-cell table:number-columns-repeated="16"/>
          <table:table-cell table:style-name="ce67" office:value-type="float" office:value="0.885714285714286" calcext:value-type="float">
            <text:p><text:s/>0,89 </text:p>
          </table:table-cell>
          <table:table-cell table:style-name="ce63" office:value-type="float" office:value="1528044.7297435" calcext:value-type="float">
            <text:p><text:s/>1 528 045 </text:p>
          </table:table-cell>
          <table:table-cell table:number-columns-repeated="1006"/>
        </table:table-row>
        <table:table-row table:style-name="ro31">
          <table:table-cell table:number-columns-repeated="16"/>
          <table:table-cell table:style-name="ce67" office:value-type="float" office:value="0.895238095238095" calcext:value-type="float">
            <text:p><text:s/>0,90 </text:p>
          </table:table-cell>
          <table:table-cell table:style-name="ce63" office:value-type="float" office:value="1511110.18668987" calcext:value-type="float">
            <text:p><text:s/>1 511 110 </text:p>
          </table:table-cell>
          <table:table-cell table:number-columns-repeated="1006"/>
        </table:table-row>
        <table:table-row table:style-name="ro31">
          <table:table-cell table:number-columns-repeated="16"/>
          <table:table-cell table:style-name="ce67" office:value-type="float" office:value="0.904761904761905" calcext:value-type="float">
            <text:p><text:s/>0,90 </text:p>
          </table:table-cell>
          <table:table-cell table:style-name="ce63" office:value-type="float" office:value="1485299.82401348" calcext:value-type="float">
            <text:p><text:s/>1 485 300 </text:p>
          </table:table-cell>
          <table:table-cell table:number-columns-repeated="1006"/>
        </table:table-row>
        <table:table-row table:style-name="ro31">
          <table:table-cell table:number-columns-repeated="16"/>
          <table:table-cell table:style-name="ce67" office:value-type="float" office:value="0.914285714285714" calcext:value-type="float">
            <text:p><text:s/>0,91 </text:p>
          </table:table-cell>
          <table:table-cell table:style-name="ce63" office:value-type="float" office:value="1468015.09687761" calcext:value-type="float">
            <text:p><text:s/>1 468 015 </text:p>
          </table:table-cell>
          <table:table-cell table:number-columns-repeated="1006"/>
        </table:table-row>
        <table:table-row table:style-name="ro31">
          <table:table-cell table:number-columns-repeated="16"/>
          <table:table-cell table:style-name="ce67" office:value-type="float" office:value="0.923809523809524" calcext:value-type="float">
            <text:p><text:s/>0,92 </text:p>
          </table:table-cell>
          <table:table-cell table:style-name="ce63" office:value-type="float" office:value="1415821.95523656" calcext:value-type="float">
            <text:p><text:s/>1 415 822 </text:p>
          </table:table-cell>
          <table:table-cell table:number-columns-repeated="1006"/>
        </table:table-row>
        <table:table-row table:style-name="ro31">
          <table:table-cell table:number-columns-repeated="16"/>
          <table:table-cell table:style-name="ce67" office:value-type="float" office:value="0.933333333333333" calcext:value-type="float">
            <text:p><text:s/>0,93 </text:p>
          </table:table-cell>
          <table:table-cell table:style-name="ce63" office:value-type="float" office:value="1155583.55243287" calcext:value-type="float">
            <text:p><text:s/>1 155 584 </text:p>
          </table:table-cell>
          <table:table-cell table:number-columns-repeated="1006"/>
        </table:table-row>
        <table:table-row table:style-name="ro31">
          <table:table-cell table:number-columns-repeated="16"/>
          <table:table-cell table:style-name="ce67" office:value-type="float" office:value="0.942857142857143" calcext:value-type="float">
            <text:p><text:s/>0,94 </text:p>
          </table:table-cell>
          <table:table-cell table:style-name="ce63" office:value-type="float" office:value="1123375.59594645" calcext:value-type="float">
            <text:p><text:s/>1 123 376 </text:p>
          </table:table-cell>
          <table:table-cell table:number-columns-repeated="1006"/>
        </table:table-row>
        <table:table-row table:style-name="ro31">
          <table:table-cell table:number-columns-repeated="16"/>
          <table:table-cell table:style-name="ce67" office:value-type="float" office:value="0.952380952380952" calcext:value-type="float">
            <text:p><text:s/>0,95 </text:p>
          </table:table-cell>
          <table:table-cell table:style-name="ce63" office:value-type="float" office:value="1045212.71297619" calcext:value-type="float">
            <text:p><text:s/>1 045 213 </text:p>
          </table:table-cell>
          <table:table-cell table:number-columns-repeated="1006"/>
        </table:table-row>
        <table:table-row table:style-name="ro31">
          <table:table-cell table:number-columns-repeated="16"/>
          <table:table-cell table:style-name="ce67" office:value-type="float" office:value="0.961904761904762" calcext:value-type="float">
            <text:p><text:s/>0,96 </text:p>
          </table:table-cell>
          <table:table-cell table:style-name="ce63" office:value-type="float" office:value="972598.900847482" calcext:value-type="float">
            <text:p><text:s/>972 599 </text:p>
          </table:table-cell>
          <table:table-cell table:number-columns-repeated="1006"/>
        </table:table-row>
        <table:table-row table:style-name="ro31">
          <table:table-cell table:number-columns-repeated="16"/>
          <table:table-cell table:style-name="ce67" office:value-type="float" office:value="0.971428571428571" calcext:value-type="float">
            <text:p><text:s/>0,97 </text:p>
          </table:table-cell>
          <table:table-cell table:style-name="ce63" office:value-type="float" office:value="874691.023086696" calcext:value-type="float">
            <text:p><text:s/>874 691 </text:p>
          </table:table-cell>
          <table:table-cell table:number-columns-repeated="1006"/>
        </table:table-row>
        <table:table-row table:style-name="ro31">
          <table:table-cell table:number-columns-repeated="16"/>
          <table:table-cell table:style-name="ce67" office:value-type="float" office:value="0.980952380952381" calcext:value-type="float">
            <text:p><text:s/>0,98 </text:p>
          </table:table-cell>
          <table:table-cell table:style-name="ce63" office:value-type="float" office:value="608703.764933013" calcext:value-type="float">
            <text:p><text:s/>608 704 </text:p>
          </table:table-cell>
          <table:table-cell table:number-columns-repeated="1006"/>
        </table:table-row>
        <table:table-row table:style-name="ro31">
          <table:table-cell table:number-columns-repeated="16"/>
          <table:table-cell table:style-name="ce67" office:value-type="float" office:value="0.990476190476191" calcext:value-type="float">
            <text:p><text:s/>0,99 </text:p>
          </table:table-cell>
          <table:table-cell table:style-name="ce63" office:value-type="float" office:value="590404.401866571" calcext:value-type="float">
            <text:p><text:s/>590 404 </text:p>
          </table:table-cell>
          <table:table-cell table:number-columns-repeated="1006"/>
        </table:table-row>
        <table:table-row table:style-name="ro31">
          <table:table-cell table:number-columns-repeated="16"/>
          <table:table-cell table:style-name="ce67" office:value-type="float" office:value="1" calcext:value-type="float">
            <text:p><text:s/>1,00 </text:p>
          </table:table-cell>
          <table:table-cell table:style-name="ce63" office:value-type="float" office:value="388464.914445434" calcext:value-type="float">
            <text:p><text:s/>388 465 </text:p>
          </table:table-cell>
          <table:table-cell table:number-columns-repeated="1006"/>
        </table:table-row>
        <table:table-row table:style-name="ro31">
          <table:table-cell table:number-columns-repeated="17"/>
          <table:table-cell table:style-name="ce63"/>
          <table:table-cell table:number-columns-repeated="1006"/>
        </table:table-row>
        <table:table-row table:style-name="ro31" table:number-rows-repeated="1048463">
          <table:table-cell table:number-columns-repeated="1024"/>
        </table:table-row>
        <table:table-row table:style-name="ro31">
          <table:table-cell table:number-columns-repeated="1024"/>
        </table:table-row>
        <table:named-expressions>
          <table:named-range table:name="Excel_BuiltIn_Print_Area" table:base-cell-address="$TOC.$A$1" table:cell-range-address="$Simulation.$A$1:.$P$31" table:range-usable-as="print-range"/>
        </table:named-expressions>
      </table:table>
      <table:table table:name="Input Tornado" table:style-name="ta4">
        <table:table-column table:style-name="co16" table:default-cell-style-name="ce70"/>
        <table:table-column table:style-name="co17" table:default-cell-style-name="ce70"/>
        <table:table-column table:style-name="co18" table:default-cell-style-name="ce70"/>
        <table:table-column table:style-name="co19" table:default-cell-style-name="ce70"/>
        <table:table-column table:style-name="co20" table:default-cell-style-name="ce70"/>
        <table:table-column table:style-name="co21" table:number-columns-repeated="2" table:default-cell-style-name="ce70"/>
        <table:table-column table:style-name="co22" table:number-columns-repeated="6" table:default-cell-style-name="ce70"/>
        <table:table-column table:style-name="co23" table:default-cell-style-name="ce70"/>
        <table:table-column table:style-name="co15" table:default-cell-style-name="ce70"/>
        <table:table-column table:style-name="co24" table:number-columns-repeated="242" table:default-cell-style-name="ce70"/>
        <table:table-column table:style-name="co24" table:number-columns-repeated="767" table:default-cell-style-name="Default"/>
        <table:table-row table:style-name="ro3">
          <table:table-cell table:style-name="ce69" office:value-type="string" calcext:value-type="string">
            <text:p>Business Case Spreadsheet (Template)</text:p>
          </table:table-cell>
          <table:table-cell table:number-columns-repeated="1023"/>
        </table:table-row>
        <table:table-row table:style-name="ro30">
          <table:table-cell/>
          <table:table-cell table:style-name="ce72" office:value-type="string" calcext:value-type="string">
            <text:p>Input &amp; Tornado Sensitivity Analysis</text:p>
          </table:table-cell>
          <table:table-cell table:number-columns-repeated="1022"/>
        </table:table-row>
        <table:table-row table:style-name="ro38">
          <table:table-cell/>
          <table:table-cell table:style-name="ce73" office:value-type="string" calcext:value-type="string" table:number-columns-spanned="9" table:number-rows-spanned="1">
            <text:p>1. Ensure all key input parameters are "hard coded" (typed in, not calculated or referenced) into the section below. <text:s/>Start with column D. <text:s/>The user may have to point key cells of the many detailed cost and benefits tabs to these cells in this tab. <text:s/>These "pointer" cells in the detail tabs are colored black in this BCT sample to show that they are not input cells. <text:s/>Also within the table below, provide Minimum (column F) and Maximum (column G) data points for the Best Estimate of Input parameter provided in column D.</text:p>
          </table:table-cell>
          <table:covered-table-cell table:number-columns-repeated="8" table:style-name="ce79"/>
          <table:table-cell table:number-columns-repeated="1014"/>
        </table:table-row>
        <table:table-row table:style-name="ro1">
          <table:table-cell/>
          <table:table-cell table:style-name="ce74"/>
          <table:table-cell table:number-columns-repeated="1022"/>
        </table:table-row>
        <table:table-row table:style-name="ro1">
          <table:table-cell/>
          <table:table-cell table:style-name="ce75" office:value-type="string" calcext:value-type="string">
            <text:p>Input of Assumptions</text:p>
            <draw:custom-shape table:end-cell-address="'Input Tornado'.C5" table:end-x="0.005cm" table:end-y="0.635cm" draw:z-index="2" draw:name="Прямоугольник 12" draw:style-name="gr4" draw:text-style-name="P1" svg:width="8.736cm" svg:height="0.635cm" svg:x="0cm" svg:y="0cm">
              <text:p/>
              <draw:enhanced-geometry svg:viewBox="0 0 21600 21600" draw:type="rectangle" draw:enhanced-path="M 0 0 L 21600 0 21600 21600 0 21600 0 0 Z N"/>
            </draw:custom-shape>
          </table:table-cell>
          <table:table-cell/>
          <table:table-cell office:value-type="string" calcext:value-type="string">
            <text:p>(Assumptions)</text:p>
          </table:table-cell>
          <table:table-cell table:number-columns-repeated="1020"/>
        </table:table-row>
        <table:table-row table:style-name="ro39">
          <table:table-cell/>
          <table:table-cell table:style-name="ce76" office:value-type="string" calcext:value-type="string">
            <text:p>Tab Name</text:p>
          </table:table-cell>
          <table:table-cell table:style-name="ce76" office:value-type="string" calcext:value-type="string">
            <text:p>Section Name</text:p>
          </table:table-cell>
          <table:table-cell table:style-name="ce82" office:value-type="string" calcext:value-type="string">
            <office:annotation draw:style-name="gr7" draw:text-style-name="P3" svg:width="3.132cm" svg:height="4.074cm" svg:x="12.031cm" svg:y="3.758cm" draw:caption-point-x="5.617cm" draw:caption-point-y="0.3cm">
              <dc:date>2015-06-15T00:00:00</dc:date>
              <text:p text:style-name="P3"><text:span text:style-name="T1">Fortera:</text:span></text:p>
              <text:p text:style-name="P3"><text:span text:style-name="T2">In order for the Sensitivity analysis (tornado diagram) routine to work properly, <text:s/>all entries in this column must be "hard-coded" (ie., not calculated, not references to another cell). </text:span></text:p>
            </office:annotation>
            <text:p>Best Estimate Parameter</text:p>
          </table:table-cell>
          <table:table-cell table:style-name="ce91" office:value-type="string" calcext:value-type="string">
            <text:p>Name of Parameter</text:p>
          </table:table-cell>
          <table:table-cell table:style-name="ce82" office:value-type="string" calcext:value-type="string">
            <office:annotation draw:style-name="gr8" draw:text-style-name="P3" svg:width="3.135cm" svg:height="4.311cm" svg:x="20.424cm" svg:y="3.758cm" draw:caption-point-x="6.634cm" draw:caption-point-y="0.3cm">
              <dc:date>2015-06-15T00:00:00</dc:date>
              <text:p text:style-name="P3"><text:span text:style-name="T3">Fortera:</text:span></text:p>
              <text:p text:style-name="P3"><text:span text:style-name="T2">In order for the Sensitivity analysis (tornado diagram) routine to work properly, <text:s/>all entries in this column must be "hard-coded" (ie., not calculated, not references to another cell). </text:span></text:p>
            </office:annotation>
            <text:p>Low Estimate of Parameter</text:p>
          </table:table-cell>
          <table:table-cell table:style-name="ce82" office:value-type="string" calcext:value-type="string">
            <office:annotation draw:style-name="gr9" draw:text-style-name="P3" svg:width="3.109cm" svg:height="3.993cm" svg:x="22.895cm" svg:y="3.758cm" draw:caption-point-x="6.564cm" draw:caption-point-y="0.3cm">
              <dc:date>2015-06-15T00:00:00</dc:date>
              <text:p text:style-name="P3"><text:span text:style-name="T1">Fortera:</text:span></text:p>
              <text:p text:style-name="P3"><text:span text:style-name="T4">In order for the Sensitivity analysis (tornado diagram) routine to work properly, <text:s/>all entries in this column must be "hard-coded" (ie., not calculated, not references to another cell). </text:span></text:p>
            </office:annotation>
            <text:p>High Estimate of Parameter</text:p>
          </table:table-cell>
          <table:table-cell table:number-columns-repeated="1017"/>
        </table:table-row>
        <table:table-row table:style-name="ro3">
          <table:table-cell/>
          <table:table-cell table:style-name="ce77" office:value-type="string" calcext:value-type="string">
            <text:p>ROI and CF Analysis</text:p>
          </table:table-cell>
          <table:table-cell table:style-name="ce77" office:value-type="string" calcext:value-type="string">
            <text:p>Assumptions Per Year</text:p>
          </table:table-cell>
          <table:table-cell table:style-name="ce83" office:value-type="percentage" office:value="0.15" calcext:value-type="percentage">
            <text:p>15,00%</text:p>
          </table:table-cell>
          <table:table-cell table:style-name="ce77" office:value-type="string" calcext:value-type="string">
            <text:p>Discount Rate</text:p>
          </table:table-cell>
          <table:table-cell table:style-name="ce94" office:value-type="percentage" office:value="0.1" calcext:value-type="percentage">
            <text:p>10%</text:p>
          </table:table-cell>
          <table:table-cell table:style-name="ce94" office:value-type="percentage" office:value="0.25" calcext:value-type="percentage">
            <text:p>25%</text:p>
          </table:table-cell>
          <table:table-cell table:number-columns-repeated="1017"/>
        </table:table-row>
        <table:table-row table:style-name="ro3">
          <table:table-cell/>
          <table:table-cell table:style-name="ce77" office:value-type="string" calcext:value-type="string">
            <text:p>ROI and CF Analysis</text:p>
          </table:table-cell>
          <table:table-cell table:style-name="ce77" office:value-type="string" calcext:value-type="string">
            <text:p>Assumptions Per Year</text:p>
          </table:table-cell>
          <table:table-cell table:style-name="ce84" office:value-type="percentage" office:value="0.025" calcext:value-type="percentage">
            <text:p>2,5%</text:p>
          </table:table-cell>
          <table:table-cell table:style-name="ce77" office:value-type="string" calcext:value-type="string">
            <text:p>Annual Cost Increases</text:p>
          </table:table-cell>
          <table:table-cell table:style-name="ce94" office:value-type="percentage" office:value="0" calcext:value-type="percentage">
            <text:p>0%</text:p>
          </table:table-cell>
          <table:table-cell table:style-name="ce94" office:value-type="percentage" office:value="0.07" calcext:value-type="percentage">
            <text:p>7%</text:p>
          </table:table-cell>
          <table:table-cell table:number-columns-repeated="1017"/>
        </table:table-row>
        <table:table-row table:style-name="ro3">
          <table:table-cell/>
          <table:table-cell table:style-name="ce77" office:value-type="string" calcext:value-type="string">
            <text:p>ROI and CF Analysis</text:p>
          </table:table-cell>
          <table:table-cell table:style-name="ce77" office:value-type="string" calcext:value-type="string">
            <text:p>Assumptions Per Year</text:p>
          </table:table-cell>
          <table:table-cell table:style-name="ce84" office:value-type="percentage" office:value="0.025" calcext:value-type="percentage">
            <text:p>2,5%</text:p>
          </table:table-cell>
          <table:table-cell table:style-name="ce77" office:value-type="string" calcext:value-type="string">
            <text:p>Annual Benefit Increases</text:p>
          </table:table-cell>
          <table:table-cell table:style-name="ce94" office:value-type="percentage" office:value="0" calcext:value-type="percentage">
            <text:p>0%</text:p>
          </table:table-cell>
          <table:table-cell table:style-name="ce94" office:value-type="percentage" office:value="0.07" calcext:value-type="percentage">
            <text:p>7%</text:p>
          </table:table-cell>
          <table:table-cell table:number-columns-repeated="1017"/>
        </table:table-row>
        <table:table-row table:style-name="ro3">
          <table:table-cell/>
          <table:table-cell table:style-name="ce77" office:value-type="string" calcext:value-type="string">
            <text:p>ROI and CF Analysis</text:p>
          </table:table-cell>
          <table:table-cell table:style-name="ce77" office:value-type="string" calcext:value-type="string">
            <text:p>Assumptions Per Year</text:p>
          </table:table-cell>
          <table:table-cell table:style-name="ce85" office:value-type="percentage" office:value="0.42" calcext:value-type="percentage">
            <text:p>42%</text:p>
          </table:table-cell>
          <table:table-cell table:style-name="ce77" office:value-type="string" calcext:value-type="string">
            <text:p>Corporate Tax Rate</text:p>
          </table:table-cell>
          <table:table-cell table:style-name="ce94" office:value-type="percentage" office:value="0.35" calcext:value-type="percentage">
            <text:p>35%</text:p>
          </table:table-cell>
          <table:table-cell table:style-name="ce94" office:value-type="percentage" office:value="0.49" calcext:value-type="percentage">
            <text:p>49%</text:p>
          </table:table-cell>
          <table:table-cell table:number-columns-repeated="1017"/>
        </table:table-row>
        <table:table-row table:style-name="ro3">
          <table:table-cell/>
          <table:table-cell table:style-name="ce77" office:value-type="string" calcext:value-type="string">
            <text:p>ROI and CF Analysis</text:p>
          </table:table-cell>
          <table:table-cell table:style-name="ce77" office:value-type="string" calcext:value-type="string">
            <text:p>Depreciation &amp; Interest Schedule</text:p>
          </table:table-cell>
          <table:table-cell table:style-name="ce84" office:value-type="percentage" office:value="0.085" calcext:value-type="percentage">
            <text:p>8,5%</text:p>
          </table:table-cell>
          <table:table-cell table:style-name="ce77" office:value-type="string" calcext:value-type="string">
            <text:p>Interest Rate</text:p>
          </table:table-cell>
          <table:table-cell table:style-name="ce94" office:value-type="percentage" office:value="0.06" calcext:value-type="percentage">
            <text:p>6%</text:p>
          </table:table-cell>
          <table:table-cell table:style-name="ce94" office:value-type="percentage" office:value="0.12" calcext:value-type="percentage">
            <text:p>12%</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Purchasing</text:p>
          </table:table-cell>
          <table:table-cell table:style-name="ce86" office:value-type="percentage" office:value="0.1" calcext:value-type="percentage">
            <text:p>10%</text:p>
          </table:table-cell>
          <table:table-cell table:style-name="ce77" office:value-type="string" calcext:value-type="string">
            <text:p>Est. % improvement in Purchasing productivity</text:p>
          </table:table-cell>
          <table:table-cell table:style-name="ce94" office:value-type="percentage" office:value="0" calcext:value-type="percentage">
            <text:p>0%</text:p>
          </table:table-cell>
          <table:table-cell table:style-name="ce94" office:value-type="percentage" office:value="0.25" calcext:value-type="percentage">
            <text:p>25%</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Purchasing</text:p>
          </table:table-cell>
          <table:table-cell table:style-name="ce86" office:value-type="percentage" office:value="0.1" calcext:value-type="percentage">
            <text:p>10%</text:p>
          </table:table-cell>
          <table:table-cell table:style-name="ce92" office:value-type="string" calcext:value-type="string">
            <text:p>Est. incremental % of comparable products identified</text:p>
          </table:table-cell>
          <table:table-cell table:style-name="ce94" office:value-type="percentage" office:value="0.05" calcext:value-type="percentage">
            <text:p>5%</text:p>
          </table:table-cell>
          <table:table-cell table:style-name="ce94" office:value-type="percentage" office:value="0.15" calcext:value-type="percentage">
            <text:p>15%</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Purchasing</text:p>
          </table:table-cell>
          <table:table-cell table:style-name="ce86" office:value-type="percentage" office:value="0.1" calcext:value-type="percentage">
            <text:p>10%</text:p>
          </table:table-cell>
          <table:table-cell table:style-name="ce92" office:value-type="string" calcext:value-type="string">
            <text:p>Est. % improvement in price per P.O.</text:p>
          </table:table-cell>
          <table:table-cell table:style-name="ce94" office:value-type="percentage" office:value="0.07" calcext:value-type="percentage">
            <text:p>7%</text:p>
          </table:table-cell>
          <table:table-cell table:style-name="ce94" office:value-type="percentage" office:value="0.15" calcext:value-type="percentage">
            <text:p>15%</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Purchasing</text:p>
          </table:table-cell>
          <table:table-cell table:style-name="ce86" office:value-type="percentage" office:value="0.1" calcext:value-type="percentage">
            <text:p>10%</text:p>
          </table:table-cell>
          <table:table-cell table:style-name="ce92" office:value-type="string" calcext:value-type="string">
            <text:p>Est. incremental % of same vendor/same month orders</text:p>
          </table:table-cell>
          <table:table-cell table:style-name="ce94" office:value-type="percentage" office:value="0.04" calcext:value-type="percentage">
            <text:p>4%</text:p>
          </table:table-cell>
          <table:table-cell table:style-name="ce94" office:value-type="percentage" office:value="0.18" calcext:value-type="percentage">
            <text:p>18%</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Purchasing</text:p>
          </table:table-cell>
          <table:table-cell table:style-name="ce87" office:value-type="percentage" office:value="0.15" calcext:value-type="percentage">
            <text:p>15%</text:p>
          </table:table-cell>
          <table:table-cell table:style-name="ce92" office:value-type="string" calcext:value-type="string">
            <text:p>Est. % improvement in volume discount</text:p>
          </table:table-cell>
          <table:table-cell table:style-name="ce94" office:value-type="percentage" office:value="0.05" calcext:value-type="percentage">
            <text:p>5%</text:p>
          </table:table-cell>
          <table:table-cell table:style-name="ce94" office:value-type="percentage" office:value="0.4" calcext:value-type="percentage">
            <text:p>40%</text:p>
          </table:table-cell>
          <table:table-cell table:number-columns-repeated="1017"/>
        </table:table-row>
        <table:table-row table:style-name="ro40">
          <table:table-cell/>
          <table:table-cell table:style-name="ce77" office:value-type="string" calcext:value-type="string">
            <text:p>Savings</text:p>
          </table:table-cell>
          <table:table-cell table:style-name="ce77" office:value-type="string" calcext:value-type="string">
            <text:p>Maintenance &amp; Repair</text:p>
          </table:table-cell>
          <table:table-cell table:style-name="ce86" office:value-type="percentage" office:value="0.1" calcext:value-type="percentage">
            <text:p>10%</text:p>
          </table:table-cell>
          <table:table-cell table:style-name="ce92" office:value-type="string" calcext:value-type="string">
            <text:p>Est. improvement in Maintenance &amp; Repair worker productivity</text:p>
          </table:table-cell>
          <table:table-cell table:style-name="ce94" office:value-type="percentage" office:value="0.05" calcext:value-type="percentage">
            <text:p>5%</text:p>
          </table:table-cell>
          <table:table-cell table:style-name="ce94" office:value-type="percentage" office:value="0.15" calcext:value-type="percentage">
            <text:p>15%</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Warehousing/Inventory</text:p>
          </table:table-cell>
          <table:table-cell table:style-name="ce86" office:value-type="percentage" office:value="0.1" calcext:value-type="percentage">
            <text:p>10%</text:p>
          </table:table-cell>
          <table:table-cell table:style-name="ce92" office:value-type="string" calcext:value-type="string">
            <text:p>Est. avg. reduction in # parts per warehouse</text:p>
          </table:table-cell>
          <table:table-cell table:style-name="ce94" office:value-type="percentage" office:value="0.07" calcext:value-type="percentage">
            <text:p>7%</text:p>
          </table:table-cell>
          <table:table-cell table:style-name="ce94" office:value-type="percentage" office:value="0.13" calcext:value-type="percentage">
            <text:p>13%</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Logistics, et al.</text:p>
          </table:table-cell>
          <table:table-cell table:style-name="ce86" office:value-type="percentage" office:value="0.1" calcext:value-type="percentage">
            <text:p>10%</text:p>
          </table:table-cell>
          <table:table-cell table:style-name="ce92" office:value-type="string" calcext:value-type="string">
            <text:p>Est. improvement in Logistics worker productivity</text:p>
          </table:table-cell>
          <table:table-cell table:style-name="ce94" office:value-type="percentage" office:value="0.05" calcext:value-type="percentage">
            <text:p>5%</text:p>
          </table:table-cell>
          <table:table-cell table:style-name="ce94" office:value-type="percentage" office:value="0.15" calcext:value-type="percentage">
            <text:p>15%</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Logistics, et al.</text:p>
          </table:table-cell>
          <table:table-cell table:style-name="ce86" office:value-type="percentage" office:value="0.2" calcext:value-type="percentage">
            <text:p>20%</text:p>
          </table:table-cell>
          <table:table-cell table:style-name="ce92" office:value-type="string" calcext:value-type="string">
            <text:p>Est. avg. reduction in cost per work order</text:p>
          </table:table-cell>
          <table:table-cell table:style-name="ce94" office:value-type="percentage" office:value="0.1" calcext:value-type="percentage">
            <text:p>10%</text:p>
          </table:table-cell>
          <table:table-cell table:style-name="ce94" office:value-type="percentage" office:value="0.3" calcext:value-type="percentage">
            <text:p>30%</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Logistics, et al.</text:p>
          </table:table-cell>
          <table:table-cell table:style-name="ce86" office:value-type="percentage" office:value="0.25" calcext:value-type="percentage">
            <text:p>25%</text:p>
          </table:table-cell>
          <table:table-cell table:style-name="ce92" office:value-type="string" calcext:value-type="string">
            <text:p>Estimated reduction in premium freight shipments</text:p>
          </table:table-cell>
          <table:table-cell table:style-name="ce94" office:value-type="percentage" office:value="0" calcext:value-type="percentage">
            <text:p>0%</text:p>
          </table:table-cell>
          <table:table-cell table:style-name="ce94" office:value-type="percentage" office:value="0.3" calcext:value-type="percentage">
            <text:p>30%</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Customer Service</text:p>
          </table:table-cell>
          <table:table-cell table:style-name="ce86" office:value-type="percentage" office:value="0.1" calcext:value-type="percentage">
            <text:p>10%</text:p>
          </table:table-cell>
          <table:table-cell table:style-name="ce92" office:value-type="string" calcext:value-type="string">
            <text:p>Est. avg improvement in C.S. &amp; O.M. worker productivity</text:p>
          </table:table-cell>
          <table:table-cell table:style-name="ce94" office:value-type="percentage" office:value="0.05" calcext:value-type="percentage">
            <text:p>5%</text:p>
          </table:table-cell>
          <table:table-cell table:style-name="ce94" office:value-type="percentage" office:value="0.15" calcext:value-type="percentage">
            <text:p>15%</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Customer Service</text:p>
          </table:table-cell>
          <table:table-cell table:style-name="ce86" office:value-type="percentage" office:value="0.5" calcext:value-type="percentage">
            <text:p>50%</text:p>
          </table:table-cell>
          <table:table-cell table:style-name="ce92" office:value-type="string" calcext:value-type="string">
            <text:p>Est. % reduction of incorrect orders</text:p>
          </table:table-cell>
          <table:table-cell table:style-name="ce94" office:value-type="percentage" office:value="0.35" calcext:value-type="percentage">
            <text:p>35%</text:p>
          </table:table-cell>
          <table:table-cell table:style-name="ce94" office:value-type="percentage" office:value="0.6" calcext:value-type="percentage">
            <text:p>60%</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Customer Service</text:p>
          </table:table-cell>
          <table:table-cell table:style-name="ce86" office:value-type="percentage" office:value="0.5" calcext:value-type="percentage">
            <text:p>50%</text:p>
          </table:table-cell>
          <table:table-cell table:style-name="ce92" office:value-type="string" calcext:value-type="string">
            <text:p>Est. % reduction in complaint calls</text:p>
          </table:table-cell>
          <table:table-cell table:style-name="ce94" office:value-type="percentage" office:value="0.1" calcext:value-type="percentage">
            <text:p>10%</text:p>
          </table:table-cell>
          <table:table-cell table:style-name="ce94" office:value-type="percentage" office:value="0.7" calcext:value-type="percentage">
            <text:p>70%</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IS</text:p>
          </table:table-cell>
          <table:table-cell table:style-name="ce88" office:value-type="float" office:value="3" calcext:value-type="float">
            <text:p>3</text:p>
          </table:table-cell>
          <table:table-cell table:style-name="ce92" office:value-type="string" calcext:value-type="string">
            <text:p>Est. # decomissioned systems</text:p>
          </table:table-cell>
          <table:table-cell table:style-name="ce95" office:value-type="float" office:value="2" calcext:value-type="float">
            <text:p>2</text:p>
          </table:table-cell>
          <table:table-cell table:style-name="ce95" office:value-type="float" office:value="4" calcext:value-type="float">
            <text:p>4</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Finance</text:p>
          </table:table-cell>
          <table:table-cell table:style-name="ce86" office:value-type="percentage" office:value="0.1" calcext:value-type="percentage">
            <text:p>10%</text:p>
          </table:table-cell>
          <table:table-cell table:style-name="ce92" office:value-type="string" calcext:value-type="string">
            <text:p>Est. avg improvement in Finance worker productivity</text:p>
          </table:table-cell>
          <table:table-cell table:style-name="ce94" office:value-type="percentage" office:value="0.05" calcext:value-type="percentage">
            <text:p>5%</text:p>
          </table:table-cell>
          <table:table-cell table:style-name="ce94" office:value-type="percentage" office:value="0.15" calcext:value-type="percentage">
            <text:p>15%</text:p>
          </table:table-cell>
          <table:table-cell table:number-columns-repeated="1017"/>
        </table:table-row>
        <table:table-row table:style-name="ro3">
          <table:table-cell/>
          <table:table-cell table:style-name="ce77" office:value-type="string" calcext:value-type="string">
            <text:p>Savings</text:p>
          </table:table-cell>
          <table:table-cell table:style-name="ce77" office:value-type="string" calcext:value-type="string">
            <text:p>HR</text:p>
          </table:table-cell>
          <table:table-cell table:style-name="ce86" office:value-type="percentage" office:value="0.1" calcext:value-type="percentage">
            <text:p>10%</text:p>
          </table:table-cell>
          <table:table-cell table:style-name="ce92" office:value-type="string" calcext:value-type="string">
            <text:p>Est. avg improvement in HR worker productivity</text:p>
          </table:table-cell>
          <table:table-cell table:style-name="ce94" office:value-type="percentage" office:value="0.05" calcext:value-type="percentage">
            <text:p>5%</text:p>
          </table:table-cell>
          <table:table-cell table:style-name="ce94" office:value-type="percentage" office:value="0.15" calcext:value-type="percentage">
            <text:p>15%</text:p>
          </table:table-cell>
          <table:table-cell table:number-columns-repeated="1017"/>
        </table:table-row>
        <table:table-row table:style-name="ro3">
          <table:table-cell/>
          <table:table-cell table:style-name="ce77" office:value-type="string" calcext:value-type="string">
            <text:p>Revenue</text:p>
          </table:table-cell>
          <table:table-cell table:style-name="ce77" office:value-type="string" calcext:value-type="string">
            <text:p>Sales</text:p>
          </table:table-cell>
          <table:table-cell table:style-name="ce86" office:value-type="percentage" office:value="0.05" calcext:value-type="percentage">
            <text:p>5%</text:p>
          </table:table-cell>
          <table:table-cell table:style-name="ce93" office:value-type="string" calcext:value-type="string">
            <text:p>Est. % increase in price per order</text:p>
          </table:table-cell>
          <table:table-cell table:style-name="ce94" office:value-type="percentage" office:value="0.02" calcext:value-type="percentage">
            <text:p>2%</text:p>
          </table:table-cell>
          <table:table-cell table:style-name="ce94" office:value-type="percentage" office:value="0.1" calcext:value-type="percentage">
            <text:p>10%</text:p>
          </table:table-cell>
          <table:table-cell table:number-columns-repeated="1017"/>
        </table:table-row>
        <table:table-row table:style-name="ro3">
          <table:table-cell/>
          <table:table-cell table:style-name="ce77"/>
          <table:table-cell table:style-name="ce77" office:value-type="string" calcext:value-type="string">
            <text:p>Sales</text:p>
          </table:table-cell>
          <table:table-cell table:style-name="ce86" office:value-type="percentage" office:value="0.1" calcext:value-type="percentage">
            <text:p>10%</text:p>
          </table:table-cell>
          <table:table-cell table:style-name="ce93" office:value-type="string" calcext:value-type="string">
            <text:p>Est. % improvement in close rate</text:p>
          </table:table-cell>
          <table:table-cell table:style-name="ce94" office:value-type="percentage" office:value="0" calcext:value-type="percentage">
            <text:p>0%</text:p>
          </table:table-cell>
          <table:table-cell table:style-name="ce94" office:value-type="percentage" office:value="0.2" calcext:value-type="percentage">
            <text:p>20%</text:p>
          </table:table-cell>
          <table:table-cell table:number-columns-repeated="1017"/>
        </table:table-row>
        <table:table-row table:style-name="ro3">
          <table:table-cell/>
          <table:table-cell table:style-name="ce77"/>
          <table:table-cell table:style-name="ce77" office:value-type="string" calcext:value-type="string">
            <text:p>Sales</text:p>
          </table:table-cell>
          <table:table-cell table:style-name="ce86" office:value-type="percentage" office:value="0.1" calcext:value-type="percentage">
            <text:p>10%</text:p>
          </table:table-cell>
          <table:table-cell table:style-name="ce93" office:value-type="string" calcext:value-type="string">
            <text:p>Est. % decrease in order processing time</text:p>
          </table:table-cell>
          <table:table-cell table:style-name="ce94" office:value-type="percentage" office:value="0.03" calcext:value-type="percentage">
            <text:p>3%</text:p>
          </table:table-cell>
          <table:table-cell table:style-name="ce94" office:value-type="percentage" office:value="0.13" calcext:value-type="percentage">
            <text:p>13%</text:p>
          </table:table-cell>
          <table:table-cell table:number-columns-repeated="1017"/>
        </table:table-row>
        <table:table-row table:style-name="ro3">
          <table:table-cell/>
          <table:table-cell table:style-name="ce77"/>
          <table:table-cell table:style-name="ce77" office:value-type="string" calcext:value-type="string">
            <text:p>Sales</text:p>
          </table:table-cell>
          <table:table-cell table:style-name="ce86" office:value-type="percentage" office:value="0.1" calcext:value-type="percentage">
            <text:p>10%</text:p>
          </table:table-cell>
          <table:table-cell table:style-name="ce93" office:value-type="string" calcext:value-type="string">
            <text:p>Est. % improvement in sales travel efficiency</text:p>
          </table:table-cell>
          <table:table-cell table:style-name="ce94" office:value-type="percentage" office:value="0" calcext:value-type="percentage">
            <text:p>0%</text:p>
          </table:table-cell>
          <table:table-cell table:style-name="ce94" office:value-type="percentage" office:value="0.25" calcext:value-type="percentage">
            <text:p>25%</text:p>
          </table:table-cell>
          <table:table-cell table:number-columns-repeated="1017"/>
        </table:table-row>
        <table:table-row table:style-name="ro3">
          <table:table-cell/>
          <table:table-cell table:style-name="ce77"/>
          <table:table-cell table:style-name="ce77" office:value-type="string" calcext:value-type="string">
            <text:p>Sales</text:p>
          </table:table-cell>
          <table:table-cell table:style-name="ce86" office:value-type="percentage" office:value="0.1" calcext:value-type="percentage">
            <text:p>10%</text:p>
          </table:table-cell>
          <table:table-cell table:style-name="ce93" office:value-type="string" calcext:value-type="string">
            <text:p>Est avg annual reduction in customer loss</text:p>
          </table:table-cell>
          <table:table-cell table:style-name="ce94" office:value-type="percentage" office:value="0.05" calcext:value-type="percentage">
            <text:p>5%</text:p>
          </table:table-cell>
          <table:table-cell table:style-name="ce94" office:value-type="percentage" office:value="0.15" calcext:value-type="percentage">
            <text:p>15%</text:p>
          </table:table-cell>
          <table:table-cell table:number-columns-repeated="1017"/>
        </table:table-row>
        <table:table-row table:style-name="ro3">
          <table:table-cell/>
          <table:table-cell table:style-name="ce77"/>
          <table:table-cell table:style-name="ce77" office:value-type="string" calcext:value-type="string">
            <text:p>Customer Service </text:p>
          </table:table-cell>
          <table:table-cell table:style-name="ce86" office:value-type="percentage" office:value="0.1" calcext:value-type="percentage">
            <text:p>10%</text:p>
          </table:table-cell>
          <table:table-cell table:style-name="ce93" office:value-type="string" calcext:value-type="string">
            <text:p>Est. % improvement in customer satisfaction</text:p>
          </table:table-cell>
          <table:table-cell table:style-name="ce94" office:value-type="percentage" office:value="0.02" calcext:value-type="percentage">
            <text:p>2%</text:p>
          </table:table-cell>
          <table:table-cell table:style-name="ce94" office:value-type="percentage" office:value="0.14" calcext:value-type="percentage">
            <text:p>14%</text:p>
          </table:table-cell>
          <table:table-cell table:number-columns-repeated="1017"/>
        </table:table-row>
        <table:table-row table:style-name="ro3">
          <table:table-cell/>
          <table:table-cell table:style-name="ce77"/>
          <table:table-cell table:style-name="ce77" office:value-type="string" calcext:value-type="string">
            <text:p>Customer Service </text:p>
          </table:table-cell>
          <table:table-cell table:style-name="ce86" office:value-type="percentage" office:value="0.1" calcext:value-type="percentage">
            <text:p>10%</text:p>
          </table:table-cell>
          <table:table-cell table:style-name="ce93" office:value-type="string" calcext:value-type="string">
            <text:p>Est. incremental % of leads passed per C.S. worker</text:p>
          </table:table-cell>
          <table:table-cell table:style-name="ce94" office:value-type="percentage" office:value="0.05" calcext:value-type="percentage">
            <text:p>5%</text:p>
          </table:table-cell>
          <table:table-cell table:style-name="ce94" office:value-type="percentage" office:value="0.3" calcext:value-type="percentage">
            <text:p>30%</text:p>
          </table:table-cell>
          <table:table-cell table:number-columns-repeated="1017"/>
        </table:table-row>
        <table:table-row table:style-name="ro3">
          <table:table-cell/>
          <table:table-cell table:style-name="ce77" office:value-type="string" calcext:value-type="string">
            <text:p>Benefits ID</text:p>
          </table:table-cell>
          <table:table-cell table:style-name="ce77"/>
          <table:table-cell table:style-name="ce89"/>
          <table:table-cell table:style-name="ce77"/>
          <table:table-cell table:style-name="ce89" table:number-columns-repeated="2"/>
          <table:table-cell table:number-columns-repeated="1017"/>
        </table:table-row>
        <table:table-row table:style-name="ro3">
          <table:table-cell/>
          <table:table-cell table:style-name="ce77" office:value-type="string" calcext:value-type="string">
            <text:p>Ongoing Costs</text:p>
          </table:table-cell>
          <table:table-cell table:style-name="ce77"/>
          <table:table-cell table:style-name="ce89"/>
          <table:table-cell table:style-name="ce77"/>
          <table:table-cell table:style-name="ce89" table:number-columns-repeated="2"/>
          <table:table-cell table:number-columns-repeated="1017"/>
        </table:table-row>
        <table:table-row table:style-name="ro3">
          <table:table-cell/>
          <table:table-cell table:style-name="ce77" office:value-type="string" calcext:value-type="string">
            <text:p>Project Expenses</text:p>
          </table:table-cell>
          <table:table-cell table:style-name="ce77"/>
          <table:table-cell table:style-name="ce89"/>
          <table:table-cell table:style-name="ce77"/>
          <table:table-cell table:style-name="ce89" table:number-columns-repeated="2"/>
          <table:table-cell table:number-columns-repeated="1017"/>
        </table:table-row>
        <table:table-row table:style-name="ro3">
          <table:table-cell/>
          <table:table-cell table:style-name="ce77" office:value-type="string" calcext:value-type="string">
            <text:p>Project Capital</text:p>
          </table:table-cell>
          <table:table-cell table:style-name="ce77"/>
          <table:table-cell table:style-name="ce89"/>
          <table:table-cell table:style-name="ce77"/>
          <table:table-cell table:style-name="ce89" table:number-columns-repeated="2"/>
          <table:table-cell table:number-columns-repeated="1017"/>
        </table:table-row>
        <table:table-row table:style-name="ro3" table:number-rows-repeated="2">
          <table:table-cell/>
          <table:table-cell table:style-name="ce77" table:number-columns-repeated="2"/>
          <table:table-cell table:style-name="ce89"/>
          <table:table-cell table:style-name="ce77"/>
          <table:table-cell table:style-name="ce89" table:number-columns-repeated="2"/>
          <table:table-cell table:number-columns-repeated="1017"/>
        </table:table-row>
        <table:table-row table:style-name="ro41">
          <table:table-cell/>
          <table:table-cell table:style-name="ce73" office:value-type="string" calcext:value-type="string" table:number-columns-spanned="7" table:number-rows-spanned="1">
            <text:p>2. From the Tools menu, select Macros, highlight TORNADO and click on the "Run" button. <text:s/>Then, follow the pop-up instructions provided by the macro itself. <text:s/>The resulting chart will appear within a newly inserted tab (Sheet 1) in this workbook.</text:p>
          </table:table-cell>
          <table:covered-table-cell table:number-columns-repeated="6" table:style-name="ce79"/>
          <table:table-cell table:number-columns-repeated="1016"/>
        </table:table-row>
        <table:table-row table:style-name="ro3">
          <table:table-cell/>
          <table:table-cell table:style-name="ce77" table:number-columns-repeated="2"/>
          <table:table-cell table:style-name="ce89"/>
          <table:table-cell table:style-name="ce77" table:number-columns-repeated="3"/>
          <table:table-cell table:number-columns-repeated="1017"/>
        </table:table-row>
        <table:table-row table:style-name="ro1">
          <table:table-cell/>
          <table:table-cell table:style-name="ce75" office:value-type="string" calcext:value-type="string">
            <text:p>Tornado Sensitivity Analysis</text:p>
            <draw:custom-shape table:end-cell-address="'Input Tornado'.C43" table:end-x="0.005cm" table:end-y="0.636cm" draw:z-index="3" draw:name="Прямоугольник 13" draw:style-name="gr5" draw:text-style-name="P1" svg:width="8.736cm" svg:height="0.635cm" svg:x="0cm" svg:y="0.001cm">
              <text:p/>
              <draw:enhanced-geometry svg:viewBox="0 0 21600 21600" draw:type="rectangle" draw:enhanced-path="M 0 0 L 21600 0 21600 21600 0 21600 0 0 Z N"/>
            </draw:custom-shape>
            <draw:custom-shape table:end-cell-address="'Input Tornado'.D43" table:end-x="0.005cm" table:end-y="0.636cm" draw:z-index="4" draw:name="Прямоугольник 15" draw:style-name="gr6" draw:text-style-name="P1" svg:width="13.029cm" svg:height="0.635cm" svg:x="0cm" svg:y="0.001cm">
              <text:p/>
              <draw:enhanced-geometry svg:viewBox="0 0 21600 21600" draw:type="rectangle" draw:enhanced-path="M 0 0 L 21600 0 21600 21600 0 21600 0 0 Z N"/>
            </draw:custom-shape>
          </table:table-cell>
          <table:table-cell table:style-name="ce80"/>
          <table:table-cell table:style-name="ce90" table:formula="of:=[$'CF &amp; ROI Analysis'.F2]" office:value-type="string" office:string-value="5 Year NPV" calcext:value-type="string">
            <text:p>5 Year NPV</text:p>
          </table:table-cell>
          <table:table-cell table:formula="of:=[$'CF &amp; ROI Analysis'.I2]" office:value-type="float" office:value="2827104.10655164" calcext:value-type="float">
            <text:p>2 827 104</text:p>
          </table:table-cell>
          <table:table-cell table:number-columns-repeated="1019"/>
        </table:table-row>
        <table:table-row table:style-name="ro42">
          <table:table-cell table:style-name="ce71" table:number-columns-repeated="1024"/>
        </table:table-row>
        <table:table-row table:style-name="ro43">
          <table:table-cell table:style-name="ce71"/>
          <table:table-cell table:style-name="ce78" office:value-type="string" calcext:value-type="string">
            <text:p>Savings Sensitivity Analysis Outputs</text:p>
          </table:table-cell>
          <table:table-cell table:style-name="ce71" table:number-columns-repeated="1022"/>
        </table:table-row>
        <table:table-row table:style-name="ro2">
          <table:table-cell table:style-name="ce71"/>
          <table:table-cell table:style-name="ce78"/>
          <table:table-cell table:style-name="ce71" table:number-columns-repeated="1022"/>
        </table:table-row>
        <table:table-row table:style-name="ro40">
          <table:table-cell/>
          <table:table-cell office:value-type="string" calcext:value-type="string">
            <text:p>Parameters:</text:p>
          </table:table-cell>
          <table:table-cell table:style-name="ce81" office:value-type="string" calcext:value-type="string">
            <text:p>Output D48 with low value from F4:F24 for parameter in D4:D24</text:p>
          </table:table-cell>
          <table:table-cell table:style-name="ce81" office:value-type="string" calcext:value-type="string">
            <text:p>Output D48 with high value from G4:G24 for parameter in D4:D24</text:p>
          </table:table-cell>
          <table:table-cell office:value-type="string" calcext:value-type="string">
            <text:p>Output Differences:</text:p>
          </table:table-cell>
          <table:table-cell table:number-columns-repeated="1019"/>
        </table:table-row>
        <table:table-row table:style-name="ro3">
          <table:table-cell/>
          <table:table-cell office:value-type="string" calcext:value-type="string">
            <text:p>Est. % improvement in volume discount</text:p>
          </table:table-cell>
          <table:table-cell office:value-type="float" office:value="1614270.13666203" calcext:value-type="float">
            <text:p>1 614 270</text:p>
          </table:table-cell>
          <table:table-cell office:value-type="float" office:value="5069680.76735713" calcext:value-type="float">
            <text:p>5 069 681</text:p>
          </table:table-cell>
          <table:table-cell office:value-type="float" office:value="3455410.6306951" calcext:value-type="float">
            <text:p>3 455 411</text:p>
          </table:table-cell>
          <table:table-cell table:number-columns-repeated="1019"/>
        </table:table-row>
        <table:table-row table:style-name="ro3">
          <table:table-cell/>
          <table:table-cell office:value-type="string" calcext:value-type="string">
            <text:p>Est. incremental % of same vendor/same month orders</text:p>
          </table:table-cell>
          <table:table-cell office:value-type="float" office:value="1712996.15468189" calcext:value-type="float">
            <text:p>1 712 996</text:p>
          </table:table-cell>
          <table:table-cell office:value-type="float" office:value="3786242.53309895" calcext:value-type="float">
            <text:p>3 786 243</text:p>
          </table:table-cell>
          <table:table-cell office:value-type="float" office:value="2073246.37841706" calcext:value-type="float">
            <text:p>2 073 246</text:p>
          </table:table-cell>
          <table:table-cell table:number-columns-repeated="1019"/>
        </table:table-row>
        <table:table-row table:style-name="ro3">
          <table:table-cell/>
          <table:table-cell office:value-type="string" calcext:value-type="string">
            <text:p>Discount Rate</text:p>
          </table:table-cell>
          <table:table-cell office:value-type="float" office:value="3245259.85926522" calcext:value-type="float">
            <text:p>3 245 260</text:p>
          </table:table-cell>
          <table:table-cell office:value-type="float" office:value="1624706.88869691" calcext:value-type="float">
            <text:p>1 624 707</text:p>
          </table:table-cell>
          <table:table-cell office:value-type="float" office:value="1620552.97056831" calcext:value-type="float">
            <text:p>1 620 553</text:p>
          </table:table-cell>
          <table:table-cell table:number-columns-repeated="1019"/>
        </table:table-row>
        <table:table-row table:style-name="ro3">
          <table:table-cell/>
          <table:table-cell office:value-type="string" calcext:value-type="string">
            <text:p>Est. incremental % of comparable products identified</text:p>
          </table:table-cell>
          <table:table-cell office:value-type="float" office:value="2094041.73308721" calcext:value-type="float">
            <text:p>2 094 042</text:p>
          </table:table-cell>
          <table:table-cell office:value-type="float" office:value="3109018.90063406" calcext:value-type="float">
            <text:p>3 109 019</text:p>
          </table:table-cell>
          <table:table-cell office:value-type="float" office:value="1014977.16754685" calcext:value-type="float">
            <text:p>1 014 977</text:p>
          </table:table-cell>
          <table:table-cell table:number-columns-repeated="1019"/>
        </table:table-row>
        <table:table-row table:style-name="ro3">
          <table:table-cell/>
          <table:table-cell office:value-type="string" calcext:value-type="string">
            <text:p>Est. % improvement in price per P.O.</text:p>
          </table:table-cell>
          <table:table-cell office:value-type="float" office:value="2297037.16659658" calcext:value-type="float">
            <text:p>2 297 037</text:p>
          </table:table-cell>
          <table:table-cell office:value-type="float" office:value="3109018.90063406" calcext:value-type="float">
            <text:p>3 109 019</text:p>
          </table:table-cell>
          <table:table-cell office:value-type="float" office:value="811981.73403748" calcext:value-type="float">
            <text:p>811 982</text:p>
          </table:table-cell>
          <table:table-cell table:number-columns-repeated="1019"/>
        </table:table-row>
        <table:table-row table:style-name="ro3">
          <table:table-cell/>
          <table:table-cell office:value-type="string" calcext:value-type="string">
            <text:p>Corporate Tax Rate</text:p>
          </table:table-cell>
          <table:table-cell office:value-type="float" office:value="2986293.46777976" calcext:value-type="float">
            <text:p>2 986 293</text:p>
          </table:table-cell>
          <table:table-cell office:value-type="float" office:value="2216767.16594151" calcext:value-type="float">
            <text:p>2 216 767</text:p>
          </table:table-cell>
          <table:table-cell office:value-type="float" office:value="769526.301838252" calcext:value-type="float">
            <text:p>769 526</text:p>
          </table:table-cell>
          <table:table-cell table:number-columns-repeated="1019"/>
        </table:table-row>
        <table:table-row table:style-name="ro3">
          <table:table-cell/>
          <table:table-cell office:value-type="string" calcext:value-type="string">
            <text:p>Annual Cost Increases</text:p>
          </table:table-cell>
          <table:table-cell office:value-type="float" office:value="2478707.57382506" calcext:value-type="float">
            <text:p>2 478 708</text:p>
          </table:table-cell>
          <table:table-cell office:value-type="float" office:value="2835470.07035613" calcext:value-type="float">
            <text:p>2 835 470</text:p>
          </table:table-cell>
          <table:table-cell office:value-type="float" office:value="356762.496531063" calcext:value-type="float">
            <text:p>356 762</text:p>
          </table:table-cell>
          <table:table-cell table:number-columns-repeated="1019"/>
        </table:table-row>
        <table:table-row table:style-name="ro3">
          <table:table-cell/>
          <table:table-cell office:value-type="string" calcext:value-type="string">
            <text:p>Est. % improvement in Purchasing productivity</text:p>
          </table:table-cell>
          <table:table-cell office:value-type="float" office:value="2520332.14345688" calcext:value-type="float">
            <text:p>2 520 332</text:p>
          </table:table-cell>
          <table:table-cell office:value-type="float" office:value="2723327.57696625" calcext:value-type="float">
            <text:p>2 723 328</text:p>
          </table:table-cell>
          <table:table-cell office:value-type="float" office:value="202995.43350937" calcext:value-type="float">
            <text:p>202 995</text:p>
          </table:table-cell>
          <table:table-cell table:number-columns-repeated="1019"/>
        </table:table-row>
        <table:table-row table:style-name="ro3">
          <table:table-cell/>
          <table:table-cell office:value-type="string" calcext:value-type="string">
            <text:p>Est. # decomissioned systems</text:p>
          </table:table-cell>
          <table:table-cell office:value-type="float" office:value="2520332.14345688" calcext:value-type="float">
            <text:p>2 520 332</text:p>
          </table:table-cell>
          <table:table-cell office:value-type="float" office:value="2682728.49026438" calcext:value-type="float">
            <text:p>2 682 728</text:p>
          </table:table-cell>
          <table:table-cell office:value-type="float" office:value="162396.346807495" calcext:value-type="float">
            <text:p>162 396</text:p>
          </table:table-cell>
          <table:table-cell table:number-columns-repeated="1019"/>
        </table:table-row>
        <table:table-row table:style-name="ro3">
          <table:table-cell/>
          <table:table-cell office:value-type="string" calcext:value-type="string">
            <text:p>Est. % reduction in complaint calls</text:p>
          </table:table-cell>
          <table:table-cell office:value-type="float" office:value="2500032.60010595" calcext:value-type="float">
            <text:p>2 500 033</text:p>
          </table:table-cell>
          <table:table-cell office:value-type="float" office:value="2652279.17523797" calcext:value-type="float">
            <text:p>2 652 279</text:p>
          </table:table-cell>
          <table:table-cell office:value-type="float" office:value="152246.575132028" calcext:value-type="float">
            <text:p>152 247</text:p>
          </table:table-cell>
          <table:table-cell table:number-columns-repeated="1019"/>
        </table:table-row>
        <table:table-row table:style-name="ro3">
          <table:table-cell/>
          <table:table-cell office:value-type="string" calcext:value-type="string">
            <text:p>Est. avg. reduction in # parts per warehouse</text:p>
          </table:table-cell>
          <table:table-cell office:value-type="float" office:value="2530711.29997222" calcext:value-type="float">
            <text:p>2 530 711</text:p>
          </table:table-cell>
          <table:table-cell office:value-type="float" office:value="2672349.33374905" calcext:value-type="float">
            <text:p>2 672 349</text:p>
          </table:table-cell>
          <table:table-cell office:value-type="float" office:value="141638.033776828" calcext:value-type="float">
            <text:p>141 638</text:p>
          </table:table-cell>
          <table:table-cell table:number-columns-repeated="1019"/>
        </table:table-row>
        <table:table-row table:style-name="ro3">
          <table:table-cell/>
          <table:table-cell office:value-type="string" calcext:value-type="string">
            <text:p>Est. avg. reduction in cost per work order</text:p>
          </table:table-cell>
          <table:table-cell office:value-type="float" office:value="2551937.51747713" calcext:value-type="float">
            <text:p>2 551 938</text:p>
          </table:table-cell>
          <table:table-cell office:value-type="float" office:value="2651123.11624414" calcext:value-type="float">
            <text:p>2 651 123</text:p>
          </table:table-cell>
          <table:table-cell office:value-type="float" office:value="99185.5987670133" calcext:value-type="float">
            <text:p>99 186</text:p>
          </table:table-cell>
          <table:table-cell table:number-columns-repeated="1019"/>
        </table:table-row>
        <table:table-row table:style-name="ro3">
          <table:table-cell/>
          <table:table-cell office:value-type="string" calcext:value-type="string">
            <text:p>Est. improvement in Maintenance &amp; Repair worker productivity</text:p>
          </table:table-cell>
          <table:table-cell office:value-type="float" office:value="2560931.23015876" calcext:value-type="float">
            <text:p>2 560 931</text:p>
          </table:table-cell>
          <table:table-cell office:value-type="float" office:value="2642129.40356251" calcext:value-type="float">
            <text:p>2 642 129</text:p>
          </table:table-cell>
          <table:table-cell office:value-type="float" office:value="81198.1734037483" calcext:value-type="float">
            <text:p>81 198</text:p>
          </table:table-cell>
          <table:table-cell table:number-columns-repeated="1019"/>
        </table:table-row>
        <table:table-row table:style-name="ro3">
          <table:table-cell/>
          <table:table-cell office:value-type="string" calcext:value-type="string">
            <text:p>Est. improvement in Logistics worker productivity</text:p>
          </table:table-cell>
          <table:table-cell office:value-type="float" office:value="2560931.23015876" calcext:value-type="float">
            <text:p>2 560 931</text:p>
          </table:table-cell>
          <table:table-cell office:value-type="float" office:value="2642129.40356251" calcext:value-type="float">
            <text:p>2 642 129</text:p>
          </table:table-cell>
          <table:table-cell office:value-type="float" office:value="81198.1734037483" calcext:value-type="float">
            <text:p>81 198</text:p>
          </table:table-cell>
          <table:table-cell table:number-columns-repeated="1019"/>
        </table:table-row>
        <table:table-row table:style-name="ro3">
          <table:table-cell/>
          <table:table-cell office:value-type="string" calcext:value-type="string">
            <text:p>Est. avg improvement in C.S. &amp; O.M. worker productivity</text:p>
          </table:table-cell>
          <table:table-cell office:value-type="float" office:value="2560931.23015876" calcext:value-type="float">
            <text:p>2 560 931</text:p>
          </table:table-cell>
          <table:table-cell office:value-type="float" office:value="2642129.40356251" calcext:value-type="float">
            <text:p>2 642 129</text:p>
          </table:table-cell>
          <table:table-cell office:value-type="float" office:value="81198.1734037483" calcext:value-type="float">
            <text:p>81 198</text:p>
          </table:table-cell>
          <table:table-cell table:number-columns-repeated="1019"/>
        </table:table-row>
        <table:table-row table:style-name="ro3">
          <table:table-cell/>
          <table:table-cell office:value-type="string" calcext:value-type="string">
            <text:p>Est. avg improvement in Finance worker productivity</text:p>
          </table:table-cell>
          <table:table-cell office:value-type="float" office:value="2560931.23015876" calcext:value-type="float">
            <text:p>2 560 931</text:p>
          </table:table-cell>
          <table:table-cell office:value-type="float" office:value="2642129.40356251" calcext:value-type="float">
            <text:p>2 642 129</text:p>
          </table:table-cell>
          <table:table-cell office:value-type="float" office:value="81198.1734037483" calcext:value-type="float">
            <text:p>81 198</text:p>
          </table:table-cell>
          <table:table-cell table:number-columns-repeated="1019"/>
        </table:table-row>
        <table:table-row table:style-name="ro3">
          <table:table-cell/>
          <table:table-cell office:value-type="string" calcext:value-type="string">
            <text:p>Est. avg improvement in HR worker productivity</text:p>
          </table:table-cell>
          <table:table-cell office:value-type="float" office:value="2560931.23015876" calcext:value-type="float">
            <text:p>2 560 931</text:p>
          </table:table-cell>
          <table:table-cell office:value-type="float" office:value="2642129.40356251" calcext:value-type="float">
            <text:p>2 642 129</text:p>
          </table:table-cell>
          <table:table-cell office:value-type="float" office:value="81198.1734037483" calcext:value-type="float">
            <text:p>81 198</text:p>
          </table:table-cell>
          <table:table-cell table:number-columns-repeated="4"/>
          <table:table-cell table:style-name="ce96" table:number-columns-repeated="2"/>
          <table:table-cell table:number-columns-repeated="1013"/>
        </table:table-row>
        <table:table-row table:style-name="ro3">
          <table:table-cell/>
          <table:table-cell office:value-type="string" calcext:value-type="string">
            <text:p>Estimated reduction in premium freight shipments</text:p>
          </table:table-cell>
          <table:table-cell office:value-type="float" office:value="2576155.88767196" calcext:value-type="float">
            <text:p>2 576 156</text:p>
          </table:table-cell>
          <table:table-cell office:value-type="float" office:value="2606605.20269837" calcext:value-type="float">
            <text:p>2 606 605</text:p>
          </table:table-cell>
          <table:table-cell office:value-type="float" office:value="30449.3150264053" calcext:value-type="float">
            <text:p>30 449</text:p>
          </table:table-cell>
          <table:table-cell table:number-columns-repeated="1019"/>
        </table:table-row>
        <table:table-row table:style-name="ro3">
          <table:table-cell/>
          <table:table-cell office:value-type="string" calcext:value-type="string">
            <text:p>Est. % reduction of incorrect orders</text:p>
          </table:table-cell>
          <table:table-cell office:value-type="float" office:value="2584448.25113082" calcext:value-type="float">
            <text:p>2 584 448</text:p>
          </table:table-cell>
          <table:table-cell office:value-type="float" office:value="2612918.36068051" calcext:value-type="float">
            <text:p>2 612 918</text:p>
          </table:table-cell>
          <table:table-cell office:value-type="float" office:value="28470.10954969" calcext:value-type="float">
            <text:p>28 470</text:p>
          </table:table-cell>
          <table:table-cell table:number-columns-repeated="1019"/>
        </table:table-row>
        <table:table-row table:style-name="ro3">
          <table:table-cell/>
          <table:table-cell office:value-type="string" calcext:value-type="string">
            <text:p>Annual Benefit Increases</text:p>
          </table:table-cell>
          <table:table-cell table:number-columns-repeated="2" office:value-type="float" office:value="2601530.31686063" calcext:value-type="float">
            <text:p>2 601 530</text:p>
          </table:table-cell>
          <table:table-cell office:value-type="float" office:value="0" calcext:value-type="float">
            <text:p>0</text:p>
          </table:table-cell>
          <table:table-cell table:number-columns-repeated="1019"/>
        </table:table-row>
        <table:table-row table:style-name="ro3">
          <table:table-cell/>
          <table:table-cell office:value-type="string" calcext:value-type="string">
            <text:p>Interest Rate</text:p>
          </table:table-cell>
          <table:table-cell table:number-columns-repeated="2" office:value-type="float" office:value="2601530.31686063" calcext:value-type="float">
            <text:p>2 601 530</text:p>
          </table:table-cell>
          <table:table-cell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table-cell>
            <draw:frame table:end-cell-address="'Input Tornado'.H98" table:end-x="0.656cm" table:end-y="0.239cm" draw:z-index="1" draw:name="Chart 11" draw:style-name="gr3" draw:text-style-name="P2" svg:width="29.882cm" svg:height="12.541cm" svg:x="0cm" svg:y="0.293cm">
              <draw:object draw:notify-on-update-of-ranges="'Input Tornado'.B48:'Input Tornado'.B68 'Input Tornado'.C48:'Input Tornado'.C68 'Input Tornado'.D48:'Input Tornado'.D68" xlink:href="./Object 4" xlink:type="simple" xlink:show="embed" xlink:actuate="onLoad"/>
              <draw:image xlink:href="./ObjectReplacements/Object 4" xlink:type="simple" xlink:show="embed" xlink:actuate="onLoad"/>
            </draw:frame>
          </table:table-cell>
          <table:table-cell table:number-columns-repeated="1022"/>
        </table:table-row>
        <table:table-row table:style-name="ro3" table:number-rows-repeated="28">
          <table:table-cell table:number-columns-repeated="1024"/>
        </table:table-row>
        <table:table-row table:style-name="ro13">
          <table:table-cell table:number-columns-repeated="1024"/>
        </table:table-row>
        <table:table-row table:style-name="ro1">
          <table:table-cell/>
          <table:table-cell table:style-name="ce78" office:value-type="string" calcext:value-type="string">
            <text:p>Revenue Sensitivity Analysis Outputs</text:p>
          </table:table-cell>
          <table:table-cell/>
          <table:table-cell table:style-name="ce90" table:formula="of:=[.D43]" office:value-type="string" office:string-value="5 Year NPV" calcext:value-type="string">
            <text:p>5 Year NPV</text:p>
          </table:table-cell>
          <table:table-cell table:formula="of:=[.E43]" office:value-type="float" office:value="2827104.10655164" calcext:value-type="float">
            <text:p>2 827 104</text:p>
          </table:table-cell>
          <table:table-cell table:number-columns-repeated="1019"/>
        </table:table-row>
        <table:table-row table:style-name="ro2">
          <table:table-cell/>
          <table:table-cell table:style-name="ce78"/>
          <table:table-cell/>
          <table:table-cell table:style-name="ce90"/>
          <table:table-cell table:number-columns-repeated="1020"/>
        </table:table-row>
        <table:table-row table:style-name="ro40">
          <table:table-cell/>
          <table:table-cell office:value-type="string" calcext:value-type="string">
            <text:p>Parameters:</text:p>
          </table:table-cell>
          <table:table-cell table:style-name="ce81" office:value-type="string" calcext:value-type="string">
            <text:p>Output D46 with low value from F28:F34 for parameter in D28:D34</text:p>
          </table:table-cell>
          <table:table-cell table:style-name="ce81" office:value-type="string" calcext:value-type="string">
            <text:p>Output D46 with high value from G28:G34 for parameter in D28:D34</text:p>
          </table:table-cell>
          <table:table-cell office:value-type="string" calcext:value-type="string">
            <text:p>Output Differences:</text:p>
          </table:table-cell>
          <table:table-cell table:number-columns-repeated="1019"/>
        </table:table-row>
        <table:table-row table:style-name="ro3">
          <table:table-cell/>
          <table:table-cell office:value-type="string" calcext:value-type="string">
            <text:p>Est. % improvement in close rate</text:p>
          </table:table-cell>
          <table:table-cell office:value-type="float" office:value="2505863.43470304" calcext:value-type="float">
            <text:p>2 505 863</text:p>
          </table:table-cell>
          <table:table-cell office:value-type="float" office:value="2975924.22517614" calcext:value-type="float">
            <text:p>2 975 924</text:p>
          </table:table-cell>
          <table:table-cell office:value-type="float" office:value="470060.7904731" calcext:value-type="float">
            <text:p>470 061</text:p>
          </table:table-cell>
          <table:table-cell table:number-columns-repeated="1019"/>
        </table:table-row>
        <table:table-row table:style-name="ro3">
          <table:table-cell/>
          <table:table-cell office:value-type="string" calcext:value-type="string">
            <text:p>Est. % improvement in sales travel efficiency</text:p>
          </table:table-cell>
          <table:table-cell office:value-type="float" office:value="2598235.53202298" calcext:value-type="float">
            <text:p>2 598 236</text:p>
          </table:table-cell>
          <table:table-cell office:value-type="float" office:value="2984092.83162479" calcext:value-type="float">
            <text:p>2 984 093</text:p>
          </table:table-cell>
          <table:table-cell office:value-type="float" office:value="385857.299601811" calcext:value-type="float">
            <text:p>385 857</text:p>
          </table:table-cell>
          <table:table-cell table:number-columns-repeated="1019"/>
        </table:table-row>
        <table:table-row table:style-name="ro3">
          <table:table-cell/>
          <table:table-cell office:value-type="string" calcext:value-type="string">
            <text:p>Est. % increase in price per order</text:p>
          </table:table-cell>
          <table:table-cell office:value-type="float" office:value="2624439.45360947" calcext:value-type="float">
            <text:p>2 624 439</text:p>
          </table:table-cell>
          <table:table-cell office:value-type="float" office:value="2960811.38243304" calcext:value-type="float">
            <text:p>2 960 811</text:p>
          </table:table-cell>
          <table:table-cell office:value-type="float" office:value="336371.928823572" calcext:value-type="float">
            <text:p>336 372</text:p>
          </table:table-cell>
          <table:table-cell table:number-columns-repeated="1019"/>
        </table:table-row>
        <table:table-row table:style-name="ro3">
          <table:table-cell/>
          <table:table-cell office:value-type="string" calcext:value-type="string">
            <text:p>Est. % decrease in order processing time</text:p>
          </table:table-cell>
          <table:table-cell office:value-type="float" office:value="2635471.16163949" calcext:value-type="float">
            <text:p>2 635 471</text:p>
          </table:table-cell>
          <table:table-cell office:value-type="float" office:value="2788589.68217425" calcext:value-type="float">
            <text:p>2 788 590</text:p>
          </table:table-cell>
          <table:table-cell office:value-type="float" office:value="153118.52053476" calcext:value-type="float">
            <text:p>153 119</text:p>
          </table:table-cell>
          <table:table-cell table:number-columns-repeated="1019"/>
        </table:table-row>
        <table:table-row table:style-name="ro3">
          <table:table-cell/>
          <table:table-cell office:value-type="string" calcext:value-type="string">
            <text:p>Est. incremental % of leads passed per C.S. worker</text:p>
          </table:table-cell>
          <table:table-cell office:value-type="float" office:value="2727748.41011035" calcext:value-type="float">
            <text:p>2 727 748</text:p>
          </table:table-cell>
          <table:table-cell office:value-type="float" office:value="2819660.73524591" calcext:value-type="float">
            <text:p>2 819 661</text:p>
          </table:table-cell>
          <table:table-cell office:value-type="float" office:value="91912.3251355626" calcext:value-type="float">
            <text:p>91 912</text:p>
          </table:table-cell>
          <table:table-cell table:number-columns-repeated="1019"/>
        </table:table-row>
        <table:table-row table:style-name="ro3">
          <table:table-cell/>
          <table:table-cell office:value-type="string" calcext:value-type="string">
            <text:p>Est avg annual reduction in customer loss</text:p>
          </table:table-cell>
          <table:table-cell office:value-type="float" office:value="2733408.46760573" calcext:value-type="float">
            <text:p>2 733 408</text:p>
          </table:table-cell>
          <table:table-cell office:value-type="float" office:value="2748379.19227345" calcext:value-type="float">
            <text:p>2 748 379</text:p>
          </table:table-cell>
          <table:table-cell office:value-type="float" office:value="14970.7246677186" calcext:value-type="float">
            <text:p>14 971</text:p>
          </table:table-cell>
          <table:table-cell table:number-columns-repeated="1019"/>
        </table:table-row>
        <table:table-row table:style-name="ro3">
          <table:table-cell/>
          <table:table-cell office:value-type="string" calcext:value-type="string">
            <text:p>Est. % improvement in customer satisfaction</text:p>
          </table:table-cell>
          <table:table-cell table:number-columns-repeated="2" office:value-type="float" office:value="2740893.82993959" calcext:value-type="float">
            <text:p>2 740 894</text:p>
          </table:table-cell>
          <table:table-cell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table-cell>
            <draw:frame table:end-cell-address="'Input Tornado'.H137" table:end-x="0.753cm" table:end-y="0.398cm" draw:z-index="0" draw:name="Chart 10" draw:style-name="gr3" draw:text-style-name="P2" svg:width="29.979cm" svg:height="11.827cm" svg:x="0cm" svg:y="0.266cm">
              <draw:object draw:notify-on-update-of-ranges="'Input Tornado'.B103:'Input Tornado'.B109 'Input Tornado'.C103:'Input Tornado'.C109 'Input Tornado'.D103:'Input Tornado'.D109" xlink:href="./Object 3" xlink:type="simple" xlink:show="embed" xlink:actuate="onLoad"/>
              <draw:image xlink:href="./ObjectReplacements/Object 3" xlink:type="simple" xlink:show="embed" xlink:actuate="onLoad"/>
            </draw:frame>
          </table:table-cell>
          <table:table-cell table:number-columns-repeated="1022"/>
        </table:table-row>
        <table:table-row table:style-name="ro3" table:number-rows-repeated="1048464">
          <table:table-cell table:number-columns-repeated="1024"/>
        </table:table-row>
        <table:table-row table:style-name="ro3">
          <table:table-cell table:number-columns-repeated="1024"/>
        </table:table-row>
        <table:named-expressions>
          <table:named-range table:name="page1" table:base-cell-address="$TOC.$A$1" table:cell-range-address="$'Input Tornado'.$#REF!$#REF!:.$#REF!$#REF!"/>
        </table:named-expressions>
      </table:table>
      <table:table table:name="CF &amp; ROI Analysis" table:style-name="ta5" table:print-ranges="'CF &amp; ROI Analysis'.A1:'CF &amp; ROI Analysis'.O99">
        <table:table-column table:style-name="co16" table:default-cell-style-name="ce70"/>
        <table:table-column table:style-name="co25" table:default-cell-style-name="ce70"/>
        <table:table-column table:style-name="co26" table:default-cell-style-name="ce70"/>
        <table:table-column table:style-name="co22" table:number-columns-repeated="5" table:default-cell-style-name="ce70"/>
        <table:table-column table:style-name="co27" table:default-cell-style-name="ce70"/>
        <table:table-column table:style-name="co22" table:number-columns-repeated="3" table:default-cell-style-name="ce70"/>
        <table:table-column table:style-name="co28" table:default-cell-style-name="ce70"/>
        <table:table-column table:style-name="co23" table:default-cell-style-name="ce70"/>
        <table:table-column table:style-name="co15" table:default-cell-style-name="ce70"/>
        <table:table-column table:style-name="co24" table:number-columns-repeated="242" table:default-cell-style-name="ce70"/>
        <table:table-column table:style-name="co24" table:number-columns-repeated="767" table:default-cell-style-name="Default"/>
        <table:table-row table:style-name="ro44">
          <table:table-cell table:style-name="ce69" office:value-type="string" calcext:value-type="string">
            <text:p>Business Case Spreadsheet (Template)</text:p>
          </table:table-cell>
          <table:table-cell table:number-columns-repeated="1023"/>
        </table:table-row>
        <table:table-row table:style-name="ro30">
          <table:table-cell/>
          <table:table-cell table:style-name="ce72" office:value-type="string" calcext:value-type="string">
            <text:p>Cash Flow &amp; ROI Analysis</text:p>
          </table:table-cell>
          <table:table-cell table:number-columns-repeated="2"/>
          <table:table-cell table:style-name="ce71"/>
          <table:table-cell table:style-name="ce135" office:value-type="string" calcext:value-type="string">
            <text:p>5 Year NPV</text:p>
          </table:table-cell>
          <table:table-cell table:style-name="ce138" table:number-columns-repeated="2"/>
          <table:table-cell table:style-name="ce142" table:formula="of:=NPV([.C11];[.D64:.N64])+[.C64]" office:value-type="float" office:value="2827104.10655164" calcext:value-type="float">
            <text:p><text:s/>$2 827 104 </text:p>
            <draw:custom-shape table:end-cell-address="'CF &amp; ROI Analysis'.I4" table:end-x="2.38cm" table:end-y="0.635cm" draw:z-index="0" draw:name="Прямоугольник 1" draw:style-name="gr10" draw:text-style-name="P1" svg:width="2.379cm" svg:height="2.011cm" svg:x="0.001cm" svg:y="0cm">
              <text:p/>
              <draw:enhanced-geometry svg:viewBox="0 0 21600 21600" draw:type="rectangle" draw:enhanced-path="M 0 0 L 21600 0 21600 21600 0 21600 0 0 Z N"/>
            </draw:custom-shape>
          </table:table-cell>
          <table:table-cell table:style-name="ce71" table:number-columns-repeated="2"/>
          <table:table-cell table:number-columns-repeated="1013"/>
        </table:table-row>
        <table:table-row table:style-name="ro45">
          <table:table-cell/>
          <table:table-cell table:style-name="ce98"/>
          <table:table-cell table:number-columns-repeated="2"/>
          <table:table-cell table:style-name="ce71"/>
          <table:table-cell table:style-name="ce136" office:value-type="string" calcext:value-type="string">
            <text:p>5 Year IRR</text:p>
          </table:table-cell>
          <table:table-cell table:style-name="ce139" table:number-columns-repeated="2"/>
          <table:table-cell table:style-name="ce143" table:formula="of:=IRR([.C64:.H64])" office:value-type="percentage" office:value="0.603775459576135" calcext:value-type="percentage">
            <text:p>60%</text:p>
          </table:table-cell>
          <table:table-cell table:style-name="ce71" table:number-columns-repeated="2"/>
          <table:table-cell table:number-columns-repeated="1013"/>
        </table:table-row>
        <table:table-row table:style-name="ro43">
          <table:table-cell table:number-columns-repeated="5"/>
          <table:table-cell table:style-name="ce137" office:value-type="string" calcext:value-type="string">
            <text:p>Payback (Yrs.)</text:p>
          </table:table-cell>
          <table:table-cell table:style-name="ce140"/>
          <table:table-cell table:style-name="ce141"/>
          <table:table-cell table:style-name="ce144" table:formula="of:=IF(AND([.C67]&gt;0;[.D67]&gt;0);0;IF([.D67]&gt;0;ABS([.C67])/[.D64];IF([.E67]&gt;0;1+ABS([.D67])/[.E64];IF([.F67]&gt;0;2+ABS([.E67])/[.F64];IF([.G67]&gt;0;3+ABS([.F67])/[.G64];IF([.H67]&gt;0;4+ABS([.G67])/[.H64];&quot;N/A&quot;))))))" office:value-type="float" office:value="1.6006489179289" calcext:value-type="float">
            <text:p>1,6</text:p>
          </table:table-cell>
          <table:table-cell table:number-columns-repeated="1015"/>
        </table:table-row>
        <table:table-row table:style-name="ro3">
          <table:table-cell/>
          <table:table-cell table:style-name="ce99" office:value-type="string" calcext:value-type="string">
            <text:p>Project Name: <text:s/></text:p>
          </table:table-cell>
          <table:table-cell table:style-name="ce112" table:formula="of:=[$'CostBenefit Summary'.H2]" office:value-type="string" office:string-value="Generic IT Project" calcext:value-type="string">
            <text:p>Generic IT Project</text:p>
          </table:table-cell>
          <table:table-cell table:style-name="ce96" table:number-columns-repeated="3"/>
          <table:table-cell table:style-name="ce71" table:number-columns-repeated="8"/>
          <table:table-cell table:number-columns-repeated="1010"/>
        </table:table-row>
        <table:table-row table:style-name="ro3">
          <table:table-cell/>
          <table:table-cell table:style-name="ce99" office:value-type="string" calcext:value-type="string">
            <text:p>Project #: <text:s/></text:p>
          </table:table-cell>
          <table:table-cell table:style-name="ce113"/>
          <table:table-cell table:number-columns-repeated="2"/>
          <table:table-cell table:style-name="ce71"/>
          <table:table-cell table:style-name="ce128"/>
          <table:table-cell table:number-columns-repeated="1017"/>
        </table:table-row>
        <table:table-row table:style-name="ro3">
          <table:table-cell/>
          <table:table-cell table:style-name="ce71" table:number-columns-repeated="2"/>
          <table:table-cell table:number-columns-repeated="3"/>
          <table:table-cell table:style-name="ce128"/>
          <table:table-cell table:number-columns-repeated="1017"/>
        </table:table-row>
        <table:table-row table:style-name="ro3">
          <table:table-cell/>
          <table:table-cell table:style-name="ce100" office:value-type="string" calcext:value-type="string">
            <text:p>ASSUMPTIONS PER YEAR</text:p>
            <draw:custom-shape table:end-cell-address="'CF &amp; ROI Analysis'.C8" table:end-x="0.004cm" table:end-y="0.45cm" draw:z-index="4" draw:name="Прямоугольник 5" draw:style-name="gr11" draw:text-style-name="P1" svg:width="6.068cm" svg:height="0.45cm" svg:x="0cm" svg:y="0cm">
              <text:p/>
              <draw:enhanced-geometry svg:viewBox="0 0 21600 21600" draw:type="rectangle" draw:enhanced-path="M 0 0 L 21600 0 21600 21600 0 21600 0 0 Z N"/>
            </draw:custom-shape>
          </table:table-cell>
          <table:table-cell table:style-name="ce114" office:value-type="string" calcext:value-type="string">
            <text:p>Yr 0</text:p>
          </table:table-cell>
          <table:table-cell table:style-name="ce114" office:value-type="string" calcext:value-type="string">
            <text:p>Yr 1</text:p>
          </table:table-cell>
          <table:table-cell table:style-name="ce114" office:value-type="string" calcext:value-type="string">
            <text:p>Yr 2</text:p>
          </table:table-cell>
          <table:table-cell table:style-name="ce114" office:value-type="string" calcext:value-type="string">
            <text:p>Yr 3</text:p>
          </table:table-cell>
          <table:table-cell table:style-name="ce114" office:value-type="string" calcext:value-type="string">
            <text:p>Yr 4</text:p>
          </table:table-cell>
          <table:table-cell table:style-name="ce114" office:value-type="string" calcext:value-type="string">
            <text:p>Yr 5</text:p>
          </table:table-cell>
          <table:table-cell table:style-name="ce114" office:value-type="string" calcext:value-type="string">
            <text:p>Yr 6</text:p>
          </table:table-cell>
          <table:table-cell table:style-name="ce114" office:value-type="string" calcext:value-type="string">
            <text:p>Yr 7</text:p>
          </table:table-cell>
          <table:table-cell table:style-name="ce114" office:value-type="string" calcext:value-type="string">
            <text:p>Yr 8</text:p>
          </table:table-cell>
          <table:table-cell table:style-name="ce114" office:value-type="string" calcext:value-type="string">
            <text:p>Yr 9</text:p>
          </table:table-cell>
          <table:table-cell table:style-name="ce114" office:value-type="string" calcext:value-type="string">
            <text:p>Yr 10</text:p>
          </table:table-cell>
          <table:table-cell table:style-name="ce114"/>
          <table:table-cell table:style-name="ce146" office:value-type="string" calcext:value-type="string">
            <text:p>Total</text:p>
          </table:table-cell>
          <table:table-cell table:number-columns-repeated="1009"/>
        </table:table-row>
        <table:table-row table:style-name="ro3">
          <table:table-cell/>
          <table:table-cell table:style-name="ce101"/>
          <table:table-cell table:style-name="ce115" table:number-columns-repeated="12"/>
          <table:table-cell table:style-name="ce147"/>
          <table:table-cell table:number-columns-repeated="1009"/>
        </table:table-row>
        <table:table-row table:style-name="ro3">
          <table:table-cell/>
          <table:table-cell table:style-name="ce102" office:value-type="string" calcext:value-type="string">
            <text:p>Assumptions</text:p>
          </table:table-cell>
          <table:table-cell/>
          <table:table-cell table:style-name="ce91" table:number-columns-repeated="4"/>
          <table:table-cell table:style-name="ce129" table:number-columns-repeated="7"/>
          <table:table-cell table:style-name="ce148"/>
          <table:table-cell table:number-columns-repeated="1009"/>
        </table:table-row>
        <table:table-row table:style-name="ro3">
          <table:table-cell/>
          <table:table-cell office:value-type="string" calcext:value-type="string">
            <office:annotation draw:style-name="gr14" draw:text-style-name="P3" svg:width="3.107cm" svg:height="1.244cm" svg:x="6.574cm" svg:y="4.657cm" draw:caption-point-x="-0.277cm" draw:caption-point-y="0.538cm">
              <dc:date>2015-06-15T00:00:00</dc:date>
              <text:p text:style-name="P3"><text:span text:style-name="T1">Fortera:</text:span></text:p>
              <text:p text:style-name="P3"><text:span text:style-name="T4">From Input Sensitivity Tab, row 4</text:span></text:p>
              <text:p text:style-name="P3"><text:span text:style-name="T2"/></text:p>
            </office:annotation>
            <text:p>Discount Rate</text:p>
          </table:table-cell>
          <table:table-cell table:style-name="ce49" table:formula="of:=[$'Input Tornado'.D7]" office:value-type="percentage" office:value="0.15" calcext:value-type="percentage">
            <text:p>15%</text:p>
          </table:table-cell>
          <table:table-cell table:style-name="ce127"/>
          <table:table-cell table:style-name="ce115" table:number-columns-repeated="10"/>
          <table:table-cell table:number-columns-repeated="1010"/>
        </table:table-row>
        <table:table-row table:style-name="ro3">
          <table:table-cell table:style-name="ce49"/>
          <table:table-cell table:style-name="ce49" office:value-type="string" calcext:value-type="string">
            <office:annotation draw:style-name="gr15" draw:text-style-name="P3" svg:width="3.107cm" svg:height="1.217cm" svg:x="6.574cm" svg:y="5.107cm" draw:caption-point-x="-0.277cm" draw:caption-point-y="0.538cm">
              <dc:date>2015-06-15T00:00:00</dc:date>
              <text:p text:style-name="P3"><text:span text:style-name="T1">Fortera:</text:span></text:p>
              <text:p text:style-name="P3"><text:span text:style-name="T4">From Input Sensitivity Tab, row 5</text:span></text:p>
            </office:annotation>
            <text:p>Annual Cost Increases</text:p>
          </table:table-cell>
          <table:table-cell table:style-name="ce49"/>
          <table:table-cell table:style-name="ce49" office:value-type="percentage" office:value="0" calcext:value-type="percentage">
            <text:p>0%</text:p>
          </table:table-cell>
          <table:table-cell table:style-name="ce126" table:formula="of:=[$'Input Tornado'.D8]" office:value-type="percentage" office:value="0.025" calcext:value-type="percentage">
            <text:p>2,5%</text:p>
          </table:table-cell>
          <table:table-cell table:style-name="ce126" table:formula="of:=[.E12]" office:value-type="percentage" office:value="0.025" calcext:value-type="percentage">
            <text:p>2,5%</text:p>
          </table:table-cell>
          <table:table-cell table:style-name="ce126" table:formula="of:=[.F12]" office:value-type="percentage" office:value="0.025" calcext:value-type="percentage">
            <text:p>2,5%</text:p>
          </table:table-cell>
          <table:table-cell table:style-name="ce126" table:formula="of:=[.G12]" office:value-type="percentage" office:value="0.025" calcext:value-type="percentage">
            <text:p>2,5%</text:p>
          </table:table-cell>
          <table:table-cell table:style-name="ce126" table:formula="of:=[.H12]" office:value-type="percentage" office:value="0.025" calcext:value-type="percentage">
            <text:p>2,5%</text:p>
          </table:table-cell>
          <table:table-cell table:style-name="ce126" table:formula="of:=[.I12]" office:value-type="percentage" office:value="0.025" calcext:value-type="percentage">
            <text:p>2,5%</text:p>
          </table:table-cell>
          <table:table-cell table:style-name="ce126" table:formula="of:=[.J12]" office:value-type="percentage" office:value="0.025" calcext:value-type="percentage">
            <text:p>2,5%</text:p>
          </table:table-cell>
          <table:table-cell table:style-name="ce126" table:formula="of:=[.K12]" office:value-type="percentage" office:value="0.025" calcext:value-type="percentage">
            <text:p>2,5%</text:p>
          </table:table-cell>
          <table:table-cell table:style-name="ce126" table:formula="of:=[.L12]" office:value-type="percentage" office:value="0.025" calcext:value-type="percentage">
            <text:p>2,5%</text:p>
          </table:table-cell>
          <table:table-cell table:style-name="ce49" table:number-columns-repeated="1011"/>
        </table:table-row>
        <table:table-row table:style-name="ro3">
          <table:table-cell table:style-name="ce49"/>
          <table:table-cell table:style-name="ce49" office:value-type="string" calcext:value-type="string">
            <office:annotation draw:style-name="gr14" draw:text-style-name="P3" svg:width="3.107cm" svg:height="1.244cm" svg:x="6.574cm" svg:y="5.557cm" draw:caption-point-x="-0.277cm" draw:caption-point-y="0.538cm">
              <dc:date>2015-06-15T00:00:00</dc:date>
              <text:p text:style-name="P3"><text:span text:style-name="T1">Fortera:</text:span></text:p>
              <text:p text:style-name="P3"><text:span text:style-name="T4">From Input Sensitivity Tab, row 6</text:span></text:p>
            </office:annotation>
            <text:p>Annual Benefit Increases</text:p>
          </table:table-cell>
          <table:table-cell table:style-name="ce49"/>
          <table:table-cell table:style-name="ce49" office:value-type="percentage" office:value="0" calcext:value-type="percentage">
            <text:p>0%</text:p>
          </table:table-cell>
          <table:table-cell table:style-name="ce126" table:formula="of:=[$'Input Tornado'.D9]" office:value-type="percentage" office:value="0.025" calcext:value-type="percentage">
            <text:p>2,5%</text:p>
          </table:table-cell>
          <table:table-cell table:style-name="ce126" table:formula="of:=[.E13]" office:value-type="percentage" office:value="0.025" calcext:value-type="percentage">
            <text:p>2,5%</text:p>
          </table:table-cell>
          <table:table-cell table:style-name="ce126" table:formula="of:=[.F13]" office:value-type="percentage" office:value="0.025" calcext:value-type="percentage">
            <text:p>2,5%</text:p>
          </table:table-cell>
          <table:table-cell table:style-name="ce126" table:formula="of:=[.G13]" office:value-type="percentage" office:value="0.025" calcext:value-type="percentage">
            <text:p>2,5%</text:p>
          </table:table-cell>
          <table:table-cell table:style-name="ce126" table:formula="of:=[.H13]" office:value-type="percentage" office:value="0.025" calcext:value-type="percentage">
            <text:p>2,5%</text:p>
          </table:table-cell>
          <table:table-cell table:style-name="ce126" table:formula="of:=[.I13]" office:value-type="percentage" office:value="0.025" calcext:value-type="percentage">
            <text:p>2,5%</text:p>
          </table:table-cell>
          <table:table-cell table:style-name="ce126" table:formula="of:=[.J13]" office:value-type="percentage" office:value="0.025" calcext:value-type="percentage">
            <text:p>2,5%</text:p>
          </table:table-cell>
          <table:table-cell table:style-name="ce126" table:formula="of:=[.K13]" office:value-type="percentage" office:value="0.025" calcext:value-type="percentage">
            <text:p>2,5%</text:p>
          </table:table-cell>
          <table:table-cell table:style-name="ce126" table:formula="of:=[.L13]" office:value-type="percentage" office:value="0.025" calcext:value-type="percentage">
            <text:p>2,5%</text:p>
          </table:table-cell>
          <table:table-cell table:style-name="ce49" table:number-columns-repeated="1011"/>
        </table:table-row>
        <table:table-row table:style-name="ro3">
          <table:table-cell/>
          <table:table-cell table:style-name="ce103" office:value-type="string" calcext:value-type="string">
            <office:annotation draw:style-name="gr16" draw:text-style-name="P3" svg:width="3.107cm" svg:height="1.19cm" svg:x="6.574cm" svg:y="6.006cm" draw:caption-point-x="-0.277cm" draw:caption-point-y="0.539cm">
              <dc:date>2015-06-15T00:00:00</dc:date>
              <text:p text:style-name="P3"><text:span text:style-name="T1">Fortera:</text:span></text:p>
              <text:p text:style-name="P3"><text:span text:style-name="T4">From Input Sensitivity Tab, row 7</text:span></text:p>
            </office:annotation>
            <text:p>Corporate Tax Rate</text:p>
          </table:table-cell>
          <table:table-cell/>
          <table:table-cell table:style-name="ce128" table:formula="of:=[$'Input Tornado'.D10]" office:value-type="percentage" office:value="0.42" calcext:value-type="percentage">
            <text:p>42%</text:p>
          </table:table-cell>
          <table:table-cell table:style-name="ce128" table:formula="of:=[.D14]" office:value-type="percentage" office:value="0.42" calcext:value-type="percentage">
            <text:p>42%</text:p>
          </table:table-cell>
          <table:table-cell table:style-name="ce128" table:formula="of:=[.E14]" office:value-type="percentage" office:value="0.42" calcext:value-type="percentage">
            <text:p>42%</text:p>
          </table:table-cell>
          <table:table-cell table:style-name="ce128" table:formula="of:=[.F14]" office:value-type="percentage" office:value="0.42" calcext:value-type="percentage">
            <text:p>42%</text:p>
          </table:table-cell>
          <table:table-cell table:style-name="ce128" table:formula="of:=[.G14]" office:value-type="percentage" office:value="0.42" calcext:value-type="percentage">
            <text:p>42%</text:p>
          </table:table-cell>
          <table:table-cell table:style-name="ce128" table:formula="of:=[.H14]" office:value-type="percentage" office:value="0.42" calcext:value-type="percentage">
            <text:p>42%</text:p>
          </table:table-cell>
          <table:table-cell table:style-name="ce128" table:formula="of:=[.I14]" office:value-type="percentage" office:value="0.42" calcext:value-type="percentage">
            <text:p>42%</text:p>
          </table:table-cell>
          <table:table-cell table:style-name="ce128" table:formula="of:=[.J14]" office:value-type="percentage" office:value="0.42" calcext:value-type="percentage">
            <text:p>42%</text:p>
          </table:table-cell>
          <table:table-cell table:style-name="ce128" table:formula="of:=[.K14]" office:value-type="percentage" office:value="0.42" calcext:value-type="percentage">
            <text:p>42%</text:p>
          </table:table-cell>
          <table:table-cell table:style-name="ce128" table:formula="of:=[.L14]" office:value-type="percentage" office:value="0.42" calcext:value-type="percentage">
            <text:p>42%</text:p>
          </table:table-cell>
          <table:table-cell table:style-name="ce128"/>
          <table:table-cell table:number-columns-repeated="1010"/>
        </table:table-row>
        <table:table-row table:style-name="ro3" table:number-rows-repeated="2">
          <table:table-cell/>
          <table:table-cell table:style-name="ce101"/>
          <table:table-cell table:style-name="ce115" table:number-columns-repeated="12"/>
          <table:table-cell table:style-name="ce147"/>
          <table:table-cell table:number-columns-repeated="1009"/>
        </table:table-row>
        <table:table-row table:style-name="ro3">
          <table:table-cell/>
          <table:table-cell table:style-name="ce100" office:value-type="string" calcext:value-type="string">
            <text:p>ONE TIME PROJECT COSTS</text:p>
            <draw:custom-shape table:end-cell-address="'CF &amp; ROI Analysis'.C17" table:end-x="0.004cm" table:end-y="0.45cm" draw:z-index="5" draw:name="Прямоугольник 7" draw:style-name="gr12" draw:text-style-name="P1" svg:width="6.068cm" svg:height="0.449cm" svg:x="0cm" svg:y="0.001cm">
              <text:p/>
              <draw:enhanced-geometry svg:viewBox="0 0 21600 21600" draw:type="rectangle" draw:enhanced-path="M 0 0 L 21600 0 21600 21600 0 21600 0 0 Z N"/>
            </draw:custom-shape>
          </table:table-cell>
          <table:table-cell table:style-name="ce114" office:value-type="string" calcext:value-type="string">
            <text:p>Yr 0</text:p>
          </table:table-cell>
          <table:table-cell table:style-name="ce114" office:value-type="string" calcext:value-type="string">
            <text:p>Yr 1</text:p>
          </table:table-cell>
          <table:table-cell table:style-name="ce114" office:value-type="string" calcext:value-type="string">
            <text:p>Yr 2</text:p>
          </table:table-cell>
          <table:table-cell table:style-name="ce114" office:value-type="string" calcext:value-type="string">
            <text:p>Yr 3</text:p>
          </table:table-cell>
          <table:table-cell table:style-name="ce114" office:value-type="string" calcext:value-type="string">
            <text:p>Yr 4</text:p>
          </table:table-cell>
          <table:table-cell table:style-name="ce114" office:value-type="string" calcext:value-type="string">
            <text:p>Yr 5</text:p>
          </table:table-cell>
          <table:table-cell table:style-name="ce114" office:value-type="string" calcext:value-type="string">
            <text:p>Yr 6</text:p>
          </table:table-cell>
          <table:table-cell table:style-name="ce114" office:value-type="string" calcext:value-type="string">
            <text:p>Yr 7</text:p>
          </table:table-cell>
          <table:table-cell table:style-name="ce114" office:value-type="string" calcext:value-type="string">
            <text:p>Yr 8</text:p>
          </table:table-cell>
          <table:table-cell table:style-name="ce114" office:value-type="string" calcext:value-type="string">
            <text:p>Yr 9</text:p>
          </table:table-cell>
          <table:table-cell table:style-name="ce114" office:value-type="string" calcext:value-type="string">
            <text:p>Yr 10</text:p>
          </table:table-cell>
          <table:table-cell table:style-name="ce114"/>
          <table:table-cell table:style-name="ce146" office:value-type="string" calcext:value-type="string">
            <text:p>Total</text:p>
          </table:table-cell>
          <table:table-cell table:number-columns-repeated="1009"/>
        </table:table-row>
        <table:table-row table:style-name="ro3">
          <table:table-cell/>
          <table:table-cell table:style-name="ce101"/>
          <table:table-cell table:style-name="ce115" table:number-columns-repeated="12"/>
          <table:table-cell table:style-name="ce147"/>
          <table:table-cell table:number-columns-repeated="1009"/>
        </table:table-row>
        <table:table-row table:style-name="ro3">
          <table:table-cell/>
          <table:table-cell table:style-name="ce104" office:value-type="string" calcext:value-type="string">
            <text:p>Capital Outlays</text:p>
          </table:table-cell>
          <table:table-cell table:style-name="ce116" office:value-type="string" calcext:value-type="string">
            <text:p>(show as negative numbers)</text:p>
          </table:table-cell>
          <table:table-cell table:style-name="ce115" table:number-columns-repeated="11"/>
          <table:table-cell table:number-columns-repeated="1010"/>
        </table:table-row>
        <table:table-row table:style-name="ro3">
          <table:table-cell/>
          <table:table-cell table:style-name="ce103" office:value-type="string" calcext:value-type="string">
            <office:annotation draw:style-name="gr17" draw:text-style-name="P3" svg:width="5.168cm" svg:height="1.932cm" svg:x="6.574cm" svg:y="8.44cm" draw:caption-point-x="-0.277cm" draw:caption-point-y="0.803cm">
              <dc:date>2015-06-15T00:00:00</dc:date>
              <text:p text:style-name="P3"><text:span text:style-name="T1">Fortera:</text:span></text:p>
              <text:p text:style-name="P3"><text:span text:style-name="T2">From Project Capital Tab, but not used in this template. <text:s/>Please consult with accounting on treatment as being able to depreciate this item.</text:span></text:p>
            </office:annotation>
            <text:p>External Consulting Fees</text:p>
          </table:table-cell>
          <table:table-cell office:value-type="float" office:value="0" calcext:value-type="float">
            <text:p>0</text:p>
          </table:table-cell>
          <table:table-cell/>
          <table:table-cell table:style-name="ce103"/>
          <table:table-cell table:number-columns-repeated="9"/>
          <table:table-cell table:style-name="ce96" table:formula="of:=SUM([.C20:.N20])" office:value-type="float" office:value="0" calcext:value-type="float">
            <text:p>0</text:p>
          </table:table-cell>
          <table:table-cell table:number-columns-repeated="1009"/>
        </table:table-row>
        <table:table-row table:style-name="ro3">
          <table:table-cell/>
          <table:table-cell table:style-name="ce103" office:value-type="string" calcext:value-type="string">
            <office:annotation draw:style-name="gr18" draw:text-style-name="P3" svg:width="3.082cm" svg:height="1.957cm" svg:x="6.332cm" svg:y="9.155cm" draw:caption-point-x="-0.035cm" draw:caption-point-y="0.538cm">
              <dc:date>2015-06-15T00:00:00</dc:date>
              <text:p text:style-name="P3"><text:span text:style-name="T1">Fortera:</text:span></text:p>
              <text:p text:style-name="P3"><text:span text:style-name="T2">from Project Capital Tab</text:span></text:p>
            </office:annotation>
            <text:p>Computer &amp; Other Equipment</text:p>
          </table:table-cell>
          <table:table-cell table:formula="of:=-[$'Project Capital'.E22]" office:value-type="float" office:value="-1659619" calcext:value-type="float">
            <text:p>-1 659 619</text:p>
          </table:table-cell>
          <table:table-cell/>
          <table:table-cell table:style-name="ce103"/>
          <table:table-cell table:number-columns-repeated="9"/>
          <table:table-cell table:style-name="ce96" table:formula="of:=SUM([.C21:.N21])" office:value-type="float" office:value="-1659619" calcext:value-type="float">
            <text:p>-1 659 619</text:p>
          </table:table-cell>
          <table:table-cell table:number-columns-repeated="1009"/>
        </table:table-row>
        <table:table-row table:style-name="ro3">
          <table:table-cell/>
          <table:table-cell table:style-name="ce103" office:value-type="string" calcext:value-type="string">
            <text:p>Asset Category 3</text:p>
          </table:table-cell>
          <table:table-cell office:value-type="float" office:value="0" calcext:value-type="float">
            <text:p>0</text:p>
          </table:table-cell>
          <table:table-cell/>
          <table:table-cell table:style-name="ce103"/>
          <table:table-cell table:number-columns-repeated="9"/>
          <table:table-cell table:style-name="ce96" table:formula="of:=SUM([.C22:.N22])" office:value-type="float" office:value="0" calcext:value-type="float">
            <text:p>0</text:p>
          </table:table-cell>
          <table:table-cell table:number-columns-repeated="1009"/>
        </table:table-row>
        <table:table-row table:style-name="ro3">
          <table:table-cell/>
          <table:table-cell table:style-name="ce103" office:value-type="string" calcext:value-type="string">
            <text:p>Asset Category 4</text:p>
          </table:table-cell>
          <table:table-cell office:value-type="float" office:value="0" calcext:value-type="float">
            <text:p>0</text:p>
          </table:table-cell>
          <table:table-cell/>
          <table:table-cell table:style-name="ce103"/>
          <table:table-cell table:number-columns-repeated="9"/>
          <table:table-cell table:style-name="ce96" table:formula="of:=SUM([.C23:.N23])" office:value-type="float" office:value="0" calcext:value-type="float">
            <text:p>0</text:p>
          </table:table-cell>
          <table:table-cell table:number-columns-repeated="1009"/>
        </table:table-row>
        <table:table-row table:style-name="ro3">
          <table:table-cell/>
          <table:table-cell table:style-name="ce103" office:value-type="string" calcext:value-type="string">
            <text:p>Asset Category 5</text:p>
          </table:table-cell>
          <table:table-cell table:style-name="ce117" office:value-type="float" office:value="0" calcext:value-type="float">
            <text:p>0</text:p>
          </table:table-cell>
          <table:table-cell table:style-name="ce117"/>
          <table:table-cell table:style-name="ce134"/>
          <table:table-cell table:style-name="ce117" table:number-columns-repeated="9"/>
          <table:table-cell table:style-name="ce117" table:formula="of:=SUM([.C24:.N24])" office:value-type="float" office:value="0" calcext:value-type="float">
            <text:p>0</text:p>
          </table:table-cell>
          <table:table-cell table:number-columns-repeated="1009"/>
        </table:table-row>
        <table:table-row table:style-name="ro3">
          <table:table-cell/>
          <table:table-cell table:style-name="ce103" office:value-type="string" calcext:value-type="string">
            <text:p>Sub-Total Capital Outlay</text:p>
          </table:table-cell>
          <table:table-cell table:formula="of:=SUM([.C20:.C24])" office:value-type="float" office:value="-1659619" calcext:value-type="float">
            <text:p>-1 659 619</text:p>
          </table:table-cell>
          <table:table-cell table:formula="of:=SUM([.D20:.D24])" office:value-type="float" office:value="0" calcext:value-type="float">
            <text:p>0</text:p>
          </table:table-cell>
          <table:table-cell table:formula="of:=SUM([.E20:.E24])" office:value-type="float" office:value="0" calcext:value-type="float">
            <text:p>0</text:p>
          </table:table-cell>
          <table:table-cell table:formula="of:=SUM([.F20:.F24])" office:value-type="float" office:value="0" calcext:value-type="float">
            <text:p>0</text:p>
          </table:table-cell>
          <table:table-cell table:formula="of:=SUM([.G20:.G24])" office:value-type="float" office:value="0" calcext:value-type="float">
            <text:p>0</text:p>
          </table:table-cell>
          <table:table-cell table:formula="of:=SUM([.H20:.H24])" office:value-type="float" office:value="0" calcext:value-type="float">
            <text:p>0</text:p>
          </table:table-cell>
          <table:table-cell table:formula="of:=SUM([.I20:.I24])" office:value-type="float" office:value="0" calcext:value-type="float">
            <text:p>0</text:p>
          </table:table-cell>
          <table:table-cell table:formula="of:=SUM([.J20:.J24])" office:value-type="float" office:value="0" calcext:value-type="float">
            <text:p>0</text:p>
          </table:table-cell>
          <table:table-cell table:formula="of:=SUM([.K20:.K24])" office:value-type="float" office:value="0" calcext:value-type="float">
            <text:p>0</text:p>
          </table:table-cell>
          <table:table-cell table:formula="of:=SUM([.L20:.L24])" office:value-type="float" office:value="0" calcext:value-type="float">
            <text:p>0</text:p>
          </table:table-cell>
          <table:table-cell table:formula="of:=SUM([.M20:.M24])" office:value-type="float" office:value="0" calcext:value-type="float">
            <text:p>0</text:p>
          </table:table-cell>
          <table:table-cell/>
          <table:table-cell table:style-name="ce96" table:formula="of:=SUM([.C25:.N25])" office:value-type="float" office:value="-1659619" calcext:value-type="float">
            <text:p>-1 659 619</text:p>
          </table:table-cell>
          <table:table-cell table:number-columns-repeated="1009"/>
        </table:table-row>
        <table:table-row table:style-name="ro3">
          <table:table-cell/>
          <table:table-cell table:style-name="ce103"/>
          <table:table-cell table:number-columns-repeated="1022"/>
        </table:table-row>
        <table:table-row table:style-name="ro3">
          <table:table-cell/>
          <table:table-cell table:style-name="ce104" office:value-type="string" calcext:value-type="string">
            <text:p>One Time Expenses</text:p>
          </table:table-cell>
          <table:table-cell table:style-name="ce118"/>
          <table:table-cell table:style-name="ce129"/>
          <table:table-cell table:style-name="ce91" table:number-columns-repeated="3"/>
          <table:table-cell table:style-name="ce71" table:number-columns-repeated="7"/>
          <table:table-cell table:style-name="ce96"/>
          <table:table-cell table:number-columns-repeated="1009"/>
        </table:table-row>
        <table:table-row table:style-name="ro3">
          <table:table-cell/>
          <table:table-cell table:style-name="ce103" office:value-type="string" calcext:value-type="string">
            <office:annotation draw:style-name="gr19" draw:text-style-name="P3" svg:width="3.107cm" svg:height="1.164cm" svg:x="6.574cm" svg:y="12.303cm" draw:caption-point-x="-0.277cm" draw:caption-point-y="0.539cm">
              <dc:date>2015-06-15T00:00:00</dc:date>
              <text:p text:style-name="P3"><text:span text:style-name="T1">Fortera:</text:span></text:p>
              <text:p text:style-name="P3"><text:span text:style-name="T2">From CostBenefit Summary Tab, Row 13</text:span></text:p>
            </office:annotation>
            <text:p>External Consulting Fees</text:p>
          </table:table-cell>
          <table:table-cell table:style-name="ce118" table:formula="of:=-[$'CostBenefit Summary'.G13]" office:value-type="float" office:value="-621575" calcext:value-type="float">
            <text:p>-621 575</text:p>
          </table:table-cell>
          <table:table-cell table:style-name="ce129"/>
          <table:table-cell table:style-name="ce91" table:number-columns-repeated="3"/>
          <table:table-cell table:style-name="ce71" table:number-columns-repeated="7"/>
          <table:table-cell table:style-name="ce96" table:formula="of:=SUM([.C28:.N28])" office:value-type="float" office:value="-621575" calcext:value-type="float">
            <text:p>-621 575</text:p>
          </table:table-cell>
          <table:table-cell table:number-columns-repeated="1009"/>
        </table:table-row>
        <table:table-row table:style-name="ro3">
          <table:table-cell/>
          <table:table-cell table:style-name="ce103" office:value-type="string" calcext:value-type="string">
            <office:annotation draw:style-name="gr14" draw:text-style-name="P3" svg:width="3.107cm" svg:height="1.244cm" svg:x="6.574cm" svg:y="12.753cm" draw:caption-point-x="-0.277cm" draw:caption-point-y="0.539cm">
              <dc:date>2015-06-15T00:00:00</dc:date>
              <text:p text:style-name="P3"><text:span text:style-name="T1">Fortera:</text:span></text:p>
              <text:p text:style-name="P3"><text:span text:style-name="T4">From CostBenefit Summary Tab, Row 14</text:span></text:p>
            </office:annotation>
            <text:p>Internal Personnel Costs</text:p>
          </table:table-cell>
          <table:table-cell table:style-name="ce118" table:formula="of:=-[$'Project Expenses'.P15]" office:value-type="float" office:value="-582981" calcext:value-type="float">
            <text:p>-582 981</text:p>
          </table:table-cell>
          <table:table-cell table:style-name="ce129"/>
          <table:table-cell table:style-name="ce91" table:number-columns-repeated="3"/>
          <table:table-cell table:style-name="ce71" table:number-columns-repeated="7"/>
          <table:table-cell table:style-name="ce96" table:formula="of:=SUM([.C29:.N29])" office:value-type="float" office:value="-582981" calcext:value-type="float">
            <text:p>-582 981</text:p>
          </table:table-cell>
          <table:table-cell table:number-columns-repeated="1009"/>
        </table:table-row>
        <table:table-row table:style-name="ro3">
          <table:table-cell/>
          <table:table-cell table:style-name="ce103" office:value-type="string" calcext:value-type="string">
            <text:p>IT Installation Costs</text:p>
          </table:table-cell>
          <table:table-cell table:style-name="ce117" office:value-type="float" office:value="0" calcext:value-type="float">
            <text:p>0</text:p>
          </table:table-cell>
          <table:table-cell table:style-name="ce117" table:number-columns-repeated="11"/>
          <table:table-cell table:style-name="ce117" table:formula="of:=SUM([.C30:.N30])" office:value-type="float" office:value="0" calcext:value-type="float">
            <text:p>0</text:p>
          </table:table-cell>
          <table:table-cell table:number-columns-repeated="1009"/>
        </table:table-row>
        <table:table-row table:style-name="ro3">
          <table:table-cell/>
          <table:table-cell table:style-name="ce103" office:value-type="string" calcext:value-type="string">
            <text:p>Sub-Total One Time Expenses</text:p>
          </table:table-cell>
          <table:table-cell table:style-name="ce96" table:formula="of:=SUM([.C28:.C30])" office:value-type="float" office:value="-1204556" calcext:value-type="float">
            <text:p>-1 204 556</text:p>
          </table:table-cell>
          <table:table-cell table:style-name="ce96" table:formula="of:=SUM([.D28:.D30])" office:value-type="float" office:value="0" calcext:value-type="float">
            <text:p>0</text:p>
          </table:table-cell>
          <table:table-cell table:style-name="ce96" table:formula="of:=SUM([.E28:.E30])" office:value-type="float" office:value="0" calcext:value-type="float">
            <text:p>0</text:p>
          </table:table-cell>
          <table:table-cell table:style-name="ce96" table:formula="of:=SUM([.F28:.F30])" office:value-type="float" office:value="0" calcext:value-type="float">
            <text:p>0</text:p>
          </table:table-cell>
          <table:table-cell table:style-name="ce96" table:formula="of:=SUM([.G28:.G30])" office:value-type="float" office:value="0" calcext:value-type="float">
            <text:p>0</text:p>
          </table:table-cell>
          <table:table-cell table:style-name="ce96" table:formula="of:=SUM([.H28:.H30])" office:value-type="float" office:value="0" calcext:value-type="float">
            <text:p>0</text:p>
          </table:table-cell>
          <table:table-cell table:style-name="ce96" table:formula="of:=SUM([.I28:.I30])" office:value-type="float" office:value="0" calcext:value-type="float">
            <text:p>0</text:p>
          </table:table-cell>
          <table:table-cell table:style-name="ce96" table:formula="of:=SUM([.J28:.J30])" office:value-type="float" office:value="0" calcext:value-type="float">
            <text:p>0</text:p>
          </table:table-cell>
          <table:table-cell table:style-name="ce96" table:formula="of:=SUM([.K28:.K30])" office:value-type="float" office:value="0" calcext:value-type="float">
            <text:p>0</text:p>
          </table:table-cell>
          <table:table-cell table:style-name="ce96" table:formula="of:=SUM([.L28:.L30])" office:value-type="float" office:value="0" calcext:value-type="float">
            <text:p>0</text:p>
          </table:table-cell>
          <table:table-cell table:style-name="ce96" table:formula="of:=SUM([.M28:.M30])" office:value-type="float" office:value="0" calcext:value-type="float">
            <text:p>0</text:p>
          </table:table-cell>
          <table:table-cell table:style-name="ce96"/>
          <table:table-cell table:style-name="ce96" table:formula="of:=SUM([.C31:.N31])" office:value-type="float" office:value="-1204556" calcext:value-type="float">
            <text:p>-1 204 556</text:p>
          </table:table-cell>
          <table:table-cell table:number-columns-repeated="1009"/>
        </table:table-row>
        <table:table-row table:style-name="ro3">
          <table:table-cell/>
          <table:table-cell table:style-name="ce103"/>
          <table:table-cell table:style-name="ce96" table:number-columns-repeated="13"/>
          <table:table-cell table:number-columns-repeated="1009"/>
        </table:table-row>
        <table:table-row table:style-name="ro2">
          <table:table-cell/>
          <table:table-cell table:style-name="ce103" office:value-type="string" calcext:value-type="string">
            <text:p>Total Outlays</text:p>
          </table:table-cell>
          <table:table-cell table:formula="of:=[.C25]+[.C31]" office:value-type="float" office:value="-2864175" calcext:value-type="float">
            <text:p>-2 864 175</text:p>
          </table:table-cell>
          <table:table-cell table:formula="of:=[.D25]+[.D31]" office:value-type="float" office:value="0" calcext:value-type="float">
            <text:p>0</text:p>
          </table:table-cell>
          <table:table-cell table:formula="of:=[.E25]+[.E31]" office:value-type="float" office:value="0" calcext:value-type="float">
            <text:p>0</text:p>
          </table:table-cell>
          <table:table-cell table:formula="of:=[.F25]+[.F31]" office:value-type="float" office:value="0" calcext:value-type="float">
            <text:p>0</text:p>
          </table:table-cell>
          <table:table-cell table:formula="of:=[.G25]+[.G31]" office:value-type="float" office:value="0" calcext:value-type="float">
            <text:p>0</text:p>
          </table:table-cell>
          <table:table-cell table:formula="of:=[.H25]+[.H31]" office:value-type="float" office:value="0" calcext:value-type="float">
            <text:p>0</text:p>
          </table:table-cell>
          <table:table-cell table:formula="of:=[.I25]+[.I31]" office:value-type="float" office:value="0" calcext:value-type="float">
            <text:p>0</text:p>
          </table:table-cell>
          <table:table-cell table:formula="of:=[.J25]+[.J31]" office:value-type="float" office:value="0" calcext:value-type="float">
            <text:p>0</text:p>
          </table:table-cell>
          <table:table-cell table:formula="of:=[.K25]+[.K31]" office:value-type="float" office:value="0" calcext:value-type="float">
            <text:p>0</text:p>
          </table:table-cell>
          <table:table-cell table:formula="of:=[.L25]+[.L31]" office:value-type="float" office:value="0" calcext:value-type="float">
            <text:p>0</text:p>
          </table:table-cell>
          <table:table-cell table:formula="of:=[.M25]+[.M31]" office:value-type="float" office:value="0" calcext:value-type="float">
            <text:p>0</text:p>
          </table:table-cell>
          <table:table-cell/>
          <table:table-cell table:style-name="ce96" table:formula="of:=SUM([.C33:.N33])" office:value-type="float" office:value="-2864175" calcext:value-type="float">
            <text:p>-2 864 175</text:p>
          </table:table-cell>
          <table:table-cell table:number-columns-repeated="1009"/>
        </table:table-row>
        <table:table-row table:style-name="ro3">
          <table:table-cell/>
          <table:table-cell table:style-name="ce71"/>
          <table:table-cell/>
          <table:table-cell table:style-name="ce91" table:number-columns-repeated="4"/>
          <table:table-cell table:style-name="ce129" table:number-columns-repeated="7"/>
          <table:table-cell table:style-name="ce148"/>
          <table:table-cell table:number-columns-repeated="1009"/>
        </table:table-row>
        <table:table-row table:style-name="ro3">
          <table:table-cell table:number-columns-repeated="1024"/>
        </table:table-row>
        <table:table-row table:style-name="ro44">
          <table:table-cell table:number-columns-repeated="3"/>
          <table:table-cell table:style-name="ce128" table:number-columns-repeated="11"/>
          <table:table-cell table:number-columns-repeated="1010"/>
        </table:table-row>
        <table:table-row table:style-name="ro3">
          <table:table-cell/>
          <table:table-cell table:style-name="ce105" office:value-type="string" calcext:value-type="string">
            <text:p>EARNINGS IMPACT</text:p>
            <draw:custom-shape table:end-cell-address="'CF &amp; ROI Analysis'.C37" table:end-x="0.004cm" table:end-y="0.45cm" draw:z-index="1" draw:name="Прямоугольник 2" draw:style-name="gr11" draw:text-style-name="P1" svg:width="6.068cm" svg:height="0.45cm" svg:x="0cm" svg:y="0cm">
              <text:p/>
              <draw:enhanced-geometry svg:viewBox="0 0 21600 21600" draw:type="rectangle" draw:enhanced-path="M 0 0 L 21600 0 21600 21600 0 21600 0 0 Z N"/>
            </draw:custom-shape>
          </table:table-cell>
          <table:table-cell table:style-name="ce119"/>
          <table:table-cell table:style-name="ce130"/>
          <table:table-cell table:style-name="ce119" table:number-columns-repeated="11"/>
          <table:table-cell table:number-columns-repeated="1009"/>
        </table:table-row>
        <table:table-row table:style-name="ro3">
          <table:table-cell/>
          <table:table-cell table:style-name="ce71"/>
          <table:table-cell table:number-columns-repeated="1022"/>
        </table:table-row>
        <table:table-row table:style-name="ro3">
          <table:table-cell/>
          <table:table-cell table:style-name="ce71"/>
          <table:table-cell table:style-name="ce114" office:value-type="string" calcext:value-type="string">
            <text:p>Yr 0</text:p>
          </table:table-cell>
          <table:table-cell table:style-name="ce114" office:value-type="string" calcext:value-type="string">
            <text:p>Yr 1</text:p>
          </table:table-cell>
          <table:table-cell table:style-name="ce114" office:value-type="string" calcext:value-type="string">
            <text:p>Yr 2</text:p>
          </table:table-cell>
          <table:table-cell table:style-name="ce114" office:value-type="string" calcext:value-type="string">
            <text:p>Yr 3</text:p>
          </table:table-cell>
          <table:table-cell table:style-name="ce114" office:value-type="string" calcext:value-type="string">
            <text:p>Yr 4</text:p>
          </table:table-cell>
          <table:table-cell table:style-name="ce114" office:value-type="string" calcext:value-type="string">
            <text:p>Yr 5</text:p>
          </table:table-cell>
          <table:table-cell table:style-name="ce114" office:value-type="string" calcext:value-type="string">
            <text:p>Yr 6</text:p>
          </table:table-cell>
          <table:table-cell table:style-name="ce114" office:value-type="string" calcext:value-type="string">
            <text:p>Yr 7</text:p>
          </table:table-cell>
          <table:table-cell table:style-name="ce114" office:value-type="string" calcext:value-type="string">
            <text:p>Yr 8</text:p>
          </table:table-cell>
          <table:table-cell table:style-name="ce114" office:value-type="string" calcext:value-type="string">
            <text:p>Yr 9</text:p>
          </table:table-cell>
          <table:table-cell table:style-name="ce114" office:value-type="string" calcext:value-type="string">
            <text:p>Yr 10</text:p>
          </table:table-cell>
          <table:table-cell table:style-name="ce114"/>
          <table:table-cell table:style-name="ce146" office:value-type="string" calcext:value-type="string">
            <text:p>Total</text:p>
          </table:table-cell>
          <table:table-cell table:number-columns-repeated="1009"/>
        </table:table-row>
        <table:table-row table:style-name="ro3">
          <table:table-cell/>
          <table:table-cell table:style-name="ce104" office:value-type="string" calcext:value-type="string">
            <text:p>Projected Costs<text:span text:style-name="T12"> </text:span></text:p>
          </table:table-cell>
          <table:table-cell table:style-name="ce116" office:value-type="string" calcext:value-type="string">
            <text:p>(show as negative numbers)</text:p>
          </table:table-cell>
          <table:table-cell table:number-columns-repeated="1021"/>
        </table:table-row>
        <table:table-row table:style-name="ro3">
          <table:table-cell/>
          <table:table-cell table:style-name="ce103" office:value-type="string" calcext:value-type="string">
            <office:annotation draw:style-name="gr20" draw:text-style-name="P3" svg:width="3.107cm" svg:height="1.349cm" svg:x="6.574cm" svg:y="18.23cm" draw:caption-point-x="-0.277cm" draw:caption-point-y="0.459cm">
              <dc:date>2015-06-15T00:00:00</dc:date>
              <text:p text:style-name="P3"><text:span text:style-name="T1">Fortera:</text:span></text:p>
              <text:p text:style-name="P3"><text:span text:style-name="T2">From Depreciation &amp; Interest Schedule below.</text:span></text:p>
            </office:annotation>
            <text:p><text:s text:c="3"/>Depreciation</text:p>
          </table:table-cell>
          <table:table-cell table:style-name="ce96"/>
          <table:table-cell table:formula="of:=[.D87]*-1" office:value-type="float" office:value="-331923.8" calcext:value-type="float">
            <text:p>-331 924</text:p>
          </table:table-cell>
          <table:table-cell table:formula="of:=[.E87]*-1" office:value-type="float" office:value="-331923.8" calcext:value-type="float">
            <text:p>-331 924</text:p>
          </table:table-cell>
          <table:table-cell table:formula="of:=[.F87]*-1" office:value-type="float" office:value="-331923.8" calcext:value-type="float">
            <text:p>-331 924</text:p>
          </table:table-cell>
          <table:table-cell table:formula="of:=[.G87]*-1" office:value-type="float" office:value="-331923.8" calcext:value-type="float">
            <text:p>-331 924</text:p>
          </table:table-cell>
          <table:table-cell table:formula="of:=[.H87]*-1" office:value-type="float" office:value="-331923.8" calcext:value-type="float">
            <text:p>-331 924</text:p>
          </table:table-cell>
          <table:table-cell table:formula="of:=[.I87]*-1" office:value-type="float" office:value="-0" calcext:value-type="float">
            <text:p>0</text:p>
          </table:table-cell>
          <table:table-cell table:formula="of:=[.J87]*-1" office:value-type="float" office:value="-0" calcext:value-type="float">
            <text:p>0</text:p>
          </table:table-cell>
          <table:table-cell table:formula="of:=[.K87]*-1" office:value-type="float" office:value="-0" calcext:value-type="float">
            <text:p>0</text:p>
          </table:table-cell>
          <table:table-cell table:formula="of:=[.L87]*-1" office:value-type="float" office:value="-0" calcext:value-type="float">
            <text:p>0</text:p>
          </table:table-cell>
          <table:table-cell table:formula="of:=[.M87]*-1" office:value-type="float" office:value="-0" calcext:value-type="float">
            <text:p>0</text:p>
          </table:table-cell>
          <table:table-cell/>
          <table:table-cell table:formula="of:=SUM([.C41:.N41])" office:value-type="float" office:value="-1659619" calcext:value-type="float">
            <text:p>-1 659 619</text:p>
          </table:table-cell>
          <table:table-cell table:number-columns-repeated="1009"/>
        </table:table-row>
        <table:table-row table:style-name="ro3">
          <table:table-cell/>
          <table:table-cell table:style-name="ce103" office:value-type="string" calcext:value-type="string">
            <office:annotation draw:style-name="gr21" draw:text-style-name="P3" svg:width="3.107cm" svg:height="1.693cm" svg:x="6.574cm" svg:y="18.68cm" draw:caption-point-x="-0.277cm" draw:caption-point-y="0.459cm">
              <dc:date>2015-06-15T00:00:00</dc:date>
              <text:p text:style-name="P3"><text:span text:style-name="T1">Fortera:</text:span></text:p>
              <text:p text:style-name="P3"><text:span text:style-name="T4">From CostBenefit Summary Tab, Rows10 through 12</text:span></text:p>
            </office:annotation>
            <text:p><text:s text:c="3"/>On-going costs</text:p>
          </table:table-cell>
          <table:table-cell table:style-name="ce96"/>
          <table:table-cell table:formula="of:=SUM([$'CostBenefit Summary'.H10:.H12])*-1" office:value-type="float" office:value="-1240720.325" calcext:value-type="float">
            <text:p>-1 240 720</text:p>
          </table:table-cell>
          <table:table-cell table:formula="of:=SUM([$'CostBenefit Summary'.I10:.I12])*-1" office:value-type="float" office:value="-874016" calcext:value-type="float">
            <text:p>-874 016</text:p>
          </table:table-cell>
          <table:table-cell table:formula="of:=SUM([$'CostBenefit Summary'.J10:.J12])*-1" office:value-type="float" office:value="-670739.7125" calcext:value-type="float">
            <text:p>-670 740</text:p>
          </table:table-cell>
          <table:table-cell table:formula="of:=SUM([$'CostBenefit Summary'.K10:.K12])*-1" office:value-type="float" office:value="-571778.46171875" calcext:value-type="float">
            <text:p>-571 778</text:p>
          </table:table-cell>
          <table:table-cell table:formula="of:=SUM([$'CostBenefit Summary'.L10:.L12])*-1" office:value-type="float" office:value="-531886.310295393" calcext:value-type="float">
            <text:p>-531 886</text:p>
          </table:table-cell>
          <table:table-cell table:number-columns-repeated="6"/>
          <table:table-cell table:formula="of:=SUM([.C42:.N42])" office:value-type="float" office:value="-3889140.80951414" calcext:value-type="float">
            <text:p>-3 889 141</text:p>
          </table:table-cell>
          <table:table-cell table:number-columns-repeated="1009"/>
        </table:table-row>
        <table:table-row table:style-name="ro3">
          <table:table-cell/>
          <table:table-cell table:style-name="ce103" office:value-type="string" calcext:value-type="string">
            <text:p><text:s text:c="3"/>One Time Expenses</text:p>
          </table:table-cell>
          <table:table-cell table:style-name="ce117" table:formula="of:=[.C31]" office:value-type="float" office:value="-1204556" calcext:value-type="float">
            <text:p>-1 204 556</text:p>
          </table:table-cell>
          <table:table-cell table:style-name="ce117" table:formula="of:=[.D31]" office:value-type="float" office:value="0" calcext:value-type="float">
            <text:p>0</text:p>
          </table:table-cell>
          <table:table-cell table:style-name="ce117" table:formula="of:=[.E31]" office:value-type="float" office:value="0" calcext:value-type="float">
            <text:p>0</text:p>
          </table:table-cell>
          <table:table-cell table:style-name="ce117" table:formula="of:=[.F31]" office:value-type="float" office:value="0" calcext:value-type="float">
            <text:p>0</text:p>
          </table:table-cell>
          <table:table-cell table:style-name="ce117" table:formula="of:=[.G31]" office:value-type="float" office:value="0" calcext:value-type="float">
            <text:p>0</text:p>
          </table:table-cell>
          <table:table-cell table:style-name="ce117" table:formula="of:=[.H31]" office:value-type="float" office:value="0" calcext:value-type="float">
            <text:p>0</text:p>
          </table:table-cell>
          <table:table-cell table:style-name="ce117" table:formula="of:=[.I31]" office:value-type="float" office:value="0" calcext:value-type="float">
            <text:p>0</text:p>
          </table:table-cell>
          <table:table-cell table:style-name="ce117" table:formula="of:=[.J31]" office:value-type="float" office:value="0" calcext:value-type="float">
            <text:p>0</text:p>
          </table:table-cell>
          <table:table-cell table:style-name="ce117" table:formula="of:=[.K31]" office:value-type="float" office:value="0" calcext:value-type="float">
            <text:p>0</text:p>
          </table:table-cell>
          <table:table-cell table:style-name="ce117" table:formula="of:=[.L31]" office:value-type="float" office:value="0" calcext:value-type="float">
            <text:p>0</text:p>
          </table:table-cell>
          <table:table-cell table:style-name="ce117" table:formula="of:=[.M31]" office:value-type="float" office:value="0" calcext:value-type="float">
            <text:p>0</text:p>
          </table:table-cell>
          <table:table-cell table:style-name="ce117"/>
          <table:table-cell table:style-name="ce117" table:formula="of:=SUM([.C43:.N43])" office:value-type="float" office:value="-1204556" calcext:value-type="float">
            <text:p>-1 204 556</text:p>
          </table:table-cell>
          <table:table-cell table:number-columns-repeated="1009"/>
        </table:table-row>
        <table:table-row table:style-name="ro3">
          <table:table-cell/>
          <table:table-cell table:style-name="ce103"/>
          <table:table-cell table:style-name="ce96" table:number-columns-repeated="13"/>
          <table:table-cell table:number-columns-repeated="1009"/>
        </table:table-row>
        <table:table-row table:style-name="ro3">
          <table:table-cell/>
          <table:table-cell table:style-name="ce103" office:value-type="string" calcext:value-type="string">
            <text:p>Total Costs</text:p>
          </table:table-cell>
          <table:table-cell table:style-name="ce117" table:formula="of:=SUM([.C41:.C44])" office:value-type="float" office:value="-1204556" calcext:value-type="float">
            <text:p>-1 204 556</text:p>
          </table:table-cell>
          <table:table-cell table:style-name="ce117" table:formula="of:=SUM([.D41:.D44])" office:value-type="float" office:value="-1572644.125" calcext:value-type="float">
            <text:p>-1 572 644</text:p>
          </table:table-cell>
          <table:table-cell table:style-name="ce117" table:formula="of:=SUM([.E41:.E44])" office:value-type="float" office:value="-1205939.8" calcext:value-type="float">
            <text:p>-1 205 940</text:p>
          </table:table-cell>
          <table:table-cell table:style-name="ce117" table:formula="of:=SUM([.F41:.F44])" office:value-type="float" office:value="-1002663.5125" calcext:value-type="float">
            <text:p>-1 002 664</text:p>
          </table:table-cell>
          <table:table-cell table:style-name="ce117" table:formula="of:=SUM([.G41:.G44])" office:value-type="float" office:value="-903702.26171875" calcext:value-type="float">
            <text:p>-903 702</text:p>
          </table:table-cell>
          <table:table-cell table:style-name="ce117" table:formula="of:=SUM([.H41:.H44])" office:value-type="float" office:value="-863810.110295393" calcext:value-type="float">
            <text:p>-863 810</text:p>
          </table:table-cell>
          <table:table-cell table:style-name="ce117" table:formula="of:=SUM([.I41:.I44])" office:value-type="float" office:value="0" calcext:value-type="float">
            <text:p>0</text:p>
          </table:table-cell>
          <table:table-cell table:style-name="ce117" table:formula="of:=SUM([.J41:.J44])" office:value-type="float" office:value="0" calcext:value-type="float">
            <text:p>0</text:p>
          </table:table-cell>
          <table:table-cell table:style-name="ce117" table:formula="of:=SUM([.K41:.K44])" office:value-type="float" office:value="0" calcext:value-type="float">
            <text:p>0</text:p>
          </table:table-cell>
          <table:table-cell table:style-name="ce117" table:formula="of:=SUM([.L41:.L44])" office:value-type="float" office:value="0" calcext:value-type="float">
            <text:p>0</text:p>
          </table:table-cell>
          <table:table-cell table:style-name="ce117" table:formula="of:=SUM([.M41:.M44])" office:value-type="float" office:value="0" calcext:value-type="float">
            <text:p>0</text:p>
          </table:table-cell>
          <table:table-cell table:style-name="ce117"/>
          <table:table-cell table:style-name="ce117" table:formula="of:=SUM([.O41:.O44])" office:value-type="float" office:value="-6753315.80951414" calcext:value-type="float">
            <text:p>-6 753 316</text:p>
          </table:table-cell>
          <table:table-cell table:style-name="ce96"/>
          <table:table-cell table:number-columns-repeated="1008"/>
        </table:table-row>
        <table:table-row table:style-name="ro3">
          <table:table-cell table:number-columns-repeated="2"/>
          <table:table-cell table:style-name="ce96"/>
          <table:table-cell table:number-columns-repeated="1021"/>
        </table:table-row>
        <table:table-row table:style-name="ro3">
          <table:table-cell/>
          <table:table-cell table:style-name="ce106" office:value-type="string" calcext:value-type="string">
            <text:p>Projected Benefits</text:p>
          </table:table-cell>
          <table:table-cell table:style-name="ce96"/>
          <table:table-cell table:number-columns-repeated="1021"/>
        </table:table-row>
        <table:table-row table:style-name="ro3">
          <table:table-cell/>
          <table:table-cell table:style-name="ce107" office:value-type="string" calcext:value-type="string">
            <office:annotation draw:style-name="gr22" draw:text-style-name="P3" svg:width="3.107cm" svg:height="1.271cm" svg:x="6.574cm" svg:y="21.299cm" draw:caption-point-x="-0.277cm" draw:caption-point-y="0.539cm">
              <dc:date>2015-06-15T00:00:00</dc:date>
              <text:p text:style-name="P3"><text:span text:style-name="T1">Fortera:</text:span></text:p>
              <text:p text:style-name="P3"><text:span text:style-name="T2">From CostBenefit Summary Tab, Row 7</text:span></text:p>
            </office:annotation>
            <text:p><text:s text:c="3"/>Additional on-going benefits</text:p>
          </table:table-cell>
          <table:table-cell table:style-name="ce96"/>
          <table:table-cell table:style-name="ce96" table:formula="of:=[$'CostBenefit Summary'.H7]" office:value-type="float" office:value="1908800.5" calcext:value-type="float">
            <text:p>1 908 801</text:p>
          </table:table-cell>
          <table:table-cell table:style-name="ce96" table:formula="of:=[$'CostBenefit Summary'.I7]" office:value-type="float" office:value="1344640" calcext:value-type="float">
            <text:p>1 344 640</text:p>
          </table:table-cell>
          <table:table-cell table:style-name="ce96" table:formula="of:=[$'CostBenefit Summary'.J7]" office:value-type="float" office:value="1031907.25" calcext:value-type="float">
            <text:p>1 031 907</text:p>
          </table:table-cell>
          <table:table-cell table:style-name="ce96" table:formula="of:=[$'CostBenefit Summary'.K7]" office:value-type="float" office:value="879659.171875" calcext:value-type="float">
            <text:p>879 659</text:p>
          </table:table-cell>
          <table:table-cell table:style-name="ce96" table:formula="of:=[$'CostBenefit Summary'.L7]" office:value-type="float" office:value="818286.631223682" calcext:value-type="float">
            <text:p>818 287</text:p>
          </table:table-cell>
          <table:table-cell table:style-name="ce96" table:number-columns-repeated="6"/>
          <table:table-cell table:style-name="ce96" table:formula="of:=SUM([.C48:.N48])" office:value-type="float" office:value="5983293.55309868" calcext:value-type="float">
            <text:p>5 983 294</text:p>
          </table:table-cell>
          <table:table-cell table:number-columns-repeated="1009"/>
        </table:table-row>
        <table:table-row table:style-name="ro3">
          <table:table-cell/>
          <table:table-cell table:style-name="ce103" office:value-type="string" calcext:value-type="string">
            <office:annotation draw:style-name="gr23" draw:text-style-name="P3" svg:width="3.107cm" svg:height="1.27cm" svg:x="6.574cm" svg:y="21.749cm" draw:caption-point-x="-0.277cm" draw:caption-point-y="0.538cm">
              <dc:date>2015-06-15T00:00:00</dc:date>
              <text:p text:style-name="P3"><text:span text:style-name="T1">Fortera:</text:span></text:p>
              <text:p text:style-name="P3"><text:span text:style-name="T4">From CostBenefit Summary Tab, Row 8</text:span></text:p>
            </office:annotation>
            <text:p><text:s text:c="3"/>Incremental contribution/profits</text:p>
          </table:table-cell>
          <table:table-cell table:style-name="ce117"/>
          <table:table-cell table:style-name="ce117" table:formula="of:=[$'CostBenefit Summary'.H8]" office:value-type="float" office:value="1918201" calcext:value-type="float">
            <text:p>1 918 201</text:p>
          </table:table-cell>
          <table:table-cell table:style-name="ce117" table:formula="of:=[$'CostBenefit Summary'.I8]" office:value-type="float" office:value="1966156.025" calcext:value-type="float">
            <text:p>1 966 156</text:p>
          </table:table-cell>
          <table:table-cell table:style-name="ce117" table:formula="of:=[$'CostBenefit Summary'.J8]" office:value-type="float" office:value="2015309.925625" calcext:value-type="float">
            <text:p>2 015 310</text:p>
          </table:table-cell>
          <table:table-cell table:style-name="ce117" table:formula="of:=[$'CostBenefit Summary'.K8]" office:value-type="float" office:value="2008024.70501562" calcext:value-type="float">
            <text:p>2 008 025</text:p>
          </table:table-cell>
          <table:table-cell table:style-name="ce117" table:formula="of:=[$'CostBenefit Summary'.L8]" office:value-type="float" office:value="2039475.32264102" calcext:value-type="float">
            <text:p>2 039 475</text:p>
          </table:table-cell>
          <table:table-cell table:style-name="ce117" table:number-columns-repeated="6"/>
          <table:table-cell table:style-name="ce117" table:formula="of:=SUM([.C49:.N49])" office:value-type="float" office:value="9947166.97828164" calcext:value-type="float">
            <text:p>9 947 167</text:p>
          </table:table-cell>
          <table:table-cell table:number-columns-repeated="1009"/>
        </table:table-row>
        <table:table-row table:style-name="ro3">
          <table:table-cell/>
          <table:table-cell office:value-type="string" calcext:value-type="string">
            <text:p>Total Benefits</text:p>
          </table:table-cell>
          <table:table-cell table:style-name="ce117"/>
          <table:table-cell table:style-name="ce117" table:formula="of:=SUM([.D48:.D49])" office:value-type="float" office:value="3827001.5" calcext:value-type="float">
            <text:p>3 827 002</text:p>
          </table:table-cell>
          <table:table-cell table:style-name="ce117" table:formula="of:=SUM([.E48:.E49])" office:value-type="float" office:value="3310796.025" calcext:value-type="float">
            <text:p>3 310 796</text:p>
          </table:table-cell>
          <table:table-cell table:style-name="ce117" table:formula="of:=SUM([.F48:.F49])" office:value-type="float" office:value="3047217.175625" calcext:value-type="float">
            <text:p>3 047 217</text:p>
          </table:table-cell>
          <table:table-cell table:style-name="ce117" table:formula="of:=SUM([.G48:.G49])" office:value-type="float" office:value="2887683.87689062" calcext:value-type="float">
            <text:p>2 887 684</text:p>
          </table:table-cell>
          <table:table-cell table:style-name="ce117" table:formula="of:=SUM([.H48:.H49])" office:value-type="float" office:value="2857761.9538647" calcext:value-type="float">
            <text:p>2 857 762</text:p>
          </table:table-cell>
          <table:table-cell table:style-name="ce117" table:formula="of:=SUM([.I48:.I49])" office:value-type="float" office:value="0" calcext:value-type="float">
            <text:p>0</text:p>
          </table:table-cell>
          <table:table-cell table:style-name="ce117" table:formula="of:=SUM([.J48:.J49])" office:value-type="float" office:value="0" calcext:value-type="float">
            <text:p>0</text:p>
          </table:table-cell>
          <table:table-cell table:style-name="ce117" table:formula="of:=SUM([.K48:.K49])" office:value-type="float" office:value="0" calcext:value-type="float">
            <text:p>0</text:p>
          </table:table-cell>
          <table:table-cell table:style-name="ce117" table:formula="of:=SUM([.L48:.L49])" office:value-type="float" office:value="0" calcext:value-type="float">
            <text:p>0</text:p>
          </table:table-cell>
          <table:table-cell table:style-name="ce117" table:formula="of:=SUM([.M48:.M49])" office:value-type="float" office:value="0" calcext:value-type="float">
            <text:p>0</text:p>
          </table:table-cell>
          <table:table-cell table:style-name="ce117"/>
          <table:table-cell table:style-name="ce117" table:formula="of:=SUM([.O48:.O48])" office:value-type="float" office:value="5983293.55309868" calcext:value-type="float">
            <text:p>5 983 294</text:p>
          </table:table-cell>
          <table:table-cell table:number-columns-repeated="1009"/>
        </table:table-row>
        <table:table-row table:style-name="ro3">
          <table:table-cell table:style-name="ce71" table:number-columns-repeated="1024"/>
        </table:table-row>
        <table:table-row table:style-name="ro2">
          <table:table-cell/>
          <table:table-cell table:style-name="ce108" office:value-type="string" calcext:value-type="string">
            <text:p>Net Projected Impact</text:p>
          </table:table-cell>
          <table:table-cell table:style-name="ce96" table:formula="of:=[.C50]+[.C45]" office:value-type="float" office:value="-1204556" calcext:value-type="float">
            <text:p>-1 204 556</text:p>
          </table:table-cell>
          <table:table-cell table:style-name="ce96" table:formula="of:=[.D50]+[.D45]" office:value-type="float" office:value="2254357.375" calcext:value-type="float">
            <text:p>2 254 357</text:p>
          </table:table-cell>
          <table:table-cell table:style-name="ce96" table:formula="of:=[.E50]+[.E45]" office:value-type="float" office:value="2104856.225" calcext:value-type="float">
            <text:p>2 104 856</text:p>
          </table:table-cell>
          <table:table-cell table:style-name="ce96" table:formula="of:=[.F50]+[.F45]" office:value-type="float" office:value="2044553.663125" calcext:value-type="float">
            <text:p>2 044 554</text:p>
          </table:table-cell>
          <table:table-cell table:style-name="ce96" table:formula="of:=[.G50]+[.G45]" office:value-type="float" office:value="1983981.61517187" calcext:value-type="float">
            <text:p>1 983 982</text:p>
          </table:table-cell>
          <table:table-cell table:style-name="ce96" table:formula="of:=[.H50]+[.H45]" office:value-type="float" office:value="1993951.8435693" calcext:value-type="float">
            <text:p>1 993 952</text:p>
          </table:table-cell>
          <table:table-cell table:style-name="ce96" table:formula="of:=[.I50]+[.I45]" office:value-type="float" office:value="0" calcext:value-type="float">
            <text:p>0</text:p>
          </table:table-cell>
          <table:table-cell table:style-name="ce96" table:formula="of:=[.J50]+[.J45]" office:value-type="float" office:value="0" calcext:value-type="float">
            <text:p>0</text:p>
          </table:table-cell>
          <table:table-cell table:style-name="ce96" table:formula="of:=[.K50]+[.K45]" office:value-type="float" office:value="0" calcext:value-type="float">
            <text:p>0</text:p>
          </table:table-cell>
          <table:table-cell table:style-name="ce96" table:formula="of:=[.L50]+[.L45]" office:value-type="float" office:value="0" calcext:value-type="float">
            <text:p>0</text:p>
          </table:table-cell>
          <table:table-cell table:style-name="ce96" table:formula="of:=[.M50]+[.M45]" office:value-type="float" office:value="0" calcext:value-type="float">
            <text:p>0</text:p>
          </table:table-cell>
          <table:table-cell table:style-name="ce96" office:value-type="string" calcext:value-type="string">
            <text:p><text:s/></text:p>
          </table:table-cell>
          <table:table-cell table:style-name="ce96" table:formula="of:=[.O50]+[.O45]" office:value-type="float" office:value="-770022.256415461" calcext:value-type="float">
            <text:p>-770 022</text:p>
          </table:table-cell>
          <table:table-cell table:number-columns-repeated="1009"/>
        </table:table-row>
        <table:table-row table:style-name="ro3">
          <table:table-cell/>
          <table:table-cell table:style-name="ce103"/>
          <table:table-cell table:style-name="ce96" table:number-columns-repeated="13"/>
          <table:table-cell table:number-columns-repeated="1009"/>
        </table:table-row>
        <table:table-row table:style-name="ro3">
          <table:table-cell/>
          <table:table-cell office:value-type="string" calcext:value-type="string">
            <text:p>Tax</text:p>
          </table:table-cell>
          <table:table-cell table:style-name="ce117" table:formula="of:=-[.C52]*[$'Input Tornado'.D$10]" office:value-type="float" office:value="505913.52" calcext:value-type="float">
            <text:p>505 914</text:p>
          </table:table-cell>
          <table:table-cell table:style-name="ce117" table:formula="of:=-[.D52]*[.D$14]" office:value-type="float" office:value="-946830.0975" calcext:value-type="float">
            <text:p>-946 830</text:p>
          </table:table-cell>
          <table:table-cell table:style-name="ce117" table:formula="of:=-[.E52]*[.E$14]" office:value-type="float" office:value="-884039.6145" calcext:value-type="float">
            <text:p>-884 040</text:p>
          </table:table-cell>
          <table:table-cell table:style-name="ce117" table:formula="of:=-[.F52]*[.F$14]" office:value-type="float" office:value="-858712.5385125" calcext:value-type="float">
            <text:p>-858 713</text:p>
          </table:table-cell>
          <table:table-cell table:style-name="ce117" table:formula="of:=-[.G52]*[.G$14]" office:value-type="float" office:value="-833272.278372187" calcext:value-type="float">
            <text:p>-833 272</text:p>
          </table:table-cell>
          <table:table-cell table:style-name="ce117" table:formula="of:=-[.H52]*[.H$14]" office:value-type="float" office:value="-837459.774299107" calcext:value-type="float">
            <text:p>-837 460</text:p>
          </table:table-cell>
          <table:table-cell table:style-name="ce117" table:formula="of:=-[.I52]*[.I$14]" office:value-type="float" office:value="-0" calcext:value-type="float">
            <text:p>0</text:p>
          </table:table-cell>
          <table:table-cell table:style-name="ce117" table:formula="of:=-[.J52]*[.J$14]" office:value-type="float" office:value="-0" calcext:value-type="float">
            <text:p>0</text:p>
          </table:table-cell>
          <table:table-cell table:style-name="ce117" table:formula="of:=-[.K52]*[.K$14]" office:value-type="float" office:value="-0" calcext:value-type="float">
            <text:p>0</text:p>
          </table:table-cell>
          <table:table-cell table:style-name="ce117" table:formula="of:=-[.L52]*[.L$14]" office:value-type="float" office:value="-0" calcext:value-type="float">
            <text:p>0</text:p>
          </table:table-cell>
          <table:table-cell table:style-name="ce117" table:formula="of:=-[.M52]*[.M$14]" office:value-type="float" office:value="-0" calcext:value-type="float">
            <text:p>0</text:p>
          </table:table-cell>
          <table:table-cell table:style-name="ce117"/>
          <table:table-cell table:style-name="ce117" table:formula="of:=SUM([.D54:.N54])" office:value-type="float" office:value="-4360314.3031838" calcext:value-type="float">
            <text:p>-4 360 314</text:p>
          </table:table-cell>
          <table:table-cell table:number-columns-repeated="1009"/>
        </table:table-row>
        <table:table-row table:style-name="ro44">
          <table:table-cell/>
          <table:table-cell table:style-name="ce108" office:value-type="string" calcext:value-type="string">
            <text:p>Income After Tax</text:p>
          </table:table-cell>
          <table:table-cell table:style-name="ce120" table:formula="of:=+[.C52]+[.C54]" office:value-type="float" office:value="-698642.48" calcext:value-type="float">
            <text:p>-698 642</text:p>
          </table:table-cell>
          <table:table-cell table:style-name="ce120" table:formula="of:=+[.D52]+[.D54]" office:value-type="float" office:value="1307527.2775" calcext:value-type="float">
            <text:p>1 307 527</text:p>
          </table:table-cell>
          <table:table-cell table:style-name="ce120" table:formula="of:=+[.E52]+[.E54]" office:value-type="float" office:value="1220816.6105" calcext:value-type="float">
            <text:p>1 220 817</text:p>
          </table:table-cell>
          <table:table-cell table:style-name="ce120" table:formula="of:=+[.F52]+[.F54]" office:value-type="float" office:value="1185841.1246125" calcext:value-type="float">
            <text:p>1 185 841</text:p>
          </table:table-cell>
          <table:table-cell table:style-name="ce120" table:formula="of:=+[.G52]+[.G54]" office:value-type="float" office:value="1150709.33679969" calcext:value-type="float">
            <text:p>1 150 709</text:p>
          </table:table-cell>
          <table:table-cell table:style-name="ce120" table:formula="of:=+[.H52]+[.H54]" office:value-type="float" office:value="1156492.0692702" calcext:value-type="float">
            <text:p>1 156 492</text:p>
          </table:table-cell>
          <table:table-cell table:style-name="ce120" table:formula="of:=+[.I52]+[.I54]" office:value-type="float" office:value="0" calcext:value-type="float">
            <text:p>0</text:p>
          </table:table-cell>
          <table:table-cell table:style-name="ce120" table:formula="of:=+[.J52]+[.J54]" office:value-type="float" office:value="0" calcext:value-type="float">
            <text:p>0</text:p>
          </table:table-cell>
          <table:table-cell table:style-name="ce120" table:formula="of:=+[.K52]+[.K54]" office:value-type="float" office:value="0" calcext:value-type="float">
            <text:p>0</text:p>
          </table:table-cell>
          <table:table-cell table:style-name="ce120" table:formula="of:=+[.L52]+[.L54]" office:value-type="float" office:value="0" calcext:value-type="float">
            <text:p>0</text:p>
          </table:table-cell>
          <table:table-cell table:style-name="ce120" table:formula="of:=+[.M52]+[.M54]" office:value-type="float" office:value="0" calcext:value-type="float">
            <text:p>0</text:p>
          </table:table-cell>
          <table:table-cell table:style-name="ce120" office:value-type="string" calcext:value-type="string">
            <text:p><text:s/></text:p>
          </table:table-cell>
          <table:table-cell table:style-name="ce120" table:formula="of:=+[.O52]+[.O54]" office:value-type="float" office:value="-5130336.55959926" calcext:value-type="float">
            <text:p>-5 130 337</text:p>
          </table:table-cell>
          <table:table-cell table:number-columns-repeated="1009"/>
        </table:table-row>
        <table:table-row table:style-name="ro44">
          <table:table-cell/>
          <table:table-cell table:style-name="ce103"/>
          <table:table-cell table:style-name="ce96" table:number-columns-repeated="13"/>
          <table:table-cell table:number-columns-repeated="1009"/>
        </table:table-row>
        <table:table-row table:style-name="ro46">
          <table:table-cell table:number-columns-repeated="2"/>
          <table:table-cell table:style-name="ce96"/>
          <table:table-cell table:number-columns-repeated="5"/>
          <table:table-cell table:style-name="ce145" table:number-columns-repeated="7"/>
          <table:table-cell table:number-columns-repeated="1009"/>
        </table:table-row>
        <table:table-row table:style-name="ro3">
          <table:table-cell/>
          <table:table-cell table:style-name="ce105" office:value-type="string" calcext:value-type="string">
            <text:p>CASH FLOW</text:p>
            <draw:custom-shape table:end-cell-address="'CF &amp; ROI Analysis'.C58" table:end-x="0.004cm" table:end-y="0.451cm" draw:z-index="2" draw:name="Прямоугольник 3" draw:style-name="gr11" draw:text-style-name="P1" svg:width="6.068cm" svg:height="0.45cm" svg:x="0cm" svg:y="0.001cm">
              <text:p/>
              <draw:enhanced-geometry svg:viewBox="0 0 21600 21600" draw:type="rectangle" draw:enhanced-path="M 0 0 L 21600 0 21600 21600 0 21600 0 0 Z N"/>
            </draw:custom-shape>
          </table:table-cell>
          <table:table-cell table:style-name="ce121" office:value-type="string" calcext:value-type="string">
            <text:p>Yr 0</text:p>
          </table:table-cell>
          <table:table-cell table:style-name="ce121" office:value-type="string" calcext:value-type="string">
            <text:p>Yr 1</text:p>
          </table:table-cell>
          <table:table-cell table:style-name="ce121" office:value-type="string" calcext:value-type="string">
            <text:p>Yr 2</text:p>
          </table:table-cell>
          <table:table-cell table:style-name="ce121" office:value-type="string" calcext:value-type="string">
            <text:p>Yr 3</text:p>
          </table:table-cell>
          <table:table-cell table:style-name="ce121" office:value-type="string" calcext:value-type="string">
            <text:p>Yr 4</text:p>
          </table:table-cell>
          <table:table-cell table:style-name="ce121" office:value-type="string" calcext:value-type="string">
            <text:p>Yr 5</text:p>
          </table:table-cell>
          <table:table-cell table:style-name="ce114" office:value-type="string" calcext:value-type="string">
            <text:p>Yr 6</text:p>
          </table:table-cell>
          <table:table-cell table:style-name="ce114" office:value-type="string" calcext:value-type="string">
            <text:p>Yr 7</text:p>
          </table:table-cell>
          <table:table-cell table:style-name="ce114" office:value-type="string" calcext:value-type="string">
            <text:p>Yr 8</text:p>
          </table:table-cell>
          <table:table-cell table:style-name="ce114" office:value-type="string" calcext:value-type="string">
            <text:p>Yr 9</text:p>
          </table:table-cell>
          <table:table-cell table:style-name="ce114" office:value-type="string" calcext:value-type="string">
            <text:p>Yr 10</text:p>
          </table:table-cell>
          <table:table-cell table:style-name="ce114"/>
          <table:table-cell table:style-name="ce149" office:value-type="string" calcext:value-type="string">
            <text:p>Total</text:p>
          </table:table-cell>
          <table:table-cell table:number-columns-repeated="1009"/>
        </table:table-row>
        <table:table-row table:style-name="ro3">
          <table:table-cell table:style-name="ce71" table:number-columns-repeated="1024"/>
        </table:table-row>
        <table:table-row table:style-name="ro3">
          <table:table-cell table:style-name="ce71"/>
          <table:table-cell table:style-name="ce107" office:value-type="string" calcext:value-type="string">
            <text:p>Capital Outlay</text:p>
          </table:table-cell>
          <table:table-cell table:formula="of:=+[.C25]" office:value-type="float" office:value="-1659619" calcext:value-type="float">
            <text:p>-1 659 619</text:p>
          </table:table-cell>
          <table:table-cell table:formula="of:=+[.D25]" office:value-type="float" office:value="0" calcext:value-type="float">
            <text:p>0</text:p>
          </table:table-cell>
          <table:table-cell table:formula="of:=+[.E25]" office:value-type="float" office:value="0" calcext:value-type="float">
            <text:p>0</text:p>
          </table:table-cell>
          <table:table-cell table:formula="of:=+[.F25]" office:value-type="float" office:value="0" calcext:value-type="float">
            <text:p>0</text:p>
          </table:table-cell>
          <table:table-cell table:formula="of:=+[.G25]" office:value-type="float" office:value="0" calcext:value-type="float">
            <text:p>0</text:p>
          </table:table-cell>
          <table:table-cell table:formula="of:=+[.H25]" office:value-type="float" office:value="0" calcext:value-type="float">
            <text:p>0</text:p>
          </table:table-cell>
          <table:table-cell table:formula="of:=+[.I25]" office:value-type="float" office:value="0" calcext:value-type="float">
            <text:p>0</text:p>
          </table:table-cell>
          <table:table-cell table:formula="of:=+[.J25]" office:value-type="float" office:value="0" calcext:value-type="float">
            <text:p>0</text:p>
          </table:table-cell>
          <table:table-cell table:formula="of:=+[.K25]" office:value-type="float" office:value="0" calcext:value-type="float">
            <text:p>0</text:p>
          </table:table-cell>
          <table:table-cell table:formula="of:=+[.L25]" office:value-type="float" office:value="0" calcext:value-type="float">
            <text:p>0</text:p>
          </table:table-cell>
          <table:table-cell table:formula="of:=+[.M25]" office:value-type="float" office:value="0" calcext:value-type="float">
            <text:p>0</text:p>
          </table:table-cell>
          <table:table-cell/>
          <table:table-cell table:formula="of:=SUM([.C60:.N60])" office:value-type="float" office:value="-1659619" calcext:value-type="float">
            <text:p>-1 659 619</text:p>
          </table:table-cell>
          <table:table-cell table:style-name="ce71" table:number-columns-repeated="1009"/>
        </table:table-row>
        <table:table-row table:style-name="ro3">
          <table:table-cell table:style-name="ce71"/>
          <table:table-cell table:style-name="ce107" office:value-type="string" calcext:value-type="string">
            <text:p>One-time Exp. (after tax)</text:p>
          </table:table-cell>
          <table:table-cell table:formula="of:=[.C55]" office:value-type="float" office:value="-698642.48" calcext:value-type="float">
            <text:p>-698 642</text:p>
          </table:table-cell>
          <table:table-cell table:number-columns-repeated="10" office:value-type="float" office:value="0" calcext:value-type="float">
            <text:p>0</text:p>
          </table:table-cell>
          <table:table-cell/>
          <table:table-cell table:formula="of:=SUM([.C61:.N61])" office:value-type="float" office:value="-698642.48" calcext:value-type="float">
            <text:p>-698 642</text:p>
          </table:table-cell>
          <table:table-cell table:style-name="ce71" table:number-columns-repeated="1009"/>
        </table:table-row>
        <table:table-row table:style-name="ro3">
          <table:table-cell/>
          <table:table-cell table:style-name="ce103" office:value-type="string" calcext:value-type="string">
            <text:p>Income After Tax</text:p>
          </table:table-cell>
          <table:table-cell/>
          <table:table-cell table:formula="of:=+[.D55]" office:value-type="float" office:value="1307527.2775" calcext:value-type="float">
            <text:p>1 307 527</text:p>
          </table:table-cell>
          <table:table-cell table:formula="of:=+[.E55]" office:value-type="float" office:value="1220816.6105" calcext:value-type="float">
            <text:p>1 220 817</text:p>
          </table:table-cell>
          <table:table-cell table:formula="of:=+[.F55]" office:value-type="float" office:value="1185841.1246125" calcext:value-type="float">
            <text:p>1 185 841</text:p>
          </table:table-cell>
          <table:table-cell table:formula="of:=+[.G55]" office:value-type="float" office:value="1150709.33679969" calcext:value-type="float">
            <text:p>1 150 709</text:p>
          </table:table-cell>
          <table:table-cell table:formula="of:=+[.H55]" office:value-type="float" office:value="1156492.0692702" calcext:value-type="float">
            <text:p>1 156 492</text:p>
          </table:table-cell>
          <table:table-cell table:formula="of:=+[.I55]" office:value-type="float" office:value="0" calcext:value-type="float">
            <text:p>0</text:p>
          </table:table-cell>
          <table:table-cell table:formula="of:=+[.J55]" office:value-type="float" office:value="0" calcext:value-type="float">
            <text:p>0</text:p>
          </table:table-cell>
          <table:table-cell table:formula="of:=+[.K55]" office:value-type="float" office:value="0" calcext:value-type="float">
            <text:p>0</text:p>
          </table:table-cell>
          <table:table-cell table:formula="of:=+[.L55]" office:value-type="float" office:value="0" calcext:value-type="float">
            <text:p>0</text:p>
          </table:table-cell>
          <table:table-cell table:formula="of:=+[.M55]" office:value-type="float" office:value="0" calcext:value-type="float">
            <text:p>0</text:p>
          </table:table-cell>
          <table:table-cell/>
          <table:table-cell table:formula="of:=SUM([.C62:.N62])" office:value-type="float" office:value="6021386.41868238" calcext:value-type="float">
            <text:p>6 021 386</text:p>
          </table:table-cell>
          <table:table-cell table:number-columns-repeated="1009"/>
        </table:table-row>
        <table:table-row table:style-name="ro3">
          <table:table-cell/>
          <table:table-cell table:style-name="ce103" office:value-type="string" calcext:value-type="string">
            <text:p><text:s text:c="3"/>Depreciation</text:p>
          </table:table-cell>
          <table:table-cell table:style-name="ce117"/>
          <table:table-cell table:style-name="ce117" table:formula="of:=[.D87]" office:value-type="float" office:value="331923.8" calcext:value-type="float">
            <text:p>331 924</text:p>
          </table:table-cell>
          <table:table-cell table:style-name="ce117" table:formula="of:=[.E87]" office:value-type="float" office:value="331923.8" calcext:value-type="float">
            <text:p>331 924</text:p>
          </table:table-cell>
          <table:table-cell table:style-name="ce117" table:formula="of:=[.F87]" office:value-type="float" office:value="331923.8" calcext:value-type="float">
            <text:p>331 924</text:p>
          </table:table-cell>
          <table:table-cell table:style-name="ce117" table:formula="of:=[.G87]" office:value-type="float" office:value="331923.8" calcext:value-type="float">
            <text:p>331 924</text:p>
          </table:table-cell>
          <table:table-cell table:style-name="ce117" table:formula="of:=[.H87]" office:value-type="float" office:value="331923.8" calcext:value-type="float">
            <text:p>331 924</text:p>
          </table:table-cell>
          <table:table-cell table:style-name="ce117" table:formula="of:=[.I87]" office:value-type="float" office:value="0" calcext:value-type="float">
            <text:p>0</text:p>
          </table:table-cell>
          <table:table-cell table:style-name="ce117" table:formula="of:=[.J87]" office:value-type="float" office:value="0" calcext:value-type="float">
            <text:p>0</text:p>
          </table:table-cell>
          <table:table-cell table:style-name="ce117" table:formula="of:=[.K87]" office:value-type="float" office:value="0" calcext:value-type="float">
            <text:p>0</text:p>
          </table:table-cell>
          <table:table-cell table:style-name="ce117" table:formula="of:=[.L87]" office:value-type="float" office:value="0" calcext:value-type="float">
            <text:p>0</text:p>
          </table:table-cell>
          <table:table-cell table:style-name="ce117" table:formula="of:=[.M87]" office:value-type="float" office:value="0" calcext:value-type="float">
            <text:p>0</text:p>
          </table:table-cell>
          <table:table-cell table:style-name="ce117"/>
          <table:table-cell table:formula="of:=SUM([.C63:.N63])" office:value-type="float" office:value="1659619" calcext:value-type="float">
            <text:p>1 659 619</text:p>
          </table:table-cell>
          <table:table-cell table:number-columns-repeated="1009"/>
        </table:table-row>
        <table:table-row table:style-name="ro44">
          <table:table-cell/>
          <table:table-cell table:style-name="ce108" office:value-type="string" calcext:value-type="string">
            <text:p>Net Cash Flow</text:p>
          </table:table-cell>
          <table:table-cell table:style-name="ce120" table:formula="of:=SUM([.C60:.C63])" office:value-type="float" office:value="-2358261.48" calcext:value-type="float">
            <text:p>-2 358 261</text:p>
          </table:table-cell>
          <table:table-cell table:style-name="ce120" table:formula="of:=SUM([.D60:.D63])" office:value-type="float" office:value="1639451.0775" calcext:value-type="float">
            <text:p>1 639 451</text:p>
          </table:table-cell>
          <table:table-cell table:style-name="ce120" table:formula="of:=SUM([.E60:.E63])" office:value-type="float" office:value="1552740.4105" calcext:value-type="float">
            <text:p>1 552 740</text:p>
          </table:table-cell>
          <table:table-cell table:style-name="ce120" table:formula="of:=SUM([.F60:.F63])" office:value-type="float" office:value="1517764.9246125" calcext:value-type="float">
            <text:p>1 517 765</text:p>
          </table:table-cell>
          <table:table-cell table:style-name="ce120" table:formula="of:=SUM([.G60:.G63])" office:value-type="float" office:value="1482633.13679969" calcext:value-type="float">
            <text:p>1 482 633</text:p>
          </table:table-cell>
          <table:table-cell table:style-name="ce120" table:formula="of:=SUM([.H60:.H63])" office:value-type="float" office:value="1488415.8692702" calcext:value-type="float">
            <text:p>1 488 416</text:p>
          </table:table-cell>
          <table:table-cell table:style-name="ce120" table:formula="of:=SUM([.I60:.I63])" office:value-type="float" office:value="0" calcext:value-type="float">
            <text:p>0</text:p>
          </table:table-cell>
          <table:table-cell table:style-name="ce120" table:formula="of:=SUM([.J60:.J63])" office:value-type="float" office:value="0" calcext:value-type="float">
            <text:p>0</text:p>
          </table:table-cell>
          <table:table-cell table:style-name="ce120" table:formula="of:=SUM([.K60:.K63])" office:value-type="float" office:value="0" calcext:value-type="float">
            <text:p>0</text:p>
          </table:table-cell>
          <table:table-cell table:style-name="ce120" table:formula="of:=SUM([.L60:.L63])" office:value-type="float" office:value="0" calcext:value-type="float">
            <text:p>0</text:p>
          </table:table-cell>
          <table:table-cell table:style-name="ce120" table:formula="of:=SUM([.M60:.M63])" office:value-type="float" office:value="0" calcext:value-type="float">
            <text:p>0</text:p>
          </table:table-cell>
          <table:table-cell table:style-name="ce120"/>
          <table:table-cell table:style-name="ce150" table:formula="of:=SUM([.O60:.O63])" office:value-type="float" office:value="5322743.93868239" calcext:value-type="float">
            <text:p>5 322 744</text:p>
          </table:table-cell>
          <table:table-cell table:number-columns-repeated="1009"/>
        </table:table-row>
        <table:table-row table:style-name="ro44">
          <table:table-cell table:style-name="ce71" table:number-columns-repeated="3"/>
          <table:table-cell table:style-name="ce131" table:number-columns-repeated="12"/>
          <table:table-cell table:style-name="ce71" table:number-columns-repeated="1009"/>
        </table:table-row>
        <table:table-row table:style-name="ro2">
          <table:table-cell table:style-name="ce71"/>
          <table:table-cell table:style-name="ce109" office:value-type="string" office:string-value="Discounted Cash Flows" calcext:value-type="string">
            <text:p><text:s/>Discounted Cash Flows </text:p>
          </table:table-cell>
          <table:table-cell table:style-name="ce122" table:formula="of:=[.C64]" office:value-type="float" office:value="-2358261.48" calcext:value-type="float">
            <text:p><text:s/>(2 358 261)</text:p>
          </table:table-cell>
          <table:table-cell table:style-name="ce132" table:formula="of:=[.D64]*(1/(1+[$'Input Tornado'.$D$7])^[.D69])" office:value-type="float" office:value="1425609.6326087" calcext:value-type="float">
            <text:p><text:s/>1 425 610 </text:p>
          </table:table-cell>
          <table:table-cell table:style-name="ce132" table:formula="of:=[.E64]*(1/(1+[$'Input Tornado'.$D$7])^[.E69])" office:value-type="float" office:value="1174094.82835539" calcext:value-type="float">
            <text:p><text:s/>1 174 095 </text:p>
          </table:table-cell>
          <table:table-cell table:style-name="ce132" table:formula="of:=[.F64]*(1/(1+[$'Input Tornado'.$D$7])^[.F69])" office:value-type="float" office:value="997955.074948632" calcext:value-type="float">
            <text:p><text:s/>997 955 </text:p>
          </table:table-cell>
          <table:table-cell table:style-name="ce132" table:formula="of:=[.G64]*(1/(1+[$'Input Tornado'.$D$7])^[.G69])" office:value-type="float" office:value="847700.307989001" calcext:value-type="float">
            <text:p><text:s/>847 700 </text:p>
          </table:table-cell>
          <table:table-cell table:style-name="ce132" table:formula="of:=[.H64]*(1/(1+[$'Input Tornado'.$D$7])^[.H69])" office:value-type="float" office:value="740005.742649922" calcext:value-type="float">
            <text:p><text:s/>740 006 </text:p>
          </table:table-cell>
          <table:table-cell table:style-name="ce132" table:formula="of:=[.I64]*(1/(1+[$'Input Tornado'.$D$7])^[.I69])" office:value-type="float" office:value="0" calcext:value-type="float">
            <text:p><text:s/>- <text:s text:c="2"/></text:p>
          </table:table-cell>
          <table:table-cell table:style-name="ce132" table:formula="of:=[.J64]*(1/(1+[$'Input Tornado'.$D$7])^[.J69])" office:value-type="float" office:value="0" calcext:value-type="float">
            <text:p><text:s/>- <text:s text:c="2"/></text:p>
          </table:table-cell>
          <table:table-cell table:style-name="ce132" table:formula="of:=[.K64]*(1/(1+[$'Input Tornado'.$D$7])^[.K69])" office:value-type="float" office:value="0" calcext:value-type="float">
            <text:p><text:s/>- <text:s text:c="2"/></text:p>
          </table:table-cell>
          <table:table-cell table:style-name="ce132" table:formula="of:=[.L64]*(1/(1+[$'Input Tornado'.$D$7])^[.L69])" office:value-type="float" office:value="0" calcext:value-type="float">
            <text:p><text:s/>- <text:s text:c="2"/></text:p>
          </table:table-cell>
          <table:table-cell table:style-name="ce132" table:formula="of:=[.M64]*(1/(1+[$'Input Tornado'.$D$7])^[.M69])" office:value-type="float" office:value="0" calcext:value-type="float">
            <text:p><text:s/>- <text:s text:c="2"/></text:p>
          </table:table-cell>
          <table:table-cell table:style-name="ce132"/>
          <table:table-cell table:style-name="ce71" table:number-columns-repeated="1010"/>
        </table:table-row>
        <table:table-row table:style-name="ro2">
          <table:table-cell table:style-name="ce71"/>
          <table:table-cell table:style-name="ce109" office:value-type="string" office:string-value="Cumulative Discounted" calcext:value-type="string">
            <text:p><text:s/>Cumulative Discounted </text:p>
          </table:table-cell>
          <table:table-cell table:style-name="ce122" table:formula="of:=[.C64]" office:value-type="float" office:value="-2358261.48" calcext:value-type="float">
            <text:p><text:s/>(2 358 261)</text:p>
          </table:table-cell>
          <table:table-cell table:style-name="ce132" table:formula="of:=+[.C67]+[.D66]" office:value-type="float" office:value="-932651.847391304" calcext:value-type="float">
            <text:p><text:s/>(932 652)</text:p>
          </table:table-cell>
          <table:table-cell table:style-name="ce132" table:formula="of:=+[.D67]+[.E66]" office:value-type="float" office:value="241442.980964084" calcext:value-type="float">
            <text:p><text:s/>241 443 </text:p>
          </table:table-cell>
          <table:table-cell table:style-name="ce132" table:formula="of:=+[.E67]+[.F66]" office:value-type="float" office:value="1239398.05591272" calcext:value-type="float">
            <text:p><text:s/>1 239 398 </text:p>
          </table:table-cell>
          <table:table-cell table:style-name="ce132" table:formula="of:=+[.F67]+[.G66]" office:value-type="float" office:value="2087098.36390172" calcext:value-type="float">
            <text:p><text:s/>2 087 098 </text:p>
          </table:table-cell>
          <table:table-cell table:style-name="ce132" table:formula="of:=+[.G67]+[.H66]" office:value-type="float" office:value="2827104.10655164" calcext:value-type="float">
            <text:p><text:s/>2 827 104 </text:p>
          </table:table-cell>
          <table:table-cell table:style-name="ce132" table:formula="of:=+[.H67]+[.I66]" office:value-type="float" office:value="2827104.10655164" calcext:value-type="float">
            <text:p><text:s/>2 827 104 </text:p>
          </table:table-cell>
          <table:table-cell table:style-name="ce132" table:formula="of:=+[.I67]+[.J66]" office:value-type="float" office:value="2827104.10655164" calcext:value-type="float">
            <text:p><text:s/>2 827 104 </text:p>
          </table:table-cell>
          <table:table-cell table:style-name="ce132" table:formula="of:=+[.J67]+[.K66]" office:value-type="float" office:value="2827104.10655164" calcext:value-type="float">
            <text:p><text:s/>2 827 104 </text:p>
          </table:table-cell>
          <table:table-cell table:style-name="ce132" table:formula="of:=+[.K67]+[.L66]" office:value-type="float" office:value="2827104.10655164" calcext:value-type="float">
            <text:p><text:s/>2 827 104 </text:p>
          </table:table-cell>
          <table:table-cell table:style-name="ce132" table:formula="of:=+[.L67]+[.M66]" office:value-type="float" office:value="2827104.10655164" calcext:value-type="float">
            <text:p><text:s/>2 827 104 </text:p>
          </table:table-cell>
          <table:table-cell table:style-name="ce132"/>
          <table:table-cell table:style-name="ce71" table:number-columns-repeated="1010"/>
        </table:table-row>
        <table:table-row table:style-name="ro2">
          <table:table-cell table:style-name="ce71"/>
          <table:table-cell table:style-name="ce109" office:value-type="string" office:string-value="Cumulative Nominal" calcext:value-type="string">
            <text:p><text:s/>Cumulative Nominal </text:p>
          </table:table-cell>
          <table:table-cell table:style-name="ce122" table:formula="of:=[.C64]" office:value-type="float" office:value="-2358261.48" calcext:value-type="float">
            <text:p><text:s/>(2 358 261)</text:p>
          </table:table-cell>
          <table:table-cell table:style-name="ce132" table:formula="of:=[.D64]+[.C68]" office:value-type="float" office:value="-718810.4025" calcext:value-type="float">
            <text:p><text:s/>(718 810)</text:p>
          </table:table-cell>
          <table:table-cell table:style-name="ce132" table:formula="of:=[.E64]+[.D68]" office:value-type="float" office:value="833930.008" calcext:value-type="float">
            <text:p><text:s/>833 930 </text:p>
          </table:table-cell>
          <table:table-cell table:style-name="ce132" table:formula="of:=[.F64]+[.E68]" office:value-type="float" office:value="2351694.9326125" calcext:value-type="float">
            <text:p><text:s/>2 351 695 </text:p>
          </table:table-cell>
          <table:table-cell table:style-name="ce132" table:formula="of:=[.G64]+[.F68]" office:value-type="float" office:value="3834328.06941219" calcext:value-type="float">
            <text:p><text:s/>3 834 328 </text:p>
          </table:table-cell>
          <table:table-cell table:style-name="ce132" table:formula="of:=[.H64]+[.G68]" office:value-type="float" office:value="5322743.93868238" calcext:value-type="float">
            <text:p><text:s/>5 322 744 </text:p>
          </table:table-cell>
          <table:table-cell table:style-name="ce132" table:formula="of:=[.I64]+[.H68]" office:value-type="float" office:value="5322743.93868238" calcext:value-type="float">
            <text:p><text:s/>5 322 744 </text:p>
          </table:table-cell>
          <table:table-cell table:style-name="ce132" table:formula="of:=[.J64]+[.I68]" office:value-type="float" office:value="5322743.93868238" calcext:value-type="float">
            <text:p><text:s/>5 322 744 </text:p>
          </table:table-cell>
          <table:table-cell table:style-name="ce132" table:formula="of:=[.K64]+[.J68]" office:value-type="float" office:value="5322743.93868238" calcext:value-type="float">
            <text:p><text:s/>5 322 744 </text:p>
          </table:table-cell>
          <table:table-cell table:style-name="ce132" table:formula="of:=[.L64]+[.K68]" office:value-type="float" office:value="5322743.93868238" calcext:value-type="float">
            <text:p><text:s/>5 322 744 </text:p>
          </table:table-cell>
          <table:table-cell table:style-name="ce132" table:formula="of:=[.M64]+[.L68]" office:value-type="float" office:value="5322743.93868238" calcext:value-type="float">
            <text:p><text:s/>5 322 744 </text:p>
          </table:table-cell>
          <table:table-cell table:style-name="ce132"/>
          <table:table-cell table:style-name="ce71" table:number-columns-repeated="1010"/>
        </table:table-row>
        <table:table-row table:style-name="ro2">
          <table:table-cell table:style-name="ce71"/>
          <table:table-cell/>
          <table:table-cell office:value-type="float" office:value="0" calcext:value-type="float">
            <text:p>0</text:p>
          </table:table-cell>
          <table:table-cell office:value-type="float" office:value="1" calcext:value-type="float">
            <text:p>1</text:p>
          </table:table-cell>
          <table:table-cell table:formula="of:=+[.D69]+1" office:value-type="float" office:value="2" calcext:value-type="float">
            <text:p>2</text:p>
          </table:table-cell>
          <table:table-cell table:formula="of:=+[.E69]+1" office:value-type="float" office:value="3" calcext:value-type="float">
            <text:p>3</text:p>
          </table:table-cell>
          <table:table-cell table:formula="of:=+[.F69]+1" office:value-type="float" office:value="4" calcext:value-type="float">
            <text:p>4</text:p>
          </table:table-cell>
          <table:table-cell table:formula="of:=+[.G69]+1" office:value-type="float" office:value="5" calcext:value-type="float">
            <text:p>5</text:p>
          </table:table-cell>
          <table:table-cell table:formula="of:=+[.H69]+1" office:value-type="float" office:value="6" calcext:value-type="float">
            <text:p>6</text:p>
          </table:table-cell>
          <table:table-cell table:formula="of:=+[.I69]+1" office:value-type="float" office:value="7" calcext:value-type="float">
            <text:p>7</text:p>
          </table:table-cell>
          <table:table-cell table:formula="of:=+[.J69]+1" office:value-type="float" office:value="8" calcext:value-type="float">
            <text:p>8</text:p>
          </table:table-cell>
          <table:table-cell table:formula="of:=+[.K69]+1" office:value-type="float" office:value="9" calcext:value-type="float">
            <text:p>9</text:p>
          </table:table-cell>
          <table:table-cell table:formula="of:=+[.L69]+1" office:value-type="float" office:value="10" calcext:value-type="float">
            <text:p>10</text:p>
          </table:table-cell>
          <table:table-cell/>
          <table:table-cell table:style-name="ce71" table:number-columns-repeated="1010"/>
        </table:table-row>
        <table:table-row table:style-name="ro3">
          <table:table-cell table:number-columns-repeated="1024"/>
        </table:table-row>
        <table:table-row table:style-name="ro3">
          <table:table-cell/>
          <table:table-cell table:style-name="ce110" office:value-type="string" calcext:value-type="string">
            <text:p>DEPRECIATION AND INTEREST SCHEDULE</text:p>
            <draw:custom-shape table:end-cell-address="'CF &amp; ROI Analysis'.C71" table:end-x="0.004cm" table:end-y="0.45cm" draw:z-index="3" draw:name="Прямоугольник 4" draw:style-name="gr11" draw:text-style-name="P1" svg:width="6.068cm" svg:height="0.45cm" svg:x="0cm" svg:y="0cm">
              <text:p/>
              <draw:enhanced-geometry svg:viewBox="0 0 21600 21600" draw:type="rectangle" draw:enhanced-path="M 0 0 L 21600 0 21600 21600 0 21600 0 0 Z N"/>
            </draw:custom-shape>
            <draw:custom-shape table:end-cell-address="'CF &amp; ROI Analysis'.D71" table:end-x="0.002cm" table:end-y="0.45cm" draw:z-index="6" draw:name="Прямоугольник 26" draw:style-name="gr13" draw:text-style-name="P1" svg:width="9.171cm" svg:height="0.45cm" svg:x="0cm" svg:y="0cm">
              <text:p/>
              <draw:enhanced-geometry svg:viewBox="0 0 21600 21600" draw:type="rectangle" draw:enhanced-path="M 0 0 L 21600 0 21600 21600 0 21600 0 0 Z N"/>
            </draw:custom-shape>
            <draw:custom-shape table:end-cell-address="'CF &amp; ROI Analysis'.D71" table:end-x="0.002cm" table:end-y="0.45cm" draw:z-index="7" draw:name="Прямоугольник 28" draw:style-name="gr13" draw:text-style-name="P1" svg:width="9.171cm" svg:height="0.45cm" svg:x="0cm" svg:y="0cm">
              <text:p/>
              <draw:enhanced-geometry svg:viewBox="0 0 21600 21600" draw:type="rectangle" draw:enhanced-path="M 0 0 L 21600 0 21600 21600 0 21600 0 0 Z N"/>
            </draw:custom-shape>
          </table:table-cell>
          <table:table-cell table:style-name="ce80"/>
          <table:table-cell table:style-name="ce133" table:number-columns-repeated="2"/>
          <table:table-cell table:number-columns-repeated="1019"/>
        </table:table-row>
        <table:table-row table:style-name="ro3">
          <table:table-cell/>
          <table:table-cell table:style-name="ce71"/>
          <table:table-cell table:number-columns-repeated="1022"/>
        </table:table-row>
        <table:table-row table:style-name="ro3">
          <table:table-cell/>
          <table:table-cell table:style-name="ce104" office:value-type="string" calcext:value-type="string">
            <text:p>Beginning Balance</text:p>
          </table:table-cell>
          <table:table-cell table:style-name="ce115" office:value-type="string" calcext:value-type="string">
            <text:p>Close</text:p>
          </table:table-cell>
          <table:table-cell table:style-name="ce115" office:value-type="string" calcext:value-type="string">
            <text:p>Yr 1</text:p>
          </table:table-cell>
          <table:table-cell table:style-name="ce115" office:value-type="string" calcext:value-type="string">
            <text:p>Yr 2</text:p>
          </table:table-cell>
          <table:table-cell table:style-name="ce115" office:value-type="string" calcext:value-type="string">
            <text:p>Yr 3</text:p>
          </table:table-cell>
          <table:table-cell table:style-name="ce115" office:value-type="string" calcext:value-type="string">
            <text:p>Yr 4</text:p>
          </table:table-cell>
          <table:table-cell table:style-name="ce115" office:value-type="string" calcext:value-type="string">
            <text:p>Yr 5</text:p>
          </table:table-cell>
          <table:table-cell table:style-name="ce115" office:value-type="string" calcext:value-type="string">
            <text:p>Yr 6</text:p>
          </table:table-cell>
          <table:table-cell table:style-name="ce115" office:value-type="string" calcext:value-type="string">
            <text:p>Yr 7</text:p>
          </table:table-cell>
          <table:table-cell table:style-name="ce115" office:value-type="string" calcext:value-type="string">
            <text:p>Yr 8</text:p>
          </table:table-cell>
          <table:table-cell table:style-name="ce115" office:value-type="string" calcext:value-type="string">
            <text:p>Yr 9</text:p>
          </table:table-cell>
          <table:table-cell table:style-name="ce115" office:value-type="string" calcext:value-type="string">
            <text:p>Yr 10</text:p>
          </table:table-cell>
          <table:table-cell table:style-name="ce115"/>
          <table:table-cell table:style-name="ce147" office:value-type="string" calcext:value-type="string">
            <text:p>Total</text:p>
          </table:table-cell>
          <table:table-cell table:number-columns-repeated="1009"/>
        </table:table-row>
        <table:table-row table:style-name="ro2">
          <table:table-cell/>
          <table:table-cell table:style-name="ce103" table:formula="of:=+[.B20]" office:value-type="string" office:string-value="External Consulting Fees" calcext:value-type="string">
            <text:p>External Consulting Fees</text:p>
          </table:table-cell>
          <table:table-cell table:formula="of:=-[.C20]" office:value-type="float" office:value="-0" calcext:value-type="float">
            <text:p>0</text:p>
          </table:table-cell>
          <table:table-cell table:formula="of:=+[.C90]" office:value-type="float" office:value="-0" calcext:value-type="float">
            <text:p>0</text:p>
          </table:table-cell>
          <table:table-cell table:formula="of:=+[.D90]" office:value-type="float" office:value="0" calcext:value-type="float">
            <text:p>0</text:p>
          </table:table-cell>
          <table:table-cell table:formula="of:=+[.E90]" office:value-type="float" office:value="0" calcext:value-type="float">
            <text:p>0</text:p>
          </table:table-cell>
          <table:table-cell table:formula="of:=+[.F90]" office:value-type="float" office:value="0" calcext:value-type="float">
            <text:p>0</text:p>
          </table:table-cell>
          <table:table-cell table:formula="of:=+[.G90]" office:value-type="float" office:value="0" calcext:value-type="float">
            <text:p>0</text:p>
          </table:table-cell>
          <table:table-cell table:formula="of:=+[.H90]" office:value-type="float" office:value="0" calcext:value-type="float">
            <text:p>0</text:p>
          </table:table-cell>
          <table:table-cell table:formula="of:=+[.I90]" office:value-type="float" office:value="0" calcext:value-type="float">
            <text:p>0</text:p>
          </table:table-cell>
          <table:table-cell table:formula="of:=+[.J90]" office:value-type="float" office:value="0" calcext:value-type="float">
            <text:p>0</text:p>
          </table:table-cell>
          <table:table-cell table:formula="of:=+[.K90]" office:value-type="float" office:value="0" calcext:value-type="float">
            <text:p>0</text:p>
          </table:table-cell>
          <table:table-cell table:formula="of:=+[.L90]" office:value-type="float" office:value="0" calcext:value-type="float">
            <text:p>0</text:p>
          </table:table-cell>
          <table:table-cell table:number-columns-repeated="1011"/>
        </table:table-row>
        <table:table-row table:style-name="ro2">
          <table:table-cell/>
          <table:table-cell table:style-name="ce103" table:formula="of:=+[.B21]" office:value-type="string" office:string-value="Computer &amp; Other Equipment" calcext:value-type="string">
            <text:p>Computer &amp; Other Equipment</text:p>
          </table:table-cell>
          <table:table-cell table:formula="of:=-[.C21]" office:value-type="float" office:value="1659619" calcext:value-type="float">
            <text:p>1 659 619</text:p>
          </table:table-cell>
          <table:table-cell table:formula="of:=+[.C91]" office:value-type="float" office:value="1659619" calcext:value-type="float">
            <text:p>1 659 619</text:p>
          </table:table-cell>
          <table:table-cell table:formula="of:=+[.D91]" office:value-type="float" office:value="1327695.2" calcext:value-type="float">
            <text:p>1 327 695</text:p>
          </table:table-cell>
          <table:table-cell table:formula="of:=+[.E91]" office:value-type="float" office:value="995771.4" calcext:value-type="float">
            <text:p>995 771</text:p>
          </table:table-cell>
          <table:table-cell table:formula="of:=+[.F91]" office:value-type="float" office:value="663847.6" calcext:value-type="float">
            <text:p>663 848</text:p>
          </table:table-cell>
          <table:table-cell table:formula="of:=+[.G91]" office:value-type="float" office:value="331923.8" calcext:value-type="float">
            <text:p>331 924</text:p>
          </table:table-cell>
          <table:table-cell table:formula="of:=+[.H91]" office:value-type="float" office:value="0" calcext:value-type="float">
            <text:p>0</text:p>
          </table:table-cell>
          <table:table-cell table:formula="of:=+[.I91]" office:value-type="float" office:value="0" calcext:value-type="float">
            <text:p>0</text:p>
          </table:table-cell>
          <table:table-cell table:formula="of:=+[.J91]" office:value-type="float" office:value="0" calcext:value-type="float">
            <text:p>0</text:p>
          </table:table-cell>
          <table:table-cell table:formula="of:=+[.K91]" office:value-type="float" office:value="0" calcext:value-type="float">
            <text:p>0</text:p>
          </table:table-cell>
          <table:table-cell table:formula="of:=+[.L91]" office:value-type="float" office:value="0" calcext:value-type="float">
            <text:p>0</text:p>
          </table:table-cell>
          <table:table-cell table:number-columns-repeated="1011"/>
        </table:table-row>
        <table:table-row table:style-name="ro2">
          <table:table-cell/>
          <table:table-cell table:style-name="ce103" table:formula="of:=+[.B22]" office:value-type="string" office:string-value="Asset Category 3" calcext:value-type="string">
            <text:p>Asset Category 3</text:p>
          </table:table-cell>
          <table:table-cell table:formula="of:=-[.C22]" office:value-type="float" office:value="-0" calcext:value-type="float">
            <text:p>0</text:p>
          </table:table-cell>
          <table:table-cell table:formula="of:=+[.C92]" office:value-type="float" office:value="-0" calcext:value-type="float">
            <text:p>0</text:p>
          </table:table-cell>
          <table:table-cell table:formula="of:=+[.D92]" office:value-type="float" office:value="0" calcext:value-type="float">
            <text:p>0</text:p>
          </table:table-cell>
          <table:table-cell table:formula="of:=+[.E92]" office:value-type="float" office:value="0" calcext:value-type="float">
            <text:p>0</text:p>
          </table:table-cell>
          <table:table-cell table:formula="of:=+[.F92]" office:value-type="float" office:value="0" calcext:value-type="float">
            <text:p>0</text:p>
          </table:table-cell>
          <table:table-cell table:formula="of:=+[.G92]" office:value-type="float" office:value="0" calcext:value-type="float">
            <text:p>0</text:p>
          </table:table-cell>
          <table:table-cell table:formula="of:=+[.H92]" office:value-type="float" office:value="0" calcext:value-type="float">
            <text:p>0</text:p>
          </table:table-cell>
          <table:table-cell table:formula="of:=+[.I92]" office:value-type="float" office:value="0" calcext:value-type="float">
            <text:p>0</text:p>
          </table:table-cell>
          <table:table-cell table:formula="of:=+[.J92]" office:value-type="float" office:value="0" calcext:value-type="float">
            <text:p>0</text:p>
          </table:table-cell>
          <table:table-cell table:formula="of:=+[.K92]" office:value-type="float" office:value="0" calcext:value-type="float">
            <text:p>0</text:p>
          </table:table-cell>
          <table:table-cell table:formula="of:=+[.L92]" office:value-type="float" office:value="0" calcext:value-type="float">
            <text:p>0</text:p>
          </table:table-cell>
          <table:table-cell table:number-columns-repeated="1011"/>
        </table:table-row>
        <table:table-row table:style-name="ro3">
          <table:table-cell/>
          <table:table-cell table:style-name="ce103" table:formula="of:=+[.B23]" office:value-type="string" office:string-value="Asset Category 4" calcext:value-type="string">
            <text:p>Asset Category 4</text:p>
          </table:table-cell>
          <table:table-cell table:formula="of:=-[.C23]" office:value-type="float" office:value="-0" calcext:value-type="float">
            <text:p>0</text:p>
          </table:table-cell>
          <table:table-cell table:formula="of:=+[.C93]" office:value-type="float" office:value="-0" calcext:value-type="float">
            <text:p>0</text:p>
          </table:table-cell>
          <table:table-cell table:formula="of:=+[.D93]" office:value-type="float" office:value="0" calcext:value-type="float">
            <text:p>0</text:p>
          </table:table-cell>
          <table:table-cell table:formula="of:=+[.E93]" office:value-type="float" office:value="0" calcext:value-type="float">
            <text:p>0</text:p>
          </table:table-cell>
          <table:table-cell table:formula="of:=+[.F93]" office:value-type="float" office:value="0" calcext:value-type="float">
            <text:p>0</text:p>
          </table:table-cell>
          <table:table-cell table:formula="of:=+[.G93]" office:value-type="float" office:value="0" calcext:value-type="float">
            <text:p>0</text:p>
          </table:table-cell>
          <table:table-cell table:formula="of:=+[.H93]" office:value-type="float" office:value="0" calcext:value-type="float">
            <text:p>0</text:p>
          </table:table-cell>
          <table:table-cell table:formula="of:=+[.I93]" office:value-type="float" office:value="0" calcext:value-type="float">
            <text:p>0</text:p>
          </table:table-cell>
          <table:table-cell table:formula="of:=+[.J93]" office:value-type="float" office:value="0" calcext:value-type="float">
            <text:p>0</text:p>
          </table:table-cell>
          <table:table-cell table:formula="of:=+[.K93]" office:value-type="float" office:value="0" calcext:value-type="float">
            <text:p>0</text:p>
          </table:table-cell>
          <table:table-cell table:formula="of:=+[.L93]" office:value-type="float" office:value="0" calcext:value-type="float">
            <text:p>0</text:p>
          </table:table-cell>
          <table:table-cell/>
          <table:table-cell table:style-name="ce96"/>
          <table:table-cell table:number-columns-repeated="1009"/>
        </table:table-row>
        <table:table-row table:style-name="ro3">
          <table:table-cell/>
          <table:table-cell table:style-name="ce103" table:formula="of:=+[.B24]" office:value-type="string" office:string-value="Asset Category 5" calcext:value-type="string">
            <text:p>Asset Category 5</text:p>
          </table:table-cell>
          <table:table-cell table:style-name="ce117" table:formula="of:=-[.C24]" office:value-type="float" office:value="-0" calcext:value-type="float">
            <text:p>0</text:p>
          </table:table-cell>
          <table:table-cell table:style-name="ce117" table:formula="of:=+[.C94]" office:value-type="float" office:value="-0" calcext:value-type="float">
            <text:p>0</text:p>
          </table:table-cell>
          <table:table-cell table:style-name="ce117" table:formula="of:=+[.D94]" office:value-type="float" office:value="0" calcext:value-type="float">
            <text:p>0</text:p>
          </table:table-cell>
          <table:table-cell table:style-name="ce117" table:formula="of:=+[.E94]" office:value-type="float" office:value="0" calcext:value-type="float">
            <text:p>0</text:p>
          </table:table-cell>
          <table:table-cell table:style-name="ce117" table:formula="of:=+[.F94]" office:value-type="float" office:value="0" calcext:value-type="float">
            <text:p>0</text:p>
          </table:table-cell>
          <table:table-cell table:style-name="ce117" table:formula="of:=+[.G94]" office:value-type="float" office:value="0" calcext:value-type="float">
            <text:p>0</text:p>
          </table:table-cell>
          <table:table-cell table:style-name="ce117" table:formula="of:=+[.H94]" office:value-type="float" office:value="0" calcext:value-type="float">
            <text:p>0</text:p>
          </table:table-cell>
          <table:table-cell table:style-name="ce117" table:formula="of:=+[.I94]" office:value-type="float" office:value="0" calcext:value-type="float">
            <text:p>0</text:p>
          </table:table-cell>
          <table:table-cell table:style-name="ce117" table:formula="of:=+[.J94]" office:value-type="float" office:value="0" calcext:value-type="float">
            <text:p>0</text:p>
          </table:table-cell>
          <table:table-cell table:style-name="ce117" table:formula="of:=+[.K94]" office:value-type="float" office:value="0" calcext:value-type="float">
            <text:p>0</text:p>
          </table:table-cell>
          <table:table-cell table:style-name="ce117" table:formula="of:=+[.L94]" office:value-type="float" office:value="0" calcext:value-type="float">
            <text:p>0</text:p>
          </table:table-cell>
          <table:table-cell table:style-name="ce117" table:number-columns-repeated="2"/>
          <table:table-cell table:number-columns-repeated="1009"/>
        </table:table-row>
        <table:table-row table:style-name="ro3">
          <table:table-cell/>
          <table:table-cell table:style-name="ce103" office:value-type="string" calcext:value-type="string">
            <text:p>Total Outlay</text:p>
          </table:table-cell>
          <table:table-cell table:formula="of:=SUM([.C74:.C78])" office:value-type="float" office:value="1659619" calcext:value-type="float">
            <text:p>1 659 619</text:p>
          </table:table-cell>
          <table:table-cell table:formula="of:=SUM([.D74:.D78])" office:value-type="float" office:value="1659619" calcext:value-type="float">
            <text:p>1 659 619</text:p>
          </table:table-cell>
          <table:table-cell table:formula="of:=SUM([.E74:.E78])" office:value-type="float" office:value="1327695.2" calcext:value-type="float">
            <text:p>1 327 695</text:p>
          </table:table-cell>
          <table:table-cell table:formula="of:=SUM([.F74:.F78])" office:value-type="float" office:value="995771.4" calcext:value-type="float">
            <text:p>995 771</text:p>
          </table:table-cell>
          <table:table-cell table:formula="of:=SUM([.G74:.G78])" office:value-type="float" office:value="663847.6" calcext:value-type="float">
            <text:p>663 848</text:p>
          </table:table-cell>
          <table:table-cell table:formula="of:=SUM([.H74:.H78])" office:value-type="float" office:value="331923.8" calcext:value-type="float">
            <text:p>331 924</text:p>
          </table:table-cell>
          <table:table-cell table:formula="of:=SUM([.I74:.I78])" office:value-type="float" office:value="0" calcext:value-type="float">
            <text:p>0</text:p>
          </table:table-cell>
          <table:table-cell table:formula="of:=SUM([.J74:.J78])" office:value-type="float" office:value="0" calcext:value-type="float">
            <text:p>0</text:p>
          </table:table-cell>
          <table:table-cell table:formula="of:=SUM([.K74:.K78])" office:value-type="float" office:value="0" calcext:value-type="float">
            <text:p>0</text:p>
          </table:table-cell>
          <table:table-cell table:formula="of:=SUM([.L74:.L78])" office:value-type="float" office:value="0" calcext:value-type="float">
            <text:p>0</text:p>
          </table:table-cell>
          <table:table-cell table:formula="of:=SUM([.M74:.M78])" office:value-type="float" office:value="0" calcext:value-type="float">
            <text:p>0</text:p>
          </table:table-cell>
          <table:table-cell table:number-columns-repeated="1011"/>
        </table:table-row>
        <table:table-row table:style-name="ro3">
          <table:table-cell table:number-columns-repeated="1024"/>
        </table:table-row>
        <table:table-row table:style-name="ro3">
          <table:table-cell/>
          <table:table-cell table:style-name="ce106" office:value-type="string" calcext:value-type="string">
            <text:p>Depreciation</text:p>
          </table:table-cell>
          <table:table-cell table:style-name="ce123" office:value-type="string" calcext:value-type="string">
            <text:p>Life (# of years)</text:p>
          </table:table-cell>
          <table:table-cell table:number-columns-repeated="1021"/>
        </table:table-row>
        <table:table-row table:style-name="ro3">
          <table:table-cell/>
          <table:table-cell table:style-name="ce103" table:formula="of:=+[.B74]" office:value-type="string" office:string-value="External Consulting Fees" calcext:value-type="string">
            <text:p>External Consulting Fees</text:p>
          </table:table-cell>
          <table:table-cell table:style-name="ce124" office:value-type="float" office:value="3" calcext:value-type="float">
            <text:p>3</text:p>
          </table:table-cell>
          <table:table-cell table:formula="of:=+[.$C74]/[.$C82]" office:value-type="float" office:value="-0" calcext:value-type="float">
            <text:p>0</text:p>
          </table:table-cell>
          <table:table-cell table:formula="of:=IF([.$C82]&gt;1;+[.$C74]/[.$C82];0)" office:value-type="float" office:value="-0" calcext:value-type="float">
            <text:p>0</text:p>
          </table:table-cell>
          <table:table-cell table:formula="of:=IF([.$C82]&gt;2;+[.$C74]/[.$C82];0)" office:value-type="float" office:value="-0" calcext:value-type="float">
            <text:p>0</text:p>
          </table:table-cell>
          <table:table-cell table:formula="of:=IF([.$C82]&gt;3;+[.$C74]/[.$C82];0)" office:value-type="float" office:value="0" calcext:value-type="float">
            <text:p>0</text:p>
          </table:table-cell>
          <table:table-cell table:formula="of:=IF([.$C82]&gt;4;+[.$C74]/[.$C82];0)" office:value-type="float" office:value="0" calcext:value-type="float">
            <text:p>0</text:p>
          </table:table-cell>
          <table:table-cell table:formula="of:=IF([.$C82]&gt;5;+[.$C74]/[.$C82];0)" office:value-type="float" office:value="0" calcext:value-type="float">
            <text:p>0</text:p>
          </table:table-cell>
          <table:table-cell table:formula="of:=IF([.$C82]&gt;6;+[.$C74]/[.$C82];0)" office:value-type="float" office:value="0" calcext:value-type="float">
            <text:p>0</text:p>
          </table:table-cell>
          <table:table-cell table:formula="of:=IF([.$C82]&gt;7;+[.$C74]/[.$C82];0)" office:value-type="float" office:value="0" calcext:value-type="float">
            <text:p>0</text:p>
          </table:table-cell>
          <table:table-cell table:formula="of:=IF([.$C82]&gt;8;+[.$C74]/[.$C82];0)" office:value-type="float" office:value="0" calcext:value-type="float">
            <text:p>0</text:p>
          </table:table-cell>
          <table:table-cell table:formula="of:=IF([.$C82]&gt;9;+[.$C74]/[.$C82];0)" office:value-type="float" office:value="0" calcext:value-type="float">
            <text:p>0</text:p>
          </table:table-cell>
          <table:table-cell/>
          <table:table-cell table:formula="of:=SUM([.D82:.N82])" office:value-type="float" office:value="0" calcext:value-type="float">
            <text:p>0</text:p>
          </table:table-cell>
          <table:table-cell table:number-columns-repeated="1009"/>
        </table:table-row>
        <table:table-row table:style-name="ro3">
          <table:table-cell/>
          <table:table-cell table:style-name="ce103" table:formula="of:=+[.B75]" office:value-type="string" office:string-value="Computer &amp; Other Equipment" calcext:value-type="string">
            <text:p>Computer &amp; Other Equipment</text:p>
          </table:table-cell>
          <table:table-cell table:style-name="ce124" office:value-type="float" office:value="5" calcext:value-type="float">
            <text:p>5</text:p>
          </table:table-cell>
          <table:table-cell table:formula="of:=+[.$C75]/[.$C83]" office:value-type="float" office:value="331923.8" calcext:value-type="float">
            <text:p>331 924</text:p>
          </table:table-cell>
          <table:table-cell table:formula="of:=IF([.$C83]&gt;1;+[.$C75]/[.$C83];0)" office:value-type="float" office:value="331923.8" calcext:value-type="float">
            <text:p>331 924</text:p>
          </table:table-cell>
          <table:table-cell table:formula="of:=IF([.$C83]&gt;2;+[.$C75]/[.$C83];0)" office:value-type="float" office:value="331923.8" calcext:value-type="float">
            <text:p>331 924</text:p>
          </table:table-cell>
          <table:table-cell table:formula="of:=IF([.$C83]&gt;3;+[.$C75]/[.$C83];0)" office:value-type="float" office:value="331923.8" calcext:value-type="float">
            <text:p>331 924</text:p>
          </table:table-cell>
          <table:table-cell table:formula="of:=IF([.$C83]&gt;4;+[.$C75]/[.$C83];0)" office:value-type="float" office:value="331923.8" calcext:value-type="float">
            <text:p>331 924</text:p>
          </table:table-cell>
          <table:table-cell table:formula="of:=IF([.$C83]&gt;5;+[.$C75]/[.$C83];0)" office:value-type="float" office:value="0" calcext:value-type="float">
            <text:p>0</text:p>
          </table:table-cell>
          <table:table-cell table:formula="of:=IF([.$C83]&gt;6;+[.$C75]/[.$C83];0)" office:value-type="float" office:value="0" calcext:value-type="float">
            <text:p>0</text:p>
          </table:table-cell>
          <table:table-cell table:formula="of:=IF([.$C83]&gt;7;+[.$C75]/[.$C83];0)" office:value-type="float" office:value="0" calcext:value-type="float">
            <text:p>0</text:p>
          </table:table-cell>
          <table:table-cell table:formula="of:=IF([.$C83]&gt;8;+[.$C75]/[.$C83];0)" office:value-type="float" office:value="0" calcext:value-type="float">
            <text:p>0</text:p>
          </table:table-cell>
          <table:table-cell table:formula="of:=IF([.$C83]&gt;9;+[.$C75]/[.$C83];0)" office:value-type="float" office:value="0" calcext:value-type="float">
            <text:p>0</text:p>
          </table:table-cell>
          <table:table-cell/>
          <table:table-cell table:formula="of:=SUM([.D83:.N83])" office:value-type="float" office:value="1659619" calcext:value-type="float">
            <text:p>1 659 619</text:p>
          </table:table-cell>
          <table:table-cell table:number-columns-repeated="1009"/>
        </table:table-row>
        <table:table-row table:style-name="ro3">
          <table:table-cell/>
          <table:table-cell table:style-name="ce103" table:formula="of:=+[.B76]" office:value-type="string" office:string-value="Asset Category 3" calcext:value-type="string">
            <text:p>Asset Category 3</text:p>
          </table:table-cell>
          <table:table-cell table:style-name="ce124" office:value-type="float" office:value="3" calcext:value-type="float">
            <text:p>3</text:p>
          </table:table-cell>
          <table:table-cell table:formula="of:=+[.$C76]/[.$C84]" office:value-type="float" office:value="-0" calcext:value-type="float">
            <text:p>0</text:p>
          </table:table-cell>
          <table:table-cell table:formula="of:=IF([.$C84]&gt;1;+[.$C76]/[.$C84];0)" office:value-type="float" office:value="-0" calcext:value-type="float">
            <text:p>0</text:p>
          </table:table-cell>
          <table:table-cell table:formula="of:=IF([.$C84]&gt;2;+[.$C76]/[.$C84];0)" office:value-type="float" office:value="-0" calcext:value-type="float">
            <text:p>0</text:p>
          </table:table-cell>
          <table:table-cell table:formula="of:=IF([.$C84]&gt;3;+[.$C76]/[.$C84];0)" office:value-type="float" office:value="0" calcext:value-type="float">
            <text:p>0</text:p>
          </table:table-cell>
          <table:table-cell table:formula="of:=IF([.$C84]&gt;4;+[.$C76]/[.$C84];0)" office:value-type="float" office:value="0" calcext:value-type="float">
            <text:p>0</text:p>
          </table:table-cell>
          <table:table-cell table:formula="of:=IF([.$C84]&gt;5;+[.$C76]/[.$C84];0)" office:value-type="float" office:value="0" calcext:value-type="float">
            <text:p>0</text:p>
          </table:table-cell>
          <table:table-cell table:formula="of:=IF([.$C84]&gt;6;+[.$C76]/[.$C84];0)" office:value-type="float" office:value="0" calcext:value-type="float">
            <text:p>0</text:p>
          </table:table-cell>
          <table:table-cell table:formula="of:=IF([.$C84]&gt;7;+[.$C76]/[.$C84];0)" office:value-type="float" office:value="0" calcext:value-type="float">
            <text:p>0</text:p>
          </table:table-cell>
          <table:table-cell table:formula="of:=IF([.$C84]&gt;8;+[.$C76]/[.$C84];0)" office:value-type="float" office:value="0" calcext:value-type="float">
            <text:p>0</text:p>
          </table:table-cell>
          <table:table-cell table:formula="of:=IF([.$C84]&gt;9;+[.$C76]/[.$C84];0)" office:value-type="float" office:value="0" calcext:value-type="float">
            <text:p>0</text:p>
          </table:table-cell>
          <table:table-cell/>
          <table:table-cell table:formula="of:=SUM([.D84:.N84])" office:value-type="float" office:value="0" calcext:value-type="float">
            <text:p>0</text:p>
          </table:table-cell>
          <table:table-cell table:number-columns-repeated="1009"/>
        </table:table-row>
        <table:table-row table:style-name="ro3">
          <table:table-cell/>
          <table:table-cell table:style-name="ce103" table:formula="of:=+[.B77]" office:value-type="string" office:string-value="Asset Category 4" calcext:value-type="string">
            <text:p>Asset Category 4</text:p>
          </table:table-cell>
          <table:table-cell table:style-name="ce124" office:value-type="float" office:value="5" calcext:value-type="float">
            <text:p>5</text:p>
          </table:table-cell>
          <table:table-cell table:formula="of:=+[.$C77]/[.$C85]" office:value-type="float" office:value="-0" calcext:value-type="float">
            <text:p>0</text:p>
          </table:table-cell>
          <table:table-cell table:formula="of:=IF([.$C85]&gt;1;+[.$C77]/[.$C85];0)" office:value-type="float" office:value="-0" calcext:value-type="float">
            <text:p>0</text:p>
          </table:table-cell>
          <table:table-cell table:formula="of:=IF([.$C85]&gt;2;+[.$C77]/[.$C85];0)" office:value-type="float" office:value="-0" calcext:value-type="float">
            <text:p>0</text:p>
          </table:table-cell>
          <table:table-cell table:formula="of:=IF([.$C85]&gt;3;+[.$C77]/[.$C85];0)" office:value-type="float" office:value="-0" calcext:value-type="float">
            <text:p>0</text:p>
          </table:table-cell>
          <table:table-cell table:formula="of:=IF([.$C85]&gt;4;+[.$C77]/[.$C85];0)" office:value-type="float" office:value="-0" calcext:value-type="float">
            <text:p>0</text:p>
          </table:table-cell>
          <table:table-cell table:formula="of:=IF([.$C85]&gt;5;+[.$C77]/[.$C85];0)" office:value-type="float" office:value="0" calcext:value-type="float">
            <text:p>0</text:p>
          </table:table-cell>
          <table:table-cell table:formula="of:=IF([.$C85]&gt;6;+[.$C77]/[.$C85];0)" office:value-type="float" office:value="0" calcext:value-type="float">
            <text:p>0</text:p>
          </table:table-cell>
          <table:table-cell table:formula="of:=IF([.$C85]&gt;7;+[.$C77]/[.$C85];0)" office:value-type="float" office:value="0" calcext:value-type="float">
            <text:p>0</text:p>
          </table:table-cell>
          <table:table-cell table:formula="of:=IF([.$C85]&gt;8;+[.$C77]/[.$C85];0)" office:value-type="float" office:value="0" calcext:value-type="float">
            <text:p>0</text:p>
          </table:table-cell>
          <table:table-cell table:formula="of:=IF([.$C85]&gt;9;+[.$C77]/[.$C85];0)" office:value-type="float" office:value="0" calcext:value-type="float">
            <text:p>0</text:p>
          </table:table-cell>
          <table:table-cell/>
          <table:table-cell table:formula="of:=SUM([.D85:.N85])" office:value-type="float" office:value="0" calcext:value-type="float">
            <text:p>0</text:p>
          </table:table-cell>
          <table:table-cell table:number-columns-repeated="1009"/>
        </table:table-row>
        <table:table-row table:style-name="ro3">
          <table:table-cell/>
          <table:table-cell table:style-name="ce103" table:formula="of:=+[.B78]" office:value-type="string" office:string-value="Asset Category 5" calcext:value-type="string">
            <text:p>Asset Category 5</text:p>
          </table:table-cell>
          <table:table-cell table:style-name="ce124" office:value-type="float" office:value="10" calcext:value-type="float">
            <text:p>10</text:p>
          </table:table-cell>
          <table:table-cell table:style-name="ce117" table:formula="of:=+[.$C78]/[.$C86]" office:value-type="float" office:value="-0" calcext:value-type="float">
            <text:p>0</text:p>
          </table:table-cell>
          <table:table-cell table:style-name="ce117" table:formula="of:=IF([.$C86]&gt;1;+[.$C78]/[.$C86];0)" office:value-type="float" office:value="-0" calcext:value-type="float">
            <text:p>0</text:p>
          </table:table-cell>
          <table:table-cell table:style-name="ce117" table:formula="of:=IF([.$C86]&gt;2;+[.$C78]/[.$C86];0)" office:value-type="float" office:value="-0" calcext:value-type="float">
            <text:p>0</text:p>
          </table:table-cell>
          <table:table-cell table:style-name="ce117" table:formula="of:=IF([.$C86]&gt;3;+[.$C78]/[.$C86];0)" office:value-type="float" office:value="-0" calcext:value-type="float">
            <text:p>0</text:p>
          </table:table-cell>
          <table:table-cell table:style-name="ce117" table:formula="of:=IF([.$C86]&gt;4;+[.$C78]/[.$C86];0)" office:value-type="float" office:value="-0" calcext:value-type="float">
            <text:p>0</text:p>
          </table:table-cell>
          <table:table-cell table:style-name="ce117" table:formula="of:=IF([.$C86]&gt;5;+[.$C78]/[.$C86];0)" office:value-type="float" office:value="-0" calcext:value-type="float">
            <text:p>0</text:p>
          </table:table-cell>
          <table:table-cell table:style-name="ce117" table:formula="of:=IF([.$C86]&gt;6;+[.$C78]/[.$C86];0)" office:value-type="float" office:value="-0" calcext:value-type="float">
            <text:p>0</text:p>
          </table:table-cell>
          <table:table-cell table:style-name="ce117" table:formula="of:=IF([.$C86]&gt;7;+[.$C78]/[.$C86];0)" office:value-type="float" office:value="-0" calcext:value-type="float">
            <text:p>0</text:p>
          </table:table-cell>
          <table:table-cell table:style-name="ce117" table:formula="of:=IF([.$C86]&gt;8;+[.$C78]/[.$C86];0)" office:value-type="float" office:value="-0" calcext:value-type="float">
            <text:p>0</text:p>
          </table:table-cell>
          <table:table-cell table:style-name="ce117" table:formula="of:=IF([.$C86]&gt;9;+[.$C78]/[.$C86];0)" office:value-type="float" office:value="-0" calcext:value-type="float">
            <text:p>0</text:p>
          </table:table-cell>
          <table:table-cell table:style-name="ce117"/>
          <table:table-cell table:style-name="ce117" table:formula="of:=SUM([.D86:.N86])" office:value-type="float" office:value="0" calcext:value-type="float">
            <text:p>0</text:p>
          </table:table-cell>
          <table:table-cell table:number-columns-repeated="1009"/>
        </table:table-row>
        <table:table-row table:style-name="ro3">
          <table:table-cell/>
          <table:table-cell table:style-name="ce103" office:value-type="string" calcext:value-type="string">
            <text:p>Total Outlay</text:p>
          </table:table-cell>
          <table:table-cell/>
          <table:table-cell table:formula="of:=SUM([.D82:.D86])" office:value-type="float" office:value="331923.8" calcext:value-type="float">
            <text:p>331 924</text:p>
          </table:table-cell>
          <table:table-cell table:formula="of:=SUM([.E82:.E86])" office:value-type="float" office:value="331923.8" calcext:value-type="float">
            <text:p>331 924</text:p>
          </table:table-cell>
          <table:table-cell table:formula="of:=SUM([.F82:.F86])" office:value-type="float" office:value="331923.8" calcext:value-type="float">
            <text:p>331 924</text:p>
          </table:table-cell>
          <table:table-cell table:formula="of:=SUM([.G82:.G86])" office:value-type="float" office:value="331923.8" calcext:value-type="float">
            <text:p>331 924</text:p>
          </table:table-cell>
          <table:table-cell table:formula="of:=SUM([.H82:.H86])" office:value-type="float" office:value="331923.8" calcext:value-type="float">
            <text:p>331 924</text:p>
          </table:table-cell>
          <table:table-cell table:formula="of:=SUM([.I82:.I86])" office:value-type="float" office:value="0" calcext:value-type="float">
            <text:p>0</text:p>
          </table:table-cell>
          <table:table-cell table:formula="of:=SUM([.J82:.J86])" office:value-type="float" office:value="0" calcext:value-type="float">
            <text:p>0</text:p>
          </table:table-cell>
          <table:table-cell table:formula="of:=SUM([.K82:.K86])" office:value-type="float" office:value="0" calcext:value-type="float">
            <text:p>0</text:p>
          </table:table-cell>
          <table:table-cell table:formula="of:=SUM([.L82:.L86])" office:value-type="float" office:value="0" calcext:value-type="float">
            <text:p>0</text:p>
          </table:table-cell>
          <table:table-cell table:formula="of:=SUM([.M82:.M86])" office:value-type="float" office:value="0" calcext:value-type="float">
            <text:p>0</text:p>
          </table:table-cell>
          <table:table-cell/>
          <table:table-cell table:formula="of:=SUM([.D87:.N87])" office:value-type="float" office:value="1659619" calcext:value-type="float">
            <text:p>1 659 619</text:p>
          </table:table-cell>
          <table:table-cell table:number-columns-repeated="1009"/>
        </table:table-row>
        <table:table-row table:style-name="ro3">
          <table:table-cell table:number-columns-repeated="1024"/>
        </table:table-row>
        <table:table-row table:style-name="ro3">
          <table:table-cell/>
          <table:table-cell table:style-name="ce106" office:value-type="string" calcext:value-type="string">
            <text:p>Ending Balance</text:p>
          </table:table-cell>
          <table:table-cell table:style-name="ce125"/>
          <table:table-cell table:number-columns-repeated="1021"/>
        </table:table-row>
        <table:table-row table:style-name="ro3">
          <table:table-cell/>
          <table:table-cell table:style-name="ce103" table:formula="of:=+[.B82]" office:value-type="string" office:string-value="External Consulting Fees" calcext:value-type="string">
            <text:p>External Consulting Fees</text:p>
          </table:table-cell>
          <table:table-cell table:formula="of:=+[.C74]" office:value-type="float" office:value="-0" calcext:value-type="float">
            <text:p>0</text:p>
          </table:table-cell>
          <table:table-cell table:formula="of:=+[.D74]-[.D82]" office:value-type="float" office:value="0" calcext:value-type="float">
            <text:p>0</text:p>
          </table:table-cell>
          <table:table-cell table:formula="of:=+[.E74]-[.E82]" office:value-type="float" office:value="0" calcext:value-type="float">
            <text:p>0</text:p>
          </table:table-cell>
          <table:table-cell table:formula="of:=+[.F74]-[.F82]" office:value-type="float" office:value="0" calcext:value-type="float">
            <text:p>0</text:p>
          </table:table-cell>
          <table:table-cell table:formula="of:=+[.G74]-[.G82]" office:value-type="float" office:value="0" calcext:value-type="float">
            <text:p>0</text:p>
          </table:table-cell>
          <table:table-cell table:formula="of:=+[.H74]-[.H82]" office:value-type="float" office:value="0" calcext:value-type="float">
            <text:p>0</text:p>
          </table:table-cell>
          <table:table-cell table:formula="of:=+[.I74]-[.I82]" office:value-type="float" office:value="0" calcext:value-type="float">
            <text:p>0</text:p>
          </table:table-cell>
          <table:table-cell table:formula="of:=+[.J74]-[.J82]" office:value-type="float" office:value="0" calcext:value-type="float">
            <text:p>0</text:p>
          </table:table-cell>
          <table:table-cell table:formula="of:=+[.K74]-[.K82]" office:value-type="float" office:value="0" calcext:value-type="float">
            <text:p>0</text:p>
          </table:table-cell>
          <table:table-cell table:formula="of:=+[.L74]-[.L82]" office:value-type="float" office:value="0" calcext:value-type="float">
            <text:p>0</text:p>
          </table:table-cell>
          <table:table-cell table:formula="of:=+[.M74]-[.M82]" office:value-type="float" office:value="0" calcext:value-type="float">
            <text:p>0</text:p>
          </table:table-cell>
          <table:table-cell table:number-columns-repeated="1011"/>
        </table:table-row>
        <table:table-row table:style-name="ro3">
          <table:table-cell/>
          <table:table-cell table:style-name="ce103" table:formula="of:=+[.B83]" office:value-type="string" office:string-value="Computer &amp; Other Equipment" calcext:value-type="string">
            <text:p>Computer &amp; Other Equipment</text:p>
          </table:table-cell>
          <table:table-cell table:formula="of:=+[.C75]" office:value-type="float" office:value="1659619" calcext:value-type="float">
            <text:p>1 659 619</text:p>
          </table:table-cell>
          <table:table-cell table:formula="of:=+[.D75]-[.D83]" office:value-type="float" office:value="1327695.2" calcext:value-type="float">
            <text:p>1 327 695</text:p>
          </table:table-cell>
          <table:table-cell table:formula="of:=+[.E75]-[.E83]" office:value-type="float" office:value="995771.4" calcext:value-type="float">
            <text:p>995 771</text:p>
          </table:table-cell>
          <table:table-cell table:formula="of:=+[.F75]-[.F83]" office:value-type="float" office:value="663847.6" calcext:value-type="float">
            <text:p>663 848</text:p>
          </table:table-cell>
          <table:table-cell table:formula="of:=+[.G75]-[.G83]" office:value-type="float" office:value="331923.8" calcext:value-type="float">
            <text:p>331 924</text:p>
          </table:table-cell>
          <table:table-cell table:formula="of:=+[.H75]-[.H83]" office:value-type="float" office:value="0" calcext:value-type="float">
            <text:p>0</text:p>
          </table:table-cell>
          <table:table-cell table:formula="of:=+[.I75]-[.I83]" office:value-type="float" office:value="0" calcext:value-type="float">
            <text:p>0</text:p>
          </table:table-cell>
          <table:table-cell table:formula="of:=+[.J75]-[.J83]" office:value-type="float" office:value="0" calcext:value-type="float">
            <text:p>0</text:p>
          </table:table-cell>
          <table:table-cell table:formula="of:=+[.K75]-[.K83]" office:value-type="float" office:value="0" calcext:value-type="float">
            <text:p>0</text:p>
          </table:table-cell>
          <table:table-cell table:formula="of:=+[.L75]-[.L83]" office:value-type="float" office:value="0" calcext:value-type="float">
            <text:p>0</text:p>
          </table:table-cell>
          <table:table-cell table:formula="of:=+[.M75]-[.M83]" office:value-type="float" office:value="0" calcext:value-type="float">
            <text:p>0</text:p>
          </table:table-cell>
          <table:table-cell table:number-columns-repeated="1011"/>
        </table:table-row>
        <table:table-row table:style-name="ro3">
          <table:table-cell/>
          <table:table-cell table:style-name="ce103" table:formula="of:=+[.B84]" office:value-type="string" office:string-value="Asset Category 3" calcext:value-type="string">
            <text:p>Asset Category 3</text:p>
          </table:table-cell>
          <table:table-cell table:formula="of:=+[.C76]" office:value-type="float" office:value="-0" calcext:value-type="float">
            <text:p>0</text:p>
          </table:table-cell>
          <table:table-cell table:formula="of:=+[.D76]-[.D84]" office:value-type="float" office:value="0" calcext:value-type="float">
            <text:p>0</text:p>
          </table:table-cell>
          <table:table-cell table:formula="of:=+[.E76]-[.E84]" office:value-type="float" office:value="0" calcext:value-type="float">
            <text:p>0</text:p>
          </table:table-cell>
          <table:table-cell table:formula="of:=+[.F76]-[.F84]" office:value-type="float" office:value="0" calcext:value-type="float">
            <text:p>0</text:p>
          </table:table-cell>
          <table:table-cell table:formula="of:=+[.G76]-[.G84]" office:value-type="float" office:value="0" calcext:value-type="float">
            <text:p>0</text:p>
          </table:table-cell>
          <table:table-cell table:formula="of:=+[.H76]-[.H84]" office:value-type="float" office:value="0" calcext:value-type="float">
            <text:p>0</text:p>
          </table:table-cell>
          <table:table-cell table:formula="of:=+[.I76]-[.I84]" office:value-type="float" office:value="0" calcext:value-type="float">
            <text:p>0</text:p>
          </table:table-cell>
          <table:table-cell table:formula="of:=+[.J76]-[.J84]" office:value-type="float" office:value="0" calcext:value-type="float">
            <text:p>0</text:p>
          </table:table-cell>
          <table:table-cell table:formula="of:=+[.K76]-[.K84]" office:value-type="float" office:value="0" calcext:value-type="float">
            <text:p>0</text:p>
          </table:table-cell>
          <table:table-cell table:formula="of:=+[.L76]-[.L84]" office:value-type="float" office:value="0" calcext:value-type="float">
            <text:p>0</text:p>
          </table:table-cell>
          <table:table-cell table:formula="of:=+[.M76]-[.M84]" office:value-type="float" office:value="0" calcext:value-type="float">
            <text:p>0</text:p>
          </table:table-cell>
          <table:table-cell table:number-columns-repeated="1011"/>
        </table:table-row>
        <table:table-row table:style-name="ro3">
          <table:table-cell/>
          <table:table-cell table:style-name="ce103" table:formula="of:=+[.B85]" office:value-type="string" office:string-value="Asset Category 4" calcext:value-type="string">
            <text:p>Asset Category 4</text:p>
          </table:table-cell>
          <table:table-cell table:formula="of:=+[.C77]" office:value-type="float" office:value="-0" calcext:value-type="float">
            <text:p>0</text:p>
          </table:table-cell>
          <table:table-cell table:formula="of:=+[.D77]-[.D85]" office:value-type="float" office:value="0" calcext:value-type="float">
            <text:p>0</text:p>
          </table:table-cell>
          <table:table-cell table:formula="of:=+[.E77]-[.E85]" office:value-type="float" office:value="0" calcext:value-type="float">
            <text:p>0</text:p>
          </table:table-cell>
          <table:table-cell table:formula="of:=+[.F77]-[.F85]" office:value-type="float" office:value="0" calcext:value-type="float">
            <text:p>0</text:p>
          </table:table-cell>
          <table:table-cell table:formula="of:=+[.G77]-[.G85]" office:value-type="float" office:value="0" calcext:value-type="float">
            <text:p>0</text:p>
          </table:table-cell>
          <table:table-cell table:formula="of:=+[.H77]-[.H85]" office:value-type="float" office:value="0" calcext:value-type="float">
            <text:p>0</text:p>
          </table:table-cell>
          <table:table-cell table:formula="of:=+[.I77]-[.I85]" office:value-type="float" office:value="0" calcext:value-type="float">
            <text:p>0</text:p>
          </table:table-cell>
          <table:table-cell table:formula="of:=+[.J77]-[.J85]" office:value-type="float" office:value="0" calcext:value-type="float">
            <text:p>0</text:p>
          </table:table-cell>
          <table:table-cell table:formula="of:=+[.K77]-[.K85]" office:value-type="float" office:value="0" calcext:value-type="float">
            <text:p>0</text:p>
          </table:table-cell>
          <table:table-cell table:formula="of:=+[.L77]-[.L85]" office:value-type="float" office:value="0" calcext:value-type="float">
            <text:p>0</text:p>
          </table:table-cell>
          <table:table-cell table:formula="of:=+[.M77]-[.M85]" office:value-type="float" office:value="0" calcext:value-type="float">
            <text:p>0</text:p>
          </table:table-cell>
          <table:table-cell table:number-columns-repeated="1011"/>
        </table:table-row>
        <table:table-row table:style-name="ro3">
          <table:table-cell/>
          <table:table-cell table:style-name="ce103" table:formula="of:=+[.B86]" office:value-type="string" office:string-value="Asset Category 5" calcext:value-type="string">
            <text:p>Asset Category 5</text:p>
          </table:table-cell>
          <table:table-cell table:style-name="ce117" table:formula="of:=+[.C78]" office:value-type="float" office:value="-0" calcext:value-type="float">
            <text:p>0</text:p>
          </table:table-cell>
          <table:table-cell table:style-name="ce117" table:formula="of:=+[.D78]-[.D86]" office:value-type="float" office:value="0" calcext:value-type="float">
            <text:p>0</text:p>
          </table:table-cell>
          <table:table-cell table:style-name="ce117" table:formula="of:=+[.E78]-[.E86]" office:value-type="float" office:value="0" calcext:value-type="float">
            <text:p>0</text:p>
          </table:table-cell>
          <table:table-cell table:style-name="ce117" table:formula="of:=+[.F78]-[.F86]" office:value-type="float" office:value="0" calcext:value-type="float">
            <text:p>0</text:p>
          </table:table-cell>
          <table:table-cell table:style-name="ce117" table:formula="of:=+[.G78]-[.G86]" office:value-type="float" office:value="0" calcext:value-type="float">
            <text:p>0</text:p>
          </table:table-cell>
          <table:table-cell table:style-name="ce117" table:formula="of:=+[.H78]-[.H86]" office:value-type="float" office:value="0" calcext:value-type="float">
            <text:p>0</text:p>
          </table:table-cell>
          <table:table-cell table:style-name="ce117" table:formula="of:=+[.I78]-[.I86]" office:value-type="float" office:value="0" calcext:value-type="float">
            <text:p>0</text:p>
          </table:table-cell>
          <table:table-cell table:style-name="ce117" table:formula="of:=+[.J78]-[.J86]" office:value-type="float" office:value="0" calcext:value-type="float">
            <text:p>0</text:p>
          </table:table-cell>
          <table:table-cell table:style-name="ce117" table:formula="of:=+[.K78]-[.K86]" office:value-type="float" office:value="0" calcext:value-type="float">
            <text:p>0</text:p>
          </table:table-cell>
          <table:table-cell table:style-name="ce117" table:formula="of:=+[.L78]-[.L86]" office:value-type="float" office:value="0" calcext:value-type="float">
            <text:p>0</text:p>
          </table:table-cell>
          <table:table-cell table:style-name="ce117" table:formula="of:=+[.M78]-[.M86]" office:value-type="float" office:value="0" calcext:value-type="float">
            <text:p>0</text:p>
          </table:table-cell>
          <table:table-cell table:style-name="ce96"/>
          <table:table-cell table:number-columns-repeated="1010"/>
        </table:table-row>
        <table:table-row table:style-name="ro3">
          <table:table-cell/>
          <table:table-cell table:style-name="ce103" office:value-type="string" calcext:value-type="string">
            <text:p>Total Outlay</text:p>
          </table:table-cell>
          <table:table-cell table:formula="of:=SUM([.C90:.C94])" office:value-type="float" office:value="1659619" calcext:value-type="float">
            <text:p>1 659 619</text:p>
          </table:table-cell>
          <table:table-cell table:formula="of:=SUM([.D90:.D94])" office:value-type="float" office:value="1327695.2" calcext:value-type="float">
            <text:p>1 327 695</text:p>
          </table:table-cell>
          <table:table-cell table:formula="of:=SUM([.E90:.E94])" office:value-type="float" office:value="995771.4" calcext:value-type="float">
            <text:p>995 771</text:p>
          </table:table-cell>
          <table:table-cell table:formula="of:=SUM([.F90:.F94])" office:value-type="float" office:value="663847.6" calcext:value-type="float">
            <text:p>663 848</text:p>
          </table:table-cell>
          <table:table-cell table:formula="of:=SUM([.G90:.G94])" office:value-type="float" office:value="331923.8" calcext:value-type="float">
            <text:p>331 924</text:p>
          </table:table-cell>
          <table:table-cell table:formula="of:=SUM([.H90:.H94])" office:value-type="float" office:value="0" calcext:value-type="float">
            <text:p>0</text:p>
          </table:table-cell>
          <table:table-cell table:formula="of:=SUM([.I90:.I94])" office:value-type="float" office:value="0" calcext:value-type="float">
            <text:p>0</text:p>
          </table:table-cell>
          <table:table-cell table:formula="of:=SUM([.J90:.J94])" office:value-type="float" office:value="0" calcext:value-type="float">
            <text:p>0</text:p>
          </table:table-cell>
          <table:table-cell table:formula="of:=SUM([.K90:.K94])" office:value-type="float" office:value="0" calcext:value-type="float">
            <text:p>0</text:p>
          </table:table-cell>
          <table:table-cell table:formula="of:=SUM([.L90:.L94])" office:value-type="float" office:value="0" calcext:value-type="float">
            <text:p>0</text:p>
          </table:table-cell>
          <table:table-cell table:formula="of:=SUM([.M90:.M94])" office:value-type="float" office:value="0" calcext:value-type="float">
            <text:p>0</text:p>
          </table:table-cell>
          <table:table-cell table:number-columns-repeated="1011"/>
        </table:table-row>
        <table:table-row table:style-name="ro3">
          <table:table-cell table:number-columns-repeated="1024"/>
        </table:table-row>
        <table:table-row table:style-name="ro3">
          <table:table-cell/>
          <table:table-cell table:style-name="ce104" office:value-type="string" calcext:value-type="string">
            <text:p>Interest on Avg Balance</text:p>
          </table:table-cell>
          <table:table-cell/>
          <table:table-cell table:formula="of:=+([.C95]+[.D95])/2*[.$C98]" office:value-type="float" office:value="126960.8535" calcext:value-type="float">
            <text:p>126 961</text:p>
          </table:table-cell>
          <table:table-cell table:formula="of:=+([.D95]+[.E95])/2*[.$C98]" office:value-type="float" office:value="98747.3305" calcext:value-type="float">
            <text:p>98 747</text:p>
          </table:table-cell>
          <table:table-cell table:formula="of:=+([.E95]+[.F95])/2*[.$C98]" office:value-type="float" office:value="70533.8075" calcext:value-type="float">
            <text:p>70 534</text:p>
          </table:table-cell>
          <table:table-cell table:formula="of:=+([.F95]+[.G95])/2*[.$C98]" office:value-type="float" office:value="42320.2845" calcext:value-type="float">
            <text:p>42 320</text:p>
          </table:table-cell>
          <table:table-cell table:formula="of:=+([.G95]+[.H95])/2*[.$C98]" office:value-type="float" office:value="14106.7615" calcext:value-type="float">
            <text:p>14 107</text:p>
          </table:table-cell>
          <table:table-cell table:formula="of:=+([.H95]+[.I95])/2*[.$C98]" office:value-type="float" office:value="0" calcext:value-type="float">
            <text:p>0</text:p>
          </table:table-cell>
          <table:table-cell table:formula="of:=+([.I95]+[.J95])/2*[.$C98]" office:value-type="float" office:value="0" calcext:value-type="float">
            <text:p>0</text:p>
          </table:table-cell>
          <table:table-cell table:formula="of:=+([.J95]+[.K95])/2*[.$C98]" office:value-type="float" office:value="0" calcext:value-type="float">
            <text:p>0</text:p>
          </table:table-cell>
          <table:table-cell table:formula="of:=+([.K95]+[.L95])/2*[.$C98]" office:value-type="float" office:value="0" calcext:value-type="float">
            <text:p>0</text:p>
          </table:table-cell>
          <table:table-cell table:formula="of:=+([.L95]+[.M95])/2*[.$C98]" office:value-type="float" office:value="0" calcext:value-type="float">
            <text:p>0</text:p>
          </table:table-cell>
          <table:table-cell/>
          <table:table-cell table:formula="of:=SUM([.D97:.N97])" office:value-type="float" office:value="352669.0375" calcext:value-type="float">
            <text:p>352 669</text:p>
          </table:table-cell>
          <table:table-cell table:number-columns-repeated="1009"/>
        </table:table-row>
        <table:table-row table:style-name="ro3">
          <table:table-cell/>
          <table:table-cell table:style-name="ce103" office:value-type="string" calcext:value-type="string">
            <office:annotation draw:style-name="gr24" draw:text-style-name="P3" svg:width="3.107cm" svg:height="1.218cm" svg:x="6.574cm" svg:y="43.709cm" draw:caption-point-x="-0.277cm" draw:caption-point-y="0.539cm">
              <dc:date>2015-06-15T00:00:00</dc:date>
              <text:p text:style-name="P3"><text:span text:style-name="T1">Fortera:</text:span></text:p>
              <text:p text:style-name="P3"><text:span text:style-name="T2">From Inputs Sensitivity Tab, row 8</text:span></text:p>
            </office:annotation>
            <text:p>Interest Rate</text:p>
          </table:table-cell>
          <table:table-cell table:style-name="ce126" table:formula="of:=[$'Input Tornado'.D11]" office:value-type="percentage" office:value="0.085" calcext:value-type="percentage">
            <text:p>8,5%</text:p>
          </table:table-cell>
          <table:table-cell/>
          <table:table-cell table:style-name="ce96" table:number-columns-repeated="10"/>
          <table:table-cell table:number-columns-repeated="1010"/>
        </table:table-row>
        <table:table-row table:style-name="ro42" table:number-rows-repeated="2">
          <table:table-cell table:style-name="ce71" table:number-columns-repeated="1024"/>
        </table:table-row>
        <table:table-row table:style-name="ro42">
          <table:table-cell table:style-name="ce97" table:number-columns-repeated="1024"/>
        </table:table-row>
        <table:table-row table:style-name="ro3">
          <table:table-cell table:style-name="ce96" table:number-columns-repeated="5"/>
          <table:table-cell table:style-name="ce97" table:number-columns-repeated="9"/>
          <table:table-cell table:style-name="ce96" table:number-columns-repeated="1010"/>
        </table:table-row>
        <table:table-row table:style-name="ro3" table:number-rows-repeated="3">
          <table:table-cell table:style-name="ce96" table:number-columns-repeated="1024"/>
        </table:table-row>
        <table:table-row table:style-name="ro47">
          <table:table-cell table:style-name="ce96" table:number-columns-repeated="1024"/>
        </table:table-row>
        <table:table-row table:style-name="ro3">
          <table:table-cell table:style-name="ce96"/>
          <table:table-cell table:style-name="ce111"/>
          <table:table-cell table:style-name="ce96" table:number-columns-repeated="1022"/>
        </table:table-row>
        <table:table-row table:style-name="ro3" table:number-rows-repeated="99">
          <table:table-cell table:style-name="ce96" table:number-columns-repeated="1024"/>
        </table:table-row>
        <table:table-row table:style-name="ro3" table:number-rows-repeated="1048369">
          <table:table-cell table:number-columns-repeated="1024"/>
        </table:table-row>
        <table:table-row table:style-name="ro3">
          <table:table-cell table:number-columns-repeated="1024"/>
        </table:table-row>
        <table:named-expressions>
          <table:named-range table:name="Excel_BuiltIn_Print_Area" table:base-cell-address="$TOC.$A$1" table:cell-range-address="$'CF &amp; ROI Analysis'.$A$1:.$O$99" table:range-usable-as="print-range"/>
          <table:named-range table:name="page1" table:base-cell-address="$TOC.$A$1" table:cell-range-address="$'CF &amp; ROI Analysis'.$B$2:.$O$64"/>
        </table:named-expressions>
      </table:table>
      <table:table table:name="CostBenefit Summary" table:style-name="ta6" table:print-ranges="'CostBenefit Summary'.B1:'CostBenefit Summary'.N23">
        <table:table-column table:style-name="co11" table:default-cell-style-name="ce151"/>
        <table:table-column table:style-name="co29" table:default-cell-style-name="ce151"/>
        <table:table-column table:style-name="co30" table:default-cell-style-name="ce151"/>
        <table:table-column table:style-name="co31" table:default-cell-style-name="ce151"/>
        <table:table-column table:style-name="co32" table:default-cell-style-name="ce151"/>
        <table:table-column table:style-name="co33" table:default-cell-style-name="ce151"/>
        <table:table-column table:style-name="co34" table:default-cell-style-name="ce151"/>
        <table:table-column table:style-name="co35" table:default-cell-style-name="ce151"/>
        <table:table-column table:style-name="co36" table:default-cell-style-name="ce151"/>
        <table:table-column table:style-name="co37" table:number-columns-repeated="2" table:default-cell-style-name="ce151"/>
        <table:table-column table:style-name="co35" table:default-cell-style-name="ce151"/>
        <table:table-column table:style-name="co38" table:default-cell-style-name="ce151"/>
        <table:table-column table:style-name="co39" table:number-columns-repeated="244" table:default-cell-style-name="ce151"/>
        <table:table-column table:style-name="co39" table:number-columns-repeated="767" table:default-cell-style-name="Default"/>
        <table:table-row table:style-name="ro48">
          <table:table-cell table:style-name="ce5" office:value-type="string" calcext:value-type="string">
            <text:p>Business Case Spreadsheet (Template)</text:p>
          </table:table-cell>
          <table:table-cell/>
          <table:table-cell table:style-name="ce158" table:number-columns-repeated="5"/>
          <table:table-cell table:number-columns-repeated="1017"/>
        </table:table-row>
        <table:table-row table:style-name="ro30">
          <table:table-cell/>
          <table:table-cell table:style-name="ce55" office:value-type="string" calcext:value-type="string">
            <text:p>Cost &amp; Benefit Summary</text:p>
          </table:table-cell>
          <table:table-cell table:style-name="ce159" table:number-columns-repeated="5"/>
          <table:table-cell table:style-name="ce175" office:value-type="string" calcext:value-type="string">
            <text:p>Generic IT Project</text:p>
          </table:table-cell>
          <table:table-cell table:number-columns-repeated="1016"/>
        </table:table-row>
        <table:table-row table:style-name="ro31">
          <table:table-cell table:number-columns-repeated="2"/>
          <table:table-cell office:value-type="string" calcext:value-type="string">
            <text:p>Level of Estimation*</text:p>
          </table:table-cell>
          <table:table-cell table:number-columns-repeated="1021"/>
        </table:table-row>
        <table:table-row table:style-name="ro49">
          <table:table-cell table:number-columns-repeated="3"/>
          <table:table-cell table:style-name="ce164" office:value-type="string" calcext:value-type="string">
            <text:p>All rows must have an "x" in only one of the three columns below.</text:p>
          </table:table-cell>
          <table:table-cell/>
          <table:table-cell table:style-name="ce160"/>
          <table:table-cell>
            <office:annotation draw:style-name="gr25" draw:text-style-name="P3" svg:width="6.066cm" svg:height="1.957cm" svg:x="16.518cm" svg:y="1.8cm" draw:caption-point-x="-0.375cm" draw:caption-point-y="0.273cm">
              <dc:date>2015-06-15T00:00:00</dc:date>
              <text:p text:style-name="P3"><text:span text:style-name="T3">Fortera:</text:span></text:p>
              <text:p text:style-name="P3"><text:span text:style-name="T2">If more than one "x" is placed in a row, the logic in the table will default to the highest number column and, thus, is designed to provide the more accurate of the two estimations.</text:span></text:p>
            </office:annotation>
          </table:table-cell>
          <table:table-cell table:style-name="ce176"/>
          <table:table-cell table:style-name="ce183"/>
          <table:table-cell table:number-columns-repeated="1015"/>
        </table:table-row>
        <table:table-row table:style-name="ro43">
          <table:table-cell table:number-columns-repeated="2"/>
          <table:table-cell table:style-name="ce160" office:value-type="float" office:value="1" calcext:value-type="float">
            <text:p>1</text:p>
          </table:table-cell>
          <table:table-cell table:style-name="ce160" office:value-type="float" office:value="2" calcext:value-type="float">
            <text:p>2</text:p>
          </table:table-cell>
          <table:table-cell table:style-name="ce160" office:value-type="float" office:value="3" calcext:value-type="float">
            <text:p>3</text:p>
          </table:table-cell>
          <table:table-cell table:style-name="ce160"/>
          <table:table-cell table:style-name="ce169" office:value-type="string" calcext:value-type="string">
            <text:p>Year 0</text:p>
          </table:table-cell>
          <table:table-cell table:style-name="ce177" office:value-type="string" calcext:value-type="string">
            <text:p>Year 1</text:p>
          </table:table-cell>
          <table:table-cell table:style-name="ce177" office:value-type="string" calcext:value-type="string">
            <text:p>Year 2</text:p>
          </table:table-cell>
          <table:table-cell table:style-name="ce177" office:value-type="string" calcext:value-type="string">
            <text:p>Year 3</text:p>
          </table:table-cell>
          <table:table-cell table:style-name="ce177" office:value-type="string" calcext:value-type="string">
            <text:p>Year 4</text:p>
          </table:table-cell>
          <table:table-cell table:style-name="ce177" office:value-type="string" calcext:value-type="string">
            <text:p>Year 5</text:p>
          </table:table-cell>
          <table:table-cell table:style-name="ce184" office:value-type="string" calcext:value-type="string">
            <text:p>Avg.</text:p>
          </table:table-cell>
          <table:table-cell table:number-columns-repeated="1011"/>
        </table:table-row>
        <table:table-row table:style-name="ro48">
          <table:table-cell/>
          <table:table-cell table:style-name="ce152" office:value-type="string" calcext:value-type="string">
            <text:p><text:s/>- BENEFITS -</text:p>
          </table:table-cell>
          <table:table-cell table:style-name="ce161" table:number-columns-repeated="3"/>
          <table:table-cell table:style-name="ce165"/>
          <table:table-cell table:style-name="ce170"/>
          <table:table-cell table:style-name="ce178" table:number-columns-repeated="5"/>
          <table:table-cell table:style-name="ce185"/>
          <table:table-cell table:number-columns-repeated="1011"/>
        </table:table-row>
        <table:table-row table:style-name="ro31">
          <table:table-cell/>
          <table:table-cell table:style-name="ce153" office:value-type="string" calcext:value-type="string">
            <office:annotation draw:style-name="gr26" draw:text-style-name="P3" svg:width="3.084cm" svg:height="1.269cm" svg:x="10.259cm" svg:y="3.625cm" draw:caption-point-x="-0.884cm" draw:caption-point-y="0.353cm">
              <dc:date>2015-06-15T00:00:00</dc:date>
              <text:p text:style-name="P3"><text:span text:style-name="T1">Fortera:</text:span></text:p>
              <text:p text:style-name="P3"><text:span text:style-name="T4">Incremental Revenue from Revenue tab.</text:span></text:p>
            </office:annotation>
            <text:p>Incremental Revenue</text:p>
          </table:table-cell>
          <table:table-cell table:style-name="ce162"/>
          <table:table-cell table:style-name="ce162" office:value-type="string" calcext:value-type="string">
            <text:p>x</text:p>
          </table:table-cell>
          <table:table-cell table:style-name="ce162"/>
          <table:table-cell table:style-name="ce166"/>
          <table:table-cell table:style-name="ce171" table:formula="of:=IF(LEN(TRIM([.$E7]))&gt;0;[$Revenue.D73];IF(LEN(TRIM([.$D7]))&gt;0;[$Revenue.D63];IF(LEN(TRIM([.$C7]))&gt;0;[$Revenue.D10];&quot;Not Avail&quot;)))" office:value-type="float" office:value="0" calcext:value-type="float">
            <text:p><text:s/>$- <text:s text:c="2"/></text:p>
          </table:table-cell>
          <table:table-cell table:style-name="ce179" table:formula="of:=IF(LEN(TRIM([.$E7]))&gt;0;[$Revenue.E73];IF(LEN(TRIM([.$D7]))&gt;0;[$Revenue.E63];IF(LEN(TRIM([.$C7]))&gt;0;[$Revenue.E10];&quot;Not Avail&quot;)))" office:value-type="float" office:value="1908800.5" calcext:value-type="float">
            <text:p><text:s/>$1 908 801 </text:p>
          </table:table-cell>
          <table:table-cell table:style-name="ce179" table:formula="of:=IF(LEN(TRIM([.$E7]))&gt;0;[$Revenue.F73];IF(LEN(TRIM([.$D7]))&gt;0;[$Revenue.F63];IF(LEN(TRIM([.$C7]))&gt;0;[$Revenue.F10];&quot;Not Avail&quot;)))" office:value-type="float" office:value="1344640" calcext:value-type="float">
            <text:p><text:s/>$1 344 640 </text:p>
          </table:table-cell>
          <table:table-cell table:style-name="ce179" table:formula="of:=IF(LEN(TRIM([.$E7]))&gt;0;[$Revenue.G73];IF(LEN(TRIM([.$D7]))&gt;0;[$Revenue.G63];IF(LEN(TRIM([.$C7]))&gt;0;[$Revenue.G10];&quot;Not Avail&quot;)))" office:value-type="float" office:value="1031907.25" calcext:value-type="float">
            <text:p><text:s/>$1 031 907 </text:p>
          </table:table-cell>
          <table:table-cell table:style-name="ce179" table:formula="of:=IF(LEN(TRIM([.$E7]))&gt;0;[$Revenue.H73];IF(LEN(TRIM([.$D7]))&gt;0;[$Revenue.H63];IF(LEN(TRIM([.$C7]))&gt;0;[$Revenue.H10];&quot;Not Avail&quot;)))" office:value-type="float" office:value="879659.171875" calcext:value-type="float">
            <text:p><text:s/>$879 659 </text:p>
          </table:table-cell>
          <table:table-cell table:style-name="ce179" table:formula="of:=IF(LEN(TRIM([.$E7]))&gt;0;[$Revenue.I73];IF(LEN(TRIM([.$D7]))&gt;0;[$Revenue.I63];IF(LEN(TRIM([.$C7]))&gt;0;[$Revenue.I10];&quot;Not Avail&quot;)))" office:value-type="float" office:value="818286.631223682" calcext:value-type="float">
            <text:p><text:s/>$818 287 </text:p>
          </table:table-cell>
          <table:table-cell table:style-name="ce186"/>
          <table:table-cell table:number-columns-repeated="1011"/>
        </table:table-row>
        <table:table-row table:style-name="ro31">
          <table:table-cell/>
          <table:table-cell table:style-name="ce153" office:value-type="string" calcext:value-type="string">
            <office:annotation draw:style-name="gr27" draw:text-style-name="P3" svg:width="3.084cm" svg:height="1.35cm" svg:x="10.259cm" svg:y="4.18cm" draw:caption-point-x="-0.884cm" draw:caption-point-y="0.38cm">
              <dc:date>2015-06-15T00:00:00</dc:date>
              <text:p text:style-name="P3"><text:span text:style-name="T3">Fortera:</text:span></text:p>
              <text:p text:style-name="P3"><text:span text:style-name="T2">Incremental Cost Savings from Savings tab.</text:span></text:p>
            </office:annotation>
            <text:p>Incremental Cost Savings</text:p>
          </table:table-cell>
          <table:table-cell table:style-name="ce162"/>
          <table:table-cell table:style-name="ce162" office:value-type="string" calcext:value-type="string">
            <text:p>x</text:p>
          </table:table-cell>
          <table:table-cell table:style-name="ce162"/>
          <table:table-cell table:style-name="ce166"/>
          <table:table-cell table:style-name="ce171" table:formula="of:=IF(LEN(TRIM([.$E8]))&gt;0;[$Savings.D156];IF(LEN(TRIM([.$D8]))&gt;0;[$Savings.D139];IF(LEN(TRIM([.$C8]))&gt;0;[$Savings.D10];&quot;Not Avail&quot;)))" office:value-type="float" office:value="0" calcext:value-type="float">
            <text:p><text:s/>$- <text:s text:c="2"/></text:p>
          </table:table-cell>
          <table:table-cell table:style-name="ce179" table:formula="of:=IF(LEN(TRIM([.$E8]))&gt;0;[$Savings.E156];IF(LEN(TRIM([.$D8]))&gt;0;[$Savings.E139];IF(LEN(TRIM([.$C8]))&gt;0;[$Savings.E10];&quot;Not Avail&quot;)))" office:value-type="float" office:value="1918201" calcext:value-type="float">
            <text:p><text:s/>$1 918 201 </text:p>
          </table:table-cell>
          <table:table-cell table:style-name="ce179" table:formula="of:=IF(LEN(TRIM([.$E8]))&gt;0;[$Savings.F156];IF(LEN(TRIM([.$D8]))&gt;0;[$Savings.F139];IF(LEN(TRIM([.$C8]))&gt;0;[$Savings.F10];&quot;Not Avail&quot;)))" office:value-type="float" office:value="1966156.025" calcext:value-type="float">
            <text:p><text:s/>$1 966 156 </text:p>
          </table:table-cell>
          <table:table-cell table:style-name="ce179" table:formula="of:=IF(LEN(TRIM([.$E8]))&gt;0;[$Savings.G156];IF(LEN(TRIM([.$D8]))&gt;0;[$Savings.G139];IF(LEN(TRIM([.$C8]))&gt;0;[$Savings.G10];&quot;Not Avail&quot;)))" office:value-type="float" office:value="2015309.925625" calcext:value-type="float">
            <text:p><text:s/>$2 015 310 </text:p>
          </table:table-cell>
          <table:table-cell table:style-name="ce179" table:formula="of:=IF(LEN(TRIM([.$E8]))&gt;0;[$Savings.H156];IF(LEN(TRIM([.$D8]))&gt;0;[$Savings.H139];IF(LEN(TRIM([.$C8]))&gt;0;[$Savings.H10];&quot;Not Avail&quot;)))" office:value-type="float" office:value="2008024.70501562" calcext:value-type="float">
            <text:p><text:s/>$2 008 025 </text:p>
          </table:table-cell>
          <table:table-cell table:style-name="ce179" table:formula="of:=IF(LEN(TRIM([.$E8]))&gt;0;[$Savings.I156];IF(LEN(TRIM([.$D8]))&gt;0;[$Savings.I139];IF(LEN(TRIM([.$C8]))&gt;0;[$Savings.I10];&quot;Not Avail&quot;)))" office:value-type="float" office:value="2039475.32264102" calcext:value-type="float">
            <text:p><text:s/>$2 039 475 </text:p>
          </table:table-cell>
          <table:table-cell table:style-name="ce186"/>
          <table:table-cell table:number-columns-repeated="1011"/>
        </table:table-row>
        <table:table-row table:style-name="ro1">
          <table:table-cell/>
          <table:table-cell table:style-name="ce152" office:value-type="string" calcext:value-type="string">
            <text:p><text:s/>- COSTS -</text:p>
          </table:table-cell>
          <table:table-cell table:style-name="ce161" table:number-columns-repeated="3"/>
          <table:table-cell table:style-name="ce165"/>
          <table:table-cell table:style-name="ce171"/>
          <table:table-cell table:style-name="ce180"/>
          <table:table-cell table:style-name="ce179" table:number-columns-repeated="3"/>
          <table:table-cell table:style-name="ce180"/>
          <table:table-cell table:style-name="ce186"/>
          <table:table-cell table:number-columns-repeated="1011"/>
        </table:table-row>
        <table:table-row table:style-name="ro31">
          <table:table-cell/>
          <table:table-cell table:style-name="ce154" office:value-type="string" calcext:value-type="string">
            <office:annotation draw:style-name="gr28" draw:text-style-name="P3" svg:width="3.084cm" svg:height="1.773cm" svg:x="10.259cm" svg:y="5.371cm" draw:caption-point-x="-0.884cm" draw:caption-point-y="0.406cm">
              <dc:date>2015-06-15T00:00:00</dc:date>
              <text:p text:style-name="P3"><text:span text:style-name="T1">Fortera:</text:span></text:p>
              <text:p text:style-name="P3"><text:span text:style-name="T4">Incremental Commissions &amp; Cost of Sales from New Ongoing Costs tab.</text:span></text:p>
            </office:annotation>
            <text:p>Incremental Commissions &amp; Cost of Sales</text:p>
          </table:table-cell>
          <table:table-cell table:style-name="ce162" office:value-type="string" calcext:value-type="string">
            <text:p>x</text:p>
          </table:table-cell>
          <table:table-cell table:style-name="ce162" table:number-columns-repeated="2"/>
          <table:table-cell table:style-name="ce167"/>
          <table:table-cell table:style-name="ce171" table:formula="of:=(IF(LEN(TRIM([.$E10]))&gt;0;[$'Incrtl Ongoing Costs'.C151];IF(LEN(TRIM([.$D10]))&gt;0;[$'Incrtl Ongoing Costs'.C43];IF(LEN(TRIM([.$C10]))&gt;0;[$'Incrtl Ongoing Costs'.C9];&quot;Not Avail&quot;)))*[.G7])" office:value-type="float" office:value="0" calcext:value-type="float">
            <text:p><text:s/>$- <text:s text:c="2"/></text:p>
          </table:table-cell>
          <table:table-cell table:style-name="ce179" table:formula="of:=(IF(LEN(TRIM([.$E10]))&gt;0;[$'Incrtl Ongoing Costs'.D151];IF(LEN(TRIM([.$D10]))&gt;0;[$'Incrtl Ongoing Costs'.D43];IF(LEN(TRIM([.$C10]))&gt;0;[$'Incrtl Ongoing Costs'.D9];&quot;Not Avail&quot;)))*[.H7])" office:value-type="float" office:value="286320.075" calcext:value-type="float">
            <text:p><text:s/>$286 320 </text:p>
          </table:table-cell>
          <table:table-cell table:style-name="ce179" table:formula="of:=(IF(LEN(TRIM([.$E10]))&gt;0;[$'Incrtl Ongoing Costs'.E151];IF(LEN(TRIM([.$D10]))&gt;0;[$'Incrtl Ongoing Costs'.E43];IF(LEN(TRIM([.$C10]))&gt;0;[$'Incrtl Ongoing Costs'.E9];&quot;Not Avail&quot;)))*[.I7])" office:value-type="float" office:value="201696" calcext:value-type="float">
            <text:p><text:s/>$201 696 </text:p>
          </table:table-cell>
          <table:table-cell table:style-name="ce179" table:formula="of:=(IF(LEN(TRIM([.$E10]))&gt;0;[$'Incrtl Ongoing Costs'.F151];IF(LEN(TRIM([.$D10]))&gt;0;[$'Incrtl Ongoing Costs'.F43];IF(LEN(TRIM([.$C10]))&gt;0;[$'Incrtl Ongoing Costs'.F9];&quot;Not Avail&quot;)))*[.J7])" office:value-type="float" office:value="154786.0875" calcext:value-type="float">
            <text:p><text:s/>$154 786 </text:p>
          </table:table-cell>
          <table:table-cell table:style-name="ce179" table:formula="of:=(IF(LEN(TRIM([.$E10]))&gt;0;[$'Incrtl Ongoing Costs'.G151];IF(LEN(TRIM([.$D10]))&gt;0;[$'Incrtl Ongoing Costs'.G43];IF(LEN(TRIM([.$C10]))&gt;0;[$'Incrtl Ongoing Costs'.G9];&quot;Not Avail&quot;)))*[.K7])" office:value-type="float" office:value="131948.87578125" calcext:value-type="float">
            <text:p><text:s/>$131 949 </text:p>
          </table:table-cell>
          <table:table-cell table:style-name="ce179" table:formula="of:=(IF(LEN(TRIM([.$E10]))&gt;0;[$'Incrtl Ongoing Costs'.H151];IF(LEN(TRIM([.$D10]))&gt;0;[$'Incrtl Ongoing Costs'.H43];IF(LEN(TRIM([.$C10]))&gt;0;[$'Incrtl Ongoing Costs'.H9];&quot;Not Avail&quot;)))*[.L7])" office:value-type="float" office:value="122742.994683552" calcext:value-type="float">
            <text:p><text:s/>$122 743 </text:p>
          </table:table-cell>
          <table:table-cell table:style-name="ce186"/>
          <table:table-cell table:number-columns-repeated="1011"/>
        </table:table-row>
        <table:table-row table:style-name="ro31">
          <table:table-cell/>
          <table:table-cell table:style-name="ce155" office:value-type="string" calcext:value-type="string">
            <office:annotation draw:style-name="gr29" draw:text-style-name="P3" svg:width="3.084cm" svg:height="1.72cm" svg:x="10.259cm" svg:y="5.979cm" draw:caption-point-x="-0.884cm" draw:caption-point-y="0.381cm">
              <dc:date>2015-06-15T00:00:00</dc:date>
              <text:p text:style-name="P3"><text:span text:style-name="T3">Fortera:</text:span></text:p>
              <text:p text:style-name="P3"><text:span text:style-name="T2">Incremental Cost of Operations from New Ongoing Costs tab.</text:span></text:p>
            </office:annotation>
            <text:p>Incremental Cost of Operations</text:p>
          </table:table-cell>
          <table:table-cell table:style-name="ce162" office:value-type="string" calcext:value-type="string">
            <text:p>x</text:p>
          </table:table-cell>
          <table:table-cell table:style-name="ce162" table:number-columns-repeated="2"/>
          <table:table-cell table:style-name="ce167"/>
          <table:table-cell table:style-name="ce171" table:formula="of:=(IF(LEN(TRIM([.$E11]))&gt;0;[$'Incrtl Ongoing Costs'.C160];IF(LEN(TRIM([.$D11]))&gt;0;[$'Incrtl Ongoing Costs'.C52];IF(LEN(TRIM([.$C11]))&gt;0;[$'Incrtl Ongoing Costs'.C20];&quot;Not Avail&quot;)))*[.G7])" office:value-type="float" office:value="0" calcext:value-type="float">
            <text:p><text:s/>$- <text:s text:c="2"/></text:p>
          </table:table-cell>
          <table:table-cell table:style-name="ce179" table:formula="of:=(IF(LEN(TRIM([.$E11]))&gt;0;[$'Incrtl Ongoing Costs'.D160];IF(LEN(TRIM([.$D11]))&gt;0;[$'Incrtl Ongoing Costs'.D52];IF(LEN(TRIM([.$C11]))&gt;0;[$'Incrtl Ongoing Costs'.D20];&quot;Not Avail&quot;)))*[.H7])" office:value-type="float" office:value="763520.2" calcext:value-type="float">
            <text:p><text:s/>$763 520 </text:p>
          </table:table-cell>
          <table:table-cell table:style-name="ce179" table:formula="of:=(IF(LEN(TRIM([.$E11]))&gt;0;[$'Incrtl Ongoing Costs'.E160];IF(LEN(TRIM([.$D11]))&gt;0;[$'Incrtl Ongoing Costs'.E52];IF(LEN(TRIM([.$C11]))&gt;0;[$'Incrtl Ongoing Costs'.E20];&quot;Not Avail&quot;)))*[.I7])" office:value-type="float" office:value="537856" calcext:value-type="float">
            <text:p><text:s/>$537 856 </text:p>
          </table:table-cell>
          <table:table-cell table:style-name="ce179" table:formula="of:=(IF(LEN(TRIM([.$E11]))&gt;0;[$'Incrtl Ongoing Costs'.F160];IF(LEN(TRIM([.$D11]))&gt;0;[$'Incrtl Ongoing Costs'.F52];IF(LEN(TRIM([.$C11]))&gt;0;[$'Incrtl Ongoing Costs'.F20];&quot;Not Avail&quot;)))*[.J7])" office:value-type="float" office:value="412762.9" calcext:value-type="float">
            <text:p><text:s/>$412 763 </text:p>
          </table:table-cell>
          <table:table-cell table:style-name="ce179" table:formula="of:=(IF(LEN(TRIM([.$E11]))&gt;0;[$'Incrtl Ongoing Costs'.G160];IF(LEN(TRIM([.$D11]))&gt;0;[$'Incrtl Ongoing Costs'.G52];IF(LEN(TRIM([.$C11]))&gt;0;[$'Incrtl Ongoing Costs'.G20];&quot;Not Avail&quot;)))*[.K7])" office:value-type="float" office:value="351863.66875" calcext:value-type="float">
            <text:p><text:s/>$351 864 </text:p>
          </table:table-cell>
          <table:table-cell table:style-name="ce179" table:formula="of:=(IF(LEN(TRIM([.$E11]))&gt;0;[$'Incrtl Ongoing Costs'.H160];IF(LEN(TRIM([.$D11]))&gt;0;[$'Incrtl Ongoing Costs'.H52];IF(LEN(TRIM([.$C11]))&gt;0;[$'Incrtl Ongoing Costs'.H20];&quot;Not Avail&quot;)))*[.L7])" office:value-type="float" office:value="327314.652489473" calcext:value-type="float">
            <text:p><text:s/>$327 315 </text:p>
          </table:table-cell>
          <table:table-cell table:style-name="ce186"/>
          <table:table-cell table:number-columns-repeated="1011"/>
        </table:table-row>
        <table:table-row table:style-name="ro31">
          <table:table-cell/>
          <table:table-cell table:style-name="ce155" office:value-type="string" calcext:value-type="string">
            <office:annotation draw:style-name="gr30" draw:text-style-name="P3" svg:width="3.084cm" svg:height="1.958cm" svg:x="10.259cm" svg:y="6.561cm" draw:caption-point-x="-0.884cm" draw:caption-point-y="0.381cm">
              <dc:date>2015-06-15T00:00:00</dc:date>
              <text:p text:style-name="P3"><text:span text:style-name="T3">Fortera:</text:span></text:p>
              <text:p text:style-name="P3"><text:span text:style-name="T2">Incremental Sales, General &amp; Administrative costs from New Ongoing Costs tab.</text:span></text:p>
            </office:annotation>
            <text:p>Incremental SG&amp;A Cost</text:p>
          </table:table-cell>
          <table:table-cell table:style-name="ce162" office:value-type="string" calcext:value-type="string">
            <text:p>x</text:p>
          </table:table-cell>
          <table:table-cell table:style-name="ce162" table:number-columns-repeated="2"/>
          <table:table-cell table:style-name="ce167"/>
          <table:table-cell table:style-name="ce171" table:formula="of:=(IF(LEN(TRIM([.$E12]))&gt;0;[$'Incrtl Ongoing Costs'.C169];IF(LEN(TRIM([.$D12]))&gt;0;[$'Incrtl Ongoing Costs'.C140];IF(LEN(TRIM([.$C12]))&gt;0;[$'Incrtl Ongoing Costs'.C31];&quot;Not Avail&quot;)))*[.G7])" office:value-type="float" office:value="0" calcext:value-type="float">
            <text:p><text:s/>$- <text:s text:c="2"/></text:p>
          </table:table-cell>
          <table:table-cell table:style-name="ce179" table:formula="of:=(IF(LEN(TRIM([.$E12]))&gt;0;[$'Incrtl Ongoing Costs'.D169];IF(LEN(TRIM([.$D12]))&gt;0;[$'Incrtl Ongoing Costs'.D140];IF(LEN(TRIM([.$C12]))&gt;0;[$'Incrtl Ongoing Costs'.D31];&quot;Not Avail&quot;)))*[.H7])" office:value-type="float" office:value="190880.05" calcext:value-type="float">
            <text:p><text:s/>$190 880 </text:p>
          </table:table-cell>
          <table:table-cell table:style-name="ce179" table:formula="of:=(IF(LEN(TRIM([.$E12]))&gt;0;[$'Incrtl Ongoing Costs'.E169];IF(LEN(TRIM([.$D12]))&gt;0;[$'Incrtl Ongoing Costs'.E140];IF(LEN(TRIM([.$C12]))&gt;0;[$'Incrtl Ongoing Costs'.E31];&quot;Not Avail&quot;)))*[.I7])" office:value-type="float" office:value="134464" calcext:value-type="float">
            <text:p><text:s/>$134 464 </text:p>
          </table:table-cell>
          <table:table-cell table:style-name="ce179" table:formula="of:=(IF(LEN(TRIM([.$E12]))&gt;0;[$'Incrtl Ongoing Costs'.F169];IF(LEN(TRIM([.$D12]))&gt;0;[$'Incrtl Ongoing Costs'.F140];IF(LEN(TRIM([.$C12]))&gt;0;[$'Incrtl Ongoing Costs'.F31];&quot;Not Avail&quot;)))*[.J7])" office:value-type="float" office:value="103190.725" calcext:value-type="float">
            <text:p><text:s/>$103 191 </text:p>
          </table:table-cell>
          <table:table-cell table:style-name="ce179" table:formula="of:=(IF(LEN(TRIM([.$E12]))&gt;0;[$'Incrtl Ongoing Costs'.G169];IF(LEN(TRIM([.$D12]))&gt;0;[$'Incrtl Ongoing Costs'.G140];IF(LEN(TRIM([.$C12]))&gt;0;[$'Incrtl Ongoing Costs'.G31];&quot;Not Avail&quot;)))*[.K7])" office:value-type="float" office:value="87965.9171875" calcext:value-type="float">
            <text:p><text:s/>$87 966 </text:p>
          </table:table-cell>
          <table:table-cell table:style-name="ce179" table:formula="of:=(IF(LEN(TRIM([.$E12]))&gt;0;[$'Incrtl Ongoing Costs'.H169];IF(LEN(TRIM([.$D12]))&gt;0;[$'Incrtl Ongoing Costs'.H140];IF(LEN(TRIM([.$C12]))&gt;0;[$'Incrtl Ongoing Costs'.H31];&quot;Not Avail&quot;)))*[.L7])" office:value-type="float" office:value="81828.6631223682" calcext:value-type="float">
            <text:p><text:s/>$81 829 </text:p>
          </table:table-cell>
          <table:table-cell table:style-name="ce186"/>
          <table:table-cell table:number-columns-repeated="1011"/>
        </table:table-row>
        <table:table-row table:style-name="ro22">
          <table:table-cell/>
          <table:table-cell table:style-name="ce154" office:value-type="string" calcext:value-type="string">
            <office:annotation draw:style-name="gr31" draw:text-style-name="P3" svg:width="3.738cm" svg:height="2.382cm" svg:x="10.259cm" svg:y="7.144cm" draw:caption-point-x="-0.884cm" draw:caption-point-y="0.38cm">
              <dc:date>2015-06-15T00:00:00</dc:date>
              <text:p text:style-name="P3"><text:span text:style-name="T1">Fortera:</text:span></text:p>
              <text:p text:style-name="P3"><text:span text:style-name="T4">One-time consulting/ integration fees and associated travel &amp; expenses from Project Expenses tab.</text:span></text:p>
            </office:annotation>
            <text:p>External Project Expenses (Fees &amp; Other Expenses)</text:p>
          </table:table-cell>
          <table:table-cell table:style-name="ce162"/>
          <table:table-cell table:style-name="ce162" office:value-type="string" calcext:value-type="string">
            <text:p>x</text:p>
          </table:table-cell>
          <table:table-cell table:style-name="ce162"/>
          <table:table-cell table:style-name="ce168"/>
          <table:table-cell table:style-name="ce171" table:formula="of:=IF(LEN(TRIM([.$E13]))&gt;0;[$'Project Expenses'.E50];IF(LEN(TRIM([.$D13]))&gt;0;[$'Project Expenses'.E15];IF(LEN(TRIM([.$C13]))&gt;0;[$'Project Expenses'.E7];&quot;Not Avail&quot;)))" office:value-type="float" office:value="621575" calcext:value-type="float">
            <text:p><text:s/>$621 575 </text:p>
          </table:table-cell>
          <table:table-cell table:style-name="ce179" table:formula="of:=IF(LEN(TRIM([.$E13]))&gt;0;[$'Project Expenses'.F50];IF(LEN(TRIM([.$D13]))&gt;0;[$'Project Expenses'.F15];IF(LEN(TRIM([.$C13]))&gt;0;[$'Project Expenses'.F7];&quot;Not Avail&quot;)))" office:value-type="float" office:value="0" calcext:value-type="float">
            <text:p><text:s/>$- <text:s text:c="2"/></text:p>
          </table:table-cell>
          <table:table-cell table:style-name="ce179" table:formula="of:=IF(LEN(TRIM([.$E13]))&gt;0;[$'Project Expenses'.G50];IF(LEN(TRIM([.$D13]))&gt;0;[$'Project Expenses'.G15];IF(LEN(TRIM([.$C13]))&gt;0;[$'Project Expenses'.G7];&quot;Not Avail&quot;)))" office:value-type="float" office:value="0" calcext:value-type="float">
            <text:p><text:s/>$- <text:s text:c="2"/></text:p>
          </table:table-cell>
          <table:table-cell table:style-name="ce179" table:formula="of:=IF(LEN(TRIM([.$E13]))&gt;0;[$'Project Expenses'.H50];IF(LEN(TRIM([.$D13]))&gt;0;[$'Project Expenses'.H15];IF(LEN(TRIM([.$C13]))&gt;0;[$'Project Expenses'.H7];&quot;Not Avail&quot;)))" office:value-type="float" office:value="0" calcext:value-type="float">
            <text:p><text:s/>$- <text:s text:c="2"/></text:p>
          </table:table-cell>
          <table:table-cell table:style-name="ce179" table:formula="of:=IF(LEN(TRIM([.$E13]))&gt;0;[$'Project Expenses'.I50];IF(LEN(TRIM([.$D13]))&gt;0;[$'Project Expenses'.I15];IF(LEN(TRIM([.$C13]))&gt;0;[$'Project Expenses'.I7];&quot;Not Avail&quot;)))" office:value-type="float" office:value="0" calcext:value-type="float">
            <text:p><text:s/>$- <text:s text:c="2"/></text:p>
          </table:table-cell>
          <table:table-cell table:style-name="ce179" table:formula="of:=IF(LEN(TRIM([.$E13]))&gt;0;[$'Project Expenses'.J50];IF(LEN(TRIM([.$D13]))&gt;0;[$'Project Expenses'.J15];IF(LEN(TRIM([.$C13]))&gt;0;[$'Project Expenses'.J7];&quot;Not Avail&quot;)))" office:value-type="float" office:value="0" calcext:value-type="float">
            <text:p><text:s/>$- <text:s text:c="2"/></text:p>
          </table:table-cell>
          <table:table-cell table:style-name="ce186"/>
          <table:table-cell table:number-columns-repeated="1011"/>
        </table:table-row>
        <table:table-row table:style-name="ro26">
          <table:table-cell/>
          <table:table-cell table:style-name="ce154" office:value-type="string" calcext:value-type="string">
            <office:annotation draw:style-name="gr32" draw:text-style-name="P3" svg:width="3.738cm" svg:height="1.984cm" svg:x="10.259cm" svg:y="7.859cm" draw:caption-point-x="-0.884cm" draw:caption-point-y="0.406cm">
              <dc:date>2015-06-15T00:00:00</dc:date>
              <text:p text:style-name="P3"><text:span text:style-name="T3">Fortera:</text:span></text:p>
              <text:p text:style-name="P3"><text:span text:style-name="T2">One-time, internal personnel costs for project time and associated travel and expenses from Project Expenses tab.</text:span></text:p>
            </office:annotation>
            <text:p>Internal Project Expenses (Personnel &amp; Other Expenses)</text:p>
          </table:table-cell>
          <table:table-cell table:style-name="ce162"/>
          <table:table-cell table:style-name="ce162" office:value-type="string" calcext:value-type="string">
            <text:p>x</text:p>
          </table:table-cell>
          <table:table-cell table:style-name="ce162"/>
          <table:table-cell table:style-name="ce168"/>
          <table:table-cell table:style-name="ce171" table:formula="of:=IF(LEN(TRIM([.$E14]))&gt;0;[$'Project Expenses'.P50];IF(LEN(TRIM([.$D14]))&gt;0;[$'Project Expenses'.P15];IF(LEN(TRIM([.$C14]))&gt;0;[$'Project Expenses'.P7];&quot;Not Avail&quot;)))" office:value-type="float" office:value="582981" calcext:value-type="float">
            <text:p><text:s/>$582 981 </text:p>
          </table:table-cell>
          <table:table-cell table:style-name="ce179" table:formula="of:=IF(LEN(TRIM([.$E14]))&gt;0;[$'Project Expenses'.Q50];IF(LEN(TRIM([.$D14]))&gt;0;[$'Project Expenses'.Q15];IF(LEN(TRIM([.$C14]))&gt;0;[$'Project Expenses'.Q7];&quot;Not Avail&quot;)))" office:value-type="float" office:value="0" calcext:value-type="float">
            <text:p><text:s/>$- <text:s text:c="2"/></text:p>
          </table:table-cell>
          <table:table-cell table:style-name="ce179" table:formula="of:=IF(LEN(TRIM([.$E14]))&gt;0;[$'Project Expenses'.R50];IF(LEN(TRIM([.$D14]))&gt;0;[$'Project Expenses'.R15];IF(LEN(TRIM([.$C14]))&gt;0;[$'Project Expenses'.R7];&quot;Not Avail&quot;)))" office:value-type="float" office:value="0" calcext:value-type="float">
            <text:p><text:s/>$- <text:s text:c="2"/></text:p>
          </table:table-cell>
          <table:table-cell table:style-name="ce179" table:formula="of:=IF(LEN(TRIM([.$E14]))&gt;0;[$'Project Expenses'.S50];IF(LEN(TRIM([.$D14]))&gt;0;[$'Project Expenses'.S15];IF(LEN(TRIM([.$C14]))&gt;0;[$'Project Expenses'.S7];&quot;Not Avail&quot;)))" office:value-type="float" office:value="0" calcext:value-type="float">
            <text:p><text:s/>$- <text:s text:c="2"/></text:p>
          </table:table-cell>
          <table:table-cell table:style-name="ce179" table:formula="of:=IF(LEN(TRIM([.$E14]))&gt;0;[$'Project Expenses'.T50];IF(LEN(TRIM([.$D14]))&gt;0;[$'Project Expenses'.T15];IF(LEN(TRIM([.$C14]))&gt;0;[$'Project Expenses'.T7];&quot;Not Avail&quot;)))" office:value-type="float" office:value="0" calcext:value-type="float">
            <text:p><text:s/>$- <text:s text:c="2"/></text:p>
          </table:table-cell>
          <table:table-cell table:style-name="ce179" table:formula="of:=IF(LEN(TRIM([.$E14]))&gt;0;[$'Project Expenses'.U50];IF(LEN(TRIM([.$D14]))&gt;0;[$'Project Expenses'.U15];IF(LEN(TRIM([.$C14]))&gt;0;[$'Project Expenses'.U7];&quot;Not Avail&quot;)))" office:value-type="float" office:value="0" calcext:value-type="float">
            <text:p><text:s/>$- <text:s text:c="2"/></text:p>
          </table:table-cell>
          <table:table-cell table:style-name="ce186"/>
          <table:table-cell table:number-columns-repeated="1011"/>
        </table:table-row>
        <table:table-row table:style-name="ro49">
          <table:table-cell table:number-columns-repeated="6"/>
          <table:table-cell table:style-name="ce172"/>
          <table:table-cell table:style-name="ce181" table:number-columns-repeated="5"/>
          <table:table-cell table:style-name="ce187"/>
          <table:table-cell table:number-columns-repeated="1011"/>
        </table:table-row>
        <table:table-row table:style-name="ro11">
          <table:table-cell/>
          <table:table-cell table:style-name="ce156" office:value-type="string" calcext:value-type="string">
            <text:p>Gross Benefit</text:p>
          </table:table-cell>
          <table:table-cell table:style-name="ce163" table:number-columns-repeated="4"/>
          <table:table-cell table:style-name="ce173" table:formula="of:=([.G7]+[.G8])-SUM([.G10:.G14])" office:value-type="float" office:value="-1204556" calcext:value-type="float">
            <text:p><text:s/>$(1 204 556)</text:p>
          </table:table-cell>
          <table:table-cell table:style-name="ce173" table:formula="of:=([.H7]+[.H8])-SUM([.H10:.H14])" office:value-type="float" office:value="2586281.175" calcext:value-type="float">
            <text:p><text:s/>$2 586 281 </text:p>
          </table:table-cell>
          <table:table-cell table:style-name="ce173" table:formula="of:=([.I7]+[.I8])-SUM([.I10:.I14])" office:value-type="float" office:value="2436780.025" calcext:value-type="float">
            <text:p><text:s/>$2 436 780 </text:p>
          </table:table-cell>
          <table:table-cell table:style-name="ce173" table:formula="of:=([.J7]+[.J8])-SUM([.J10:.J14])" office:value-type="float" office:value="2376477.463125" calcext:value-type="float">
            <text:p><text:s/>$2 376 477 </text:p>
          </table:table-cell>
          <table:table-cell table:style-name="ce173" table:formula="of:=([.K7]+[.K8])-SUM([.K10:.K14])" office:value-type="float" office:value="2315905.41517187" calcext:value-type="float">
            <text:p><text:s/>$2 315 905 </text:p>
          </table:table-cell>
          <table:table-cell table:style-name="ce173" table:formula="of:=([.L7]+[.L8])-SUM([.L10:.L14])" office:value-type="float" office:value="2325875.6435693" calcext:value-type="float">
            <text:p><text:s/>$2 325 876 </text:p>
          </table:table-cell>
          <table:table-cell table:style-name="ce188" table:formula="of:=SUM([.H16:.L16])/COUNT([.H16:.L16])" office:value-type="float" office:value="2408263.94437324" calcext:value-type="float">
            <text:p><text:s/>$2 408 264 </text:p>
          </table:table-cell>
          <table:table-cell table:number-columns-repeated="1011"/>
        </table:table-row>
        <table:table-row table:style-name="ro50">
          <table:table-cell/>
          <table:table-cell table:style-name="ce157" office:value-type="string" calcext:value-type="string">
            <text:p>Cumulative Gross Benefit</text:p>
          </table:table-cell>
          <table:table-cell table:number-columns-repeated="4"/>
          <table:table-cell table:style-name="ce174" table:formula="of:=[.G16]" office:value-type="float" office:value="-1204556" calcext:value-type="float">
            <text:p><text:s/>$(1 204 556)</text:p>
          </table:table-cell>
          <table:table-cell table:style-name="ce174" table:formula="of:=[.G17]+[.H16]" office:value-type="float" office:value="1381725.175" calcext:value-type="float">
            <text:p><text:s/>$1 381 725 </text:p>
          </table:table-cell>
          <table:table-cell table:style-name="ce174" table:formula="of:=[.H17]+[.I16]" office:value-type="float" office:value="3818505.2" calcext:value-type="float">
            <text:p><text:s/>$3 818 505 </text:p>
          </table:table-cell>
          <table:table-cell table:style-name="ce174" table:formula="of:=[.I17]+[.J16]" office:value-type="float" office:value="6194982.663125" calcext:value-type="float">
            <text:p><text:s/>$6 194 983 </text:p>
          </table:table-cell>
          <table:table-cell table:style-name="ce174" table:formula="of:=[.J17]+[.K16]" office:value-type="float" office:value="8510888.07829687" calcext:value-type="float">
            <text:p><text:s/>$8 510 888 </text:p>
          </table:table-cell>
          <table:table-cell table:style-name="ce174" table:formula="of:=[.K17]+[.L16]" office:value-type="float" office:value="10836763.7218662" calcext:value-type="float">
            <text:p><text:s/>$10 836 764 </text:p>
          </table:table-cell>
          <table:table-cell table:number-columns-repeated="1012"/>
        </table:table-row>
        <table:table-row table:style-name="ro31">
          <table:table-cell table:number-columns-repeated="1024"/>
        </table:table-row>
        <table:table-row table:style-name="ro31">
          <table:table-cell/>
          <table:table-cell office:value-type="string" calcext:value-type="string">
            <text:p>* Level of Estimation Footnotes:</text:p>
          </table:table-cell>
          <table:table-cell table:number-columns-repeated="1022"/>
        </table:table-row>
        <table:table-row table:style-name="ro31">
          <table:table-cell/>
          <table:table-cell office:value-type="string" calcext:value-type="string">
            <text:p>1 - High level ("ballpark") estimates are typically based on preliminary research on similar projects, RFI responses and/or non-binding estimates.</text:p>
          </table:table-cell>
          <table:table-cell table:number-columns-repeated="1022"/>
        </table:table-row>
        <table:table-row table:style-name="ro31">
          <table:table-cell/>
          <table:table-cell office:value-type="string" calcext:value-type="string">
            <text:p>2 - Parametric estimates are typically based on in-depth research, RFP response and/or documented contractual obligation.</text:p>
          </table:table-cell>
          <table:table-cell table:number-columns-repeated="1022"/>
        </table:table-row>
        <table:table-row table:style-name="ro31">
          <table:table-cell/>
          <table:table-cell office:value-type="string" calcext:value-type="string">
            <text:p>3 - Actual costs and benefits as measured post-implementation for validation.</text:p>
          </table:table-cell>
          <table:table-cell table:number-columns-repeated="1022"/>
        </table:table-row>
        <table:table-row table:style-name="ro31" table:number-rows-repeated="4">
          <table:table-cell table:number-columns-repeated="1024"/>
        </table:table-row>
        <table:table-row table:style-name="ro51">
          <table:table-cell table:number-columns-repeated="7"/>
          <table:table-cell table:style-name="ce182"/>
          <table:table-cell table:number-columns-repeated="1016"/>
        </table:table-row>
        <table:table-row table:style-name="ro31" table:number-rows-repeated="1048548">
          <table:table-cell table:number-columns-repeated="1024"/>
        </table:table-row>
        <table:table-row table:style-name="ro31">
          <table:table-cell table:number-columns-repeated="1024"/>
        </table:table-row>
        <table:named-expressions>
          <table:named-range table:name="Excel_BuiltIn_Print_Area" table:base-cell-address="$TOC.$A$1" table:cell-range-address="$'CostBenefit Summary'.$B$1:.$N$23" table:range-usable-as="print-range"/>
        </table:named-expressions>
      </table:table>
      <table:table table:name="Project Capital" table:style-name="ta7" table:print-ranges="'Project Capital'.B1:'Project Capital'.J89">
        <table:table-column table:style-name="co40" table:default-cell-style-name="ce151"/>
        <table:table-column table:style-name="co41" table:default-cell-style-name="ce151"/>
        <table:table-column table:style-name="co42" table:default-cell-style-name="ce151"/>
        <table:table-column table:style-name="co43" table:default-cell-style-name="ce151"/>
        <table:table-column table:style-name="co44" table:default-cell-style-name="ce151"/>
        <table:table-column table:style-name="co38" table:default-cell-style-name="ce151"/>
        <table:table-column table:style-name="co45" table:default-cell-style-name="ce151"/>
        <table:table-column table:style-name="co46" table:default-cell-style-name="ce151"/>
        <table:table-column table:style-name="co47" table:number-columns-repeated="2" table:default-cell-style-name="ce151"/>
        <table:table-column table:style-name="co21" table:default-cell-style-name="ce151"/>
        <table:table-column table:style-name="co39" table:number-columns-repeated="246" table:default-cell-style-name="ce151"/>
        <table:table-column table:style-name="co39" table:number-columns-repeated="767" table:default-cell-style-name="Default"/>
        <table:table-row table:style-name="ro31">
          <table:table-cell table:style-name="ce5" office:value-type="string" calcext:value-type="string">
            <text:p>Business Case Spreadsheet (Template)</text:p>
          </table:table-cell>
          <table:table-cell table:number-columns-repeated="1023"/>
        </table:table-row>
        <table:table-row table:style-name="ro30">
          <table:table-cell/>
          <table:table-cell table:style-name="ce189" office:value-type="string" calcext:value-type="string">
            <text:p>Project Capital Expenditures</text:p>
          </table:table-cell>
          <table:table-cell table:number-columns-repeated="1022"/>
        </table:table-row>
        <table:table-row table:style-name="ro49">
          <table:table-cell table:number-columns-repeated="1024"/>
        </table:table-row>
        <table:table-row table:style-name="ro48">
          <table:table-cell/>
          <table:table-cell table:style-name="ce190" table:formula="of:=[$'Project Expenses'.B4]" office:value-type="string" office:string-value="Level 1 - High Level Estimates" calcext:value-type="string">
            <text:p>Level 1 - High Level Estimates</text:p>
            <draw:custom-shape table:end-cell-address="'Project Capital'.B5" table:end-x="6.675cm" table:end-y="0.027cm" draw:z-index="0" draw:name="Прямоугольник 13" draw:style-name="gr33" draw:text-style-name="P1" svg:width="6.674cm" svg:height="0.688cm" svg:x="0.001cm" svg:y="0.001cm">
              <text:p/>
              <draw:enhanced-geometry svg:viewBox="0 0 21600 21600" draw:type="rectangle" draw:enhanced-path="M 0 0 L 21600 0 21600 21600 0 21600 0 0 Z N"/>
            </draw:custom-shape>
            <draw:custom-shape table:end-cell-address="'Project Capital'.C4" table:end-x="0.003cm" table:end-y="0.662cm" draw:z-index="2" draw:name="Прямоугольник 15" draw:style-name="gr34" draw:text-style-name="P1" svg:width="6.696cm" svg:height="0.661cm" svg:x="0.001cm" svg:y="0.001cm">
              <text:p/>
              <draw:enhanced-geometry svg:viewBox="0 0 21600 21600" draw:type="rectangle" draw:enhanced-path="M 0 0 L 21600 0 21600 21600 0 21600 0 0 Z N"/>
            </draw:custom-shape>
          </table:table-cell>
          <table:table-cell table:style-name="ce201"/>
          <table:table-cell/>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33" office:value-type="string" calcext:value-type="string">
            <text:p>Year 4</text:p>
          </table:table-cell>
          <table:table-cell table:style-name="ce233" office:value-type="string" calcext:value-type="string">
            <text:p>Year 5</text:p>
          </table:table-cell>
          <table:table-cell table:number-columns-repeated="1014"/>
        </table:table-row>
        <table:table-row table:style-name="ro52">
          <table:table-cell/>
          <table:table-cell table:style-name="ce158"/>
          <table:table-cell/>
          <table:table-cell table:style-name="ce210" office:value-type="string" calcext:value-type="string">
            <text:p>Total CapEx</text:p>
          </table:table-cell>
          <table:table-cell table:style-name="ce215" table:formula="of:=SUM([.E6:.E13])" office:value-type="float" office:value="0" calcext:value-type="float">
            <text:p><text:s/>$- <text:s text:c="2"/></text:p>
          </table:table-cell>
          <table:table-cell table:style-name="ce215" table:formula="of:=SUM([.F6:.F13])" office:value-type="float" office:value="0" calcext:value-type="float">
            <text:p><text:s/>$- <text:s text:c="2"/></text:p>
          </table:table-cell>
          <table:table-cell table:style-name="ce215" table:formula="of:=SUM([.G6:.G13])" office:value-type="float" office:value="0" calcext:value-type="float">
            <text:p><text:s/>$- <text:s text:c="2"/></text:p>
          </table:table-cell>
          <table:table-cell table:style-name="ce215" table:formula="of:=SUM([.H6:.H13])" office:value-type="float" office:value="0" calcext:value-type="float">
            <text:p><text:s/>$- <text:s text:c="2"/></text:p>
          </table:table-cell>
          <table:table-cell table:style-name="ce215" table:formula="of:=SUM([.I6:.I13])" office:value-type="float" office:value="0" calcext:value-type="float">
            <text:p><text:s/>$- <text:s text:c="2"/></text:p>
          </table:table-cell>
          <table:table-cell table:style-name="ce215" table:formula="of:=SUM([.J6:.J13])" office:value-type="float" office:value="0" calcext:value-type="float">
            <text:p><text:s/>$- <text:s text:c="2"/></text:p>
          </table:table-cell>
          <table:table-cell table:number-columns-repeated="1014"/>
        </table:table-row>
        <table:table-row table:style-name="ro31">
          <table:table-cell/>
          <table:table-cell table:style-name="ce191" office:value-type="string" calcext:value-type="string">
            <text:p>Buildout</text:p>
          </table:table-cell>
          <table:table-cell table:number-columns-repeated="2"/>
          <table:table-cell table:style-name="ce216"/>
          <table:table-cell table:number-columns-repeated="1019"/>
        </table:table-row>
        <table:table-row table:style-name="ro31">
          <table:table-cell/>
          <table:table-cell table:style-name="ce191" office:value-type="string" calcext:value-type="string">
            <text:p>PCs</text:p>
          </table:table-cell>
          <table:table-cell table:number-columns-repeated="2"/>
          <table:table-cell table:style-name="ce216"/>
          <table:table-cell table:number-columns-repeated="1019"/>
        </table:table-row>
        <table:table-row table:style-name="ro31">
          <table:table-cell/>
          <table:table-cell table:style-name="ce191" office:value-type="string" calcext:value-type="string">
            <text:p>Servers</text:p>
          </table:table-cell>
          <table:table-cell table:number-columns-repeated="2"/>
          <table:table-cell table:style-name="ce216"/>
          <table:table-cell table:number-columns-repeated="1019"/>
        </table:table-row>
        <table:table-row table:style-name="ro31">
          <table:table-cell/>
          <table:table-cell table:style-name="ce191" office:value-type="string" calcext:value-type="string">
            <text:p>Network Components</text:p>
          </table:table-cell>
          <table:table-cell table:number-columns-repeated="2"/>
          <table:table-cell table:style-name="ce216"/>
          <table:table-cell table:number-columns-repeated="1019"/>
        </table:table-row>
        <table:table-row table:style-name="ro31">
          <table:table-cell/>
          <table:table-cell table:style-name="ce191" office:value-type="string" calcext:value-type="string">
            <text:p>Application Software License</text:p>
          </table:table-cell>
          <table:table-cell table:number-columns-repeated="2"/>
          <table:table-cell table:style-name="ce216"/>
          <table:table-cell table:number-columns-repeated="1019"/>
        </table:table-row>
        <table:table-row table:style-name="ro31">
          <table:table-cell/>
          <table:table-cell table:style-name="ce191" office:value-type="string" calcext:value-type="string">
            <text:p>OS/DB/Utilities Software License</text:p>
          </table:table-cell>
          <table:table-cell table:number-columns-repeated="2"/>
          <table:table-cell table:style-name="ce216"/>
          <table:table-cell table:number-columns-repeated="1019"/>
        </table:table-row>
        <table:table-row table:style-name="ro31">
          <table:table-cell/>
          <table:table-cell table:style-name="ce191" office:value-type="string" calcext:value-type="string">
            <text:p>Premise-base Telecom Equip.</text:p>
          </table:table-cell>
          <table:table-cell table:number-columns-repeated="2"/>
          <table:table-cell table:style-name="ce216"/>
          <table:table-cell table:number-columns-repeated="1019"/>
        </table:table-row>
        <table:table-row table:style-name="ro31">
          <table:table-cell/>
          <table:table-cell table:style-name="ce191" office:value-type="string" calcext:value-type="string">
            <text:p>Other Infrastructure</text:p>
          </table:table-cell>
          <table:table-cell table:number-columns-repeated="2"/>
          <table:table-cell table:style-name="ce216"/>
          <table:table-cell table:number-columns-repeated="1019"/>
        </table:table-row>
        <table:table-row table:style-name="ro31" table:number-rows-repeated="4">
          <table:table-cell table:number-columns-repeated="1024"/>
        </table:table-row>
        <table:table-row table:style-name="ro53">
          <table:table-cell table:number-columns-repeated="1024"/>
        </table:table-row>
        <table:table-row table:style-name="ro30">
          <table:table-cell/>
          <table:table-cell table:style-name="ce190" table:formula="of:=[$'Project Expenses'.B13]" office:value-type="string" office:string-value="Level 2 - Parametric Estimates" calcext:value-type="string">
            <text:p>Level 2 - Parametric Estimates</text:p>
            <draw:custom-shape table:end-cell-address="'Project Capital'.C19" table:end-x="0.003cm" table:end-y="0.821cm" draw:z-index="1" draw:name="Прямоугольник 14" draw:style-name="gr35" draw:text-style-name="P1" svg:width="6.696cm" svg:height="0.821cm" svg:x="0.001cm" svg:y="0cm">
              <text:p/>
              <draw:enhanced-geometry svg:viewBox="0 0 21600 21600" draw:type="rectangle" draw:enhanced-path="M 0 0 L 21600 0 21600 21600 0 21600 0 0 Z N"/>
            </draw:custom-shape>
          </table:table-cell>
          <table:table-cell table:style-name="ce189" office:value-type="string" calcext:value-type="string">
            <text:p>(Sample) Project Capital Expenditures For a New Call Center</text:p>
          </table:table-cell>
          <table:table-cell table:number-columns-repeated="1021"/>
        </table:table-row>
        <table:table-row table:style-name="ro49">
          <table:table-cell table:number-columns-repeated="1024"/>
        </table:table-row>
        <table:table-row table:style-name="ro31">
          <table:table-cell/>
          <table:table-cell table:style-name="ce181" office:value-type="string" calcext:value-type="string">
            <text:p>Number of sites required</text:p>
          </table:table-cell>
          <table:table-cell table:style-name="ce181"/>
          <table:table-cell/>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33" office:value-type="string" calcext:value-type="string">
            <text:p>Year 4</text:p>
          </table:table-cell>
          <table:table-cell table:style-name="ce233" office:value-type="string" calcext:value-type="string">
            <text:p>Year 5</text:p>
          </table:table-cell>
          <table:table-cell table:style-name="ce201" table:number-columns-repeated="2"/>
          <table:table-cell table:style-name="ce239"/>
          <table:table-cell table:number-columns-repeated="1011"/>
        </table:table-row>
        <table:table-row table:style-name="ro49">
          <table:table-cell/>
          <table:table-cell table:style-name="ce192" office:value-type="float" office:value="1" calcext:value-type="float">
            <text:p>1,00</text:p>
          </table:table-cell>
          <table:table-cell/>
          <table:table-cell table:style-name="ce202" office:value-type="string" calcext:value-type="string">
            <text:p>Total CapEx</text:p>
          </table:table-cell>
          <table:table-cell table:style-name="ce217" table:formula="of:=[.E25]*[.B22]" office:value-type="float" office:value="1659619" calcext:value-type="float">
            <text:p><text:s/>$1 659 619 </text:p>
          </table:table-cell>
          <table:table-cell table:number-columns-repeated="5" table:style-name="ce215" office:value-type="float" office:value="0" calcext:value-type="float">
            <text:p><text:s/>$- <text:s text:c="2"/></text:p>
          </table:table-cell>
          <table:table-cell table:style-name="ce201" table:number-columns-repeated="2"/>
          <table:table-cell table:style-name="ce239"/>
          <table:table-cell table:number-columns-repeated="1011"/>
        </table:table-row>
        <table:table-row table:style-name="ro31">
          <table:table-cell table:number-columns-repeated="3"/>
          <table:table-cell table:style-name="ce211"/>
          <table:table-cell table:style-name="ce181" table:number-columns-repeated="3"/>
          <table:table-cell table:style-name="ce201"/>
          <table:table-cell table:style-name="ce196"/>
          <table:table-cell table:style-name="ce201" table:number-columns-repeated="4"/>
          <table:table-cell table:number-columns-repeated="1011"/>
        </table:table-row>
        <table:table-row table:style-name="ro49">
          <table:table-cell/>
          <table:table-cell table:style-name="ce193" office:value-type="string" calcext:value-type="string" table:number-columns-spanned="2" table:number-rows-spanned="1">
            <text:p>Variables</text:p>
          </table:table-cell>
          <table:covered-table-cell table:style-name="ce202"/>
          <table:table-cell table:style-name="ce211"/>
          <table:table-cell table:style-name="ce210" office:value-type="string" calcext:value-type="string">
            <text:p>CapEx Per Site</text:p>
          </table:table-cell>
          <table:table-cell table:style-name="ce224" table:number-columns-repeated="2"/>
          <table:table-cell table:style-name="ce201" table:number-columns-repeated="2"/>
          <table:table-cell table:style-name="ce196"/>
          <table:table-cell table:style-name="ce201" table:number-columns-repeated="2"/>
          <table:table-cell table:style-name="ce239"/>
          <table:table-cell table:number-columns-repeated="1011"/>
        </table:table-row>
        <table:table-row table:style-name="ro31">
          <table:table-cell/>
          <table:table-cell table:style-name="ce194" office:value-type="string" calcext:value-type="string">
            <text:p>Agent Stations </text:p>
          </table:table-cell>
          <table:table-cell table:style-name="ce203" table:formula="of:=[$'Incrtl Ongoing Costs'.G57]" office:value-type="float" office:value="175" calcext:value-type="float">
            <text:p>175</text:p>
          </table:table-cell>
          <table:table-cell table:style-name="ce211"/>
          <table:table-cell table:style-name="ce218" table:formula="of:=SUM([.G33:.G39])" office:value-type="float" office:value="1659619" calcext:value-type="float">
            <text:p><text:s/>$1 659 619 </text:p>
          </table:table-cell>
          <table:table-cell table:style-name="ce225"/>
          <table:table-cell table:style-name="ce228"/>
          <table:table-cell table:style-name="ce224" table:number-columns-repeated="2"/>
          <table:table-cell table:style-name="ce196"/>
          <table:table-cell table:style-name="ce237"/>
          <table:table-cell table:style-name="ce201" table:number-columns-repeated="2"/>
          <table:table-cell table:number-columns-repeated="1011"/>
        </table:table-row>
        <table:table-row table:style-name="ro31">
          <table:table-cell/>
          <table:table-cell table:style-name="ce194" office:value-type="string" calcext:value-type="string">
            <text:p>Non-Agent Stations</text:p>
          </table:table-cell>
          <table:table-cell table:style-name="ce204" table:formula="of:=[$'Incrtl Ongoing Costs'.G55]+[$'Incrtl Ongoing Costs'.G56]" office:value-type="float" office:value="75" calcext:value-type="float">
            <text:p>75</text:p>
          </table:table-cell>
          <table:table-cell table:style-name="ce211"/>
          <table:table-cell table:style-name="ce219"/>
          <table:table-cell table:style-name="ce226"/>
          <table:table-cell table:style-name="ce181"/>
          <table:table-cell table:style-name="ce230"/>
          <table:table-cell table:style-name="ce234"/>
          <table:table-cell table:style-name="ce196"/>
          <table:table-cell table:style-name="ce221"/>
          <table:table-cell table:style-name="ce201" table:number-columns-repeated="2"/>
          <table:table-cell table:number-columns-repeated="1011"/>
        </table:table-row>
        <table:table-row table:style-name="ro49">
          <table:table-cell/>
          <table:table-cell table:style-name="ce194" office:value-type="string" calcext:value-type="string">
            <text:p>Sq. Ft. (120 per seat)</text:p>
          </table:table-cell>
          <table:table-cell table:style-name="ce204" table:formula="of:=[$'Incrtl Ongoing Costs'.C57]" office:value-type="float" office:value="30000" calcext:value-type="float">
            <text:p>30000</text:p>
          </table:table-cell>
          <table:table-cell table:style-name="ce211"/>
          <table:table-cell table:style-name="ce210" office:value-type="string" calcext:value-type="string">
            <text:p>CapEx Cost/Seat</text:p>
          </table:table-cell>
          <table:table-cell table:style-name="ce224"/>
          <table:table-cell table:style-name="ce181"/>
          <table:table-cell table:style-name="ce201"/>
          <table:table-cell table:style-name="ce234"/>
          <table:table-cell table:style-name="ce196"/>
          <table:table-cell table:style-name="ce238"/>
          <table:table-cell table:style-name="ce201" table:number-columns-repeated="2"/>
          <table:table-cell table:number-columns-repeated="1011"/>
        </table:table-row>
        <table:table-row table:style-name="ro31">
          <table:table-cell/>
          <table:table-cell table:style-name="ce195"/>
          <table:table-cell table:style-name="ce205"/>
          <table:table-cell table:style-name="ce211"/>
          <table:table-cell table:style-name="ce220" table:formula="of:=[.E25]/[.C25]" office:value-type="float" office:value="9483.53714285714" calcext:value-type="float">
            <text:p><text:s/>$9 484 </text:p>
          </table:table-cell>
          <table:table-cell table:style-name="ce221"/>
          <table:table-cell table:style-name="ce181"/>
          <table:table-cell table:style-name="ce201"/>
          <table:table-cell table:style-name="ce234"/>
          <table:table-cell table:style-name="ce196"/>
          <table:table-cell table:style-name="ce238"/>
          <table:table-cell table:style-name="ce201" table:number-columns-repeated="2"/>
          <table:table-cell table:number-columns-repeated="1011"/>
        </table:table-row>
        <table:table-row table:style-name="ro31">
          <table:table-cell/>
          <table:table-cell table:style-name="ce181"/>
          <table:table-cell table:style-name="ce206"/>
          <table:table-cell table:style-name="ce211"/>
          <table:table-cell table:style-name="ce221" table:number-columns-repeated="2"/>
          <table:table-cell table:style-name="ce181"/>
          <table:table-cell table:number-columns-repeated="1017"/>
        </table:table-row>
        <table:table-row table:style-name="ro31">
          <table:table-cell/>
          <table:table-cell table:style-name="ce157" office:value-type="string" calcext:value-type="string">
            <text:p>One Time CapEx Costs</text:p>
          </table:table-cell>
          <table:table-cell office:value-type="string" calcext:value-type="string">
            <text:p>Unit Cost</text:p>
          </table:table-cell>
          <table:table-cell table:style-name="ce211" office:value-type="string" office:string-value="Quantity" calcext:value-type="string">
            <text:p><text:s/>Quantity </text:p>
          </table:table-cell>
          <table:table-cell table:style-name="ce160" office:value-type="string" calcext:value-type="string">
            <text:p>Total</text:p>
          </table:table-cell>
          <table:table-cell/>
          <table:table-cell table:style-name="ce229"/>
          <table:table-cell table:style-name="ce231"/>
          <table:table-cell table:style-name="ce229"/>
          <table:table-cell table:style-name="ce196"/>
          <table:table-cell table:style-name="ce229" table:number-columns-repeated="6"/>
          <table:table-cell table:number-columns-repeated="1008"/>
        </table:table-row>
        <table:table-row table:style-name="ro31">
          <table:table-cell table:number-columns-repeated="3"/>
          <table:table-cell table:style-name="ce211"/>
          <table:table-cell table:number-columns-repeated="5"/>
          <table:table-cell table:style-name="ce213"/>
          <table:table-cell table:number-columns-repeated="1014"/>
        </table:table-row>
        <table:table-row table:style-name="ro31">
          <table:table-cell/>
          <table:table-cell office:value-type="string" calcext:value-type="string">
            <text:p>Buildout</text:p>
          </table:table-cell>
          <table:table-cell table:style-name="ce207" office:value-type="float" office:value="6000" calcext:value-type="float">
            <text:p><text:s/>$6 000 </text:p>
          </table:table-cell>
          <table:table-cell table:style-name="ce212" office:value-type="float" office:value="30" calcext:value-type="float">
            <text:p><text:s/>30 </text:p>
          </table:table-cell>
          <table:table-cell table:style-name="ce196" table:formula="of:=[.D32]*[.C32]" office:value-type="float" office:value="180000" calcext:value-type="float">
            <text:p><text:s/>$180 000 </text:p>
          </table:table-cell>
          <table:table-cell office:value-type="string" calcext:value-type="string">
            <text:p>LAN Sub-Total</text:p>
          </table:table-cell>
          <table:table-cell/>
          <table:table-cell table:style-name="ce198"/>
          <table:table-cell/>
          <table:table-cell table:style-name="ce196"/>
          <table:table-cell table:style-name="ce222"/>
          <table:table-cell table:number-columns-repeated="1013"/>
        </table:table-row>
        <table:table-row table:style-name="ro31">
          <table:table-cell/>
          <table:table-cell office:value-type="string" calcext:value-type="string">
            <text:p>LAN Server (Novell)</text:p>
          </table:table-cell>
          <table:table-cell table:style-name="ce207" office:value-type="float" office:value="6739" calcext:value-type="float">
            <text:p><text:s/>$6 739 </text:p>
          </table:table-cell>
          <table:table-cell table:style-name="ce212" office:value-type="float" office:value="1" calcext:value-type="float">
            <text:p><text:s/>1 </text:p>
          </table:table-cell>
          <table:table-cell table:style-name="ce196" table:formula="of:=[.D33]*[.C33]" office:value-type="float" office:value="6739" calcext:value-type="float">
            <text:p><text:s/>$6 739 </text:p>
          </table:table-cell>
          <table:table-cell/>
          <table:table-cell table:style-name="ce196" table:formula="of:=SUM([.E33:.E66])" office:value-type="float" office:value="539254" calcext:value-type="float">
            <text:p><text:s/>$539 254 </text:p>
          </table:table-cell>
          <table:table-cell table:style-name="ce200"/>
          <table:table-cell table:style-name="ce160"/>
          <table:table-cell table:style-name="ce196"/>
          <table:table-cell table:style-name="ce174"/>
          <table:table-cell table:number-columns-repeated="1013"/>
        </table:table-row>
        <table:table-row table:style-name="ro31">
          <table:table-cell/>
          <table:table-cell office:value-type="string" calcext:value-type="string">
            <text:p>Front end Cisco Router</text:p>
          </table:table-cell>
          <table:table-cell table:style-name="ce207" office:value-type="float" office:value="10000" calcext:value-type="float">
            <text:p><text:s/>$10 000 </text:p>
          </table:table-cell>
          <table:table-cell table:style-name="ce212" office:value-type="float" office:value="2" calcext:value-type="float">
            <text:p><text:s/>2 </text:p>
          </table:table-cell>
          <table:table-cell table:style-name="ce196" table:formula="of:=[.D34]*[.C34]" office:value-type="float" office:value="20000" calcext:value-type="float">
            <text:p><text:s/>$20 000 </text:p>
          </table:table-cell>
          <table:table-cell table:style-name="ce196" table:number-columns-repeated="2"/>
          <table:table-cell table:style-name="ce200"/>
          <table:table-cell table:style-name="ce208"/>
          <table:table-cell table:style-name="ce196"/>
          <table:table-cell table:style-name="ce174"/>
          <table:table-cell table:style-name="ce191"/>
          <table:table-cell table:number-columns-repeated="1012"/>
        </table:table-row>
        <table:table-row table:style-name="ro31">
          <table:table-cell/>
          <table:table-cell office:value-type="string" calcext:value-type="string">
            <text:p>100Mb Fault tolerance Transceiver</text:p>
          </table:table-cell>
          <table:table-cell table:style-name="ce207" office:value-type="float" office:value="4500" calcext:value-type="float">
            <text:p><text:s/>$4 500 </text:p>
          </table:table-cell>
          <table:table-cell table:style-name="ce212" office:value-type="float" office:value="1" calcext:value-type="float">
            <text:p><text:s/>1 </text:p>
          </table:table-cell>
          <table:table-cell table:style-name="ce196" table:formula="of:=[.D35]*[.C35]" office:value-type="float" office:value="4500" calcext:value-type="float">
            <text:p><text:s/>$4 500 </text:p>
          </table:table-cell>
          <table:table-cell table:style-name="ce196" office:value-type="string" office:string-value="Voice Sub-Total" calcext:value-type="string">
            <text:p><text:s/>Voice Sub-Total </text:p>
          </table:table-cell>
          <table:table-cell/>
          <table:table-cell table:style-name="ce200"/>
          <table:table-cell table:style-name="ce209"/>
          <table:table-cell table:style-name="ce196"/>
          <table:table-cell table:style-name="ce174"/>
          <table:table-cell table:style-name="ce191"/>
          <table:table-cell table:number-columns-repeated="1012"/>
        </table:table-row>
        <table:table-row table:style-name="ro31">
          <table:table-cell/>
          <table:table-cell office:value-type="string" calcext:value-type="string">
            <text:p>Accelar Backbone switch</text:p>
          </table:table-cell>
          <table:table-cell table:style-name="ce207" office:value-type="float" office:value="35000" calcext:value-type="float">
            <text:p><text:s/>$35 000 </text:p>
          </table:table-cell>
          <table:table-cell table:style-name="ce212" office:value-type="float" office:value="2" calcext:value-type="float">
            <text:p><text:s/>2 </text:p>
          </table:table-cell>
          <table:table-cell table:style-name="ce196" table:formula="of:=[.D36]*[.C36]" office:value-type="float" office:value="70000" calcext:value-type="float">
            <text:p><text:s/>$70 000 </text:p>
          </table:table-cell>
          <table:table-cell table:style-name="ce196"/>
          <table:table-cell table:style-name="ce196" table:formula="of:=SUM([.E67:.E72])" office:value-type="float" office:value="279865" calcext:value-type="float">
            <text:p><text:s/>$279 865 </text:p>
          </table:table-cell>
          <table:table-cell table:style-name="ce200"/>
          <table:table-cell table:style-name="ce160"/>
          <table:table-cell table:style-name="ce196"/>
          <table:table-cell table:style-name="ce174"/>
          <table:table-cell table:style-name="ce191"/>
          <table:table-cell table:number-columns-repeated="1012"/>
        </table:table-row>
        <table:table-row table:style-name="ro31">
          <table:table-cell/>
          <table:table-cell table:style-name="ce196" office:value-type="string" office:string-value="Cisco Switch (24 port)" calcext:value-type="string">
            <text:p><text:s/>Cisco Switch (24 port) </text:p>
          </table:table-cell>
          <table:table-cell table:style-name="ce207" office:value-type="float" office:value="2500" calcext:value-type="float">
            <text:p><text:s/>$2 500 </text:p>
          </table:table-cell>
          <table:table-cell table:style-name="ce212" office:value-type="float" office:value="9" calcext:value-type="float">
            <text:p><text:s/>9 </text:p>
          </table:table-cell>
          <table:table-cell table:style-name="ce196" table:formula="of:=[.D37]*[.C37]" office:value-type="float" office:value="22500" calcext:value-type="float">
            <text:p><text:s/>$22 500 </text:p>
          </table:table-cell>
          <table:table-cell table:style-name="ce196" table:number-columns-repeated="2"/>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LAN Tape backup</text:p>
          </table:table-cell>
          <table:table-cell table:style-name="ce207" office:value-type="float" office:value="3400" calcext:value-type="float">
            <text:p><text:s/>$3 400 </text:p>
          </table:table-cell>
          <table:table-cell table:style-name="ce212" office:value-type="float" office:value="1" calcext:value-type="float">
            <text:p><text:s/>1 </text:p>
          </table:table-cell>
          <table:table-cell table:style-name="ce196" table:formula="of:=[.D38]*[.C38]" office:value-type="float" office:value="3400" calcext:value-type="float">
            <text:p><text:s/>$3 400 </text:p>
          </table:table-cell>
          <table:table-cell table:style-name="ce196" office:value-type="string" office:string-value="Brick and Mortar Sub-Total" calcext:value-type="string">
            <text:p><text:s/>Brick and Mortar Sub-Total </text:p>
          </table:table-cell>
          <table:table-cell table:style-name="ce196"/>
          <table:table-cell table:style-name="ce200"/>
          <table:table-cell table:style-name="ce160"/>
          <table:table-cell table:style-name="ce196"/>
          <table:table-cell table:style-name="ce174"/>
          <table:table-cell table:number-columns-repeated="1013"/>
        </table:table-row>
        <table:table-row table:style-name="ro31">
          <table:table-cell/>
          <table:table-cell office:value-type="string" calcext:value-type="string">
            <text:p>Tapes</text:p>
          </table:table-cell>
          <table:table-cell table:style-name="ce207" office:value-type="float" office:value="20" calcext:value-type="float">
            <text:p><text:s/>$20 </text:p>
          </table:table-cell>
          <table:table-cell table:style-name="ce212" office:value-type="float" office:value="40" calcext:value-type="float">
            <text:p><text:s/>40 </text:p>
          </table:table-cell>
          <table:table-cell table:style-name="ce196" table:formula="of:=[.D39]*[.C39]" office:value-type="float" office:value="800" calcext:value-type="float">
            <text:p><text:s/>$800 </text:p>
          </table:table-cell>
          <table:table-cell table:style-name="ce196"/>
          <table:table-cell table:style-name="ce196" table:formula="of:=SUM([.E73:.E79])+[.E32]" office:value-type="float" office:value="840500" calcext:value-type="float">
            <text:p><text:s/>$840 500 </text:p>
          </table:table-cell>
          <table:table-cell table:style-name="ce200"/>
          <table:table-cell table:style-name="ce160"/>
          <table:table-cell table:style-name="ce196"/>
          <table:table-cell table:style-name="ce174"/>
          <table:table-cell table:number-columns-repeated="1013"/>
        </table:table-row>
        <table:table-row table:style-name="ro31">
          <table:table-cell/>
          <table:table-cell office:value-type="string" calcext:value-type="string">
            <text:p>LAN Management workstations</text:p>
          </table:table-cell>
          <table:table-cell table:style-name="ce207" office:value-type="float" office:value="3000" calcext:value-type="float">
            <text:p><text:s/>$3 000 </text:p>
          </table:table-cell>
          <table:table-cell table:style-name="ce212" office:value-type="float" office:value="1" calcext:value-type="float">
            <text:p><text:s/>1 </text:p>
          </table:table-cell>
          <table:table-cell table:style-name="ce196" table:formula="of:=[.D40]*[.C40]" office:value-type="float" office:value="3000" calcext:value-type="float">
            <text:p><text:s/>$3 000 </text:p>
          </table:table-cell>
          <table:table-cell table:style-name="ce196"/>
          <table:table-cell/>
          <table:table-cell table:style-name="ce200"/>
          <table:table-cell table:style-name="ce160"/>
          <table:table-cell table:style-name="ce196"/>
          <table:table-cell table:style-name="ce174"/>
          <table:table-cell table:number-columns-repeated="1013"/>
        </table:table-row>
        <table:table-row table:style-name="ro31">
          <table:table-cell/>
          <table:table-cell office:value-type="string" calcext:value-type="string">
            <text:p>Sniffer Network probe</text:p>
          </table:table-cell>
          <table:table-cell table:style-name="ce207" office:value-type="float" office:value="17000" calcext:value-type="float">
            <text:p><text:s/>$17 000 </text:p>
          </table:table-cell>
          <table:table-cell table:style-name="ce212" office:value-type="float" office:value="1" calcext:value-type="float">
            <text:p><text:s/>1 </text:p>
          </table:table-cell>
          <table:table-cell table:style-name="ce196" table:formula="of:=[.D41]*[.C41]" office:value-type="float" office:value="17000" calcext:value-type="float">
            <text:p><text:s/>$17 000 </text:p>
          </table:table-cell>
          <table:table-cell table:style-name="ce196"/>
          <table:table-cell/>
          <table:table-cell table:style-name="ce200"/>
          <table:table-cell table:style-name="ce160"/>
          <table:table-cell table:style-name="ce196"/>
          <table:table-cell table:style-name="ce174"/>
          <table:table-cell table:number-columns-repeated="1013"/>
        </table:table-row>
        <table:table-row table:style-name="ro31">
          <table:table-cell/>
          <table:table-cell office:value-type="string" calcext:value-type="string">
            <text:p>HP Laser jet 4000</text:p>
          </table:table-cell>
          <table:table-cell table:style-name="ce207" office:value-type="float" office:value="1500" calcext:value-type="float">
            <text:p><text:s/>$1 500 </text:p>
          </table:table-cell>
          <table:table-cell table:style-name="ce212" office:value-type="float" office:value="1" calcext:value-type="float">
            <text:p><text:s/>1 </text:p>
          </table:table-cell>
          <table:table-cell table:style-name="ce196" table:formula="of:=[.D42]*[.C42]" office:value-type="float" office:value="1500" calcext:value-type="float">
            <text:p><text:s/>$1 5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Fax server</text:p>
          </table:table-cell>
          <table:table-cell table:style-name="ce207" office:value-type="float" office:value="4800" calcext:value-type="float">
            <text:p><text:s/>$4 800 </text:p>
          </table:table-cell>
          <table:table-cell table:style-name="ce212" office:value-type="float" office:value="1" calcext:value-type="float">
            <text:p><text:s/>1 </text:p>
          </table:table-cell>
          <table:table-cell table:style-name="ce196" table:formula="of:=[.D43]*[.C43]" office:value-type="float" office:value="4800" calcext:value-type="float">
            <text:p><text:s/>$4 8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PC Workstation</text:p>
          </table:table-cell>
          <table:table-cell table:style-name="ce207" office:value-type="float" office:value="1000" calcext:value-type="float">
            <text:p><text:s/>$1 000 </text:p>
          </table:table-cell>
          <table:table-cell table:style-name="ce211" table:formula="of:=[.D45]" office:value-type="float" office:value="250" calcext:value-type="float">
            <text:p><text:s/>250 </text:p>
          </table:table-cell>
          <table:table-cell table:style-name="ce196" table:formula="of:=[.D44]*[.C44]" office:value-type="float" office:value="250000" calcext:value-type="float">
            <text:p><text:s/>$250 000 </text:p>
          </table:table-cell>
          <table:table-cell table:style-name="ce196"/>
          <table:table-cell/>
          <table:table-cell table:style-name="ce200"/>
          <table:table-cell table:style-name="ce160"/>
          <table:table-cell table:style-name="ce196"/>
          <table:table-cell table:style-name="ce174"/>
          <table:table-cell table:number-columns-repeated="1013"/>
        </table:table-row>
        <table:table-row table:style-name="ro31">
          <table:table-cell/>
          <table:table-cell office:value-type="string" calcext:value-type="string">
            <text:p>Surge protectors for PC's</text:p>
          </table:table-cell>
          <table:table-cell table:style-name="ce207" office:value-type="float" office:value="14" calcext:value-type="float">
            <text:p><text:s/>$14 </text:p>
          </table:table-cell>
          <table:table-cell table:style-name="ce211" table:formula="of:=[.C25]+[.C26]" office:value-type="float" office:value="250" calcext:value-type="float">
            <text:p><text:s/>250 </text:p>
          </table:table-cell>
          <table:table-cell table:style-name="ce196" table:formula="of:=[.D45]*[.C45]" office:value-type="float" office:value="3500" calcext:value-type="float">
            <text:p><text:s/>$3 500 </text:p>
          </table:table-cell>
          <table:table-cell table:style-name="ce196"/>
          <table:table-cell/>
          <table:table-cell table:style-name="ce200"/>
          <table:table-cell table:style-name="ce209"/>
          <table:table-cell table:style-name="ce196"/>
          <table:table-cell table:style-name="ce174" table:number-columns-repeated="2"/>
          <table:table-cell table:number-columns-repeated="1012"/>
        </table:table-row>
        <table:table-row table:style-name="ro31">
          <table:table-cell/>
          <table:table-cell office:value-type="string" calcext:value-type="string">
            <text:p>Equipment racks</text:p>
          </table:table-cell>
          <table:table-cell table:style-name="ce207" office:value-type="float" office:value="300" calcext:value-type="float">
            <text:p><text:s/>$300 </text:p>
          </table:table-cell>
          <table:table-cell table:style-name="ce212" office:value-type="float" office:value="1" calcext:value-type="float">
            <text:p><text:s/>1 </text:p>
          </table:table-cell>
          <table:table-cell table:style-name="ce196" table:formula="of:=[.D46]*[.C46]" office:value-type="float" office:value="300" calcext:value-type="float">
            <text:p><text:s/>$300 </text:p>
          </table:table-cell>
          <table:table-cell table:style-name="ce196"/>
          <table:table-cell/>
          <table:table-cell table:style-name="ce200"/>
          <table:table-cell table:style-name="ce209"/>
          <table:table-cell table:style-name="ce196"/>
          <table:table-cell table:style-name="ce174" table:number-columns-repeated="2"/>
          <table:table-cell table:number-columns-repeated="1012"/>
        </table:table-row>
        <table:table-row table:style-name="ro31">
          <table:table-cell/>
          <table:table-cell office:value-type="string" calcext:value-type="string">
            <text:p>Tools, Tywraps, Labels</text:p>
          </table:table-cell>
          <table:table-cell table:style-name="ce207" office:value-type="float" office:value="500" calcext:value-type="float">
            <text:p><text:s/>$500 </text:p>
          </table:table-cell>
          <table:table-cell table:style-name="ce212" office:value-type="float" office:value="1" calcext:value-type="float">
            <text:p><text:s/>1 </text:p>
          </table:table-cell>
          <table:table-cell table:style-name="ce196" table:formula="of:=[.D47]*[.C47]" office:value-type="float" office:value="500" calcext:value-type="float">
            <text:p><text:s/>$500 </text:p>
          </table:table-cell>
          <table:table-cell table:style-name="ce196"/>
          <table:table-cell/>
          <table:table-cell table:style-name="ce200"/>
          <table:table-cell table:style-name="ce209"/>
          <table:table-cell table:style-name="ce196"/>
          <table:table-cell table:style-name="ce174" table:number-columns-repeated="2"/>
          <table:table-cell table:number-columns-repeated="1012"/>
        </table:table-row>
        <table:table-row table:style-name="ro31">
          <table:table-cell/>
          <table:table-cell office:value-type="string" calcext:value-type="string">
            <text:p>Novel 4.11 OS</text:p>
          </table:table-cell>
          <table:table-cell table:style-name="ce207" office:value-type="float" office:value="40" calcext:value-type="float">
            <text:p><text:s/>$40 </text:p>
          </table:table-cell>
          <table:table-cell table:style-name="ce211" table:formula="of:=[.D45]" office:value-type="float" office:value="250" calcext:value-type="float">
            <text:p><text:s/>250 </text:p>
          </table:table-cell>
          <table:table-cell table:style-name="ce196" table:formula="of:=[.D48]*[.C48]" office:value-type="float" office:value="10000" calcext:value-type="float">
            <text:p><text:s/>$10 0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Novell Gateway Sessions</text:p>
          </table:table-cell>
          <table:table-cell table:style-name="ce207" office:value-type="float" office:value="50" calcext:value-type="float">
            <text:p><text:s/>$50 </text:p>
          </table:table-cell>
          <table:table-cell table:style-name="ce211" table:formula="of:=[.F49]*[.D48]" office:value-type="float" office:value="25" calcext:value-type="float">
            <text:p><text:s/>25 </text:p>
          </table:table-cell>
          <table:table-cell table:style-name="ce196" table:formula="of:=[.D49]*[.C49]" office:value-type="float" office:value="1250" calcext:value-type="float">
            <text:p><text:s/>$1 250 </text:p>
          </table:table-cell>
          <table:table-cell table:style-name="ce206" office:value-type="percentage" office:value="0.1" calcext:value-type="percentage">
            <text:p>10%</text:p>
          </table:table-cell>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Managewise LAN software</text:p>
          </table:table-cell>
          <table:table-cell table:style-name="ce207" office:value-type="float" office:value="10000" calcext:value-type="float">
            <text:p><text:s/>$10 000 </text:p>
          </table:table-cell>
          <table:table-cell table:style-name="ce212" office:value-type="float" office:value="1" calcext:value-type="float">
            <text:p><text:s/>1 </text:p>
          </table:table-cell>
          <table:table-cell table:style-name="ce196" table:formula="of:=[.D50]*[.C50]" office:value-type="float" office:value="10000" calcext:value-type="float">
            <text:p><text:s/>$10 0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HP Openview</text:p>
          </table:table-cell>
          <table:table-cell table:style-name="ce207" office:value-type="float" office:value="18000" calcext:value-type="float">
            <text:p><text:s/>$18 000 </text:p>
          </table:table-cell>
          <table:table-cell table:style-name="ce212" office:value-type="float" office:value="1" calcext:value-type="float">
            <text:p><text:s/>1 </text:p>
          </table:table-cell>
          <table:table-cell table:style-name="ce196" table:formula="of:=[.D51]*[.C51]" office:value-type="float" office:value="18000" calcext:value-type="float">
            <text:p><text:s/>$18 000 </text:p>
          </table:table-cell>
          <table:table-cell table:style-name="ce196"/>
          <table:table-cell table:number-columns-repeated="3"/>
          <table:table-cell table:style-name="ce196"/>
          <table:table-cell table:number-columns-repeated="1014"/>
        </table:table-row>
        <table:table-row table:style-name="ro31">
          <table:table-cell/>
          <table:table-cell office:value-type="string" calcext:value-type="string">
            <text:p>Optivity Switch management software</text:p>
          </table:table-cell>
          <table:table-cell table:style-name="ce207" office:value-type="float" office:value="10000" calcext:value-type="float">
            <text:p><text:s/>$10 000 </text:p>
          </table:table-cell>
          <table:table-cell table:style-name="ce212" office:value-type="float" office:value="1" calcext:value-type="float">
            <text:p><text:s/>1 </text:p>
          </table:table-cell>
          <table:table-cell table:style-name="ce196" table:formula="of:=[.D52]*[.C52]" office:value-type="float" office:value="10000" calcext:value-type="float">
            <text:p><text:s/>$10 0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Cisco works</text:p>
          </table:table-cell>
          <table:table-cell table:style-name="ce207" office:value-type="float" office:value="18000" calcext:value-type="float">
            <text:p><text:s/>$18 000 </text:p>
          </table:table-cell>
          <table:table-cell table:style-name="ce212" office:value-type="float" office:value="1" calcext:value-type="float">
            <text:p><text:s/>1 </text:p>
          </table:table-cell>
          <table:table-cell table:style-name="ce196" table:formula="of:=[.D53]*[.C53]" office:value-type="float" office:value="18000" calcext:value-type="float">
            <text:p><text:s/>$18 0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Remote access software</text:p>
          </table:table-cell>
          <table:table-cell table:style-name="ce207" office:value-type="float" office:value="1000" calcext:value-type="float">
            <text:p><text:s/>$1 000 </text:p>
          </table:table-cell>
          <table:table-cell table:style-name="ce212" office:value-type="float" office:value="1" calcext:value-type="float">
            <text:p><text:s/>1 </text:p>
          </table:table-cell>
          <table:table-cell table:style-name="ce196" table:formula="of:=[.D54]*[.C54]" office:value-type="float" office:value="1000" calcext:value-type="float">
            <text:p><text:s/>$1 000 </text:p>
          </table:table-cell>
          <table:table-cell table:style-name="ce196"/>
          <table:table-cell table:number-columns-repeated="3"/>
          <table:table-cell table:style-name="ce196"/>
          <table:table-cell table:number-columns-repeated="1014"/>
        </table:table-row>
        <table:table-row table:style-name="ro31">
          <table:table-cell/>
          <table:table-cell office:value-type="string" calcext:value-type="string">
            <text:p>Attachmate for Windows</text:p>
          </table:table-cell>
          <table:table-cell table:style-name="ce207" office:value-type="float" office:value="360" calcext:value-type="float">
            <text:p><text:s/>$360 </text:p>
          </table:table-cell>
          <table:table-cell table:style-name="ce211" table:formula="of:=[.F55]*[.D44]" office:value-type="float" office:value="25" calcext:value-type="float">
            <text:p><text:s/>25 </text:p>
          </table:table-cell>
          <table:table-cell table:style-name="ce196" table:formula="of:=[.D55]*[.C55]" office:value-type="float" office:value="9000" calcext:value-type="float">
            <text:p><text:s/>$9 000 </text:p>
          </table:table-cell>
          <table:table-cell table:style-name="ce206" office:value-type="percentage" office:value="0.1" calcext:value-type="percentage">
            <text:p>10%</text:p>
          </table:table-cell>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E-mail software</text:p>
          </table:table-cell>
          <table:table-cell table:style-name="ce207" office:value-type="float" office:value="71" calcext:value-type="float">
            <text:p><text:s/>$71 </text:p>
          </table:table-cell>
          <table:table-cell table:style-name="ce211" table:formula="of:=[.D48]" office:value-type="float" office:value="250" calcext:value-type="float">
            <text:p><text:s/>250 </text:p>
          </table:table-cell>
          <table:table-cell table:style-name="ce196" table:formula="of:=[.D56]*[.C56]" office:value-type="float" office:value="17750" calcext:value-type="float">
            <text:p><text:s/>$17 750 </text:p>
          </table:table-cell>
          <table:table-cell table:style-name="ce196"/>
          <table:table-cell/>
          <table:table-cell table:style-name="ce200"/>
          <table:table-cell table:style-name="ce209"/>
          <table:table-cell table:style-name="ce236"/>
          <table:table-cell table:style-name="ce174"/>
          <table:table-cell table:number-columns-repeated="1013"/>
        </table:table-row>
        <table:table-row table:style-name="ro31">
          <table:table-cell/>
          <table:table-cell office:value-type="string" calcext:value-type="string">
            <text:p>MSOffice</text:p>
          </table:table-cell>
          <table:table-cell table:style-name="ce207" office:value-type="float" office:value="500" calcext:value-type="float">
            <text:p><text:s/>$500 </text:p>
          </table:table-cell>
          <table:table-cell table:style-name="ce212" office:value-type="float" office:value="1" calcext:value-type="float">
            <text:p><text:s/>1 </text:p>
          </table:table-cell>
          <table:table-cell table:style-name="ce196" table:formula="of:=[.D57]*[.C57]" office:value-type="float" office:value="500" calcext:value-type="float">
            <text:p><text:s/>$500 </text:p>
          </table:table-cell>
          <table:table-cell table:style-name="ce196"/>
          <table:table-cell/>
          <table:table-cell table:style-name="ce200"/>
          <table:table-cell table:style-name="ce209"/>
          <table:table-cell table:style-name="ce236"/>
          <table:table-cell table:style-name="ce174"/>
          <table:table-cell table:number-columns-repeated="1013"/>
        </table:table-row>
        <table:table-row table:style-name="ro31">
          <table:table-cell/>
          <table:table-cell office:value-type="string" calcext:value-type="string">
            <text:p>Communications line frame</text:p>
          </table:table-cell>
          <table:table-cell table:style-name="ce207" office:value-type="float" office:value="3000" calcext:value-type="float">
            <text:p><text:s/>$3 000 </text:p>
          </table:table-cell>
          <table:table-cell table:style-name="ce212" office:value-type="float" office:value="1" calcext:value-type="float">
            <text:p><text:s/>1 </text:p>
          </table:table-cell>
          <table:table-cell table:style-name="ce196" table:formula="of:=[.D58]*[.C58]" office:value-type="float" office:value="3000" calcext:value-type="float">
            <text:p><text:s/>$3 000 </text:p>
          </table:table-cell>
          <table:table-cell table:style-name="ce196"/>
          <table:table-cell/>
          <table:table-cell table:style-name="ce200"/>
          <table:table-cell table:style-name="ce209"/>
          <table:table-cell table:style-name="ce236"/>
          <table:table-cell table:style-name="ce174"/>
          <table:table-cell table:number-columns-repeated="1013"/>
        </table:table-row>
        <table:table-row table:style-name="ro31">
          <table:table-cell/>
          <table:table-cell office:value-type="string" calcext:value-type="string">
            <text:p>Modems FRADS</text:p>
          </table:table-cell>
          <table:table-cell table:style-name="ce207" office:value-type="float" office:value="500" calcext:value-type="float">
            <text:p><text:s/>$500 </text:p>
          </table:table-cell>
          <table:table-cell table:style-name="ce212" office:value-type="float" office:value="1" calcext:value-type="float">
            <text:p><text:s/>1 </text:p>
          </table:table-cell>
          <table:table-cell table:style-name="ce196" table:formula="of:=[.D59]*[.C59]" office:value-type="float" office:value="500" calcext:value-type="float">
            <text:p><text:s/>$500 </text:p>
          </table:table-cell>
          <table:table-cell table:style-name="ce196"/>
          <table:table-cell table:number-columns-repeated="3"/>
          <table:table-cell table:style-name="ce196"/>
          <table:table-cell table:number-columns-repeated="1014"/>
        </table:table-row>
        <table:table-row table:style-name="ro31">
          <table:table-cell/>
          <table:table-cell office:value-type="string" calcext:value-type="string">
            <text:p>Training equipment</text:p>
          </table:table-cell>
          <table:table-cell table:style-name="ce207" office:value-type="float" office:value="5000" calcext:value-type="float">
            <text:p><text:s/>$5 000 </text:p>
          </table:table-cell>
          <table:table-cell table:style-name="ce212" office:value-type="float" office:value="1" calcext:value-type="float">
            <text:p><text:s/>1 </text:p>
          </table:table-cell>
          <table:table-cell table:style-name="ce196" table:formula="of:=[.D60]*[.C60]" office:value-type="float" office:value="5000" calcext:value-type="float">
            <text:p><text:s/>$5 000 </text:p>
          </table:table-cell>
          <table:table-cell table:style-name="ce196"/>
          <table:table-cell/>
          <table:table-cell table:style-name="ce200"/>
          <table:table-cell table:style-name="ce160"/>
          <table:table-cell table:style-name="ce196"/>
          <table:table-cell table:style-name="ce174"/>
          <table:table-cell table:number-columns-repeated="1013"/>
        </table:table-row>
        <table:table-row table:style-name="ro31">
          <table:table-cell/>
          <table:table-cell office:value-type="string" calcext:value-type="string">
            <text:p>SUN Sparc 250 IWS Intranet server</text:p>
          </table:table-cell>
          <table:table-cell table:style-name="ce207" office:value-type="float" office:value="16865" calcext:value-type="float">
            <text:p><text:s/>$16 865 </text:p>
          </table:table-cell>
          <table:table-cell table:style-name="ce212" office:value-type="float" office:value="1" calcext:value-type="float">
            <text:p><text:s/>1 </text:p>
          </table:table-cell>
          <table:table-cell table:style-name="ce196" table:formula="of:=[.D61]*[.C61]" office:value-type="float" office:value="16865" calcext:value-type="float">
            <text:p><text:s/>$16 865 </text:p>
          </table:table-cell>
          <table:table-cell table:style-name="ce196"/>
          <table:table-cell table:number-columns-repeated="3"/>
          <table:table-cell table:style-name="ce196"/>
          <table:table-cell table:number-columns-repeated="1014"/>
        </table:table-row>
        <table:table-row table:style-name="ro31">
          <table:table-cell/>
          <table:table-cell office:value-type="string" calcext:value-type="string">
            <text:p>Intel based intranet server</text:p>
          </table:table-cell>
          <table:table-cell table:style-name="ce207" office:value-type="float" office:value="4000" calcext:value-type="float">
            <text:p><text:s/>$4 000 </text:p>
          </table:table-cell>
          <table:table-cell table:style-name="ce212" office:value-type="float" office:value="1" calcext:value-type="float">
            <text:p><text:s/>1 </text:p>
          </table:table-cell>
          <table:table-cell table:style-name="ce196" table:formula="of:=[.D62]*[.C62]" office:value-type="float" office:value="4000" calcext:value-type="float">
            <text:p><text:s/>$4 0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Wiznet gateway</text:p>
          </table:table-cell>
          <table:table-cell table:style-name="ce207" office:value-type="float" office:value="2400" calcext:value-type="float">
            <text:p><text:s/>$2 400 </text:p>
          </table:table-cell>
          <table:table-cell table:style-name="ce212" office:value-type="float" office:value="1" calcext:value-type="float">
            <text:p><text:s/>1 </text:p>
          </table:table-cell>
          <table:table-cell table:style-name="ce196" table:formula="of:=[.D63]*[.C63]" office:value-type="float" office:value="2400" calcext:value-type="float">
            <text:p><text:s/>$2 4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SUN Backup unit</text:p>
          </table:table-cell>
          <table:table-cell table:style-name="ce207" office:value-type="float" office:value="2200" calcext:value-type="float">
            <text:p><text:s/>$2 200 </text:p>
          </table:table-cell>
          <table:table-cell table:style-name="ce212" office:value-type="float" office:value="1" calcext:value-type="float">
            <text:p><text:s/>1 </text:p>
          </table:table-cell>
          <table:table-cell table:style-name="ce196" table:formula="of:=[.D64]*[.C64]" office:value-type="float" office:value="2200" calcext:value-type="float">
            <text:p><text:s/>$2 2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IWS Backup tapes</text:p>
          </table:table-cell>
          <table:table-cell table:style-name="ce207" office:value-type="float" office:value="20" calcext:value-type="float">
            <text:p><text:s/>$20 </text:p>
          </table:table-cell>
          <table:table-cell table:style-name="ce211" office:value-type="float" office:value="40" calcext:value-type="float">
            <text:p><text:s/>40 </text:p>
          </table:table-cell>
          <table:table-cell table:style-name="ce196" table:formula="of:=[.D65]*[.C65]" office:value-type="float" office:value="800" calcext:value-type="float">
            <text:p><text:s/>$800 </text:p>
          </table:table-cell>
          <table:table-cell table:style-name="ce196"/>
          <table:table-cell table:number-columns-repeated="3"/>
          <table:table-cell table:style-name="ce196"/>
          <table:table-cell table:number-columns-repeated="1014"/>
        </table:table-row>
        <table:table-row table:style-name="ro31">
          <table:table-cell/>
          <table:table-cell office:value-type="string" calcext:value-type="string">
            <text:p>Solaris License</text:p>
          </table:table-cell>
          <table:table-cell table:style-name="ce207" office:value-type="float" office:value="150" calcext:value-type="float">
            <text:p><text:s/>$150 </text:p>
          </table:table-cell>
          <table:table-cell table:style-name="ce211" table:formula="of:=[.D61]+[.D64]+[.D67]" office:value-type="float" office:value="3" calcext:value-type="float">
            <text:p><text:s/>3 </text:p>
          </table:table-cell>
          <table:table-cell table:style-name="ce196" table:formula="of:=[.D66]*[.C66]" office:value-type="float" office:value="450" calcext:value-type="float">
            <text:p><text:s/>$45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SUN Sparc 250 IWS Intranet server</text:p>
          </table:table-cell>
          <table:table-cell table:style-name="ce207" office:value-type="float" office:value="16865" calcext:value-type="float">
            <text:p><text:s/>$16 865 </text:p>
          </table:table-cell>
          <table:table-cell table:style-name="ce212" office:value-type="float" office:value="1" calcext:value-type="float">
            <text:p><text:s/>1 </text:p>
          </table:table-cell>
          <table:table-cell table:style-name="ce196" table:formula="of:=[.D67]*[.C67]" office:value-type="float" office:value="16865" calcext:value-type="float">
            <text:p><text:s/>$16 865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Lucent PBX</text:p>
          </table:table-cell>
          <table:table-cell table:style-name="ce196" table:formula="of:=SUM([.M21:.M23])*[.F69]" office:value-type="float" office:value="0" calcext:value-type="float">
            <text:p><text:s/>$- <text:s text:c="2"/></text:p>
          </table:table-cell>
          <table:table-cell table:style-name="ce212" office:value-type="float" office:value="1" calcext:value-type="float">
            <text:p><text:s/>1 </text:p>
          </table:table-cell>
          <table:table-cell table:style-name="ce196" table:formula="of:=[.D68]*[.C68]" office:value-type="float" office:value="0" calcext:value-type="float">
            <text:p><text:s/>$- <text:s text:c="2"/></text:p>
          </table:table-cell>
          <table:table-cell table:style-name="ce160" office:value-type="string" calcext:value-type="string">
            <text:p>Cost per station</text:p>
          </table:table-cell>
          <table:table-cell/>
          <table:table-cell table:style-name="ce200"/>
          <table:table-cell table:style-name="ce209"/>
          <table:table-cell table:style-name="ce196"/>
          <table:table-cell table:style-name="ce174"/>
          <table:table-cell table:number-columns-repeated="1013"/>
        </table:table-row>
        <table:table-row table:style-name="ro31">
          <table:table-cell/>
          <table:table-cell table:style-name="ce197" office:value-type="string" calcext:value-type="string">
            <text:p>Installation</text:p>
          </table:table-cell>
          <table:table-cell/>
          <table:table-cell table:style-name="ce211"/>
          <table:table-cell table:style-name="ce196" table:formula="of:=[.E68]*12%" office:value-type="float" office:value="0" calcext:value-type="float">
            <text:p><text:s/>$- <text:s text:c="2"/></text:p>
          </table:table-cell>
          <table:table-cell table:style-name="ce160" office:value-type="float" office:value="2000" calcext:value-type="float">
            <text:p>2000</text:p>
          </table:table-cell>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Paraphonics IVR</text:p>
          </table:table-cell>
          <table:table-cell table:style-name="ce207" office:value-type="float" office:value="150000" calcext:value-type="float">
            <text:p><text:s/>$150 000 </text:p>
          </table:table-cell>
          <table:table-cell table:style-name="ce212" office:value-type="float" office:value="1" calcext:value-type="float">
            <text:p><text:s/>1 </text:p>
          </table:table-cell>
          <table:table-cell table:style-name="ce196" table:formula="of:=[.D70]*[.C70]" office:value-type="float" office:value="150000" calcext:value-type="float">
            <text:p><text:s/>$150 0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Genesis CTI Server</text:p>
          </table:table-cell>
          <table:table-cell table:style-name="ce207" office:value-type="float" office:value="20000" calcext:value-type="float">
            <text:p><text:s/>$20 000 </text:p>
          </table:table-cell>
          <table:table-cell table:style-name="ce212" office:value-type="float" office:value="1" calcext:value-type="float">
            <text:p><text:s/>1 </text:p>
          </table:table-cell>
          <table:table-cell table:style-name="ce196" table:formula="of:=[.D71]*[.C71]" office:value-type="float" office:value="20000" calcext:value-type="float">
            <text:p><text:s/>$20 0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Open Client Sybase License</text:p>
          </table:table-cell>
          <table:table-cell table:style-name="ce207" office:value-type="float" office:value="31000" calcext:value-type="float">
            <text:p><text:s/>$31 000 </text:p>
          </table:table-cell>
          <table:table-cell table:style-name="ce211" table:formula="of:=[.D66]" office:value-type="float" office:value="3" calcext:value-type="float">
            <text:p><text:s/>3 </text:p>
          </table:table-cell>
          <table:table-cell table:style-name="ce196" table:formula="of:=[.D72]*[.C72]" office:value-type="float" office:value="93000" calcext:value-type="float">
            <text:p><text:s/>$93 0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Furniture (Cubes)</text:p>
          </table:table-cell>
          <table:table-cell table:style-name="ce207" office:value-type="float" office:value="2000" calcext:value-type="float">
            <text:p><text:s/>$2 000 </text:p>
          </table:table-cell>
          <table:table-cell table:style-name="ce211" table:formula="of:=[.D56]" office:value-type="float" office:value="250" calcext:value-type="float">
            <text:p><text:s/>250 </text:p>
          </table:table-cell>
          <table:table-cell table:style-name="ce196" table:formula="of:=[.D73]*[.C73]" office:value-type="float" office:value="500000" calcext:value-type="float">
            <text:p><text:s/>$500 0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Wiring for PC's and Cubes</text:p>
          </table:table-cell>
          <table:table-cell table:style-name="ce207" office:value-type="float" office:value="120" calcext:value-type="float">
            <text:p><text:s/>$120 </text:p>
          </table:table-cell>
          <table:table-cell table:style-name="ce211" table:formula="of:=[.D73]" office:value-type="float" office:value="250" calcext:value-type="float">
            <text:p><text:s/>250 </text:p>
          </table:table-cell>
          <table:table-cell table:style-name="ce196" table:formula="of:=[.D74]*[.C74]" office:value-type="float" office:value="30000" calcext:value-type="float">
            <text:p><text:s/>$30 0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Security System</text:p>
          </table:table-cell>
          <table:table-cell table:style-name="ce207" office:value-type="float" office:value="75000" calcext:value-type="float">
            <text:p><text:s/>$75 000 </text:p>
          </table:table-cell>
          <table:table-cell table:style-name="ce212" office:value-type="float" office:value="1" calcext:value-type="float">
            <text:p><text:s/>1 </text:p>
          </table:table-cell>
          <table:table-cell table:style-name="ce196" table:formula="of:=[.D75]*[.C75]" office:value-type="float" office:value="75000" calcext:value-type="float">
            <text:p><text:s/>$75 0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Reception Area</text:p>
          </table:table-cell>
          <table:table-cell table:style-name="ce207" office:value-type="float" office:value="20000" calcext:value-type="float">
            <text:p><text:s/>$20 000 </text:p>
          </table:table-cell>
          <table:table-cell table:style-name="ce212" office:value-type="float" office:value="1" calcext:value-type="float">
            <text:p><text:s/>1 </text:p>
          </table:table-cell>
          <table:table-cell table:style-name="ce196" table:formula="of:=[.D76]*[.C76]" office:value-type="float" office:value="20000" calcext:value-type="float">
            <text:p><text:s/>$20 000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Cafeteria</text:p>
          </table:table-cell>
          <table:table-cell table:style-name="ce207" office:value-type="float" office:value="20000" calcext:value-type="float">
            <text:p><text:s/>$20 000 </text:p>
          </table:table-cell>
          <table:table-cell table:style-name="ce212" office:value-type="float" office:value="1" calcext:value-type="float">
            <text:p><text:s/>1 </text:p>
          </table:table-cell>
          <table:table-cell table:style-name="ce196" table:formula="of:=[.D77]*[.C77]" office:value-type="float" office:value="20000" calcext:value-type="float">
            <text:p><text:s/>$20 000 </text:p>
          </table:table-cell>
          <table:table-cell table:style-name="ce196"/>
          <table:table-cell table:number-columns-repeated="2"/>
          <table:table-cell table:style-name="ce235"/>
          <table:table-cell table:style-name="ce196"/>
          <table:table-cell table:number-columns-repeated="1014"/>
        </table:table-row>
        <table:table-row table:style-name="ro31">
          <table:table-cell/>
          <table:table-cell office:value-type="string" calcext:value-type="string">
            <text:p>PC Installation</text:p>
          </table:table-cell>
          <table:table-cell table:style-name="ce207" office:value-type="float" office:value="50" calcext:value-type="float">
            <text:p><text:s/>$50 </text:p>
          </table:table-cell>
          <table:table-cell table:style-name="ce211" table:formula="of:=[.D74]" office:value-type="float" office:value="250" calcext:value-type="float">
            <text:p><text:s/>250 </text:p>
          </table:table-cell>
          <table:table-cell table:style-name="ce196" table:formula="of:=[.D78]*[.C78]" office:value-type="float" office:value="12500" calcext:value-type="float">
            <text:p><text:s/>$12 500 </text:p>
          </table:table-cell>
          <table:table-cell table:style-name="ce196"/>
          <table:table-cell table:number-columns-repeated="2"/>
          <table:table-cell table:style-name="ce235"/>
          <table:table-cell table:style-name="ce196"/>
          <table:table-cell table:style-name="ce174"/>
          <table:table-cell table:number-columns-repeated="1013"/>
        </table:table-row>
        <table:table-row table:style-name="ro31">
          <table:table-cell/>
          <table:table-cell office:value-type="string" calcext:value-type="string">
            <text:p>Data roomsetup</text:p>
          </table:table-cell>
          <table:table-cell table:style-name="ce207" office:value-type="float" office:value="3000" calcext:value-type="float">
            <text:p><text:s/>$3 000 </text:p>
          </table:table-cell>
          <table:table-cell table:style-name="ce212" office:value-type="float" office:value="1" calcext:value-type="float">
            <text:p><text:s/>1 </text:p>
          </table:table-cell>
          <table:table-cell table:style-name="ce196" table:formula="of:=[.D79]*[.C79]" office:value-type="float" office:value="3000" calcext:value-type="float">
            <text:p><text:s/>$3 000 </text:p>
          </table:table-cell>
          <table:table-cell table:style-name="ce196"/>
          <table:table-cell table:number-columns-repeated="2"/>
          <table:table-cell table:style-name="ce235"/>
          <table:table-cell table:style-name="ce196"/>
          <table:table-cell table:number-columns-repeated="1014"/>
        </table:table-row>
        <table:table-row table:style-name="ro31">
          <table:table-cell table:number-columns-repeated="2"/>
          <table:table-cell table:style-name="ce196"/>
          <table:table-cell table:style-name="ce211"/>
          <table:table-cell table:number-columns-repeated="4"/>
          <table:table-cell table:style-name="ce235"/>
          <table:table-cell table:style-name="ce196"/>
          <table:table-cell table:number-columns-repeated="1014"/>
        </table:table-row>
        <table:table-row table:style-name="ro31">
          <table:table-cell table:number-columns-repeated="2"/>
          <table:table-cell table:style-name="ce196"/>
          <table:table-cell table:style-name="ce211"/>
          <table:table-cell table:style-name="ce196" table:formula="of:=SUM([.E32:.E79])" office:value-type="float" office:value="1659619" calcext:value-type="float">
            <text:p><text:s/>$1 659 619 </text:p>
          </table:table-cell>
          <table:table-cell table:style-name="ce196"/>
          <table:table-cell/>
          <table:table-cell table:style-name="ce200"/>
          <table:table-cell table:style-name="ce209"/>
          <table:table-cell table:style-name="ce196"/>
          <table:table-cell table:style-name="ce174"/>
          <table:table-cell table:number-columns-repeated="1013"/>
        </table:table-row>
        <table:table-row table:style-name="ro31">
          <table:table-cell/>
          <table:table-cell table:style-name="ce198"/>
          <table:table-cell table:style-name="ce196"/>
          <table:table-cell table:style-name="ce211"/>
          <table:table-cell table:style-name="ce196" table:number-columns-repeated="2"/>
          <table:table-cell/>
          <table:table-cell table:style-name="ce198"/>
          <table:table-cell table:style-name="ce209"/>
          <table:table-cell table:style-name="ce196"/>
          <table:table-cell table:style-name="ce174"/>
          <table:table-cell table:number-columns-repeated="1013"/>
        </table:table-row>
        <table:table-row table:style-name="ro53">
          <table:table-cell/>
          <table:table-cell table:style-name="ce199"/>
          <table:table-cell/>
          <table:table-cell table:style-name="ce213"/>
          <table:table-cell table:number-columns-repeated="3"/>
          <table:table-cell table:style-name="ce200"/>
          <table:table-cell table:style-name="ce209"/>
          <table:table-cell table:style-name="ce196"/>
          <table:table-cell table:style-name="ce174"/>
          <table:table-cell table:number-columns-repeated="1013"/>
        </table:table-row>
        <table:table-row table:style-name="ro48">
          <table:table-cell/>
          <table:table-cell table:style-name="ce190" table:formula="of:=[$'Project Expenses'.B46]" office:value-type="string" office:string-value="Level 3 - Actual Results" calcext:value-type="string">
            <text:p>Level 3 - Actual Results</text:p>
            <draw:custom-shape table:end-cell-address="'Project Capital'.C84" table:end-x="0.003cm" table:end-y="0.662cm" draw:z-index="3" draw:name="Прямоугольник 16" draw:style-name="gr34" draw:text-style-name="P1" svg:width="6.696cm" svg:height="0.661cm" svg:x="0.001cm" svg:y="0.001cm">
              <text:p/>
              <draw:enhanced-geometry svg:viewBox="0 0 21600 21600" draw:type="rectangle" draw:enhanced-path="M 0 0 L 21600 0 21600 21600 0 21600 0 0 Z N"/>
            </draw:custom-shape>
          </table:table-cell>
          <table:table-cell/>
          <table:table-cell table:style-name="ce196"/>
          <table:table-cell table:style-name="ce222"/>
          <table:table-cell table:number-columns-repeated="2"/>
          <table:table-cell table:style-name="ce232"/>
          <table:table-cell table:style-name="ce209"/>
          <table:table-cell table:style-name="ce196"/>
          <table:table-cell table:style-name="ce174"/>
          <table:table-cell table:number-columns-repeated="1013"/>
        </table:table-row>
        <table:table-row table:style-name="ro49">
          <table:table-cell/>
          <table:table-cell table:style-name="ce200"/>
          <table:table-cell table:style-name="ce160"/>
          <table:table-cell table:style-name="ce196"/>
          <table:table-cell table:style-name="ce174"/>
          <table:table-cell table:number-columns-repeated="2"/>
          <table:table-cell table:style-name="ce232"/>
          <table:table-cell table:style-name="ce209"/>
          <table:table-cell table:style-name="ce196"/>
          <table:table-cell table:style-name="ce174"/>
          <table:table-cell table:number-columns-repeated="1013"/>
        </table:table-row>
        <table:table-row table:style-name="ro31">
          <table:table-cell/>
          <table:table-cell table:style-name="ce200"/>
          <table:table-cell table:style-name="ce208"/>
          <table:table-cell/>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33" office:value-type="string" calcext:value-type="string">
            <text:p>Year 4</text:p>
          </table:table-cell>
          <table:table-cell table:style-name="ce233" office:value-type="string" calcext:value-type="string">
            <text:p>Year 5</text:p>
          </table:table-cell>
          <table:table-cell table:style-name="ce174"/>
          <table:table-cell table:number-columns-repeated="1013"/>
        </table:table-row>
        <table:table-row table:style-name="ro49">
          <table:table-cell/>
          <table:table-cell table:style-name="ce200"/>
          <table:table-cell table:style-name="ce208"/>
          <table:table-cell table:style-name="ce202" office:value-type="string" calcext:value-type="string">
            <text:p>Total CapEx</text:p>
          </table:table-cell>
          <table:table-cell table:style-name="ce217" table:formula="of:=SUM([.E88:.E98])" office:value-type="float" office:value="0" calcext:value-type="float">
            <text:p><text:s/>$- <text:s text:c="2"/></text:p>
          </table:table-cell>
          <table:table-cell table:style-name="ce217" table:formula="of:=SUM([.F88:.F98])" office:value-type="float" office:value="0" calcext:value-type="float">
            <text:p><text:s/>$- <text:s text:c="2"/></text:p>
          </table:table-cell>
          <table:table-cell table:style-name="ce217" table:formula="of:=SUM([.G88:.G98])" office:value-type="float" office:value="0" calcext:value-type="float">
            <text:p><text:s/>$- <text:s text:c="2"/></text:p>
          </table:table-cell>
          <table:table-cell table:style-name="ce217" table:formula="of:=SUM([.H88:.H98])" office:value-type="float" office:value="0" calcext:value-type="float">
            <text:p><text:s/>$- <text:s text:c="2"/></text:p>
          </table:table-cell>
          <table:table-cell table:style-name="ce217" table:formula="of:=SUM([.I88:.I98])" office:value-type="float" office:value="0" calcext:value-type="float">
            <text:p><text:s/>$- <text:s text:c="2"/></text:p>
          </table:table-cell>
          <table:table-cell table:style-name="ce217" table:formula="of:=SUM([.J88:.J98])" office:value-type="float" office:value="0" calcext:value-type="float">
            <text:p><text:s/>$- <text:s text:c="2"/></text:p>
          </table:table-cell>
          <table:table-cell table:style-name="ce174"/>
          <table:table-cell table:number-columns-repeated="1013"/>
        </table:table-row>
        <table:table-row table:style-name="ro31">
          <table:table-cell/>
          <table:table-cell table:style-name="ce200"/>
          <table:table-cell table:style-name="ce209"/>
          <table:table-cell table:style-name="ce196"/>
          <table:table-cell table:style-name="ce174"/>
          <table:table-cell table:style-name="ce191"/>
          <table:table-cell/>
          <table:table-cell table:style-name="ce232"/>
          <table:table-cell table:style-name="ce209"/>
          <table:table-cell table:style-name="ce196"/>
          <table:table-cell table:style-name="ce174"/>
          <table:table-cell table:number-columns-repeated="1013"/>
        </table:table-row>
        <table:table-row table:style-name="ro31">
          <table:table-cell/>
          <table:table-cell table:style-name="ce200"/>
          <table:table-cell table:style-name="ce209"/>
          <table:table-cell table:style-name="ce196"/>
          <table:table-cell table:style-name="ce174"/>
          <table:table-cell table:number-columns-repeated="2"/>
          <table:table-cell table:style-name="ce232"/>
          <table:table-cell table:style-name="ce209"/>
          <table:table-cell table:style-name="ce196"/>
          <table:table-cell table:style-name="ce174"/>
          <table:table-cell table:number-columns-repeated="1013"/>
        </table:table-row>
        <table:table-row table:style-name="ro31">
          <table:table-cell/>
          <table:table-cell table:style-name="ce200"/>
          <table:table-cell table:style-name="ce160"/>
          <table:table-cell table:style-name="ce196"/>
          <table:table-cell table:style-name="ce174"/>
          <table:table-cell table:number-columns-repeated="2"/>
          <table:table-cell table:style-name="ce232"/>
          <table:table-cell table:style-name="ce209"/>
          <table:table-cell table:style-name="ce196"/>
          <table:table-cell table:style-name="ce174"/>
          <table:table-cell table:number-columns-repeated="1013"/>
        </table:table-row>
        <table:table-row table:style-name="ro31" table:number-rows-repeated="2">
          <table:table-cell/>
          <table:table-cell table:style-name="ce200"/>
          <table:table-cell table:style-name="ce160"/>
          <table:table-cell table:style-name="ce196"/>
          <table:table-cell table:style-name="ce174"/>
          <table:table-cell table:number-columns-repeated="2"/>
          <table:table-cell table:style-name="ce200"/>
          <table:table-cell table:style-name="ce209"/>
          <table:table-cell table:style-name="ce196"/>
          <table:table-cell table:style-name="ce174"/>
          <table:table-cell table:number-columns-repeated="1013"/>
        </table:table-row>
        <table:table-row table:style-name="ro31">
          <table:table-cell/>
          <table:table-cell table:style-name="ce200"/>
          <table:table-cell table:style-name="ce160"/>
          <table:table-cell table:style-name="ce196"/>
          <table:table-cell table:style-name="ce174"/>
          <table:table-cell table:number-columns-repeated="2"/>
          <table:table-cell table:style-name="ce200"/>
          <table:table-cell table:style-name="ce209"/>
          <table:table-cell table:style-name="ce236"/>
          <table:table-cell table:style-name="ce174"/>
          <table:table-cell table:number-columns-repeated="1013"/>
        </table:table-row>
        <table:table-row table:style-name="ro31" table:number-rows-repeated="2">
          <table:table-cell/>
          <table:table-cell table:style-name="ce200"/>
          <table:table-cell table:style-name="ce209"/>
          <table:table-cell table:style-name="ce196"/>
          <table:table-cell table:style-name="ce174"/>
          <table:table-cell table:number-columns-repeated="2"/>
          <table:table-cell table:style-name="ce200"/>
          <table:table-cell table:style-name="ce209"/>
          <table:table-cell table:style-name="ce196"/>
          <table:table-cell table:style-name="ce174"/>
          <table:table-cell table:number-columns-repeated="1013"/>
        </table:table-row>
        <table:table-row table:style-name="ro31">
          <table:table-cell/>
          <table:table-cell table:style-name="ce200"/>
          <table:table-cell table:style-name="ce160"/>
          <table:table-cell table:style-name="ce196"/>
          <table:table-cell table:style-name="ce174"/>
          <table:table-cell table:number-columns-repeated="2"/>
          <table:table-cell table:style-name="ce200"/>
          <table:table-cell table:style-name="ce209"/>
          <table:table-cell table:style-name="ce196"/>
          <table:table-cell table:style-name="ce174"/>
          <table:table-cell table:number-columns-repeated="1013"/>
        </table:table-row>
        <table:table-row table:style-name="ro31" table:number-rows-repeated="5">
          <table:table-cell/>
          <table:table-cell table:style-name="ce200"/>
          <table:table-cell table:style-name="ce209"/>
          <table:table-cell table:style-name="ce196"/>
          <table:table-cell table:style-name="ce174"/>
          <table:table-cell table:number-columns-repeated="2"/>
          <table:table-cell table:style-name="ce200"/>
          <table:table-cell table:style-name="ce209"/>
          <table:table-cell table:style-name="ce196"/>
          <table:table-cell table:style-name="ce174"/>
          <table:table-cell table:number-columns-repeated="1013"/>
        </table:table-row>
        <table:table-row table:style-name="ro31">
          <table:table-cell/>
          <table:table-cell table:style-name="ce200"/>
          <table:table-cell table:style-name="ce209"/>
          <table:table-cell table:style-name="ce196"/>
          <table:table-cell table:style-name="ce174"/>
          <table:table-cell table:number-columns-repeated="4"/>
          <table:table-cell table:style-name="ce196"/>
          <table:table-cell table:number-columns-repeated="1014"/>
        </table:table-row>
        <table:table-row table:style-name="ro31">
          <table:table-cell table:number-columns-repeated="3"/>
          <table:table-cell table:style-name="ce196"/>
          <table:table-cell table:number-columns-repeated="5"/>
          <table:table-cell table:style-name="ce196"/>
          <table:table-cell table:number-columns-repeated="1014"/>
        </table:table-row>
        <table:table-row table:style-name="ro31">
          <table:table-cell table:number-columns-repeated="4"/>
          <table:table-cell table:style-name="ce174"/>
          <table:table-cell table:number-columns-repeated="5"/>
          <table:table-cell table:style-name="ce174"/>
          <table:table-cell table:number-columns-repeated="1013"/>
        </table:table-row>
        <table:table-row table:style-name="ro31" table:number-rows-repeated="1048471">
          <table:table-cell table:number-columns-repeated="1024"/>
        </table:table-row>
        <table:table-row table:style-name="ro31">
          <table:table-cell table:number-columns-repeated="1024"/>
        </table:table-row>
        <table:named-expressions>
          <table:named-range table:name="Excel_BuiltIn_Print_Area" table:base-cell-address="$TOC.$A$1" table:cell-range-address="$'Project Capital'.$B$1:.$J$89" table:range-usable-as="print-range"/>
        </table:named-expressions>
      </table:table>
      <table:table table:name="Project Expenses" table:style-name="ta8">
        <table:table-column table:style-name="co48" table:default-cell-style-name="ce151"/>
        <table:table-column table:style-name="co26" table:default-cell-style-name="ce151"/>
        <table:table-column table:style-name="co49" table:default-cell-style-name="ce151"/>
        <table:table-column table:style-name="co34" table:default-cell-style-name="ce151"/>
        <table:table-column table:style-name="co27" table:default-cell-style-name="ce151"/>
        <table:table-column table:style-name="co37" table:default-cell-style-name="ce151"/>
        <table:table-column table:style-name="co50" table:default-cell-style-name="ce151"/>
        <table:table-column table:style-name="co8" table:default-cell-style-name="ce151"/>
        <table:table-column table:style-name="co51" table:default-cell-style-name="ce151"/>
        <table:table-column table:style-name="co52" table:default-cell-style-name="ce151"/>
        <table:table-column table:style-name="co53" table:default-cell-style-name="ce151"/>
        <table:table-column table:style-name="co14" table:default-cell-style-name="ce151"/>
        <table:table-column table:style-name="co54" table:default-cell-style-name="ce151"/>
        <table:table-column table:style-name="co55" table:default-cell-style-name="ce151"/>
        <table:table-column table:style-name="co37" table:default-cell-style-name="ce151"/>
        <table:table-column table:style-name="co56" table:default-cell-style-name="ce151"/>
        <table:table-column table:style-name="co21" table:default-cell-style-name="ce151"/>
        <table:table-column table:style-name="co57" table:default-cell-style-name="ce151"/>
        <table:table-column table:style-name="co58" table:number-columns-repeated="2" table:default-cell-style-name="ce151"/>
        <table:table-column table:style-name="co39" table:default-cell-style-name="ce151"/>
        <table:table-column table:style-name="co59" table:default-cell-style-name="ce151"/>
        <table:table-column table:style-name="co39" table:number-columns-repeated="235" table:default-cell-style-name="ce151"/>
        <table:table-column table:style-name="co39" table:number-columns-repeated="767" table:default-cell-style-name="Default"/>
        <table:table-row table:style-name="ro31">
          <table:table-cell table:style-name="ce5" office:value-type="string" calcext:value-type="string">
            <text:p>Business Case Spreadsheet (Template)</text:p>
          </table:table-cell>
          <table:table-cell table:number-columns-repeated="1023"/>
        </table:table-row>
        <table:table-row table:style-name="ro30">
          <table:table-cell/>
          <table:table-cell table:style-name="ce189" office:value-type="string" calcext:value-type="string">
            <text:p>Project Expenses</text:p>
          </table:table-cell>
          <table:table-cell table:style-name="ce189" table:number-columns-repeated="2"/>
          <table:table-cell table:number-columns-repeated="1020"/>
        </table:table-row>
        <table:table-row table:style-name="ro54">
          <table:table-cell table:number-columns-repeated="5"/>
          <table:table-cell table:style-name="ce252" table:formula="of:=[$'CostBenefit Summary'.B13]" office:value-type="string" office:string-value="External Project Expenses (Fees &amp; Other Expenses)" calcext:value-type="string">
            <text:p>External Project Expenses (Fees &amp; Other Expenses)</text:p>
          </table:table-cell>
          <table:table-cell table:number-columns-repeated="4"/>
          <table:table-cell table:style-name="ce257"/>
          <table:table-cell>
            <draw:line table:end-cell-address="'Project Expenses'.M3" table:end-x="2.211cm" table:end-y="0.633cm" draw:z-index="3" draw:name="Строка 5" draw:style-name="gr36" draw:text-style-name="P4" svg:x1="0.29cm" svg:y1="0.529cm" svg:x2="2.864cm" svg:y2="0.477cm">
              <text:p/>
            </draw:line>
          </table:table-cell>
          <table:table-cell table:style-name="ce189"/>
          <table:table-cell table:style-name="ce252" table:formula="of:=[$'CostBenefit Summary'.B14]" office:value-type="string" office:string-value="Internal Project Expenses (Personnel &amp; Other Expenses)" calcext:value-type="string">
            <text:p>Internal Project Expenses (Personnel &amp; Other Expenses)</text:p>
          </table:table-cell>
          <table:table-cell table:style-name="ce189"/>
          <table:table-cell table:number-columns-repeated="1009"/>
        </table:table-row>
        <table:table-row table:style-name="ro30">
          <table:table-cell/>
          <table:table-cell table:style-name="ce190" office:value-type="string" calcext:value-type="string">
            <text:p>Level 1 - High Level Estimates</text:p>
            <draw:custom-shape table:end-cell-address="'Project Expenses'.E4" table:end-x="0.051cm" table:end-y="0.821cm" draw:z-index="0" draw:name="Прямоугольник 2" draw:style-name="gr37" draw:text-style-name="P1" svg:width="8.274cm" svg:height="0.82cm" svg:x="0cm" svg:y="0.001cm">
              <text:p/>
              <draw:enhanced-geometry svg:viewBox="0 0 21600 21600" draw:type="rectangle" draw:enhanced-path="M 0 0 L 21600 0 21600 21600 0 21600 0 0 Z N"/>
            </draw:custom-shape>
          </table:table-cell>
          <table:table-cell table:style-name="ce190" table:number-columns-repeated="2"/>
          <table:table-cell table:style-name="ce250" table:number-columns-repeated="3"/>
          <table:table-cell table:style-name="ce189"/>
          <table:table-cell table:number-columns-repeated="4"/>
          <table:table-cell table:style-name="ce189"/>
          <table:table-cell/>
          <table:table-cell table:style-name="ce189"/>
          <table:table-cell table:number-columns-repeated="1009"/>
        </table:table-row>
        <table:table-row table:style-name="ro55">
          <table:table-cell/>
          <table:table-cell table:style-name="ce240" table:number-columns-repeated="3"/>
          <table:table-cell table:style-name="ce250" table:number-columns-repeated="3"/>
          <table:table-cell table:style-name="ce189"/>
          <table:table-cell table:number-columns-repeated="4"/>
          <table:table-cell table:style-name="ce189"/>
          <table:table-cell/>
          <table:table-cell table:style-name="ce189"/>
          <table:table-cell table:number-columns-repeated="1009"/>
        </table:table-row>
        <table:table-row table:style-name="ro30">
          <table:table-cell/>
          <table:table-cell table:style-name="ce158" table:number-columns-repeated="2"/>
          <table:table-cell table:style-name="ce244" office:value-type="string" calcext:value-type="string">
            <text:p>Assumptions</text:p>
          </table:table-cell>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style-name="ce258"/>
          <table:table-cell/>
          <table:table-cell table:style-name="ce189"/>
          <table:table-cell/>
          <table:table-cell table:style-name="ce189"/>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number-columns-repeated="1003"/>
        </table:table-row>
        <table:table-row table:style-name="ro31">
          <table:table-cell/>
          <table:table-cell table:style-name="ce241" table:formula="of:=[$'CostBenefit Summary'.B13]" office:value-type="string" office:string-value="External Project Expenses (Fees &amp; Other Expenses)" calcext:value-type="string">
            <text:p>External Project Expenses (Fees &amp; Other Expenses)</text:p>
          </table:table-cell>
          <table:table-cell table:style-name="ce241"/>
          <table:table-cell table:style-name="ce245"/>
          <table:table-cell table:style-name="ce251" table:formula="of:=SUM([.E8:.E11])" office:value-type="float" office:value="0" calcext:value-type="float">
            <text:p><text:s/>$- <text:s text:c="2"/></text:p>
          </table:table-cell>
          <table:table-cell table:style-name="ce251" table:formula="of:=SUM([.F8:.F11])" office:value-type="float" office:value="0" calcext:value-type="float">
            <text:p><text:s/>$- <text:s text:c="2"/></text:p>
          </table:table-cell>
          <table:table-cell table:style-name="ce251" table:formula="of:=SUM([.G8:.G11])" office:value-type="float" office:value="0" calcext:value-type="float">
            <text:p><text:s/>$- <text:s text:c="2"/></text:p>
          </table:table-cell>
          <table:table-cell table:style-name="ce251" table:formula="of:=SUM([.H8:.H11])" office:value-type="float" office:value="0" calcext:value-type="float">
            <text:p><text:s/>$- <text:s text:c="2"/></text:p>
          </table:table-cell>
          <table:table-cell table:style-name="ce251" table:formula="of:=SUM([.I8:.I11])" office:value-type="float" office:value="0" calcext:value-type="float">
            <text:p><text:s/>$- <text:s text:c="2"/></text:p>
          </table:table-cell>
          <table:table-cell table:style-name="ce251" table:formula="of:=SUM([.J8:.J11])" office:value-type="float" office:value="0" calcext:value-type="float">
            <text:p><text:s/>$- <text:s text:c="2"/></text:p>
          </table:table-cell>
          <table:table-cell table:style-name="ce259"/>
          <table:table-cell/>
          <table:table-cell table:style-name="ce241" table:formula="of:=[$'CostBenefit Summary'.B14]" office:value-type="string" office:string-value="Internal Project Expenses (Personnel &amp; Other Expenses)" calcext:value-type="string">
            <text:p>Internal Project Expenses (Personnel &amp; Other Expenses)</text:p>
          </table:table-cell>
          <table:table-cell table:style-name="ce260"/>
          <table:table-cell table:style-name="ce261"/>
          <table:table-cell table:style-name="ce264" table:formula="of:=SUM([.N8:.N11])" office:value-type="float" office:value="0" calcext:value-type="float">
            <text:p><text:s/>$- <text:s text:c="2"/></text:p>
          </table:table-cell>
          <table:table-cell table:style-name="ce264" table:formula="of:=SUM([.O8:.O11])" office:value-type="float" office:value="0" calcext:value-type="float">
            <text:p><text:s/>$- <text:s text:c="2"/></text:p>
          </table:table-cell>
          <table:table-cell table:style-name="ce264" table:formula="of:=SUM([.P8:.P11])" office:value-type="float" office:value="0" calcext:value-type="float">
            <text:p><text:s/>$- <text:s text:c="2"/></text:p>
          </table:table-cell>
          <table:table-cell table:style-name="ce264" table:formula="of:=SUM([.Q8:.Q11])" office:value-type="float" office:value="0" calcext:value-type="float">
            <text:p><text:s/>$- <text:s text:c="2"/></text:p>
          </table:table-cell>
          <table:table-cell table:style-name="ce264" table:formula="of:=SUM([.R8:.R11])" office:value-type="float" office:value="0" calcext:value-type="float">
            <text:p><text:s/>$- <text:s text:c="2"/></text:p>
          </table:table-cell>
          <table:table-cell table:style-name="ce264" table:formula="of:=SUM([.S8:.S11])" office:value-type="float" office:value="0" calcext:value-type="float">
            <text:p><text:s/>$- <text:s text:c="2"/></text:p>
          </table:table-cell>
          <table:table-cell table:number-columns-repeated="1003"/>
        </table:table-row>
        <table:table-row table:style-name="ro30" table:number-rows-repeated="5">
          <table:table-cell table:number-columns-repeated="7"/>
          <table:table-cell table:style-name="ce189"/>
          <table:table-cell table:number-columns-repeated="4"/>
          <table:table-cell table:style-name="ce189"/>
          <table:table-cell/>
          <table:table-cell table:style-name="ce189"/>
          <table:table-cell table:number-columns-repeated="1009"/>
        </table:table-row>
        <table:table-row table:style-name="ro56">
          <table:table-cell/>
          <table:table-cell table:style-name="ce190" office:value-type="string" calcext:value-type="string">
            <text:p>Level 2 - Parametric Estimates</text:p>
            <draw:custom-shape table:end-cell-address="'Project Expenses'.D13" table:end-x="2.816cm" table:end-y="0.794cm" draw:z-index="1" draw:name="Прямоугольник 3" draw:style-name="gr38" draw:text-style-name="P1" svg:width="8.201cm" svg:height="0.794cm" svg:x="0cm" svg:y="0cm">
              <text:p/>
              <draw:enhanced-geometry svg:viewBox="0 0 21600 21600" draw:type="rectangle" draw:enhanced-path="M 0 0 L 21600 0 21600 21600 0 21600 0 0 Z N"/>
            </draw:custom-shape>
          </table:table-cell>
          <table:table-cell table:style-name="ce190" table:number-columns-repeated="2"/>
          <table:table-cell table:style-name="ce250" table:number-columns-repeated="3"/>
          <table:table-cell table:style-name="ce189"/>
          <table:table-cell table:number-columns-repeated="4"/>
          <table:table-cell table:style-name="ce189"/>
          <table:table-cell/>
          <table:table-cell table:style-name="ce189"/>
          <table:table-cell table:number-columns-repeated="1009"/>
        </table:table-row>
        <table:table-row table:style-name="ro12">
          <table:table-cell table:number-columns-repeated="3"/>
          <table:table-cell table:style-name="ce244" office:value-type="string" calcext:value-type="string">
            <text:p>Assumptions</text:p>
          </table:table-cell>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number-columns-repeated="4"/>
          <table:table-cell table:style-name="ce244" office:value-type="string" calcext:value-type="string">
            <text:p>Assumptions</text:p>
          </table:table-cell>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number-columns-repeated="1003"/>
        </table:table-row>
        <table:table-row table:style-name="ro31">
          <table:table-cell/>
          <table:table-cell table:style-name="ce241" table:formula="of:=[.B7]" office:value-type="string" office:string-value="External Project Expenses (Fees &amp; Other Expenses)" calcext:value-type="string">
            <text:p>External Project Expenses (Fees &amp; Other Expenses)</text:p>
          </table:table-cell>
          <table:table-cell table:style-name="ce243"/>
          <table:table-cell table:style-name="ce246"/>
          <table:table-cell table:style-name="ce215" table:formula="of:=SUM([.E16:.E18])" office:value-type="float" office:value="621575" calcext:value-type="float">
            <text:p><text:s/>$621 575 </text:p>
          </table:table-cell>
          <table:table-cell table:style-name="ce253"/>
          <table:table-cell table:style-name="ce215" table:number-columns-repeated="4"/>
          <table:table-cell table:number-columns-repeated="2"/>
          <table:table-cell table:style-name="ce241" table:formula="of:=[.M7]" office:value-type="string" office:string-value="Internal Project Expenses (Personnel &amp; Other Expenses)" calcext:value-type="string">
            <text:p>Internal Project Expenses (Personnel &amp; Other Expenses)</text:p>
          </table:table-cell>
          <table:table-cell table:style-name="ce261"/>
          <table:table-cell table:style-name="ce262"/>
          <table:table-cell table:style-name="ce215" table:formula="of:=SUM([.P16:.P18])" office:value-type="float" office:value="582981" calcext:value-type="float">
            <text:p><text:s/>$582 981 </text:p>
          </table:table-cell>
          <table:table-cell table:style-name="ce253"/>
          <table:table-cell table:style-name="ce215" table:number-columns-repeated="4"/>
          <table:table-cell table:number-columns-repeated="1003"/>
        </table:table-row>
        <table:table-row table:style-name="ro31">
          <table:table-cell/>
          <table:table-cell office:value-type="string" calcext:value-type="string">
            <text:p>External Fees Contingency</text:p>
          </table:table-cell>
          <table:table-cell/>
          <table:table-cell table:style-name="ce247" office:value-type="percentage" office:value="0.15" calcext:value-type="percentage">
            <text:p>15%</text:p>
          </table:table-cell>
          <table:table-cell table:style-name="ce196" table:formula="of:=SUM([.E17:.E18])*[.D16]" office:value-type="float" office:value="81075" calcext:value-type="float">
            <text:p><text:s/>$81 075 </text:p>
          </table:table-cell>
          <table:table-cell table:number-columns-repeated="7"/>
          <table:table-cell office:value-type="string" calcext:value-type="string">
            <text:p>Internal Project Costs Contingency</text:p>
          </table:table-cell>
          <table:table-cell/>
          <table:table-cell table:style-name="ce247" office:value-type="percentage" office:value="0.15" calcext:value-type="percentage">
            <text:p>15%</text:p>
          </table:table-cell>
          <table:table-cell table:style-name="ce196" table:formula="of:=SUM([.P17:.P18])*[.O16]" office:value-type="float" office:value="76041" calcext:value-type="float">
            <text:p><text:s/>$76 041 </text:p>
          </table:table-cell>
          <table:table-cell table:number-columns-repeated="5"/>
          <table:table-cell office:value-type="string" calcext:value-type="string">
            <text:p>Personnel</text:p>
          </table:table-cell>
          <table:table-cell table:number-columns-repeated="1002"/>
        </table:table-row>
        <table:table-row table:style-name="ro31">
          <table:table-cell/>
          <table:table-cell office:value-type="string" calcext:value-type="string">
            <text:p>Travel &amp; Expenses</text:p>
          </table:table-cell>
          <table:table-cell/>
          <table:table-cell table:style-name="ce247" office:value-type="percentage" office:value="0.15" calcext:value-type="percentage">
            <text:p>15%</text:p>
          </table:table-cell>
          <table:table-cell table:style-name="ce196" table:formula="of:=[.E18]*[.D17]" office:value-type="float" office:value="70500" calcext:value-type="float">
            <text:p><text:s/>$70 500 </text:p>
          </table:table-cell>
          <table:table-cell table:number-columns-repeated="7"/>
          <table:table-cell office:value-type="string" calcext:value-type="string">
            <text:p>Travel &amp; Expenses</text:p>
          </table:table-cell>
          <table:table-cell/>
          <table:table-cell table:style-name="ce247" office:value-type="percentage" office:value="0.05" calcext:value-type="percentage">
            <text:p>5%</text:p>
          </table:table-cell>
          <table:table-cell table:style-name="ce196" table:formula="of:=[.P18]*[.O17]" office:value-type="float" office:value="24140" calcext:value-type="float">
            <text:p><text:s/>$24 140 </text:p>
          </table:table-cell>
          <table:table-cell table:number-columns-repeated="5"/>
          <table:table-cell office:value-type="string" calcext:value-type="string">
            <text:p>Travel</text:p>
          </table:table-cell>
          <table:table-cell table:number-columns-repeated="1002"/>
        </table:table-row>
        <table:table-row table:style-name="ro31">
          <table:table-cell/>
          <table:table-cell office:value-type="string" calcext:value-type="string">
            <text:p>Integrator Fees</text:p>
          </table:table-cell>
          <table:table-cell office:value-type="string" calcext:value-type="string">
            <text:p>(Daily Rate)</text:p>
          </table:table-cell>
          <table:table-cell table:style-name="ce207" office:value-type="float" office:value="1000" calcext:value-type="float">
            <text:p><text:s/>$1 000 </text:p>
          </table:table-cell>
          <table:table-cell table:style-name="ce196" table:formula="of:=[.K26]*[.D18]" office:value-type="float" office:value="470000" calcext:value-type="float">
            <text:p><text:s/>$470 000 </text:p>
          </table:table-cell>
          <table:table-cell table:number-columns-repeated="7"/>
          <table:table-cell office:value-type="string" calcext:value-type="string">
            <text:p>Internal Labor Cost</text:p>
          </table:table-cell>
          <table:table-cell office:value-type="string" calcext:value-type="string">
            <text:p>(Daily Cost)</text:p>
          </table:table-cell>
          <table:table-cell table:style-name="ce263" table:formula="of:=68000/200" office:value-type="float" office:value="340" calcext:value-type="float">
            <text:p><text:s/>$340 </text:p>
          </table:table-cell>
          <table:table-cell table:style-name="ce196" table:formula="of:=[.L26]*[.O18]" office:value-type="float" office:value="482800" calcext:value-type="float">
            <text:p><text:s/>$482 800 </text:p>
          </table:table-cell>
          <table:table-cell table:number-columns-repeated="5"/>
          <table:table-cell office:value-type="string" calcext:value-type="string">
            <text:p>Personnel</text:p>
          </table:table-cell>
          <table:table-cell table:number-columns-repeated="1002"/>
        </table:table-row>
        <table:table-row table:style-name="ro31">
          <table:table-cell/>
          <table:table-cell table:style-name="ce242"/>
          <table:table-cell table:number-columns-repeated="3"/>
          <table:table-cell table:style-name="ce242"/>
          <table:table-cell table:number-columns-repeated="5"/>
          <table:table-cell table:style-name="ce242" table:number-columns-repeated="2"/>
          <table:table-cell table:number-columns-repeated="4"/>
          <table:table-cell table:style-name="ce231" office:value-type="string" calcext:value-type="string">
            <text:p>Corresponding Government Cost Categories</text:p>
          </table:table-cell>
          <table:table-cell table:number-columns-repeated="1006"/>
        </table:table-row>
        <table:table-row table:style-name="ro57">
          <table:table-cell table:number-columns-repeated="5"/>
          <table:table-cell table:style-name="ce242" table:number-columns-repeated="2"/>
          <table:table-cell table:style-name="ce196"/>
          <table:table-cell table:number-columns-repeated="3"/>
          <table:table-cell table:style-name="ce242" table:number-columns-repeated="2"/>
          <table:table-cell table:style-name="ce254"/>
          <table:table-cell table:number-columns-repeated="3"/>
          <table:table-cell table:style-name="ce265" office:value-type="string" calcext:value-type="string" table:number-columns-spanned="5" table:number-rows-spanned="1">
            <text:p>(From OMB Circular No. 76: Revised Supplemental Handbook, Performance of Commercial Activities</text:p>
          </table:table-cell>
          <table:covered-table-cell table:number-columns-repeated="3" table:style-name="ce266"/>
          <table:covered-table-cell table:style-name="ce267"/>
          <table:table-cell table:number-columns-repeated="1002"/>
        </table:table-row>
        <table:table-row table:style-name="ro48">
          <table:table-cell/>
          <table:table-cell table:style-name="ce242"/>
          <table:table-cell table:style-name="ce196"/>
          <table:table-cell/>
          <table:table-cell table:style-name="ce158" office:value-type="string" calcext:value-type="string">
            <text:p>Project Work Breakdown Structure (WBS) for</text:p>
          </table:table-cell>
          <table:table-cell table:style-name="ce158"/>
          <table:table-cell/>
          <table:table-cell table:style-name="ce242"/>
          <table:table-cell table:style-name="ce254"/>
          <table:table-cell table:number-columns-repeated="1015"/>
        </table:table-row>
        <table:table-row table:style-name="ro48">
          <table:table-cell/>
          <table:table-cell table:style-name="ce242"/>
          <table:table-cell table:style-name="ce196"/>
          <table:table-cell table:number-columns-repeated="3"/>
          <table:table-cell table:style-name="ce158" table:formula="of:=[$'CostBenefit Summary'.H2]" office:value-type="string" office:string-value="Generic IT Project" calcext:value-type="string">
            <text:p>Generic IT Project</text:p>
          </table:table-cell>
          <table:table-cell table:style-name="ce242"/>
          <table:table-cell table:style-name="ce254"/>
          <table:table-cell table:number-columns-repeated="1015"/>
        </table:table-row>
        <table:table-row table:style-name="ro31">
          <table:table-cell table:number-columns-repeated="1024"/>
        </table:table-row>
        <table:table-row table:style-name="ro31">
          <table:table-cell table:number-columns-repeated="3"/>
          <table:table-cell table:style-name="ce248" office:value-type="string" calcext:value-type="string">
            <text:p>Participants</text:p>
          </table:table-cell>
          <table:table-cell table:style-name="ce248" office:value-type="string" calcext:value-type="string">
            <text:p># Occurrences</text:p>
          </table:table-cell>
          <table:table-cell table:style-name="ce248"/>
          <table:table-cell table:style-name="ce248" office:value-type="string" calcext:value-type="string">
            <text:p>Estimating Factor</text:p>
          </table:table-cell>
          <table:table-cell table:style-name="ce248" office:value-type="string" calcext:value-type="string">
            <text:p>Duration (Days)</text:p>
          </table:table-cell>
          <table:table-cell table:style-name="ce244" office:value-type="string" calcext:value-type="string">
            <text:p>FTEs</text:p>
          </table:table-cell>
          <table:table-cell table:style-name="ce248" office:value-type="string" calcext:value-type="string">
            <text:p>% External</text:p>
          </table:table-cell>
          <table:table-cell table:style-name="ce248" office:value-type="string" calcext:value-type="string">
            <text:p>Integrator FTEs</text:p>
          </table:table-cell>
          <table:table-cell table:style-name="ce248" office:value-type="string" calcext:value-type="string">
            <text:p>Client FTEs</text:p>
          </table:table-cell>
          <table:table-cell table:number-columns-repeated="1012"/>
        </table:table-row>
        <table:table-row table:style-name="ro31">
          <table:table-cell/>
          <table:table-cell office:value-type="string" calcext:value-type="string">
            <text:p>Project Name</text:p>
          </table:table-cell>
          <table:table-cell table:number-columns-repeated="1022"/>
        </table:table-row>
        <table:table-row table:style-name="ro31">
          <table:table-cell/>
          <table:table-cell table:style-name="ce197" office:value-type="string" calcext:value-type="string">
            <text:p>Phase I</text:p>
          </table:table-cell>
          <table:table-cell table:number-columns-repeated="6"/>
          <table:table-cell table:style-name="ce208" table:formula="of:=[.I28]+[.I37]" office:value-type="float" office:value="1890" calcext:value-type="float">
            <text:p>1890,0</text:p>
          </table:table-cell>
          <table:table-cell table:style-name="ce255"/>
          <table:table-cell table:style-name="ce255" table:formula="of:=[.K28]+[.K37]" office:value-type="float" office:value="470" calcext:value-type="float">
            <text:p>470,0</text:p>
          </table:table-cell>
          <table:table-cell table:style-name="ce255" table:formula="of:=[.L28]+[.L37]" office:value-type="float" office:value="1420" calcext:value-type="float">
            <text:p>1420,0</text:p>
          </table:table-cell>
          <table:table-cell table:number-columns-repeated="1012"/>
        </table:table-row>
        <table:table-row table:style-name="ro31">
          <table:table-cell table:number-columns-repeated="8"/>
          <table:table-cell table:style-name="ce255" table:number-columns-repeated="4"/>
          <table:table-cell table:number-columns-repeated="1012"/>
        </table:table-row>
        <table:table-row table:style-name="ro31">
          <table:table-cell/>
          <table:table-cell table:style-name="ce200" office:value-type="string" calcext:value-type="string">
            <text:p>Workstream 1</text:p>
          </table:table-cell>
          <table:table-cell/>
          <table:table-cell table:style-name="ce160" table:number-columns-repeated="5"/>
          <table:table-cell table:style-name="ce208" table:formula="of:=SUM([.I30:.I35])" office:value-type="float" office:value="1220" calcext:value-type="float">
            <text:p>1220,0</text:p>
          </table:table-cell>
          <table:table-cell table:style-name="ce160"/>
          <table:table-cell table:style-name="ce208" table:formula="of:=SUM([.K30:.K35])" office:value-type="float" office:value="210" calcext:value-type="float">
            <text:p>210,0</text:p>
          </table:table-cell>
          <table:table-cell table:style-name="ce208" table:formula="of:=SUM([.L30:.L35])" office:value-type="float" office:value="1010" calcext:value-type="float">
            <text:p>1010,0</text:p>
          </table:table-cell>
          <table:table-cell table:number-columns-repeated="1012"/>
        </table:table-row>
        <table:table-row table:style-name="ro31">
          <table:table-cell/>
          <table:table-cell table:style-name="ce232" office:value-type="string" calcext:value-type="string">
            <text:p>Task Package 1</text:p>
          </table:table-cell>
          <table:table-cell table:number-columns-repeated="1022"/>
        </table:table-row>
        <table:table-row table:style-name="ro31">
          <table:table-cell table:number-columns-repeated="2"/>
          <table:table-cell office:value-type="string" calcext:value-type="string">
            <text:p>Task 1</text:p>
          </table:table-cell>
          <table:table-cell table:style-name="ce249" office:value-type="float" office:value="4" calcext:value-type="float">
            <text:p>4</text:p>
          </table:table-cell>
          <table:table-cell table:style-name="ce249" office:value-type="float" office:value="3" calcext:value-type="float">
            <text:p>3</text:p>
          </table:table-cell>
          <table:table-cell table:style-name="ce249"/>
          <table:table-cell table:style-name="ce160" office:value-type="string" calcext:value-type="string">
            <text:p>Meetings</text:p>
          </table:table-cell>
          <table:table-cell table:style-name="ce249" office:value-type="float" office:value="10" calcext:value-type="float">
            <text:p>10</text:p>
          </table:table-cell>
          <table:table-cell table:style-name="ce208" table:formula="of:=[.D30]*[.E30]*[.H30]" office:value-type="float" office:value="120" calcext:value-type="float">
            <text:p>120,0</text:p>
          </table:table-cell>
          <table:table-cell table:style-name="ce256" office:value-type="percentage" office:value="0.5" calcext:value-type="percentage">
            <text:p>50%</text:p>
          </table:table-cell>
          <table:table-cell table:style-name="ce208" table:formula="of:=[.J30]*[.I30]" office:value-type="float" office:value="60" calcext:value-type="float">
            <text:p>60,0</text:p>
          </table:table-cell>
          <table:table-cell table:style-name="ce208" table:formula="of:=(1-[.J30])*[.I30]" office:value-type="float" office:value="60" calcext:value-type="float">
            <text:p>60,0</text:p>
          </table:table-cell>
          <table:table-cell table:number-columns-repeated="1012"/>
        </table:table-row>
        <table:table-row table:style-name="ro31">
          <table:table-cell table:number-columns-repeated="2"/>
          <table:table-cell office:value-type="string" calcext:value-type="string">
            <text:p>Task 2</text:p>
          </table:table-cell>
          <table:table-cell table:style-name="ce249" office:value-type="float" office:value="2" calcext:value-type="float">
            <text:p>2</text:p>
          </table:table-cell>
          <table:table-cell table:style-name="ce249" office:value-type="float" office:value="5" calcext:value-type="float">
            <text:p>5</text:p>
          </table:table-cell>
          <table:table-cell table:style-name="ce249"/>
          <table:table-cell table:style-name="ce160" office:value-type="string" calcext:value-type="string">
            <text:p>Tables</text:p>
          </table:table-cell>
          <table:table-cell table:style-name="ce249" office:value-type="float" office:value="20" calcext:value-type="float">
            <text:p>20</text:p>
          </table:table-cell>
          <table:table-cell table:style-name="ce208" table:formula="of:=[.D31]*[.E31]*[.H31]" office:value-type="float" office:value="200" calcext:value-type="float">
            <text:p>200,0</text:p>
          </table:table-cell>
          <table:table-cell table:style-name="ce256" office:value-type="percentage" office:value="0" calcext:value-type="percentage">
            <text:p>0%</text:p>
          </table:table-cell>
          <table:table-cell table:style-name="ce208" table:formula="of:=[.J31]*[.I31]" office:value-type="float" office:value="0" calcext:value-type="float">
            <text:p>0,0</text:p>
          </table:table-cell>
          <table:table-cell table:style-name="ce208" table:formula="of:=(1-[.J31])*[.I31]" office:value-type="float" office:value="200" calcext:value-type="float">
            <text:p>200,0</text:p>
          </table:table-cell>
          <table:table-cell table:number-columns-repeated="1012"/>
        </table:table-row>
        <table:table-row table:style-name="ro31">
          <table:table-cell table:number-columns-repeated="2"/>
          <table:table-cell office:value-type="string" calcext:value-type="string">
            <text:p>Task 3</text:p>
          </table:table-cell>
          <table:table-cell table:style-name="ce216" table:number-columns-repeated="3"/>
          <table:table-cell/>
          <table:table-cell table:style-name="ce216"/>
          <table:table-cell/>
          <table:table-cell table:style-name="ce216"/>
          <table:table-cell table:number-columns-repeated="1014"/>
        </table:table-row>
        <table:table-row table:style-name="ro31">
          <table:table-cell/>
          <table:table-cell table:style-name="ce232" office:value-type="string" calcext:value-type="string">
            <text:p>Task Package 2</text:p>
          </table:table-cell>
          <table:table-cell/>
          <table:table-cell table:style-name="ce216" table:number-columns-repeated="3"/>
          <table:table-cell/>
          <table:table-cell table:style-name="ce216"/>
          <table:table-cell table:style-name="ce208"/>
          <table:table-cell table:style-name="ce216"/>
          <table:table-cell table:style-name="ce208" table:number-columns-repeated="2"/>
          <table:table-cell table:number-columns-repeated="1012"/>
        </table:table-row>
        <table:table-row table:style-name="ro31">
          <table:table-cell table:number-columns-repeated="2"/>
          <table:table-cell office:value-type="string" calcext:value-type="string">
            <text:p>Task 1</text:p>
          </table:table-cell>
          <table:table-cell table:style-name="ce249" office:value-type="float" office:value="4" calcext:value-type="float">
            <text:p>4</text:p>
          </table:table-cell>
          <table:table-cell table:style-name="ce249" office:value-type="float" office:value="3" calcext:value-type="float">
            <text:p>3</text:p>
          </table:table-cell>
          <table:table-cell table:style-name="ce249"/>
          <table:table-cell table:style-name="ce160" office:value-type="string" calcext:value-type="string">
            <text:p>Meetings</text:p>
          </table:table-cell>
          <table:table-cell table:style-name="ce249" office:value-type="float" office:value="25" calcext:value-type="float">
            <text:p>25</text:p>
          </table:table-cell>
          <table:table-cell table:style-name="ce208" table:formula="of:=[.D34]*[.E34]*[.H34]" office:value-type="float" office:value="300" calcext:value-type="float">
            <text:p>300,0</text:p>
          </table:table-cell>
          <table:table-cell table:style-name="ce256" office:value-type="percentage" office:value="0.5" calcext:value-type="percentage">
            <text:p>50%</text:p>
          </table:table-cell>
          <table:table-cell table:style-name="ce208" table:formula="of:=[.J34]*[.I34]" office:value-type="float" office:value="150" calcext:value-type="float">
            <text:p>150,0</text:p>
          </table:table-cell>
          <table:table-cell table:style-name="ce208" table:formula="of:=(1-[.J34])*[.I34]" office:value-type="float" office:value="150" calcext:value-type="float">
            <text:p>150,0</text:p>
          </table:table-cell>
          <table:table-cell table:number-columns-repeated="1012"/>
        </table:table-row>
        <table:table-row table:style-name="ro31">
          <table:table-cell table:number-columns-repeated="2"/>
          <table:table-cell office:value-type="string" calcext:value-type="string">
            <text:p>Task 2</text:p>
          </table:table-cell>
          <table:table-cell table:style-name="ce249" office:value-type="float" office:value="2" calcext:value-type="float">
            <text:p>2</text:p>
          </table:table-cell>
          <table:table-cell table:style-name="ce249" office:value-type="float" office:value="5" calcext:value-type="float">
            <text:p>5</text:p>
          </table:table-cell>
          <table:table-cell table:style-name="ce249"/>
          <table:table-cell table:style-name="ce160" office:value-type="string" calcext:value-type="string">
            <text:p>Tables</text:p>
          </table:table-cell>
          <table:table-cell table:style-name="ce249" office:value-type="float" office:value="60" calcext:value-type="float">
            <text:p>60</text:p>
          </table:table-cell>
          <table:table-cell table:style-name="ce208" table:formula="of:=[.D35]*[.E35]*[.H35]" office:value-type="float" office:value="600" calcext:value-type="float">
            <text:p>600,0</text:p>
          </table:table-cell>
          <table:table-cell table:style-name="ce256" office:value-type="percentage" office:value="0" calcext:value-type="percentage">
            <text:p>0%</text:p>
          </table:table-cell>
          <table:table-cell table:style-name="ce208" table:formula="of:=[.J35]*[.I35]" office:value-type="float" office:value="0" calcext:value-type="float">
            <text:p>0,0</text:p>
          </table:table-cell>
          <table:table-cell table:style-name="ce208" table:formula="of:=(1-[.J35])*[.I35]" office:value-type="float" office:value="600" calcext:value-type="float">
            <text:p>600,0</text:p>
          </table:table-cell>
          <table:table-cell table:number-columns-repeated="1012"/>
        </table:table-row>
        <table:table-row table:style-name="ro31">
          <table:table-cell table:number-columns-repeated="3"/>
          <table:table-cell table:style-name="ce249" table:number-columns-repeated="3"/>
          <table:table-cell table:style-name="ce160"/>
          <table:table-cell table:style-name="ce249"/>
          <table:table-cell table:style-name="ce208"/>
          <table:table-cell table:style-name="ce256"/>
          <table:table-cell table:style-name="ce208" table:number-columns-repeated="2"/>
          <table:table-cell table:number-columns-repeated="1012"/>
        </table:table-row>
        <table:table-row table:style-name="ro31">
          <table:table-cell/>
          <table:table-cell table:style-name="ce200" office:value-type="string" calcext:value-type="string">
            <text:p>Workstream 2</text:p>
          </table:table-cell>
          <table:table-cell/>
          <table:table-cell table:style-name="ce216" table:number-columns-repeated="3"/>
          <table:table-cell/>
          <table:table-cell table:style-name="ce216"/>
          <table:table-cell table:style-name="ce208" table:formula="of:=SUM([.I39:.I41])" office:value-type="float" office:value="670" calcext:value-type="float">
            <text:p>670,0</text:p>
          </table:table-cell>
          <table:table-cell table:style-name="ce216"/>
          <table:table-cell table:style-name="ce208" table:formula="of:=SUM([.K39:.K41])" office:value-type="float" office:value="260" calcext:value-type="float">
            <text:p>260,0</text:p>
          </table:table-cell>
          <table:table-cell table:style-name="ce208" table:formula="of:=SUM([.L39:.L41])" office:value-type="float" office:value="410" calcext:value-type="float">
            <text:p>410,0</text:p>
          </table:table-cell>
          <table:table-cell table:number-columns-repeated="1012"/>
        </table:table-row>
        <table:table-row table:style-name="ro31">
          <table:table-cell/>
          <table:table-cell table:style-name="ce232" office:value-type="string" calcext:value-type="string">
            <text:p>Task Package 1</text:p>
          </table:table-cell>
          <table:table-cell/>
          <table:table-cell table:style-name="ce216" table:number-columns-repeated="3"/>
          <table:table-cell/>
          <table:table-cell table:style-name="ce216"/>
          <table:table-cell/>
          <table:table-cell table:style-name="ce216"/>
          <table:table-cell table:number-columns-repeated="1014"/>
        </table:table-row>
        <table:table-row table:style-name="ro31">
          <table:table-cell table:number-columns-repeated="2"/>
          <table:table-cell office:value-type="string" calcext:value-type="string">
            <text:p>Task 1</text:p>
          </table:table-cell>
          <table:table-cell table:style-name="ce249" office:value-type="float" office:value="4" calcext:value-type="float">
            <text:p>4</text:p>
          </table:table-cell>
          <table:table-cell table:style-name="ce249" office:value-type="float" office:value="3" calcext:value-type="float">
            <text:p>3</text:p>
          </table:table-cell>
          <table:table-cell table:style-name="ce249"/>
          <table:table-cell table:style-name="ce160" office:value-type="string" calcext:value-type="string">
            <text:p>Meetings</text:p>
          </table:table-cell>
          <table:table-cell table:style-name="ce249" office:value-type="float" office:value="10" calcext:value-type="float">
            <text:p>10</text:p>
          </table:table-cell>
          <table:table-cell table:style-name="ce208" table:formula="of:=[.D39]*[.E39]*[.H39]" office:value-type="float" office:value="120" calcext:value-type="float">
            <text:p>120,0</text:p>
          </table:table-cell>
          <table:table-cell table:style-name="ce256" office:value-type="percentage" office:value="0.5" calcext:value-type="percentage">
            <text:p>50%</text:p>
          </table:table-cell>
          <table:table-cell table:style-name="ce208" table:formula="of:=[.J39]*[.I39]" office:value-type="float" office:value="60" calcext:value-type="float">
            <text:p>60,0</text:p>
          </table:table-cell>
          <table:table-cell table:style-name="ce208" table:formula="of:=(1-[.J39])*[.I39]" office:value-type="float" office:value="60" calcext:value-type="float">
            <text:p>60,0</text:p>
          </table:table-cell>
          <table:table-cell table:number-columns-repeated="1012"/>
        </table:table-row>
        <table:table-row table:style-name="ro31">
          <table:table-cell table:number-columns-repeated="2"/>
          <table:table-cell office:value-type="string" calcext:value-type="string">
            <text:p>Task 2</text:p>
          </table:table-cell>
          <table:table-cell table:style-name="ce249" office:value-type="float" office:value="2" calcext:value-type="float">
            <text:p>2</text:p>
          </table:table-cell>
          <table:table-cell table:style-name="ce249" office:value-type="float" office:value="5" calcext:value-type="float">
            <text:p>5</text:p>
          </table:table-cell>
          <table:table-cell table:style-name="ce249"/>
          <table:table-cell table:style-name="ce160" office:value-type="string" calcext:value-type="string">
            <text:p>Tables</text:p>
          </table:table-cell>
          <table:table-cell table:style-name="ce249" office:value-type="float" office:value="35" calcext:value-type="float">
            <text:p>35</text:p>
          </table:table-cell>
          <table:table-cell table:style-name="ce208" table:formula="of:=[.D40]*[.E40]*[.H40]" office:value-type="float" office:value="350" calcext:value-type="float">
            <text:p>350,0</text:p>
          </table:table-cell>
          <table:table-cell table:style-name="ce256" office:value-type="percentage" office:value="0" calcext:value-type="percentage">
            <text:p>0%</text:p>
          </table:table-cell>
          <table:table-cell table:style-name="ce208" table:formula="of:=[.J40]*[.I40]" office:value-type="float" office:value="0" calcext:value-type="float">
            <text:p>0,0</text:p>
          </table:table-cell>
          <table:table-cell table:style-name="ce208" table:formula="of:=(1-[.J40])*[.I40]" office:value-type="float" office:value="350" calcext:value-type="float">
            <text:p>350,0</text:p>
          </table:table-cell>
          <table:table-cell table:number-columns-repeated="1012"/>
        </table:table-row>
        <table:table-row table:style-name="ro31">
          <table:table-cell table:number-columns-repeated="2"/>
          <table:table-cell office:value-type="string" calcext:value-type="string">
            <text:p>Task 3</text:p>
          </table:table-cell>
          <table:table-cell table:style-name="ce249" office:value-type="float" office:value="2" calcext:value-type="float">
            <text:p>2</text:p>
          </table:table-cell>
          <table:table-cell table:style-name="ce249" office:value-type="float" office:value="5" calcext:value-type="float">
            <text:p>5</text:p>
          </table:table-cell>
          <table:table-cell table:style-name="ce249"/>
          <table:table-cell table:style-name="ce160" office:value-type="string" calcext:value-type="string">
            <text:p>Sessions</text:p>
          </table:table-cell>
          <table:table-cell table:style-name="ce249" office:value-type="float" office:value="20" calcext:value-type="float">
            <text:p>20</text:p>
          </table:table-cell>
          <table:table-cell table:style-name="ce208" table:formula="of:=[.D41]*[.E41]*[.H41]" office:value-type="float" office:value="200" calcext:value-type="float">
            <text:p>200,0</text:p>
          </table:table-cell>
          <table:table-cell table:style-name="ce256" office:value-type="percentage" office:value="1" calcext:value-type="percentage">
            <text:p>100%</text:p>
          </table:table-cell>
          <table:table-cell table:style-name="ce208" table:formula="of:=[.J41]*[.I41]" office:value-type="float" office:value="200" calcext:value-type="float">
            <text:p>200,0</text:p>
          </table:table-cell>
          <table:table-cell table:style-name="ce208" table:formula="of:=(1-[.J41])*[.I41]" office:value-type="float" office:value="0" calcext:value-type="float">
            <text:p>0,0</text:p>
          </table:table-cell>
          <table:table-cell table:number-columns-repeated="1012"/>
        </table:table-row>
        <table:table-row table:style-name="ro31" table:number-rows-repeated="4">
          <table:table-cell table:number-columns-repeated="1024"/>
        </table:table-row>
        <table:table-row table:style-name="ro48">
          <table:table-cell/>
          <table:table-cell table:style-name="ce190" office:value-type="string" calcext:value-type="string">
            <text:p>Level 3 - Actual Results</text:p>
            <draw:custom-shape table:end-cell-address="'Project Expenses'.D47" table:end-x="2.816cm" table:end-y="0.053cm" draw:z-index="2" draw:name="Прямоугольник 4" draw:style-name="gr39" draw:text-style-name="P1" svg:width="8.201cm" svg:height="0.713cm" svg:x="0cm" svg:y="0.001cm">
              <text:p/>
              <draw:enhanced-geometry svg:viewBox="0 0 21600 21600" draw:type="rectangle" draw:enhanced-path="M 0 0 L 21600 0 21600 21600 0 21600 0 0 Z N"/>
            </draw:custom-shape>
          </table:table-cell>
          <table:table-cell table:style-name="ce190" table:number-columns-repeated="2"/>
          <table:table-cell table:style-name="ce250" table:number-columns-repeated="3"/>
          <table:table-cell table:number-columns-repeated="1017"/>
        </table:table-row>
        <table:table-row table:style-name="ro31">
          <table:table-cell table:number-columns-repeated="1024"/>
        </table:table-row>
        <table:table-row table:style-name="ro49">
          <table:table-cell table:number-columns-repeated="1024"/>
        </table:table-row>
        <table:table-row table:style-name="ro30">
          <table:table-cell/>
          <table:table-cell table:style-name="ce158" table:number-columns-repeated="2"/>
          <table:table-cell table:style-name="ce244" office:value-type="string" calcext:value-type="string">
            <text:p>Assumptions</text:p>
          </table:table-cell>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style-name="ce258"/>
          <table:table-cell/>
          <table:table-cell table:style-name="ce189"/>
          <table:table-cell/>
          <table:table-cell table:style-name="ce189"/>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number-columns-repeated="1003"/>
        </table:table-row>
        <table:table-row table:style-name="ro31">
          <table:table-cell/>
          <table:table-cell table:style-name="ce241" table:formula="of:=[.B15]" office:value-type="string" office:string-value="External Project Expenses (Fees &amp; Other Expenses)" calcext:value-type="string">
            <text:p>External Project Expenses (Fees &amp; Other Expenses)</text:p>
          </table:table-cell>
          <table:table-cell table:style-name="ce241"/>
          <table:table-cell table:style-name="ce245"/>
          <table:table-cell table:style-name="ce251" table:formula="of:=SUM([.E51:.E54])" office:value-type="float" office:value="0" calcext:value-type="float">
            <text:p><text:s/>$- <text:s text:c="2"/></text:p>
          </table:table-cell>
          <table:table-cell table:style-name="ce251" table:formula="of:=SUM([.F51:.F54])" office:value-type="float" office:value="0" calcext:value-type="float">
            <text:p><text:s/>$- <text:s text:c="2"/></text:p>
          </table:table-cell>
          <table:table-cell table:style-name="ce251" table:formula="of:=SUM([.G51:.G54])" office:value-type="float" office:value="0" calcext:value-type="float">
            <text:p><text:s/>$- <text:s text:c="2"/></text:p>
          </table:table-cell>
          <table:table-cell table:style-name="ce251" table:formula="of:=SUM([.H51:.H54])" office:value-type="float" office:value="0" calcext:value-type="float">
            <text:p><text:s/>$- <text:s text:c="2"/></text:p>
          </table:table-cell>
          <table:table-cell table:style-name="ce251" table:formula="of:=SUM([.I51:.I54])" office:value-type="float" office:value="0" calcext:value-type="float">
            <text:p><text:s/>$- <text:s text:c="2"/></text:p>
          </table:table-cell>
          <table:table-cell table:style-name="ce251" table:formula="of:=SUM([.J51:.J54])" office:value-type="float" office:value="0" calcext:value-type="float">
            <text:p><text:s/>$- <text:s text:c="2"/></text:p>
          </table:table-cell>
          <table:table-cell table:style-name="ce259"/>
          <table:table-cell/>
          <table:table-cell table:style-name="ce241" table:formula="of:=[.M15]" office:value-type="string" office:string-value="Internal Project Expenses (Personnel &amp; Other Expenses)" calcext:value-type="string">
            <text:p>Internal Project Expenses (Personnel &amp; Other Expenses)</text:p>
          </table:table-cell>
          <table:table-cell table:style-name="ce260"/>
          <table:table-cell table:style-name="ce261"/>
          <table:table-cell table:style-name="ce264" table:formula="of:=SUM([.M51:.M54])" office:value-type="float" office:value="0" calcext:value-type="float">
            <text:p><text:s/>$- <text:s text:c="2"/></text:p>
          </table:table-cell>
          <table:table-cell table:style-name="ce264" table:formula="of:=SUM([.N51:.N54])" office:value-type="float" office:value="0" calcext:value-type="float">
            <text:p><text:s/>$- <text:s text:c="2"/></text:p>
          </table:table-cell>
          <table:table-cell table:style-name="ce264" table:formula="of:=SUM([.O51:.O54])" office:value-type="float" office:value="0" calcext:value-type="float">
            <text:p><text:s/>$- <text:s text:c="2"/></text:p>
          </table:table-cell>
          <table:table-cell table:style-name="ce264" table:formula="of:=SUM([.P51:.P54])" office:value-type="float" office:value="0" calcext:value-type="float">
            <text:p><text:s/>$- <text:s text:c="2"/></text:p>
          </table:table-cell>
          <table:table-cell table:style-name="ce264" table:formula="of:=SUM([.Q51:.Q54])" office:value-type="float" office:value="0" calcext:value-type="float">
            <text:p><text:s/>$- <text:s text:c="2"/></text:p>
          </table:table-cell>
          <table:table-cell table:style-name="ce264" table:formula="of:=SUM([.R51:.R54])" office:value-type="float" office:value="0" calcext:value-type="float">
            <text:p><text:s/>$- <text:s text:c="2"/></text:p>
          </table:table-cell>
          <table:table-cell table:number-columns-repeated="1003"/>
        </table:table-row>
        <table:table-row table:style-name="ro31" table:number-rows-repeated="1048525">
          <table:table-cell table:number-columns-repeated="1024"/>
        </table:table-row>
        <table:table-row table:style-name="ro31">
          <table:table-cell table:number-columns-repeated="1024"/>
        </table:table-row>
      </table:table>
      <table:table table:name="Incrtl Ongoing Costs" table:style-name="ta9">
        <office:forms form:automatic-focus="false" form:apply-design-mode="false"/>
        <table:table-column table:style-name="co60" table:default-cell-style-name="ce151"/>
        <table:table-column table:style-name="co61" table:default-cell-style-name="ce151"/>
        <table:table-column table:style-name="co42" table:default-cell-style-name="ce151"/>
        <table:table-column table:style-name="co43" table:default-cell-style-name="ce151"/>
        <table:table-column table:style-name="co44" table:default-cell-style-name="ce151"/>
        <table:table-column table:style-name="co38" table:default-cell-style-name="ce151"/>
        <table:table-column table:style-name="co45" table:default-cell-style-name="ce151"/>
        <table:table-column table:style-name="co18" table:default-cell-style-name="ce151"/>
        <table:table-column table:style-name="co62" table:default-cell-style-name="ce151"/>
        <table:table-column table:style-name="co47" table:default-cell-style-name="ce151"/>
        <table:table-column table:style-name="co21" table:default-cell-style-name="ce151"/>
        <table:table-column table:style-name="co63" table:default-cell-style-name="ce151"/>
        <table:table-column table:style-name="co64" table:default-cell-style-name="ce151"/>
        <table:table-column table:style-name="co39" table:number-columns-repeated="244" table:default-cell-style-name="ce151"/>
        <table:table-column table:style-name="co39" table:number-columns-repeated="767" table:default-cell-style-name="Default"/>
        <table:table-row table:style-name="ro58">
          <table:table-cell table:style-name="ce5" office:value-type="string" calcext:value-type="string">
            <text:p>Business Case Spreadsheet (Template)</text:p>
          </table:table-cell>
          <table:table-cell table:style-name="ce201" table:number-columns-repeated="2"/>
          <table:table-cell/>
          <table:table-cell table:style-name="ce201" table:number-columns-repeated="2"/>
          <table:table-cell table:style-name="ce270"/>
          <table:table-cell table:number-columns-repeated="1017"/>
        </table:table-row>
        <table:table-row table:style-name="ro59">
          <table:table-cell/>
          <table:table-cell table:style-name="ce189" office:value-type="string" calcext:value-type="string">
            <text:p>Incremental Ongoing Costs</text:p>
          </table:table-cell>
          <table:table-cell table:style-name="ce201" table:number-columns-repeated="5"/>
          <table:table-cell table:number-columns-repeated="1017"/>
        </table:table-row>
        <table:table-row table:style-name="ro31">
          <table:table-cell/>
          <table:table-cell table:style-name="ce201" table:number-columns-repeated="6"/>
          <table:table-cell table:number-columns-repeated="1017"/>
        </table:table-row>
        <table:table-row table:style-name="ro48">
          <table:table-cell/>
          <table:table-cell table:style-name="ce268" table:formula="of:=[$Revenue.B4]" office:value-type="string" office:string-value="Level 1 - High Level Estimates" calcext:value-type="string">
            <text:p>Level 1 - High Level Estimates</text:p>
            <draw:custom-shape table:end-cell-address="'Incrtl Ongoing Costs'.D4" table:end-x="0.003cm" table:end-y="0.662cm" draw:z-index="0" draw:name="Прямоугольник 9" draw:style-name="gr40" draw:text-style-name="P1" svg:width="8.323cm" svg:height="0.661cm" svg:x="0cm" svg:y="-0.028cm">
              <text:p/>
              <draw:enhanced-geometry svg:viewBox="0 0 21600 21600" draw:type="rectangle" draw:enhanced-path="M 0 0 L 21600 0 21600 21600 0 21600 0 0 Z N"/>
            </draw:custom-shape>
          </table:table-cell>
          <table:table-cell table:style-name="ce278"/>
          <table:table-cell table:style-name="ce270"/>
          <table:table-cell table:style-name="ce201" table:number-columns-repeated="3"/>
          <table:table-cell table:number-columns-repeated="1017"/>
        </table:table-row>
        <table:table-row table:style-name="ro31">
          <table:table-cell/>
          <table:table-cell table:style-name="ce201" table:number-columns-repeated="7"/>
          <table:table-cell table:style-name="ce196"/>
          <table:table-cell table:number-columns-repeated="1015"/>
        </table:table-row>
        <table:table-row table:style-name="ro31">
          <table:table-cell/>
          <table:table-cell table:style-name="ce269" table:formula="of:=[$'CostBenefit Summary'.B10]" office:value-type="string" office:string-value="Incremental Commissions &amp; Cost of Sales" calcext:value-type="string">
            <text:p>Incremental Commissions &amp; Cost of Sales</text:p>
          </table:table-cell>
          <table:table-cell office:value-type="string" calcext:value-type="string">
            <text:p>Estimated as percentage of revenues from prior operating financial data.</text:p>
          </table:table-cell>
          <table:table-cell table:style-name="ce201" table:number-columns-repeated="2"/>
          <table:table-cell/>
          <table:table-cell table:style-name="ce201" table:number-columns-repeated="2"/>
          <table:table-cell table:style-name="ce196"/>
          <table:table-cell table:number-columns-repeated="1015"/>
        </table:table-row>
        <table:table-row table:style-name="ro49">
          <table:table-cell/>
          <table:table-cell table:style-name="ce201" office:value-type="string" calcext:value-type="string">
            <text:p>- used in row 10 of CostBenefit Summary tab</text:p>
          </table:table-cell>
          <table:table-cell/>
          <table:table-cell table:style-name="ce201" table:number-columns-repeated="5"/>
          <table:table-cell table:style-name="ce196"/>
          <table:table-cell table:number-columns-repeated="1015"/>
        </table:table-row>
        <table:table-row table:style-name="ro31">
          <table:table-cell/>
          <table:table-cell table:style-name="ce270"/>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style-name="ce196"/>
          <table:table-cell table:number-columns-repeated="1015"/>
        </table:table-row>
        <table:table-row table:style-name="ro32">
          <table:table-cell/>
          <table:table-cell table:style-name="ce271" office:value-type="string" calcext:value-type="string">
            <text:p>Estimate: Commissions &amp; Cost of Sales</text:p>
          </table:table-cell>
          <table:table-cell table:style-name="ce279" office:value-type="percentage" office:value="0" calcext:value-type="percentage">
            <text:p>0%</text:p>
          </table:table-cell>
          <table:table-cell table:style-name="ce287" office:value-type="percentage" office:value="0.15" calcext:value-type="percentage">
            <text:p>15%</text:p>
          </table:table-cell>
          <table:table-cell table:style-name="ce291" table:formula="of:=[.D9]" office:value-type="percentage" office:value="0.15" calcext:value-type="percentage">
            <text:p>15%</text:p>
          </table:table-cell>
          <table:table-cell table:style-name="ce298" table:formula="of:=[.E9]" office:value-type="percentage" office:value="0.15" calcext:value-type="percentage">
            <text:p>15%</text:p>
          </table:table-cell>
          <table:table-cell table:style-name="ce298" table:formula="of:=[.F9]" office:value-type="percentage" office:value="0.15" calcext:value-type="percentage">
            <text:p>15%</text:p>
          </table:table-cell>
          <table:table-cell table:style-name="ce306" table:formula="of:=[.G9]" office:value-type="percentage" office:value="0.15" calcext:value-type="percentage">
            <text:p>15%</text:p>
          </table:table-cell>
          <table:table-cell table:style-name="ce196"/>
          <table:table-cell table:number-columns-repeated="1015"/>
        </table:table-row>
        <table:table-row table:style-name="ro31">
          <table:table-cell/>
          <table:table-cell table:style-name="ce201" table:number-columns-repeated="7"/>
          <table:table-cell table:style-name="ce196"/>
          <table:table-cell table:number-columns-repeated="1015"/>
        </table:table-row>
        <table:table-row table:style-name="ro31">
          <table:table-cell/>
          <table:table-cell table:style-name="ce201"/>
          <table:table-cell table:style-name="ce201" office:value-type="string" calcext:value-type="string">
            <text:p>Description of supporting research and data source(s):</text:p>
          </table:table-cell>
          <table:table-cell table:style-name="ce201" table:number-columns-repeated="5"/>
          <table:table-cell table:style-name="ce196"/>
          <table:table-cell table:number-columns-repeated="1015"/>
        </table:table-row>
        <table:table-row table:style-name="ro31" table:number-rows-repeated="3">
          <table:table-cell/>
          <table:table-cell table:style-name="ce201" table:number-columns-repeated="7"/>
          <table:table-cell table:style-name="ce196"/>
          <table:table-cell table:number-columns-repeated="1015"/>
        </table:table-row>
        <table:table-row table:style-name="ro31">
          <table:table-cell/>
          <table:table-cell table:style-name="ce269" table:formula="of:=[$'CostBenefit Summary'.B11]" office:value-type="string" office:string-value="Incremental Cost of Operations" calcext:value-type="string">
            <text:p>Incremental Cost of Operations</text:p>
          </table:table-cell>
          <table:table-cell table:style-name="ce201" table:number-columns-repeated="6"/>
          <table:table-cell table:style-name="ce196"/>
          <table:table-cell table:number-columns-repeated="1015"/>
        </table:table-row>
        <table:table-row table:style-name="ro31">
          <table:table-cell/>
          <table:table-cell table:style-name="ce201" office:value-type="string" calcext:value-type="string">
            <text:p>- used in row 11 of CostBenefit Summary tab</text:p>
          </table:table-cell>
          <table:table-cell table:style-name="ce201" table:number-columns-repeated="6"/>
          <table:table-cell table:style-name="ce196"/>
          <table:table-cell table:number-columns-repeated="1015"/>
        </table:table-row>
        <table:table-row table:style-name="ro31">
          <table:table-cell/>
          <table:table-cell table:style-name="ce201" table:number-columns-repeated="7"/>
          <table:table-cell table:style-name="ce196"/>
          <table:table-cell table:number-columns-repeated="1015"/>
        </table:table-row>
        <table:table-row table:style-name="ro49">
          <table:table-cell/>
          <table:table-cell table:style-name="ce201"/>
          <table:table-cell office:value-type="string" calcext:value-type="string">
            <text:p>Estimated as percentage of revenues from prior operating financial data.</text:p>
          </table:table-cell>
          <table:table-cell table:style-name="ce201" table:number-columns-repeated="2"/>
          <table:table-cell/>
          <table:table-cell table:style-name="ce201" table:number-columns-repeated="2"/>
          <table:table-cell table:style-name="ce311"/>
          <table:table-cell table:number-columns-repeated="1015"/>
        </table:table-row>
        <table:table-row table:style-name="ro31">
          <table:table-cell/>
          <table:table-cell table:style-name="ce201"/>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style-name="ce311"/>
          <table:table-cell table:number-columns-repeated="1015"/>
        </table:table-row>
        <table:table-row table:style-name="ro49">
          <table:table-cell/>
          <table:table-cell table:style-name="ce201" office:value-type="string" calcext:value-type="string">
            <text:p>Estimate: Cost of Operations</text:p>
          </table:table-cell>
          <table:table-cell table:style-name="ce279" office:value-type="percentage" office:value="0" calcext:value-type="percentage">
            <text:p>0%</text:p>
          </table:table-cell>
          <table:table-cell table:style-name="ce287" office:value-type="percentage" office:value="0.4" calcext:value-type="percentage">
            <text:p>40%</text:p>
          </table:table-cell>
          <table:table-cell table:style-name="ce291" table:formula="of:=[.D20]" office:value-type="percentage" office:value="0.4" calcext:value-type="percentage">
            <text:p>40%</text:p>
          </table:table-cell>
          <table:table-cell table:style-name="ce291" table:formula="of:=[.E20]" office:value-type="percentage" office:value="0.4" calcext:value-type="percentage">
            <text:p>40%</text:p>
          </table:table-cell>
          <table:table-cell table:style-name="ce291" table:formula="of:=[.F20]" office:value-type="percentage" office:value="0.4" calcext:value-type="percentage">
            <text:p>40%</text:p>
          </table:table-cell>
          <table:table-cell table:style-name="ce307" table:formula="of:=[.G20]" office:value-type="percentage" office:value="0.4" calcext:value-type="percentage">
            <text:p>40%</text:p>
          </table:table-cell>
          <table:table-cell table:number-columns-repeated="1016"/>
        </table:table-row>
        <table:table-row table:style-name="ro31">
          <table:table-cell/>
          <table:table-cell table:style-name="ce201" table:number-columns-repeated="6"/>
          <table:table-cell table:number-columns-repeated="1017"/>
        </table:table-row>
        <table:table-row table:style-name="ro31">
          <table:table-cell/>
          <table:table-cell table:style-name="ce201"/>
          <table:table-cell table:style-name="ce201" office:value-type="string" calcext:value-type="string">
            <text:p>Description of supporting research and data source(s):</text:p>
          </table:table-cell>
          <table:table-cell table:style-name="ce201" table:number-columns-repeated="4"/>
          <table:table-cell table:number-columns-repeated="1017"/>
        </table:table-row>
        <table:table-row table:style-name="ro31" table:number-rows-repeated="3">
          <table:table-cell/>
          <table:table-cell table:style-name="ce201" table:number-columns-repeated="6"/>
          <table:table-cell table:number-columns-repeated="1017"/>
        </table:table-row>
        <table:table-row table:style-name="ro31">
          <table:table-cell/>
          <table:table-cell table:style-name="ce269" table:formula="of:=[$'CostBenefit Summary'.B12]" office:value-type="string" office:string-value="Incremental SG&amp;A Cost" calcext:value-type="string">
            <text:p>Incremental SG&amp;A Cost</text:p>
          </table:table-cell>
          <table:table-cell table:style-name="ce201" table:number-columns-repeated="5"/>
          <table:table-cell table:number-columns-repeated="1017"/>
        </table:table-row>
        <table:table-row table:style-name="ro31">
          <table:table-cell/>
          <table:table-cell table:style-name="ce201" office:value-type="string" calcext:value-type="string">
            <text:p>- used in row 12 of CostBenefit Summary tab</text:p>
          </table:table-cell>
          <table:table-cell table:style-name="ce201" table:number-columns-repeated="5"/>
          <table:table-cell table:number-columns-repeated="1017"/>
        </table:table-row>
        <table:table-row table:style-name="ro31">
          <table:table-cell/>
          <table:table-cell table:style-name="ce201" table:number-columns-repeated="6"/>
          <table:table-cell table:number-columns-repeated="1017"/>
        </table:table-row>
        <table:table-row table:style-name="ro49">
          <table:table-cell/>
          <table:table-cell table:style-name="ce201"/>
          <table:table-cell office:value-type="string" calcext:value-type="string">
            <text:p>Estimated as percentage of revenues from prior operating financial data.</text:p>
          </table:table-cell>
          <table:table-cell table:style-name="ce201" table:number-columns-repeated="4"/>
          <table:table-cell table:number-columns-repeated="1017"/>
        </table:table-row>
        <table:table-row table:style-name="ro31">
          <table:table-cell/>
          <table:table-cell table:style-name="ce201"/>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number-columns-repeated="1016"/>
        </table:table-row>
        <table:table-row table:style-name="ro49">
          <table:table-cell/>
          <table:table-cell table:style-name="ce201" office:value-type="string" calcext:value-type="string">
            <text:p>Estimate: SG&amp;A Cost</text:p>
          </table:table-cell>
          <table:table-cell table:style-name="ce279" office:value-type="percentage" office:value="0" calcext:value-type="percentage">
            <text:p>0%</text:p>
          </table:table-cell>
          <table:table-cell table:style-name="ce287" office:value-type="percentage" office:value="0.1" calcext:value-type="percentage">
            <text:p>10%</text:p>
          </table:table-cell>
          <table:table-cell table:style-name="ce291" table:formula="of:=[.D31]" office:value-type="percentage" office:value="0.1" calcext:value-type="percentage">
            <text:p>10%</text:p>
          </table:table-cell>
          <table:table-cell table:style-name="ce291" table:formula="of:=[.E31]" office:value-type="percentage" office:value="0.1" calcext:value-type="percentage">
            <text:p>10%</text:p>
          </table:table-cell>
          <table:table-cell table:style-name="ce291" table:formula="of:=[.F31]" office:value-type="percentage" office:value="0.1" calcext:value-type="percentage">
            <text:p>10%</text:p>
          </table:table-cell>
          <table:table-cell table:style-name="ce307" table:formula="of:=[.G31]" office:value-type="percentage" office:value="0.1" calcext:value-type="percentage">
            <text:p>10%</text:p>
          </table:table-cell>
          <table:table-cell table:number-columns-repeated="1016"/>
        </table:table-row>
        <table:table-row table:style-name="ro31">
          <table:table-cell/>
          <table:table-cell table:style-name="ce201" table:number-columns-repeated="6"/>
          <table:table-cell table:number-columns-repeated="1017"/>
        </table:table-row>
        <table:table-row table:style-name="ro31">
          <table:table-cell/>
          <table:table-cell table:style-name="ce201"/>
          <table:table-cell table:style-name="ce201" office:value-type="string" calcext:value-type="string">
            <text:p>Description of supporting research and data source(s):</text:p>
          </table:table-cell>
          <table:table-cell table:style-name="ce201" table:number-columns-repeated="4"/>
          <table:table-cell table:number-columns-repeated="1017"/>
        </table:table-row>
        <table:table-row table:style-name="ro31" table:number-rows-repeated="2">
          <table:table-cell/>
          <table:table-cell table:style-name="ce201" table:number-columns-repeated="6"/>
          <table:table-cell table:number-columns-repeated="1017"/>
        </table:table-row>
        <table:table-row table:style-name="ro53">
          <table:table-cell/>
          <table:table-cell table:style-name="ce201" table:number-columns-repeated="6"/>
          <table:table-cell table:number-columns-repeated="1017"/>
        </table:table-row>
        <table:table-row table:style-name="ro48">
          <table:table-cell/>
          <table:table-cell table:style-name="ce268" table:formula="of:=[$Revenue.B14]" office:value-type="string" office:string-value="Level 2 - Parametric Estimates" calcext:value-type="string">
            <text:p>Level 2 - Parametric Estimates</text:p>
            <draw:custom-shape table:end-cell-address="'Incrtl Ongoing Costs'.D37" table:end-x="0.003cm" table:end-y="0.662cm" draw:z-index="1" draw:name="Прямоугольник 10" draw:style-name="gr40" draw:text-style-name="P1" svg:width="8.323cm" svg:height="0.661cm" svg:x="0cm" svg:y="-0.028cm">
              <text:p/>
              <draw:enhanced-geometry svg:viewBox="0 0 21600 21600" draw:type="rectangle" draw:enhanced-path="M 0 0 L 21600 0 21600 21600 0 21600 0 0 Z N"/>
            </draw:custom-shape>
          </table:table-cell>
          <table:table-cell table:style-name="ce278"/>
          <table:table-cell table:style-name="ce270"/>
          <table:table-cell table:style-name="ce201" table:number-columns-repeated="3"/>
          <table:table-cell table:number-columns-repeated="1017"/>
        </table:table-row>
        <table:table-row table:style-name="ro48">
          <table:table-cell/>
          <table:table-cell table:style-name="ce272"/>
          <table:table-cell table:style-name="ce201"/>
          <table:table-cell table:style-name="ce270"/>
          <table:table-cell table:style-name="ce201" table:number-columns-repeated="3"/>
          <table:table-cell table:number-columns-repeated="1017"/>
        </table:table-row>
        <table:table-row table:style-name="ro31">
          <table:table-cell/>
          <table:table-cell table:style-name="ce269" table:formula="of:=[$'CostBenefit Summary'.B10]" office:value-type="string" office:string-value="Incremental Commissions &amp; Cost of Sales" calcext:value-type="string">
            <text:p>Incremental Commissions &amp; Cost of Sales</text:p>
          </table:table-cell>
          <table:table-cell table:style-name="ce201"/>
          <table:table-cell table:style-name="ce270"/>
          <table:table-cell table:style-name="ce201" table:number-columns-repeated="3"/>
          <table:table-cell table:style-name="ce270"/>
          <table:table-cell table:style-name="ce196"/>
          <table:table-cell table:number-columns-repeated="1015"/>
        </table:table-row>
        <table:table-row table:style-name="ro31">
          <table:table-cell/>
          <table:table-cell table:style-name="ce201" office:value-type="string" calcext:value-type="string">
            <text:p>- used in row 10 of CostBenefit Summary tab</text:p>
          </table:table-cell>
          <table:table-cell table:style-name="ce201"/>
          <table:table-cell table:style-name="ce288" office:value-type="string" calcext:value-type="string">
            <text:p>(Insert parametric estimates of Commissions &amp; Cost of Sales sub-categories in this space.)</text:p>
          </table:table-cell>
          <table:table-cell table:style-name="ce201" table:number-columns-repeated="3"/>
          <table:table-cell table:style-name="ce196"/>
          <table:table-cell table:style-name="ce311"/>
          <table:table-cell table:number-columns-repeated="1015"/>
        </table:table-row>
        <table:table-row table:style-name="ro49">
          <table:table-cell/>
          <table:table-cell table:style-name="ce270"/>
          <table:table-cell table:style-name="ce201"/>
          <table:table-cell table:style-name="ce270"/>
          <table:table-cell table:style-name="ce201" table:number-columns-repeated="3"/>
          <table:table-cell table:style-name="ce196"/>
          <table:table-cell table:style-name="ce311"/>
          <table:table-cell table:number-columns-repeated="1015"/>
        </table:table-row>
        <table:table-row table:style-name="ro31">
          <table:table-cell/>
          <table:table-cell table:style-name="ce273"/>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style-name="ce311"/>
          <table:table-cell table:number-columns-repeated="1015"/>
        </table:table-row>
        <table:table-row table:style-name="ro49">
          <table:table-cell/>
          <table:table-cell table:style-name="ce274" office:value-type="string" calcext:value-type="string">
            <text:p>Total Commissions &amp; Cost of Sales</text:p>
          </table:table-cell>
          <table:table-cell table:number-columns-repeated="6" table:style-name="ce280" office:value-type="float" office:value="0" calcext:value-type="float">
            <text:p><text:s/>$- <text:s text:c="2"/></text:p>
          </table:table-cell>
          <table:table-cell table:style-name="ce311"/>
          <table:table-cell table:number-columns-repeated="1015"/>
        </table:table-row>
        <table:table-row table:style-name="ro31">
          <table:table-cell/>
          <table:table-cell table:style-name="ce275" office:value-type="string" calcext:value-type="string">
            <text:p>(Insert calculations in row above to sum sub-categories of parametric estimates of ongoing Commissions &amp; Cost of Sales from rows in Level 2 section above.)</text:p>
          </table:table-cell>
          <table:table-cell table:number-columns-repeated="2"/>
          <table:table-cell table:style-name="ce201" table:number-columns-repeated="3"/>
          <table:table-cell table:style-name="ce196"/>
          <table:table-cell table:style-name="ce311"/>
          <table:table-cell table:number-columns-repeated="1015"/>
        </table:table-row>
        <table:table-row table:style-name="ro48" table:number-rows-repeated="3">
          <table:table-cell/>
          <table:table-cell table:style-name="ce272"/>
          <table:table-cell table:style-name="ce201"/>
          <table:table-cell table:style-name="ce270"/>
          <table:table-cell table:style-name="ce201" table:number-columns-repeated="3"/>
          <table:table-cell table:number-columns-repeated="1017"/>
        </table:table-row>
        <table:table-row table:style-name="ro48">
          <table:table-cell/>
          <table:table-cell table:style-name="ce269" table:formula="of:=[$'CostBenefit Summary'.B11]" office:value-type="string" office:string-value="Incremental Cost of Operations" calcext:value-type="string">
            <text:p>Incremental Cost of Operations</text:p>
          </table:table-cell>
          <table:table-cell table:style-name="ce201"/>
          <table:table-cell table:style-name="ce289" office:value-type="string" calcext:value-type="string">
            <text:p>(Sample) Ongoing Operating Costs of a Call Center</text:p>
          </table:table-cell>
          <table:table-cell table:style-name="ce201" table:number-columns-repeated="3"/>
          <table:table-cell table:number-columns-repeated="1017"/>
        </table:table-row>
        <table:table-row table:style-name="ro31">
          <table:table-cell/>
          <table:table-cell table:style-name="ce201" office:value-type="string" calcext:value-type="string">
            <text:p>- used in row 11 of CostBenefit Summary tab</text:p>
          </table:table-cell>
          <table:table-cell table:number-columns-repeated="1022"/>
        </table:table-row>
        <table:table-row table:style-name="ro49">
          <table:table-cell/>
          <table:table-cell table:style-name="ce270"/>
          <table:table-cell table:number-columns-repeated="1022"/>
        </table:table-row>
        <table:table-row table:style-name="ro31">
          <table:table-cell/>
          <table:table-cell table:style-name="ce273"/>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number-columns-repeated="1016"/>
        </table:table-row>
        <table:table-row table:style-name="ro49">
          <table:table-cell/>
          <table:table-cell table:style-name="ce274" office:value-type="string" calcext:value-type="string">
            <text:p>Total Annual Cost of Operations</text:p>
          </table:table-cell>
          <table:table-cell table:style-name="ce280" office:value-type="float" office:value="0" calcext:value-type="float">
            <text:p><text:s/>$- <text:s text:c="2"/></text:p>
          </table:table-cell>
          <table:table-cell table:style-name="ce290" table:formula="of:=[.I55]*([.I60]+[.I62])" office:value-type="float" office:value="15037990.52375" calcext:value-type="float">
            <text:p><text:s/>$15 037 991 </text:p>
          </table:table-cell>
          <table:table-cell table:style-name="ce290" table:formula="of:=[.I55]*([.I61]+[.I62])" office:value-type="float" office:value="13770359.27375" calcext:value-type="float">
            <text:p><text:s/>$13 770 359 </text:p>
          </table:table-cell>
          <table:table-cell table:style-name="ce290" table:formula="of:=[.E52]" office:value-type="float" office:value="13770359.27375" calcext:value-type="float">
            <text:p><text:s/>$13 770 359 </text:p>
          </table:table-cell>
          <table:table-cell table:style-name="ce304" table:formula="of:=[.F52]" office:value-type="float" office:value="13770359.27375" calcext:value-type="float">
            <text:p><text:s/>$13 770 359 </text:p>
          </table:table-cell>
          <table:table-cell table:style-name="ce308" table:formula="of:=[.G52]" office:value-type="float" office:value="13770359.27375" calcext:value-type="float">
            <text:p><text:s/>$13 770 359 </text:p>
          </table:table-cell>
          <table:table-cell table:number-columns-repeated="1016"/>
        </table:table-row>
        <table:table-row table:style-name="ro31">
          <table:table-cell/>
          <table:table-cell table:style-name="ce270"/>
          <table:table-cell table:number-columns-repeated="1022"/>
        </table:table-row>
        <table:table-row table:style-name="ro60">
          <table:table-cell/>
          <table:table-cell table:style-name="ce158"/>
          <table:table-cell table:number-columns-repeated="6"/>
          <table:table-cell table:style-name="ce312" office:value-type="string" office:string-value="# Sites" calcext:value-type="string">
            <text:p><text:s/># Sites </text:p>
          </table:table-cell>
          <table:table-cell table:number-columns-repeated="1015"/>
        </table:table-row>
        <table:table-row table:style-name="ro49">
          <table:table-cell/>
          <table:table-cell table:style-name="ce193" office:value-type="string" calcext:value-type="string" table:number-columns-spanned="2" table:number-rows-spanned="1">
            <text:p>Variables</text:p>
          </table:table-cell>
          <table:covered-table-cell table:style-name="ce202"/>
          <table:table-cell/>
          <table:table-cell table:style-name="ce292" office:value-type="string" calcext:value-type="string">
            <text:p>Administrative Seats</text:p>
          </table:table-cell>
          <table:table-cell table:style-name="ce205"/>
          <table:table-cell table:style-name="ce305" table:formula="of:=SUM([.C67:.C70])+SUM([.C72:.C77])" office:value-type="float" office:value="33.9375" calcext:value-type="float">
            <text:p>34</text:p>
          </table:table-cell>
          <table:table-cell/>
          <table:table-cell table:style-name="ce183" table:formula="of:=[$'Project Capital'.B22]" office:value-type="float" office:value="1" calcext:value-type="float">
            <text:p>1,00</text:p>
          </table:table-cell>
          <table:table-cell table:number-columns-repeated="1015"/>
        </table:table-row>
        <table:table-row table:style-name="ro31">
          <table:table-cell/>
          <table:table-cell table:style-name="ce194" office:value-type="string" calcext:value-type="string">
            <text:p>Center Size (seats)</text:p>
          </table:table-cell>
          <table:table-cell table:style-name="ce281" office:value-type="float" office:value="250" calcext:value-type="float">
            <text:p>250</text:p>
          </table:table-cell>
          <table:table-cell/>
          <table:table-cell table:style-name="ce194" office:value-type="string" calcext:value-type="string">
            <text:p>Training Seats</text:p>
          </table:table-cell>
          <table:table-cell table:style-name="ce206"/>
          <table:table-cell table:style-name="ce204" table:formula="of:=[.C56]-[.G57]-[.G55]" office:value-type="float" office:value="41.0625" calcext:value-type="float">
            <text:p>41</text:p>
          </table:table-cell>
          <table:table-cell table:number-columns-repeated="1017"/>
        </table:table-row>
        <table:table-row table:style-name="ro31">
          <table:table-cell/>
          <table:table-cell table:style-name="ce194" office:value-type="string" calcext:value-type="string">
            <text:p>Sq. Ft. (120 per seat)</text:p>
          </table:table-cell>
          <table:table-cell table:style-name="ce203" table:formula="of:=([.C56])*120" office:value-type="float" office:value="30000" calcext:value-type="float">
            <text:p>30000</text:p>
          </table:table-cell>
          <table:table-cell/>
          <table:table-cell table:style-name="ce276" office:value-type="string" calcext:value-type="string">
            <text:p>Agent Seats</text:p>
          </table:table-cell>
          <table:table-cell table:style-name="ce299" office:value-type="percentage" office:value="0.7" calcext:value-type="percentage">
            <text:p>70%</text:p>
          </table:table-cell>
          <table:table-cell table:style-name="ce301" table:formula="of:=[.F57]*[.C56]" office:value-type="float" office:value="175" calcext:value-type="float">
            <text:p>175</text:p>
          </table:table-cell>
          <table:table-cell table:number-columns-repeated="1017"/>
        </table:table-row>
        <table:table-row table:style-name="ro31">
          <table:table-cell/>
          <table:table-cell table:style-name="ce194" office:value-type="string" calcext:value-type="string">
            <text:p>Turnover % - Annual</text:p>
          </table:table-cell>
          <table:table-cell table:style-name="ce282" office:value-type="percentage" office:value="0.6" calcext:value-type="percentage">
            <text:p>60%</text:p>
          </table:table-cell>
          <table:table-cell table:style-name="ce196"/>
          <table:table-cell table:number-columns-repeated="2"/>
          <table:table-cell table:style-name="ce235" table:formula="of:=SUM([.G55:.G57])" office:value-type="float" office:value="250" calcext:value-type="float">
            <text:p>250</text:p>
          </table:table-cell>
          <table:table-cell table:number-columns-repeated="1017"/>
        </table:table-row>
        <table:table-row table:style-name="ro49">
          <table:table-cell/>
          <table:table-cell table:style-name="ce276" office:value-type="string" calcext:value-type="string">
            <text:p>Benefits loading factor</text:p>
          </table:table-cell>
          <table:table-cell table:style-name="ce283" office:value-type="percentage" office:value="0.24" calcext:value-type="percentage">
            <text:p>24%</text:p>
          </table:table-cell>
          <table:table-cell table:style-name="ce196"/>
          <table:table-cell table:style-name="ce293" office:value-type="string" calcext:value-type="string">
            <text:p>Operating Cost/Seat</text:p>
          </table:table-cell>
          <table:table-cell table:style-name="ce300"/>
          <table:table-cell/>
          <table:table-cell table:style-name="ce309" office:value-type="string" calcext:value-type="string" table:number-columns-spanned="2" table:number-rows-spanned="1">
            <text:p>Annual Operating Costs Per Site</text:p>
          </table:table-cell>
          <table:covered-table-cell table:style-name="ce313"/>
          <table:table-cell table:number-columns-repeated="1015"/>
        </table:table-row>
        <table:table-row table:style-name="ro31">
          <table:table-cell table:number-columns-repeated="3"/>
          <table:table-cell table:style-name="ce196"/>
          <table:table-cell table:style-name="ce294" table:formula="of:=[.I60]/[.G58]" office:value-type="float" office:value="52521.16272" calcext:value-type="float">
            <text:p><text:s/>$52 521 </text:p>
          </table:table-cell>
          <table:table-cell table:style-name="ce203"/>
          <table:table-cell/>
          <table:table-cell table:style-name="ce310" office:value-type="string" office:string-value="Variable - Year one" calcext:value-type="string">
            <text:p><text:s/>Variable - Year one </text:p>
          </table:table-cell>
          <table:table-cell table:style-name="ce314" table:formula="of:=[.$E$104]" office:value-type="float" office:value="13130290.68" calcext:value-type="float">
            <text:p><text:s/>$13 130 291 </text:p>
          </table:table-cell>
          <table:table-cell table:number-columns-repeated="1015"/>
        </table:table-row>
        <table:table-row table:style-name="ro31">
          <table:table-cell table:number-columns-repeated="3"/>
          <table:table-cell table:style-name="ce196"/>
          <table:table-cell table:style-name="ce295" table:formula="of:=[.I61]/[.G58]" office:value-type="float" office:value="47450.63772" calcext:value-type="float">
            <text:p><text:s/>47 450,64 </text:p>
          </table:table-cell>
          <table:table-cell table:style-name="ce203"/>
          <table:table-cell/>
          <table:table-cell table:style-name="ce194" office:value-type="string" calcext:value-type="string">
            <text:p>Variable - Out years</text:p>
          </table:table-cell>
          <table:table-cell table:style-name="ce314" table:formula="of:=[.$K$104]" office:value-type="float" office:value="11862659.43" calcext:value-type="float">
            <text:p><text:s/>$11 862 659 </text:p>
          </table:table-cell>
          <table:table-cell table:number-columns-repeated="1015"/>
        </table:table-row>
        <table:table-row table:style-name="ro31">
          <table:table-cell table:number-columns-repeated="3"/>
          <table:table-cell table:style-name="ce196"/>
          <table:table-cell table:style-name="ce296" table:formula="of:=[.I62]/[.G58]" office:value-type="float" office:value="7630.799375" calcext:value-type="float">
            <text:p><text:s/>7 630,80 </text:p>
          </table:table-cell>
          <table:table-cell table:style-name="ce301"/>
          <table:table-cell/>
          <table:table-cell table:style-name="ce276" office:value-type="string" calcext:value-type="string">
            <text:p>Fixed - Every year</text:p>
          </table:table-cell>
          <table:table-cell table:style-name="ce315" table:formula="of:=[.$K$133]" office:value-type="float" office:value="1907699.84375" calcext:value-type="float">
            <text:p><text:s/>$1 907 700 </text:p>
          </table:table-cell>
          <table:table-cell table:number-columns-repeated="1015"/>
        </table:table-row>
        <table:table-row table:style-name="ro53">
          <table:table-cell table:number-columns-repeated="1024"/>
        </table:table-row>
        <table:table-row table:style-name="ro61">
          <table:table-cell/>
          <table:table-cell table:style-name="ce231" office:value-type="string" calcext:value-type="string">
            <text:p>Year One Operating Costs</text:p>
          </table:table-cell>
          <table:table-cell table:style-name="ce229"/>
          <table:table-cell table:style-name="ce196"/>
          <table:table-cell table:style-name="ce229" table:number-columns-repeated="3"/>
          <table:table-cell table:style-name="ce231" office:value-type="string" calcext:value-type="string">
            <text:p>Out Years Operating Costs</text:p>
          </table:table-cell>
          <table:table-cell table:number-columns-repeated="4"/>
          <table:table-cell table:style-name="ce317" office:value-type="string" calcext:value-type="string">
            <text:p>Corresponding Government Cost Categories</text:p>
          </table:table-cell>
          <table:table-cell table:style-name="ce229" table:number-columns-repeated="2"/>
          <table:table-cell table:number-columns-repeated="1009"/>
        </table:table-row>
        <table:table-row table:style-name="ro62">
          <table:table-cell table:number-columns-repeated="2"/>
          <table:table-cell office:value-type="string" calcext:value-type="string">
            <text:p>Headcount</text:p>
          </table:table-cell>
          <table:table-cell table:style-name="ce213" office:value-type="string" office:string-value="Salary/         Cost per unit" calcext:value-type="string">
            <text:p><text:s/>Salary/ <text:s text:c="8"/>Cost per unit </text:p>
          </table:table-cell>
          <table:table-cell office:value-type="string" calcext:value-type="string">
            <text:p>Total Loaded Cost</text:p>
          </table:table-cell>
          <table:table-cell table:number-columns-repeated="2"/>
          <table:table-cell table:style-name="ce199"/>
          <table:table-cell office:value-type="string" calcext:value-type="string">
            <text:p>Headcount</text:p>
          </table:table-cell>
          <table:table-cell table:style-name="ce213" office:value-type="string" office:string-value="Salary/         Cost per unit" calcext:value-type="string">
            <text:p><text:s/>Salary/ <text:s text:c="8"/>Cost per unit </text:p>
          </table:table-cell>
          <table:table-cell office:value-type="string" calcext:value-type="string">
            <text:p>Total Loaded Cost</text:p>
          </table:table-cell>
          <table:table-cell/>
          <table:table-cell table:style-name="ce318" office:value-type="string" calcext:value-type="string">
            <text:p>(From OMB Circular No. 76: Revised Supplemental Handbook, Performance of Commercial Activities</text:p>
          </table:table-cell>
          <table:table-cell table:number-columns-repeated="1011"/>
        </table:table-row>
        <table:table-row table:style-name="ro31">
          <table:table-cell/>
          <table:table-cell table:style-name="ce198" office:value-type="string" calcext:value-type="string">
            <text:p>Variable based on headcount</text:p>
          </table:table-cell>
          <table:table-cell/>
          <table:table-cell table:style-name="ce196"/>
          <table:table-cell table:style-name="ce222"/>
          <table:table-cell table:number-columns-repeated="2"/>
          <table:table-cell table:style-name="ce198" office:value-type="string" calcext:value-type="string">
            <text:p>Variable based on headcount</text:p>
          </table:table-cell>
          <table:table-cell/>
          <table:table-cell table:style-name="ce196"/>
          <table:table-cell table:style-name="ce222"/>
          <table:table-cell/>
          <table:table-cell table:style-name="ce157" office:value-type="string" calcext:value-type="string">
            <text:p>Personnel</text:p>
          </table:table-cell>
          <table:table-cell table:number-columns-repeated="1011"/>
        </table:table-row>
        <table:table-row table:style-name="ro31">
          <table:table-cell/>
          <table:table-cell table:style-name="ce200" office:value-type="string" calcext:value-type="string">
            <text:p>Center Director</text:p>
          </table:table-cell>
          <table:table-cell table:style-name="ce249" office:value-type="float" office:value="1" calcext:value-type="float">
            <text:p>1</text:p>
          </table:table-cell>
          <table:table-cell table:style-name="ce207" office:value-type="float" office:value="70000" calcext:value-type="float">
            <text:p><text:s/>$70 000 </text:p>
          </table:table-cell>
          <table:table-cell table:style-name="ce174" table:formula="of:=[.D67]*[.C67]*(1+[.$C$59])" office:value-type="float" office:value="86800" calcext:value-type="float">
            <text:p><text:s/>$86 800 </text:p>
          </table:table-cell>
          <table:table-cell table:number-columns-repeated="2"/>
          <table:table-cell table:style-name="ce200" office:value-type="string" calcext:value-type="string">
            <text:p>Center Director</text:p>
          </table:table-cell>
          <table:table-cell table:style-name="ce160" office:value-type="float" office:value="1" calcext:value-type="float">
            <text:p>1</text:p>
          </table:table-cell>
          <table:table-cell table:style-name="ce196" table:formula="of:=[.D67]" office:value-type="float" office:value="70000" calcext:value-type="float">
            <text:p><text:s/>$70 000 </text:p>
          </table:table-cell>
          <table:table-cell table:style-name="ce174" table:formula="of:=[.J67]*[.I67]*(1+[.$C$59])" office:value-type="float" office:value="86800" calcext:value-type="float">
            <text:p><text:s/>$86 800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Managers</text:p>
          </table:table-cell>
          <table:table-cell table:style-name="ce209" table:formula="of:=ROUND([.C71]/[.F68];0)" office:value-type="float" office:value="2" calcext:value-type="float">
            <text:p>2</text:p>
          </table:table-cell>
          <table:table-cell table:style-name="ce207" office:value-type="float" office:value="57324" calcext:value-type="float">
            <text:p><text:s/>$57 324 </text:p>
          </table:table-cell>
          <table:table-cell table:style-name="ce174" table:formula="of:=[.D68]*[.C68]*(1+[.$C$59])" office:value-type="float" office:value="142163.52" calcext:value-type="float">
            <text:p><text:s/>$142 164 </text:p>
          </table:table-cell>
          <table:table-cell table:style-name="ce302" office:value-type="float" office:value="100" calcext:value-type="float">
            <text:p>100</text:p>
          </table:table-cell>
          <table:table-cell office:value-type="string" calcext:value-type="string">
            <text:p>ratio</text:p>
          </table:table-cell>
          <table:table-cell table:style-name="ce200" office:value-type="string" calcext:value-type="string">
            <text:p>Managers</text:p>
          </table:table-cell>
          <table:table-cell table:style-name="ce209" table:formula="of:=ROUND([.I71]/100;0)" office:value-type="float" office:value="2" calcext:value-type="float">
            <text:p>2</text:p>
          </table:table-cell>
          <table:table-cell table:style-name="ce196" table:formula="of:=[.D68]" office:value-type="float" office:value="57324" calcext:value-type="float">
            <text:p><text:s/>$57 324 </text:p>
          </table:table-cell>
          <table:table-cell table:style-name="ce174" table:formula="of:=[.J68]*[.I68]*(1+[.$C$59])" office:value-type="float" office:value="142163.52" calcext:value-type="float">
            <text:p><text:s/>$142 164 </text:p>
          </table:table-cell>
          <table:table-cell table:style-name="ce191"/>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Supervisors</text:p>
          </table:table-cell>
          <table:table-cell table:style-name="ce209" table:formula="of:=[.C71]/[.F69]" office:value-type="float" office:value="10.9375" calcext:value-type="float">
            <text:p>11</text:p>
          </table:table-cell>
          <table:table-cell table:style-name="ce207" office:value-type="float" office:value="32913" calcext:value-type="float">
            <text:p><text:s/>$32 913 </text:p>
          </table:table-cell>
          <table:table-cell table:style-name="ce174" table:formula="of:=[.D69]*[.C69]*(1+[.$C$59])" office:value-type="float" office:value="446382.5625" calcext:value-type="float">
            <text:p><text:s/>$446 383 </text:p>
          </table:table-cell>
          <table:table-cell table:style-name="ce302" office:value-type="float" office:value="20" calcext:value-type="float">
            <text:p>20</text:p>
          </table:table-cell>
          <table:table-cell office:value-type="string" calcext:value-type="string">
            <text:p>ratio</text:p>
          </table:table-cell>
          <table:table-cell table:style-name="ce200" office:value-type="string" calcext:value-type="string">
            <text:p>Supervisors</text:p>
          </table:table-cell>
          <table:table-cell table:style-name="ce209" table:formula="of:=[.I71]/20" office:value-type="float" office:value="10.9375" calcext:value-type="float">
            <text:p>11</text:p>
          </table:table-cell>
          <table:table-cell table:style-name="ce196" table:formula="of:=[.D69]" office:value-type="float" office:value="32913" calcext:value-type="float">
            <text:p><text:s/>$32 913 </text:p>
          </table:table-cell>
          <table:table-cell table:style-name="ce174" table:formula="of:=[.J69]*[.I69]*(1+[.$C$59])" office:value-type="float" office:value="446382.5625" calcext:value-type="float">
            <text:p><text:s/>$446 383 </text:p>
          </table:table-cell>
          <table:table-cell table:style-name="ce191"/>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Leads</text:p>
          </table:table-cell>
          <table:table-cell table:style-name="ce160" table:formula="of:=ROUND([.C71]/[.F70];0)" office:value-type="float" office:value="9" calcext:value-type="float">
            <text:p>9</text:p>
          </table:table-cell>
          <table:table-cell table:style-name="ce207" office:value-type="float" office:value="28198" calcext:value-type="float">
            <text:p><text:s/>$28 198 </text:p>
          </table:table-cell>
          <table:table-cell table:style-name="ce174" table:formula="of:=[.D70]*[.C70]*(1+[.$C$59])" office:value-type="float" office:value="314689.68" calcext:value-type="float">
            <text:p><text:s/>$314 690 </text:p>
          </table:table-cell>
          <table:table-cell table:style-name="ce302" office:value-type="float" office:value="25" calcext:value-type="float">
            <text:p>25</text:p>
          </table:table-cell>
          <table:table-cell office:value-type="string" calcext:value-type="string">
            <text:p>ratio</text:p>
          </table:table-cell>
          <table:table-cell table:style-name="ce200" office:value-type="string" calcext:value-type="string">
            <text:p>Leads</text:p>
          </table:table-cell>
          <table:table-cell table:style-name="ce160" table:formula="of:=ROUND([.I71]/25;0)" office:value-type="float" office:value="9" calcext:value-type="float">
            <text:p>9</text:p>
          </table:table-cell>
          <table:table-cell table:style-name="ce196" table:formula="of:=[.D70]" office:value-type="float" office:value="28198" calcext:value-type="float">
            <text:p><text:s/>$28 198 </text:p>
          </table:table-cell>
          <table:table-cell table:style-name="ce174" table:formula="of:=[.J70]*[.I70]*(1+[.$C$59])" office:value-type="float" office:value="314689.68" calcext:value-type="float">
            <text:p><text:s/>$314 690 </text:p>
          </table:table-cell>
          <table:table-cell table:style-name="ce191"/>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Agents</text:p>
          </table:table-cell>
          <table:table-cell table:style-name="ce209" table:formula="of:=[.G57]*1.25" office:value-type="float" office:value="218.75" calcext:value-type="float">
            <text:p>219</text:p>
          </table:table-cell>
          <table:table-cell table:style-name="ce196" table:formula="of:=(([.F71]*40)*4.3)*12" office:value-type="float" office:value="19608" calcext:value-type="float">
            <text:p><text:s/>$19 608 </text:p>
          </table:table-cell>
          <table:table-cell table:style-name="ce174" table:formula="of:=[.D71]*[.C71]*(1+[.$C$59])" office:value-type="float" office:value="5318670" calcext:value-type="float">
            <text:p><text:s/>$5 318 670 </text:p>
          </table:table-cell>
          <table:table-cell table:style-name="ce303" office:value-type="float" office:value="9.5" calcext:value-type="float">
            <text:p><text:s/>$9,50 </text:p>
          </table:table-cell>
          <table:table-cell/>
          <table:table-cell table:style-name="ce200" office:value-type="string" calcext:value-type="string">
            <text:p>Agents</text:p>
          </table:table-cell>
          <table:table-cell table:style-name="ce209" table:formula="of:=[.G57]*1.25" office:value-type="float" office:value="218.75" calcext:value-type="float">
            <text:p>219</text:p>
          </table:table-cell>
          <table:table-cell table:style-name="ce196" table:formula="of:=[.D71]" office:value-type="float" office:value="19608" calcext:value-type="float">
            <text:p><text:s/>$19 608 </text:p>
          </table:table-cell>
          <table:table-cell table:style-name="ce174" table:formula="of:=[.J71]*[.I71]*(1+[.$C$59])" office:value-type="float" office:value="5318670" calcext:value-type="float">
            <text:p><text:s/>$5 318 670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Tech Support</text:p>
          </table:table-cell>
          <table:table-cell table:style-name="ce249" office:value-type="float" office:value="1" calcext:value-type="float">
            <text:p>1</text:p>
          </table:table-cell>
          <table:table-cell table:style-name="ce207" office:value-type="float" office:value="55000" calcext:value-type="float">
            <text:p><text:s/>$55 000 </text:p>
          </table:table-cell>
          <table:table-cell table:style-name="ce174" table:formula="of:=[.D72]*[.C72]*(1+[.$C$59])" office:value-type="float" office:value="68200" calcext:value-type="float">
            <text:p><text:s/>$68 200 </text:p>
          </table:table-cell>
          <table:table-cell table:number-columns-repeated="2"/>
          <table:table-cell table:style-name="ce200" office:value-type="string" calcext:value-type="string">
            <text:p>Tech Support</text:p>
          </table:table-cell>
          <table:table-cell table:style-name="ce160" office:value-type="float" office:value="1" calcext:value-type="float">
            <text:p>1</text:p>
          </table:table-cell>
          <table:table-cell table:style-name="ce196" table:formula="of:=[.D72]" office:value-type="float" office:value="55000" calcext:value-type="float">
            <text:p><text:s/>$55 000 </text:p>
          </table:table-cell>
          <table:table-cell table:style-name="ce174" table:formula="of:=[.J72]*[.I72]*(1+[.$C$59])" office:value-type="float" office:value="68200" calcext:value-type="float">
            <text:p><text:s/>$68 200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Facility Manager</text:p>
          </table:table-cell>
          <table:table-cell table:style-name="ce249" office:value-type="float" office:value="1" calcext:value-type="float">
            <text:p>1</text:p>
          </table:table-cell>
          <table:table-cell table:style-name="ce207" office:value-type="float" office:value="35000" calcext:value-type="float">
            <text:p><text:s/>$35 000 </text:p>
          </table:table-cell>
          <table:table-cell table:style-name="ce174" table:formula="of:=[.D73]*[.C73]*(1+[.$C$59])" office:value-type="float" office:value="43400" calcext:value-type="float">
            <text:p><text:s/>$43 400 </text:p>
          </table:table-cell>
          <table:table-cell table:number-columns-repeated="2"/>
          <table:table-cell table:style-name="ce200" office:value-type="string" calcext:value-type="string">
            <text:p>Facility Manager</text:p>
          </table:table-cell>
          <table:table-cell table:style-name="ce160" office:value-type="float" office:value="1" calcext:value-type="float">
            <text:p>1</text:p>
          </table:table-cell>
          <table:table-cell table:style-name="ce196" table:formula="of:=[.D73]" office:value-type="float" office:value="35000" calcext:value-type="float">
            <text:p><text:s/>$35 000 </text:p>
          </table:table-cell>
          <table:table-cell table:style-name="ce174" table:formula="of:=[.J73]*[.I73]*(1+[.$C$59])" office:value-type="float" office:value="43400" calcext:value-type="float">
            <text:p><text:s/>$43 400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Workforce coordinator</text:p>
          </table:table-cell>
          <table:table-cell table:style-name="ce249" office:value-type="float" office:value="3" calcext:value-type="float">
            <text:p>3</text:p>
          </table:table-cell>
          <table:table-cell table:style-name="ce207" table:formula="of:=((10*40)*4.3)*12" office:value-type="float" office:value="20640" calcext:value-type="float">
            <text:p><text:s/>$20 640 </text:p>
          </table:table-cell>
          <table:table-cell table:style-name="ce174" table:formula="of:=[.D74]*[.C74]*(1+[.$C$59])" office:value-type="float" office:value="76780.8" calcext:value-type="float">
            <text:p><text:s/>$76 781 </text:p>
          </table:table-cell>
          <table:table-cell table:number-columns-repeated="2"/>
          <table:table-cell table:style-name="ce200" office:value-type="string" calcext:value-type="string">
            <text:p>Workforce coordinator</text:p>
          </table:table-cell>
          <table:table-cell table:style-name="ce160" office:value-type="float" office:value="3" calcext:value-type="float">
            <text:p>3</text:p>
          </table:table-cell>
          <table:table-cell table:style-name="ce196" table:formula="of:=[.D74]" office:value-type="float" office:value="20640" calcext:value-type="float">
            <text:p><text:s/>$20 640 </text:p>
          </table:table-cell>
          <table:table-cell table:style-name="ce174" table:formula="of:=[.J74]*[.I74]*(1+[.$C$59])" office:value-type="float" office:value="76780.8" calcext:value-type="float">
            <text:p><text:s/>$76 781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Admin</text:p>
          </table:table-cell>
          <table:table-cell table:style-name="ce249" office:value-type="float" office:value="2" calcext:value-type="float">
            <text:p>2</text:p>
          </table:table-cell>
          <table:table-cell table:style-name="ce207" table:formula="of:=((10*40)*4.3)*12" office:value-type="float" office:value="20640" calcext:value-type="float">
            <text:p><text:s/>$20 640 </text:p>
          </table:table-cell>
          <table:table-cell table:style-name="ce174" table:formula="of:=[.D75]*[.C75]*(1+[.$C$59])" office:value-type="float" office:value="51187.2" calcext:value-type="float">
            <text:p><text:s/>$51 187 </text:p>
          </table:table-cell>
          <table:table-cell table:number-columns-repeated="2"/>
          <table:table-cell table:style-name="ce200" office:value-type="string" calcext:value-type="string">
            <text:p>Admin</text:p>
          </table:table-cell>
          <table:table-cell table:style-name="ce160" office:value-type="float" office:value="2" calcext:value-type="float">
            <text:p>2</text:p>
          </table:table-cell>
          <table:table-cell table:style-name="ce196" table:formula="of:=[.D75]" office:value-type="float" office:value="20640" calcext:value-type="float">
            <text:p><text:s/>$20 640 </text:p>
          </table:table-cell>
          <table:table-cell table:style-name="ce174" table:formula="of:=[.J75]*[.I75]*(1+[.$C$59])" office:value-type="float" office:value="51187.2" calcext:value-type="float">
            <text:p><text:s/>$51 187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HR Coordinator</text:p>
          </table:table-cell>
          <table:table-cell table:style-name="ce284" office:value-type="float" office:value="2" calcext:value-type="float">
            <text:p>2</text:p>
          </table:table-cell>
          <table:table-cell table:style-name="ce196" table:formula="of:=[.D69]" office:value-type="float" office:value="32913" calcext:value-type="float">
            <text:p><text:s/>$32 913 </text:p>
          </table:table-cell>
          <table:table-cell table:style-name="ce174" table:formula="of:=[.D76]*[.C76]*(1+[.$C$59])" office:value-type="float" office:value="81624.24" calcext:value-type="float">
            <text:p><text:s/>$81 624 </text:p>
          </table:table-cell>
          <table:table-cell table:number-columns-repeated="2"/>
          <table:table-cell table:style-name="ce200" office:value-type="string" calcext:value-type="string">
            <text:p>HR Coordinator</text:p>
          </table:table-cell>
          <table:table-cell table:style-name="ce209" office:value-type="float" office:value="2" calcext:value-type="float">
            <text:p>2</text:p>
          </table:table-cell>
          <table:table-cell table:style-name="ce196" table:formula="of:=[.D76]" office:value-type="float" office:value="32913" calcext:value-type="float">
            <text:p><text:s/>$32 913 </text:p>
          </table:table-cell>
          <table:table-cell table:style-name="ce174" table:formula="of:=[.J76]*[.I76]*(1+[.$C$59])" office:value-type="float" office:value="81624.24" calcext:value-type="float">
            <text:p><text:s/>$81 624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Trainers</text:p>
          </table:table-cell>
          <table:table-cell table:style-name="ce284" office:value-type="float" office:value="2" calcext:value-type="float">
            <text:p>2</text:p>
          </table:table-cell>
          <table:table-cell table:style-name="ce196" table:formula="of:=[.D69]" office:value-type="float" office:value="32913" calcext:value-type="float">
            <text:p><text:s/>$32 913 </text:p>
          </table:table-cell>
          <table:table-cell table:style-name="ce174" table:formula="of:=[.D77]*[.C77]*(1+[.$C$59])" office:value-type="float" office:value="81624.24" calcext:value-type="float">
            <text:p><text:s/>$81 624 </text:p>
          </table:table-cell>
          <table:table-cell table:number-columns-repeated="2"/>
          <table:table-cell table:style-name="ce200" office:value-type="string" calcext:value-type="string">
            <text:p>Trainers</text:p>
          </table:table-cell>
          <table:table-cell table:style-name="ce209" office:value-type="float" office:value="2" calcext:value-type="float">
            <text:p>2</text:p>
          </table:table-cell>
          <table:table-cell table:style-name="ce196" table:formula="of:=[.D77]" office:value-type="float" office:value="32913" calcext:value-type="float">
            <text:p><text:s/>$32 913 </text:p>
          </table:table-cell>
          <table:table-cell table:style-name="ce174" table:formula="of:=[.J77]*[.I77]*(1+[.$C$59])" office:value-type="float" office:value="81624.24" calcext:value-type="float">
            <text:p><text:s/>$81 624 </text:p>
          </table:table-cell>
          <table:table-cell/>
          <table:table-cell office:value-type="string" calcext:value-type="string">
            <text:p>Personnel</text:p>
          </table:table-cell>
          <table:table-cell table:number-columns-repeated="1011"/>
        </table:table-row>
        <table:table-row table:style-name="ro31">
          <table:table-cell/>
          <table:table-cell table:style-name="ce200"/>
          <table:table-cell table:style-name="ce160"/>
          <table:table-cell table:style-name="ce196"/>
          <table:table-cell table:style-name="ce174"/>
          <table:table-cell table:number-columns-repeated="2"/>
          <table:table-cell table:style-name="ce200"/>
          <table:table-cell table:style-name="ce160"/>
          <table:table-cell table:style-name="ce196"/>
          <table:table-cell table:style-name="ce174"/>
          <table:table-cell table:number-columns-repeated="1013"/>
        </table:table-row>
        <table:table-row table:style-name="ro31">
          <table:table-cell/>
          <table:table-cell table:style-name="ce200" office:value-type="string" calcext:value-type="string">
            <text:p>Initial Recruiting</text:p>
          </table:table-cell>
          <table:table-cell table:style-name="ce209" table:formula="of:=SUM([.$C$67:.$C$77])" office:value-type="float" office:value="252.6875" calcext:value-type="float">
            <text:p>253</text:p>
          </table:table-cell>
          <table:table-cell table:style-name="ce207" office:value-type="float" office:value="1500" calcext:value-type="float">
            <text:p><text:s/>$1 500 </text:p>
          </table:table-cell>
          <table:table-cell table:style-name="ce174" table:formula="of:=[.D79]*[.C79]" office:value-type="float" office:value="379031.25" calcext:value-type="float">
            <text:p><text:s/>$379 031 </text:p>
          </table:table-cell>
          <table:table-cell table:style-name="ce174"/>
          <table:table-cell/>
          <table:table-cell table:style-name="ce200" office:value-type="string" calcext:value-type="string">
            <text:p>Initial Recruiting</text:p>
          </table:table-cell>
          <table:table-cell table:style-name="ce209" office:value-type="float" office:value="0" calcext:value-type="float">
            <text:p>0</text:p>
          </table:table-cell>
          <table:table-cell table:style-name="ce196" table:formula="of:=[.D79]" office:value-type="float" office:value="1500" calcext:value-type="float">
            <text:p><text:s/>$1 500 </text:p>
          </table:table-cell>
          <table:table-cell table:style-name="ce174" table:formula="of:=[.J79]*[.I79]" office:value-type="float" office:value="0" calcext:value-type="float">
            <text:p><text:s/>$- <text:s text:c="2"/></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Initial Hiring</text:p>
          </table:table-cell>
          <table:table-cell table:style-name="ce209" table:formula="of:=SUM([.$C$67:.$C$77])" office:value-type="float" office:value="252.6875" calcext:value-type="float">
            <text:p>253</text:p>
          </table:table-cell>
          <table:table-cell table:style-name="ce207" office:value-type="float" office:value="2000" calcext:value-type="float">
            <text:p><text:s/>$2 000 </text:p>
          </table:table-cell>
          <table:table-cell table:style-name="ce174" table:formula="of:=[.D80]*[.C80]" office:value-type="float" office:value="505375" calcext:value-type="float">
            <text:p><text:s/>$505 375 </text:p>
          </table:table-cell>
          <table:table-cell table:style-name="ce174"/>
          <table:table-cell/>
          <table:table-cell table:style-name="ce200" office:value-type="string" calcext:value-type="string">
            <text:p>Initial Hiring</text:p>
          </table:table-cell>
          <table:table-cell table:style-name="ce209" office:value-type="float" office:value="0" calcext:value-type="float">
            <text:p>0</text:p>
          </table:table-cell>
          <table:table-cell table:style-name="ce196" table:formula="of:=[.D80]" office:value-type="float" office:value="2000" calcext:value-type="float">
            <text:p><text:s/>$2 000 </text:p>
          </table:table-cell>
          <table:table-cell table:style-name="ce174" table:formula="of:=[.J80]*[.I80]" office:value-type="float" office:value="0" calcext:value-type="float">
            <text:p><text:s/>$- <text:s text:c="2"/></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Initial Training</text:p>
          </table:table-cell>
          <table:table-cell table:style-name="ce209" table:formula="of:=SUM([.$C$67:.$C$77])" office:value-type="float" office:value="252.6875" calcext:value-type="float">
            <text:p>253</text:p>
          </table:table-cell>
          <table:table-cell table:style-name="ce207" office:value-type="float" office:value="1200" calcext:value-type="float">
            <text:p><text:s/>$1 200 </text:p>
          </table:table-cell>
          <table:table-cell table:style-name="ce174" table:formula="of:=[.D81]*[.C81]" office:value-type="float" office:value="303225" calcext:value-type="float">
            <text:p><text:s/>$303 225 </text:p>
          </table:table-cell>
          <table:table-cell table:style-name="ce174"/>
          <table:table-cell/>
          <table:table-cell table:style-name="ce200" office:value-type="string" calcext:value-type="string">
            <text:p>Initial Training</text:p>
          </table:table-cell>
          <table:table-cell table:style-name="ce209" office:value-type="float" office:value="0" calcext:value-type="float">
            <text:p>0</text:p>
          </table:table-cell>
          <table:table-cell table:style-name="ce196" table:formula="of:=[.D81]" office:value-type="float" office:value="1200" calcext:value-type="float">
            <text:p><text:s/>$1 200 </text:p>
          </table:table-cell>
          <table:table-cell table:style-name="ce174" table:formula="of:=[.J81]*[.I81]" office:value-type="float" office:value="0" calcext:value-type="float">
            <text:p><text:s/>$- <text:s text:c="2"/></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Recruiting for Churn</text:p>
          </table:table-cell>
          <table:table-cell table:style-name="ce209" table:formula="of:=[.$C$71]*[.C58]" office:value-type="float" office:value="131.25" calcext:value-type="float">
            <text:p>131</text:p>
          </table:table-cell>
          <table:table-cell table:style-name="ce207" office:value-type="float" office:value="1500" calcext:value-type="float">
            <text:p><text:s/>$1 500 </text:p>
          </table:table-cell>
          <table:table-cell table:style-name="ce174" table:formula="of:=[.D82]*[.C82]" office:value-type="float" office:value="196875" calcext:value-type="float">
            <text:p><text:s/>$196 875 </text:p>
          </table:table-cell>
          <table:table-cell table:number-columns-repeated="2"/>
          <table:table-cell table:style-name="ce200" office:value-type="string" calcext:value-type="string">
            <text:p>Recruiting to cover churn</text:p>
          </table:table-cell>
          <table:table-cell table:style-name="ce209" table:formula="of:=[.$I$71]*[.C58]" office:value-type="float" office:value="131.25" calcext:value-type="float">
            <text:p>131</text:p>
          </table:table-cell>
          <table:table-cell table:style-name="ce196" table:formula="of:=[.D82]" office:value-type="float" office:value="1500" calcext:value-type="float">
            <text:p><text:s/>$1 500 </text:p>
          </table:table-cell>
          <table:table-cell table:style-name="ce174" table:formula="of:=[.J82]*[.I82]" office:value-type="float" office:value="196875" calcext:value-type="float">
            <text:p><text:s/>$196 875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Churn Hiring Fees</text:p>
          </table:table-cell>
          <table:table-cell table:style-name="ce209" table:formula="of:=[.$C$71]*[.C58]" office:value-type="float" office:value="131.25" calcext:value-type="float">
            <text:p>131</text:p>
          </table:table-cell>
          <table:table-cell table:style-name="ce207" office:value-type="float" office:value="2000" calcext:value-type="float">
            <text:p><text:s/>$2 000 </text:p>
          </table:table-cell>
          <table:table-cell table:style-name="ce174" table:formula="of:=[.D83]*[.C83]" office:value-type="float" office:value="262500" calcext:value-type="float">
            <text:p><text:s/>$262 500 </text:p>
          </table:table-cell>
          <table:table-cell table:number-columns-repeated="2"/>
          <table:table-cell table:style-name="ce200" office:value-type="string" calcext:value-type="string">
            <text:p>Churn Hiring Fees</text:p>
          </table:table-cell>
          <table:table-cell table:style-name="ce209" table:formula="of:=[.$I$71]*[.C58]" office:value-type="float" office:value="131.25" calcext:value-type="float">
            <text:p>131</text:p>
          </table:table-cell>
          <table:table-cell table:style-name="ce196" table:formula="of:=[.D83]" office:value-type="float" office:value="2000" calcext:value-type="float">
            <text:p><text:s/>$2 000 </text:p>
          </table:table-cell>
          <table:table-cell table:style-name="ce174" table:formula="of:=[.J83]*[.I83]" office:value-type="float" office:value="262500" calcext:value-type="float">
            <text:p><text:s/>$262 500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Churn Training Cost </text:p>
          </table:table-cell>
          <table:table-cell table:style-name="ce209" table:formula="of:=[.$C$71]*[.C58]" office:value-type="float" office:value="131.25" calcext:value-type="float">
            <text:p>131</text:p>
          </table:table-cell>
          <table:table-cell table:style-name="ce207" office:value-type="float" office:value="1200" calcext:value-type="float">
            <text:p><text:s/>$1 200 </text:p>
          </table:table-cell>
          <table:table-cell table:style-name="ce174" table:formula="of:=[.D84]*[.C84]" office:value-type="float" office:value="157500" calcext:value-type="float">
            <text:p><text:s/>$157 500 </text:p>
          </table:table-cell>
          <table:table-cell table:number-columns-repeated="2"/>
          <table:table-cell table:style-name="ce200" office:value-type="string" calcext:value-type="string">
            <text:p>Churn Training Cost </text:p>
          </table:table-cell>
          <table:table-cell table:style-name="ce209" table:formula="of:=[.$I$71]*[.C58]" office:value-type="float" office:value="131.25" calcext:value-type="float">
            <text:p>131</text:p>
          </table:table-cell>
          <table:table-cell table:style-name="ce196" table:formula="of:=[.D84]" office:value-type="float" office:value="1200" calcext:value-type="float">
            <text:p><text:s/>$1 200 </text:p>
          </table:table-cell>
          <table:table-cell table:style-name="ce174" table:formula="of:=[.J84]*[.I84]" office:value-type="float" office:value="157500" calcext:value-type="float">
            <text:p><text:s/>$157 500 </text:p>
          </table:table-cell>
          <table:table-cell/>
          <table:table-cell office:value-type="string" calcext:value-type="string">
            <text:p>Personnel</text:p>
          </table:table-cell>
          <table:table-cell table:number-columns-repeated="1011"/>
        </table:table-row>
        <table:table-row table:style-name="ro31">
          <table:table-cell/>
          <table:table-cell table:style-name="ce200"/>
          <table:table-cell table:style-name="ce209"/>
          <table:table-cell table:style-name="ce207"/>
          <table:table-cell table:style-name="ce174"/>
          <table:table-cell table:number-columns-repeated="2"/>
          <table:table-cell table:style-name="ce200"/>
          <table:table-cell table:style-name="ce209"/>
          <table:table-cell table:style-name="ce196"/>
          <table:table-cell table:style-name="ce174"/>
          <table:table-cell table:number-columns-repeated="1013"/>
        </table:table-row>
        <table:table-row table:style-name="ro31">
          <table:table-cell/>
          <table:table-cell table:style-name="ce200" office:value-type="string" calcext:value-type="string">
            <text:p>Vacation Exp.</text:p>
          </table:table-cell>
          <table:table-cell table:style-name="ce209" table:formula="of:=SUM([.$C$67:.$C$78])" office:value-type="float" office:value="252.6875" calcext:value-type="float">
            <text:p>253</text:p>
          </table:table-cell>
          <table:table-cell table:style-name="ce207" office:value-type="float" office:value="2400" calcext:value-type="float">
            <text:p><text:s/>$2 400 </text:p>
          </table:table-cell>
          <table:table-cell table:style-name="ce174" table:formula="of:=[.D86]*[.C86]" office:value-type="float" office:value="606450" calcext:value-type="float">
            <text:p><text:s/>$606 450 </text:p>
          </table:table-cell>
          <table:table-cell table:number-columns-repeated="2"/>
          <table:table-cell table:style-name="ce200" office:value-type="string" calcext:value-type="string">
            <text:p>Vacation Exp.</text:p>
          </table:table-cell>
          <table:table-cell table:style-name="ce209" table:formula="of:=SUM([.$I$67:.$I$78])" office:value-type="float" office:value="252.6875" calcext:value-type="float">
            <text:p>253</text:p>
          </table:table-cell>
          <table:table-cell table:style-name="ce196" table:formula="of:=[.D86]" office:value-type="float" office:value="2400" calcext:value-type="float">
            <text:p><text:s/>$2 400 </text:p>
          </table:table-cell>
          <table:table-cell table:style-name="ce174" table:formula="of:=[.J86]*[.I86]" office:value-type="float" office:value="606450" calcext:value-type="float">
            <text:p><text:s/>$606 450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Bonus Exp.</text:p>
          </table:table-cell>
          <table:table-cell table:style-name="ce209" table:formula="of:=SUM([.$C$67:.$C$78])" office:value-type="float" office:value="252.6875" calcext:value-type="float">
            <text:p>253</text:p>
          </table:table-cell>
          <table:table-cell table:style-name="ce207" office:value-type="float" office:value="1300" calcext:value-type="float">
            <text:p><text:s/>$1 300 </text:p>
          </table:table-cell>
          <table:table-cell table:style-name="ce174" table:formula="of:=[.D87]*[.C87]" office:value-type="float" office:value="328493.75" calcext:value-type="float">
            <text:p><text:s/>$328 494 </text:p>
          </table:table-cell>
          <table:table-cell table:number-columns-repeated="2"/>
          <table:table-cell table:style-name="ce200" office:value-type="string" calcext:value-type="string">
            <text:p>Bonus Exp.</text:p>
          </table:table-cell>
          <table:table-cell table:style-name="ce209" table:formula="of:=SUM([.$I$67:.$I$78])" office:value-type="float" office:value="252.6875" calcext:value-type="float">
            <text:p>253</text:p>
          </table:table-cell>
          <table:table-cell table:style-name="ce196" table:formula="of:=[.D87]" office:value-type="float" office:value="1300" calcext:value-type="float">
            <text:p><text:s/>$1 300 </text:p>
          </table:table-cell>
          <table:table-cell table:style-name="ce174" table:formula="of:=[.J87]*[.I87]" office:value-type="float" office:value="328493.75" calcext:value-type="float">
            <text:p><text:s/>$328 494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Service awards</text:p>
          </table:table-cell>
          <table:table-cell table:style-name="ce209" table:formula="of:=SUM([.$C$67:.$C$78])" office:value-type="float" office:value="252.6875" calcext:value-type="float">
            <text:p>253</text:p>
          </table:table-cell>
          <table:table-cell table:style-name="ce207" office:value-type="float" office:value="100" calcext:value-type="float">
            <text:p><text:s/>$100 </text:p>
          </table:table-cell>
          <table:table-cell table:style-name="ce174" table:formula="of:=[.D88]*[.C88]" office:value-type="float" office:value="25268.75" calcext:value-type="float">
            <text:p><text:s/>$25 269 </text:p>
          </table:table-cell>
          <table:table-cell table:number-columns-repeated="2"/>
          <table:table-cell table:style-name="ce200" office:value-type="string" calcext:value-type="string">
            <text:p>Service awards</text:p>
          </table:table-cell>
          <table:table-cell table:style-name="ce209" table:formula="of:=SUM([.$I$67:.$I$78])" office:value-type="float" office:value="252.6875" calcext:value-type="float">
            <text:p>253</text:p>
          </table:table-cell>
          <table:table-cell table:style-name="ce196" table:formula="of:=[.D88]" office:value-type="float" office:value="100" calcext:value-type="float">
            <text:p><text:s/>$100 </text:p>
          </table:table-cell>
          <table:table-cell table:style-name="ce174" table:formula="of:=[.J88]*[.I88]" office:value-type="float" office:value="25268.75" calcext:value-type="float">
            <text:p><text:s/>$25 269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Incent. Pay</text:p>
          </table:table-cell>
          <table:table-cell table:style-name="ce209" table:formula="of:=SUM([.$C$67:.$C$78])" office:value-type="float" office:value="252.6875" calcext:value-type="float">
            <text:p>253</text:p>
          </table:table-cell>
          <table:table-cell table:style-name="ce207" office:value-type="float" office:value="275" calcext:value-type="float">
            <text:p><text:s/>$275 </text:p>
          </table:table-cell>
          <table:table-cell table:style-name="ce174" table:formula="of:=[.D89]*[.C89]" office:value-type="float" office:value="69489.0625" calcext:value-type="float">
            <text:p><text:s/>$69 489 </text:p>
          </table:table-cell>
          <table:table-cell table:number-columns-repeated="2"/>
          <table:table-cell table:style-name="ce200" office:value-type="string" calcext:value-type="string">
            <text:p>Incent. Pay</text:p>
          </table:table-cell>
          <table:table-cell table:style-name="ce209" table:formula="of:=SUM([.$I$67:.$I$78])" office:value-type="float" office:value="252.6875" calcext:value-type="float">
            <text:p>253</text:p>
          </table:table-cell>
          <table:table-cell table:style-name="ce196" table:formula="of:=[.D89]" office:value-type="float" office:value="275" calcext:value-type="float">
            <text:p><text:s/>$275 </text:p>
          </table:table-cell>
          <table:table-cell table:style-name="ce174" table:formula="of:=[.J89]*[.I89]" office:value-type="float" office:value="69489.0625" calcext:value-type="float">
            <text:p><text:s/>$69 489 </text:p>
          </table:table-cell>
          <table:table-cell/>
          <table:table-cell office:value-type="string" calcext:value-type="string">
            <text:p>Personnel</text:p>
          </table:table-cell>
          <table:table-cell table:number-columns-repeated="1011"/>
        </table:table-row>
        <table:table-row table:style-name="ro31">
          <table:table-cell table:number-columns-repeated="3"/>
          <table:table-cell table:style-name="ce207"/>
          <table:table-cell table:number-columns-repeated="5"/>
          <table:table-cell table:style-name="ce196"/>
          <table:table-cell table:number-columns-repeated="1014"/>
        </table:table-row>
        <table:table-row table:style-name="ro31">
          <table:table-cell/>
          <table:table-cell table:style-name="ce200" office:value-type="string" calcext:value-type="string">
            <text:p>Unemployment taxes</text:p>
          </table:table-cell>
          <table:table-cell table:style-name="ce209" table:formula="of:=SUM([.$C$67:.$C$78])" office:value-type="float" office:value="252.6875" calcext:value-type="float">
            <text:p>253</text:p>
          </table:table-cell>
          <table:table-cell table:style-name="ce207" office:value-type="float" office:value="1100" calcext:value-type="float">
            <text:p><text:s/>$1 100 </text:p>
          </table:table-cell>
          <table:table-cell table:style-name="ce174" table:formula="of:=[.D91]*[.C91]" office:value-type="float" office:value="277956.25" calcext:value-type="float">
            <text:p><text:s/>$277 956 </text:p>
          </table:table-cell>
          <table:table-cell table:number-columns-repeated="2"/>
          <table:table-cell table:style-name="ce200" office:value-type="string" calcext:value-type="string">
            <text:p>Unemployment taxes</text:p>
          </table:table-cell>
          <table:table-cell table:style-name="ce209" table:formula="of:=SUM([.$I$67:.$I$78])" office:value-type="float" office:value="252.6875" calcext:value-type="float">
            <text:p>253</text:p>
          </table:table-cell>
          <table:table-cell table:style-name="ce196" table:formula="of:=[.D91]" office:value-type="float" office:value="1100" calcext:value-type="float">
            <text:p><text:s/>$1 100 </text:p>
          </table:table-cell>
          <table:table-cell table:style-name="ce174" table:formula="of:=[.J91]*[.I91]" office:value-type="float" office:value="277956.25" calcext:value-type="float">
            <text:p><text:s/>$277 956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Payroll taxes</text:p>
          </table:table-cell>
          <table:table-cell table:style-name="ce209" table:formula="of:=SUM([.$C$67:.$C$78])" office:value-type="float" office:value="252.6875" calcext:value-type="float">
            <text:p>253</text:p>
          </table:table-cell>
          <table:table-cell table:style-name="ce207" office:value-type="float" office:value="3000" calcext:value-type="float">
            <text:p><text:s/>$3 000 </text:p>
          </table:table-cell>
          <table:table-cell table:style-name="ce174" table:formula="of:=[.D92]*[.C92]" office:value-type="float" office:value="758062.5" calcext:value-type="float">
            <text:p><text:s/>$758 063 </text:p>
          </table:table-cell>
          <table:table-cell table:number-columns-repeated="2"/>
          <table:table-cell table:style-name="ce200" office:value-type="string" calcext:value-type="string">
            <text:p>Payroll taxes</text:p>
          </table:table-cell>
          <table:table-cell table:style-name="ce209" table:formula="of:=SUM([.$I$67:.$I$78])" office:value-type="float" office:value="252.6875" calcext:value-type="float">
            <text:p>253</text:p>
          </table:table-cell>
          <table:table-cell table:style-name="ce196" table:formula="of:=[.D92]" office:value-type="float" office:value="3000" calcext:value-type="float">
            <text:p><text:s/>$3 000 </text:p>
          </table:table-cell>
          <table:table-cell table:style-name="ce174" table:formula="of:=[.J92]*[.I92]" office:value-type="float" office:value="758062.5" calcext:value-type="float">
            <text:p><text:s/>$758 063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Grp. Medical Ins.</text:p>
          </table:table-cell>
          <table:table-cell table:style-name="ce209" table:formula="of:=SUM([.$C$67:.$C$78])" office:value-type="float" office:value="252.6875" calcext:value-type="float">
            <text:p>253</text:p>
          </table:table-cell>
          <table:table-cell table:style-name="ce207" office:value-type="float" office:value="4200" calcext:value-type="float">
            <text:p><text:s/>$4 200 </text:p>
          </table:table-cell>
          <table:table-cell table:style-name="ce174" table:formula="of:=[.D93]*[.C93]" office:value-type="float" office:value="1061287.5" calcext:value-type="float">
            <text:p><text:s/>$1 061 288 </text:p>
          </table:table-cell>
          <table:table-cell table:number-columns-repeated="2"/>
          <table:table-cell table:style-name="ce200" office:value-type="string" calcext:value-type="string">
            <text:p>Grp. Medical Ins.</text:p>
          </table:table-cell>
          <table:table-cell table:style-name="ce209" table:formula="of:=SUM([.$I$67:.$I$78])" office:value-type="float" office:value="252.6875" calcext:value-type="float">
            <text:p>253</text:p>
          </table:table-cell>
          <table:table-cell table:style-name="ce196" table:formula="of:=[.D93]" office:value-type="float" office:value="4200" calcext:value-type="float">
            <text:p><text:s/>$4 200 </text:p>
          </table:table-cell>
          <table:table-cell table:style-name="ce174" table:formula="of:=[.J93]*[.I93]" office:value-type="float" office:value="1061287.5" calcext:value-type="float">
            <text:p><text:s/>$1 061 288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Pens. Plan contrib..</text:p>
          </table:table-cell>
          <table:table-cell table:style-name="ce209" table:formula="of:=SUM([.$C$67:.$C$78])" office:value-type="float" office:value="252.6875" calcext:value-type="float">
            <text:p>253</text:p>
          </table:table-cell>
          <table:table-cell table:style-name="ce207" office:value-type="float" office:value="480" calcext:value-type="float">
            <text:p><text:s/>$480 </text:p>
          </table:table-cell>
          <table:table-cell table:style-name="ce174" table:formula="of:=[.D94]*[.C94]" office:value-type="float" office:value="121290" calcext:value-type="float">
            <text:p><text:s/>$121 290 </text:p>
          </table:table-cell>
          <table:table-cell table:number-columns-repeated="2"/>
          <table:table-cell table:style-name="ce200" office:value-type="string" calcext:value-type="string">
            <text:p>Pens. Plan contrib..</text:p>
          </table:table-cell>
          <table:table-cell table:style-name="ce209" table:formula="of:=SUM([.$I$67:.$I$78])" office:value-type="float" office:value="252.6875" calcext:value-type="float">
            <text:p>253</text:p>
          </table:table-cell>
          <table:table-cell table:style-name="ce196" table:formula="of:=[.D94]" office:value-type="float" office:value="480" calcext:value-type="float">
            <text:p><text:s/>$480 </text:p>
          </table:table-cell>
          <table:table-cell table:style-name="ce174" table:formula="of:=[.J94]*[.I94]" office:value-type="float" office:value="121290" calcext:value-type="float">
            <text:p><text:s/>$121 290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401K Contrib..</text:p>
          </table:table-cell>
          <table:table-cell table:style-name="ce209" table:formula="of:=SUM([.$C$67:.$C$78])" office:value-type="float" office:value="252.6875" calcext:value-type="float">
            <text:p>253</text:p>
          </table:table-cell>
          <table:table-cell table:style-name="ce207" office:value-type="float" office:value="4050" calcext:value-type="float">
            <text:p><text:s/>$4 050 </text:p>
          </table:table-cell>
          <table:table-cell table:style-name="ce174" table:formula="of:=[.D95]*[.C95]" office:value-type="float" office:value="1023384.375" calcext:value-type="float">
            <text:p><text:s/>$1 023 384 </text:p>
          </table:table-cell>
          <table:table-cell table:number-columns-repeated="2"/>
          <table:table-cell table:style-name="ce200" office:value-type="string" calcext:value-type="string">
            <text:p>401K Contrib..</text:p>
          </table:table-cell>
          <table:table-cell table:style-name="ce209" table:formula="of:=SUM([.$I$67:.$I$78])" office:value-type="float" office:value="252.6875" calcext:value-type="float">
            <text:p>253</text:p>
          </table:table-cell>
          <table:table-cell table:style-name="ce196" table:formula="of:=[.D95]" office:value-type="float" office:value="4050" calcext:value-type="float">
            <text:p><text:s/>$4 050 </text:p>
          </table:table-cell>
          <table:table-cell table:style-name="ce174" table:formula="of:=[.J95]*[.I95]" office:value-type="float" office:value="1023384.375" calcext:value-type="float">
            <text:p><text:s/>$1 023 384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Sick pay exp.</text:p>
          </table:table-cell>
          <table:table-cell table:style-name="ce209" table:formula="of:=SUM([.$C$67:.$C$78])" office:value-type="float" office:value="252.6875" calcext:value-type="float">
            <text:p>253</text:p>
          </table:table-cell>
          <table:table-cell table:style-name="ce207" office:value-type="float" office:value="410" calcext:value-type="float">
            <text:p><text:s/>$410 </text:p>
          </table:table-cell>
          <table:table-cell table:style-name="ce174" table:formula="of:=[.D96]*[.C96]" office:value-type="float" office:value="103601.875" calcext:value-type="float">
            <text:p><text:s/>$103 602 </text:p>
          </table:table-cell>
          <table:table-cell table:number-columns-repeated="2"/>
          <table:table-cell table:style-name="ce200" office:value-type="string" calcext:value-type="string">
            <text:p>Sick pay exp.</text:p>
          </table:table-cell>
          <table:table-cell table:style-name="ce209" table:formula="of:=SUM([.$I$67:.$I$78])" office:value-type="float" office:value="252.6875" calcext:value-type="float">
            <text:p>253</text:p>
          </table:table-cell>
          <table:table-cell table:style-name="ce196" table:formula="of:=[.D96]" office:value-type="float" office:value="410" calcext:value-type="float">
            <text:p><text:s/>$410 </text:p>
          </table:table-cell>
          <table:table-cell table:style-name="ce174" table:formula="of:=[.J96]*[.I96]" office:value-type="float" office:value="103601.875" calcext:value-type="float">
            <text:p><text:s/>$103 602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Other EE Benefits</text:p>
          </table:table-cell>
          <table:table-cell table:style-name="ce209" table:formula="of:=SUM([.$C$67:.$C$78])" office:value-type="float" office:value="252.6875" calcext:value-type="float">
            <text:p>253</text:p>
          </table:table-cell>
          <table:table-cell table:style-name="ce207" office:value-type="float" office:value="0" calcext:value-type="float">
            <text:p><text:s/>$- <text:s text:c="2"/></text:p>
          </table:table-cell>
          <table:table-cell table:style-name="ce174" table:formula="of:=[.D97]*[.C97]" office:value-type="float" office:value="0" calcext:value-type="float">
            <text:p><text:s/>$- <text:s text:c="2"/></text:p>
          </table:table-cell>
          <table:table-cell table:number-columns-repeated="2"/>
          <table:table-cell table:style-name="ce200" office:value-type="string" calcext:value-type="string">
            <text:p>Other EE Benefits</text:p>
          </table:table-cell>
          <table:table-cell table:style-name="ce209" table:formula="of:=SUM([.$I$67:.$I$78])" office:value-type="float" office:value="252.6875" calcext:value-type="float">
            <text:p>253</text:p>
          </table:table-cell>
          <table:table-cell table:style-name="ce196" table:formula="of:=[.D97]" office:value-type="float" office:value="0" calcext:value-type="float">
            <text:p><text:s/>$- <text:s text:c="2"/></text:p>
          </table:table-cell>
          <table:table-cell table:style-name="ce174" table:formula="of:=[.J97]*[.I97]" office:value-type="float" office:value="0" calcext:value-type="float">
            <text:p><text:s/>$- <text:s text:c="2"/></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Seminars and classes</text:p>
          </table:table-cell>
          <table:table-cell table:style-name="ce209" table:formula="of:=SUM([.$C$67:.$C$78])" office:value-type="float" office:value="252.6875" calcext:value-type="float">
            <text:p>253</text:p>
          </table:table-cell>
          <table:table-cell table:style-name="ce207" office:value-type="float" office:value="0" calcext:value-type="float">
            <text:p><text:s/>$- <text:s text:c="2"/></text:p>
          </table:table-cell>
          <table:table-cell table:style-name="ce174" table:formula="of:=[.D98]*[.C98]" office:value-type="float" office:value="0" calcext:value-type="float">
            <text:p><text:s/>$- <text:s text:c="2"/></text:p>
          </table:table-cell>
          <table:table-cell table:number-columns-repeated="2"/>
          <table:table-cell table:style-name="ce200" office:value-type="string" calcext:value-type="string">
            <text:p>Seminars and classes</text:p>
          </table:table-cell>
          <table:table-cell table:style-name="ce209" table:formula="of:=SUM([.$I$67:.$I$78])" office:value-type="float" office:value="252.6875" calcext:value-type="float">
            <text:p>253</text:p>
          </table:table-cell>
          <table:table-cell table:style-name="ce196" table:formula="of:=[.D98]" office:value-type="float" office:value="0" calcext:value-type="float">
            <text:p><text:s/>$- <text:s text:c="2"/></text:p>
          </table:table-cell>
          <table:table-cell table:style-name="ce174" table:formula="of:=[.J98]*[.I98]" office:value-type="float" office:value="0" calcext:value-type="float">
            <text:p><text:s/>$- <text:s text:c="2"/></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Educational Reimb.</text:p>
          </table:table-cell>
          <table:table-cell table:style-name="ce209" table:formula="of:=SUM([.$C$67:.$C$78])" office:value-type="float" office:value="252.6875" calcext:value-type="float">
            <text:p>253</text:p>
          </table:table-cell>
          <table:table-cell table:style-name="ce207" office:value-type="float" office:value="410" calcext:value-type="float">
            <text:p><text:s/>$410 </text:p>
          </table:table-cell>
          <table:table-cell table:style-name="ce174" table:formula="of:=[.D99]*[.C99]" office:value-type="float" office:value="103601.875" calcext:value-type="float">
            <text:p><text:s/>$103 602 </text:p>
          </table:table-cell>
          <table:table-cell table:number-columns-repeated="2"/>
          <table:table-cell table:style-name="ce200" office:value-type="string" calcext:value-type="string">
            <text:p>Educational Reimb.</text:p>
          </table:table-cell>
          <table:table-cell table:style-name="ce209" table:formula="of:=SUM([.$I$67:.$I$78])" office:value-type="float" office:value="252.6875" calcext:value-type="float">
            <text:p>253</text:p>
          </table:table-cell>
          <table:table-cell table:style-name="ce196" table:formula="of:=[.D99]" office:value-type="float" office:value="410" calcext:value-type="float">
            <text:p><text:s/>$410 </text:p>
          </table:table-cell>
          <table:table-cell table:style-name="ce174" table:formula="of:=[.J99]*[.I99]" office:value-type="float" office:value="103601.875" calcext:value-type="float">
            <text:p><text:s/>$103 602 </text:p>
          </table:table-cell>
          <table:table-cell/>
          <table:table-cell office:value-type="string" calcext:value-type="string">
            <text:p>Personnel</text:p>
          </table:table-cell>
          <table:table-cell table:number-columns-repeated="1011"/>
        </table:table-row>
        <table:table-row table:style-name="ro31">
          <table:table-cell/>
          <table:table-cell table:style-name="ce200" office:value-type="string" calcext:value-type="string">
            <text:p>Other pers. Exp.</text:p>
          </table:table-cell>
          <table:table-cell table:style-name="ce209" table:formula="of:=SUM([.$C$67:.$C$78])" office:value-type="float" office:value="252.6875" calcext:value-type="float">
            <text:p>253</text:p>
          </table:table-cell>
          <table:table-cell table:style-name="ce207" office:value-type="float" office:value="140" calcext:value-type="float">
            <text:p><text:s/>$140 </text:p>
          </table:table-cell>
          <table:table-cell table:style-name="ce174" table:formula="of:=[.D100]*[.C100]" office:value-type="float" office:value="35376.25" calcext:value-type="float">
            <text:p><text:s/>$35 376 </text:p>
          </table:table-cell>
          <table:table-cell table:number-columns-repeated="2"/>
          <table:table-cell table:style-name="ce200" office:value-type="string" calcext:value-type="string">
            <text:p>Other pers. Exp.</text:p>
          </table:table-cell>
          <table:table-cell table:style-name="ce209" table:formula="of:=SUM([.$I$67:.$I$78])" office:value-type="float" office:value="252.6875" calcext:value-type="float">
            <text:p>253</text:p>
          </table:table-cell>
          <table:table-cell table:style-name="ce196" table:formula="of:=[.D100]" office:value-type="float" office:value="140" calcext:value-type="float">
            <text:p><text:s/>$140 </text:p>
          </table:table-cell>
          <table:table-cell table:style-name="ce174" table:formula="of:=[.J100]*[.I100]" office:value-type="float" office:value="35376.25" calcext:value-type="float">
            <text:p><text:s/>$35 376 </text:p>
          </table:table-cell>
          <table:table-cell/>
          <table:table-cell office:value-type="string" calcext:value-type="string">
            <text:p>Personnel</text:p>
          </table:table-cell>
          <table:table-cell table:number-columns-repeated="1011"/>
        </table:table-row>
        <table:table-row table:style-name="ro31">
          <table:table-cell/>
          <table:table-cell table:style-name="ce200"/>
          <table:table-cell table:style-name="ce209"/>
          <table:table-cell table:style-name="ce196"/>
          <table:table-cell table:style-name="ce174"/>
          <table:table-cell table:number-columns-repeated="2"/>
          <table:table-cell table:style-name="ce200"/>
          <table:table-cell table:style-name="ce209"/>
          <table:table-cell table:style-name="ce196"/>
          <table:table-cell table:style-name="ce174"/>
          <table:table-cell table:number-columns-repeated="1013"/>
        </table:table-row>
        <table:table-row table:style-name="ro31">
          <table:table-cell/>
          <table:table-cell table:style-name="ce200" office:value-type="string" calcext:value-type="string">
            <text:p>Temp Help Days</text:p>
          </table:table-cell>
          <table:table-cell table:style-name="ce249" office:value-type="float" office:value="500" calcext:value-type="float">
            <text:p>500</text:p>
          </table:table-cell>
          <table:table-cell table:style-name="ce196" table:formula="of:=8*25" office:value-type="float" office:value="200" calcext:value-type="float">
            <text:p><text:s/>$200 </text:p>
          </table:table-cell>
          <table:table-cell table:style-name="ce174" table:formula="of:=[.D102]*[.C102]" office:value-type="float" office:value="100000" calcext:value-type="float">
            <text:p><text:s/>$100 000 </text:p>
          </table:table-cell>
          <table:table-cell table:style-name="ce216" office:value-type="string" calcext:value-type="string">
            <text:p>$ 25.00 / hour</text:p>
          </table:table-cell>
          <table:table-cell/>
          <table:table-cell table:style-name="ce200" office:value-type="string" calcext:value-type="string">
            <text:p>Temp Help Days</text:p>
          </table:table-cell>
          <table:table-cell table:style-name="ce249" office:value-type="float" office:value="100" calcext:value-type="float">
            <text:p>100</text:p>
          </table:table-cell>
          <table:table-cell table:style-name="ce196" table:formula="of:=[.D102]" office:value-type="float" office:value="200" calcext:value-type="float">
            <text:p><text:s/>$200 </text:p>
          </table:table-cell>
          <table:table-cell table:style-name="ce174" table:formula="of:=[.J102]*[.I102]" office:value-type="float" office:value="20000" calcext:value-type="float">
            <text:p><text:s/>$20 000 </text:p>
          </table:table-cell>
          <table:table-cell/>
          <table:table-cell office:value-type="string" calcext:value-type="string">
            <text:p>Personnel</text:p>
          </table:table-cell>
          <table:table-cell table:number-columns-repeated="1011"/>
        </table:table-row>
        <table:table-row table:style-name="ro31">
          <table:table-cell/>
          <table:table-cell table:style-name="ce200"/>
          <table:table-cell table:style-name="ce209"/>
          <table:table-cell table:style-name="ce196"/>
          <table:table-cell table:style-name="ce174"/>
          <table:table-cell table:number-columns-repeated="2"/>
          <table:table-cell table:style-name="ce200"/>
          <table:table-cell table:style-name="ce209"/>
          <table:table-cell table:style-name="ce196"/>
          <table:table-cell table:style-name="ce174"/>
          <table:table-cell table:number-columns-repeated="1013"/>
        </table:table-row>
        <table:table-row table:style-name="ro31">
          <table:table-cell/>
          <table:table-cell office:value-type="string" calcext:value-type="string">
            <text:p>Total</text:p>
          </table:table-cell>
          <table:table-cell/>
          <table:table-cell table:style-name="ce196"/>
          <table:table-cell table:style-name="ce174" table:formula="of:=SUM([.E67:.E102])" office:value-type="float" office:value="13130290.68" calcext:value-type="float">
            <text:p><text:s/>$13 130 291 </text:p>
          </table:table-cell>
          <table:table-cell table:number-columns-repeated="2"/>
          <table:table-cell office:value-type="string" calcext:value-type="string">
            <text:p>Total</text:p>
          </table:table-cell>
          <table:table-cell/>
          <table:table-cell table:style-name="ce196"/>
          <table:table-cell table:style-name="ce174" table:formula="of:=SUM([.K67:.K102])" office:value-type="float" office:value="11862659.43" calcext:value-type="float">
            <text:p><text:s/>$11 862 659 </text:p>
          </table:table-cell>
          <table:table-cell table:number-columns-repeated="1013"/>
        </table:table-row>
        <table:table-row table:style-name="ro31">
          <table:table-cell table:number-columns-repeated="3"/>
          <table:table-cell table:style-name="ce196"/>
          <table:table-cell table:style-name="ce297"/>
          <table:table-cell table:number-columns-repeated="4"/>
          <table:table-cell table:style-name="ce196"/>
          <table:table-cell table:style-name="ce297"/>
          <table:table-cell table:number-columns-repeated="1013"/>
        </table:table-row>
        <table:table-row table:style-name="ro53">
          <table:table-cell table:number-columns-repeated="3"/>
          <table:table-cell table:style-name="ce196"/>
          <table:table-cell table:number-columns-repeated="3"/>
          <table:table-cell table:style-name="ce198" office:value-type="string" calcext:value-type="string">
            <text:p>Fixed Annual costs - every year</text:p>
          </table:table-cell>
          <table:table-cell table:style-name="ce209"/>
          <table:table-cell table:style-name="ce196"/>
          <table:table-cell table:style-name="ce174"/>
          <table:table-cell table:number-columns-repeated="1013"/>
        </table:table-row>
        <table:table-row table:style-name="ro31">
          <table:table-cell table:number-columns-repeated="3"/>
          <table:table-cell table:style-name="ce196"/>
          <table:table-cell table:number-columns-repeated="3"/>
          <table:table-cell table:style-name="ce200" office:value-type="string" calcext:value-type="string">
            <text:p>Travel and entertainment</text:p>
          </table:table-cell>
          <table:table-cell table:style-name="ce209"/>
          <table:table-cell table:style-name="ce196"/>
          <table:table-cell table:style-name="ce174"/>
          <table:table-cell/>
          <table:table-cell table:style-name="ce157" office:value-type="string" calcext:value-type="string">
            <text:p>Travel</text:p>
          </table:table-cell>
          <table:table-cell table:number-columns-repeated="1011"/>
        </table:table-row>
        <table:table-row table:style-name="ro31">
          <table:table-cell/>
          <table:table-cell table:style-name="ce200"/>
          <table:table-cell table:style-name="ce209"/>
          <table:table-cell table:style-name="ce196"/>
          <table:table-cell table:style-name="ce174"/>
          <table:table-cell table:number-columns-repeated="2"/>
          <table:table-cell table:style-name="ce232" office:value-type="string" calcext:value-type="string">
            <text:p>Lodging</text:p>
          </table:table-cell>
          <table:table-cell table:style-name="ce284" office:value-type="float" office:value="24" calcext:value-type="float">
            <text:p>24</text:p>
          </table:table-cell>
          <table:table-cell table:style-name="ce207" office:value-type="float" office:value="200" calcext:value-type="float">
            <text:p><text:s/>$200 </text:p>
          </table:table-cell>
          <table:table-cell table:style-name="ce174" table:formula="of:=[.J108]*[.I108]" office:value-type="float" office:value="4800" calcext:value-type="float">
            <text:p><text:s/>$4 800 </text:p>
          </table:table-cell>
          <table:table-cell/>
          <table:table-cell office:value-type="string" calcext:value-type="string">
            <text:p>Travel</text:p>
          </table:table-cell>
          <table:table-cell table:number-columns-repeated="1011"/>
        </table:table-row>
        <table:table-row table:style-name="ro31">
          <table:table-cell/>
          <table:table-cell table:style-name="ce200"/>
          <table:table-cell table:style-name="ce209"/>
          <table:table-cell table:style-name="ce196"/>
          <table:table-cell table:style-name="ce174"/>
          <table:table-cell table:number-columns-repeated="2"/>
          <table:table-cell table:style-name="ce232" office:value-type="string" calcext:value-type="string">
            <text:p>Airfare</text:p>
          </table:table-cell>
          <table:table-cell table:style-name="ce284" office:value-type="float" office:value="8" calcext:value-type="float">
            <text:p>8</text:p>
          </table:table-cell>
          <table:table-cell table:style-name="ce207" office:value-type="float" office:value="800" calcext:value-type="float">
            <text:p><text:s/>$800 </text:p>
          </table:table-cell>
          <table:table-cell table:style-name="ce174" table:formula="of:=[.J109]*[.I109]" office:value-type="float" office:value="6400" calcext:value-type="float">
            <text:p><text:s/>$6 400 </text:p>
          </table:table-cell>
          <table:table-cell/>
          <table:table-cell office:value-type="string" calcext:value-type="string">
            <text:p>Travel</text:p>
          </table:table-cell>
          <table:table-cell table:number-columns-repeated="1011"/>
        </table:table-row>
        <table:table-row table:style-name="ro31">
          <table:table-cell table:number-columns-repeated="3"/>
          <table:table-cell table:style-name="ce196"/>
          <table:table-cell table:number-columns-repeated="3"/>
          <table:table-cell table:style-name="ce232" office:value-type="string" calcext:value-type="string">
            <text:p>Rent Cars</text:p>
          </table:table-cell>
          <table:table-cell table:style-name="ce284" office:value-type="float" office:value="0" calcext:value-type="float">
            <text:p>0</text:p>
          </table:table-cell>
          <table:table-cell table:style-name="ce207" office:value-type="float" office:value="0" calcext:value-type="float">
            <text:p><text:s/>$- <text:s text:c="2"/></text:p>
          </table:table-cell>
          <table:table-cell table:style-name="ce174" table:formula="of:=[.J110]*[.I110]" office:value-type="float" office:value="0" calcext:value-type="float">
            <text:p><text:s/>$- <text:s text:c="2"/></text:p>
          </table:table-cell>
          <table:table-cell/>
          <table:table-cell office:value-type="string" calcext:value-type="string">
            <text:p>Travel</text:p>
          </table:table-cell>
          <table:table-cell table:number-columns-repeated="1011"/>
        </table:table-row>
        <table:table-row table:style-name="ro31">
          <table:table-cell table:number-columns-repeated="7"/>
          <table:table-cell table:style-name="ce232" office:value-type="string" calcext:value-type="string">
            <text:p>Other</text:p>
          </table:table-cell>
          <table:table-cell table:style-name="ce209" table:formula="of:=SUM([.$C$67:.$C$78])" office:value-type="float" office:value="252.6875" calcext:value-type="float">
            <text:p>253</text:p>
          </table:table-cell>
          <table:table-cell table:style-name="ce207" office:value-type="float" office:value="0" calcext:value-type="float">
            <text:p><text:s/>$- <text:s text:c="2"/></text:p>
          </table:table-cell>
          <table:table-cell table:style-name="ce174" table:formula="of:=[.J111]*[.I111]" office:value-type="float" office:value="0" calcext:value-type="float">
            <text:p><text:s/>$- <text:s text:c="2"/></text:p>
          </table:table-cell>
          <table:table-cell/>
          <table:table-cell office:value-type="string" calcext:value-type="string">
            <text:p>Travel</text:p>
          </table:table-cell>
          <table:table-cell table:number-columns-repeated="1011"/>
        </table:table-row>
        <table:table-row table:style-name="ro31">
          <table:table-cell table:number-columns-repeated="7"/>
          <table:table-cell table:style-name="ce232" office:value-type="string" calcext:value-type="string">
            <text:p>Meals</text:p>
          </table:table-cell>
          <table:table-cell table:style-name="ce284" office:value-type="float" office:value="24" calcext:value-type="float">
            <text:p>24</text:p>
          </table:table-cell>
          <table:table-cell table:style-name="ce207" office:value-type="float" office:value="50" calcext:value-type="float">
            <text:p><text:s/>$50 </text:p>
          </table:table-cell>
          <table:table-cell table:style-name="ce174" table:formula="of:=[.J112]*[.I112]" office:value-type="float" office:value="1200" calcext:value-type="float">
            <text:p><text:s/>$1 200 </text:p>
          </table:table-cell>
          <table:table-cell/>
          <table:table-cell office:value-type="string" calcext:value-type="string">
            <text:p>Travel</text:p>
          </table:table-cell>
          <table:table-cell table:number-columns-repeated="1011"/>
        </table:table-row>
        <table:table-row table:style-name="ro31">
          <table:table-cell table:number-columns-repeated="7"/>
          <table:table-cell table:style-name="ce232" office:value-type="string" calcext:value-type="string">
            <text:p>Meals-entertainment</text:p>
          </table:table-cell>
          <table:table-cell table:style-name="ce284" office:value-type="float" office:value="24" calcext:value-type="float">
            <text:p>24</text:p>
          </table:table-cell>
          <table:table-cell table:style-name="ce207" office:value-type="float" office:value="50" calcext:value-type="float">
            <text:p><text:s/>$50 </text:p>
          </table:table-cell>
          <table:table-cell table:style-name="ce174" table:formula="of:=[.J113]*[.I113]" office:value-type="float" office:value="1200" calcext:value-type="float">
            <text:p><text:s/>$1 200 </text:p>
          </table:table-cell>
          <table:table-cell/>
          <table:table-cell office:value-type="string" calcext:value-type="string">
            <text:p>Travel</text:p>
          </table:table-cell>
          <table:table-cell table:number-columns-repeated="1011"/>
        </table:table-row>
        <table:table-row table:style-name="ro31">
          <table:table-cell table:number-columns-repeated="7"/>
          <table:table-cell table:style-name="ce232" office:value-type="string" calcext:value-type="string">
            <text:p>Meetings</text:p>
          </table:table-cell>
          <table:table-cell table:style-name="ce284" office:value-type="float" office:value="3" calcext:value-type="float">
            <text:p>3</text:p>
          </table:table-cell>
          <table:table-cell table:style-name="ce207" office:value-type="float" office:value="5000" calcext:value-type="float">
            <text:p><text:s/>$5 000 </text:p>
          </table:table-cell>
          <table:table-cell table:style-name="ce174" table:formula="of:=[.J114]*[.I114]" office:value-type="float" office:value="15000" calcext:value-type="float">
            <text:p><text:s/>$15 000 </text:p>
          </table:table-cell>
          <table:table-cell/>
          <table:table-cell office:value-type="string" calcext:value-type="string">
            <text:p>Travel</text:p>
          </table:table-cell>
          <table:table-cell table:number-columns-repeated="1011"/>
        </table:table-row>
        <table:table-row table:style-name="ro31">
          <table:table-cell table:number-columns-repeated="3"/>
          <table:table-cell table:style-name="ce196"/>
          <table:table-cell table:number-columns-repeated="3"/>
          <table:table-cell table:style-name="ce200" office:value-type="string" calcext:value-type="string">
            <text:p>Postage</text:p>
          </table:table-cell>
          <table:table-cell table:style-name="ce209" table:formula="of:=SUM([.$C$67:.$C$78])" office:value-type="float" office:value="252.6875" calcext:value-type="float">
            <text:p>253</text:p>
          </table:table-cell>
          <table:table-cell table:style-name="ce207" office:value-type="float" office:value="75" calcext:value-type="float">
            <text:p><text:s/>$75 </text:p>
          </table:table-cell>
          <table:table-cell table:style-name="ce174" table:formula="of:=[.J115]*[.I115]" office:value-type="float" office:value="18951.5625" calcext:value-type="float">
            <text:p><text:s/>$18 952 </text:p>
          </table:table-cell>
          <table:table-cell/>
          <table:table-cell office:value-type="string" calcext:value-type="string">
            <text:p>Materials &amp; Supply Costs</text:p>
          </table:table-cell>
          <table:table-cell table:number-columns-repeated="1011"/>
        </table:table-row>
        <table:table-row table:style-name="ro31">
          <table:table-cell table:number-columns-repeated="7"/>
          <table:table-cell table:style-name="ce200" office:value-type="string" calcext:value-type="string">
            <text:p>Office supplies</text:p>
          </table:table-cell>
          <table:table-cell table:style-name="ce209" table:formula="of:=SUM([.$C$67:.$C$78])" office:value-type="float" office:value="252.6875" calcext:value-type="float">
            <text:p>253</text:p>
          </table:table-cell>
          <table:table-cell table:style-name="ce207" office:value-type="float" office:value="75" calcext:value-type="float">
            <text:p><text:s/>$75 </text:p>
          </table:table-cell>
          <table:table-cell table:style-name="ce174" table:formula="of:=[.J116]*[.I116]" office:value-type="float" office:value="18951.5625" calcext:value-type="float">
            <text:p><text:s/>$18 952 </text:p>
          </table:table-cell>
          <table:table-cell/>
          <table:table-cell office:value-type="string" calcext:value-type="string">
            <text:p>Materials &amp; Supply Costs</text:p>
          </table:table-cell>
          <table:table-cell table:number-columns-repeated="1011"/>
        </table:table-row>
        <table:table-row table:style-name="ro31">
          <table:table-cell table:number-columns-repeated="3"/>
          <table:table-cell table:style-name="ce196"/>
          <table:table-cell table:number-columns-repeated="3"/>
          <table:table-cell table:style-name="ce200" office:value-type="string" calcext:value-type="string">
            <text:p>Stationary/forms</text:p>
          </table:table-cell>
          <table:table-cell table:style-name="ce209" table:formula="of:=SUM([.$C$67:.$C$78])" office:value-type="float" office:value="252.6875" calcext:value-type="float">
            <text:p>253</text:p>
          </table:table-cell>
          <table:table-cell table:style-name="ce316" office:value-type="float" office:value="0.5" calcext:value-type="float">
            <text:p><text:s/>$0,50 </text:p>
          </table:table-cell>
          <table:table-cell table:style-name="ce174" table:formula="of:=[.J117]*[.I117]" office:value-type="float" office:value="126.34375" calcext:value-type="float">
            <text:p><text:s/>$126 </text:p>
          </table:table-cell>
          <table:table-cell/>
          <table:table-cell office:value-type="string" calcext:value-type="string">
            <text:p>Materials &amp; Supply Costs</text:p>
          </table:table-cell>
          <table:table-cell table:number-columns-repeated="1011"/>
        </table:table-row>
        <table:table-row table:style-name="ro31">
          <table:table-cell table:number-columns-repeated="7"/>
          <table:table-cell table:style-name="ce200" office:value-type="string" calcext:value-type="string">
            <text:p>Office eq.</text:p>
          </table:table-cell>
          <table:table-cell table:style-name="ce284" office:value-type="float" office:value="1" calcext:value-type="float">
            <text:p>1</text:p>
          </table:table-cell>
          <table:table-cell table:style-name="ce207" office:value-type="float" office:value="288000" calcext:value-type="float">
            <text:p><text:s/>$288 000 </text:p>
          </table:table-cell>
          <table:table-cell table:style-name="ce174" table:formula="of:=[.J118]*[.I118]" office:value-type="float" office:value="288000" calcext:value-type="float">
            <text:p><text:s/>$288 000 </text:p>
          </table:table-cell>
          <table:table-cell/>
          <table:table-cell office:value-type="string" calcext:value-type="string">
            <text:p>Materials &amp; Supply Costs</text:p>
          </table:table-cell>
          <table:table-cell table:number-columns-repeated="1011"/>
        </table:table-row>
        <table:table-row table:style-name="ro31">
          <table:table-cell table:number-columns-repeated="7"/>
          <table:table-cell table:style-name="ce200" office:value-type="string" calcext:value-type="string">
            <text:p>Rent- office eq.</text:p>
          </table:table-cell>
          <table:table-cell table:style-name="ce284" office:value-type="float" office:value="1" calcext:value-type="float">
            <text:p>1</text:p>
          </table:table-cell>
          <table:table-cell table:style-name="ce207" office:value-type="float" office:value="84000" calcext:value-type="float">
            <text:p><text:s/>$84 000 </text:p>
          </table:table-cell>
          <table:table-cell table:style-name="ce174" table:formula="of:=[.J119]*[.I119]" office:value-type="float" office:value="84000" calcext:value-type="float">
            <text:p><text:s/>$84 000 </text:p>
          </table:table-cell>
          <table:table-cell/>
          <table:table-cell office:value-type="string" calcext:value-type="string">
            <text:p>Materials &amp; Supply Costs</text:p>
          </table:table-cell>
          <table:table-cell table:number-columns-repeated="1011"/>
        </table:table-row>
        <table:table-row table:style-name="ro31">
          <table:table-cell table:number-columns-repeated="7"/>
          <table:table-cell table:style-name="ce200" office:value-type="string" calcext:value-type="string">
            <text:p>Depreciation of PC's</text:p>
          </table:table-cell>
          <table:table-cell table:style-name="ce284" office:value-type="float" office:value="1" calcext:value-type="float">
            <text:p>1</text:p>
          </table:table-cell>
          <table:table-cell table:style-name="ce207" office:value-type="float" office:value="80340" calcext:value-type="float">
            <text:p><text:s/>$80 340 </text:p>
          </table:table-cell>
          <table:table-cell table:style-name="ce174" table:formula="of:=[.J120]*[.I120]" office:value-type="float" office:value="80340" calcext:value-type="float">
            <text:p><text:s/>$80 340 </text:p>
          </table:table-cell>
          <table:table-cell/>
          <table:table-cell office:value-type="string" calcext:value-type="string">
            <text:p>Depreciation</text:p>
          </table:table-cell>
          <table:table-cell table:number-columns-repeated="1011"/>
        </table:table-row>
        <table:table-row table:style-name="ro31">
          <table:table-cell table:number-columns-repeated="7"/>
          <table:table-cell table:style-name="ce200" office:value-type="string" calcext:value-type="string">
            <text:p>Depreciation of Furniture</text:p>
          </table:table-cell>
          <table:table-cell table:style-name="ce284" office:value-type="float" office:value="1" calcext:value-type="float">
            <text:p>1</text:p>
          </table:table-cell>
          <table:table-cell table:style-name="ce207" office:value-type="float" office:value="61956" calcext:value-type="float">
            <text:p><text:s/>$61 956 </text:p>
          </table:table-cell>
          <table:table-cell table:style-name="ce174" table:formula="of:=[.J121]*[.I121]" office:value-type="float" office:value="61956" calcext:value-type="float">
            <text:p><text:s/>$61 956 </text:p>
          </table:table-cell>
          <table:table-cell/>
          <table:table-cell office:value-type="string" calcext:value-type="string">
            <text:p>Depreciation</text:p>
          </table:table-cell>
          <table:table-cell table:number-columns-repeated="1011"/>
        </table:table-row>
        <table:table-row table:style-name="ro31">
          <table:table-cell table:number-columns-repeated="7"/>
          <table:table-cell table:style-name="ce200" office:value-type="string" calcext:value-type="string">
            <text:p>Computer supplies</text:p>
          </table:table-cell>
          <table:table-cell table:style-name="ce209" table:formula="of:=SUM([.$C$67:.$C$78])" office:value-type="float" office:value="252.6875" calcext:value-type="float">
            <text:p>253</text:p>
          </table:table-cell>
          <table:table-cell table:style-name="ce207" office:value-type="float" office:value="20" calcext:value-type="float">
            <text:p><text:s/>$20 </text:p>
          </table:table-cell>
          <table:table-cell table:style-name="ce174" table:formula="of:=[.J122]*[.I122]" office:value-type="float" office:value="5053.75" calcext:value-type="float">
            <text:p><text:s/>$5 054 </text:p>
          </table:table-cell>
          <table:table-cell/>
          <table:table-cell office:value-type="string" calcext:value-type="string">
            <text:p>Materials &amp; Supply Costs</text:p>
          </table:table-cell>
          <table:table-cell table:number-columns-repeated="1011"/>
        </table:table-row>
        <table:table-row table:style-name="ro31">
          <table:table-cell table:number-columns-repeated="7"/>
          <table:table-cell table:style-name="ce200" office:value-type="string" calcext:value-type="string">
            <text:p>Hardware maintenance</text:p>
          </table:table-cell>
          <table:table-cell table:style-name="ce284" office:value-type="float" office:value="1" calcext:value-type="float">
            <text:p>1</text:p>
          </table:table-cell>
          <table:table-cell table:style-name="ce207" office:value-type="float" office:value="49116" calcext:value-type="float">
            <text:p><text:s/>$49 116 </text:p>
          </table:table-cell>
          <table:table-cell table:style-name="ce174" table:formula="of:=[.J123]*[.I123]" office:value-type="float" office:value="49116" calcext:value-type="float">
            <text:p><text:s/>$49 116 </text:p>
          </table:table-cell>
          <table:table-cell/>
          <table:table-cell office:value-type="string" calcext:value-type="string">
            <text:p>Maintenance &amp; Repair</text:p>
          </table:table-cell>
          <table:table-cell table:number-columns-repeated="1011"/>
        </table:table-row>
        <table:table-row table:style-name="ro31">
          <table:table-cell table:number-columns-repeated="7"/>
          <table:table-cell table:style-name="ce200" office:value-type="string" calcext:value-type="string">
            <text:p>Software maintenance</text:p>
          </table:table-cell>
          <table:table-cell table:style-name="ce284" office:value-type="float" office:value="1" calcext:value-type="float">
            <text:p>1</text:p>
          </table:table-cell>
          <table:table-cell table:style-name="ce207" office:value-type="float" office:value="24567" calcext:value-type="float">
            <text:p><text:s/>$24 567 </text:p>
          </table:table-cell>
          <table:table-cell table:style-name="ce174" table:formula="of:=[.J124]*[.I124]" office:value-type="float" office:value="24567" calcext:value-type="float">
            <text:p><text:s/>$24 567 </text:p>
          </table:table-cell>
          <table:table-cell/>
          <table:table-cell office:value-type="string" calcext:value-type="string">
            <text:p>Maintenance &amp; Repair</text:p>
          </table:table-cell>
          <table:table-cell table:number-columns-repeated="1011"/>
        </table:table-row>
        <table:table-row table:style-name="ro31">
          <table:table-cell table:number-columns-repeated="7"/>
          <table:table-cell table:style-name="ce200" office:value-type="string" calcext:value-type="string">
            <text:p>Bank charges</text:p>
          </table:table-cell>
          <table:table-cell table:style-name="ce284" office:value-type="float" office:value="1" calcext:value-type="float">
            <text:p>1</text:p>
          </table:table-cell>
          <table:table-cell table:style-name="ce207" office:value-type="float" office:value="1000" calcext:value-type="float">
            <text:p><text:s/>$1 000 </text:p>
          </table:table-cell>
          <table:table-cell table:style-name="ce174" table:formula="of:=[.J125]*[.I125]" office:value-type="float" office:value="1000" calcext:value-type="float">
            <text:p><text:s/>$1 000 </text:p>
          </table:table-cell>
          <table:table-cell/>
          <table:table-cell office:value-type="string" calcext:value-type="string">
            <text:p>Other Costs</text:p>
          </table:table-cell>
          <table:table-cell table:number-columns-repeated="1011"/>
        </table:table-row>
        <table:table-row table:style-name="ro31">
          <table:table-cell table:number-columns-repeated="7"/>
          <table:table-cell table:style-name="ce200" office:value-type="string" calcext:value-type="string">
            <text:p>Dues/subscriptions</text:p>
          </table:table-cell>
          <table:table-cell table:style-name="ce209" table:formula="of:=SUM([.$C$67:.$C$78])" office:value-type="float" office:value="252.6875" calcext:value-type="float">
            <text:p>253</text:p>
          </table:table-cell>
          <table:table-cell table:style-name="ce207" office:value-type="float" office:value="14" calcext:value-type="float">
            <text:p><text:s/>$14 </text:p>
          </table:table-cell>
          <table:table-cell table:style-name="ce174" table:formula="of:=[.J126]*[.I126]" office:value-type="float" office:value="3537.625" calcext:value-type="float">
            <text:p><text:s/>$3 538 </text:p>
          </table:table-cell>
          <table:table-cell/>
          <table:table-cell office:value-type="string" calcext:value-type="string">
            <text:p>Other Costs</text:p>
          </table:table-cell>
          <table:table-cell table:number-columns-repeated="1011"/>
        </table:table-row>
        <table:table-row table:style-name="ro31">
          <table:table-cell table:number-columns-repeated="9"/>
          <table:table-cell table:style-name="ce196"/>
          <table:table-cell table:number-columns-repeated="1014"/>
        </table:table-row>
        <table:table-row table:style-name="ro31">
          <table:table-cell table:number-columns-repeated="7"/>
          <table:table-cell table:style-name="ce200" office:value-type="string" calcext:value-type="string">
            <text:p>Facilities - rent</text:p>
          </table:table-cell>
          <table:table-cell table:style-name="ce209" table:formula="of:=[.$C$57]" office:value-type="float" office:value="30000" calcext:value-type="float">
            <text:p>30000</text:p>
          </table:table-cell>
          <table:table-cell table:style-name="ce207" office:value-type="float" office:value="22" calcext:value-type="float">
            <text:p><text:s/>$22 </text:p>
          </table:table-cell>
          <table:table-cell table:style-name="ce174" table:formula="of:=[.J128]*[.I128]" office:value-type="float" office:value="660000" calcext:value-type="float">
            <text:p><text:s/>$660 000 </text:p>
          </table:table-cell>
          <table:table-cell/>
          <table:table-cell office:value-type="string" calcext:value-type="string">
            <text:p>Rent</text:p>
          </table:table-cell>
          <table:table-cell table:number-columns-repeated="1011"/>
        </table:table-row>
        <table:table-row table:style-name="ro31">
          <table:table-cell table:number-columns-repeated="7"/>
          <table:table-cell table:style-name="ce200" office:value-type="string" calcext:value-type="string">
            <text:p>Utilities</text:p>
          </table:table-cell>
          <table:table-cell table:style-name="ce209" table:formula="of:=[.$C$57]" office:value-type="float" office:value="30000" calcext:value-type="float">
            <text:p>30000</text:p>
          </table:table-cell>
          <table:table-cell table:style-name="ce316" office:value-type="float" office:value="9.5" calcext:value-type="float">
            <text:p><text:s/>$9,50 </text:p>
          </table:table-cell>
          <table:table-cell table:style-name="ce174" table:formula="of:=[.J129]*[.I129]" office:value-type="float" office:value="285000" calcext:value-type="float">
            <text:p><text:s/>$285 000 </text:p>
          </table:table-cell>
          <table:table-cell/>
          <table:table-cell office:value-type="string" calcext:value-type="string">
            <text:p>Utilities</text:p>
          </table:table-cell>
          <table:table-cell table:number-columns-repeated="1011"/>
        </table:table-row>
        <table:table-row table:style-name="ro31">
          <table:table-cell table:number-columns-repeated="7"/>
          <table:table-cell table:style-name="ce200" office:value-type="string" calcext:value-type="string">
            <text:p>Facil. Repair</text:p>
          </table:table-cell>
          <table:table-cell table:style-name="ce209" table:formula="of:=[.$C$57]" office:value-type="float" office:value="30000" calcext:value-type="float">
            <text:p>30000</text:p>
          </table:table-cell>
          <table:table-cell table:style-name="ce316" office:value-type="float" office:value="4.2" calcext:value-type="float">
            <text:p><text:s/>$4,20 </text:p>
          </table:table-cell>
          <table:table-cell table:style-name="ce174" table:formula="of:=[.J130]*[.I130]" office:value-type="float" office:value="126000" calcext:value-type="float">
            <text:p><text:s/>$126 000 </text:p>
          </table:table-cell>
          <table:table-cell/>
          <table:table-cell office:value-type="string" calcext:value-type="string">
            <text:p>Maintenance &amp; Repair</text:p>
          </table:table-cell>
          <table:table-cell table:number-columns-repeated="1011"/>
        </table:table-row>
        <table:table-row table:style-name="ro31">
          <table:table-cell table:number-columns-repeated="7"/>
          <table:table-cell table:style-name="ce200" office:value-type="string" calcext:value-type="string">
            <text:p>Other Occ. Exp.</text:p>
          </table:table-cell>
          <table:table-cell table:style-name="ce209" table:formula="of:=[.$C$57]" office:value-type="float" office:value="30000" calcext:value-type="float">
            <text:p>30000</text:p>
          </table:table-cell>
          <table:table-cell table:style-name="ce316" office:value-type="float" office:value="5.75" calcext:value-type="float">
            <text:p><text:s/>$5,75 </text:p>
          </table:table-cell>
          <table:table-cell table:style-name="ce174" table:formula="of:=[.J131]*[.I131]" office:value-type="float" office:value="172500" calcext:value-type="float">
            <text:p><text:s/>$172 500 </text:p>
          </table:table-cell>
          <table:table-cell/>
          <table:table-cell office:value-type="string" calcext:value-type="string">
            <text:p>Insurance</text:p>
          </table:table-cell>
          <table:table-cell table:number-columns-repeated="1011"/>
        </table:table-row>
        <table:table-row table:style-name="ro31">
          <table:table-cell table:number-columns-repeated="1024"/>
        </table:table-row>
        <table:table-row table:style-name="ro31">
          <table:table-cell table:number-columns-repeated="7"/>
          <table:table-cell office:value-type="string" calcext:value-type="string">
            <text:p>Total</text:p>
          </table:table-cell>
          <table:table-cell table:number-columns-repeated="2"/>
          <table:table-cell table:style-name="ce174" table:formula="of:=SUM([.K108:.K131])" office:value-type="float" office:value="1907699.84375" calcext:value-type="float">
            <text:p><text:s/>$1 907 700 </text:p>
          </table:table-cell>
          <table:table-cell table:number-columns-repeated="1013"/>
        </table:table-row>
        <table:table-row table:style-name="ro31">
          <table:table-cell table:number-columns-repeated="1024"/>
        </table:table-row>
        <table:table-row table:style-name="ro31">
          <table:table-cell/>
          <table:table-cell table:style-name="ce269" table:formula="of:=[$'CostBenefit Summary'.B12]" office:value-type="string" office:string-value="Incremental SG&amp;A Cost" calcext:value-type="string">
            <text:p>Incremental SG&amp;A Cost</text:p>
          </table:table-cell>
          <table:table-cell table:style-name="ce285"/>
          <table:table-cell table:style-name="ce196"/>
          <table:table-cell table:number-columns-repeated="1020"/>
        </table:table-row>
        <table:table-row table:style-name="ro31">
          <table:table-cell/>
          <table:table-cell table:style-name="ce201" office:value-type="string" calcext:value-type="string">
            <text:p>- used in row 12 of CostBenefit Summary tab</text:p>
          </table:table-cell>
          <table:table-cell table:style-name="ce235"/>
          <table:table-cell table:style-name="ce196"/>
          <table:table-cell table:number-columns-repeated="1020"/>
        </table:table-row>
        <table:table-row table:style-name="ro31">
          <table:table-cell/>
          <table:table-cell table:style-name="ce201" table:number-columns-repeated="2"/>
          <table:table-cell table:style-name="ce288" office:value-type="string" calcext:value-type="string">
            <text:p>(Insert parametric estimates of SG&amp;A Cost sub-categories in this space.)</text:p>
          </table:table-cell>
          <table:table-cell table:style-name="ce201" table:number-columns-repeated="3"/>
          <table:table-cell table:style-name="ce196"/>
          <table:table-cell table:style-name="ce235"/>
          <table:table-cell table:style-name="ce196"/>
          <table:table-cell table:number-columns-repeated="1014"/>
        </table:table-row>
        <table:table-row table:style-name="ro49">
          <table:table-cell/>
          <table:table-cell table:style-name="ce270"/>
          <table:table-cell table:style-name="ce201"/>
          <table:table-cell table:style-name="ce270"/>
          <table:table-cell table:style-name="ce201" table:number-columns-repeated="3"/>
          <table:table-cell table:style-name="ce196"/>
          <table:table-cell table:style-name="ce235"/>
          <table:table-cell table:style-name="ce196"/>
          <table:table-cell table:number-columns-repeated="1014"/>
        </table:table-row>
        <table:table-row table:style-name="ro31">
          <table:table-cell/>
          <table:table-cell table:style-name="ce273"/>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style-name="ce209"/>
          <table:table-cell table:style-name="ce196"/>
          <table:table-cell table:style-name="ce174"/>
          <table:table-cell table:number-columns-repeated="1013"/>
        </table:table-row>
        <table:table-row table:style-name="ro49">
          <table:table-cell/>
          <table:table-cell table:style-name="ce274" office:value-type="string" calcext:value-type="string">
            <text:p>Total Annual SG&amp;A Costs</text:p>
          </table:table-cell>
          <table:table-cell table:number-columns-repeated="6" table:style-name="ce280" office:value-type="float" office:value="0" calcext:value-type="float">
            <text:p><text:s/>$- <text:s text:c="2"/></text:p>
          </table:table-cell>
          <table:table-cell table:number-columns-repeated="1016"/>
        </table:table-row>
        <table:table-row table:style-name="ro31">
          <table:table-cell/>
          <table:table-cell table:style-name="ce275" office:value-type="string" calcext:value-type="string">
            <text:p>(Insert calculations in row above to sum sub-categories of parametric estimates of ongoing SG&amp;A from rows in Level 2 section above.)</text:p>
          </table:table-cell>
          <table:table-cell table:number-columns-repeated="2"/>
          <table:table-cell table:style-name="ce201" table:number-columns-repeated="3"/>
          <table:table-cell table:style-name="ce196"/>
          <table:table-cell table:number-columns-repeated="1016"/>
        </table:table-row>
        <table:table-row table:style-name="ro53">
          <table:table-cell/>
          <table:table-cell table:style-name="ce275"/>
          <table:table-cell table:number-columns-repeated="2"/>
          <table:table-cell table:style-name="ce201" table:number-columns-repeated="3"/>
          <table:table-cell table:style-name="ce196"/>
          <table:table-cell table:number-columns-repeated="1016"/>
        </table:table-row>
        <table:table-row table:style-name="ro31">
          <table:table-cell/>
          <table:table-cell table:style-name="ce275"/>
          <table:table-cell table:number-columns-repeated="2"/>
          <table:table-cell table:style-name="ce201" table:number-columns-repeated="3"/>
          <table:table-cell table:style-name="ce196"/>
          <table:table-cell table:number-columns-repeated="1016"/>
        </table:table-row>
        <table:table-row table:style-name="ro48">
          <table:table-cell/>
          <table:table-cell table:style-name="ce268" table:formula="of:=[$'Project Expenses'.B46]" office:value-type="string" office:string-value="Level 3 - Actual Results" calcext:value-type="string">
            <text:p>Level 3 - Actual Results</text:p>
            <draw:custom-shape table:end-cell-address="'Incrtl Ongoing Costs'.D144" table:end-x="0.003cm" table:end-y="0.662cm" draw:z-index="2" draw:name="Прямоугольник 11" draw:style-name="gr41" draw:text-style-name="P1" svg:width="8.323cm" svg:height="0.662cm" svg:x="0cm" svg:y="-0.028cm">
              <text:p/>
              <draw:enhanced-geometry svg:viewBox="0 0 21600 21600" draw:type="rectangle" draw:enhanced-path="M 0 0 L 21600 0 21600 21600 0 21600 0 0 Z N"/>
            </draw:custom-shape>
          </table:table-cell>
          <table:table-cell table:style-name="ce286"/>
          <table:table-cell table:number-columns-repeated="1021"/>
        </table:table-row>
        <table:table-row table:style-name="ro31">
          <table:table-cell table:number-columns-repeated="1024"/>
        </table:table-row>
        <table:table-row table:style-name="ro31">
          <table:table-cell/>
          <table:table-cell table:style-name="ce277" table:formula="of:=[$'CostBenefit Summary'.B10]" office:value-type="string" office:string-value="Incremental Commissions &amp; Cost of Sales" calcext:value-type="string">
            <text:p>Incremental Commissions &amp; Cost of Sales</text:p>
          </table:table-cell>
          <table:table-cell table:number-columns-repeated="1022"/>
        </table:table-row>
        <table:table-row table:style-name="ro31">
          <table:table-cell/>
          <table:table-cell table:style-name="ce201" office:value-type="string" calcext:value-type="string">
            <text:p>- used in row 10 of CostBenefit Summary tab</text:p>
          </table:table-cell>
          <table:table-cell table:number-columns-repeated="1022"/>
        </table:table-row>
        <table:table-row table:style-name="ro31">
          <table:table-cell/>
          <table:table-cell table:style-name="ce201" table:number-columns-repeated="2"/>
          <table:table-cell table:style-name="ce288" office:value-type="string" calcext:value-type="string">
            <text:p>(Insert quantification of actual Commissions &amp; Cost of Sales sub-categories in this space.)</text:p>
          </table:table-cell>
          <table:table-cell table:style-name="ce201" table:number-columns-repeated="3"/>
          <table:table-cell table:style-name="ce196"/>
          <table:table-cell table:number-columns-repeated="1016"/>
        </table:table-row>
        <table:table-row table:style-name="ro49">
          <table:table-cell/>
          <table:table-cell table:style-name="ce270"/>
          <table:table-cell table:style-name="ce201"/>
          <table:table-cell table:style-name="ce270"/>
          <table:table-cell table:style-name="ce201" table:number-columns-repeated="3"/>
          <table:table-cell table:style-name="ce196"/>
          <table:table-cell table:number-columns-repeated="1016"/>
        </table:table-row>
        <table:table-row table:style-name="ro31">
          <table:table-cell/>
          <table:table-cell table:style-name="ce273"/>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number-columns-repeated="1016"/>
        </table:table-row>
        <table:table-row table:style-name="ro49">
          <table:table-cell/>
          <table:table-cell table:style-name="ce274" office:value-type="string" calcext:value-type="string">
            <text:p>Total Annual Commissions &amp; Cost of Sales</text:p>
          </table:table-cell>
          <table:table-cell table:number-columns-repeated="6" table:style-name="ce280" office:value-type="float" office:value="0" calcext:value-type="float">
            <text:p><text:s/>$- <text:s text:c="2"/></text:p>
          </table:table-cell>
          <table:table-cell table:number-columns-repeated="1016"/>
        </table:table-row>
        <table:table-row table:style-name="ro31">
          <table:table-cell/>
          <table:table-cell table:style-name="ce275" office:value-type="string" calcext:value-type="string">
            <text:p>(Insert calculations in row above to sum sub-categories of actual ongoing Commissions &amp; Cost of Sales from rows in Level 3 section above.)</text:p>
          </table:table-cell>
          <table:table-cell table:number-columns-repeated="2"/>
          <table:table-cell table:style-name="ce201" table:number-columns-repeated="3"/>
          <table:table-cell table:style-name="ce196"/>
          <table:table-cell table:number-columns-repeated="1016"/>
        </table:table-row>
        <table:table-row table:style-name="ro31" table:number-rows-repeated="2">
          <table:table-cell/>
          <table:table-cell table:style-name="ce275"/>
          <table:table-cell table:number-columns-repeated="2"/>
          <table:table-cell table:style-name="ce201" table:number-columns-repeated="3"/>
          <table:table-cell table:style-name="ce196"/>
          <table:table-cell table:number-columns-repeated="1016"/>
        </table:table-row>
        <table:table-row table:style-name="ro31">
          <table:table-cell/>
          <table:table-cell table:style-name="ce277" table:formula="of:=[$'CostBenefit Summary'.B11]" office:value-type="string" office:string-value="Incremental Cost of Operations" calcext:value-type="string">
            <text:p>Incremental Cost of Operations</text:p>
          </table:table-cell>
          <table:table-cell table:number-columns-repeated="1022"/>
        </table:table-row>
        <table:table-row table:style-name="ro31">
          <table:table-cell/>
          <table:table-cell table:style-name="ce201" office:value-type="string" calcext:value-type="string">
            <text:p>- used in row 11 of CostBenefit Summary tab</text:p>
          </table:table-cell>
          <table:table-cell table:number-columns-repeated="1022"/>
        </table:table-row>
        <table:table-row table:style-name="ro31">
          <table:table-cell/>
          <table:table-cell table:style-name="ce201" table:number-columns-repeated="2"/>
          <table:table-cell table:style-name="ce288" office:value-type="string" calcext:value-type="string">
            <text:p>(Insert quantification of actual Cost of Operations sub-categories in this space.)</text:p>
          </table:table-cell>
          <table:table-cell table:style-name="ce201" table:number-columns-repeated="3"/>
          <table:table-cell table:style-name="ce196"/>
          <table:table-cell table:number-columns-repeated="1016"/>
        </table:table-row>
        <table:table-row table:style-name="ro49">
          <table:table-cell/>
          <table:table-cell table:style-name="ce270"/>
          <table:table-cell table:style-name="ce201"/>
          <table:table-cell table:style-name="ce270"/>
          <table:table-cell table:style-name="ce201" table:number-columns-repeated="3"/>
          <table:table-cell table:style-name="ce196"/>
          <table:table-cell table:number-columns-repeated="1016"/>
        </table:table-row>
        <table:table-row table:style-name="ro31">
          <table:table-cell/>
          <table:table-cell table:style-name="ce273"/>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number-columns-repeated="1016"/>
        </table:table-row>
        <table:table-row table:style-name="ro49">
          <table:table-cell/>
          <table:table-cell table:style-name="ce274" office:value-type="string" calcext:value-type="string">
            <text:p>Total Annual Cost of Operations</text:p>
          </table:table-cell>
          <table:table-cell table:number-columns-repeated="6" table:style-name="ce280" office:value-type="float" office:value="0" calcext:value-type="float">
            <text:p><text:s/>$- <text:s text:c="2"/></text:p>
          </table:table-cell>
          <table:table-cell table:number-columns-repeated="1016"/>
        </table:table-row>
        <table:table-row table:style-name="ro31">
          <table:table-cell/>
          <table:table-cell table:style-name="ce275" office:value-type="string" calcext:value-type="string">
            <text:p>(Insert calculations in row above to sum sub-categories of actual ongoing Cost of Operations from rows in Level 3 section above.)</text:p>
          </table:table-cell>
          <table:table-cell table:number-columns-repeated="2"/>
          <table:table-cell table:style-name="ce201" table:number-columns-repeated="3"/>
          <table:table-cell table:style-name="ce196"/>
          <table:table-cell table:number-columns-repeated="1016"/>
        </table:table-row>
        <table:table-row table:style-name="ro31" table:number-rows-repeated="2">
          <table:table-cell table:number-columns-repeated="1024"/>
        </table:table-row>
        <table:table-row table:style-name="ro31">
          <table:table-cell/>
          <table:table-cell table:style-name="ce277" table:formula="of:=[$'CostBenefit Summary'.B12]" office:value-type="string" office:string-value="Incremental SG&amp;A Cost" calcext:value-type="string">
            <text:p>Incremental SG&amp;A Cost</text:p>
          </table:table-cell>
          <table:table-cell table:number-columns-repeated="1022"/>
        </table:table-row>
        <table:table-row table:style-name="ro31">
          <table:table-cell/>
          <table:table-cell table:style-name="ce201" office:value-type="string" calcext:value-type="string">
            <text:p>- used in row 12 of CostBenefit Summary tab</text:p>
          </table:table-cell>
          <table:table-cell table:number-columns-repeated="1022"/>
        </table:table-row>
        <table:table-row table:style-name="ro31">
          <table:table-cell/>
          <table:table-cell table:style-name="ce201" table:number-columns-repeated="2"/>
          <table:table-cell table:style-name="ce288" office:value-type="string" calcext:value-type="string">
            <text:p>(Insert quantification of actual SG&amp;A sub-categories in this space.)</text:p>
          </table:table-cell>
          <table:table-cell table:style-name="ce201" table:number-columns-repeated="3"/>
          <table:table-cell table:style-name="ce196"/>
          <table:table-cell table:number-columns-repeated="1016"/>
        </table:table-row>
        <table:table-row table:style-name="ro49">
          <table:table-cell/>
          <table:table-cell table:style-name="ce270"/>
          <table:table-cell table:style-name="ce201"/>
          <table:table-cell table:style-name="ce270"/>
          <table:table-cell table:style-name="ce201" table:number-columns-repeated="3"/>
          <table:table-cell table:style-name="ce196"/>
          <table:table-cell table:number-columns-repeated="1016"/>
        </table:table-row>
        <table:table-row table:style-name="ro31">
          <table:table-cell/>
          <table:table-cell table:style-name="ce273"/>
          <table:table-cell table:style-name="ce214"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number-columns-repeated="1016"/>
        </table:table-row>
        <table:table-row table:style-name="ro49">
          <table:table-cell/>
          <table:table-cell table:style-name="ce274" office:value-type="string" calcext:value-type="string">
            <text:p>Total Annual SG&amp;A Costs</text:p>
          </table:table-cell>
          <table:table-cell table:number-columns-repeated="6" table:style-name="ce280" office:value-type="float" office:value="0" calcext:value-type="float">
            <text:p><text:s/>$- <text:s text:c="2"/></text:p>
          </table:table-cell>
          <table:table-cell table:number-columns-repeated="1016"/>
        </table:table-row>
        <table:table-row table:style-name="ro31">
          <table:table-cell/>
          <table:table-cell table:style-name="ce275" office:value-type="string" calcext:value-type="string">
            <text:p>(Insert calculations in row above to sum sub-categories of actual ongoing SG&amp;A from rows in Level 3 section above.)</text:p>
          </table:table-cell>
          <table:table-cell table:number-columns-repeated="2"/>
          <table:table-cell table:style-name="ce201" table:number-columns-repeated="3"/>
          <table:table-cell table:style-name="ce196"/>
          <table:table-cell table:number-columns-repeated="1016"/>
        </table:table-row>
        <table:table-row table:style-name="ro31" table:number-rows-repeated="1048405">
          <table:table-cell table:number-columns-repeated="1024"/>
        </table:table-row>
        <table:table-row table:style-name="ro31">
          <table:table-cell table:number-columns-repeated="1024"/>
        </table:table-row>
      </table:table>
      <table:table table:name="Savings" table:style-name="ta10">
        <table:table-column table:style-name="co40" table:default-cell-style-name="ce288"/>
        <table:table-column table:style-name="co65" table:default-cell-style-name="ce324"/>
        <table:table-column table:style-name="co66" table:default-cell-style-name="ce334"/>
        <table:table-column table:style-name="co67" table:default-cell-style-name="ce346"/>
        <table:table-column table:style-name="co68" table:default-cell-style-name="ce288"/>
        <table:table-column table:style-name="co69" table:default-cell-style-name="ce288"/>
        <table:table-column table:style-name="co70" table:default-cell-style-name="ce288"/>
        <table:table-column table:style-name="co71" table:default-cell-style-name="ce288"/>
        <table:table-column table:style-name="co70" table:default-cell-style-name="ce288"/>
        <table:table-column table:style-name="co72" table:default-cell-style-name="ce288"/>
        <table:table-column table:style-name="co6" table:number-columns-repeated="247" table:default-cell-style-name="ce288"/>
        <table:table-column table:style-name="co6" table:number-columns-repeated="767" table:default-cell-style-name="Default"/>
        <table:table-row table:style-name="ro3">
          <table:table-cell table:style-name="ce319" office:value-type="string" calcext:value-type="string">
            <text:p>Business Case Spreadsheet (Template)</text:p>
          </table:table-cell>
          <table:table-cell table:number-columns-repeated="1023"/>
        </table:table-row>
        <table:table-row table:style-name="ro30">
          <table:table-cell/>
          <table:table-cell table:style-name="ce189" office:value-type="string" calcext:value-type="string">
            <text:p>Savings Benefit Estimates</text:p>
          </table:table-cell>
          <table:table-cell table:number-columns-repeated="1022"/>
        </table:table-row>
        <table:table-row table:style-name="ro63">
          <table:table-cell/>
          <table:table-cell table:style-name="ce288"/>
          <table:table-cell/>
          <table:table-cell table:style-name="ce189"/>
          <table:table-cell table:number-columns-repeated="1020"/>
        </table:table-row>
        <table:table-row table:style-name="ro48">
          <table:table-cell/>
          <table:table-cell table:style-name="ce268" office:value-type="string" calcext:value-type="string">
            <text:p>Level 1 - High Level Estimates</text:p>
            <draw:custom-shape table:end-cell-address="Savings.D4" table:end-x="0.003cm" table:end-y="0.662cm" draw:z-index="1" draw:name="Прямоугольник 21" draw:style-name="gr42" draw:text-style-name="P1" svg:width="8.201cm" svg:height="0.661cm" svg:x="0.001cm" svg:y="0.001cm">
              <text:p/>
              <draw:enhanced-geometry svg:viewBox="0 0 21600 21600" draw:type="rectangle" draw:enhanced-path="M 0 0 L 21600 0 21600 21600 0 21600 0 0 Z N"/>
            </draw:custom-shape>
          </table:table-cell>
          <table:table-cell table:style-name="ce335"/>
          <table:table-cell table:number-columns-repeated="1021"/>
        </table:table-row>
        <table:table-row table:style-name="ro48">
          <table:table-cell/>
          <table:table-cell table:style-name="ce272"/>
          <table:table-cell/>
          <table:table-cell table:style-name="ce347"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number-columns-repeated="1015"/>
        </table:table-row>
        <table:table-row table:style-name="ro3">
          <table:table-cell table:number-columns-repeated="3"/>
          <table:table-cell table:style-name="ce348"/>
          <table:table-cell table:number-columns-repeated="1020"/>
        </table:table-row>
        <table:table-row table:style-name="ro3">
          <table:table-cell table:number-columns-repeated="4"/>
          <table:table-cell office:value-type="string" calcext:value-type="string">
            <text:p>(Insert high level cost savings sub-category estimates in this space.)</text:p>
          </table:table-cell>
          <table:table-cell table:number-columns-repeated="1019"/>
        </table:table-row>
        <table:table-row table:style-name="ro3">
          <table:table-cell table:number-columns-repeated="1024"/>
        </table:table-row>
        <table:table-row table:style-name="ro44">
          <table:table-cell table:number-columns-repeated="1024"/>
        </table:table-row>
        <table:table-row table:style-name="ro31">
          <table:table-cell table:style-name="ce320"/>
          <table:table-cell table:style-name="ce325"/>
          <table:table-cell table:style-name="ce336" office:value-type="string" calcext:value-type="string">
            <text:p>Grand Total Cost Savings</text:p>
          </table:table-cell>
          <table:table-cell table:style-name="ce349" office:value-type="float" office:value="0" calcext:value-type="float">
            <text:p><text:s/>$- <text:s text:c="2"/></text:p>
          </table:table-cell>
          <table:table-cell table:number-columns-repeated="4" table:style-name="ce374" office:value-type="float" office:value="0" calcext:value-type="float">
            <text:p><text:s/>$- <text:s text:c="2"/></text:p>
          </table:table-cell>
          <table:table-cell table:style-name="ce398" office:value-type="float" office:value="0" calcext:value-type="float">
            <text:p><text:s/>$- <text:s text:c="2"/></text:p>
          </table:table-cell>
          <table:table-cell table:style-name="ce399"/>
          <table:table-cell table:style-name="ce320" table:number-columns-repeated="1014"/>
        </table:table-row>
        <table:table-row table:style-name="ro3">
          <table:table-cell table:number-columns-repeated="3"/>
          <table:table-cell table:style-name="ce275" office:value-type="string" calcext:value-type="string">
            <text:p>(Insert calculations in row bove to sum sub-categories of high-level savings from rows in Level 1 section above.)</text:p>
          </table:table-cell>
          <table:table-cell table:number-columns-repeated="1020"/>
        </table:table-row>
        <table:table-row table:style-name="ro64" table:number-rows-repeated="3">
          <table:table-cell/>
          <table:table-cell table:style-name="ce159"/>
          <table:table-cell table:number-columns-repeated="1022"/>
        </table:table-row>
        <table:table-row table:style-name="ro65">
          <table:table-cell/>
          <table:table-cell table:style-name="ce268" office:value-type="string" calcext:value-type="string">
            <text:p>Level 2 - Parametric Estimates</text:p>
            <draw:custom-shape table:end-cell-address="Savings.D15" table:end-x="0.003cm" table:end-y="0.635cm" draw:z-index="0" draw:name="Прямоугольник 20" draw:style-name="gr43" draw:text-style-name="P1" svg:width="8.201cm" svg:height="0.635cm" svg:x="0.001cm" svg:y="0cm">
              <text:p/>
              <draw:enhanced-geometry svg:viewBox="0 0 21600 21600" draw:type="rectangle" draw:enhanced-path="M 0 0 L 21600 0 21600 21600 0 21600 0 0 Z N"/>
            </draw:custom-shape>
          </table:table-cell>
          <table:table-cell table:style-name="ce335"/>
          <table:table-cell table:number-columns-repeated="1021"/>
        </table:table-row>
        <table:table-row table:style-name="ro44">
          <table:table-cell table:number-columns-repeated="1024"/>
        </table:table-row>
        <table:table-header-rows>
          <table:table-row table:style-name="ro27">
            <table:table-cell table:style-name="ce321"/>
            <table:table-cell table:style-name="ce326" office:value-type="string" calcext:value-type="string">
              <text:p>Dept.</text:p>
            </table:table-cell>
            <table:table-cell table:style-name="ce337" office:value-type="string" calcext:value-type="string">
              <text:p>Description</text:p>
            </table:table-cell>
            <table:table-cell table:style-name="ce350" office:value-type="string" office:string-value="Units" calcext:value-type="string">
              <text:p><text:s/>Units </text:p>
            </table:table-cell>
            <table:table-cell table:style-name="ce337" office:value-type="string" calcext:value-type="string">
              <text:p>YR 1</text:p>
            </table:table-cell>
            <table:table-cell table:style-name="ce337" office:value-type="string" calcext:value-type="string">
              <text:p>YR 2</text:p>
            </table:table-cell>
            <table:table-cell table:style-name="ce337" office:value-type="string" calcext:value-type="string">
              <text:p>YR 3</text:p>
            </table:table-cell>
            <table:table-cell table:style-name="ce337" office:value-type="string" calcext:value-type="string">
              <text:p>YR 4</text:p>
            </table:table-cell>
            <table:table-cell table:style-name="ce337" office:value-type="string" calcext:value-type="string">
              <text:p>YR 5</text:p>
            </table:table-cell>
            <table:table-cell table:style-name="ce400" office:value-type="string" calcext:value-type="string">
              <text:p>Total Improvement</text:p>
            </table:table-cell>
            <table:table-cell table:style-name="ce321" table:number-columns-repeated="1014"/>
          </table:table-row>
        </table:table-header-rows>
        <table:table-row table:style-name="ro3">
          <table:table-cell/>
          <table:table-cell table:style-name="ce327" table:formula="of:=[$BenefitsID.O4]" office:value-type="string" office:string-value="Purchasing" calcext:value-type="string">
            <text:p>Purchasing</text:p>
          </table:table-cell>
          <table:table-cell table:style-name="ce338"/>
          <table:table-cell table:style-name="ce351"/>
          <table:table-cell table:style-name="ce375" table:number-columns-repeated="5"/>
          <table:table-cell table:style-name="ce401"/>
          <table:table-cell table:number-columns-repeated="1014"/>
        </table:table-row>
        <table:table-row table:style-name="ro3">
          <table:table-cell/>
          <table:table-cell table:style-name="ce328"/>
          <table:table-cell table:style-name="ce339" office:value-type="string" calcext:value-type="string">
            <text:p>Improvement in efficiency of personnel</text:p>
          </table:table-cell>
          <table:table-cell table:style-name="ce352"/>
          <table:table-cell table:style-name="ce376"/>
          <table:table-cell table:style-name="ce386" table:number-columns-repeated="4"/>
          <table:table-cell table:style-name="ce402"/>
          <table:table-cell table:number-columns-repeated="1014"/>
        </table:table-row>
        <table:table-row table:style-name="ro3">
          <table:table-cell/>
          <table:table-cell table:style-name="ce328"/>
          <table:table-cell table:style-name="ce340" office:value-type="string" calcext:value-type="string">
            <text:p>Est. % improvement in Purchasing productivity</text:p>
          </table:table-cell>
          <table:table-cell table:style-name="ce353" table:formula="of:=[$'Input Tornado'.D12]" office:value-type="percentage" office:value="0.1" calcext:value-type="percentage">
            <text:p>10%</text:p>
          </table:table-cell>
          <table:table-cell table:style-name="ce377"/>
          <table:table-cell table:style-name="ce126" table:formula="of:=[.$D20]" office:value-type="percentage" office:value="0.1" calcext:value-type="percentage">
            <text:p>10,0%</text:p>
          </table:table-cell>
          <table:table-cell table:style-name="ce126" table:formula="of:=[.$D20]" office:value-type="percentage" office:value="0.1" calcext:value-type="percentage">
            <text:p>10,0%</text:p>
          </table:table-cell>
          <table:table-cell table:style-name="ce126" table:formula="of:=[.$D20]" office:value-type="percentage" office:value="0.1" calcext:value-type="percentage">
            <text:p>10,0%</text:p>
          </table:table-cell>
          <table:table-cell table:style-name="ce126" table:formula="of:=[.$D20]" office:value-type="percentage" office:value="0.1" calcext:value-type="percentage">
            <text:p>10,0%</text:p>
          </table:table-cell>
          <table:table-cell table:style-name="ce402"/>
          <table:table-cell table:number-columns-repeated="1014"/>
        </table:table-row>
        <table:table-row table:style-name="ro3">
          <table:table-cell/>
          <table:table-cell table:style-name="ce328"/>
          <table:table-cell table:style-name="ce340" office:value-type="string" calcext:value-type="string">
            <text:p>Actual annual burdened cost of worker</text:p>
          </table:table-cell>
          <table:table-cell table:style-name="ce354" office:value-type="float" office:value="40000" calcext:value-type="float">
            <text:p><text:s/>$40 000 </text:p>
          </table:table-cell>
          <table:table-cell table:style-name="ce377"/>
          <table:table-cell table:style-name="ce387" table:formula="of:=[.D21]*(1+[$'CF &amp; ROI Analysis'.E12])" office:value-type="float" office:value="41000" calcext:value-type="float">
            <text:p><text:s/>$41 000 </text:p>
          </table:table-cell>
          <table:table-cell table:style-name="ce387" table:formula="of:=[.F21]*(1+[$'CF &amp; ROI Analysis'.F12])" office:value-type="float" office:value="42025" calcext:value-type="float">
            <text:p><text:s/>$42 025 </text:p>
          </table:table-cell>
          <table:table-cell table:style-name="ce387" table:formula="of:=[.G21]*(1+[$'CF &amp; ROI Analysis'.G12])" office:value-type="float" office:value="43075.625" calcext:value-type="float">
            <text:p><text:s/>$43 076 </text:p>
          </table:table-cell>
          <table:table-cell table:style-name="ce387" table:formula="of:=[.H21]*(1+[$'CF &amp; ROI Analysis'.H12])" office:value-type="float" office:value="44152.515625" calcext:value-type="float">
            <text:p><text:s/>$44 153 </text:p>
          </table:table-cell>
          <table:table-cell table:style-name="ce402"/>
          <table:table-cell table:number-columns-repeated="1014"/>
        </table:table-row>
        <table:table-row table:style-name="ro3">
          <table:table-cell/>
          <table:table-cell table:style-name="ce328"/>
          <table:table-cell table:style-name="ce340" office:value-type="string" calcext:value-type="string">
            <text:p>Avg number of workers in dept. using system</text:p>
          </table:table-cell>
          <table:table-cell table:style-name="ce355" office:value-type="float" office:value="10" calcext:value-type="float">
            <text:p><text:s/>10 </text:p>
          </table:table-cell>
          <table:table-cell table:style-name="ce377"/>
          <table:table-cell table:style-name="ce388" table:formula="of:=[.$D22]" office:value-type="float" office:value="10" calcext:value-type="float">
            <text:p><text:s/>10 </text:p>
          </table:table-cell>
          <table:table-cell table:style-name="ce388" table:formula="of:=[.$D22]" office:value-type="float" office:value="10" calcext:value-type="float">
            <text:p><text:s/>10 </text:p>
          </table:table-cell>
          <table:table-cell table:style-name="ce388" table:formula="of:=[.$D22]" office:value-type="float" office:value="10" calcext:value-type="float">
            <text:p><text:s/>10 </text:p>
          </table:table-cell>
          <table:table-cell table:style-name="ce388" table:formula="of:=[.$D22]" office:value-type="float" office:value="10" calcext:value-type="float">
            <text:p><text:s/>10 </text:p>
          </table:table-cell>
          <table:table-cell table:style-name="ce402"/>
          <table:table-cell table:number-columns-repeated="1014"/>
        </table:table-row>
        <table:table-row table:style-name="ro3">
          <table:table-cell table:style-name="ce322"/>
          <table:table-cell table:style-name="ce329"/>
          <table:table-cell table:style-name="ce341" office:value-type="string" calcext:value-type="string">
            <text:p>Annual Cost Savings</text:p>
          </table:table-cell>
          <table:table-cell table:style-name="ce356"/>
          <table:table-cell table:style-name="ce378" table:formula="of:=[.D20]*[.D21]*[.D22]" office:value-type="float" office:value="40000" calcext:value-type="float">
            <text:p><text:s/>$40 000 </text:p>
          </table:table-cell>
          <table:table-cell table:style-name="ce389" table:formula="of:=[.F20]*[.F21]*[.F22]" office:value-type="float" office:value="41000" calcext:value-type="float">
            <text:p><text:s/>$41 000 </text:p>
          </table:table-cell>
          <table:table-cell table:style-name="ce389" table:formula="of:=[.G20]*[.G21]*[.G22]" office:value-type="float" office:value="42025" calcext:value-type="float">
            <text:p><text:s/>$42 025 </text:p>
          </table:table-cell>
          <table:table-cell table:style-name="ce389" table:formula="of:=[.H20]*[.H21]*[.H22]" office:value-type="float" office:value="43075.625" calcext:value-type="float">
            <text:p><text:s/>$43 076 </text:p>
          </table:table-cell>
          <table:table-cell table:style-name="ce389" table:formula="of:=[.I20]*[.I21]*[.I22]" office:value-type="float" office:value="44152.515625" calcext:value-type="float">
            <text:p><text:s/>$44 153 </text:p>
          </table:table-cell>
          <table:table-cell table:style-name="ce403" table:formula="of:=SUM([.E23:.I23])" office:value-type="float" office:value="210253.140625" calcext:value-type="float">
            <text:p><text:s/>$210 253 </text:p>
          </table:table-cell>
          <table:table-cell/>
          <table:table-cell table:style-name="ce322" table:number-columns-repeated="1013"/>
        </table:table-row>
        <table:table-row table:style-name="ro3">
          <table:table-cell/>
          <table:table-cell table:style-name="ce328"/>
          <table:table-cell table:style-name="ce339" office:value-type="string" calcext:value-type="string">
            <text:p>Better visibility of purchased product quality</text:p>
          </table:table-cell>
          <table:table-cell table:style-name="ce357"/>
          <table:table-cell table:style-name="ce376"/>
          <table:table-cell table:style-name="ce390" table:number-columns-repeated="4"/>
          <table:table-cell table:style-name="ce402"/>
          <table:table-cell table:number-columns-repeated="1014"/>
        </table:table-row>
        <table:table-row table:style-name="ro3">
          <table:table-cell/>
          <table:table-cell table:style-name="ce328"/>
          <table:table-cell table:style-name="ce340" office:value-type="string" calcext:value-type="string">
            <text:p>Avg. annual number of purchase orders</text:p>
          </table:table-cell>
          <table:table-cell table:style-name="ce355" office:value-type="float" office:value="1000" calcext:value-type="float">
            <text:p><text:s/>1 000 </text:p>
          </table:table-cell>
          <table:table-cell table:style-name="ce379"/>
          <table:table-cell table:style-name="ce346" table:formula="of:=[.$D25]" office:value-type="float" office:value="1000" calcext:value-type="float">
            <text:p><text:s/>1 000 </text:p>
          </table:table-cell>
          <table:table-cell table:style-name="ce346" table:formula="of:=[.$D25]" office:value-type="float" office:value="1000" calcext:value-type="float">
            <text:p><text:s/>1 000 </text:p>
          </table:table-cell>
          <table:table-cell table:style-name="ce346" table:formula="of:=[.$D25]" office:value-type="float" office:value="1000" calcext:value-type="float">
            <text:p><text:s/>1 000 </text:p>
          </table:table-cell>
          <table:table-cell table:style-name="ce346" table:formula="of:=[.$D25]" office:value-type="float" office:value="1000" calcext:value-type="float">
            <text:p><text:s/>1 000 </text:p>
          </table:table-cell>
          <table:table-cell table:style-name="ce402"/>
          <table:table-cell table:number-columns-repeated="1014"/>
        </table:table-row>
        <table:table-row table:style-name="ro3">
          <table:table-cell/>
          <table:table-cell table:style-name="ce328"/>
          <table:table-cell table:style-name="ce340" office:value-type="string" calcext:value-type="string">
            <text:p>Avg. P.O. amount</text:p>
          </table:table-cell>
          <table:table-cell table:style-name="ce354" office:value-type="float" office:value="50000" calcext:value-type="float">
            <text:p><text:s/>$50 000 </text:p>
          </table:table-cell>
          <table:table-cell table:style-name="ce379"/>
          <table:table-cell table:style-name="ce387" table:formula="of:=[.D26]*(1+[$'Input Tornado'.D8])" office:value-type="float" office:value="51250" calcext:value-type="float">
            <text:p><text:s/>$51 250 </text:p>
          </table:table-cell>
          <table:table-cell table:style-name="ce387" table:formula="of:=[.F26]*(1+[$'CF &amp; ROI Analysis'.F12])" office:value-type="float" office:value="52531.25" calcext:value-type="float">
            <text:p><text:s/>$52 531 </text:p>
          </table:table-cell>
          <table:table-cell table:style-name="ce387" table:formula="of:=[.G26]*(1+[$'CF &amp; ROI Analysis'.G12])" office:value-type="float" office:value="53844.53125" calcext:value-type="float">
            <text:p><text:s/>$53 845 </text:p>
          </table:table-cell>
          <table:table-cell table:style-name="ce387" table:formula="of:=[.H26]*(1+[$'CF &amp; ROI Analysis'.H12])" office:value-type="float" office:value="55190.64453125" calcext:value-type="float">
            <text:p><text:s/>$55 191 </text:p>
          </table:table-cell>
          <table:table-cell table:style-name="ce402"/>
          <table:table-cell table:number-columns-repeated="1014"/>
        </table:table-row>
        <table:table-row table:style-name="ro3">
          <table:table-cell/>
          <table:table-cell table:style-name="ce328"/>
          <table:table-cell table:style-name="ce340" office:value-type="string" calcext:value-type="string">
            <text:p>Est. incremental % of comparable products identified</text:p>
          </table:table-cell>
          <table:table-cell table:style-name="ce353" table:formula="of:=[$'Input Tornado'.D13]" office:value-type="percentage" office:value="0.1" calcext:value-type="percentage">
            <text:p>10%</text:p>
          </table:table-cell>
          <table:table-cell table:style-name="ce379"/>
          <table:table-cell table:style-name="ce49" table:formula="of:=[.$D27]" office:value-type="percentage" office:value="0.1" calcext:value-type="percentage">
            <text:p>10%</text:p>
          </table:table-cell>
          <table:table-cell table:style-name="ce49" table:formula="of:=[.$D27]" office:value-type="percentage" office:value="0.1" calcext:value-type="percentage">
            <text:p>10%</text:p>
          </table:table-cell>
          <table:table-cell table:style-name="ce49" table:formula="of:=[.$D27]" office:value-type="percentage" office:value="0.1" calcext:value-type="percentage">
            <text:p>10%</text:p>
          </table:table-cell>
          <table:table-cell table:style-name="ce49" table:formula="of:=[.$D27]" office:value-type="percentage" office:value="0.1" calcext:value-type="percentage">
            <text:p>10%</text:p>
          </table:table-cell>
          <table:table-cell table:style-name="ce402"/>
          <table:table-cell table:number-columns-repeated="1014"/>
        </table:table-row>
        <table:table-row table:style-name="ro3">
          <table:table-cell/>
          <table:table-cell table:style-name="ce328"/>
          <table:table-cell table:style-name="ce340" office:value-type="string" calcext:value-type="string">
            <text:p>Est. % improvement in price per P.O.</text:p>
          </table:table-cell>
          <table:table-cell table:style-name="ce353" table:formula="of:=[$'Input Tornado'.D14]" office:value-type="percentage" office:value="0.1" calcext:value-type="percentage">
            <text:p>10%</text:p>
          </table:table-cell>
          <table:table-cell table:style-name="ce379"/>
          <table:table-cell table:style-name="ce49" table:formula="of:=[.$D28]" office:value-type="percentage" office:value="0.1" calcext:value-type="percentage">
            <text:p>10%</text:p>
          </table:table-cell>
          <table:table-cell table:style-name="ce49" table:formula="of:=[.$D28]" office:value-type="percentage" office:value="0.1" calcext:value-type="percentage">
            <text:p>10%</text:p>
          </table:table-cell>
          <table:table-cell table:style-name="ce49" table:formula="of:=[.$D28]" office:value-type="percentage" office:value="0.1" calcext:value-type="percentage">
            <text:p>10%</text:p>
          </table:table-cell>
          <table:table-cell table:style-name="ce49" table:formula="of:=[.$D28]" office:value-type="percentage" office:value="0.1" calcext:value-type="percentage">
            <text:p>10%</text:p>
          </table:table-cell>
          <table:table-cell table:style-name="ce402"/>
          <table:table-cell table:number-columns-repeated="1014"/>
        </table:table-row>
        <table:table-row table:style-name="ro3">
          <table:table-cell table:style-name="ce322"/>
          <table:table-cell table:style-name="ce329"/>
          <table:table-cell table:style-name="ce341" office:value-type="string" calcext:value-type="string">
            <text:p>Annual Cost Savings</text:p>
          </table:table-cell>
          <table:table-cell table:style-name="ce358"/>
          <table:table-cell table:style-name="ce380" table:formula="of:=[.D25]*[.D26]*[.D27]*[.D28]" office:value-type="float" office:value="500000" calcext:value-type="float">
            <text:p><text:s/>$500 000 </text:p>
          </table:table-cell>
          <table:table-cell table:style-name="ce389" table:formula="of:=[.F25]*[.F26]*[.F27]*[.F28]" office:value-type="float" office:value="512500" calcext:value-type="float">
            <text:p><text:s/>$512 500 </text:p>
          </table:table-cell>
          <table:table-cell table:style-name="ce389" table:formula="of:=[.G25]*[.G26]*[.G27]*[.G28]" office:value-type="float" office:value="525312.5" calcext:value-type="float">
            <text:p><text:s/>$525 313 </text:p>
          </table:table-cell>
          <table:table-cell table:style-name="ce389" table:formula="of:=[.H25]*[.H26]*[.H27]*[.H28]" office:value-type="float" office:value="538445.3125" calcext:value-type="float">
            <text:p><text:s/>$538 445 </text:p>
          </table:table-cell>
          <table:table-cell table:style-name="ce389" table:formula="of:=[.I25]*[.I26]*[.I27]*[.I28]" office:value-type="float" office:value="551906.4453125" calcext:value-type="float">
            <text:p><text:s/>$551 906 </text:p>
          </table:table-cell>
          <table:table-cell table:style-name="ce403" table:formula="of:=SUM([.E29:.I29])" office:value-type="float" office:value="2628164.2578125" calcext:value-type="float">
            <text:p><text:s/>$2 628 164 </text:p>
          </table:table-cell>
          <table:table-cell/>
          <table:table-cell table:style-name="ce322" table:number-columns-repeated="1013"/>
        </table:table-row>
        <table:table-row table:style-name="ro3">
          <table:table-cell/>
          <table:table-cell table:style-name="ce328"/>
          <table:table-cell table:style-name="ce339" office:value-type="string" calcext:value-type="string">
            <text:p>Better visibility of same vendor purchases</text:p>
          </table:table-cell>
          <table:table-cell table:style-name="ce357"/>
          <table:table-cell table:style-name="ce376"/>
          <table:table-cell table:style-name="ce390" table:number-columns-repeated="4"/>
          <table:table-cell table:style-name="ce402"/>
          <table:table-cell table:number-columns-repeated="1014"/>
        </table:table-row>
        <table:table-row table:style-name="ro3">
          <table:table-cell/>
          <table:table-cell table:style-name="ce328"/>
          <table:table-cell table:style-name="ce340" office:value-type="string" calcext:value-type="string">
            <text:p>Avg. annual number of purchase orders</text:p>
          </table:table-cell>
          <table:table-cell table:style-name="ce359" table:formula="of:=[.D25]" office:value-type="float" office:value="1000" calcext:value-type="float">
            <text:p><text:s/>1 000 </text:p>
          </table:table-cell>
          <table:table-cell table:style-name="ce379"/>
          <table:table-cell table:style-name="ce387" table:formula="of:=[.$D31]" office:value-type="float" office:value="1000" calcext:value-type="float">
            <text:p><text:s/>$1 000 </text:p>
          </table:table-cell>
          <table:table-cell table:style-name="ce387" table:formula="of:=[.$D31]" office:value-type="float" office:value="1000" calcext:value-type="float">
            <text:p><text:s/>$1 000 </text:p>
          </table:table-cell>
          <table:table-cell table:style-name="ce387" table:formula="of:=[.$D31]" office:value-type="float" office:value="1000" calcext:value-type="float">
            <text:p><text:s/>$1 000 </text:p>
          </table:table-cell>
          <table:table-cell table:style-name="ce387" table:formula="of:=[.$D31]" office:value-type="float" office:value="1000" calcext:value-type="float">
            <text:p><text:s/>$1 000 </text:p>
          </table:table-cell>
          <table:table-cell table:style-name="ce402"/>
          <table:table-cell table:number-columns-repeated="1014"/>
        </table:table-row>
        <table:table-row table:style-name="ro3">
          <table:table-cell/>
          <table:table-cell table:style-name="ce328"/>
          <table:table-cell table:style-name="ce340" office:value-type="string" calcext:value-type="string">
            <text:p>Avg. P.O. amount</text:p>
          </table:table-cell>
          <table:table-cell table:style-name="ce360" table:formula="of:=[.D26]" office:value-type="float" office:value="50000" calcext:value-type="float">
            <text:p><text:s/>$50 000 </text:p>
          </table:table-cell>
          <table:table-cell table:style-name="ce379"/>
          <table:table-cell table:style-name="ce387" table:formula="of:=[.D32]*(1+[$'CF &amp; ROI Analysis'.E12])" office:value-type="float" office:value="51250" calcext:value-type="float">
            <text:p><text:s/>$51 250 </text:p>
          </table:table-cell>
          <table:table-cell table:style-name="ce387" table:formula="of:=[.F32]*(1+[$'CF &amp; ROI Analysis'.F12])" office:value-type="float" office:value="52531.25" calcext:value-type="float">
            <text:p><text:s/>$52 531 </text:p>
          </table:table-cell>
          <table:table-cell table:style-name="ce387" table:formula="of:=[.$D32]" office:value-type="float" office:value="50000" calcext:value-type="float">
            <text:p><text:s/>$50 000 </text:p>
          </table:table-cell>
          <table:table-cell table:style-name="ce387" table:formula="of:=[.$D32]" office:value-type="float" office:value="50000" calcext:value-type="float">
            <text:p><text:s/>$50 000 </text:p>
          </table:table-cell>
          <table:table-cell table:style-name="ce402"/>
          <table:table-cell table:number-columns-repeated="1014"/>
        </table:table-row>
        <table:table-row table:style-name="ro3">
          <table:table-cell/>
          <table:table-cell table:style-name="ce328"/>
          <table:table-cell table:style-name="ce340" office:value-type="string" calcext:value-type="string">
            <text:p>Est. incremental % of same vendor/same month orders</text:p>
          </table:table-cell>
          <table:table-cell table:style-name="ce353" table:formula="of:=[$'Input Tornado'.D15]" office:value-type="percentage" office:value="0.1" calcext:value-type="percentage">
            <text:p>10%</text:p>
          </table:table-cell>
          <table:table-cell table:style-name="ce379"/>
          <table:table-cell table:style-name="ce49" table:formula="of:=[.$D33]" office:value-type="percentage" office:value="0.1" calcext:value-type="percentage">
            <text:p>10%</text:p>
          </table:table-cell>
          <table:table-cell table:style-name="ce49" table:formula="of:=[.$D33]" office:value-type="percentage" office:value="0.1" calcext:value-type="percentage">
            <text:p>10%</text:p>
          </table:table-cell>
          <table:table-cell table:style-name="ce49" table:formula="of:=[.$D33]" office:value-type="percentage" office:value="0.1" calcext:value-type="percentage">
            <text:p>10%</text:p>
          </table:table-cell>
          <table:table-cell table:style-name="ce49" table:formula="of:=[.$D33]" office:value-type="percentage" office:value="0.1" calcext:value-type="percentage">
            <text:p>10%</text:p>
          </table:table-cell>
          <table:table-cell table:style-name="ce402"/>
          <table:table-cell table:number-columns-repeated="1014"/>
        </table:table-row>
        <table:table-row table:style-name="ro3">
          <table:table-cell/>
          <table:table-cell table:style-name="ce328"/>
          <table:table-cell table:style-name="ce340" office:value-type="string" calcext:value-type="string">
            <text:p>Est. % improvement in volume discount</text:p>
          </table:table-cell>
          <table:table-cell table:style-name="ce353" table:formula="of:=[$'Input Tornado'.D16]" office:value-type="percentage" office:value="0.15" calcext:value-type="percentage">
            <text:p>15%</text:p>
          </table:table-cell>
          <table:table-cell table:style-name="ce379"/>
          <table:table-cell table:style-name="ce391" table:formula="of:=[.$D34]" office:value-type="percentage" office:value="0.15" calcext:value-type="percentage">
            <text:p>15%</text:p>
          </table:table-cell>
          <table:table-cell table:style-name="ce391" table:formula="of:=[.$D34]" office:value-type="percentage" office:value="0.15" calcext:value-type="percentage">
            <text:p>15%</text:p>
          </table:table-cell>
          <table:table-cell table:style-name="ce391" table:formula="of:=[.$D34]" office:value-type="percentage" office:value="0.15" calcext:value-type="percentage">
            <text:p>15%</text:p>
          </table:table-cell>
          <table:table-cell table:style-name="ce391" table:formula="of:=[.$D34]" office:value-type="percentage" office:value="0.15" calcext:value-type="percentage">
            <text:p>15%</text:p>
          </table:table-cell>
          <table:table-cell table:style-name="ce402"/>
          <table:table-cell table:number-columns-repeated="1014"/>
        </table:table-row>
        <table:table-row table:style-name="ro3">
          <table:table-cell table:style-name="ce323"/>
          <table:table-cell table:style-name="ce329"/>
          <table:table-cell table:style-name="ce341" office:value-type="string" calcext:value-type="string">
            <text:p>Annual Cost Savings</text:p>
          </table:table-cell>
          <table:table-cell table:style-name="ce361"/>
          <table:table-cell table:style-name="ce380" table:formula="of:=[.D31]*[.D32]*[.D33]*[.D34]" office:value-type="float" office:value="750000" calcext:value-type="float">
            <text:p><text:s/>$750 000 </text:p>
          </table:table-cell>
          <table:table-cell table:style-name="ce389" table:formula="of:=[.F31]*[.F32]*[.F33]*[.F34]" office:value-type="float" office:value="768750" calcext:value-type="float">
            <text:p><text:s/>$768 750 </text:p>
          </table:table-cell>
          <table:table-cell table:style-name="ce389" table:formula="of:=[.G31]*[.G32]*[.G33]*[.G34]" office:value-type="float" office:value="787968.75" calcext:value-type="float">
            <text:p><text:s/>$787 969 </text:p>
          </table:table-cell>
          <table:table-cell table:style-name="ce389" table:formula="of:=[.H31]*[.H32]*[.H33]*[.H34]" office:value-type="float" office:value="750000" calcext:value-type="float">
            <text:p><text:s/>$750 000 </text:p>
          </table:table-cell>
          <table:table-cell table:style-name="ce389" table:formula="of:=[.I31]*[.I32]*[.I33]*[.I34]" office:value-type="float" office:value="750000" calcext:value-type="float">
            <text:p><text:s/>$750 000 </text:p>
          </table:table-cell>
          <table:table-cell table:style-name="ce403" table:formula="of:=SUM([.E35:.I35])" office:value-type="float" office:value="3806718.75" calcext:value-type="float">
            <text:p><text:s/>$3 806 719 </text:p>
          </table:table-cell>
          <table:table-cell/>
          <table:table-cell table:style-name="ce323" table:number-columns-repeated="1013"/>
        </table:table-row>
        <table:table-row table:style-name="ro31">
          <table:table-cell table:style-name="ce320"/>
          <table:table-cell table:style-name="ce330"/>
          <table:table-cell table:style-name="ce342" office:value-type="string" calcext:value-type="string">
            <text:p>Total Purchasing</text:p>
          </table:table-cell>
          <table:table-cell table:style-name="ce362"/>
          <table:table-cell table:style-name="ce381" table:formula="of:=[.E35]+[.E29]+[.E23]" office:value-type="float" office:value="1290000" calcext:value-type="float">
            <text:p><text:s/>$1 290 000 </text:p>
          </table:table-cell>
          <table:table-cell table:style-name="ce381" table:formula="of:=[.F35]+[.F29]+[.F23]" office:value-type="float" office:value="1322250" calcext:value-type="float">
            <text:p><text:s/>$1 322 250 </text:p>
          </table:table-cell>
          <table:table-cell table:style-name="ce381" table:formula="of:=[.G35]+[.G29]+[.G23]" office:value-type="float" office:value="1355306.25" calcext:value-type="float">
            <text:p><text:s/>$1 355 306 </text:p>
          </table:table-cell>
          <table:table-cell table:style-name="ce381" table:formula="of:=[.H35]+[.H29]+[.H23]" office:value-type="float" office:value="1331520.9375" calcext:value-type="float">
            <text:p><text:s/>$1 331 521 </text:p>
          </table:table-cell>
          <table:table-cell table:style-name="ce381" table:formula="of:=[.I35]+[.I29]+[.I23]" office:value-type="float" office:value="1346058.9609375" calcext:value-type="float">
            <text:p><text:s/>$1 346 059 </text:p>
          </table:table-cell>
          <table:table-cell table:style-name="ce381" table:formula="of:=SUM([.E36:.I36])" office:value-type="float" office:value="6645136.1484375" calcext:value-type="float">
            <text:p><text:s/>$6 645 136 </text:p>
          </table:table-cell>
          <table:table-cell table:style-name="ce320" table:number-columns-repeated="1014"/>
        </table:table-row>
        <table:table-row table:style-name="ro66">
          <table:table-cell/>
          <table:table-cell table:style-name="ce327" table:formula="of:=[$BenefitsID.P4]" office:value-type="string" office:string-value="Maintenance &amp; Repair" calcext:value-type="string">
            <text:p>Maintenance &amp; Repair</text:p>
          </table:table-cell>
          <table:table-cell table:style-name="ce343"/>
          <table:table-cell table:style-name="ce363"/>
          <table:table-cell table:style-name="ce382"/>
          <table:table-cell table:style-name="ce375" table:number-columns-repeated="4"/>
          <table:table-cell table:style-name="ce401"/>
          <table:table-cell table:number-columns-repeated="1014"/>
        </table:table-row>
        <table:table-row table:style-name="ro3">
          <table:table-cell/>
          <table:table-cell table:style-name="ce330"/>
          <table:table-cell table:style-name="ce339" office:value-type="string" calcext:value-type="string">
            <text:p>Improvement in efficiency of personnel</text:p>
          </table:table-cell>
          <table:table-cell table:style-name="ce352"/>
          <table:table-cell table:style-name="ce376"/>
          <table:table-cell table:style-name="ce386" table:number-columns-repeated="4"/>
          <table:table-cell table:style-name="ce402"/>
          <table:table-cell table:number-columns-repeated="1014"/>
        </table:table-row>
        <table:table-row table:style-name="ro3">
          <table:table-cell/>
          <table:table-cell table:style-name="ce330"/>
          <table:table-cell table:style-name="ce340" office:value-type="string" calcext:value-type="string">
            <text:p>Est. improvement in Maintenance &amp; Repair worker productivity</text:p>
          </table:table-cell>
          <table:table-cell table:style-name="ce353" table:formula="of:=[$'Input Tornado'.D17]" office:value-type="percentage" office:value="0.1" calcext:value-type="percentage">
            <text:p>10%</text:p>
          </table:table-cell>
          <table:table-cell table:style-name="ce377"/>
          <table:table-cell table:style-name="ce126" table:formula="of:=[.$D39]" office:value-type="percentage" office:value="0.1" calcext:value-type="percentage">
            <text:p>10,0%</text:p>
          </table:table-cell>
          <table:table-cell table:style-name="ce126" table:formula="of:=[.$D39]" office:value-type="percentage" office:value="0.1" calcext:value-type="percentage">
            <text:p>10,0%</text:p>
          </table:table-cell>
          <table:table-cell table:style-name="ce126" table:formula="of:=[.$D39]" office:value-type="percentage" office:value="0.1" calcext:value-type="percentage">
            <text:p>10,0%</text:p>
          </table:table-cell>
          <table:table-cell table:style-name="ce126" table:formula="of:=[.$D39]" office:value-type="percentage" office:value="0.1" calcext:value-type="percentage">
            <text:p>10,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annual burdened cost of worker</text:p>
          </table:table-cell>
          <table:table-cell table:style-name="ce354" office:value-type="float" office:value="40000" calcext:value-type="float">
            <text:p><text:s/>$40 000 </text:p>
          </table:table-cell>
          <table:table-cell table:style-name="ce377"/>
          <table:table-cell table:style-name="ce387" table:formula="of:=[.D40]*(1+[$'CF &amp; ROI Analysis'.E12])" office:value-type="float" office:value="41000" calcext:value-type="float">
            <text:p><text:s/>$41 000 </text:p>
          </table:table-cell>
          <table:table-cell table:style-name="ce387" table:formula="of:=[.F40]*(1+[$'CF &amp; ROI Analysis'.F12])" office:value-type="float" office:value="42025" calcext:value-type="float">
            <text:p><text:s/>$42 025 </text:p>
          </table:table-cell>
          <table:table-cell table:style-name="ce387" table:formula="of:=[.G40]*(1+[$'CF &amp; ROI Analysis'.G12])" office:value-type="float" office:value="43075.625" calcext:value-type="float">
            <text:p><text:s/>$43 076 </text:p>
          </table:table-cell>
          <table:table-cell table:style-name="ce387" table:formula="of:=[.H40]*(1+[$'CF &amp; ROI Analysis'.H12])" office:value-type="float" office:value="44152.515625" calcext:value-type="float">
            <text:p><text:s/>$44 153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vg number of workers in dept. using system</text:p>
          </table:table-cell>
          <table:table-cell table:style-name="ce355" office:value-type="float" office:value="10" calcext:value-type="float">
            <text:p><text:s/>10 </text:p>
          </table:table-cell>
          <table:table-cell table:style-name="ce377"/>
          <table:table-cell table:style-name="ce388" table:formula="of:=[.$D41]" office:value-type="float" office:value="10" calcext:value-type="float">
            <text:p><text:s/>10 </text:p>
          </table:table-cell>
          <table:table-cell table:style-name="ce388" table:formula="of:=[.$D41]" office:value-type="float" office:value="10" calcext:value-type="float">
            <text:p><text:s/>10 </text:p>
          </table:table-cell>
          <table:table-cell table:style-name="ce388" table:formula="of:=[.$D41]" office:value-type="float" office:value="10" calcext:value-type="float">
            <text:p><text:s/>10 </text:p>
          </table:table-cell>
          <table:table-cell table:style-name="ce388" table:formula="of:=[.$D41]" office:value-type="float" office:value="10" calcext:value-type="float">
            <text:p><text:s/>10 </text:p>
          </table:table-cell>
          <table:table-cell table:style-name="ce402"/>
          <table:table-cell table:number-columns-repeated="1014"/>
        </table:table-row>
        <table:table-row table:style-name="ro3">
          <table:table-cell table:style-name="ce322"/>
          <table:table-cell table:style-name="ce331"/>
          <table:table-cell table:style-name="ce341" office:value-type="string" calcext:value-type="string">
            <text:p>Annual Cost Savings</text:p>
          </table:table-cell>
          <table:table-cell table:style-name="ce356"/>
          <table:table-cell table:style-name="ce378" table:formula="of:=[.D39]*[.D40]*[.D41]" office:value-type="float" office:value="40000" calcext:value-type="float">
            <text:p><text:s/>$40 000 </text:p>
          </table:table-cell>
          <table:table-cell table:style-name="ce389" table:formula="of:=[.F39]*[.F40]*[.F41]" office:value-type="float" office:value="41000" calcext:value-type="float">
            <text:p><text:s/>$41 000 </text:p>
          </table:table-cell>
          <table:table-cell table:style-name="ce389" table:formula="of:=[.G39]*[.G40]*[.G41]" office:value-type="float" office:value="42025" calcext:value-type="float">
            <text:p><text:s/>$42 025 </text:p>
          </table:table-cell>
          <table:table-cell table:style-name="ce389" table:formula="of:=[.H39]*[.H40]*[.H41]" office:value-type="float" office:value="43075.625" calcext:value-type="float">
            <text:p><text:s/>$43 076 </text:p>
          </table:table-cell>
          <table:table-cell table:style-name="ce389" table:formula="of:=[.I39]*[.I40]*[.I41]" office:value-type="float" office:value="44152.515625" calcext:value-type="float">
            <text:p><text:s/>$44 153 </text:p>
          </table:table-cell>
          <table:table-cell table:style-name="ce403" table:formula="of:=SUM([.E42:.I42])" office:value-type="float" office:value="210253.140625" calcext:value-type="float">
            <text:p><text:s/>$210 253 </text:p>
          </table:table-cell>
          <table:table-cell/>
          <table:table-cell table:style-name="ce322" table:number-columns-repeated="1013"/>
        </table:table-row>
        <table:table-row table:style-name="ro3">
          <table:table-cell/>
          <table:table-cell table:style-name="ce330"/>
          <table:table-cell table:style-name="ce339" office:value-type="string" calcext:value-type="string">
            <text:p>Placeholder</text:p>
          </table:table-cell>
          <table:table-cell table:style-name="ce352"/>
          <table:table-cell table:style-name="ce376"/>
          <table:table-cell table:style-name="ce390" table:number-columns-repeated="4"/>
          <table:table-cell table:style-name="ce402"/>
          <table:table-cell table:number-columns-repeated="1014"/>
        </table:table-row>
        <table:table-row table:style-name="ro3">
          <table:table-cell/>
          <table:table-cell table:style-name="ce330"/>
          <table:table-cell table:style-name="ce340" office:value-type="string" calcext:value-type="string">
            <text:p>Actual</text:p>
          </table:table-cell>
          <table:table-cell table:style-name="ce364" office:value-type="float" office:value="0" calcext:value-type="float">
            <text:p>0</text:p>
          </table:table-cell>
          <table:table-cell table:style-name="ce379"/>
          <table:table-cell table:style-name="ce346" table:formula="of:=[.$D44]" office:value-type="float" office:value="0" calcext:value-type="float">
            <text:p><text:s/>- <text:s text:c="2"/></text:p>
          </table:table-cell>
          <table:table-cell table:style-name="ce346" table:formula="of:=[.$D44]" office:value-type="float" office:value="0" calcext:value-type="float">
            <text:p><text:s/>- <text:s text:c="2"/></text:p>
          </table:table-cell>
          <table:table-cell table:style-name="ce346" table:formula="of:=[.$D44]" office:value-type="float" office:value="0" calcext:value-type="float">
            <text:p><text:s/>- <text:s text:c="2"/></text:p>
          </table:table-cell>
          <table:table-cell table:style-name="ce346" table:formula="of:=[.$D44]" office:value-type="float" office:value="0" calcext:value-type="float">
            <text:p><text:s/>- <text:s text:c="2"/></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text:p>
          </table:table-cell>
          <table:table-cell table:style-name="ce355" office:value-type="float" office:value="10" calcext:value-type="float">
            <text:p><text:s/>10 </text:p>
          </table:table-cell>
          <table:table-cell table:style-name="ce379"/>
          <table:table-cell table:style-name="ce346" table:formula="of:=[.$D45]" office:value-type="float" office:value="10" calcext:value-type="float">
            <text:p><text:s/>10 </text:p>
          </table:table-cell>
          <table:table-cell table:style-name="ce346" table:formula="of:=[.$D45]" office:value-type="float" office:value="10" calcext:value-type="float">
            <text:p><text:s/>10 </text:p>
          </table:table-cell>
          <table:table-cell table:style-name="ce346" table:formula="of:=[.$D45]" office:value-type="float" office:value="10" calcext:value-type="float">
            <text:p><text:s/>10 </text:p>
          </table:table-cell>
          <table:table-cell table:style-name="ce346" table:formula="of:=[.$D45]" office:value-type="float" office:value="10" calcext:value-type="float">
            <text:p><text:s/>10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Estimate</text:p>
          </table:table-cell>
          <table:table-cell table:style-name="ce365" office:value-type="percentage" office:value="0.1" calcext:value-type="percentage">
            <text:p>10%</text:p>
          </table:table-cell>
          <table:table-cell table:style-name="ce379"/>
          <table:table-cell table:style-name="ce49" table:formula="of:=[.$D46]" office:value-type="percentage" office:value="0.1" calcext:value-type="percentage">
            <text:p>10%</text:p>
          </table:table-cell>
          <table:table-cell table:style-name="ce49" table:formula="of:=[.$D46]" office:value-type="percentage" office:value="0.1" calcext:value-type="percentage">
            <text:p>10%</text:p>
          </table:table-cell>
          <table:table-cell table:style-name="ce49" table:formula="of:=[.$D46]" office:value-type="percentage" office:value="0.1" calcext:value-type="percentage">
            <text:p>10%</text:p>
          </table:table-cell>
          <table:table-cell table:style-name="ce49" table:formula="of:=[.$D46]" office:value-type="percentage" office:value="0.1" calcext:value-type="percentage">
            <text:p>1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text:p>
          </table:table-cell>
          <table:table-cell table:style-name="ce354" office:value-type="float" office:value="30000" calcext:value-type="float">
            <text:p><text:s/>$30 000 </text:p>
          </table:table-cell>
          <table:table-cell table:style-name="ce379"/>
          <table:table-cell table:style-name="ce387" table:formula="of:=[.$D47]" office:value-type="float" office:value="30000" calcext:value-type="float">
            <text:p><text:s/>$30 000 </text:p>
          </table:table-cell>
          <table:table-cell table:style-name="ce387" table:formula="of:=[.$D47]" office:value-type="float" office:value="30000" calcext:value-type="float">
            <text:p><text:s/>$30 000 </text:p>
          </table:table-cell>
          <table:table-cell table:style-name="ce387" table:formula="of:=[.$D47]" office:value-type="float" office:value="30000" calcext:value-type="float">
            <text:p><text:s/>$30 000 </text:p>
          </table:table-cell>
          <table:table-cell table:style-name="ce387" table:formula="of:=[.$D47]" office:value-type="float" office:value="30000" calcext:value-type="float">
            <text:p><text:s/>$30 000 </text:p>
          </table:table-cell>
          <table:table-cell table:style-name="ce402"/>
          <table:table-cell table:number-columns-repeated="1014"/>
        </table:table-row>
        <table:table-row table:style-name="ro3">
          <table:table-cell table:style-name="ce323"/>
          <table:table-cell table:style-name="ce331"/>
          <table:table-cell table:style-name="ce341" office:value-type="string" calcext:value-type="string">
            <text:p>Annual Cost Savings</text:p>
          </table:table-cell>
          <table:table-cell table:style-name="ce361"/>
          <table:table-cell table:style-name="ce380" table:formula="of:=[.D44]*[.D45]*[.D46]*[.D47]" office:value-type="float" office:value="0" calcext:value-type="float">
            <text:p><text:s/>$- <text:s text:c="2"/></text:p>
          </table:table-cell>
          <table:table-cell table:style-name="ce389" table:formula="of:=[.F44]*[.F45]*[.F46]*[.F47]" office:value-type="float" office:value="0" calcext:value-type="float">
            <text:p><text:s/>$- <text:s text:c="2"/></text:p>
          </table:table-cell>
          <table:table-cell table:style-name="ce389" table:formula="of:=[.G44]*[.G45]*[.G46]*[.G47]" office:value-type="float" office:value="0" calcext:value-type="float">
            <text:p><text:s/>$- <text:s text:c="2"/></text:p>
          </table:table-cell>
          <table:table-cell table:style-name="ce389" table:formula="of:=[.H44]*[.H45]*[.H46]*[.H47]" office:value-type="float" office:value="0" calcext:value-type="float">
            <text:p><text:s/>$- <text:s text:c="2"/></text:p>
          </table:table-cell>
          <table:table-cell table:style-name="ce389" table:formula="of:=[.I44]*[.I45]*[.I46]*[.I47]" office:value-type="float" office:value="0" calcext:value-type="float">
            <text:p><text:s/>$- <text:s text:c="2"/></text:p>
          </table:table-cell>
          <table:table-cell table:style-name="ce403" table:formula="of:=SUM([.E48:.I48])" office:value-type="float" office:value="0" calcext:value-type="float">
            <text:p><text:s/>$- <text:s text:c="2"/></text:p>
          </table:table-cell>
          <table:table-cell table:style-name="ce323" table:number-columns-repeated="1014"/>
        </table:table-row>
        <table:table-row table:style-name="ro31">
          <table:table-cell table:style-name="ce320"/>
          <table:table-cell table:style-name="ce330"/>
          <table:table-cell table:style-name="ce342" office:value-type="string" calcext:value-type="string">
            <text:p>Total Maintenance &amp; Repair</text:p>
          </table:table-cell>
          <table:table-cell table:style-name="ce362"/>
          <table:table-cell table:style-name="ce381" table:formula="of:=[.E48]+[.E42]" office:value-type="float" office:value="40000" calcext:value-type="float">
            <text:p><text:s/>$40 000 </text:p>
          </table:table-cell>
          <table:table-cell table:style-name="ce381" table:formula="of:=[.F48]+[.F42]" office:value-type="float" office:value="41000" calcext:value-type="float">
            <text:p><text:s/>$41 000 </text:p>
          </table:table-cell>
          <table:table-cell table:style-name="ce381" table:formula="of:=[.G48]+[.G42]" office:value-type="float" office:value="42025" calcext:value-type="float">
            <text:p><text:s/>$42 025 </text:p>
          </table:table-cell>
          <table:table-cell table:style-name="ce381" table:formula="of:=[.H48]+[.H42]" office:value-type="float" office:value="43075.625" calcext:value-type="float">
            <text:p><text:s/>$43 076 </text:p>
          </table:table-cell>
          <table:table-cell table:style-name="ce381" table:formula="of:=[.I48]+[.I42]" office:value-type="float" office:value="44152.515625" calcext:value-type="float">
            <text:p><text:s/>$44 153 </text:p>
          </table:table-cell>
          <table:table-cell table:style-name="ce381" table:formula="of:=SUM([.E49:.I49])" office:value-type="float" office:value="210253.140625" calcext:value-type="float">
            <text:p><text:s/>$210 253 </text:p>
          </table:table-cell>
          <table:table-cell table:style-name="ce320" table:number-columns-repeated="1014"/>
        </table:table-row>
        <table:table-row table:style-name="ro66">
          <table:table-cell/>
          <table:table-cell table:style-name="ce327" table:formula="of:=[$BenefitsID.Q4]" office:value-type="string" office:string-value="Warehousing/Inventory Control" calcext:value-type="string">
            <text:p>Warehousing/Inventory Control</text:p>
          </table:table-cell>
          <table:table-cell table:style-name="ce343"/>
          <table:table-cell table:style-name="ce363"/>
          <table:table-cell table:style-name="ce382"/>
          <table:table-cell table:style-name="ce375" table:number-columns-repeated="4"/>
          <table:table-cell table:style-name="ce401"/>
          <table:table-cell table:number-columns-repeated="1014"/>
        </table:table-row>
        <table:table-row table:style-name="ro3">
          <table:table-cell/>
          <table:table-cell table:style-name="ce330"/>
          <table:table-cell table:style-name="ce339" office:value-type="string" calcext:value-type="string">
            <text:p>Improvement in efficiency of personnel</text:p>
          </table:table-cell>
          <table:table-cell table:style-name="ce352"/>
          <table:table-cell table:style-name="ce376"/>
          <table:table-cell table:style-name="ce386" table:number-columns-repeated="4"/>
          <table:table-cell table:style-name="ce402"/>
          <table:table-cell table:number-columns-repeated="1014"/>
        </table:table-row>
        <table:table-row table:style-name="ro3">
          <table:table-cell/>
          <table:table-cell table:style-name="ce330"/>
          <table:table-cell table:style-name="ce340" office:value-type="string" calcext:value-type="string">
            <text:p>Est. improvement in warehouse/inventory worker productivity</text:p>
          </table:table-cell>
          <table:table-cell table:style-name="ce353" table:formula="of:=[$'Input Tornado'.D18]" office:value-type="percentage" office:value="0.1" calcext:value-type="percentage">
            <text:p>10%</text:p>
          </table:table-cell>
          <table:table-cell table:style-name="ce377"/>
          <table:table-cell table:style-name="ce126" table:formula="of:=[.$D52]" office:value-type="percentage" office:value="0.1" calcext:value-type="percentage">
            <text:p>10,0%</text:p>
          </table:table-cell>
          <table:table-cell table:style-name="ce126" table:formula="of:=[.$D52]" office:value-type="percentage" office:value="0.1" calcext:value-type="percentage">
            <text:p>10,0%</text:p>
          </table:table-cell>
          <table:table-cell table:style-name="ce126" table:formula="of:=[.$D52]" office:value-type="percentage" office:value="0.1" calcext:value-type="percentage">
            <text:p>10,0%</text:p>
          </table:table-cell>
          <table:table-cell table:style-name="ce126" table:formula="of:=[.$D52]" office:value-type="percentage" office:value="0.1" calcext:value-type="percentage">
            <text:p>10,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annual burdened cost of worker</text:p>
          </table:table-cell>
          <table:table-cell table:style-name="ce354" office:value-type="float" office:value="40000" calcext:value-type="float">
            <text:p><text:s/>$40 000 </text:p>
          </table:table-cell>
          <table:table-cell table:style-name="ce377"/>
          <table:table-cell table:style-name="ce387" table:formula="of:=[.D53]*(1+[$'Input Tornado'.D8])" office:value-type="float" office:value="41000" calcext:value-type="float">
            <text:p><text:s/>$41 000 </text:p>
          </table:table-cell>
          <table:table-cell table:style-name="ce387" table:formula="of:=[.F53]*(1+[$'CF &amp; ROI Analysis'.F12])" office:value-type="float" office:value="42025" calcext:value-type="float">
            <text:p><text:s/>$42 025 </text:p>
          </table:table-cell>
          <table:table-cell table:style-name="ce387" table:formula="of:=[.G53]*(1+[$'CF &amp; ROI Analysis'.G12])" office:value-type="float" office:value="43075.625" calcext:value-type="float">
            <text:p><text:s/>$43 076 </text:p>
          </table:table-cell>
          <table:table-cell table:style-name="ce387" table:formula="of:=[.H53]*(1+[$'CF &amp; ROI Analysis'.H12])" office:value-type="float" office:value="44152.515625" calcext:value-type="float">
            <text:p><text:s/>$44 153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number of workers in dept. using system</text:p>
          </table:table-cell>
          <table:table-cell table:style-name="ce355" office:value-type="float" office:value="10" calcext:value-type="float">
            <text:p><text:s/>10 </text:p>
          </table:table-cell>
          <table:table-cell table:style-name="ce377"/>
          <table:table-cell table:style-name="ce388" table:formula="of:=[.$D54]" office:value-type="float" office:value="10" calcext:value-type="float">
            <text:p><text:s/>10 </text:p>
          </table:table-cell>
          <table:table-cell table:style-name="ce388" table:formula="of:=[.$D54]" office:value-type="float" office:value="10" calcext:value-type="float">
            <text:p><text:s/>10 </text:p>
          </table:table-cell>
          <table:table-cell table:style-name="ce388" table:formula="of:=[.$D54]" office:value-type="float" office:value="10" calcext:value-type="float">
            <text:p><text:s/>10 </text:p>
          </table:table-cell>
          <table:table-cell table:style-name="ce388" table:formula="of:=[.$D54]" office:value-type="float" office:value="10" calcext:value-type="float">
            <text:p><text:s/>10 </text:p>
          </table:table-cell>
          <table:table-cell table:style-name="ce402"/>
          <table:table-cell table:number-columns-repeated="1014"/>
        </table:table-row>
        <table:table-row table:style-name="ro3">
          <table:table-cell table:style-name="ce322"/>
          <table:table-cell table:style-name="ce331"/>
          <table:table-cell table:style-name="ce341" office:value-type="string" calcext:value-type="string">
            <text:p>Annual Cost Savings</text:p>
          </table:table-cell>
          <table:table-cell table:style-name="ce356"/>
          <table:table-cell table:style-name="ce378" table:formula="of:=[.D52]*[.D53]*[.D54]" office:value-type="float" office:value="40000" calcext:value-type="float">
            <text:p><text:s/>$40 000 </text:p>
          </table:table-cell>
          <table:table-cell table:style-name="ce389" table:formula="of:=[.F52]*[.F53]*[.F54]" office:value-type="float" office:value="41000" calcext:value-type="float">
            <text:p><text:s/>$41 000 </text:p>
          </table:table-cell>
          <table:table-cell table:style-name="ce389" table:formula="of:=[.G52]*[.G53]*[.G54]" office:value-type="float" office:value="42025" calcext:value-type="float">
            <text:p><text:s/>$42 025 </text:p>
          </table:table-cell>
          <table:table-cell table:style-name="ce389" table:formula="of:=[.H52]*[.H53]*[.H54]" office:value-type="float" office:value="43075.625" calcext:value-type="float">
            <text:p><text:s/>$43 076 </text:p>
          </table:table-cell>
          <table:table-cell table:style-name="ce389" table:formula="of:=[.I52]*[.I53]*[.I54]" office:value-type="float" office:value="44152.515625" calcext:value-type="float">
            <text:p><text:s/>$44 153 </text:p>
          </table:table-cell>
          <table:table-cell table:style-name="ce403" table:formula="of:=SUM([.E55:.I55])" office:value-type="float" office:value="210253.140625" calcext:value-type="float">
            <text:p><text:s/>$210 253 </text:p>
          </table:table-cell>
          <table:table-cell/>
          <table:table-cell table:style-name="ce322" table:number-columns-repeated="1013"/>
        </table:table-row>
        <table:table-row table:style-name="ro3">
          <table:table-cell/>
          <table:table-cell table:style-name="ce330"/>
          <table:table-cell table:style-name="ce339" office:value-type="string" calcext:value-type="string">
            <text:p>Reduced Carrying Costs</text:p>
          </table:table-cell>
          <table:table-cell table:style-name="ce352"/>
          <table:table-cell table:style-name="ce376"/>
          <table:table-cell table:style-name="ce390" table:number-columns-repeated="4"/>
          <table:table-cell table:style-name="ce402"/>
          <table:table-cell table:number-columns-repeated="1014"/>
        </table:table-row>
        <table:table-row table:style-name="ro3">
          <table:table-cell/>
          <table:table-cell table:style-name="ce330"/>
          <table:table-cell table:style-name="ce340" office:value-type="string" calcext:value-type="string">
            <text:p>Est. avg. reduction in # parts per warehouse</text:p>
          </table:table-cell>
          <table:table-cell table:style-name="ce353" table:formula="of:=[$'Input Tornado'.D18]" office:value-type="percentage" office:value="0.1" calcext:value-type="percentage">
            <text:p>10%</text:p>
          </table:table-cell>
          <table:table-cell table:style-name="ce383"/>
          <table:table-cell table:style-name="ce126" table:formula="of:=[.$D57]" office:value-type="percentage" office:value="0.1" calcext:value-type="percentage">
            <text:p>10,0%</text:p>
          </table:table-cell>
          <table:table-cell table:style-name="ce126" table:formula="of:=[.$D57]" office:value-type="percentage" office:value="0.1" calcext:value-type="percentage">
            <text:p>10,0%</text:p>
          </table:table-cell>
          <table:table-cell table:style-name="ce126" table:formula="of:=[.$D57]" office:value-type="percentage" office:value="0.1" calcext:value-type="percentage">
            <text:p>10,0%</text:p>
          </table:table-cell>
          <table:table-cell table:style-name="ce126" table:formula="of:=[.$D57]" office:value-type="percentage" office:value="0.1" calcext:value-type="percentage">
            <text:p>10,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vg # parts per warehouse</text:p>
          </table:table-cell>
          <table:table-cell table:style-name="ce354" office:value-type="float" office:value="10000" calcext:value-type="float">
            <text:p><text:s/>$10 000 </text:p>
          </table:table-cell>
          <table:table-cell table:style-name="ce379"/>
          <table:table-cell table:style-name="ce346" table:formula="of:=[.$D58]" office:value-type="float" office:value="10000" calcext:value-type="float">
            <text:p><text:s/>10 000 </text:p>
          </table:table-cell>
          <table:table-cell table:style-name="ce346" table:formula="of:=[.$D58]" office:value-type="float" office:value="10000" calcext:value-type="float">
            <text:p><text:s/>10 000 </text:p>
          </table:table-cell>
          <table:table-cell table:style-name="ce346" table:formula="of:=[.$D58]" office:value-type="float" office:value="10000" calcext:value-type="float">
            <text:p><text:s/>10 000 </text:p>
          </table:table-cell>
          <table:table-cell table:style-name="ce346" table:formula="of:=[.$D58]" office:value-type="float" office:value="10000" calcext:value-type="float">
            <text:p><text:s/>10 000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 warehouses</text:p>
          </table:table-cell>
          <table:table-cell table:style-name="ce355" office:value-type="float" office:value="3" calcext:value-type="float">
            <text:p><text:s/>3 </text:p>
          </table:table-cell>
          <table:table-cell table:style-name="ce379"/>
          <table:table-cell table:style-name="ce346" table:formula="of:=[.$D59]" office:value-type="float" office:value="3" calcext:value-type="float">
            <text:p><text:s/>3 </text:p>
          </table:table-cell>
          <table:table-cell table:style-name="ce346" table:formula="of:=[.$D59]" office:value-type="float" office:value="3" calcext:value-type="float">
            <text:p><text:s/>3 </text:p>
          </table:table-cell>
          <table:table-cell table:style-name="ce346" table:formula="of:=[.$D59]" office:value-type="float" office:value="3" calcext:value-type="float">
            <text:p><text:s/>3 </text:p>
          </table:table-cell>
          <table:table-cell table:style-name="ce346" table:formula="of:=[.$D59]" office:value-type="float" office:value="3" calcext:value-type="float">
            <text:p><text:s/>3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vg annual carrying cost per part</text:p>
          </table:table-cell>
          <table:table-cell table:style-name="ce366" office:value-type="float" office:value="25.43" calcext:value-type="float">
            <text:p><text:s/>$25,43 </text:p>
          </table:table-cell>
          <table:table-cell table:style-name="ce379"/>
          <table:table-cell table:style-name="ce392" table:formula="of:=[.D60]*(1+[$'Input Tornado'.D8])" office:value-type="float" office:value="26.06575" calcext:value-type="float">
            <text:p><text:s/>$26,07 </text:p>
          </table:table-cell>
          <table:table-cell table:style-name="ce392" table:formula="of:=[.F60]*(1+[$'CF &amp; ROI Analysis'.F12])" office:value-type="float" office:value="26.71739375" calcext:value-type="float">
            <text:p><text:s/>$26,72 </text:p>
          </table:table-cell>
          <table:table-cell table:style-name="ce392" table:formula="of:=[.G60]*(1+[$'CF &amp; ROI Analysis'.G12])" office:value-type="float" office:value="27.38532859375" calcext:value-type="float">
            <text:p><text:s/>$27,39 </text:p>
          </table:table-cell>
          <table:table-cell table:style-name="ce392" table:formula="of:=[.H60]*(1+[$'CF &amp; ROI Analysis'.H12])" office:value-type="float" office:value="28.0699618085937" calcext:value-type="float">
            <text:p><text:s/>$28,07 </text:p>
          </table:table-cell>
          <table:table-cell table:style-name="ce402"/>
          <table:table-cell table:number-columns-repeated="1014"/>
        </table:table-row>
        <table:table-row table:style-name="ro3">
          <table:table-cell table:style-name="ce323"/>
          <table:table-cell table:style-name="ce331"/>
          <table:table-cell table:style-name="ce341" office:value-type="string" calcext:value-type="string">
            <text:p>Annual Cost Savings</text:p>
          </table:table-cell>
          <table:table-cell table:style-name="ce361"/>
          <table:table-cell table:style-name="ce380" table:formula="of:=[.D57]*[.D58]*[.D59]*[.D60]" office:value-type="float" office:value="76290" calcext:value-type="float">
            <text:p><text:s/>$76 290 </text:p>
          </table:table-cell>
          <table:table-cell table:style-name="ce389" table:formula="of:=[.F57]*[.F58]*[.F59]*[.F60]" office:value-type="float" office:value="78197.25" calcext:value-type="float">
            <text:p><text:s/>$78 197 </text:p>
          </table:table-cell>
          <table:table-cell table:style-name="ce389" table:formula="of:=[.G57]*[.G58]*[.G59]*[.G60]" office:value-type="float" office:value="80152.18125" calcext:value-type="float">
            <text:p><text:s/>$80 152 </text:p>
          </table:table-cell>
          <table:table-cell table:style-name="ce389" table:formula="of:=[.H57]*[.H58]*[.H59]*[.H60]" office:value-type="float" office:value="82155.98578125" calcext:value-type="float">
            <text:p><text:s/>$82 156 </text:p>
          </table:table-cell>
          <table:table-cell table:style-name="ce389" table:formula="of:=[.I57]*[.I58]*[.I59]*[.I60]" office:value-type="float" office:value="84209.8854257812" calcext:value-type="float">
            <text:p><text:s/>$84 210 </text:p>
          </table:table-cell>
          <table:table-cell table:style-name="ce403" table:formula="of:=SUM([.E61:.I61])" office:value-type="float" office:value="401005.302457031" calcext:value-type="float">
            <text:p><text:s/>$401 005 </text:p>
          </table:table-cell>
          <table:table-cell/>
          <table:table-cell table:style-name="ce323" table:number-columns-repeated="1013"/>
        </table:table-row>
        <table:table-row table:style-name="ro31">
          <table:table-cell table:style-name="ce320"/>
          <table:table-cell table:style-name="ce330"/>
          <table:table-cell table:style-name="ce342" office:value-type="string" calcext:value-type="string">
            <text:p>Total Warehousing</text:p>
          </table:table-cell>
          <table:table-cell table:style-name="ce362"/>
          <table:table-cell table:style-name="ce381" table:formula="of:=[.E61]+[.E55]" office:value-type="float" office:value="116290" calcext:value-type="float">
            <text:p><text:s/>$116 290 </text:p>
          </table:table-cell>
          <table:table-cell table:style-name="ce381" table:formula="of:=[.F61]+[.F55]" office:value-type="float" office:value="119197.25" calcext:value-type="float">
            <text:p><text:s/>$119 197 </text:p>
          </table:table-cell>
          <table:table-cell table:style-name="ce381" table:formula="of:=[.G61]+[.G55]" office:value-type="float" office:value="122177.18125" calcext:value-type="float">
            <text:p><text:s/>$122 177 </text:p>
          </table:table-cell>
          <table:table-cell table:style-name="ce381" table:formula="of:=[.H61]+[.H55]" office:value-type="float" office:value="125231.61078125" calcext:value-type="float">
            <text:p><text:s/>$125 232 </text:p>
          </table:table-cell>
          <table:table-cell table:style-name="ce381" table:formula="of:=[.I61]+[.I55]" office:value-type="float" office:value="128362.401050781" calcext:value-type="float">
            <text:p><text:s/>$128 362 </text:p>
          </table:table-cell>
          <table:table-cell table:style-name="ce381" table:formula="of:=SUM([.E62:.I62])" office:value-type="float" office:value="611258.443082031" calcext:value-type="float">
            <text:p><text:s/>$611 258 </text:p>
          </table:table-cell>
          <table:table-cell/>
          <table:table-cell table:style-name="ce320" table:number-columns-repeated="1013"/>
        </table:table-row>
        <table:table-row table:style-name="ro67">
          <table:table-cell/>
          <table:table-cell table:style-name="ce327" table:formula="of:=[$BenefitsID.R4]" office:value-type="string" office:string-value="Logistics/ Shipping/ Receiving" calcext:value-type="string">
            <text:p>Logistics/ Shipping/ Receiving</text:p>
          </table:table-cell>
          <table:table-cell table:style-name="ce343"/>
          <table:table-cell table:style-name="ce363"/>
          <table:table-cell table:style-name="ce382"/>
          <table:table-cell table:style-name="ce375" table:number-columns-repeated="4"/>
          <table:table-cell table:style-name="ce401"/>
          <table:table-cell table:number-columns-repeated="1014"/>
        </table:table-row>
        <table:table-row table:style-name="ro3">
          <table:table-cell/>
          <table:table-cell table:style-name="ce330"/>
          <table:table-cell table:style-name="ce339" office:value-type="string" calcext:value-type="string">
            <text:p>Improvement in efficiency of personnel</text:p>
          </table:table-cell>
          <table:table-cell table:style-name="ce352"/>
          <table:table-cell table:style-name="ce376"/>
          <table:table-cell table:style-name="ce386" table:number-columns-repeated="4"/>
          <table:table-cell table:style-name="ce402"/>
          <table:table-cell table:number-columns-repeated="1014"/>
        </table:table-row>
        <table:table-row table:style-name="ro3">
          <table:table-cell/>
          <table:table-cell table:style-name="ce330"/>
          <table:table-cell table:style-name="ce340" office:value-type="string" calcext:value-type="string">
            <text:p>Est. improvement in Logistics worker productivity</text:p>
          </table:table-cell>
          <table:table-cell table:style-name="ce353" table:formula="of:=[$'Input Tornado'.D19]" office:value-type="percentage" office:value="0.1" calcext:value-type="percentage">
            <text:p>10%</text:p>
          </table:table-cell>
          <table:table-cell table:style-name="ce377"/>
          <table:table-cell table:style-name="ce126" table:formula="of:=[.$D65]" office:value-type="percentage" office:value="0.1" calcext:value-type="percentage">
            <text:p>10,0%</text:p>
          </table:table-cell>
          <table:table-cell table:style-name="ce126" table:formula="of:=[.$D65]" office:value-type="percentage" office:value="0.1" calcext:value-type="percentage">
            <text:p>10,0%</text:p>
          </table:table-cell>
          <table:table-cell table:style-name="ce126" table:formula="of:=[.$D65]" office:value-type="percentage" office:value="0.1" calcext:value-type="percentage">
            <text:p>10,0%</text:p>
          </table:table-cell>
          <table:table-cell table:style-name="ce126" table:formula="of:=[.$D65]" office:value-type="percentage" office:value="0.1" calcext:value-type="percentage">
            <text:p>10,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annual burdened cost of worker</text:p>
          </table:table-cell>
          <table:table-cell table:style-name="ce354" office:value-type="float" office:value="40000" calcext:value-type="float">
            <text:p><text:s/>$40 000 </text:p>
          </table:table-cell>
          <table:table-cell table:style-name="ce377"/>
          <table:table-cell table:style-name="ce387" table:formula="of:=[.D66]*(1+[$'Input Tornado'.D8])" office:value-type="float" office:value="41000" calcext:value-type="float">
            <text:p><text:s/>$41 000 </text:p>
          </table:table-cell>
          <table:table-cell table:style-name="ce387" table:formula="of:=[.F66]*(1+[$'CF &amp; ROI Analysis'.F12])" office:value-type="float" office:value="42025" calcext:value-type="float">
            <text:p><text:s/>$42 025 </text:p>
          </table:table-cell>
          <table:table-cell table:style-name="ce387" table:formula="of:=[.G66]*(1+[$'CF &amp; ROI Analysis'.G12])" office:value-type="float" office:value="43075.625" calcext:value-type="float">
            <text:p><text:s/>$43 076 </text:p>
          </table:table-cell>
          <table:table-cell table:style-name="ce387" table:formula="of:=[.H66]*(1+[$'CF &amp; ROI Analysis'.H12])" office:value-type="float" office:value="44152.515625" calcext:value-type="float">
            <text:p><text:s/>$44 153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vg number of workers in dept. using system</text:p>
          </table:table-cell>
          <table:table-cell table:style-name="ce355" office:value-type="float" office:value="10" calcext:value-type="float">
            <text:p><text:s/>10 </text:p>
          </table:table-cell>
          <table:table-cell table:style-name="ce377"/>
          <table:table-cell table:style-name="ce388" table:formula="of:=[.$D67]" office:value-type="float" office:value="10" calcext:value-type="float">
            <text:p><text:s/>10 </text:p>
          </table:table-cell>
          <table:table-cell table:style-name="ce388" table:formula="of:=[.$D67]" office:value-type="float" office:value="10" calcext:value-type="float">
            <text:p><text:s/>10 </text:p>
          </table:table-cell>
          <table:table-cell table:style-name="ce388" table:formula="of:=[.$D67]" office:value-type="float" office:value="10" calcext:value-type="float">
            <text:p><text:s/>10 </text:p>
          </table:table-cell>
          <table:table-cell table:style-name="ce388" table:formula="of:=[.$D67]" office:value-type="float" office:value="10" calcext:value-type="float">
            <text:p><text:s/>10 </text:p>
          </table:table-cell>
          <table:table-cell table:style-name="ce402"/>
          <table:table-cell table:number-columns-repeated="1014"/>
        </table:table-row>
        <table:table-row table:style-name="ro3">
          <table:table-cell table:style-name="ce322"/>
          <table:table-cell table:style-name="ce331"/>
          <table:table-cell table:style-name="ce341" office:value-type="string" calcext:value-type="string">
            <text:p>Annual Cost Savings</text:p>
          </table:table-cell>
          <table:table-cell table:style-name="ce356"/>
          <table:table-cell table:style-name="ce378" table:formula="of:=[.D65]*[.D66]*[.D67]" office:value-type="float" office:value="40000" calcext:value-type="float">
            <text:p><text:s/>$40 000 </text:p>
          </table:table-cell>
          <table:table-cell table:style-name="ce389" table:formula="of:=[.F65]*[.F66]*[.F67]" office:value-type="float" office:value="41000" calcext:value-type="float">
            <text:p><text:s/>$41 000 </text:p>
          </table:table-cell>
          <table:table-cell table:style-name="ce389" table:formula="of:=[.G65]*[.G66]*[.G67]" office:value-type="float" office:value="42025" calcext:value-type="float">
            <text:p><text:s/>$42 025 </text:p>
          </table:table-cell>
          <table:table-cell table:style-name="ce389" table:formula="of:=[.H65]*[.H66]*[.H67]" office:value-type="float" office:value="43075.625" calcext:value-type="float">
            <text:p><text:s/>$43 076 </text:p>
          </table:table-cell>
          <table:table-cell table:style-name="ce389" table:formula="of:=[.I65]*[.I66]*[.I67]" office:value-type="float" office:value="44152.515625" calcext:value-type="float">
            <text:p><text:s/>$44 153 </text:p>
          </table:table-cell>
          <table:table-cell table:style-name="ce403" table:formula="of:=SUM([.E68:.I68])" office:value-type="float" office:value="210253.140625" calcext:value-type="float">
            <text:p><text:s/>$210 253 </text:p>
          </table:table-cell>
          <table:table-cell/>
          <table:table-cell table:style-name="ce322" table:number-columns-repeated="1013"/>
        </table:table-row>
        <table:table-row table:style-name="ro3">
          <table:table-cell/>
          <table:table-cell table:style-name="ce330"/>
          <table:table-cell table:style-name="ce339" office:value-type="string" calcext:value-type="string">
            <text:p>Improvement in non-labor cost of work order handling</text:p>
          </table:table-cell>
          <table:table-cell table:style-name="ce352"/>
          <table:table-cell table:style-name="ce376"/>
          <table:table-cell table:style-name="ce386" table:number-columns-repeated="4"/>
          <table:table-cell table:style-name="ce402"/>
          <table:table-cell table:number-columns-repeated="1014"/>
        </table:table-row>
        <table:table-row table:style-name="ro3">
          <table:table-cell/>
          <table:table-cell table:style-name="ce330"/>
          <table:table-cell table:style-name="ce340" office:value-type="string" calcext:value-type="string">
            <text:p>Actual avg non-labor cost per work order</text:p>
          </table:table-cell>
          <table:table-cell table:style-name="ce366" office:value-type="float" office:value="54.29" calcext:value-type="float">
            <text:p><text:s/>$54,29 </text:p>
          </table:table-cell>
          <table:table-cell table:style-name="ce377"/>
          <table:table-cell table:style-name="ce393" table:formula="of:=[.D70]*(1+[$'CF &amp; ROI Analysis'.E12])" office:value-type="float" office:value="55.64725" calcext:value-type="float">
            <text:p><text:s/>$55,65 </text:p>
          </table:table-cell>
          <table:table-cell table:style-name="ce393" table:formula="of:=[.F70]*(1+[$'CF &amp; ROI Analysis'.F12])" office:value-type="float" office:value="57.03843125" calcext:value-type="float">
            <text:p><text:s/>$57,04 </text:p>
          </table:table-cell>
          <table:table-cell table:style-name="ce393" table:formula="of:=[.G70]*(1+[$'CF &amp; ROI Analysis'.G12])" office:value-type="float" office:value="58.46439203125" calcext:value-type="float">
            <text:p><text:s/>$58,46 </text:p>
          </table:table-cell>
          <table:table-cell table:style-name="ce393" table:formula="of:=[.H70]*(1+[$'CF &amp; ROI Analysis'.H12])" office:value-type="float" office:value="59.9260018320312" calcext:value-type="float">
            <text:p><text:s/>$59,93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Est. avg. reduction in cost per work order</text:p>
          </table:table-cell>
          <table:table-cell table:style-name="ce353" table:formula="of:=[$'Input Tornado'.D20]" office:value-type="percentage" office:value="0.2" calcext:value-type="percentage">
            <text:p>20%</text:p>
          </table:table-cell>
          <table:table-cell table:style-name="ce377"/>
          <table:table-cell table:style-name="ce126" table:formula="of:=[.$D71]" office:value-type="percentage" office:value="0.2" calcext:value-type="percentage">
            <text:p>20,0%</text:p>
          </table:table-cell>
          <table:table-cell table:style-name="ce126" table:formula="of:=[.$D71]" office:value-type="percentage" office:value="0.2" calcext:value-type="percentage">
            <text:p>20,0%</text:p>
          </table:table-cell>
          <table:table-cell table:style-name="ce126" table:formula="of:=[.$D71]" office:value-type="percentage" office:value="0.2" calcext:value-type="percentage">
            <text:p>20,0%</text:p>
          </table:table-cell>
          <table:table-cell table:style-name="ce126" table:formula="of:=[.$D71]" office:value-type="percentage" office:value="0.2" calcext:value-type="percentage">
            <text:p>20,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annual number of work orders</text:p>
          </table:table-cell>
          <table:table-cell table:style-name="ce355" office:value-type="float" office:value="4500" calcext:value-type="float">
            <text:p><text:s/>4 500 </text:p>
          </table:table-cell>
          <table:table-cell table:style-name="ce377"/>
          <table:table-cell table:style-name="ce387" table:formula="of:=[.$D72]" office:value-type="float" office:value="4500" calcext:value-type="float">
            <text:p><text:s/>$4 500 </text:p>
          </table:table-cell>
          <table:table-cell table:style-name="ce387" table:formula="of:=[.$D72]" office:value-type="float" office:value="4500" calcext:value-type="float">
            <text:p><text:s/>$4 500 </text:p>
          </table:table-cell>
          <table:table-cell table:style-name="ce387" table:formula="of:=[.$D72]" office:value-type="float" office:value="4500" calcext:value-type="float">
            <text:p><text:s/>$4 500 </text:p>
          </table:table-cell>
          <table:table-cell table:style-name="ce387" table:formula="of:=[.$D72]" office:value-type="float" office:value="4500" calcext:value-type="float">
            <text:p><text:s/>$4 500 </text:p>
          </table:table-cell>
          <table:table-cell table:style-name="ce402"/>
          <table:table-cell table:number-columns-repeated="1014"/>
        </table:table-row>
        <table:table-row table:style-name="ro3">
          <table:table-cell table:style-name="ce322"/>
          <table:table-cell table:style-name="ce331"/>
          <table:table-cell table:style-name="ce341" office:value-type="string" calcext:value-type="string">
            <text:p>Annual Cost Savings</text:p>
          </table:table-cell>
          <table:table-cell table:style-name="ce356"/>
          <table:table-cell table:style-name="ce378" table:formula="of:=[.D70]*[.D71]*[.D72]" office:value-type="float" office:value="48861" calcext:value-type="float">
            <text:p><text:s/>$48 861 </text:p>
          </table:table-cell>
          <table:table-cell table:style-name="ce389" table:formula="of:=[.F70]*[.F71]*[.F72]" office:value-type="float" office:value="50082.525" calcext:value-type="float">
            <text:p><text:s/>$50 083 </text:p>
          </table:table-cell>
          <table:table-cell table:style-name="ce389" table:formula="of:=[.G70]*[.G71]*[.G72]" office:value-type="float" office:value="51334.588125" calcext:value-type="float">
            <text:p><text:s/>$51 335 </text:p>
          </table:table-cell>
          <table:table-cell table:style-name="ce389" table:formula="of:=[.H70]*[.H71]*[.H72]" office:value-type="float" office:value="52617.952828125" calcext:value-type="float">
            <text:p><text:s/>$52 618 </text:p>
          </table:table-cell>
          <table:table-cell table:style-name="ce389" table:formula="of:=[.I70]*[.I71]*[.I72]" office:value-type="float" office:value="53933.4016488281" calcext:value-type="float">
            <text:p><text:s/>$53 933 </text:p>
          </table:table-cell>
          <table:table-cell table:style-name="ce403" table:formula="of:=SUM([.E73:.I73])" office:value-type="float" office:value="256829.467601953" calcext:value-type="float">
            <text:p><text:s/>$256 829 </text:p>
          </table:table-cell>
          <table:table-cell/>
          <table:table-cell table:style-name="ce322" table:number-columns-repeated="1013"/>
        </table:table-row>
        <table:table-row table:style-name="ro3">
          <table:table-cell/>
          <table:table-cell table:style-name="ce330"/>
          <table:table-cell table:style-name="ce339" office:value-type="string" calcext:value-type="string">
            <text:p>Reduce Premium Freight</text:p>
          </table:table-cell>
          <table:table-cell table:style-name="ce352"/>
          <table:table-cell table:style-name="ce376"/>
          <table:table-cell table:style-name="ce390" table:number-columns-repeated="4"/>
          <table:table-cell table:style-name="ce402"/>
          <table:table-cell table:number-columns-repeated="1014"/>
        </table:table-row>
        <table:table-row table:style-name="ro3">
          <table:table-cell/>
          <table:table-cell table:style-name="ce330"/>
          <table:table-cell table:style-name="ce340" office:value-type="string" calcext:value-type="string">
            <text:p>Avg annual shipments</text:p>
          </table:table-cell>
          <table:table-cell table:style-name="ce355" office:value-type="float" office:value="10000" calcext:value-type="float">
            <text:p><text:s/>10 000 </text:p>
          </table:table-cell>
          <table:table-cell table:style-name="ce379"/>
          <table:table-cell table:style-name="ce346" table:formula="of:=[.$D75]" office:value-type="float" office:value="10000" calcext:value-type="float">
            <text:p><text:s/>10 000 </text:p>
          </table:table-cell>
          <table:table-cell table:style-name="ce346" table:formula="of:=[.$D75]" office:value-type="float" office:value="10000" calcext:value-type="float">
            <text:p><text:s/>10 000 </text:p>
          </table:table-cell>
          <table:table-cell table:style-name="ce346" table:formula="of:=[.$D75]" office:value-type="float" office:value="10000" calcext:value-type="float">
            <text:p><text:s/>10 000 </text:p>
          </table:table-cell>
          <table:table-cell table:style-name="ce346" table:formula="of:=[.$D75]" office:value-type="float" office:value="10000" calcext:value-type="float">
            <text:p><text:s/>10 000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avg. cost per premium shipment</text:p>
          </table:table-cell>
          <table:table-cell table:style-name="ce366" office:value-type="float" office:value="50" calcext:value-type="float">
            <text:p><text:s/>$50,00 </text:p>
          </table:table-cell>
          <table:table-cell table:style-name="ce379"/>
          <table:table-cell table:style-name="ce393" table:formula="of:=[.D76]*(1+[$'Input Tornado'.D8])" office:value-type="float" office:value="51.25" calcext:value-type="float">
            <text:p><text:s/>$51,25 </text:p>
          </table:table-cell>
          <table:table-cell table:style-name="ce393" table:formula="of:=[.F76]*(1+[$'CF &amp; ROI Analysis'.F12])" office:value-type="float" office:value="52.53125" calcext:value-type="float">
            <text:p><text:s/>$52,53 </text:p>
          </table:table-cell>
          <table:table-cell table:style-name="ce393" table:formula="of:=[.G76]*(1+[$'CF &amp; ROI Analysis'.G12])" office:value-type="float" office:value="53.84453125" calcext:value-type="float">
            <text:p><text:s/>$53,84 </text:p>
          </table:table-cell>
          <table:table-cell table:style-name="ce393" table:formula="of:=[.H76]*(1+[$'CF &amp; ROI Analysis'.H12])" office:value-type="float" office:value="55.19064453125" calcext:value-type="float">
            <text:p><text:s/>$55,19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 of premium freight shipments</text:p>
          </table:table-cell>
          <table:table-cell table:style-name="ce365" office:value-type="percentage" office:value="0.1" calcext:value-type="percentage">
            <text:p>10%</text:p>
          </table:table-cell>
          <table:table-cell table:style-name="ce379"/>
          <table:table-cell table:style-name="ce49" table:formula="of:=[.$D77]" office:value-type="percentage" office:value="0.1" calcext:value-type="percentage">
            <text:p>10%</text:p>
          </table:table-cell>
          <table:table-cell table:style-name="ce49" table:formula="of:=[.$D77]" office:value-type="percentage" office:value="0.1" calcext:value-type="percentage">
            <text:p>10%</text:p>
          </table:table-cell>
          <table:table-cell table:style-name="ce49" table:formula="of:=[.$D77]" office:value-type="percentage" office:value="0.1" calcext:value-type="percentage">
            <text:p>10%</text:p>
          </table:table-cell>
          <table:table-cell table:style-name="ce49" table:formula="of:=[.$D77]" office:value-type="percentage" office:value="0.1" calcext:value-type="percentage">
            <text:p>1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Estimated reduction in premium freight shipments</text:p>
          </table:table-cell>
          <table:table-cell table:style-name="ce353" table:formula="of:=[$'Input Tornado'.D21]" office:value-type="percentage" office:value="0.25" calcext:value-type="percentage">
            <text:p>25%</text:p>
          </table:table-cell>
          <table:table-cell table:style-name="ce379"/>
          <table:table-cell table:style-name="ce49" table:formula="of:=[.$D78]" office:value-type="percentage" office:value="0.25" calcext:value-type="percentage">
            <text:p>25%</text:p>
          </table:table-cell>
          <table:table-cell table:style-name="ce49" table:formula="of:=[.$D78]" office:value-type="percentage" office:value="0.25" calcext:value-type="percentage">
            <text:p>25%</text:p>
          </table:table-cell>
          <table:table-cell table:style-name="ce49" table:formula="of:=[.$D78]" office:value-type="percentage" office:value="0.25" calcext:value-type="percentage">
            <text:p>25%</text:p>
          </table:table-cell>
          <table:table-cell table:style-name="ce49" table:formula="of:=[.$D78]" office:value-type="percentage" office:value="0.25" calcext:value-type="percentage">
            <text:p>25%</text:p>
          </table:table-cell>
          <table:table-cell table:style-name="ce402"/>
          <table:table-cell table:number-columns-repeated="1014"/>
        </table:table-row>
        <table:table-row table:style-name="ro3">
          <table:table-cell table:style-name="ce323"/>
          <table:table-cell table:style-name="ce331"/>
          <table:table-cell table:style-name="ce341" office:value-type="string" calcext:value-type="string">
            <text:p>Annual Cost Savings</text:p>
          </table:table-cell>
          <table:table-cell table:style-name="ce361"/>
          <table:table-cell table:style-name="ce380" table:formula="of:=[.D75]*[.D76]*[.D77]*[.D78]" office:value-type="float" office:value="12500" calcext:value-type="float">
            <text:p><text:s/>$12 500 </text:p>
          </table:table-cell>
          <table:table-cell table:style-name="ce389" table:formula="of:=[.F75]*[.F76]*[.F77]*[.F78]" office:value-type="float" office:value="12812.5" calcext:value-type="float">
            <text:p><text:s/>$12 813 </text:p>
          </table:table-cell>
          <table:table-cell table:style-name="ce389" table:formula="of:=[.G75]*[.G76]*[.G77]*[.G78]" office:value-type="float" office:value="13132.8125" calcext:value-type="float">
            <text:p><text:s/>$13 133 </text:p>
          </table:table-cell>
          <table:table-cell table:style-name="ce389" table:formula="of:=[.H75]*[.H76]*[.H77]*[.H78]" office:value-type="float" office:value="13461.1328125" calcext:value-type="float">
            <text:p><text:s/>$13 461 </text:p>
          </table:table-cell>
          <table:table-cell table:style-name="ce389" table:formula="of:=[.I75]*[.I76]*[.I77]*[.I78]" office:value-type="float" office:value="13797.6611328125" calcext:value-type="float">
            <text:p><text:s/>$13 798 </text:p>
          </table:table-cell>
          <table:table-cell table:style-name="ce403" table:formula="of:=SUM([.E79:.I79])" office:value-type="float" office:value="65704.1064453125" calcext:value-type="float">
            <text:p><text:s/>$65 704 </text:p>
          </table:table-cell>
          <table:table-cell/>
          <table:table-cell table:style-name="ce323" table:number-columns-repeated="1013"/>
        </table:table-row>
        <table:table-row table:style-name="ro31">
          <table:table-cell table:style-name="ce320"/>
          <table:table-cell table:style-name="ce330"/>
          <table:table-cell table:style-name="ce342" office:value-type="string" calcext:value-type="string">
            <text:p>Total Distribution</text:p>
          </table:table-cell>
          <table:table-cell table:style-name="ce362"/>
          <table:table-cell table:style-name="ce381" table:formula="of:=[.E79]+[.E73]+[.E68]" office:value-type="float" office:value="101361" calcext:value-type="float">
            <text:p><text:s/>$101 361 </text:p>
          </table:table-cell>
          <table:table-cell table:style-name="ce381" table:formula="of:=[.F79]+[.F73]+[.F68]" office:value-type="float" office:value="103895.025" calcext:value-type="float">
            <text:p><text:s/>$103 895 </text:p>
          </table:table-cell>
          <table:table-cell table:style-name="ce381" table:formula="of:=[.G79]+[.G73]+[.G68]" office:value-type="float" office:value="106492.400625" calcext:value-type="float">
            <text:p><text:s/>$106 492 </text:p>
          </table:table-cell>
          <table:table-cell table:style-name="ce381" table:formula="of:=[.H79]+[.H73]+[.H68]" office:value-type="float" office:value="109154.710640625" calcext:value-type="float">
            <text:p><text:s/>$109 155 </text:p>
          </table:table-cell>
          <table:table-cell table:style-name="ce381" table:formula="of:=[.I79]+[.I73]+[.I68]" office:value-type="float" office:value="111883.578406641" calcext:value-type="float">
            <text:p><text:s/>$111 884 </text:p>
          </table:table-cell>
          <table:table-cell table:style-name="ce381" table:formula="of:=SUM([.E80:.I80])" office:value-type="float" office:value="532786.714672266" calcext:value-type="float">
            <text:p><text:s/>$532 787 </text:p>
          </table:table-cell>
          <table:table-cell/>
          <table:table-cell table:style-name="ce320" table:number-columns-repeated="1013"/>
        </table:table-row>
        <table:table-row table:style-name="ro66">
          <table:table-cell/>
          <table:table-cell table:style-name="ce327" table:formula="of:=[$BenefitsID.S4]" office:value-type="string" office:string-value="Customer Service &amp; Order Mgt." calcext:value-type="string">
            <text:p>Customer Service &amp; Order Mgt.</text:p>
          </table:table-cell>
          <table:table-cell table:style-name="ce343"/>
          <table:table-cell table:style-name="ce363"/>
          <table:table-cell table:style-name="ce382"/>
          <table:table-cell table:style-name="ce375" table:number-columns-repeated="4"/>
          <table:table-cell table:style-name="ce401"/>
          <table:table-cell table:number-columns-repeated="1014"/>
        </table:table-row>
        <table:table-row table:style-name="ro3">
          <table:table-cell/>
          <table:table-cell table:style-name="ce330"/>
          <table:table-cell table:style-name="ce339" office:value-type="string" calcext:value-type="string">
            <text:p>Improvement in efficiency of personnel</text:p>
          </table:table-cell>
          <table:table-cell table:style-name="ce352"/>
          <table:table-cell table:style-name="ce376"/>
          <table:table-cell table:style-name="ce386" table:number-columns-repeated="4"/>
          <table:table-cell table:style-name="ce402"/>
          <table:table-cell table:number-columns-repeated="1014"/>
        </table:table-row>
        <table:table-row table:style-name="ro3">
          <table:table-cell/>
          <table:table-cell table:style-name="ce330"/>
          <table:table-cell table:style-name="ce340" office:value-type="string" calcext:value-type="string">
            <text:p>Est. avg improvement in C.S. &amp; O.M. worker productivity</text:p>
          </table:table-cell>
          <table:table-cell table:style-name="ce353" table:formula="of:=[$'Input Tornado'.D22]" office:value-type="percentage" office:value="0.1" calcext:value-type="percentage">
            <text:p>10%</text:p>
          </table:table-cell>
          <table:table-cell table:style-name="ce377"/>
          <table:table-cell table:style-name="ce126" table:formula="of:=[.$D83]" office:value-type="percentage" office:value="0.1" calcext:value-type="percentage">
            <text:p>10,0%</text:p>
          </table:table-cell>
          <table:table-cell table:style-name="ce126" table:formula="of:=[.$D83]" office:value-type="percentage" office:value="0.1" calcext:value-type="percentage">
            <text:p>10,0%</text:p>
          </table:table-cell>
          <table:table-cell table:style-name="ce126" table:formula="of:=[.$D83]" office:value-type="percentage" office:value="0.1" calcext:value-type="percentage">
            <text:p>10,0%</text:p>
          </table:table-cell>
          <table:table-cell table:style-name="ce126" table:formula="of:=[.$D83]" office:value-type="percentage" office:value="0.1" calcext:value-type="percentage">
            <text:p>10,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annual burdened cost of worker</text:p>
          </table:table-cell>
          <table:table-cell table:style-name="ce354" office:value-type="float" office:value="40000" calcext:value-type="float">
            <text:p><text:s/>$40 000 </text:p>
          </table:table-cell>
          <table:table-cell table:style-name="ce377"/>
          <table:table-cell table:style-name="ce387" table:formula="of:=[.D84]*(1+[$'Input Tornado'.D8])" office:value-type="float" office:value="41000" calcext:value-type="float">
            <text:p><text:s/>$41 000 </text:p>
          </table:table-cell>
          <table:table-cell table:style-name="ce387" table:formula="of:=[.F84]*(1+[$'CF &amp; ROI Analysis'.F12])" office:value-type="float" office:value="42025" calcext:value-type="float">
            <text:p><text:s/>$42 025 </text:p>
          </table:table-cell>
          <table:table-cell table:style-name="ce387" table:formula="of:=[.G84]*(1+[$'CF &amp; ROI Analysis'.G12])" office:value-type="float" office:value="43075.625" calcext:value-type="float">
            <text:p><text:s/>$43 076 </text:p>
          </table:table-cell>
          <table:table-cell table:style-name="ce387" table:formula="of:=[.H84]*(1+[$'CF &amp; ROI Analysis'.H12])" office:value-type="float" office:value="44152.515625" calcext:value-type="float">
            <text:p><text:s/>$44 153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vg annual number of workers in dept. using system</text:p>
          </table:table-cell>
          <table:table-cell table:style-name="ce355" office:value-type="float" office:value="10" calcext:value-type="float">
            <text:p><text:s/>10 </text:p>
          </table:table-cell>
          <table:table-cell table:style-name="ce377"/>
          <table:table-cell table:style-name="ce388" table:formula="of:=[.$D85]" office:value-type="float" office:value="10" calcext:value-type="float">
            <text:p><text:s/>10 </text:p>
          </table:table-cell>
          <table:table-cell table:style-name="ce388" table:formula="of:=[.$D85]" office:value-type="float" office:value="10" calcext:value-type="float">
            <text:p><text:s/>10 </text:p>
          </table:table-cell>
          <table:table-cell table:style-name="ce388" table:formula="of:=[.$D85]" office:value-type="float" office:value="10" calcext:value-type="float">
            <text:p><text:s/>10 </text:p>
          </table:table-cell>
          <table:table-cell table:style-name="ce388" table:formula="of:=[.$D85]" office:value-type="float" office:value="10" calcext:value-type="float">
            <text:p><text:s/>10 </text:p>
          </table:table-cell>
          <table:table-cell table:style-name="ce402"/>
          <table:table-cell table:number-columns-repeated="1014"/>
        </table:table-row>
        <table:table-row table:style-name="ro3">
          <table:table-cell table:style-name="ce322"/>
          <table:table-cell table:style-name="ce331"/>
          <table:table-cell table:style-name="ce341" office:value-type="string" calcext:value-type="string">
            <text:p>Annual Cost Savings</text:p>
          </table:table-cell>
          <table:table-cell table:style-name="ce356"/>
          <table:table-cell table:style-name="ce378" table:formula="of:=[.D83]*[.D84]*[.D85]" office:value-type="float" office:value="40000" calcext:value-type="float">
            <text:p><text:s/>$40 000 </text:p>
          </table:table-cell>
          <table:table-cell table:style-name="ce389" table:formula="of:=[.F83]*[.F84]*[.F85]" office:value-type="float" office:value="41000" calcext:value-type="float">
            <text:p><text:s/>$41 000 </text:p>
          </table:table-cell>
          <table:table-cell table:style-name="ce389" table:formula="of:=[.G83]*[.G84]*[.G85]" office:value-type="float" office:value="42025" calcext:value-type="float">
            <text:p><text:s/>$42 025 </text:p>
          </table:table-cell>
          <table:table-cell table:style-name="ce389" table:formula="of:=[.H83]*[.H84]*[.H85]" office:value-type="float" office:value="43075.625" calcext:value-type="float">
            <text:p><text:s/>$43 076 </text:p>
          </table:table-cell>
          <table:table-cell table:style-name="ce389" table:formula="of:=[.I83]*[.I84]*[.I85]" office:value-type="float" office:value="44152.515625" calcext:value-type="float">
            <text:p><text:s/>$44 153 </text:p>
          </table:table-cell>
          <table:table-cell table:style-name="ce403" table:formula="of:=SUM([.E86:.I86])" office:value-type="float" office:value="210253.140625" calcext:value-type="float">
            <text:p><text:s/>$210 253 </text:p>
          </table:table-cell>
          <table:table-cell/>
          <table:table-cell table:style-name="ce322" table:number-columns-repeated="1013"/>
        </table:table-row>
        <table:table-row table:style-name="ro3">
          <table:table-cell/>
          <table:table-cell table:style-name="ce330"/>
          <table:table-cell table:style-name="ce339" office:value-type="string" calcext:value-type="string">
            <text:p>Increased accuracy of orders</text:p>
          </table:table-cell>
          <table:table-cell table:style-name="ce352"/>
          <table:table-cell table:style-name="ce376"/>
          <table:table-cell table:style-name="ce394"/>
          <table:table-cell table:style-name="ce397" table:number-columns-repeated="3"/>
          <table:table-cell table:style-name="ce402"/>
          <table:table-cell table:number-columns-repeated="1014"/>
        </table:table-row>
        <table:table-row table:style-name="ro3">
          <table:table-cell/>
          <table:table-cell table:style-name="ce330"/>
          <table:table-cell table:style-name="ce340" office:value-type="string" calcext:value-type="string">
            <text:p>Actual avg annual # customer orders</text:p>
          </table:table-cell>
          <table:table-cell table:style-name="ce359" table:formula="of:=[$Revenue.D24]" office:value-type="float" office:value="2200" calcext:value-type="float">
            <text:p><text:s/>2 200 </text:p>
          </table:table-cell>
          <table:table-cell table:style-name="ce379"/>
          <table:table-cell table:style-name="ce346" table:formula="of:=[.$D88]" office:value-type="float" office:value="2200" calcext:value-type="float">
            <text:p><text:s/>2 200 </text:p>
          </table:table-cell>
          <table:table-cell table:style-name="ce346" table:formula="of:=[.$D88]" office:value-type="float" office:value="2200" calcext:value-type="float">
            <text:p><text:s/>2 200 </text:p>
          </table:table-cell>
          <table:table-cell table:style-name="ce346" table:formula="of:=[.$D88]" office:value-type="float" office:value="2200" calcext:value-type="float">
            <text:p><text:s/>2 200 </text:p>
          </table:table-cell>
          <table:table-cell table:style-name="ce346" table:formula="of:=[.$D88]" office:value-type="float" office:value="2200" calcext:value-type="float">
            <text:p><text:s/>2 200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vg annual % of orders that are incorrect</text:p>
          </table:table-cell>
          <table:table-cell table:style-name="ce365" office:value-type="percentage" office:value="0.1" calcext:value-type="percentage">
            <text:p>10%</text:p>
          </table:table-cell>
          <table:table-cell table:style-name="ce379"/>
          <table:table-cell table:style-name="ce126" table:formula="of:=[.$D89]" office:value-type="percentage" office:value="0.1" calcext:value-type="percentage">
            <text:p>10,0%</text:p>
          </table:table-cell>
          <table:table-cell table:style-name="ce126" table:formula="of:=[.$D89]" office:value-type="percentage" office:value="0.1" calcext:value-type="percentage">
            <text:p>10,0%</text:p>
          </table:table-cell>
          <table:table-cell table:style-name="ce126" table:formula="of:=[.$D89]" office:value-type="percentage" office:value="0.1" calcext:value-type="percentage">
            <text:p>10,0%</text:p>
          </table:table-cell>
          <table:table-cell table:style-name="ce126" table:formula="of:=[.$D89]" office:value-type="percentage" office:value="0.1" calcext:value-type="percentage">
            <text:p>10,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Est. % reduction of incorrect orders</text:p>
          </table:table-cell>
          <table:table-cell table:style-name="ce353" table:formula="of:=[$'Input Tornado'.D23]" office:value-type="percentage" office:value="0.5" calcext:value-type="percentage">
            <text:p>50%</text:p>
          </table:table-cell>
          <table:table-cell table:style-name="ce379"/>
          <table:table-cell table:style-name="ce49" table:formula="of:=[.$D90]" office:value-type="percentage" office:value="0.5" calcext:value-type="percentage">
            <text:p>50%</text:p>
          </table:table-cell>
          <table:table-cell table:style-name="ce49" table:formula="of:=[.$D90]" office:value-type="percentage" office:value="0.5" calcext:value-type="percentage">
            <text:p>50%</text:p>
          </table:table-cell>
          <table:table-cell table:style-name="ce49" table:formula="of:=[.$D90]" office:value-type="percentage" office:value="0.5" calcext:value-type="percentage">
            <text:p>50%</text:p>
          </table:table-cell>
          <table:table-cell table:style-name="ce49" table:formula="of:=[.$D90]" office:value-type="percentage" office:value="0.5" calcext:value-type="percentage">
            <text:p>5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 returns of incorrect orders</text:p>
          </table:table-cell>
          <table:table-cell table:style-name="ce365" office:value-type="percentage" office:value="0.85" calcext:value-type="percentage">
            <text:p>85%</text:p>
          </table:table-cell>
          <table:table-cell table:style-name="ce379"/>
          <table:table-cell table:style-name="ce49" table:formula="of:=[.$D91]" office:value-type="percentage" office:value="0.85" calcext:value-type="percentage">
            <text:p>85%</text:p>
          </table:table-cell>
          <table:table-cell table:style-name="ce49" table:formula="of:=[.$D91]" office:value-type="percentage" office:value="0.85" calcext:value-type="percentage">
            <text:p>85%</text:p>
          </table:table-cell>
          <table:table-cell table:style-name="ce49" table:formula="of:=[.$D91]" office:value-type="percentage" office:value="0.85" calcext:value-type="percentage">
            <text:p>85%</text:p>
          </table:table-cell>
          <table:table-cell table:style-name="ce49" table:formula="of:=[.$D91]" office:value-type="percentage" office:value="0.85" calcext:value-type="percentage">
            <text:p>85%</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vg cost to re-stock returns</text:p>
          </table:table-cell>
          <table:table-cell table:style-name="ce354" office:value-type="float" office:value="300" calcext:value-type="float">
            <text:p><text:s/>$300 </text:p>
          </table:table-cell>
          <table:table-cell table:style-name="ce379"/>
          <table:table-cell table:style-name="ce387" table:formula="of:=[.$D92]*(1+[$'CF &amp; ROI Analysis'.E12])" office:value-type="float" office:value="307.5" calcext:value-type="float">
            <text:p><text:s/>$308 </text:p>
          </table:table-cell>
          <table:table-cell table:style-name="ce387" table:formula="of:=[.F92]*(1+[$'CF &amp; ROI Analysis'.F12])" office:value-type="float" office:value="315.1875" calcext:value-type="float">
            <text:p><text:s/>$315 </text:p>
          </table:table-cell>
          <table:table-cell table:style-name="ce387" table:formula="of:=[.G92]*(1+[$'CF &amp; ROI Analysis'.G12])" office:value-type="float" office:value="323.0671875" calcext:value-type="float">
            <text:p><text:s/>$323 </text:p>
          </table:table-cell>
          <table:table-cell table:style-name="ce387" table:formula="of:=[.H92]*(1+[$'CF &amp; ROI Analysis'.H12])" office:value-type="float" office:value="331.1438671875" calcext:value-type="float">
            <text:p><text:s/>$331 </text:p>
          </table:table-cell>
          <table:table-cell table:style-name="ce402"/>
          <table:table-cell table:number-columns-repeated="1014"/>
        </table:table-row>
        <table:table-row table:style-name="ro3">
          <table:table-cell table:style-name="ce323"/>
          <table:table-cell table:style-name="ce331"/>
          <table:table-cell table:style-name="ce341" office:value-type="string" calcext:value-type="string">
            <text:p>Annual Cost Savings</text:p>
          </table:table-cell>
          <table:table-cell table:style-name="ce361"/>
          <table:table-cell table:style-name="ce380" table:formula="of:=[.D88]*[.D89]*[.D90]*[.D91]*[.D92]" office:value-type="float" office:value="28050" calcext:value-type="float">
            <text:p><text:s/>$28 050 </text:p>
          </table:table-cell>
          <table:table-cell table:style-name="ce389" table:formula="of:=[.F88]*[.F89]*[.F90]*[.F91]*[.F92]" office:value-type="float" office:value="28751.25" calcext:value-type="float">
            <text:p><text:s/>$28 751 </text:p>
          </table:table-cell>
          <table:table-cell table:style-name="ce389" table:formula="of:=[.G88]*[.G89]*[.G90]*[.G91]*[.G92]" office:value-type="float" office:value="29470.03125" calcext:value-type="float">
            <text:p><text:s/>$29 470 </text:p>
          </table:table-cell>
          <table:table-cell table:style-name="ce389" table:formula="of:=[.H88]*[.H89]*[.H90]*[.H91]*[.H92]" office:value-type="float" office:value="30206.78203125" calcext:value-type="float">
            <text:p><text:s/>$30 207 </text:p>
          </table:table-cell>
          <table:table-cell table:style-name="ce389" table:formula="of:=[.I88]*[.I89]*[.I90]*[.I91]*[.I92]" office:value-type="float" office:value="30961.9515820312" calcext:value-type="float">
            <text:p><text:s/>$30 962 </text:p>
          </table:table-cell>
          <table:table-cell table:style-name="ce403" table:formula="of:=SUM([.E93:.I93])" office:value-type="float" office:value="147440.014863281" calcext:value-type="float">
            <text:p><text:s/>$147 440 </text:p>
          </table:table-cell>
          <table:table-cell/>
          <table:table-cell table:style-name="ce323" table:number-columns-repeated="1013"/>
        </table:table-row>
        <table:table-row table:style-name="ro3">
          <table:table-cell/>
          <table:table-cell table:style-name="ce330"/>
          <table:table-cell table:style-name="ce339" office:value-type="string" calcext:value-type="string">
            <text:p>Decreased customer complaint calls</text:p>
          </table:table-cell>
          <table:table-cell table:style-name="ce352"/>
          <table:table-cell table:style-name="ce376"/>
          <table:table-cell table:style-name="ce394"/>
          <table:table-cell table:style-name="ce397" table:number-columns-repeated="3"/>
          <table:table-cell table:style-name="ce402"/>
          <table:table-cell table:number-columns-repeated="1014"/>
        </table:table-row>
        <table:table-row table:style-name="ro3">
          <table:table-cell/>
          <table:table-cell table:style-name="ce330"/>
          <table:table-cell table:style-name="ce340" office:value-type="string" calcext:value-type="string">
            <text:p>Actual avg annual # customer complaint calls</text:p>
          </table:table-cell>
          <table:table-cell table:style-name="ce355" office:value-type="float" office:value="5000" calcext:value-type="float">
            <text:p><text:s/>5 000 </text:p>
          </table:table-cell>
          <table:table-cell table:style-name="ce379"/>
          <table:table-cell table:style-name="ce346" table:formula="of:=[.$D95]" office:value-type="float" office:value="5000" calcext:value-type="float">
            <text:p><text:s/>5 000 </text:p>
          </table:table-cell>
          <table:table-cell table:style-name="ce346" table:formula="of:=[.$D95]" office:value-type="float" office:value="5000" calcext:value-type="float">
            <text:p><text:s/>5 000 </text:p>
          </table:table-cell>
          <table:table-cell table:style-name="ce346" table:formula="of:=[.$D95]" office:value-type="float" office:value="5000" calcext:value-type="float">
            <text:p><text:s/>5 000 </text:p>
          </table:table-cell>
          <table:table-cell table:style-name="ce346" table:formula="of:=[.$D95]" office:value-type="float" office:value="5000" calcext:value-type="float">
            <text:p><text:s/>5 000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Est. % reduction in complaint calls</text:p>
          </table:table-cell>
          <table:table-cell table:style-name="ce353" table:formula="of:=[$'Input Tornado'.D24]" office:value-type="percentage" office:value="0.5" calcext:value-type="percentage">
            <text:p>50%</text:p>
          </table:table-cell>
          <table:table-cell table:style-name="ce379"/>
          <table:table-cell table:style-name="ce49" table:formula="of:=[.$D96]" office:value-type="percentage" office:value="0.5" calcext:value-type="percentage">
            <text:p>50%</text:p>
          </table:table-cell>
          <table:table-cell table:style-name="ce49" table:formula="of:=[.$D96]" office:value-type="percentage" office:value="0.5" calcext:value-type="percentage">
            <text:p>50%</text:p>
          </table:table-cell>
          <table:table-cell table:style-name="ce49" table:formula="of:=[.$D96]" office:value-type="percentage" office:value="0.5" calcext:value-type="percentage">
            <text:p>50%</text:p>
          </table:table-cell>
          <table:table-cell table:style-name="ce49" table:formula="of:=[.$D96]" office:value-type="percentage" office:value="0.5" calcext:value-type="percentage">
            <text:p>5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vg cost per complaint call</text:p>
          </table:table-cell>
          <table:table-cell table:style-name="ce354" office:value-type="float" office:value="25" calcext:value-type="float">
            <text:p><text:s/>$25 </text:p>
          </table:table-cell>
          <table:table-cell table:style-name="ce379"/>
          <table:table-cell table:style-name="ce392" table:formula="of:=[.D97]*(1+[$'CF &amp; ROI Analysis'.E12])" office:value-type="float" office:value="25.625" calcext:value-type="float">
            <text:p><text:s/>$25,63 </text:p>
          </table:table-cell>
          <table:table-cell table:style-name="ce392" table:formula="of:=[.F97]*(1+[$'CF &amp; ROI Analysis'.F12])" office:value-type="float" office:value="26.265625" calcext:value-type="float">
            <text:p><text:s/>$26,27 </text:p>
          </table:table-cell>
          <table:table-cell table:style-name="ce392" table:formula="of:=[.G97]*(1+[$'CF &amp; ROI Analysis'.G12])" office:value-type="float" office:value="26.922265625" calcext:value-type="float">
            <text:p><text:s/>$26,92 </text:p>
          </table:table-cell>
          <table:table-cell table:style-name="ce392" table:formula="of:=[.H97]*(1+[$'CF &amp; ROI Analysis'.H12])" office:value-type="float" office:value="27.595322265625" calcext:value-type="float">
            <text:p><text:s/>$27,60 </text:p>
          </table:table-cell>
          <table:table-cell table:style-name="ce402"/>
          <table:table-cell table:number-columns-repeated="1014"/>
        </table:table-row>
        <table:table-row table:style-name="ro3">
          <table:table-cell table:style-name="ce323"/>
          <table:table-cell table:style-name="ce331"/>
          <table:table-cell table:style-name="ce341" office:value-type="string" calcext:value-type="string">
            <text:p>Annual Cost Savings</text:p>
          </table:table-cell>
          <table:table-cell table:style-name="ce361"/>
          <table:table-cell table:style-name="ce380" table:formula="of:=[.D95]*[.D96]*[.D97]" office:value-type="float" office:value="62500" calcext:value-type="float">
            <text:p><text:s/>$62 500 </text:p>
          </table:table-cell>
          <table:table-cell table:style-name="ce389" table:formula="of:=[.F95]*[.F96]*[.F97]" office:value-type="float" office:value="64062.5" calcext:value-type="float">
            <text:p><text:s/>$64 063 </text:p>
          </table:table-cell>
          <table:table-cell table:style-name="ce389" table:formula="of:=[.G95]*[.G96]*[.G97]" office:value-type="float" office:value="65664.0625" calcext:value-type="float">
            <text:p><text:s/>$65 664 </text:p>
          </table:table-cell>
          <table:table-cell table:style-name="ce389" table:formula="of:=[.H95]*[.H96]*[.H97]" office:value-type="float" office:value="67305.6640625" calcext:value-type="float">
            <text:p><text:s/>$67 306 </text:p>
          </table:table-cell>
          <table:table-cell table:style-name="ce389" table:formula="of:=[.I95]*[.I96]*[.I97]" office:value-type="float" office:value="68988.3056640625" calcext:value-type="float">
            <text:p><text:s/>$68 988 </text:p>
          </table:table-cell>
          <table:table-cell table:style-name="ce403" table:formula="of:=SUM([.E98:.I98])" office:value-type="float" office:value="328520.532226562" calcext:value-type="float">
            <text:p><text:s/>$328 521 </text:p>
          </table:table-cell>
          <table:table-cell/>
          <table:table-cell table:style-name="ce323" table:number-columns-repeated="1013"/>
        </table:table-row>
        <table:table-row table:style-name="ro31">
          <table:table-cell table:style-name="ce320"/>
          <table:table-cell table:style-name="ce330"/>
          <table:table-cell table:style-name="ce342" office:value-type="string" calcext:value-type="string">
            <text:p>Total Customer Service / Admin.</text:p>
          </table:table-cell>
          <table:table-cell table:style-name="ce362"/>
          <table:table-cell table:style-name="ce381" table:formula="of:=[.E93]+[.E86]+[.E98]" office:value-type="float" office:value="130550" calcext:value-type="float">
            <text:p><text:s/>$130 550 </text:p>
          </table:table-cell>
          <table:table-cell table:style-name="ce381" table:formula="of:=[.F93]+[.F86]+[.F98]" office:value-type="float" office:value="133813.75" calcext:value-type="float">
            <text:p><text:s/>$133 814 </text:p>
          </table:table-cell>
          <table:table-cell table:style-name="ce381" table:formula="of:=[.G93]+[.G86]+[.G98]" office:value-type="float" office:value="137159.09375" calcext:value-type="float">
            <text:p><text:s/>$137 159 </text:p>
          </table:table-cell>
          <table:table-cell table:style-name="ce381" table:formula="of:=[.H93]+[.H86]+[.H98]" office:value-type="float" office:value="140588.07109375" calcext:value-type="float">
            <text:p><text:s/>$140 588 </text:p>
          </table:table-cell>
          <table:table-cell table:style-name="ce381" table:formula="of:=[.I93]+[.I86]+[.I98]" office:value-type="float" office:value="144102.772871094" calcext:value-type="float">
            <text:p><text:s/>$144 103 </text:p>
          </table:table-cell>
          <table:table-cell table:style-name="ce381" table:formula="of:=SUM([.E99:.I99])" office:value-type="float" office:value="686213.687714844" calcext:value-type="float">
            <text:p><text:s/>$686 214 </text:p>
          </table:table-cell>
          <table:table-cell table:style-name="ce320" table:number-columns-repeated="1014"/>
        </table:table-row>
        <table:table-row table:style-name="ro66">
          <table:table-cell/>
          <table:table-cell table:style-name="ce327" table:formula="of:=[$BenefitsID.T4]" office:value-type="string" office:string-value="Information Systems" calcext:value-type="string">
            <text:p>Information Systems</text:p>
          </table:table-cell>
          <table:table-cell table:style-name="ce343"/>
          <table:table-cell table:style-name="ce363"/>
          <table:table-cell table:style-name="ce382"/>
          <table:table-cell table:style-name="ce375" table:number-columns-repeated="4"/>
          <table:table-cell table:style-name="ce401"/>
          <table:table-cell table:number-columns-repeated="1014"/>
        </table:table-row>
        <table:table-row table:style-name="ro3">
          <table:table-cell/>
          <table:table-cell table:style-name="ce330"/>
          <table:table-cell table:style-name="ce339" office:value-type="string" calcext:value-type="string">
            <text:p>Improvement in efficiency of personnel</text:p>
          </table:table-cell>
          <table:table-cell table:style-name="ce352"/>
          <table:table-cell table:style-name="ce376"/>
          <table:table-cell table:style-name="ce394"/>
          <table:table-cell table:style-name="ce397" table:number-columns-repeated="3"/>
          <table:table-cell table:style-name="ce402"/>
          <table:table-cell table:number-columns-repeated="1014"/>
        </table:table-row>
        <table:table-row table:style-name="ro3">
          <table:table-cell/>
          <table:table-cell table:style-name="ce330"/>
          <table:table-cell table:style-name="ce340" office:value-type="string" calcext:value-type="string">
            <text:p>Est. avg improvement in IS worker productivity</text:p>
          </table:table-cell>
          <table:table-cell table:style-name="ce365" office:value-type="percentage" office:value="0.1" calcext:value-type="percentage">
            <text:p>10%</text:p>
          </table:table-cell>
          <table:table-cell table:style-name="ce377"/>
          <table:table-cell table:style-name="ce126" table:formula="of:=[.$D102]" office:value-type="percentage" office:value="0.1" calcext:value-type="percentage">
            <text:p>10,0%</text:p>
          </table:table-cell>
          <table:table-cell table:style-name="ce126" table:formula="of:=[.$D102]" office:value-type="percentage" office:value="0.1" calcext:value-type="percentage">
            <text:p>10,0%</text:p>
          </table:table-cell>
          <table:table-cell table:style-name="ce126" table:formula="of:=[.$D102]" office:value-type="percentage" office:value="0.1" calcext:value-type="percentage">
            <text:p>10,0%</text:p>
          </table:table-cell>
          <table:table-cell table:style-name="ce126" table:formula="of:=[.$D102]" office:value-type="percentage" office:value="0.1" calcext:value-type="percentage">
            <text:p>10,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avg burdened cost of worker</text:p>
          </table:table-cell>
          <table:table-cell table:style-name="ce354" office:value-type="float" office:value="40000" calcext:value-type="float">
            <text:p><text:s/>$40 000 </text:p>
          </table:table-cell>
          <table:table-cell table:style-name="ce377"/>
          <table:table-cell table:style-name="ce387" table:formula="of:=[.D103]*(1+[$'Input Tornado'.D8])" office:value-type="float" office:value="41000" calcext:value-type="float">
            <text:p><text:s/>$41 000 </text:p>
          </table:table-cell>
          <table:table-cell table:style-name="ce387" table:formula="of:=[.F103]*(1+[$'CF &amp; ROI Analysis'.F12])" office:value-type="float" office:value="42025" calcext:value-type="float">
            <text:p><text:s/>$42 025 </text:p>
          </table:table-cell>
          <table:table-cell table:style-name="ce387" table:formula="of:=[.G103]*(1+[$'CF &amp; ROI Analysis'.G12])" office:value-type="float" office:value="43075.625" calcext:value-type="float">
            <text:p><text:s/>$43 076 </text:p>
          </table:table-cell>
          <table:table-cell table:style-name="ce387" table:formula="of:=[.H103]*(1+[$'CF &amp; ROI Analysis'.H12])" office:value-type="float" office:value="44152.515625" calcext:value-type="float">
            <text:p><text:s/>$44 153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vg annual number of workers in dept. using system</text:p>
          </table:table-cell>
          <table:table-cell table:style-name="ce355" office:value-type="float" office:value="10" calcext:value-type="float">
            <text:p><text:s/>10 </text:p>
          </table:table-cell>
          <table:table-cell table:style-name="ce377"/>
          <table:table-cell table:style-name="ce388" table:formula="of:=[.$D104]" office:value-type="float" office:value="10" calcext:value-type="float">
            <text:p><text:s/>10 </text:p>
          </table:table-cell>
          <table:table-cell table:style-name="ce388" table:formula="of:=[.$D104]" office:value-type="float" office:value="10" calcext:value-type="float">
            <text:p><text:s/>10 </text:p>
          </table:table-cell>
          <table:table-cell table:style-name="ce388" table:formula="of:=[.$D104]" office:value-type="float" office:value="10" calcext:value-type="float">
            <text:p><text:s/>10 </text:p>
          </table:table-cell>
          <table:table-cell table:style-name="ce388" table:formula="of:=[.$D104]" office:value-type="float" office:value="10" calcext:value-type="float">
            <text:p><text:s/>10 </text:p>
          </table:table-cell>
          <table:table-cell table:style-name="ce402"/>
          <table:table-cell table:number-columns-repeated="1014"/>
        </table:table-row>
        <table:table-row table:style-name="ro3">
          <table:table-cell table:style-name="ce322"/>
          <table:table-cell table:style-name="ce331"/>
          <table:table-cell table:style-name="ce341" office:value-type="string" calcext:value-type="string">
            <text:p>Annual Cost Savings</text:p>
          </table:table-cell>
          <table:table-cell table:style-name="ce356"/>
          <table:table-cell table:style-name="ce378" table:formula="of:=[.D102]*[.D103]*[.D104]" office:value-type="float" office:value="40000" calcext:value-type="float">
            <text:p><text:s/>$40 000 </text:p>
          </table:table-cell>
          <table:table-cell table:style-name="ce389" table:formula="of:=[.F102]*[.F103]*[.F104]" office:value-type="float" office:value="41000" calcext:value-type="float">
            <text:p><text:s/>$41 000 </text:p>
          </table:table-cell>
          <table:table-cell table:style-name="ce389" table:formula="of:=[.G102]*[.G103]*[.G104]" office:value-type="float" office:value="42025" calcext:value-type="float">
            <text:p><text:s/>$42 025 </text:p>
          </table:table-cell>
          <table:table-cell table:style-name="ce389" table:formula="of:=[.H102]*[.H103]*[.H104]" office:value-type="float" office:value="43075.625" calcext:value-type="float">
            <text:p><text:s/>$43 076 </text:p>
          </table:table-cell>
          <table:table-cell table:style-name="ce389" table:formula="of:=[.I102]*[.I103]*[.I104]" office:value-type="float" office:value="44152.515625" calcext:value-type="float">
            <text:p><text:s/>$44 153 </text:p>
          </table:table-cell>
          <table:table-cell table:style-name="ce403" table:formula="of:=SUM([.E105:.I105])" office:value-type="float" office:value="210253.140625" calcext:value-type="float">
            <text:p><text:s/>$210 253 </text:p>
          </table:table-cell>
          <table:table-cell/>
          <table:table-cell table:style-name="ce322" table:number-columns-repeated="1013"/>
        </table:table-row>
        <table:table-row table:style-name="ro3">
          <table:table-cell/>
          <table:table-cell table:style-name="ce330"/>
          <table:table-cell table:style-name="ce339" office:value-type="string" calcext:value-type="string">
            <text:p>Reduction in maintenance costs (consolidation)</text:p>
          </table:table-cell>
          <table:table-cell table:style-name="ce352"/>
          <table:table-cell table:style-name="ce376"/>
          <table:table-cell table:style-name="ce394"/>
          <table:table-cell table:style-name="ce49" table:number-columns-repeated="3"/>
          <table:table-cell table:style-name="ce402"/>
          <table:table-cell table:number-columns-repeated="1014"/>
        </table:table-row>
        <table:table-row table:style-name="ro3">
          <table:table-cell/>
          <table:table-cell table:style-name="ce330"/>
          <table:table-cell table:style-name="ce340" office:value-type="string" calcext:value-type="string">
            <text:p>Est. # decommissioned systems</text:p>
          </table:table-cell>
          <table:table-cell table:style-name="ce367" table:formula="of:=[$'Input Tornado'.D25]" office:value-type="float" office:value="3" calcext:value-type="float">
            <text:p>3</text:p>
          </table:table-cell>
          <table:table-cell table:style-name="ce379"/>
          <table:table-cell table:style-name="ce346" table:formula="of:=[.$D107]" office:value-type="float" office:value="3" calcext:value-type="float">
            <text:p><text:s/>3 </text:p>
          </table:table-cell>
          <table:table-cell table:style-name="ce346" table:formula="of:=[.$D107]" office:value-type="float" office:value="3" calcext:value-type="float">
            <text:p><text:s/>3 </text:p>
          </table:table-cell>
          <table:table-cell table:style-name="ce346" table:formula="of:=[.$D107]" office:value-type="float" office:value="3" calcext:value-type="float">
            <text:p><text:s/>3 </text:p>
          </table:table-cell>
          <table:table-cell table:style-name="ce346" table:formula="of:=[.$D107]" office:value-type="float" office:value="3" calcext:value-type="float">
            <text:p><text:s/>3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annual cost of software maintenance contracts per system</text:p>
          </table:table-cell>
          <table:table-cell table:style-name="ce354" office:value-type="float" office:value="10000" calcext:value-type="float">
            <text:p><text:s/>$10 000 </text:p>
          </table:table-cell>
          <table:table-cell table:style-name="ce379"/>
          <table:table-cell table:style-name="ce346" table:formula="of:=[.D108]*(1+[$'Input Tornado'.D8])" office:value-type="float" office:value="10250" calcext:value-type="float">
            <text:p><text:s/>10 250 </text:p>
          </table:table-cell>
          <table:table-cell table:style-name="ce346" table:formula="of:=[.F108]*(1+[$'CF &amp; ROI Analysis'.F12])" office:value-type="float" office:value="10506.25" calcext:value-type="float">
            <text:p><text:s/>10 506 </text:p>
          </table:table-cell>
          <table:table-cell table:style-name="ce346" table:formula="of:=[.G108]*(1+[$'CF &amp; ROI Analysis'.G12])" office:value-type="float" office:value="10768.90625" calcext:value-type="float">
            <text:p><text:s/>10 769 </text:p>
          </table:table-cell>
          <table:table-cell table:style-name="ce346" table:formula="of:=[.H108]*(1+[$'CF &amp; ROI Analysis'.H12])" office:value-type="float" office:value="11038.12890625" calcext:value-type="float">
            <text:p><text:s/>11 038 </text:p>
          </table:table-cell>
          <table:table-cell table:style-name="ce402"/>
          <table:table-cell table:number-columns-repeated="1014"/>
        </table:table-row>
        <table:table-row table:style-name="ro40">
          <table:table-cell/>
          <table:table-cell table:style-name="ce330"/>
          <table:table-cell table:style-name="ce340" office:value-type="string" calcext:value-type="string">
            <text:p>Actual annual cost of hardware maintenance contracts per system</text:p>
          </table:table-cell>
          <table:table-cell table:style-name="ce354" office:value-type="float" office:value="30000" calcext:value-type="float">
            <text:p><text:s/>$30 000 </text:p>
          </table:table-cell>
          <table:table-cell table:style-name="ce379"/>
          <table:table-cell table:style-name="ce387" table:formula="of:=[.D109]*(1+[$'CF &amp; ROI Analysis'.E12])" office:value-type="float" office:value="30750" calcext:value-type="float">
            <text:p><text:s/>$30 750 </text:p>
          </table:table-cell>
          <table:table-cell table:style-name="ce387" table:formula="of:=[.F109]*(1+[$'CF &amp; ROI Analysis'.F12])" office:value-type="float" office:value="31518.75" calcext:value-type="float">
            <text:p><text:s/>$31 519 </text:p>
          </table:table-cell>
          <table:table-cell table:style-name="ce387" table:formula="of:=[.G109]*(1+[$'CF &amp; ROI Analysis'.G12])" office:value-type="float" office:value="32306.71875" calcext:value-type="float">
            <text:p><text:s/>$32 307 </text:p>
          </table:table-cell>
          <table:table-cell table:style-name="ce387" table:formula="of:=[.H109]*(1+[$'CF &amp; ROI Analysis'.H12])" office:value-type="float" office:value="33114.38671875" calcext:value-type="float">
            <text:p><text:s/>$33 114 </text:p>
          </table:table-cell>
          <table:table-cell table:style-name="ce402"/>
          <table:table-cell table:number-columns-repeated="1014"/>
        </table:table-row>
        <table:table-row table:style-name="ro3">
          <table:table-cell table:style-name="ce323"/>
          <table:table-cell table:style-name="ce331"/>
          <table:table-cell table:style-name="ce341" office:value-type="string" calcext:value-type="string">
            <text:p>Annual Cost Savings</text:p>
          </table:table-cell>
          <table:table-cell table:style-name="ce361"/>
          <table:table-cell table:style-name="ce380" table:formula="of:=[.D107]*([.D108]+[.D109])" office:value-type="float" office:value="120000" calcext:value-type="float">
            <text:p><text:s/>$120 000 </text:p>
          </table:table-cell>
          <table:table-cell table:style-name="ce389" table:formula="of:=[.F107]*([.F108]+[.F109])" office:value-type="float" office:value="123000" calcext:value-type="float">
            <text:p><text:s/>$123 000 </text:p>
          </table:table-cell>
          <table:table-cell table:style-name="ce389" table:formula="of:=[.G107]*([.G108]+[.G109])" office:value-type="float" office:value="126075" calcext:value-type="float">
            <text:p><text:s/>$126 075 </text:p>
          </table:table-cell>
          <table:table-cell table:style-name="ce389" table:formula="of:=[.H107]*([.H108]+[.H109])" office:value-type="float" office:value="129226.875" calcext:value-type="float">
            <text:p><text:s/>$129 227 </text:p>
          </table:table-cell>
          <table:table-cell table:style-name="ce389" table:formula="of:=[.I107]*([.I108]+[.I109])" office:value-type="float" office:value="132457.546875" calcext:value-type="float">
            <text:p><text:s/>$132 458 </text:p>
          </table:table-cell>
          <table:table-cell table:style-name="ce403" table:formula="of:=SUM([.E110:.I110])" office:value-type="float" office:value="630759.421875" calcext:value-type="float">
            <text:p><text:s/>$630 759 </text:p>
          </table:table-cell>
          <table:table-cell/>
          <table:table-cell table:style-name="ce323" table:number-columns-repeated="1013"/>
        </table:table-row>
        <table:table-row table:style-name="ro31">
          <table:table-cell table:style-name="ce320"/>
          <table:table-cell table:style-name="ce330"/>
          <table:table-cell table:style-name="ce342" office:value-type="string" calcext:value-type="string">
            <text:p>Total Information Systems</text:p>
          </table:table-cell>
          <table:table-cell table:style-name="ce362"/>
          <table:table-cell table:style-name="ce381" table:formula="of:=SUM([.E101:.E110])" office:value-type="float" office:value="160000" calcext:value-type="float">
            <text:p><text:s/>$160 000 </text:p>
          </table:table-cell>
          <table:table-cell table:style-name="ce381" table:formula="of:=[.F110]+[.F105]" office:value-type="float" office:value="164000" calcext:value-type="float">
            <text:p><text:s/>$164 000 </text:p>
          </table:table-cell>
          <table:table-cell table:style-name="ce381" table:formula="of:=[.G110]+[.G105]" office:value-type="float" office:value="168100" calcext:value-type="float">
            <text:p><text:s/>$168 100 </text:p>
          </table:table-cell>
          <table:table-cell table:style-name="ce381" table:formula="of:=[.H110]+[.H105]" office:value-type="float" office:value="172302.5" calcext:value-type="float">
            <text:p><text:s/>$172 303 </text:p>
          </table:table-cell>
          <table:table-cell table:style-name="ce381" table:formula="of:=[.I110]+[.I105]" office:value-type="float" office:value="176610.0625" calcext:value-type="float">
            <text:p><text:s/>$176 610 </text:p>
          </table:table-cell>
          <table:table-cell table:style-name="ce381" table:formula="of:=SUM([.E111:.I111])" office:value-type="float" office:value="841012.5625" calcext:value-type="float">
            <text:p><text:s/>$841 013 </text:p>
          </table:table-cell>
          <table:table-cell/>
          <table:table-cell table:style-name="ce320" table:number-columns-repeated="1013"/>
        </table:table-row>
        <table:table-row table:style-name="ro67">
          <table:table-cell/>
          <table:table-cell table:style-name="ce327" table:formula="of:=[$BenefitsID.U4]" office:value-type="string" office:string-value="Finance/ Accounting" calcext:value-type="string">
            <text:p>Finance/ Accounting</text:p>
          </table:table-cell>
          <table:table-cell table:style-name="ce343"/>
          <table:table-cell table:style-name="ce363"/>
          <table:table-cell table:style-name="ce382"/>
          <table:table-cell table:style-name="ce375" table:number-columns-repeated="4"/>
          <table:table-cell table:style-name="ce401"/>
          <table:table-cell table:number-columns-repeated="1014"/>
        </table:table-row>
        <table:table-row table:style-name="ro3">
          <table:table-cell/>
          <table:table-cell table:style-name="ce330"/>
          <table:table-cell table:style-name="ce339" office:value-type="string" calcext:value-type="string">
            <text:p>Improvement in efficiency of personnel</text:p>
          </table:table-cell>
          <table:table-cell table:style-name="ce352"/>
          <table:table-cell table:style-name="ce376"/>
          <table:table-cell table:style-name="ce394"/>
          <table:table-cell table:style-name="ce397" table:number-columns-repeated="3"/>
          <table:table-cell table:style-name="ce402"/>
          <table:table-cell table:number-columns-repeated="1014"/>
        </table:table-row>
        <table:table-row table:style-name="ro3">
          <table:table-cell/>
          <table:table-cell table:style-name="ce330"/>
          <table:table-cell table:style-name="ce340" office:value-type="string" calcext:value-type="string">
            <text:p>Est. avg improvement in Finance worker productivity</text:p>
          </table:table-cell>
          <table:table-cell table:style-name="ce353" table:formula="of:=[$'Input Tornado'.D26]" office:value-type="percentage" office:value="0.1" calcext:value-type="percentage">
            <text:p>10%</text:p>
          </table:table-cell>
          <table:table-cell table:style-name="ce377"/>
          <table:table-cell table:style-name="ce126" table:formula="of:=[.$D114]" office:value-type="percentage" office:value="0.1" calcext:value-type="percentage">
            <text:p>10,0%</text:p>
          </table:table-cell>
          <table:table-cell table:style-name="ce126" table:formula="of:=[.$D114]" office:value-type="percentage" office:value="0.1" calcext:value-type="percentage">
            <text:p>10,0%</text:p>
          </table:table-cell>
          <table:table-cell table:style-name="ce126" table:formula="of:=[.$D114]" office:value-type="percentage" office:value="0.1" calcext:value-type="percentage">
            <text:p>10,0%</text:p>
          </table:table-cell>
          <table:table-cell table:style-name="ce126" table:formula="of:=[.$D114]" office:value-type="percentage" office:value="0.1" calcext:value-type="percentage">
            <text:p>10,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annual burdened cost of worker</text:p>
          </table:table-cell>
          <table:table-cell table:style-name="ce354" office:value-type="float" office:value="40000" calcext:value-type="float">
            <text:p><text:s/>$40 000 </text:p>
          </table:table-cell>
          <table:table-cell table:style-name="ce377"/>
          <table:table-cell table:style-name="ce387" table:formula="of:=[.D115]*(1+[$'CF &amp; ROI Analysis'.E12])" office:value-type="float" office:value="41000" calcext:value-type="float">
            <text:p><text:s/>$41 000 </text:p>
          </table:table-cell>
          <table:table-cell table:style-name="ce387" table:formula="of:=[.F115]*(1+[$'CF &amp; ROI Analysis'.F12])" office:value-type="float" office:value="42025" calcext:value-type="float">
            <text:p><text:s/>$42 025 </text:p>
          </table:table-cell>
          <table:table-cell table:style-name="ce387" table:formula="of:=[.G115]*(1+[$'CF &amp; ROI Analysis'.G12])" office:value-type="float" office:value="43075.625" calcext:value-type="float">
            <text:p><text:s/>$43 076 </text:p>
          </table:table-cell>
          <table:table-cell table:style-name="ce387" table:formula="of:=[.H115]*(1+[$'CF &amp; ROI Analysis'.H12])" office:value-type="float" office:value="44152.515625" calcext:value-type="float">
            <text:p><text:s/>$44 153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vg annual number of workers in dept. using system</text:p>
          </table:table-cell>
          <table:table-cell table:style-name="ce355" office:value-type="float" office:value="10" calcext:value-type="float">
            <text:p><text:s/>10 </text:p>
          </table:table-cell>
          <table:table-cell table:style-name="ce377"/>
          <table:table-cell table:style-name="ce388" table:formula="of:=[.$D116]" office:value-type="float" office:value="10" calcext:value-type="float">
            <text:p><text:s/>10 </text:p>
          </table:table-cell>
          <table:table-cell table:style-name="ce388" table:formula="of:=[.$D116]" office:value-type="float" office:value="10" calcext:value-type="float">
            <text:p><text:s/>10 </text:p>
          </table:table-cell>
          <table:table-cell table:style-name="ce388" table:formula="of:=[.$D116]" office:value-type="float" office:value="10" calcext:value-type="float">
            <text:p><text:s/>10 </text:p>
          </table:table-cell>
          <table:table-cell table:style-name="ce388" table:formula="of:=[.$D116]" office:value-type="float" office:value="10" calcext:value-type="float">
            <text:p><text:s/>10 </text:p>
          </table:table-cell>
          <table:table-cell table:style-name="ce402"/>
          <table:table-cell table:number-columns-repeated="1014"/>
        </table:table-row>
        <table:table-row table:style-name="ro3">
          <table:table-cell table:style-name="ce322"/>
          <table:table-cell table:style-name="ce331"/>
          <table:table-cell table:style-name="ce341" office:value-type="string" calcext:value-type="string">
            <text:p>Annual Cost Savings</text:p>
          </table:table-cell>
          <table:table-cell table:style-name="ce356"/>
          <table:table-cell table:style-name="ce378" table:formula="of:=[.D114]*[.D115]*[.D116]" office:value-type="float" office:value="40000" calcext:value-type="float">
            <text:p><text:s/>$40 000 </text:p>
          </table:table-cell>
          <table:table-cell table:style-name="ce389" table:formula="of:=[.F114]*[.F115]*[.F116]" office:value-type="float" office:value="41000" calcext:value-type="float">
            <text:p><text:s/>$41 000 </text:p>
          </table:table-cell>
          <table:table-cell table:style-name="ce389" table:formula="of:=[.G114]*[.G115]*[.G116]" office:value-type="float" office:value="42025" calcext:value-type="float">
            <text:p><text:s/>$42 025 </text:p>
          </table:table-cell>
          <table:table-cell table:style-name="ce389" table:formula="of:=[.H114]*[.H115]*[.H116]" office:value-type="float" office:value="43075.625" calcext:value-type="float">
            <text:p><text:s/>$43 076 </text:p>
          </table:table-cell>
          <table:table-cell table:style-name="ce389" table:formula="of:=[.I114]*[.I115]*[.I116]" office:value-type="float" office:value="44152.515625" calcext:value-type="float">
            <text:p><text:s/>$44 153 </text:p>
          </table:table-cell>
          <table:table-cell table:style-name="ce403" table:formula="of:=SUM([.E117:.I117])" office:value-type="float" office:value="210253.140625" calcext:value-type="float">
            <text:p><text:s/>$210 253 </text:p>
          </table:table-cell>
          <table:table-cell/>
          <table:table-cell table:style-name="ce322" table:number-columns-repeated="1013"/>
        </table:table-row>
        <table:table-row table:style-name="ro3">
          <table:table-cell/>
          <table:table-cell table:style-name="ce330"/>
          <table:table-cell table:style-name="ce339" office:value-type="string" calcext:value-type="string">
            <text:p>Placeholder</text:p>
          </table:table-cell>
          <table:table-cell table:style-name="ce352"/>
          <table:table-cell table:style-name="ce376"/>
          <table:table-cell table:style-name="ce394"/>
          <table:table-cell table:style-name="ce49" table:number-columns-repeated="3"/>
          <table:table-cell table:style-name="ce402"/>
          <table:table-cell table:number-columns-repeated="1014"/>
        </table:table-row>
        <table:table-row table:style-name="ro3">
          <table:table-cell/>
          <table:table-cell table:style-name="ce330"/>
          <table:table-cell table:style-name="ce340" office:value-type="string" calcext:value-type="string">
            <text:p>Actual</text:p>
          </table:table-cell>
          <table:table-cell table:style-name="ce364" office:value-type="float" office:value="0" calcext:value-type="float">
            <text:p>0</text:p>
          </table:table-cell>
          <table:table-cell table:style-name="ce379"/>
          <table:table-cell table:style-name="ce346" table:formula="of:=[.$D119]" office:value-type="float" office:value="0" calcext:value-type="float">
            <text:p><text:s/>- <text:s text:c="2"/></text:p>
          </table:table-cell>
          <table:table-cell table:style-name="ce346" table:formula="of:=[.$D119]" office:value-type="float" office:value="0" calcext:value-type="float">
            <text:p><text:s/>- <text:s text:c="2"/></text:p>
          </table:table-cell>
          <table:table-cell table:style-name="ce346" table:formula="of:=[.$D119]" office:value-type="float" office:value="0" calcext:value-type="float">
            <text:p><text:s/>- <text:s text:c="2"/></text:p>
          </table:table-cell>
          <table:table-cell table:style-name="ce346" table:formula="of:=[.$D119]" office:value-type="float" office:value="0" calcext:value-type="float">
            <text:p><text:s/>- <text:s text:c="2"/></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text:p>
          </table:table-cell>
          <table:table-cell table:style-name="ce355" office:value-type="float" office:value="10" calcext:value-type="float">
            <text:p><text:s/>10 </text:p>
          </table:table-cell>
          <table:table-cell table:style-name="ce379"/>
          <table:table-cell table:style-name="ce346" table:formula="of:=[.$D120]" office:value-type="float" office:value="10" calcext:value-type="float">
            <text:p><text:s/>10 </text:p>
          </table:table-cell>
          <table:table-cell table:style-name="ce346" table:formula="of:=[.$D120]" office:value-type="float" office:value="10" calcext:value-type="float">
            <text:p><text:s/>10 </text:p>
          </table:table-cell>
          <table:table-cell table:style-name="ce346" table:formula="of:=[.$D120]" office:value-type="float" office:value="10" calcext:value-type="float">
            <text:p><text:s/>10 </text:p>
          </table:table-cell>
          <table:table-cell table:style-name="ce346" table:formula="of:=[.$D120]" office:value-type="float" office:value="10" calcext:value-type="float">
            <text:p><text:s/>10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Estimate </text:p>
          </table:table-cell>
          <table:table-cell table:style-name="ce365" office:value-type="percentage" office:value="0.1" calcext:value-type="percentage">
            <text:p>10%</text:p>
          </table:table-cell>
          <table:table-cell table:style-name="ce379"/>
          <table:table-cell table:style-name="ce49" table:formula="of:=[.$D121]*[.F118]" office:value-type="percentage" office:value="0" calcext:value-type="percentage">
            <text:p>0%</text:p>
          </table:table-cell>
          <table:table-cell table:style-name="ce49" table:formula="of:=[.$D121]*[.G118]" office:value-type="percentage" office:value="0" calcext:value-type="percentage">
            <text:p>0%</text:p>
          </table:table-cell>
          <table:table-cell table:style-name="ce49" table:formula="of:=[.$D121]*[.H118]" office:value-type="percentage" office:value="0" calcext:value-type="percentage">
            <text:p>0%</text:p>
          </table:table-cell>
          <table:table-cell table:style-name="ce49" table:formula="of:=[.$D121]*[.I118]" office:value-type="percentage" office:value="0" calcext:value-type="percentage">
            <text:p>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text:p>
          </table:table-cell>
          <table:table-cell table:style-name="ce354" office:value-type="float" office:value="30000" calcext:value-type="float">
            <text:p><text:s/>$30 000 </text:p>
          </table:table-cell>
          <table:table-cell table:style-name="ce379"/>
          <table:table-cell table:style-name="ce387" table:formula="of:=[.$D122]" office:value-type="float" office:value="30000" calcext:value-type="float">
            <text:p><text:s/>$30 000 </text:p>
          </table:table-cell>
          <table:table-cell table:style-name="ce387" table:formula="of:=[.$D122]" office:value-type="float" office:value="30000" calcext:value-type="float">
            <text:p><text:s/>$30 000 </text:p>
          </table:table-cell>
          <table:table-cell table:style-name="ce387" table:formula="of:=[.$D122]" office:value-type="float" office:value="30000" calcext:value-type="float">
            <text:p><text:s/>$30 000 </text:p>
          </table:table-cell>
          <table:table-cell table:style-name="ce387" table:formula="of:=[.$D122]" office:value-type="float" office:value="30000" calcext:value-type="float">
            <text:p><text:s/>$30 000 </text:p>
          </table:table-cell>
          <table:table-cell table:style-name="ce402"/>
          <table:table-cell table:number-columns-repeated="1014"/>
        </table:table-row>
        <table:table-row table:style-name="ro3">
          <table:table-cell table:style-name="ce323"/>
          <table:table-cell table:style-name="ce331"/>
          <table:table-cell table:style-name="ce341" office:value-type="string" calcext:value-type="string">
            <text:p>Annual Cost Savings</text:p>
          </table:table-cell>
          <table:table-cell table:style-name="ce361"/>
          <table:table-cell table:style-name="ce384" table:formula="of:=[.D119]*[.D120]*[.D121]*[.D122]" office:value-type="float" office:value="0" calcext:value-type="float">
            <text:p><text:s/>$- <text:s text:c="2"/></text:p>
          </table:table-cell>
          <table:table-cell table:style-name="ce395" table:formula="of:=[.F119]*[.F120]*[.F121]*[.F122]" office:value-type="float" office:value="0" calcext:value-type="float">
            <text:p><text:s/>$- <text:s text:c="2"/></text:p>
          </table:table-cell>
          <table:table-cell table:style-name="ce395" table:formula="of:=[.G119]*[.G120]*[.G121]*[.G122]" office:value-type="float" office:value="0" calcext:value-type="float">
            <text:p><text:s/>$- <text:s text:c="2"/></text:p>
          </table:table-cell>
          <table:table-cell table:style-name="ce395" table:formula="of:=[.H119]*[.H120]*[.H121]*[.H122]" office:value-type="float" office:value="0" calcext:value-type="float">
            <text:p><text:s/>$- <text:s text:c="2"/></text:p>
          </table:table-cell>
          <table:table-cell table:style-name="ce395" table:formula="of:=[.I119]*[.I120]*[.I121]*[.I122]" office:value-type="float" office:value="0" calcext:value-type="float">
            <text:p><text:s/>$- <text:s text:c="2"/></text:p>
          </table:table-cell>
          <table:table-cell table:style-name="ce403" table:formula="of:=SUM([.E123:.I123])" office:value-type="float" office:value="0" calcext:value-type="float">
            <text:p><text:s/>$- <text:s text:c="2"/></text:p>
          </table:table-cell>
          <table:table-cell table:style-name="ce323" table:number-columns-repeated="1014"/>
        </table:table-row>
        <table:table-row table:style-name="ro31">
          <table:table-cell table:style-name="ce320"/>
          <table:table-cell table:style-name="ce330"/>
          <table:table-cell table:style-name="ce342" office:value-type="string" calcext:value-type="string">
            <text:p>Total Finance &amp; Accounting</text:p>
          </table:table-cell>
          <table:table-cell table:style-name="ce362"/>
          <table:table-cell table:style-name="ce381" table:formula="of:=SUM([.E113:.E123])" office:value-type="float" office:value="40000" calcext:value-type="float">
            <text:p><text:s/>$40 000 </text:p>
          </table:table-cell>
          <table:table-cell table:style-name="ce381" table:formula="of:=[.F123]+[.F117]" office:value-type="float" office:value="41000" calcext:value-type="float">
            <text:p><text:s/>$41 000 </text:p>
          </table:table-cell>
          <table:table-cell table:style-name="ce381" table:formula="of:=[.G123]+[.G117]" office:value-type="float" office:value="42025" calcext:value-type="float">
            <text:p><text:s/>$42 025 </text:p>
          </table:table-cell>
          <table:table-cell table:style-name="ce381" table:formula="of:=[.H123]+[.H117]" office:value-type="float" office:value="43075.625" calcext:value-type="float">
            <text:p><text:s/>$43 076 </text:p>
          </table:table-cell>
          <table:table-cell table:style-name="ce381" table:formula="of:=[.I123]+[.I117]" office:value-type="float" office:value="44152.515625" calcext:value-type="float">
            <text:p><text:s/>$44 153 </text:p>
          </table:table-cell>
          <table:table-cell table:style-name="ce381" table:formula="of:=SUM([.E124:.I124])" office:value-type="float" office:value="210253.140625" calcext:value-type="float">
            <text:p><text:s/>$210 253 </text:p>
          </table:table-cell>
          <table:table-cell table:style-name="ce320" table:number-columns-repeated="1014"/>
        </table:table-row>
        <table:table-row table:style-name="ro66">
          <table:table-cell/>
          <table:table-cell table:style-name="ce327" office:value-type="string" calcext:value-type="string">
            <text:p>Human Resources</text:p>
          </table:table-cell>
          <table:table-cell table:style-name="ce343"/>
          <table:table-cell table:style-name="ce363"/>
          <table:table-cell table:style-name="ce382"/>
          <table:table-cell table:style-name="ce375" table:number-columns-repeated="4"/>
          <table:table-cell table:style-name="ce401"/>
          <table:table-cell table:number-columns-repeated="1014"/>
        </table:table-row>
        <table:table-row table:style-name="ro3">
          <table:table-cell/>
          <table:table-cell table:style-name="ce330"/>
          <table:table-cell table:style-name="ce339" office:value-type="string" calcext:value-type="string">
            <text:p>Improvement in efficiency of personnel</text:p>
          </table:table-cell>
          <table:table-cell table:style-name="ce352"/>
          <table:table-cell table:style-name="ce376"/>
          <table:table-cell table:style-name="ce394"/>
          <table:table-cell table:style-name="ce397" table:number-columns-repeated="3"/>
          <table:table-cell table:style-name="ce402"/>
          <table:table-cell table:number-columns-repeated="1014"/>
        </table:table-row>
        <table:table-row table:style-name="ro3">
          <table:table-cell/>
          <table:table-cell table:style-name="ce330"/>
          <table:table-cell table:style-name="ce340" office:value-type="string" calcext:value-type="string">
            <text:p>Est. avg improvement in HR worker productivity</text:p>
          </table:table-cell>
          <table:table-cell table:style-name="ce353" table:formula="of:=[$'Input Tornado'.D27]" office:value-type="percentage" office:value="0.1" calcext:value-type="percentage">
            <text:p>10%</text:p>
          </table:table-cell>
          <table:table-cell table:style-name="ce377"/>
          <table:table-cell table:style-name="ce126" table:formula="of:=[.$D127]" office:value-type="percentage" office:value="0.1" calcext:value-type="percentage">
            <text:p>10,0%</text:p>
          </table:table-cell>
          <table:table-cell table:style-name="ce126" table:formula="of:=[.$D127]" office:value-type="percentage" office:value="0.1" calcext:value-type="percentage">
            <text:p>10,0%</text:p>
          </table:table-cell>
          <table:table-cell table:style-name="ce126" table:formula="of:=[.$D127]" office:value-type="percentage" office:value="0.1" calcext:value-type="percentage">
            <text:p>10,0%</text:p>
          </table:table-cell>
          <table:table-cell table:style-name="ce126" table:formula="of:=[.$D127]" office:value-type="percentage" office:value="0.1" calcext:value-type="percentage">
            <text:p>10,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 annual burdened cost of worker</text:p>
          </table:table-cell>
          <table:table-cell table:style-name="ce354" office:value-type="float" office:value="40000" calcext:value-type="float">
            <text:p><text:s/>$40 000 </text:p>
          </table:table-cell>
          <table:table-cell table:style-name="ce377"/>
          <table:table-cell table:style-name="ce387" table:formula="of:=[.D128]*(1+[$'Input Tornado'.D8])" office:value-type="float" office:value="41000" calcext:value-type="float">
            <text:p><text:s/>$41 000 </text:p>
          </table:table-cell>
          <table:table-cell table:style-name="ce387" table:formula="of:=[.F128]*(1+[$'CF &amp; ROI Analysis'.F12])" office:value-type="float" office:value="42025" calcext:value-type="float">
            <text:p><text:s/>$42 025 </text:p>
          </table:table-cell>
          <table:table-cell table:style-name="ce387" table:formula="of:=[.G128]*(1+[$'CF &amp; ROI Analysis'.G12])" office:value-type="float" office:value="43075.625" calcext:value-type="float">
            <text:p><text:s/>$43 076 </text:p>
          </table:table-cell>
          <table:table-cell table:style-name="ce387" table:formula="of:=[.H128]*(1+[$'CF &amp; ROI Analysis'.H12])" office:value-type="float" office:value="44152.515625" calcext:value-type="float">
            <text:p><text:s/>$44 153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vg annual number of workers in dept. using system</text:p>
          </table:table-cell>
          <table:table-cell table:style-name="ce355" office:value-type="float" office:value="10" calcext:value-type="float">
            <text:p><text:s/>10 </text:p>
          </table:table-cell>
          <table:table-cell table:style-name="ce377"/>
          <table:table-cell table:style-name="ce388" table:formula="of:=[.$D129]" office:value-type="float" office:value="10" calcext:value-type="float">
            <text:p><text:s/>10 </text:p>
          </table:table-cell>
          <table:table-cell table:style-name="ce388" table:formula="of:=[.$D129]" office:value-type="float" office:value="10" calcext:value-type="float">
            <text:p><text:s/>10 </text:p>
          </table:table-cell>
          <table:table-cell table:style-name="ce388" table:formula="of:=[.$D129]" office:value-type="float" office:value="10" calcext:value-type="float">
            <text:p><text:s/>10 </text:p>
          </table:table-cell>
          <table:table-cell table:style-name="ce388" table:formula="of:=[.$D129]" office:value-type="float" office:value="10" calcext:value-type="float">
            <text:p><text:s/>10 </text:p>
          </table:table-cell>
          <table:table-cell table:style-name="ce402"/>
          <table:table-cell table:number-columns-repeated="1014"/>
        </table:table-row>
        <table:table-row table:style-name="ro3">
          <table:table-cell table:style-name="ce322"/>
          <table:table-cell table:style-name="ce331"/>
          <table:table-cell table:style-name="ce341" office:value-type="string" calcext:value-type="string">
            <text:p>Annual Cost Savings</text:p>
          </table:table-cell>
          <table:table-cell table:style-name="ce356"/>
          <table:table-cell table:style-name="ce378" table:formula="of:=[.D127]*[.D128]*[.D129]" office:value-type="float" office:value="40000" calcext:value-type="float">
            <text:p><text:s/>$40 000 </text:p>
          </table:table-cell>
          <table:table-cell table:style-name="ce389" table:formula="of:=[.F127]*[.F128]*[.F129]" office:value-type="float" office:value="41000" calcext:value-type="float">
            <text:p><text:s/>$41 000 </text:p>
          </table:table-cell>
          <table:table-cell table:style-name="ce389" table:formula="of:=[.G127]*[.G128]*[.G129]" office:value-type="float" office:value="42025" calcext:value-type="float">
            <text:p><text:s/>$42 025 </text:p>
          </table:table-cell>
          <table:table-cell table:style-name="ce389" table:formula="of:=[.H127]*[.H128]*[.H129]" office:value-type="float" office:value="43075.625" calcext:value-type="float">
            <text:p><text:s/>$43 076 </text:p>
          </table:table-cell>
          <table:table-cell table:style-name="ce389" table:formula="of:=[.I127]*[.I128]*[.I129]" office:value-type="float" office:value="44152.515625" calcext:value-type="float">
            <text:p><text:s/>$44 153 </text:p>
          </table:table-cell>
          <table:table-cell table:style-name="ce403" table:formula="of:=SUM([.E130:.I130])" office:value-type="float" office:value="210253.140625" calcext:value-type="float">
            <text:p><text:s/>$210 253 </text:p>
          </table:table-cell>
          <table:table-cell/>
          <table:table-cell table:style-name="ce322" table:number-columns-repeated="1013"/>
        </table:table-row>
        <table:table-row table:style-name="ro3">
          <table:table-cell/>
          <table:table-cell table:style-name="ce330"/>
          <table:table-cell table:style-name="ce339" office:value-type="string" calcext:value-type="string">
            <text:p>Placeholder</text:p>
          </table:table-cell>
          <table:table-cell table:style-name="ce352"/>
          <table:table-cell table:style-name="ce376"/>
          <table:table-cell table:style-name="ce394"/>
          <table:table-cell table:style-name="ce49" table:number-columns-repeated="3"/>
          <table:table-cell table:style-name="ce402"/>
          <table:table-cell table:number-columns-repeated="1014"/>
        </table:table-row>
        <table:table-row table:style-name="ro3">
          <table:table-cell/>
          <table:table-cell table:style-name="ce330"/>
          <table:table-cell table:style-name="ce340" office:value-type="string" calcext:value-type="string">
            <text:p>Actual</text:p>
          </table:table-cell>
          <table:table-cell table:style-name="ce364" office:value-type="float" office:value="0" calcext:value-type="float">
            <text:p>0</text:p>
          </table:table-cell>
          <table:table-cell table:style-name="ce379"/>
          <table:table-cell table:style-name="ce346" table:formula="of:=[.$D132]" office:value-type="float" office:value="0" calcext:value-type="float">
            <text:p><text:s/>- <text:s text:c="2"/></text:p>
          </table:table-cell>
          <table:table-cell table:style-name="ce346" table:formula="of:=[.$D132]" office:value-type="float" office:value="0" calcext:value-type="float">
            <text:p><text:s/>- <text:s text:c="2"/></text:p>
          </table:table-cell>
          <table:table-cell table:style-name="ce346" table:formula="of:=[.$D132]" office:value-type="float" office:value="0" calcext:value-type="float">
            <text:p><text:s/>- <text:s text:c="2"/></text:p>
          </table:table-cell>
          <table:table-cell table:style-name="ce346" table:formula="of:=[.$D132]" office:value-type="float" office:value="0" calcext:value-type="float">
            <text:p><text:s/>- <text:s text:c="2"/></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text:p>
          </table:table-cell>
          <table:table-cell table:style-name="ce355" office:value-type="float" office:value="10" calcext:value-type="float">
            <text:p><text:s/>10 </text:p>
          </table:table-cell>
          <table:table-cell table:style-name="ce379"/>
          <table:table-cell table:style-name="ce346" table:formula="of:=[.$D133]" office:value-type="float" office:value="10" calcext:value-type="float">
            <text:p><text:s/>10 </text:p>
          </table:table-cell>
          <table:table-cell table:style-name="ce346" table:formula="of:=[.$D133]" office:value-type="float" office:value="10" calcext:value-type="float">
            <text:p><text:s/>10 </text:p>
          </table:table-cell>
          <table:table-cell table:style-name="ce346" table:formula="of:=[.$D133]" office:value-type="float" office:value="10" calcext:value-type="float">
            <text:p><text:s/>10 </text:p>
          </table:table-cell>
          <table:table-cell table:style-name="ce346" table:formula="of:=[.$D133]" office:value-type="float" office:value="10" calcext:value-type="float">
            <text:p><text:s/>10 </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Estimate </text:p>
          </table:table-cell>
          <table:table-cell table:style-name="ce365" office:value-type="percentage" office:value="0.1" calcext:value-type="percentage">
            <text:p>10%</text:p>
          </table:table-cell>
          <table:table-cell table:style-name="ce379"/>
          <table:table-cell table:style-name="ce49" table:formula="of:=[.$D134]*[.F131]" office:value-type="percentage" office:value="0" calcext:value-type="percentage">
            <text:p>0%</text:p>
          </table:table-cell>
          <table:table-cell table:style-name="ce49" table:formula="of:=[.$D134]*[.G131]" office:value-type="percentage" office:value="0" calcext:value-type="percentage">
            <text:p>0%</text:p>
          </table:table-cell>
          <table:table-cell table:style-name="ce49" table:formula="of:=[.$D134]*[.H131]" office:value-type="percentage" office:value="0" calcext:value-type="percentage">
            <text:p>0%</text:p>
          </table:table-cell>
          <table:table-cell table:style-name="ce49" table:formula="of:=[.$D134]*[.I131]" office:value-type="percentage" office:value="0" calcext:value-type="percentage">
            <text:p>0%</text:p>
          </table:table-cell>
          <table:table-cell table:style-name="ce402"/>
          <table:table-cell table:number-columns-repeated="1014"/>
        </table:table-row>
        <table:table-row table:style-name="ro3">
          <table:table-cell/>
          <table:table-cell table:style-name="ce330"/>
          <table:table-cell table:style-name="ce340" office:value-type="string" calcext:value-type="string">
            <text:p>Actual</text:p>
          </table:table-cell>
          <table:table-cell table:style-name="ce354" office:value-type="float" office:value="30000" calcext:value-type="float">
            <text:p><text:s/>$30 000 </text:p>
          </table:table-cell>
          <table:table-cell table:style-name="ce379"/>
          <table:table-cell table:style-name="ce387" table:formula="of:=[.$D135]" office:value-type="float" office:value="30000" calcext:value-type="float">
            <text:p><text:s/>$30 000 </text:p>
          </table:table-cell>
          <table:table-cell table:style-name="ce387" table:formula="of:=[.$D135]" office:value-type="float" office:value="30000" calcext:value-type="float">
            <text:p><text:s/>$30 000 </text:p>
          </table:table-cell>
          <table:table-cell table:style-name="ce387" table:formula="of:=[.$D135]" office:value-type="float" office:value="30000" calcext:value-type="float">
            <text:p><text:s/>$30 000 </text:p>
          </table:table-cell>
          <table:table-cell table:style-name="ce387" table:formula="of:=[.$D135]" office:value-type="float" office:value="30000" calcext:value-type="float">
            <text:p><text:s/>$30 000 </text:p>
          </table:table-cell>
          <table:table-cell table:style-name="ce402"/>
          <table:table-cell table:number-columns-repeated="1014"/>
        </table:table-row>
        <table:table-row table:style-name="ro3">
          <table:table-cell table:style-name="ce323"/>
          <table:table-cell table:style-name="ce331"/>
          <table:table-cell table:style-name="ce341" office:value-type="string" calcext:value-type="string">
            <text:p>Annual Cost Savings</text:p>
          </table:table-cell>
          <table:table-cell table:style-name="ce368"/>
          <table:table-cell table:style-name="ce384" table:formula="of:=[.D132]*[.D133]*[.D134]*[.D135]" office:value-type="float" office:value="0" calcext:value-type="float">
            <text:p><text:s/>$- <text:s text:c="2"/></text:p>
          </table:table-cell>
          <table:table-cell table:style-name="ce395" table:formula="of:=[.F132]*[.F133]*[.F134]*[.F135]" office:value-type="float" office:value="0" calcext:value-type="float">
            <text:p><text:s/>$- <text:s text:c="2"/></text:p>
          </table:table-cell>
          <table:table-cell table:style-name="ce395" table:formula="of:=[.G132]*[.G133]*[.G134]*[.G135]" office:value-type="float" office:value="0" calcext:value-type="float">
            <text:p><text:s/>$- <text:s text:c="2"/></text:p>
          </table:table-cell>
          <table:table-cell table:style-name="ce395" table:formula="of:=[.H132]*[.H133]*[.H134]*[.H135]" office:value-type="float" office:value="0" calcext:value-type="float">
            <text:p><text:s/>$- <text:s text:c="2"/></text:p>
          </table:table-cell>
          <table:table-cell table:style-name="ce395" table:formula="of:=[.I132]*[.I133]*[.I134]*[.I135]" office:value-type="float" office:value="0" calcext:value-type="float">
            <text:p><text:s/>$- <text:s text:c="2"/></text:p>
          </table:table-cell>
          <table:table-cell table:style-name="ce403" table:formula="of:=SUM([.E136:.I136])" office:value-type="float" office:value="0" calcext:value-type="float">
            <text:p><text:s/>$- <text:s text:c="2"/></text:p>
          </table:table-cell>
          <table:table-cell table:style-name="ce323" table:number-columns-repeated="1014"/>
        </table:table-row>
        <table:table-row table:style-name="ro31">
          <table:table-cell table:style-name="ce320"/>
          <table:table-cell table:style-name="ce330"/>
          <table:table-cell table:style-name="ce342" office:value-type="string" calcext:value-type="string">
            <text:p>Total Human Resources</text:p>
          </table:table-cell>
          <table:table-cell table:style-name="ce369"/>
          <table:table-cell table:style-name="ce381" table:formula="of:=SUM([.E126:.E136])" office:value-type="float" office:value="40000" calcext:value-type="float">
            <text:p><text:s/>$40 000 </text:p>
          </table:table-cell>
          <table:table-cell table:style-name="ce381" table:formula="of:=[.F136]+[.F130]" office:value-type="float" office:value="41000" calcext:value-type="float">
            <text:p><text:s/>$41 000 </text:p>
          </table:table-cell>
          <table:table-cell table:style-name="ce381" table:formula="of:=[.G136]+[.G130]" office:value-type="float" office:value="42025" calcext:value-type="float">
            <text:p><text:s/>$42 025 </text:p>
          </table:table-cell>
          <table:table-cell table:style-name="ce381" table:formula="of:=[.H136]+[.H130]" office:value-type="float" office:value="43075.625" calcext:value-type="float">
            <text:p><text:s/>$43 076 </text:p>
          </table:table-cell>
          <table:table-cell table:style-name="ce381" table:formula="of:=[.I136]+[.I130]" office:value-type="float" office:value="44152.515625" calcext:value-type="float">
            <text:p><text:s/>$44 153 </text:p>
          </table:table-cell>
          <table:table-cell table:style-name="ce404" table:formula="of:=SUM([.E137:.I137])" office:value-type="float" office:value="210253.140625" calcext:value-type="float">
            <text:p><text:s/>$210 253 </text:p>
          </table:table-cell>
          <table:table-cell table:style-name="ce320" table:number-columns-repeated="1014"/>
        </table:table-row>
        <table:table-row table:style-name="ro49">
          <table:table-cell table:style-name="ce320"/>
          <table:table-cell table:style-name="ce332"/>
          <table:table-cell table:style-name="ce344"/>
          <table:table-cell table:style-name="ce347"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style-name="ce405"/>
          <table:table-cell table:style-name="ce320" table:number-columns-repeated="1014"/>
        </table:table-row>
        <table:table-row table:style-name="ro31">
          <table:table-cell table:style-name="ce320"/>
          <table:table-cell table:style-name="ce333"/>
          <table:table-cell table:style-name="ce336" office:value-type="string" calcext:value-type="string">
            <text:p>Grand Total Cost Savings</text:p>
          </table:table-cell>
          <table:table-cell table:style-name="ce370"/>
          <table:table-cell table:style-name="ce374" table:formula="of:=[.E137]+[.E124]+[.E111]+[.E99]+[.E80]+[.E62]+[.E49]+[.E36]" office:value-type="float" office:value="1918201" calcext:value-type="float">
            <text:p><text:s/>$1 918 201 </text:p>
          </table:table-cell>
          <table:table-cell table:style-name="ce374" table:formula="of:=[.F137]+[.F124]+[.F111]+[.F99]+[.F80]+[.F62]+[.F49]+[.F36]" office:value-type="float" office:value="1966156.025" calcext:value-type="float">
            <text:p><text:s/>$1 966 156 </text:p>
          </table:table-cell>
          <table:table-cell table:style-name="ce374" table:formula="of:=[.G137]+[.G124]+[.G111]+[.G99]+[.G80]+[.G62]+[.G49]+[.G36]" office:value-type="float" office:value="2015309.925625" calcext:value-type="float">
            <text:p><text:s/>$2 015 310 </text:p>
          </table:table-cell>
          <table:table-cell table:style-name="ce374" table:formula="of:=[.H137]+[.H124]+[.H111]+[.H99]+[.H80]+[.H62]+[.H49]+[.H36]" office:value-type="float" office:value="2008024.70501562" calcext:value-type="float">
            <text:p><text:s/>$2 008 025 </text:p>
          </table:table-cell>
          <table:table-cell table:style-name="ce374" table:formula="of:=[.I137]+[.I124]+[.I111]+[.I99]+[.I80]+[.I62]+[.I49]+[.I36]" office:value-type="float" office:value="2039475.32264102" calcext:value-type="float">
            <text:p><text:s/>$2 039 475 </text:p>
          </table:table-cell>
          <table:table-cell table:style-name="ce406" table:formula="of:=SUM([.E139:.I139])" office:value-type="float" office:value="9947166.97828164" calcext:value-type="float">
            <text:p><text:s/>$9 947 167 </text:p>
          </table:table-cell>
          <table:table-cell table:style-name="ce320" table:number-columns-repeated="1014"/>
        </table:table-row>
        <table:table-row table:style-name="ro45">
          <table:table-cell table:style-name="ce320"/>
          <table:table-cell table:style-name="ce333"/>
          <table:table-cell table:style-name="ce345"/>
          <table:table-cell table:style-name="ce371"/>
          <table:table-cell table:style-name="ce385"/>
          <table:table-cell table:style-name="ce396" table:number-columns-repeated="5"/>
          <table:table-cell table:style-name="ce320" table:number-columns-repeated="1014"/>
        </table:table-row>
        <table:table-row table:style-name="ro3" table:number-rows-repeated="3">
          <table:table-cell table:number-columns-repeated="1024"/>
        </table:table-row>
        <table:table-row table:style-name="ro3">
          <table:table-cell table:number-columns-repeated="3"/>
          <table:table-cell table:style-name="ce372"/>
          <table:table-cell table:number-columns-repeated="1020"/>
        </table:table-row>
        <table:table-row table:style-name="ro3" table:number-rows-repeated="2">
          <table:table-cell table:number-columns-repeated="3"/>
          <table:table-cell table:style-name="ce348"/>
          <table:table-cell table:number-columns-repeated="1020"/>
        </table:table-row>
        <table:table-row table:style-name="ro1">
          <table:table-cell/>
          <table:table-cell table:style-name="ce268" table:formula="of:=[$'Project Expenses'.B46]" office:value-type="string" office:string-value="Level 3 - Actual Results" calcext:value-type="string">
            <text:p>Level 3 - Actual Results</text:p>
            <draw:custom-shape table:end-cell-address="Savings.D147" table:end-x="0.003cm" table:end-y="0.636cm" draw:z-index="2" draw:name="Прямоугольник 22" draw:style-name="gr43" draw:text-style-name="P1" svg:width="8.201cm" svg:height="0.635cm" svg:x="0.001cm" svg:y="0.001cm">
              <text:p/>
              <draw:enhanced-geometry svg:viewBox="0 0 21600 21600" draw:type="rectangle" draw:enhanced-path="M 0 0 L 21600 0 21600 21600 0 21600 0 0 Z N"/>
            </draw:custom-shape>
          </table:table-cell>
          <table:table-cell table:style-name="ce335"/>
          <table:table-cell table:style-name="ce348"/>
          <table:table-cell table:number-columns-repeated="1020"/>
        </table:table-row>
        <table:table-row table:style-name="ro44">
          <table:table-cell table:number-columns-repeated="3"/>
          <table:table-cell table:style-name="ce348"/>
          <table:table-cell table:number-columns-repeated="1020"/>
        </table:table-row>
        <table:table-row table:style-name="ro31">
          <table:table-cell table:number-columns-repeated="3"/>
          <table:table-cell table:style-name="ce347"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number-columns-repeated="1015"/>
        </table:table-row>
        <table:table-row table:style-name="ro3">
          <table:table-cell table:number-columns-repeated="3"/>
          <table:table-cell table:style-name="ce373"/>
          <table:table-cell table:number-columns-repeated="1020"/>
        </table:table-row>
        <table:table-row table:style-name="ro3">
          <table:table-cell table:number-columns-repeated="3"/>
          <table:table-cell table:style-name="ce348"/>
          <table:table-cell table:number-columns-repeated="1020"/>
        </table:table-row>
        <table:table-row table:style-name="ro3">
          <table:table-cell table:number-columns-repeated="3"/>
          <table:table-cell table:style-name="ce348"/>
          <table:table-cell/>
          <table:table-cell office:value-type="string" calcext:value-type="string">
            <text:p>(Insert actual cost savings sub-category quantification in this space.)</text:p>
          </table:table-cell>
          <table:table-cell table:number-columns-repeated="1018"/>
        </table:table-row>
        <table:table-row table:style-name="ro3" table:number-rows-repeated="2">
          <table:table-cell table:number-columns-repeated="1024"/>
        </table:table-row>
        <table:table-row table:style-name="ro44">
          <table:table-cell table:number-columns-repeated="1024"/>
        </table:table-row>
        <table:table-row table:style-name="ro31">
          <table:table-cell table:style-name="ce320"/>
          <table:table-cell table:style-name="ce325"/>
          <table:table-cell table:style-name="ce336" office:value-type="string" calcext:value-type="string">
            <text:p>Grand Total Cost Savings</text:p>
          </table:table-cell>
          <table:table-cell table:style-name="ce349" table:formula="of:=SUM([.D153:.D155])" office:value-type="float" office:value="0" calcext:value-type="float">
            <text:p><text:s/>$- <text:s text:c="2"/></text:p>
          </table:table-cell>
          <table:table-cell table:style-name="ce349" table:formula="of:=SUM([.E153:.E155])" office:value-type="float" office:value="0" calcext:value-type="float">
            <text:p><text:s/>$- <text:s text:c="2"/></text:p>
          </table:table-cell>
          <table:table-cell table:style-name="ce349" table:formula="of:=SUM([.F153:.F155])" office:value-type="float" office:value="0" calcext:value-type="float">
            <text:p><text:s/>$- <text:s text:c="2"/></text:p>
          </table:table-cell>
          <table:table-cell table:style-name="ce349" table:formula="of:=SUM([.G153:.G155])" office:value-type="float" office:value="0" calcext:value-type="float">
            <text:p><text:s/>$- <text:s text:c="2"/></text:p>
          </table:table-cell>
          <table:table-cell table:style-name="ce349" table:formula="of:=SUM([.H153:.H155])" office:value-type="float" office:value="0" calcext:value-type="float">
            <text:p><text:s/>$- <text:s text:c="2"/></text:p>
          </table:table-cell>
          <table:table-cell table:style-name="ce349" table:formula="of:=SUM([.I153:.I155])" office:value-type="float" office:value="0" calcext:value-type="float">
            <text:p><text:s/>$- <text:s text:c="2"/></text:p>
          </table:table-cell>
          <table:table-cell table:style-name="ce399"/>
          <table:table-cell table:style-name="ce320" table:number-columns-repeated="1014"/>
        </table:table-row>
        <table:table-row table:style-name="ro3">
          <table:table-cell table:number-columns-repeated="3"/>
          <table:table-cell table:style-name="ce275" office:value-type="string" calcext:value-type="string">
            <text:p>(Insert calculations in row bove to sum sub-categories of actual savings from rows in Level 3 section above.)</text:p>
          </table:table-cell>
          <table:table-cell table:number-columns-repeated="1020"/>
        </table:table-row>
        <table:table-row table:style-name="ro3" table:number-rows-repeated="1048418">
          <table:table-cell table:number-columns-repeated="1024"/>
        </table:table-row>
        <table:table-row table:style-name="ro3">
          <table:table-cell table:number-columns-repeated="1024"/>
        </table:table-row>
        <table:named-expressions>
          <table:named-range table:name="Avg_sale_size" table:base-cell-address="$TOC.$A$1" table:cell-range-address="$Savings.$#REF!$#REF!"/>
          <table:named-range table:name="Excel_BuiltIn_Print_Titles" table:base-cell-address="$TOC.$A$1" table:cell-range-address="$Savings.$A$17:.$AMJ$17" table:range-usable-as="repeat-column repeat-row"/>
        </table:named-expressions>
      </table:table>
      <table:table table:name="Revenue" table:style-name="ta11" table:print-ranges="Revenue.B2:Revenue.K74">
        <table:table-column table:style-name="co73" table:default-cell-style-name="ce288"/>
        <table:table-column table:style-name="co74" table:default-cell-style-name="ce324"/>
        <table:table-column table:style-name="co75" table:default-cell-style-name="ce334"/>
        <table:table-column table:style-name="co67" table:default-cell-style-name="ce346"/>
        <table:table-column table:style-name="co2" table:default-cell-style-name="ce420"/>
        <table:table-column table:style-name="co56" table:default-cell-style-name="ce420"/>
        <table:table-column table:style-name="co70" table:default-cell-style-name="ce420"/>
        <table:table-column table:style-name="co71" table:default-cell-style-name="ce420"/>
        <table:table-column table:style-name="co70" table:default-cell-style-name="ce420"/>
        <table:table-column table:style-name="co72" table:default-cell-style-name="ce288"/>
        <table:table-column table:style-name="co6" table:number-columns-repeated="247" table:default-cell-style-name="ce288"/>
        <table:table-column table:style-name="co6" table:number-columns-repeated="767" table:default-cell-style-name="Default"/>
        <table:table-row table:style-name="ro3">
          <table:table-cell table:style-name="ce319" office:value-type="string" calcext:value-type="string">
            <text:p>Business Case Spreadsheet (Template)</text:p>
          </table:table-cell>
          <table:table-cell table:number-columns-repeated="1023"/>
        </table:table-row>
        <table:table-row table:style-name="ro30">
          <table:table-cell/>
          <table:table-cell table:style-name="ce407" office:value-type="string" office:string-value="Revenue Benefit Estimates" calcext:value-type="string">
            <text:p><text:s/>Revenue Benefit Estimates </text:p>
          </table:table-cell>
          <table:table-cell table:number-columns-repeated="1022"/>
        </table:table-row>
        <table:table-row table:style-name="ro3">
          <table:table-cell table:number-columns-repeated="1024"/>
        </table:table-row>
        <table:table-row table:style-name="ro48">
          <table:table-cell/>
          <table:table-cell table:style-name="ce268" table:formula="of:=[$Savings.B4]" office:value-type="string" office:string-value="Level 1 - High Level Estimates" calcext:value-type="string">
            <text:p>Level 1 - High Level Estimates</text:p>
            <draw:custom-shape table:end-cell-address="Revenue.D4" table:end-x="0.002cm" table:end-y="0.662cm" draw:z-index="0" draw:name="Прямоугольник 9" draw:style-name="gr44" draw:text-style-name="P1" svg:width="8.613cm" svg:height="0.661cm" svg:x="0.001cm" svg:y="0.001cm">
              <text:p/>
              <draw:enhanced-geometry svg:viewBox="0 0 21600 21600" draw:type="rectangle" draw:enhanced-path="M 0 0 L 21600 0 21600 21600 0 21600 0 0 Z N"/>
            </draw:custom-shape>
          </table:table-cell>
          <table:table-cell table:style-name="ce335"/>
          <table:table-cell table:number-columns-repeated="1021"/>
        </table:table-row>
        <table:table-row table:style-name="ro48">
          <table:table-cell/>
          <table:table-cell table:style-name="ce272"/>
          <table:table-cell table:style-name="ce410"/>
          <table:table-cell table:style-name="ce347"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number-columns-repeated="1015"/>
        </table:table-row>
        <table:table-row table:style-name="ro3">
          <table:table-cell table:number-columns-repeated="3"/>
          <table:table-cell table:style-name="ce348"/>
          <table:table-cell table:style-name="ce288"/>
          <table:table-cell/>
          <table:table-cell table:style-name="ce288" table:number-columns-repeated="3"/>
          <table:table-cell table:number-columns-repeated="1015"/>
        </table:table-row>
        <table:table-row table:style-name="ro3">
          <table:table-cell table:number-columns-repeated="4"/>
          <table:table-cell table:style-name="ce288"/>
          <table:table-cell table:style-name="ce288" office:value-type="string" calcext:value-type="string">
            <text:p>(Insert high level revenue sub-category estimates in this space.)</text:p>
          </table:table-cell>
          <table:table-cell table:style-name="ce288" table:number-columns-repeated="3"/>
          <table:table-cell table:number-columns-repeated="1015"/>
        </table:table-row>
        <table:table-row table:style-name="ro3">
          <table:table-cell table:number-columns-repeated="4"/>
          <table:table-cell table:style-name="ce288" table:number-columns-repeated="5"/>
          <table:table-cell table:number-columns-repeated="1015"/>
        </table:table-row>
        <table:table-row table:style-name="ro44">
          <table:table-cell table:number-columns-repeated="4"/>
          <table:table-cell table:style-name="ce288" table:number-columns-repeated="5"/>
          <table:table-cell table:number-columns-repeated="1015"/>
        </table:table-row>
        <table:table-row table:style-name="ro31">
          <table:table-cell table:style-name="ce320"/>
          <table:table-cell table:style-name="ce325"/>
          <table:table-cell table:style-name="ce336" office:value-type="string" calcext:value-type="string">
            <text:p>Grand Total Incremental Revenue</text:p>
          </table:table-cell>
          <table:table-cell table:style-name="ce349" office:value-type="float" office:value="0" calcext:value-type="float">
            <text:p><text:s/>$- <text:s text:c="2"/></text:p>
          </table:table-cell>
          <table:table-cell table:number-columns-repeated="4" table:style-name="ce374" office:value-type="float" office:value="0" calcext:value-type="float">
            <text:p><text:s/>$- <text:s text:c="2"/></text:p>
          </table:table-cell>
          <table:table-cell table:style-name="ce398" office:value-type="float" office:value="0" calcext:value-type="float">
            <text:p><text:s/>$- <text:s text:c="2"/></text:p>
          </table:table-cell>
          <table:table-cell table:style-name="ce399"/>
          <table:table-cell table:style-name="ce320" table:number-columns-repeated="1014"/>
        </table:table-row>
        <table:table-row table:style-name="ro3">
          <table:table-cell table:number-columns-repeated="3"/>
          <table:table-cell table:style-name="ce275" office:value-type="string" calcext:value-type="string">
            <text:p>(Insert calculations in row above to sum sub-categories of high-level revenue estimates from rows in Level 1 section above.)</text:p>
          </table:table-cell>
          <table:table-cell/>
          <table:table-cell table:style-name="ce288" table:number-columns-repeated="4"/>
          <table:table-cell table:number-columns-repeated="1015"/>
        </table:table-row>
        <table:table-row table:style-name="ro3" table:number-rows-repeated="2">
          <table:table-cell table:number-columns-repeated="1024"/>
        </table:table-row>
        <table:table-row table:style-name="ro65">
          <table:table-cell/>
          <table:table-cell table:style-name="ce408" table:formula="of:=[$Savings.B15]" office:value-type="string" office:string-value="Level 2 - Parametric Estimates" calcext:value-type="string">
            <text:p>Level 2 - Parametric Estimates</text:p>
            <draw:custom-shape table:end-cell-address="Revenue.D14" table:end-x="0.002cm" table:end-y="0.636cm" draw:z-index="1" draw:name="Прямоугольник 10" draw:style-name="gr45" draw:text-style-name="P1" svg:width="8.613cm" svg:height="0.635cm" svg:x="0.001cm" svg:y="0.001cm">
              <text:p/>
              <draw:enhanced-geometry svg:viewBox="0 0 21600 21600" draw:type="rectangle" draw:enhanced-path="M 0 0 L 21600 0 21600 21600 0 21600 0 0 Z N"/>
            </draw:custom-shape>
          </table:table-cell>
          <table:table-cell table:style-name="ce335"/>
          <table:table-cell table:number-columns-repeated="1021"/>
        </table:table-row>
        <table:table-row table:style-name="ro48">
          <table:table-cell/>
          <table:table-cell table:style-name="ce409"/>
          <table:table-cell table:style-name="ce410"/>
          <table:table-cell table:number-columns-repeated="1021"/>
        </table:table-row>
        <table:table-row table:style-name="ro68">
          <table:table-cell table:style-name="ce321"/>
          <table:table-cell table:style-name="ce326" office:value-type="string" calcext:value-type="string">
            <text:p>Dept.</text:p>
          </table:table-cell>
          <table:table-cell table:style-name="ce337" office:value-type="string" calcext:value-type="string">
            <text:p>Description</text:p>
          </table:table-cell>
          <table:table-cell table:style-name="ce350" office:value-type="string" office:string-value="Units" calcext:value-type="string">
            <text:p><text:s/>Units </text:p>
          </table:table-cell>
          <table:table-cell table:style-name="ce337" office:value-type="string" calcext:value-type="string">
            <text:p>YR 1 Increased Revenues</text:p>
          </table:table-cell>
          <table:table-cell table:style-name="ce337" office:value-type="string" calcext:value-type="string">
            <text:p>YR 2 Increased Revenues</text:p>
          </table:table-cell>
          <table:table-cell table:style-name="ce337" office:value-type="string" calcext:value-type="string">
            <text:p>YR 3 Increased Revenues</text:p>
          </table:table-cell>
          <table:table-cell table:style-name="ce337" office:value-type="string" calcext:value-type="string">
            <text:p>YR 4 Increased Revenues</text:p>
          </table:table-cell>
          <table:table-cell table:style-name="ce337" office:value-type="string" calcext:value-type="string">
            <text:p>YR 5 Increased Revenues</text:p>
          </table:table-cell>
          <table:table-cell table:style-name="ce400" office:value-type="string" calcext:value-type="string">
            <text:p>Total Improvement</text:p>
          </table:table-cell>
          <table:table-cell table:style-name="ce321" table:number-columns-repeated="1014"/>
        </table:table-row>
        <table:table-row table:style-name="ro3">
          <table:table-cell/>
          <table:table-cell table:style-name="ce327" table:formula="of:=[$BenefitsID.N4]" office:value-type="string" office:string-value="Sales &amp; Marketing" calcext:value-type="string">
            <text:p>Sales &amp; Marketing</text:p>
          </table:table-cell>
          <table:table-cell table:style-name="ce338"/>
          <table:table-cell table:style-name="ce351"/>
          <table:table-cell table:style-name="ce375" table:number-columns-repeated="5"/>
          <table:table-cell table:style-name="ce401"/>
          <table:table-cell table:number-columns-repeated="1014"/>
        </table:table-row>
        <table:table-row table:style-name="ro3">
          <table:table-cell/>
          <table:table-cell table:style-name="ce328" office:value-type="float" office:value="1" calcext:value-type="float">
            <text:p>1</text:p>
          </table:table-cell>
          <table:table-cell table:style-name="ce411" office:value-type="string" calcext:value-type="string">
            <text:p>Increased revenue per order</text:p>
          </table:table-cell>
          <table:table-cell table:style-name="ce377"/>
          <table:table-cell table:style-name="ce421"/>
          <table:table-cell table:style-name="ce426" table:number-columns-repeated="4"/>
          <table:table-cell table:style-name="ce428"/>
          <table:table-cell table:number-columns-repeated="1014"/>
        </table:table-row>
        <table:table-row table:style-name="ro3">
          <table:table-cell/>
          <table:table-cell table:style-name="ce328" office:value-type="string" calcext:value-type="string">
            <text:p>1a</text:p>
          </table:table-cell>
          <table:table-cell table:style-name="ce340" office:value-type="string" calcext:value-type="string">
            <text:p>Avg. annual customer orders</text:p>
          </table:table-cell>
          <table:table-cell table:style-name="ce355" office:value-type="float" office:value="2200" calcext:value-type="float">
            <text:p><text:s/>2 200 </text:p>
          </table:table-cell>
          <table:table-cell table:style-name="ce379"/>
          <table:table-cell table:style-name="ce346" table:formula="of:=[.$D19]" office:value-type="float" office:value="2200" calcext:value-type="float">
            <text:p><text:s/>2 200 </text:p>
          </table:table-cell>
          <table:table-cell table:style-name="ce346" table:formula="of:=[.$D19]" office:value-type="float" office:value="2200" calcext:value-type="float">
            <text:p><text:s/>2 200 </text:p>
          </table:table-cell>
          <table:table-cell table:style-name="ce346" table:formula="of:=[.$D19]" office:value-type="float" office:value="2200" calcext:value-type="float">
            <text:p><text:s/>2 200 </text:p>
          </table:table-cell>
          <table:table-cell table:style-name="ce346" table:formula="of:=[.$D19]" office:value-type="float" office:value="2200" calcext:value-type="float">
            <text:p><text:s/>2 200 </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28"/>
          <table:table-cell table:style-name="ce340" office:value-type="string" calcext:value-type="string">
            <text:p>Actual price per order</text:p>
          </table:table-cell>
          <table:table-cell table:style-name="ce354" office:value-type="float" office:value="2000" calcext:value-type="float">
            <text:p><text:s/>$2 000 </text:p>
          </table:table-cell>
          <table:table-cell table:style-name="ce379"/>
          <table:table-cell table:style-name="ce387" table:formula="of:=[.D20]*(1+[.F21])" office:value-type="float" office:value="2100" calcext:value-type="float">
            <text:p><text:s/>$2 100 </text:p>
          </table:table-cell>
          <table:table-cell table:style-name="ce387" table:formula="of:=[.F20]*(1+[.G21])" office:value-type="float" office:value="2205" calcext:value-type="float">
            <text:p><text:s/>$2 205 </text:p>
          </table:table-cell>
          <table:table-cell table:style-name="ce387" table:formula="of:=[.G20]*(1+[.H21])" office:value-type="float" office:value="2315.25" calcext:value-type="float">
            <text:p><text:s/>$2 315 </text:p>
          </table:table-cell>
          <table:table-cell table:style-name="ce387" table:formula="of:=[.H20]*(1+[.I21])" office:value-type="float" office:value="2431.0125" calcext:value-type="float">
            <text:p><text:s/>$2 431 </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28" office:value-type="string" calcext:value-type="string">
            <text:p>1b</text:p>
          </table:table-cell>
          <table:table-cell table:style-name="ce340" office:value-type="string" calcext:value-type="string">
            <text:p>Est. % increase in price per order</text:p>
          </table:table-cell>
          <table:table-cell table:style-name="ce417" table:formula="of:=[$'Input Tornado'.D28]" office:value-type="percentage" office:value="0.05" calcext:value-type="percentage">
            <text:p>5%</text:p>
          </table:table-cell>
          <table:table-cell table:style-name="ce379"/>
          <table:table-cell table:style-name="ce126" table:formula="of:=[.$D21]" office:value-type="percentage" office:value="0.05" calcext:value-type="percentage">
            <text:p>5,0%</text:p>
          </table:table-cell>
          <table:table-cell table:style-name="ce126" table:formula="of:=[.$D21]" office:value-type="percentage" office:value="0.05" calcext:value-type="percentage">
            <text:p>5,0%</text:p>
          </table:table-cell>
          <table:table-cell table:style-name="ce126" table:formula="of:=[.$D21]" office:value-type="percentage" office:value="0.05" calcext:value-type="percentage">
            <text:p>5,0%</text:p>
          </table:table-cell>
          <table:table-cell table:style-name="ce126" table:formula="of:=[.$D21]" office:value-type="percentage" office:value="0.05" calcext:value-type="percentage">
            <text:p>5,0%</text:p>
          </table:table-cell>
          <table:table-cell table:style-name="ce402"/>
          <table:table-cell office:value-type="string" calcext:value-type="string">
            <text:p>checked</text:p>
          </table:table-cell>
          <table:table-cell table:number-columns-repeated="1013"/>
        </table:table-row>
        <table:table-row table:style-name="ro3">
          <table:table-cell table:style-name="ce322"/>
          <table:table-cell table:style-name="ce329"/>
          <table:table-cell table:style-name="ce412" office:value-type="string" calcext:value-type="string">
            <text:p>Annual Revenue Increase</text:p>
          </table:table-cell>
          <table:table-cell table:style-name="ce358"/>
          <table:table-cell table:style-name="ce380" table:formula="of:=[.D19]*[.D20]*[.D21]" office:value-type="float" office:value="220000" calcext:value-type="float">
            <text:p><text:s/>$220 000 </text:p>
          </table:table-cell>
          <table:table-cell table:style-name="ce389" table:formula="of:=[.F19]*[.F20]*[.F21]" office:value-type="float" office:value="231000" calcext:value-type="float">
            <text:p><text:s/>$231 000 </text:p>
          </table:table-cell>
          <table:table-cell table:style-name="ce389" table:formula="of:=[.G19]*[.G20]*[.G21]" office:value-type="float" office:value="242550" calcext:value-type="float">
            <text:p><text:s/>$242 550 </text:p>
          </table:table-cell>
          <table:table-cell table:style-name="ce389" table:formula="of:=[.H19]*[.H20]*[.H21]" office:value-type="float" office:value="254677.5" calcext:value-type="float">
            <text:p><text:s/>$254 678 </text:p>
          </table:table-cell>
          <table:table-cell table:style-name="ce389" table:formula="of:=[.I19]*[.I20]*[.I21]" office:value-type="float" office:value="267411.375" calcext:value-type="float">
            <text:p><text:s/>$267 411 </text:p>
          </table:table-cell>
          <table:table-cell table:style-name="ce403" table:formula="of:=SUM([.E22:.I22])" office:value-type="float" office:value="1215638.875" calcext:value-type="float">
            <text:p><text:s/>$1 215 639 </text:p>
          </table:table-cell>
          <table:table-cell office:value-type="string" calcext:value-type="string">
            <text:p>checked</text:p>
          </table:table-cell>
          <table:table-cell table:style-name="ce322" table:number-columns-repeated="1013"/>
        </table:table-row>
        <table:table-row table:style-name="ro3">
          <table:table-cell/>
          <table:table-cell table:style-name="ce328" office:value-type="float" office:value="2" calcext:value-type="float">
            <text:p>2</text:p>
          </table:table-cell>
          <table:table-cell table:style-name="ce411" office:value-type="string" calcext:value-type="string">
            <text:p>Improved close rate </text:p>
          </table:table-cell>
          <table:table-cell table:style-name="ce357"/>
          <table:table-cell table:style-name="ce379"/>
          <table:table-cell table:style-name="ce390" table:number-columns-repeated="4"/>
          <table:table-cell table:style-name="ce402"/>
          <table:table-cell table:number-columns-repeated="1014"/>
        </table:table-row>
        <table:table-row table:style-name="ro3">
          <table:table-cell/>
          <table:table-cell table:style-name="ce328" office:value-type="string" calcext:value-type="string">
            <text:p>2a</text:p>
          </table:table-cell>
          <table:table-cell table:style-name="ce340" office:value-type="string" calcext:value-type="string">
            <text:p>Avg annual # of customer orders</text:p>
          </table:table-cell>
          <table:table-cell table:style-name="ce359" table:formula="of:=[.D19]" office:value-type="float" office:value="2200" calcext:value-type="float">
            <text:p><text:s/>2 200 </text:p>
          </table:table-cell>
          <table:table-cell table:style-name="ce379"/>
          <table:table-cell table:style-name="ce346" table:formula="of:=[.$D24]" office:value-type="float" office:value="2200" calcext:value-type="float">
            <text:p><text:s/>2 200 </text:p>
          </table:table-cell>
          <table:table-cell table:style-name="ce346" table:formula="of:=[.$D24]" office:value-type="float" office:value="2200" calcext:value-type="float">
            <text:p><text:s/>2 200 </text:p>
          </table:table-cell>
          <table:table-cell table:style-name="ce346" table:formula="of:=[.$D24]" office:value-type="float" office:value="2200" calcext:value-type="float">
            <text:p><text:s/>2 200 </text:p>
          </table:table-cell>
          <table:table-cell table:style-name="ce346" table:formula="of:=[.$D24]" office:value-type="float" office:value="2200" calcext:value-type="float">
            <text:p><text:s/>2 200 </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28" office:value-type="string" calcext:value-type="string">
            <text:p>2b</text:p>
          </table:table-cell>
          <table:table-cell table:style-name="ce340" office:value-type="string" calcext:value-type="string">
            <text:p>Customer order price</text:p>
          </table:table-cell>
          <table:table-cell table:style-name="ce360" table:formula="of:=[.D20]" office:value-type="float" office:value="2000" calcext:value-type="float">
            <text:p><text:s/>$2 000 </text:p>
          </table:table-cell>
          <table:table-cell table:style-name="ce379"/>
          <table:table-cell table:style-name="ce387" table:formula="of:=[.F20]" office:value-type="float" office:value="2100" calcext:value-type="float">
            <text:p><text:s/>$2 100 </text:p>
          </table:table-cell>
          <table:table-cell table:style-name="ce387" table:formula="of:=[.G20]" office:value-type="float" office:value="2205" calcext:value-type="float">
            <text:p><text:s/>$2 205 </text:p>
          </table:table-cell>
          <table:table-cell table:style-name="ce387" table:formula="of:=[.H20]" office:value-type="float" office:value="2315.25" calcext:value-type="float">
            <text:p><text:s/>$2 315 </text:p>
          </table:table-cell>
          <table:table-cell table:style-name="ce387" table:formula="of:=[.I20]" office:value-type="float" office:value="2431.0125" calcext:value-type="float">
            <text:p><text:s/>$2 431 </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28" office:value-type="string" calcext:value-type="string">
            <text:p>2c</text:p>
          </table:table-cell>
          <table:table-cell table:style-name="ce340" office:value-type="string" calcext:value-type="string">
            <text:p>Avg annual close rate</text:p>
          </table:table-cell>
          <table:table-cell table:style-name="ce365" office:value-type="percentage" office:value="0.72" calcext:value-type="percentage">
            <text:p>72%</text:p>
          </table:table-cell>
          <table:table-cell table:style-name="ce379"/>
          <table:table-cell table:style-name="ce49" table:formula="of:=[.$D26]" office:value-type="percentage" office:value="0.72" calcext:value-type="percentage">
            <text:p>72%</text:p>
          </table:table-cell>
          <table:table-cell table:style-name="ce49" table:formula="of:=[.$D26]" office:value-type="percentage" office:value="0.72" calcext:value-type="percentage">
            <text:p>72%</text:p>
          </table:table-cell>
          <table:table-cell table:style-name="ce49" table:formula="of:=[.$D26]" office:value-type="percentage" office:value="0.72" calcext:value-type="percentage">
            <text:p>72%</text:p>
          </table:table-cell>
          <table:table-cell table:style-name="ce49" table:formula="of:=[.$D26]" office:value-type="percentage" office:value="0.72" calcext:value-type="percentage">
            <text:p>72%</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28" office:value-type="string" calcext:value-type="string">
            <text:p>2d</text:p>
          </table:table-cell>
          <table:table-cell table:style-name="ce340" office:value-type="string" calcext:value-type="string">
            <text:p>Est. % improvement in close rate</text:p>
          </table:table-cell>
          <table:table-cell table:style-name="ce353" table:formula="of:=[$'Input Tornado'.D29]" office:value-type="percentage" office:value="0.1" calcext:value-type="percentage">
            <text:p>10%</text:p>
          </table:table-cell>
          <table:table-cell table:style-name="ce379"/>
          <table:table-cell table:style-name="ce49" table:formula="of:=[.$D27]" office:value-type="percentage" office:value="0.1" calcext:value-type="percentage">
            <text:p>10%</text:p>
          </table:table-cell>
          <table:table-cell table:style-name="ce49" table:formula="of:=[.$D27]" office:value-type="percentage" office:value="0.1" calcext:value-type="percentage">
            <text:p>10%</text:p>
          </table:table-cell>
          <table:table-cell table:style-name="ce49" table:formula="of:=[.$D27]" office:value-type="percentage" office:value="0.1" calcext:value-type="percentage">
            <text:p>10%</text:p>
          </table:table-cell>
          <table:table-cell table:style-name="ce49" table:formula="of:=[.$D27]" office:value-type="percentage" office:value="0.1" calcext:value-type="percentage">
            <text:p>10%</text:p>
          </table:table-cell>
          <table:table-cell table:style-name="ce402"/>
          <table:table-cell office:value-type="string" calcext:value-type="string">
            <text:p>checked</text:p>
          </table:table-cell>
          <table:table-cell table:number-columns-repeated="1013"/>
        </table:table-row>
        <table:table-row table:style-name="ro3">
          <table:table-cell table:style-name="ce322"/>
          <table:table-cell table:style-name="ce329"/>
          <table:table-cell table:style-name="ce412" office:value-type="string" calcext:value-type="string">
            <text:p>Annual Revenue Increase</text:p>
          </table:table-cell>
          <table:table-cell table:style-name="ce358"/>
          <table:table-cell table:style-name="ce380" table:formula="of:=[.D24]*[.D27]*[.D25]*[.D26]" office:value-type="float" office:value="316800" calcext:value-type="float">
            <text:p><text:s/>$316 800 </text:p>
          </table:table-cell>
          <table:table-cell table:style-name="ce389" table:formula="of:=[.F24]*[.F25]*[.F26]*[.F27]" office:value-type="float" office:value="332640" calcext:value-type="float">
            <text:p><text:s/>$332 640 </text:p>
          </table:table-cell>
          <table:table-cell table:style-name="ce389" table:formula="of:=[.G24]*[.G25]*[.G26]*[.G27]" office:value-type="float" office:value="349272" calcext:value-type="float">
            <text:p><text:s/>$349 272 </text:p>
          </table:table-cell>
          <table:table-cell table:style-name="ce389" table:formula="of:=[.H24]*[.H25]*[.H26]*[.H27]" office:value-type="float" office:value="366735.6" calcext:value-type="float">
            <text:p><text:s/>$366 736 </text:p>
          </table:table-cell>
          <table:table-cell table:style-name="ce389" table:formula="of:=[.I24]*[.I25]*[.I26]*[.I27]" office:value-type="float" office:value="385072.38" calcext:value-type="float">
            <text:p><text:s/>$385 072 </text:p>
          </table:table-cell>
          <table:table-cell table:style-name="ce403" table:formula="of:=SUM([.E28:.I28])" office:value-type="float" office:value="1750519.98" calcext:value-type="float">
            <text:p><text:s/>$1 750 520 </text:p>
          </table:table-cell>
          <table:table-cell office:value-type="string" calcext:value-type="string">
            <text:p>checked</text:p>
          </table:table-cell>
          <table:table-cell table:style-name="ce322" table:number-columns-repeated="1013"/>
        </table:table-row>
        <table:table-row table:style-name="ro3">
          <table:table-cell/>
          <table:table-cell table:style-name="ce328" office:value-type="float" office:value="3" calcext:value-type="float">
            <text:p>3</text:p>
          </table:table-cell>
          <table:table-cell table:style-name="ce411" office:value-type="string" calcext:value-type="string">
            <text:p>Shortened processing time for orders</text:p>
          </table:table-cell>
          <table:table-cell table:style-name="ce357"/>
          <table:table-cell table:style-name="ce376" office:value-type="string" office:string-value="Annual Est. Change" calcext:value-type="string">
            <text:p><text:s/>Annual Est. Change </text:p>
          </table:table-cell>
          <table:table-cell table:style-name="ce390" table:number-columns-repeated="4"/>
          <table:table-cell table:style-name="ce402"/>
          <table:table-cell table:number-columns-repeated="1014"/>
        </table:table-row>
        <table:table-row table:style-name="ro3">
          <table:table-cell/>
          <table:table-cell table:style-name="ce328" office:value-type="string" calcext:value-type="string">
            <text:p>3a</text:p>
          </table:table-cell>
          <table:table-cell table:style-name="ce340" office:value-type="string" calcext:value-type="string">
            <text:p>Annual customer orders</text:p>
          </table:table-cell>
          <table:table-cell table:style-name="ce359" table:formula="of:=[.D24]" office:value-type="float" office:value="2200" calcext:value-type="float">
            <text:p><text:s/>2 200 </text:p>
          </table:table-cell>
          <table:table-cell table:style-name="ce379"/>
          <table:table-cell table:style-name="ce346" table:formula="of:=[.D33]+[.D30]" office:value-type="float" office:value="2420" calcext:value-type="float">
            <text:p><text:s/>2 420 </text:p>
          </table:table-cell>
          <table:table-cell table:style-name="ce346" table:formula="of:=[.F30]+[.F33]" office:value-type="float" office:value="2541" calcext:value-type="float">
            <text:p><text:s/>2 541 </text:p>
          </table:table-cell>
          <table:table-cell table:style-name="ce346" table:formula="of:=[.G30]+[.G33]" office:value-type="float" office:value="2604.525" calcext:value-type="float">
            <text:p><text:s/>2 605 </text:p>
          </table:table-cell>
          <table:table-cell table:style-name="ce346" table:formula="of:=[.H30]+[.H33]" office:value-type="float" office:value="2637.0815625" calcext:value-type="float">
            <text:p><text:s/>2 637 </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28" office:value-type="string" calcext:value-type="string">
            <text:p>3b</text:p>
          </table:table-cell>
          <table:table-cell table:style-name="ce340" table:formula="of:=[.C25]" office:value-type="string" office:string-value="Customer order price" calcext:value-type="string">
            <text:p>Customer order price</text:p>
          </table:table-cell>
          <table:table-cell table:style-name="ce360" table:formula="of:=[.D25]" office:value-type="float" office:value="2000" calcext:value-type="float">
            <text:p><text:s/>$2 000 </text:p>
          </table:table-cell>
          <table:table-cell table:style-name="ce379"/>
          <table:table-cell table:style-name="ce387" table:formula="of:=[.F25]" office:value-type="float" office:value="2100" calcext:value-type="float">
            <text:p><text:s/>$2 100 </text:p>
          </table:table-cell>
          <table:table-cell table:style-name="ce387" table:formula="of:=[.G25]" office:value-type="float" office:value="2205" calcext:value-type="float">
            <text:p><text:s/>$2 205 </text:p>
          </table:table-cell>
          <table:table-cell table:style-name="ce387" table:formula="of:=[.H25]" office:value-type="float" office:value="2315.25" calcext:value-type="float">
            <text:p><text:s/>$2 315 </text:p>
          </table:table-cell>
          <table:table-cell table:style-name="ce387" table:formula="of:=[.I25]" office:value-type="float" office:value="2431.0125" calcext:value-type="float">
            <text:p><text:s/>$2 431 </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28" office:value-type="string" calcext:value-type="string">
            <text:p>3d</text:p>
          </table:table-cell>
          <table:table-cell table:style-name="ce340" office:value-type="string" calcext:value-type="string">
            <text:p>Est. % decrease in order processing time</text:p>
          </table:table-cell>
          <table:table-cell table:style-name="ce353" table:formula="of:=[$'Input Tornado'.D30]" office:value-type="percentage" office:value="0.1" calcext:value-type="percentage">
            <text:p>10%</text:p>
          </table:table-cell>
          <table:table-cell table:style-name="ce383" office:value-type="percentage" office:value="0.5" calcext:value-type="percentage">
            <text:p>50%</text:p>
          </table:table-cell>
          <table:table-cell table:style-name="ce126" table:formula="of:=[.D32]*[.$E32]" office:value-type="percentage" office:value="0.05" calcext:value-type="percentage">
            <text:p>5,0%</text:p>
          </table:table-cell>
          <table:table-cell table:style-name="ce126" table:formula="of:=[.F32]*[.$E32]" office:value-type="percentage" office:value="0.025" calcext:value-type="percentage">
            <text:p>2,5%</text:p>
          </table:table-cell>
          <table:table-cell table:style-name="ce126" table:formula="of:=[.G32]*[.$E32]" office:value-type="percentage" office:value="0.0125" calcext:value-type="percentage">
            <text:p>1,3%</text:p>
          </table:table-cell>
          <table:table-cell table:style-name="ce126" table:formula="of:=[.H32]*[.$E32]" office:value-type="percentage" office:value="0.00625" calcext:value-type="percentage">
            <text:p>0,6%</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28" office:value-type="string" calcext:value-type="string">
            <text:p>3e</text:p>
          </table:table-cell>
          <table:table-cell table:style-name="ce340" office:value-type="string" calcext:value-type="string">
            <text:p>Resulting incremental customer orders</text:p>
          </table:table-cell>
          <table:table-cell table:style-name="ce359" table:formula="of:=([.D32])*[.D30]" office:value-type="float" office:value="220" calcext:value-type="float">
            <text:p><text:s/>220 </text:p>
          </table:table-cell>
          <table:table-cell table:style-name="ce379"/>
          <table:table-cell table:style-name="ce346" table:formula="of:=[.F30]*([.F32])" office:value-type="float" office:value="121" calcext:value-type="float">
            <text:p><text:s/>121 </text:p>
          </table:table-cell>
          <table:table-cell table:style-name="ce346" table:formula="of:=[.G30]*([.G32])" office:value-type="float" office:value="63.525" calcext:value-type="float">
            <text:p><text:s/>64 </text:p>
          </table:table-cell>
          <table:table-cell table:style-name="ce346" table:formula="of:=[.H30]*([.H32])" office:value-type="float" office:value="32.5565625" calcext:value-type="float">
            <text:p><text:s/>33 </text:p>
          </table:table-cell>
          <table:table-cell table:style-name="ce346" table:formula="of:=[.I30]*([.I32])" office:value-type="float" office:value="16.481759765625" calcext:value-type="float">
            <text:p><text:s/>16 </text:p>
          </table:table-cell>
          <table:table-cell table:style-name="ce402"/>
          <table:table-cell office:value-type="string" calcext:value-type="string">
            <text:p>checked</text:p>
          </table:table-cell>
          <table:table-cell table:number-columns-repeated="1013"/>
        </table:table-row>
        <table:table-row table:style-name="ro3">
          <table:table-cell table:style-name="ce323"/>
          <table:table-cell table:style-name="ce329"/>
          <table:table-cell table:style-name="ce412" office:value-type="string" calcext:value-type="string">
            <text:p>Annual Revenue Increase</text:p>
          </table:table-cell>
          <table:table-cell table:style-name="ce361"/>
          <table:table-cell table:style-name="ce380" table:formula="of:=([.D33])*[.D31]" office:value-type="float" office:value="440000" calcext:value-type="float">
            <text:p><text:s/>$440 000 </text:p>
          </table:table-cell>
          <table:table-cell table:style-name="ce380" table:formula="of:=([.F33])*[.F31]" office:value-type="float" office:value="254100" calcext:value-type="float">
            <text:p><text:s/>$254 100 </text:p>
          </table:table-cell>
          <table:table-cell table:style-name="ce380" table:formula="of:=([.G33])*[.G31]" office:value-type="float" office:value="140072.625" calcext:value-type="float">
            <text:p><text:s/>$140 073 </text:p>
          </table:table-cell>
          <table:table-cell table:style-name="ce380" table:formula="of:=([.H33])*[.H31]" office:value-type="float" office:value="75376.581328125" calcext:value-type="float">
            <text:p><text:s/>$75 377 </text:p>
          </table:table-cell>
          <table:table-cell table:style-name="ce380" table:formula="of:=([.I33])*[.I31]" office:value-type="float" office:value="40067.3640122315" calcext:value-type="float">
            <text:p><text:s/>$40 067 </text:p>
          </table:table-cell>
          <table:table-cell table:style-name="ce403" table:formula="of:=SUM([.E34:.I34])" office:value-type="float" office:value="949616.570340356" calcext:value-type="float">
            <text:p><text:s/>$949 617 </text:p>
          </table:table-cell>
          <table:table-cell office:value-type="string" calcext:value-type="string">
            <text:p>checked</text:p>
          </table:table-cell>
          <table:table-cell table:style-name="ce323" table:number-columns-repeated="1013"/>
        </table:table-row>
        <table:table-row table:style-name="ro3">
          <table:table-cell/>
          <table:table-cell table:style-name="ce328" office:value-type="float" office:value="4" calcext:value-type="float">
            <text:p>4</text:p>
          </table:table-cell>
          <table:table-cell table:style-name="ce411" office:value-type="string" calcext:value-type="string">
            <text:p>Better efficiency for personnel who travel</text:p>
          </table:table-cell>
          <table:table-cell table:style-name="ce357"/>
          <table:table-cell table:style-name="ce376" office:value-type="string" office:string-value="Annual Est. Change" calcext:value-type="string">
            <text:p><text:s/>Annual Est. Change </text:p>
          </table:table-cell>
          <table:table-cell table:style-name="ce390" table:number-columns-repeated="4"/>
          <table:table-cell table:style-name="ce402"/>
          <table:table-cell table:number-columns-repeated="1014"/>
        </table:table-row>
        <table:table-row table:style-name="ro3">
          <table:table-cell/>
          <table:table-cell table:style-name="ce328" office:value-type="string" calcext:value-type="string">
            <text:p>4a</text:p>
          </table:table-cell>
          <table:table-cell table:style-name="ce340" office:value-type="string" calcext:value-type="string">
            <text:p>Est. % improvement in sales travel efficiency</text:p>
          </table:table-cell>
          <table:table-cell table:style-name="ce353" table:formula="of:=[$'Input Tornado'.D31]" office:value-type="percentage" office:value="0.1" calcext:value-type="percentage">
            <text:p>10%</text:p>
          </table:table-cell>
          <table:table-cell table:style-name="ce383" office:value-type="percentage" office:value="0.5" calcext:value-type="percentage">
            <text:p>50%</text:p>
          </table:table-cell>
          <table:table-cell table:style-name="ce49" table:formula="of:=[.D36]*[.$E36]" office:value-type="percentage" office:value="0.05" calcext:value-type="percentage">
            <text:p>5%</text:p>
          </table:table-cell>
          <table:table-cell table:style-name="ce49" table:formula="of:=[.F36]*[.$E36]" office:value-type="percentage" office:value="0.025" calcext:value-type="percentage">
            <text:p>3%</text:p>
          </table:table-cell>
          <table:table-cell table:style-name="ce49" table:formula="of:=[.G36]*[.$E36]" office:value-type="percentage" office:value="0.0125" calcext:value-type="percentage">
            <text:p>1%</text:p>
          </table:table-cell>
          <table:table-cell table:style-name="ce49" table:formula="of:=[.H36]*[.$E36]" office:value-type="percentage" office:value="0.00625" calcext:value-type="percentage">
            <text:p>1%</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28" office:value-type="string" calcext:value-type="string">
            <text:p>4b</text:p>
          </table:table-cell>
          <table:table-cell table:style-name="ce340" office:value-type="string" calcext:value-type="string">
            <text:p>Avg annual sales per rep</text:p>
          </table:table-cell>
          <table:table-cell table:style-name="ce360" table:formula="of:=([.D19]*[.D20])/[.D38]" office:value-type="float" office:value="440000" calcext:value-type="float">
            <text:p><text:s/>$440 000 </text:p>
          </table:table-cell>
          <table:table-cell table:style-name="ce379"/>
          <table:table-cell table:style-name="ce346" table:formula="of:=[.D37]*(1+[.D36])" office:value-type="float" office:value="484000" calcext:value-type="float">
            <text:p><text:s/>484 000 </text:p>
          </table:table-cell>
          <table:table-cell table:style-name="ce346" table:formula="of:=[.F37]*(1+[.F36])" office:value-type="float" office:value="508200" calcext:value-type="float">
            <text:p><text:s/>508 200 </text:p>
          </table:table-cell>
          <table:table-cell table:style-name="ce346" table:formula="of:=[.G37]*(1+[.G36])" office:value-type="float" office:value="520905" calcext:value-type="float">
            <text:p><text:s/>520 905 </text:p>
          </table:table-cell>
          <table:table-cell table:style-name="ce346" table:formula="of:=[.H37]*(1+[.H36])" office:value-type="float" office:value="527416.3125" calcext:value-type="float">
            <text:p><text:s/>527 416 </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28" office:value-type="string" calcext:value-type="string">
            <text:p>4c</text:p>
          </table:table-cell>
          <table:table-cell table:style-name="ce340" office:value-type="string" calcext:value-type="string">
            <text:p>Avg annual number of reps</text:p>
          </table:table-cell>
          <table:table-cell table:style-name="ce355" office:value-type="float" office:value="10" calcext:value-type="float">
            <text:p><text:s/>10 </text:p>
          </table:table-cell>
          <table:table-cell table:style-name="ce422"/>
          <table:table-cell table:style-name="ce346" table:formula="of:=[.$D38]" office:value-type="float" office:value="10" calcext:value-type="float">
            <text:p><text:s/>10 </text:p>
          </table:table-cell>
          <table:table-cell table:style-name="ce346" table:formula="of:=[.$D38]" office:value-type="float" office:value="10" calcext:value-type="float">
            <text:p><text:s/>10 </text:p>
          </table:table-cell>
          <table:table-cell table:style-name="ce346" table:formula="of:=[.$D38]" office:value-type="float" office:value="10" calcext:value-type="float">
            <text:p><text:s/>10 </text:p>
          </table:table-cell>
          <table:table-cell table:style-name="ce346" table:formula="of:=[.$D38]" office:value-type="float" office:value="10" calcext:value-type="float">
            <text:p><text:s/>10 </text:p>
          </table:table-cell>
          <table:table-cell table:style-name="ce402"/>
          <table:table-cell office:value-type="string" calcext:value-type="string">
            <text:p>checked</text:p>
          </table:table-cell>
          <table:table-cell table:number-columns-repeated="1013"/>
        </table:table-row>
        <table:table-row table:style-name="ro3">
          <table:table-cell table:style-name="ce322"/>
          <table:table-cell table:style-name="ce329"/>
          <table:table-cell table:style-name="ce412" office:value-type="string" calcext:value-type="string">
            <text:p>Annual Revenue Increase</text:p>
          </table:table-cell>
          <table:table-cell table:style-name="ce356"/>
          <table:table-cell table:style-name="ce380" table:formula="of:=[.D36]*[.D37]*[.D38]" office:value-type="float" office:value="440000" calcext:value-type="float">
            <text:p><text:s/>$440 000 </text:p>
          </table:table-cell>
          <table:table-cell table:style-name="ce389" table:formula="of:=[.F36]*[.F37]*[.F38]" office:value-type="float" office:value="242000" calcext:value-type="float">
            <text:p><text:s/>$242 000 </text:p>
          </table:table-cell>
          <table:table-cell table:style-name="ce389" table:formula="of:=[.G36]*[.G37]*[.G38]" office:value-type="float" office:value="127050" calcext:value-type="float">
            <text:p><text:s/>$127 050 </text:p>
          </table:table-cell>
          <table:table-cell table:style-name="ce389" table:formula="of:=[.H36]*[.H37]*[.H38]" office:value-type="float" office:value="65113.125" calcext:value-type="float">
            <text:p><text:s/>$65 113 </text:p>
          </table:table-cell>
          <table:table-cell table:style-name="ce389" table:formula="of:=[.I36]*[.I37]*[.I38]" office:value-type="float" office:value="32963.51953125" calcext:value-type="float">
            <text:p><text:s/>$32 964 </text:p>
          </table:table-cell>
          <table:table-cell table:style-name="ce403" table:formula="of:=SUM([.E39:.I39])" office:value-type="float" office:value="907126.64453125" calcext:value-type="float">
            <text:p><text:s/>$907 127 </text:p>
          </table:table-cell>
          <table:table-cell office:value-type="string" calcext:value-type="string">
            <text:p>checked</text:p>
          </table:table-cell>
          <table:table-cell table:style-name="ce322" table:number-columns-repeated="1013"/>
        </table:table-row>
        <table:table-row table:style-name="ro3">
          <table:table-cell/>
          <table:table-cell table:style-name="ce328" office:value-type="float" office:value="5" calcext:value-type="float">
            <text:p>5</text:p>
          </table:table-cell>
          <table:table-cell table:style-name="ce411" office:value-type="string" calcext:value-type="string">
            <text:p>Increase in Customer Retention</text:p>
          </table:table-cell>
          <table:table-cell table:style-name="ce352"/>
          <table:table-cell table:style-name="ce379"/>
          <table:table-cell table:style-name="ce390" table:number-columns-repeated="4"/>
          <table:table-cell table:style-name="ce402"/>
          <table:table-cell table:number-columns-repeated="1014"/>
        </table:table-row>
        <table:table-row table:style-name="ro3">
          <table:table-cell/>
          <table:table-cell table:style-name="ce328" office:value-type="string" calcext:value-type="string">
            <text:p>5a</text:p>
          </table:table-cell>
          <table:table-cell table:style-name="ce340" office:value-type="string" calcext:value-type="string">
            <text:p>Avg annual # of customers</text:p>
          </table:table-cell>
          <table:table-cell table:style-name="ce355" office:value-type="float" office:value="500" calcext:value-type="float">
            <text:p><text:s/>500 </text:p>
          </table:table-cell>
          <table:table-cell table:style-name="ce379"/>
          <table:table-cell table:style-name="ce346" table:formula="of:=[.$D41]" office:value-type="float" office:value="500" calcext:value-type="float">
            <text:p><text:s/>500 </text:p>
          </table:table-cell>
          <table:table-cell table:style-name="ce346" table:formula="of:=[.$D41]" office:value-type="float" office:value="500" calcext:value-type="float">
            <text:p><text:s/>500 </text:p>
          </table:table-cell>
          <table:table-cell table:style-name="ce346" table:formula="of:=[.$D41]" office:value-type="float" office:value="500" calcext:value-type="float">
            <text:p><text:s/>500 </text:p>
          </table:table-cell>
          <table:table-cell table:style-name="ce346" table:formula="of:=[.$D41]" office:value-type="float" office:value="500" calcext:value-type="float">
            <text:p><text:s/>500 </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28" office:value-type="string" calcext:value-type="string">
            <text:p>5b</text:p>
          </table:table-cell>
          <table:table-cell table:style-name="ce340" office:value-type="string" calcext:value-type="string">
            <text:p>Average customer loss per year</text:p>
          </table:table-cell>
          <table:table-cell table:style-name="ce365" office:value-type="percentage" office:value="0.05" calcext:value-type="percentage">
            <text:p>5%</text:p>
          </table:table-cell>
          <table:table-cell table:style-name="ce379"/>
          <table:table-cell table:style-name="ce126" table:formula="of:=[.$D42]" office:value-type="percentage" office:value="0.05" calcext:value-type="percentage">
            <text:p>5,0%</text:p>
          </table:table-cell>
          <table:table-cell table:style-name="ce126" table:formula="of:=[.$D42]" office:value-type="percentage" office:value="0.05" calcext:value-type="percentage">
            <text:p>5,0%</text:p>
          </table:table-cell>
          <table:table-cell table:style-name="ce126" table:formula="of:=[.$D42]" office:value-type="percentage" office:value="0.05" calcext:value-type="percentage">
            <text:p>5,0%</text:p>
          </table:table-cell>
          <table:table-cell table:style-name="ce126" table:formula="of:=[.$D42]" office:value-type="percentage" office:value="0.05" calcext:value-type="percentage">
            <text:p>5,0%</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28" office:value-type="string" calcext:value-type="string">
            <text:p>5c</text:p>
          </table:table-cell>
          <table:table-cell table:style-name="ce340" office:value-type="string" calcext:value-type="string">
            <text:p>Average annual revenue per existing customer</text:p>
          </table:table-cell>
          <table:table-cell table:style-name="ce360" table:formula="of:=([.D19]*[.D20])/[.D41]" office:value-type="float" office:value="8800" calcext:value-type="float">
            <text:p><text:s/>$8 800 </text:p>
          </table:table-cell>
          <table:table-cell table:style-name="ce379"/>
          <table:table-cell table:style-name="ce387" table:formula="of:=[.$D43]" office:value-type="float" office:value="8800" calcext:value-type="float">
            <text:p><text:s/>$8 800 </text:p>
          </table:table-cell>
          <table:table-cell table:style-name="ce387" table:formula="of:=[.$D43]" office:value-type="float" office:value="8800" calcext:value-type="float">
            <text:p><text:s/>$8 800 </text:p>
          </table:table-cell>
          <table:table-cell table:style-name="ce387" table:formula="of:=[.$D43]" office:value-type="float" office:value="8800" calcext:value-type="float">
            <text:p><text:s/>$8 800 </text:p>
          </table:table-cell>
          <table:table-cell table:style-name="ce387" table:formula="of:=[.$D43]" office:value-type="float" office:value="8800" calcext:value-type="float">
            <text:p><text:s/>$8 800 </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28" office:value-type="string" calcext:value-type="string">
            <text:p>5d</text:p>
          </table:table-cell>
          <table:table-cell table:style-name="ce340" office:value-type="string" calcext:value-type="string">
            <text:p>Est avg annual reduction in customer loss</text:p>
          </table:table-cell>
          <table:table-cell table:style-name="ce353" table:formula="of:=[$'Input Tornado'.D32]" office:value-type="percentage" office:value="0.1" calcext:value-type="percentage">
            <text:p>10%</text:p>
          </table:table-cell>
          <table:table-cell table:style-name="ce379"/>
          <table:table-cell table:style-name="ce126" table:formula="of:=[.$D44]" office:value-type="percentage" office:value="0.1" calcext:value-type="percentage">
            <text:p>10,0%</text:p>
          </table:table-cell>
          <table:table-cell table:style-name="ce126" table:formula="of:=[.$D44]" office:value-type="percentage" office:value="0.1" calcext:value-type="percentage">
            <text:p>10,0%</text:p>
          </table:table-cell>
          <table:table-cell table:style-name="ce126" table:formula="of:=[.$D44]" office:value-type="percentage" office:value="0.1" calcext:value-type="percentage">
            <text:p>10,0%</text:p>
          </table:table-cell>
          <table:table-cell table:style-name="ce126" table:formula="of:=[.$D44]" office:value-type="percentage" office:value="0.1" calcext:value-type="percentage">
            <text:p>10,0%</text:p>
          </table:table-cell>
          <table:table-cell table:style-name="ce402"/>
          <table:table-cell office:value-type="string" calcext:value-type="string">
            <text:p>checked</text:p>
          </table:table-cell>
          <table:table-cell table:number-columns-repeated="1013"/>
        </table:table-row>
        <table:table-row table:style-name="ro3">
          <table:table-cell table:style-name="ce323"/>
          <table:table-cell table:style-name="ce329"/>
          <table:table-cell table:style-name="ce412" office:value-type="string" calcext:value-type="string">
            <text:p>Annual Revenue Increase</text:p>
          </table:table-cell>
          <table:table-cell table:style-name="ce361"/>
          <table:table-cell table:style-name="ce380" table:formula="of:=([.D41]*[.D42]*[.D43])*[.D44]" office:value-type="float" office:value="22000" calcext:value-type="float">
            <text:p><text:s/>$22 000 </text:p>
          </table:table-cell>
          <table:table-cell table:style-name="ce389" table:formula="of:=[.F41]*[.F42]*[.F43]*[.F44]" office:value-type="float" office:value="22000" calcext:value-type="float">
            <text:p><text:s/>$22 000 </text:p>
          </table:table-cell>
          <table:table-cell table:style-name="ce389" table:formula="of:=[.G41]*[.G42]*[.G43]*[.G44]" office:value-type="float" office:value="22000" calcext:value-type="float">
            <text:p><text:s/>$22 000 </text:p>
          </table:table-cell>
          <table:table-cell table:style-name="ce389" table:formula="of:=[.H41]*[.H42]*[.H43]*[.H44]" office:value-type="float" office:value="22000" calcext:value-type="float">
            <text:p><text:s/>$22 000 </text:p>
          </table:table-cell>
          <table:table-cell table:style-name="ce389" table:formula="of:=[.I41]*[.I42]*[.I43]*[.I44]" office:value-type="float" office:value="22000" calcext:value-type="float">
            <text:p><text:s/>$22 000 </text:p>
          </table:table-cell>
          <table:table-cell table:style-name="ce403" table:formula="of:=SUM([.E45:.I45])" office:value-type="float" office:value="110000" calcext:value-type="float">
            <text:p><text:s/>$110 000 </text:p>
          </table:table-cell>
          <table:table-cell office:value-type="string" calcext:value-type="string">
            <text:p>checked</text:p>
          </table:table-cell>
          <table:table-cell table:style-name="ce323" table:number-columns-repeated="1013"/>
        </table:table-row>
        <table:table-row table:style-name="ro31">
          <table:table-cell table:style-name="ce320"/>
          <table:table-cell table:style-name="ce330" office:value-type="float" office:value="6" calcext:value-type="float">
            <text:p>6</text:p>
          </table:table-cell>
          <table:table-cell table:style-name="ce413" office:value-type="string" calcext:value-type="string">
            <text:p>Total Sales &amp; Marketing</text:p>
          </table:table-cell>
          <table:table-cell table:style-name="ce362"/>
          <table:table-cell table:style-name="ce381" table:formula="of:=[.E45]+[.E39]+[.E34]+[.E28]+[.E22]" office:value-type="float" office:value="1438800" calcext:value-type="float">
            <text:p><text:s/>$1 438 800 </text:p>
          </table:table-cell>
          <table:table-cell table:style-name="ce381" table:formula="of:=[.F45]+[.F39]+[.F34]+[.F28]+[.F22]" office:value-type="float" office:value="1081740" calcext:value-type="float">
            <text:p><text:s/>$1 081 740 </text:p>
          </table:table-cell>
          <table:table-cell table:style-name="ce381" table:formula="of:=[.G45]+[.G39]+[.G34]+[.G28]+[.G22]" office:value-type="float" office:value="880944.625" calcext:value-type="float">
            <text:p><text:s/>$880 945 </text:p>
          </table:table-cell>
          <table:table-cell table:style-name="ce381" table:formula="of:=[.H45]+[.H39]+[.H34]+[.H28]+[.H22]" office:value-type="float" office:value="783902.806328125" calcext:value-type="float">
            <text:p><text:s/>$783 903 </text:p>
          </table:table-cell>
          <table:table-cell table:style-name="ce381" table:formula="of:=[.I45]+[.I39]+[.I34]+[.I28]+[.I22]" office:value-type="float" office:value="747514.638543482" calcext:value-type="float">
            <text:p><text:s/>$747 515 </text:p>
          </table:table-cell>
          <table:table-cell table:style-name="ce381" table:formula="of:=SUM([.E46:.I46])" office:value-type="float" office:value="4932902.06987161" calcext:value-type="float">
            <text:p><text:s/>$4 932 902 </text:p>
          </table:table-cell>
          <table:table-cell office:value-type="string" calcext:value-type="string">
            <text:p>checked</text:p>
          </table:table-cell>
          <table:table-cell table:style-name="ce320" table:number-columns-repeated="1013"/>
        </table:table-row>
        <table:table-row table:style-name="ro66">
          <table:table-cell/>
          <table:table-cell table:style-name="ce327" table:formula="of:=[$BenefitsID.S4]" office:value-type="string" office:string-value="Customer Service &amp; Order Mgt." calcext:value-type="string">
            <text:p>Customer Service &amp; Order Mgt.</text:p>
          </table:table-cell>
          <table:table-cell table:style-name="ce343"/>
          <table:table-cell table:style-name="ce363"/>
          <table:table-cell table:style-name="ce382"/>
          <table:table-cell table:style-name="ce375" table:number-columns-repeated="4"/>
          <table:table-cell table:style-name="ce401"/>
          <table:table-cell table:number-columns-repeated="1014"/>
        </table:table-row>
        <table:table-row table:style-name="ro40">
          <table:table-cell/>
          <table:table-cell table:style-name="ce330" office:value-type="float" office:value="6" calcext:value-type="float">
            <text:p>6</text:p>
          </table:table-cell>
          <table:table-cell table:style-name="ce411" office:value-type="string" calcext:value-type="string">
            <text:p>Improvement in market share due to customer satisfaction</text:p>
          </table:table-cell>
          <table:table-cell table:style-name="ce352"/>
          <table:table-cell table:style-name="ce376" office:value-type="string" office:string-value="Annual Est. Change" calcext:value-type="string">
            <text:p><text:s/>Annual Est. Change </text:p>
          </table:table-cell>
          <table:table-cell table:style-name="ce386" table:number-columns-repeated="4"/>
          <table:table-cell table:style-name="ce402"/>
          <table:table-cell table:number-columns-repeated="1014"/>
        </table:table-row>
        <table:table-row table:style-name="ro3">
          <table:table-cell/>
          <table:table-cell table:style-name="ce330"/>
          <table:table-cell table:style-name="ce340" office:value-type="string" calcext:value-type="string">
            <text:p># of existing customers</text:p>
          </table:table-cell>
          <table:table-cell table:style-name="ce359" table:formula="of:=[.D41]" office:value-type="float" office:value="500" calcext:value-type="float">
            <text:p><text:s/>500 </text:p>
          </table:table-cell>
          <table:table-cell table:style-name="ce423"/>
          <table:table-cell table:style-name="ce346" table:formula="of:=([.D49]+[.D51])*(1-[.F42])" office:value-type="float" office:value="522.5" calcext:value-type="float">
            <text:p><text:s/>523 </text:p>
          </table:table-cell>
          <table:table-cell table:style-name="ce346" table:formula="of:=([.F49]+[.F51])*(1-[.G42])" office:value-type="float" office:value="521.19375" calcext:value-type="float">
            <text:p><text:s/>521 </text:p>
          </table:table-cell>
          <table:table-cell table:style-name="ce346" table:formula="of:=([.G49]+[.G51])*(1-[.H42])" office:value-type="float" office:value="507.5124140625" calcext:value-type="float">
            <text:p><text:s/>508 </text:p>
          </table:table-cell>
          <table:table-cell table:style-name="ce346" table:formula="of:=([.H49]+[.H51])*(1-[.I42])" office:value-type="float" office:value="488.163503276367" calcext:value-type="float">
            <text:p><text:s/>488 </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30" office:value-type="string" calcext:value-type="string">
            <text:p>6a</text:p>
          </table:table-cell>
          <table:table-cell table:style-name="ce340" office:value-type="string" calcext:value-type="string">
            <text:p>Est. % improvement in customer satisfaction</text:p>
          </table:table-cell>
          <table:table-cell table:style-name="ce365" office:value-type="percentage" office:value="0.1" calcext:value-type="percentage">
            <text:p>10%</text:p>
          </table:table-cell>
          <table:table-cell table:style-name="ce383" office:value-type="percentage" office:value="0.5" calcext:value-type="percentage">
            <text:p>50%</text:p>
          </table:table-cell>
          <table:table-cell table:style-name="ce126" table:formula="of:=[.D50]*[.$E50]" office:value-type="percentage" office:value="0.05" calcext:value-type="percentage">
            <text:p>5,0%</text:p>
          </table:table-cell>
          <table:table-cell table:style-name="ce126" table:formula="of:=[.F50]*[.$E50]" office:value-type="percentage" office:value="0.025" calcext:value-type="percentage">
            <text:p>2,5%</text:p>
          </table:table-cell>
          <table:table-cell table:style-name="ce126" table:formula="of:=[.G50]*[.$E50]" office:value-type="percentage" office:value="0.0125" calcext:value-type="percentage">
            <text:p>1,3%</text:p>
          </table:table-cell>
          <table:table-cell table:style-name="ce126" table:formula="of:=[.H50]*[.$E50]" office:value-type="percentage" office:value="0.00625" calcext:value-type="percentage">
            <text:p>0,6%</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30" office:value-type="string" calcext:value-type="string">
            <text:p>6b</text:p>
          </table:table-cell>
          <table:table-cell table:style-name="ce340" office:value-type="string" calcext:value-type="string">
            <text:p>Avg annual incremental customers</text:p>
          </table:table-cell>
          <table:table-cell table:style-name="ce359" table:formula="of:=[.D49]*[.D50]" office:value-type="float" office:value="50" calcext:value-type="float">
            <text:p><text:s/>50 </text:p>
          </table:table-cell>
          <table:table-cell table:style-name="ce386"/>
          <table:table-cell table:style-name="ce427" table:formula="of:=[.F49]*[.F50]" office:value-type="float" office:value="26.125" calcext:value-type="float">
            <text:p><text:s/>26 </text:p>
          </table:table-cell>
          <table:table-cell table:style-name="ce346" table:formula="of:=[.G49]*[.G50]" office:value-type="float" office:value="13.02984375" calcext:value-type="float">
            <text:p><text:s/>13 </text:p>
          </table:table-cell>
          <table:table-cell table:style-name="ce346" table:formula="of:=[.H49]*[.H50]" office:value-type="float" office:value="6.34390517578125" calcext:value-type="float">
            <text:p><text:s/>6 </text:p>
          </table:table-cell>
          <table:table-cell table:style-name="ce346" table:formula="of:=[.I49]*[.I50]" office:value-type="float" office:value="3.0510218954773" calcext:value-type="float">
            <text:p><text:s/>3 </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30" office:value-type="string" calcext:value-type="string">
            <text:p>6c</text:p>
          </table:table-cell>
          <table:table-cell table:style-name="ce340" table:formula="of:=[.C43]" office:value-type="string" office:string-value="Average annual revenue per existing customer" calcext:value-type="string">
            <text:p>Average annual revenue per existing customer</text:p>
          </table:table-cell>
          <table:table-cell table:style-name="ce418" table:formula="of:=[.D43]" office:value-type="float" office:value="8800" calcext:value-type="float">
            <text:p><text:s/>$8 800 </text:p>
          </table:table-cell>
          <table:table-cell table:style-name="ce377"/>
          <table:table-cell table:style-name="ce388" table:formula="of:=[.$D52]" office:value-type="float" office:value="8800" calcext:value-type="float">
            <text:p><text:s/>8 800 </text:p>
          </table:table-cell>
          <table:table-cell table:style-name="ce388" table:formula="of:=[.$D52]" office:value-type="float" office:value="8800" calcext:value-type="float">
            <text:p><text:s/>8 800 </text:p>
          </table:table-cell>
          <table:table-cell table:style-name="ce388" table:formula="of:=[.$D52]" office:value-type="float" office:value="8800" calcext:value-type="float">
            <text:p><text:s/>8 800 </text:p>
          </table:table-cell>
          <table:table-cell table:style-name="ce388" table:formula="of:=[.$D52]" office:value-type="float" office:value="8800" calcext:value-type="float">
            <text:p><text:s/>8 800 </text:p>
          </table:table-cell>
          <table:table-cell table:style-name="ce402"/>
          <table:table-cell office:value-type="string" calcext:value-type="string">
            <text:p>checked</text:p>
          </table:table-cell>
          <table:table-cell table:number-columns-repeated="1013"/>
        </table:table-row>
        <table:table-row table:style-name="ro3">
          <table:table-cell table:style-name="ce322"/>
          <table:table-cell table:style-name="ce331"/>
          <table:table-cell table:style-name="ce412" office:value-type="string" calcext:value-type="string">
            <text:p>Annual Revenue Increase</text:p>
          </table:table-cell>
          <table:table-cell table:style-name="ce356"/>
          <table:table-cell table:style-name="ce380" table:formula="of:=[.D51]*[.D52]" office:value-type="float" office:value="440000" calcext:value-type="float">
            <text:p><text:s/>$440 000 </text:p>
          </table:table-cell>
          <table:table-cell table:style-name="ce389" table:formula="of:=[.F51]*[.F52]" office:value-type="float" office:value="229900" calcext:value-type="float">
            <text:p><text:s/>$229 900 </text:p>
          </table:table-cell>
          <table:table-cell table:style-name="ce389" table:formula="of:=[.G51]*[.G52]" office:value-type="float" office:value="114662.625" calcext:value-type="float">
            <text:p><text:s/>$114 663 </text:p>
          </table:table-cell>
          <table:table-cell table:style-name="ce389" table:formula="of:=[.H51]*[.H52]" office:value-type="float" office:value="55826.365546875" calcext:value-type="float">
            <text:p><text:s/>$55 826 </text:p>
          </table:table-cell>
          <table:table-cell table:style-name="ce389" table:formula="of:=[.I51]*[.I52]" office:value-type="float" office:value="26848.9926802002" calcext:value-type="float">
            <text:p><text:s/>$26 849 </text:p>
          </table:table-cell>
          <table:table-cell table:style-name="ce403" table:formula="of:=SUM([.E53:.I53])" office:value-type="float" office:value="867237.983227075" calcext:value-type="float">
            <text:p><text:s/>$867 238 </text:p>
          </table:table-cell>
          <table:table-cell office:value-type="string" calcext:value-type="string">
            <text:p>checked</text:p>
          </table:table-cell>
          <table:table-cell table:style-name="ce322" table:number-columns-repeated="1013"/>
        </table:table-row>
        <table:table-row table:style-name="ro3">
          <table:table-cell/>
          <table:table-cell table:style-name="ce330" office:value-type="float" office:value="7" calcext:value-type="float">
            <text:p>7</text:p>
          </table:table-cell>
          <table:table-cell table:style-name="ce411" office:value-type="string" calcext:value-type="string">
            <text:p>Incremental Sales Leads passed by Customer Service</text:p>
          </table:table-cell>
          <table:table-cell table:style-name="ce352"/>
          <table:table-cell table:style-name="ce379"/>
          <table:table-cell table:style-name="ce390" table:number-columns-repeated="4"/>
          <table:table-cell table:style-name="ce402"/>
          <table:table-cell table:number-columns-repeated="1014"/>
        </table:table-row>
        <table:table-row table:style-name="ro3">
          <table:table-cell/>
          <table:table-cell table:style-name="ce330"/>
          <table:table-cell table:style-name="ce340" office:value-type="string" calcext:value-type="string">
            <text:p>Actual leads passed per C.S. worker</text:p>
          </table:table-cell>
          <table:table-cell table:style-name="ce364" office:value-type="float" office:value="150" calcext:value-type="float">
            <text:p>150</text:p>
          </table:table-cell>
          <table:table-cell table:style-name="ce379"/>
          <table:table-cell table:style-name="ce346" table:formula="of:=[.D55]*(1+[.D56])" office:value-type="float" office:value="165" calcext:value-type="float">
            <text:p><text:s/>165 </text:p>
          </table:table-cell>
          <table:table-cell table:style-name="ce346" table:formula="of:=[.F55]*(1+[.F56])" office:value-type="float" office:value="181.5" calcext:value-type="float">
            <text:p><text:s/>182 </text:p>
          </table:table-cell>
          <table:table-cell table:style-name="ce346" table:formula="of:=[.G55]*(1+[.G56])" office:value-type="float" office:value="199.65" calcext:value-type="float">
            <text:p><text:s/>200 </text:p>
          </table:table-cell>
          <table:table-cell table:style-name="ce346" table:formula="of:=[.H55]*(1+[.H56])" office:value-type="float" office:value="219.615" calcext:value-type="float">
            <text:p><text:s/>220 </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30" office:value-type="string" calcext:value-type="string">
            <text:p>7a</text:p>
          </table:table-cell>
          <table:table-cell table:style-name="ce340" office:value-type="string" calcext:value-type="string">
            <text:p>Est. incremental % of leads passed per C.S. worker</text:p>
          </table:table-cell>
          <table:table-cell table:style-name="ce353" table:formula="of:=[$'Input Tornado'.D34]" office:value-type="percentage" office:value="0.1" calcext:value-type="percentage">
            <text:p>10%</text:p>
          </table:table-cell>
          <table:table-cell table:style-name="ce379"/>
          <table:table-cell table:style-name="ce49" table:formula="of:=[.$D56]" office:value-type="percentage" office:value="0.1" calcext:value-type="percentage">
            <text:p>10%</text:p>
          </table:table-cell>
          <table:table-cell table:style-name="ce49" table:formula="of:=[.$D56]" office:value-type="percentage" office:value="0.1" calcext:value-type="percentage">
            <text:p>10%</text:p>
          </table:table-cell>
          <table:table-cell table:style-name="ce49" table:formula="of:=[.$D56]" office:value-type="percentage" office:value="0.1" calcext:value-type="percentage">
            <text:p>10%</text:p>
          </table:table-cell>
          <table:table-cell table:style-name="ce49" table:formula="of:=[.$D56]" office:value-type="percentage" office:value="0.1" calcext:value-type="percentage">
            <text:p>10%</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30" office:value-type="string" calcext:value-type="string">
            <text:p>7b</text:p>
          </table:table-cell>
          <table:table-cell table:style-name="ce340" office:value-type="string" calcext:value-type="string">
            <text:p>Avg annual C.S. workers using new system</text:p>
          </table:table-cell>
          <table:table-cell table:style-name="ce355" office:value-type="float" office:value="10" calcext:value-type="float">
            <text:p><text:s/>10 </text:p>
          </table:table-cell>
          <table:table-cell table:style-name="ce379"/>
          <table:table-cell table:style-name="ce346" table:formula="of:=[.$D57]" office:value-type="float" office:value="10" calcext:value-type="float">
            <text:p><text:s/>10 </text:p>
          </table:table-cell>
          <table:table-cell table:style-name="ce346" table:formula="of:=[.$D57]" office:value-type="float" office:value="10" calcext:value-type="float">
            <text:p><text:s/>10 </text:p>
          </table:table-cell>
          <table:table-cell table:style-name="ce346" table:formula="of:=[.$D57]" office:value-type="float" office:value="10" calcext:value-type="float">
            <text:p><text:s/>10 </text:p>
          </table:table-cell>
          <table:table-cell table:style-name="ce346" table:formula="of:=[.$D57]" office:value-type="float" office:value="10" calcext:value-type="float">
            <text:p><text:s/>10 </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30" office:value-type="string" calcext:value-type="string">
            <text:p>7c</text:p>
          </table:table-cell>
          <table:table-cell table:style-name="ce340" office:value-type="string" calcext:value-type="string">
            <text:p>Avg annual % leads that turn into deals</text:p>
          </table:table-cell>
          <table:table-cell table:style-name="ce365" office:value-type="percentage" office:value="0.1" calcext:value-type="percentage">
            <text:p>10%</text:p>
          </table:table-cell>
          <table:table-cell table:style-name="ce379"/>
          <table:table-cell table:style-name="ce49" table:formula="of:=[.$D58]" office:value-type="percentage" office:value="0.1" calcext:value-type="percentage">
            <text:p>10%</text:p>
          </table:table-cell>
          <table:table-cell table:style-name="ce49" table:formula="of:=[.$D58]" office:value-type="percentage" office:value="0.1" calcext:value-type="percentage">
            <text:p>10%</text:p>
          </table:table-cell>
          <table:table-cell table:style-name="ce49" table:formula="of:=[.$D58]" office:value-type="percentage" office:value="0.1" calcext:value-type="percentage">
            <text:p>10%</text:p>
          </table:table-cell>
          <table:table-cell table:style-name="ce49" table:formula="of:=[.$D58]" office:value-type="percentage" office:value="0.1" calcext:value-type="percentage">
            <text:p>10%</text:p>
          </table:table-cell>
          <table:table-cell table:style-name="ce402"/>
          <table:table-cell office:value-type="string" calcext:value-type="string">
            <text:p>checked</text:p>
          </table:table-cell>
          <table:table-cell table:number-columns-repeated="1013"/>
        </table:table-row>
        <table:table-row table:style-name="ro3">
          <table:table-cell/>
          <table:table-cell table:style-name="ce330" office:value-type="string" calcext:value-type="string">
            <text:p>7d</text:p>
          </table:table-cell>
          <table:table-cell table:style-name="ce340" office:value-type="string" calcext:value-type="string">
            <text:p>Average customer order size</text:p>
          </table:table-cell>
          <table:table-cell table:style-name="ce359" table:formula="of:=[.D25]" office:value-type="float" office:value="2000" calcext:value-type="float">
            <text:p><text:s/>2 000 </text:p>
          </table:table-cell>
          <table:table-cell table:style-name="ce379"/>
          <table:table-cell table:style-name="ce387" table:formula="of:=[.$D59]" office:value-type="float" office:value="2000" calcext:value-type="float">
            <text:p><text:s/>$2 000 </text:p>
          </table:table-cell>
          <table:table-cell table:style-name="ce387" table:formula="of:=[.$D59]" office:value-type="float" office:value="2000" calcext:value-type="float">
            <text:p><text:s/>$2 000 </text:p>
          </table:table-cell>
          <table:table-cell table:style-name="ce387" table:formula="of:=[.$D59]" office:value-type="float" office:value="2000" calcext:value-type="float">
            <text:p><text:s/>$2 000 </text:p>
          </table:table-cell>
          <table:table-cell table:style-name="ce387" table:formula="of:=[.$D59]" office:value-type="float" office:value="2000" calcext:value-type="float">
            <text:p><text:s/>$2 000 </text:p>
          </table:table-cell>
          <table:table-cell table:style-name="ce402"/>
          <table:table-cell office:value-type="string" calcext:value-type="string">
            <text:p>checked</text:p>
          </table:table-cell>
          <table:table-cell table:number-columns-repeated="1013"/>
        </table:table-row>
        <table:table-row table:style-name="ro3">
          <table:table-cell table:style-name="ce323"/>
          <table:table-cell table:style-name="ce331"/>
          <table:table-cell table:style-name="ce412" office:value-type="string" calcext:value-type="string">
            <text:p>Annual Revenue Increase</text:p>
          </table:table-cell>
          <table:table-cell table:style-name="ce368"/>
          <table:table-cell table:style-name="ce380" table:formula="of:=[.D55]*[.D56]*[.D57]*[.D58]*[.D59]" office:value-type="float" office:value="30000" calcext:value-type="float">
            <text:p><text:s/>$30 000 </text:p>
          </table:table-cell>
          <table:table-cell table:style-name="ce389" table:formula="of:=[.F55]*[.F56]*[.F57]*[.F58]*[.F59]" office:value-type="float" office:value="33000" calcext:value-type="float">
            <text:p><text:s/>$33 000 </text:p>
          </table:table-cell>
          <table:table-cell table:style-name="ce389" table:formula="of:=[.G55]*[.G56]*[.G57]*[.G58]*[.G59]" office:value-type="float" office:value="36300" calcext:value-type="float">
            <text:p><text:s/>$36 300 </text:p>
          </table:table-cell>
          <table:table-cell table:style-name="ce389" table:formula="of:=[.H55]*[.H56]*[.H57]*[.H58]*[.H59]" office:value-type="float" office:value="39930" calcext:value-type="float">
            <text:p><text:s/>$39 930 </text:p>
          </table:table-cell>
          <table:table-cell table:style-name="ce389" table:formula="of:=[.I55]*[.I56]*[.I57]*[.I58]*[.I59]" office:value-type="float" office:value="43923" calcext:value-type="float">
            <text:p><text:s/>$43 923 </text:p>
          </table:table-cell>
          <table:table-cell table:style-name="ce403" table:formula="of:=SUM([.E60:.I60])" office:value-type="float" office:value="183153" calcext:value-type="float">
            <text:p><text:s/>$183 153 </text:p>
          </table:table-cell>
          <table:table-cell office:value-type="string" calcext:value-type="string">
            <text:p>checked</text:p>
          </table:table-cell>
          <table:table-cell table:style-name="ce323" table:number-columns-repeated="1013"/>
        </table:table-row>
        <table:table-row table:style-name="ro31">
          <table:table-cell table:style-name="ce320"/>
          <table:table-cell table:style-name="ce330" office:value-type="float" office:value="8" calcext:value-type="float">
            <text:p>8</text:p>
          </table:table-cell>
          <table:table-cell table:style-name="ce413" office:value-type="string" calcext:value-type="string">
            <text:p>Total Customer Service / Admin.</text:p>
          </table:table-cell>
          <table:table-cell table:style-name="ce369"/>
          <table:table-cell table:style-name="ce381" table:formula="of:=SUM([.E48:.E60])" office:value-type="float" office:value="470000.5" calcext:value-type="float">
            <text:p><text:s/>$470 001 </text:p>
          </table:table-cell>
          <table:table-cell table:style-name="ce381" table:formula="of:=[.F60]+[.F53]" office:value-type="float" office:value="262900" calcext:value-type="float">
            <text:p><text:s/>$262 900 </text:p>
          </table:table-cell>
          <table:table-cell table:style-name="ce381" table:formula="of:=[.G60]+[.G53]" office:value-type="float" office:value="150962.625" calcext:value-type="float">
            <text:p><text:s/>$150 963 </text:p>
          </table:table-cell>
          <table:table-cell table:style-name="ce381" table:formula="of:=[.H60]+[.H53]" office:value-type="float" office:value="95756.365546875" calcext:value-type="float">
            <text:p><text:s/>$95 756 </text:p>
          </table:table-cell>
          <table:table-cell table:style-name="ce381" table:formula="of:=[.I60]+[.I53]" office:value-type="float" office:value="70771.9926802002" calcext:value-type="float">
            <text:p><text:s/>$70 772 </text:p>
          </table:table-cell>
          <table:table-cell table:style-name="ce404" table:formula="of:=SUM([.E61:.I61])" office:value-type="float" office:value="1050391.48322708" calcext:value-type="float">
            <text:p><text:s/>$1 050 391 </text:p>
          </table:table-cell>
          <table:table-cell office:value-type="string" calcext:value-type="string">
            <text:p>checked</text:p>
          </table:table-cell>
          <table:table-cell table:style-name="ce320" table:number-columns-repeated="1013"/>
        </table:table-row>
        <table:table-row table:style-name="ro49">
          <table:table-cell table:style-name="ce320"/>
          <table:table-cell table:style-name="ce332"/>
          <table:table-cell table:style-name="ce414"/>
          <table:table-cell table:style-name="ce347" office:value-type="string" calcext:value-type="string">
            <text:p>Year 0</text:p>
          </table:table-cell>
          <table:table-cell table:style-name="ce223" office:value-type="string" office:string-value="Year 1" calcext:value-type="string">
            <text:p><text:s/>Year 1 </text:p>
          </table:table-cell>
          <table:table-cell table:style-name="ce227" office:value-type="string" calcext:value-type="string">
            <text:p>Year 2</text:p>
          </table:table-cell>
          <table:table-cell table:style-name="ce227" office:value-type="string" calcext:value-type="string">
            <text:p>Year 3</text:p>
          </table:table-cell>
          <table:table-cell table:style-name="ce227" office:value-type="string" calcext:value-type="string">
            <text:p>Year 4</text:p>
          </table:table-cell>
          <table:table-cell table:style-name="ce233" office:value-type="string" calcext:value-type="string">
            <text:p>Year 5</text:p>
          </table:table-cell>
          <table:table-cell table:style-name="ce320" table:number-columns-repeated="1015"/>
        </table:table-row>
        <table:table-row table:style-name="ro69">
          <table:table-cell table:style-name="ce320"/>
          <table:table-cell table:style-name="ce333"/>
          <table:table-cell table:style-name="ce415" office:value-type="string" calcext:value-type="string">
            <text:p>Grand Total Benefit Sales, Mktg., C.S. &amp; Admin.</text:p>
          </table:table-cell>
          <table:table-cell table:style-name="ce419"/>
          <table:table-cell table:style-name="ce374" table:formula="of:=[.E61]+[.E46]" office:value-type="float" office:value="1908800.5" calcext:value-type="float">
            <text:p><text:s/>$1 908 801 </text:p>
          </table:table-cell>
          <table:table-cell table:style-name="ce374" table:formula="of:=[.F61]+[.F46]" office:value-type="float" office:value="1344640" calcext:value-type="float">
            <text:p><text:s/>$1 344 640 </text:p>
          </table:table-cell>
          <table:table-cell table:style-name="ce374" table:formula="of:=[.G61]+[.G46]" office:value-type="float" office:value="1031907.25" calcext:value-type="float">
            <text:p><text:s/>$1 031 907 </text:p>
          </table:table-cell>
          <table:table-cell table:style-name="ce374" table:formula="of:=[.H61]+[.H46]" office:value-type="float" office:value="879659.171875" calcext:value-type="float">
            <text:p><text:s/>$879 659 </text:p>
          </table:table-cell>
          <table:table-cell table:style-name="ce374" table:formula="of:=[.I61]+[.I46]" office:value-type="float" office:value="818286.631223682" calcext:value-type="float">
            <text:p><text:s/>$818 287 </text:p>
          </table:table-cell>
          <table:table-cell table:style-name="ce406" table:formula="of:=SUM([.E63:.I63])" office:value-type="float" office:value="5983293.55309868" calcext:value-type="float">
            <text:p><text:s/>$5 983 294 </text:p>
          </table:table-cell>
          <table:table-cell table:style-name="ce320" table:number-columns-repeated="1014"/>
        </table:table-row>
        <table:table-row table:style-name="ro45">
          <table:table-cell table:style-name="ce320"/>
          <table:table-cell table:style-name="ce333"/>
          <table:table-cell table:style-name="ce416"/>
          <table:table-cell table:style-name="ce371"/>
          <table:table-cell table:style-name="ce424" table:number-columns-repeated="6"/>
          <table:table-cell table:style-name="ce320" table:number-columns-repeated="1014"/>
        </table:table-row>
        <table:table-row table:style-name="ro13">
          <table:table-cell table:number-columns-repeated="4"/>
          <table:table-cell table:style-name="ce425" table:number-columns-repeated="5"/>
          <table:table-cell table:style-name="ce386"/>
          <table:table-cell table:number-columns-repeated="1014"/>
        </table:table-row>
        <table:table-row table:style-name="ro3">
          <table:table-cell table:number-columns-repeated="3"/>
          <table:table-cell table:style-name="ce348"/>
          <table:table-cell table:number-columns-repeated="1020"/>
        </table:table-row>
        <table:table-row table:style-name="ro48">
          <table:table-cell/>
          <table:table-cell table:style-name="ce408" table:formula="of:=[$Savings.B147]" office:value-type="string" office:string-value="Level 3 - Actual Results" calcext:value-type="string">
            <text:p>Level 3 - Actual Results</text:p>
            <draw:custom-shape table:end-cell-address="Revenue.D67" table:end-x="0.002cm" table:end-y="0.662cm" draw:z-index="2" draw:name="Прямоугольник 11" draw:style-name="gr46" draw:text-style-name="P1" svg:width="8.613cm" svg:height="0.662cm" svg:x="0.001cm" svg:y="0cm">
              <text:p/>
              <draw:enhanced-geometry svg:viewBox="0 0 21600 21600" draw:type="rectangle" draw:enhanced-path="M 0 0 L 21600 0 21600 21600 0 21600 0 0 Z N"/>
            </draw:custom-shape>
          </table:table-cell>
          <table:table-cell table:style-name="ce335"/>
          <table:table-cell table:style-name="ce348"/>
          <table:table-cell table:number-columns-repeated="1020"/>
        </table:table-row>
        <table:table-row table:style-name="ro68">
          <table:table-cell table:style-name="ce321"/>
          <table:table-cell table:style-name="ce326" office:value-type="string" calcext:value-type="string">
            <text:p>Dept.</text:p>
          </table:table-cell>
          <table:table-cell table:style-name="ce337" office:value-type="string" calcext:value-type="string">
            <text:p>Description</text:p>
          </table:table-cell>
          <table:table-cell table:style-name="ce350" office:value-type="string" office:string-value="Units" calcext:value-type="string">
            <text:p><text:s/>Units </text:p>
          </table:table-cell>
          <table:table-cell table:style-name="ce337" office:value-type="string" calcext:value-type="string">
            <text:p>YR 1 Increased Revenues</text:p>
          </table:table-cell>
          <table:table-cell table:style-name="ce337" office:value-type="string" calcext:value-type="string">
            <text:p>YR 2 Increased Revenues</text:p>
          </table:table-cell>
          <table:table-cell table:style-name="ce337" office:value-type="string" calcext:value-type="string">
            <text:p>YR 3 Increased Revenues</text:p>
          </table:table-cell>
          <table:table-cell table:style-name="ce337" office:value-type="string" calcext:value-type="string">
            <text:p>YR 4 Increased Revenues</text:p>
          </table:table-cell>
          <table:table-cell table:style-name="ce337" office:value-type="string" calcext:value-type="string">
            <text:p>YR 5 Increased Revenues</text:p>
          </table:table-cell>
          <table:table-cell table:style-name="ce400" office:value-type="string" calcext:value-type="string">
            <text:p>Total Improvement</text:p>
          </table:table-cell>
          <table:table-cell table:style-name="ce321" table:number-columns-repeated="1014"/>
        </table:table-row>
        <table:table-row table:style-name="ro3">
          <table:table-cell table:number-columns-repeated="3"/>
          <table:table-cell table:style-name="ce348"/>
          <table:table-cell table:style-name="ce288"/>
          <table:table-cell/>
          <table:table-cell table:style-name="ce288" table:number-columns-repeated="3"/>
          <table:table-cell table:number-columns-repeated="1015"/>
        </table:table-row>
        <table:table-row table:style-name="ro3">
          <table:table-cell table:number-columns-repeated="4"/>
          <table:table-cell table:style-name="ce288" office:value-type="string" calcext:value-type="string">
            <text:p>(Insert actual revenue sub-category quantifications in this space.)</text:p>
          </table:table-cell>
          <table:table-cell table:style-name="ce288" table:number-columns-repeated="4"/>
          <table:table-cell table:number-columns-repeated="1015"/>
        </table:table-row>
        <table:table-row table:style-name="ro3">
          <table:table-cell table:number-columns-repeated="4"/>
          <table:table-cell table:style-name="ce288" table:number-columns-repeated="5"/>
          <table:table-cell table:number-columns-repeated="1015"/>
        </table:table-row>
        <table:table-row table:style-name="ro44">
          <table:table-cell table:number-columns-repeated="4"/>
          <table:table-cell table:style-name="ce288" table:number-columns-repeated="5"/>
          <table:table-cell table:number-columns-repeated="1015"/>
        </table:table-row>
        <table:table-row table:style-name="ro31">
          <table:table-cell table:style-name="ce320"/>
          <table:table-cell table:style-name="ce325"/>
          <table:table-cell table:style-name="ce336" office:value-type="string" calcext:value-type="string">
            <text:p>Grand Total Incremental Revenue</text:p>
          </table:table-cell>
          <table:table-cell table:style-name="ce349" office:value-type="float" office:value="0" calcext:value-type="float">
            <text:p><text:s/>$- <text:s text:c="2"/></text:p>
          </table:table-cell>
          <table:table-cell table:number-columns-repeated="4" table:style-name="ce374" office:value-type="float" office:value="0" calcext:value-type="float">
            <text:p><text:s/>$- <text:s text:c="2"/></text:p>
          </table:table-cell>
          <table:table-cell table:style-name="ce398" office:value-type="float" office:value="0" calcext:value-type="float">
            <text:p><text:s/>$- <text:s text:c="2"/></text:p>
          </table:table-cell>
          <table:table-cell table:style-name="ce399"/>
          <table:table-cell table:style-name="ce320" table:number-columns-repeated="1014"/>
        </table:table-row>
        <table:table-row table:style-name="ro3">
          <table:table-cell table:number-columns-repeated="3"/>
          <table:table-cell table:style-name="ce275" office:value-type="string" calcext:value-type="string">
            <text:p>(Insert calculations in row above to sum sub-categories of actual revenue quantification from rows in Level 3 section above.)</text:p>
          </table:table-cell>
          <table:table-cell/>
          <table:table-cell table:style-name="ce288" table:number-columns-repeated="4"/>
          <table:table-cell table:number-columns-repeated="1015"/>
        </table:table-row>
        <table:table-row table:style-name="ro3" table:number-rows-repeated="1048501">
          <table:table-cell table:number-columns-repeated="1024"/>
        </table:table-row>
        <table:table-row table:style-name="ro3">
          <table:table-cell table:number-columns-repeated="1024"/>
        </table:table-row>
        <table:named-expressions>
          <table:named-range table:name="Excel_BuiltIn_Print_Area" table:base-cell-address="$TOC.$A$1" table:cell-range-address="$Revenue.$B$2:.$K$74" table:range-usable-as="print-range"/>
        </table:named-expressions>
      </table:table>
      <table:table table:name="BenefitsID" table:style-name="ta12" table:print-ranges="BenefitsID.A1:BenefitsID.V32">
        <table:table-column table:style-name="co60" table:default-cell-style-name="ce430"/>
        <table:table-column table:style-name="co56" table:default-cell-style-name="ce430"/>
        <table:table-column table:style-name="co39" table:number-columns-repeated="9" table:default-cell-style-name="ce430"/>
        <table:table-column table:style-name="co76" table:default-cell-style-name="ce430"/>
        <table:table-column table:style-name="co77" table:default-cell-style-name="ce430"/>
        <table:table-column table:style-name="co78" table:default-cell-style-name="ce430"/>
        <table:table-column table:style-name="co37" table:number-columns-repeated="8" table:default-cell-style-name="ce430"/>
        <table:table-column table:style-name="co27" table:default-cell-style-name="ce430"/>
        <table:table-column table:style-name="co79" table:default-cell-style-name="ce430"/>
        <table:table-column table:style-name="co80" table:default-cell-style-name="ce430"/>
        <table:table-column table:style-name="co81" table:default-cell-style-name="ce430"/>
        <table:table-column table:style-name="co82" table:default-cell-style-name="ce430"/>
        <table:table-column table:style-name="co83" table:default-cell-style-name="ce430"/>
        <table:table-column table:style-name="co68" table:default-cell-style-name="ce430"/>
        <table:table-column table:style-name="co39" table:number-columns-repeated="228" table:default-cell-style-name="ce430"/>
        <table:table-column table:style-name="co39" table:number-columns-repeated="767" table:default-cell-style-name="Default"/>
        <table:table-row table:style-name="ro31">
          <table:table-cell table:style-name="ce429" office:value-type="string" calcext:value-type="string">
            <text:p>Business Case Spreadsheet (Template)</text:p>
          </table:table-cell>
          <table:table-cell table:number-columns-repeated="1023"/>
        </table:table-row>
        <table:table-row table:style-name="ro30">
          <table:table-cell/>
          <table:table-cell table:style-name="ce431" office:value-type="string" calcext:value-type="string">
            <text:p>Sample Benefits Identification Model</text:p>
          </table:table-cell>
          <table:table-cell table:number-columns-repeated="10"/>
          <table:table-cell>
            <draw:line table:end-cell-address="BenefitsID.M2" table:end-x="2.381cm" table:end-y="0.397cm" draw:z-index="53" draw:name="Строка 93" draw:style-name="gr36" draw:text-style-name="P4" svg:x1="0.947cm" svg:y1="0.397cm" svg:x2="2.381cm" svg:y2="0.397cm">
              <text:p/>
            </draw:line>
          </table:table-cell>
          <table:table-cell table:number-columns-repeated="2"/>
          <table:table-cell table:style-name="ce431" office:value-type="string" calcext:value-type="string">
            <text:p>Benefit Calculations</text:p>
          </table:table-cell>
          <table:table-cell table:number-columns-repeated="1008"/>
        </table:table-row>
        <table:table-row table:style-name="ro30">
          <table:table-cell table:number-columns-repeated="4"/>
          <table:table-cell table:style-name="ce431"/>
          <table:table-cell table:number-columns-repeated="1019"/>
        </table:table-row>
        <table:table-row table:style-name="ro70">
          <table:table-cell table:number-columns-repeated="4"/>
          <table:table-cell table:style-name="ce432" office:value-type="string" calcext:value-type="string">
            <text:p>Financial Levers</text:p>
          </table:table-cell>
          <table:table-cell table:number-columns-repeated="3"/>
          <table:table-cell table:style-name="ce432" office:value-type="string" calcext:value-type="string">
            <text:p>Operational Levers</text:p>
          </table:table-cell>
          <table:table-cell table:number-columns-repeated="2"/>
          <table:table-cell table:style-name="ce432" office:value-type="string" calcext:value-type="string">
            <text:p>Critical Success Factors</text:p>
          </table:table-cell>
          <table:table-cell table:style-name="ce432" office:value-type="string" calcext:value-type="string">
            <text:p>Key Performance Indicators (KPIs)</text:p>
          </table:table-cell>
          <table:table-cell table:style-name="ce433" office:value-type="string" calcext:value-type="string">
            <text:p>Sales &amp; Marketing</text:p>
          </table:table-cell>
          <table:table-cell table:style-name="ce433" office:value-type="string" calcext:value-type="string">
            <text:p>Purchasing</text:p>
          </table:table-cell>
          <table:table-cell table:style-name="ce433" office:value-type="string" calcext:value-type="string">
            <text:p>Maintenance &amp; Repair</text:p>
          </table:table-cell>
          <table:table-cell table:style-name="ce433" office:value-type="string" calcext:value-type="string">
            <text:p>Warehousing/Inventory Control</text:p>
          </table:table-cell>
          <table:table-cell table:style-name="ce433" office:value-type="string" calcext:value-type="string">
            <text:p>Logistics/ Shipping/ Receiving</text:p>
          </table:table-cell>
          <table:table-cell table:style-name="ce433" office:value-type="string" calcext:value-type="string">
            <text:p>Customer Service &amp; Order Mgt.</text:p>
          </table:table-cell>
          <table:table-cell table:style-name="ce433" office:value-type="string" calcext:value-type="string">
            <text:p>Information Systems</text:p>
          </table:table-cell>
          <table:table-cell table:style-name="ce433" office:value-type="string" calcext:value-type="string">
            <text:p>Finance/ Accounting</text:p>
          </table:table-cell>
          <table:table-cell table:style-name="ce433" office:value-type="string" calcext:value-type="string">
            <text:p>HR</text:p>
          </table:table-cell>
          <table:table-cell table:number-columns-repeated="1002"/>
        </table:table-row>
        <table:table-row table:style-name="ro31">
          <table:table-cell table:number-columns-repeated="8"/>
          <table:table-cell>
            <draw:custom-shape table:end-cell-address="BenefitsID.J7" table:end-x="1.167cm" table:end-y="0.555cm" draw:z-index="14" draw:name="Автофигура 15" draw:style-name="gr47" draw:text-style-name="P5" svg:width="2.665cm" svg:height="1.133cm" svg:x="0.428cm" svg:y="0.503cm">
              <text:p text:style-name="P5"><text:span text:style-name="T5">Increase price</text:span></text:p>
              <text:p text:style-name="P5"><text:span text:style-name="T5"/></text:p>
              <draw:enhanced-geometry svg:viewBox="0 0 21600 21600" draw:type="rectangle" draw:enhanced-path="M 0 0 L 21600 0 21600 21600 0 21600 0 0 Z N"/>
            </draw:custom-shape>
          </table:table-cell>
          <table:table-cell/>
          <table:table-cell>
            <draw:custom-shape table:end-cell-address="BenefitsID.L8" table:end-x="5.803cm" table:end-y="0.398cm" draw:z-index="41" draw:name="Автофигура 78" draw:style-name="gr48" draw:text-style-name="P5" svg:width="5.9cm" svg:height="1.693cm" svg:x="1.649cm" svg:y="0.451cm">
              <text:p text:style-name="P5"><text:span text:style-name="T6">•</text:span><text:span text:style-name="T6">Profit-driven sales efforts:</text:span></text:p>
              <text:p text:style-name="P5"><text:span text:style-name="T6"><text:s text:c="5"/>– </text:span><text:span text:style-name="T6">Offer “right” mix</text:span></text:p>
              <text:p text:style-name="P5"><text:span text:style-name="T6"><text:s text:c="5"/>– </text:span><text:span text:style-name="T6">Improve tactical pricing management</text:span></text:p>
              <text:p text:style-name="P5"><text:span text:style-name="T6"/></text:p>
              <draw:enhanced-geometry svg:viewBox="0 0 21600 21600" draw:type="rectangle" draw:enhanced-path="M 0 0 L 21600 0 21600 21600 0 21600 0 0 Z N"/>
            </draw:custom-shape>
          </table:table-cell>
          <table:table-cell table:number-columns-repeated="2"/>
          <table:table-cell table:style-name="ce318" table:number-columns-repeated="9"/>
          <table:table-cell table:number-columns-repeated="1002"/>
        </table:table-row>
        <table:table-row table:style-name="ro31">
          <table:table-cell table:number-columns-repeated="6"/>
          <table:table-cell>
            <draw:custom-shape table:end-cell-address="BenefitsID.H8" table:end-x="0.318cm" table:end-y="0.319cm" draw:z-index="8" draw:name="Автофигура 9" draw:style-name="gr49" draw:text-style-name="P5" svg:width="2.064cm" svg:height="1.219cm" svg:x="0cm" svg:y="0.264cm">
              <text:p text:style-name="P5"><text:span text:style-name="T5">Increase revenues</text:span></text:p>
              <text:p text:style-name="P5"><text:span text:style-name="T5"/></text:p>
              <draw:enhanced-geometry svg:viewBox="0 0 21600 21600" draw:type="rectangle" draw:enhanced-path="M 0 0 L 21600 0 21600 21600 0 21600 0 0 Z N"/>
            </draw:custom-shape>
          </table:table-cell>
          <table:table-cell/>
          <table:table-cell>
            <draw:custom-shape table:end-cell-address="BenefitsID.J8" table:end-x="1.531cm" table:end-y="0.555cm" draw:z-index="15" draw:name="Автофигура 16" draw:style-name="gr47" draw:text-style-name="P5" svg:width="3.074cm" svg:height="1.133cm" svg:x="0.406cm" svg:y="0.503cm">
              <text:p text:style-name="P5"><text:span text:style-name="T5">Increase volume</text:span></text:p>
              <text:p text:style-name="P5"><text:span text:style-name="T5"/></text:p>
              <draw:enhanced-geometry svg:viewBox="0 0 21600 21600" draw:type="rectangle" draw:enhanced-path="M 0 0 L 21600 0 21600 21600 0 21600 0 0 Z N"/>
            </draw:custom-shape>
          </table:table-cell>
          <table:table-cell/>
          <table:table-cell>
            <draw:custom-shape table:end-cell-address="BenefitsID.K8" table:end-x="1.7cm" table:end-y="0.424cm" draw:z-index="44" draw:name="Автофигура 81" draw:style-name="gr50" draw:text-style-name="P1" svg:width="0.414cm" svg:height="1.56cm" svg:x="1.286cm" svg:y="0.028cm">
              <text:p/>
              <draw:enhanced-geometry svg:viewBox="0 0 100 353" draw:type="non-primitive" draw:enhanced-path="M 0 0  L 99 0  L 99 350  L 0 352  N"/>
            </draw:custom-shape>
          </table:table-cell>
          <table:table-cell table:number-columns-repeated="2"/>
          <table:table-cell table:style-name="ce318" table:number-columns-repeated="9"/>
          <table:table-cell table:number-columns-repeated="1002"/>
        </table:table-row>
        <table:table-row table:style-name="ro31">
          <table:table-cell table:number-columns-repeated="4"/>
          <table:table-cell>
            <draw:custom-shape table:end-cell-address="BenefitsID.F10" table:end-x="0.755cm" table:end-y="0.399cm" draw:z-index="6" draw:name="Автофигура 7" draw:style-name="gr51" draw:text-style-name="P5" svg:width="1.651cm" svg:height="1.801cm" svg:x="0.85cm" svg:y="0.344cm">
              <text:p text:style-name="P5"><text:span text:style-name="T5">Increase gross</text:span></text:p>
              <text:p text:style-name="P5"><text:span text:style-name="T5">profit</text:span></text:p>
              <text:p text:style-name="P5"><text:span text:style-name="T5"/></text:p>
              <draw:enhanced-geometry svg:viewBox="0 0 21600 21600" draw:type="rectangle" draw:enhanced-path="M 0 0 L 21600 0 21600 21600 0 21600 0 0 Z N"/>
            </draw:custom-shape>
          </table:table-cell>
          <table:table-cell>
            <draw:custom-shape table:end-cell-address="BenefitsID.F10" table:end-x="1.725cm" table:end-y="0.476cm" draw:z-index="20" draw:name="Автофигура 28" draw:style-name="gr52" draw:text-style-name="P1" svg:width="0.633cm" svg:height="2.037cm" svg:x="1.092cm" svg:y="0.185cm">
              <text:p/>
              <draw:enhanced-geometry svg:viewBox="0 0 156 460" draw:type="non-primitive" draw:enhanced-path="M 155 0  L 0 1  L 0 459  L 155 458  N"/>
            </draw:custom-shape>
          </table:table-cell>
          <table:table-cell table:number-columns-repeated="2"/>
          <table:table-cell>
            <draw:custom-shape table:end-cell-address="BenefitsID.J9" table:end-x="0.949cm" table:end-y="0.555cm" draw:z-index="16" draw:name="Автофигура 17" draw:style-name="gr47" draw:text-style-name="P5" svg:width="2.54cm" svg:height="1.133cm" svg:x="0.382cm" svg:y="0.503cm">
              <text:p text:style-name="P5"><text:span text:style-name="T5">Improve mix</text:span></text:p>
              <text:p text:style-name="P5"><text:span text:style-name="T5"/></text:p>
              <draw:enhanced-geometry svg:viewBox="0 0 21600 21600" draw:type="rectangle" draw:enhanced-path="M 0 0 L 21600 0 21600 21600 0 21600 0 0 Z N"/>
            </draw:custom-shape>
          </table:table-cell>
          <table:table-cell table:number-columns-repeated="3"/>
          <table:table-cell office:value-type="string" calcext:value-type="string">
            <text:p># of lost customers</text:p>
          </table:table-cell>
          <table:table-cell table:style-name="ce318" table:number-columns-repeated="9"/>
          <table:table-cell table:number-columns-repeated="1002"/>
        </table:table-row>
        <table:table-row table:style-name="ro31">
          <table:table-cell table:number-columns-repeated="4"/>
          <table:table-cell>
            <draw:custom-shape table:end-cell-address="BenefitsID.E15" table:end-x="0.899cm" table:end-y="0.53cm" draw:z-index="19" draw:name="Автофигура 26" draw:style-name="gr53" draw:text-style-name="P1" svg:width="0.632cm" svg:height="4.129cm" svg:x="0.267cm" svg:y="0.476cm">
              <text:p/>
              <draw:enhanced-geometry svg:viewBox="0 0 159 933" draw:type="non-primitive" draw:enhanced-path="M 158 0  L 0 0  L 0 932  L 158 932  N"/>
            </draw:custom-shape>
          </table:table-cell>
          <table:table-cell table:number-columns-repeated="3"/>
          <table:table-cell>
            <draw:custom-shape table:end-cell-address="BenefitsID.J10" table:end-x="1.652cm" table:end-y="0.108cm" draw:z-index="21" draw:name="Автофигура 30" draw:style-name="gr54" draw:text-style-name="P5" svg:width="2.79cm" svg:height="0.769cm" svg:x="0.608cm" svg:y="0.503cm">
              <text:p text:style-name="P5"><text:span text:style-name="T5">Improve process</text:span></text:p>
              <text:p text:style-name="P5"><text:span text:style-name="T5"/></text:p>
              <draw:enhanced-geometry svg:viewBox="0 0 21600 21600" draw:type="rectangle" draw:enhanced-path="M 0 0 L 21600 0 21600 21600 0 21600 0 0 Z N"/>
            </draw:custom-shape>
          </table:table-cell>
          <table:table-cell/>
          <table:table-cell>
            <draw:custom-shape table:end-cell-address="BenefitsID.L11" table:end-x="6.505cm" table:end-y="0.451cm" draw:z-index="43" draw:name="Автофигура 80" draw:style-name="gr55" draw:text-style-name="P5" svg:width="6.602cm" svg:height="1.835cm" svg:x="1.649cm" svg:y="0.503cm">
              <text:p text:style-name="P5"><text:span text:style-name="T6">• </text:span><text:span text:style-name="T6">Optimal manufacturing processes</text:span></text:p>
              <text:p text:style-name="P5"><text:span text:style-name="T6">• </text:span><text:span text:style-name="T6">Most profitable capacity allocation/utilization</text:span></text:p>
              <text:p text:style-name="P5"><text:span text:style-name="T6"/></text:p>
              <draw:enhanced-geometry svg:viewBox="0 0 21600 21600" draw:type="rectangle" draw:enhanced-path="M 0 0 L 21600 0 21600 21600 0 21600 0 0 Z N"/>
            </draw:custom-shape>
          </table:table-cell>
          <table:table-cell table:number-columns-repeated="2"/>
          <table:table-cell table:style-name="ce318" table:number-columns-repeated="9"/>
          <table:table-cell table:number-columns-repeated="1002"/>
        </table:table-row>
        <table:table-row table:style-name="ro31">
          <table:table-cell table:number-columns-repeated="2"/>
          <table:table-cell>
            <draw:custom-shape table:end-cell-address="BenefitsID.D14" table:end-x="1.627cm" table:end-y="0.475cm" draw:z-index="2" draw:name="Автофигура 3" draw:style-name="gr56" draw:text-style-name="P5" svg:width="2.184cm" svg:height="3.174cm" svg:x="1.189cm" svg:y="0.212cm">
              <text:p text:style-name="P5"><text:span text:style-name="T5">Increase net operating</text:span></text:p>
              <text:p text:style-name="P5"><text:span text:style-name="T5">profit after tax (NOPAT)</text:span></text:p>
              <text:p text:style-name="P5"><text:span text:style-name="T5"><text:s/></text:span><text:span text:style-name="T5">(I/S)</text:span></text:p>
              <text:p text:style-name="P5"><text:span text:style-name="T5"/></text:p>
              <draw:enhanced-geometry svg:viewBox="0 0 21600 21600" draw:type="rectangle" draw:enhanced-path="M 0 0 L 21600 0 21600 21600 0 21600 0 0 Z N"/>
            </draw:custom-shape>
          </table:table-cell>
          <table:table-cell table:number-columns-repeated="3"/>
          <table:table-cell>
            <draw:custom-shape table:end-cell-address="BenefitsID.H12" table:end-x="0.923cm" table:end-y="0.212cm" draw:z-index="9" draw:name="Автофигура 10" draw:style-name="gr57" draw:text-style-name="P5" svg:width="2.669cm" svg:height="1.694cm" svg:x="0cm" svg:y="0.264cm">
              <text:p text:style-name="P5"><text:span text:style-name="T5">Decrease manufacturing</text:span></text:p>
              <text:p text:style-name="P5"><text:span text:style-name="T5">costs</text:span></text:p>
              <text:p text:style-name="P5"><text:span text:style-name="T5"/></text:p>
              <draw:enhanced-geometry svg:viewBox="0 0 21600 21600" draw:type="rectangle" draw:enhanced-path="M 0 0 L 21600 0 21600 21600 0 21600 0 0 Z N"/>
            </draw:custom-shape>
          </table:table-cell>
          <table:table-cell/>
          <table:table-cell>
            <draw:custom-shape table:end-cell-address="BenefitsID.K11" table:end-x="0.996cm" table:end-y="0.108cm" draw:z-index="22" draw:name="Автофигура 31" draw:style-name="gr58" draw:text-style-name="P5" svg:width="3.881cm" svg:height="0.717cm" svg:x="0.608cm" svg:y="0.555cm">
              <text:p text:style-name="P5"><text:span text:style-name="T5">Reduce cost of materials</text:span></text:p>
              <text:p text:style-name="P5"><text:span text:style-name="T5"/></text:p>
              <draw:enhanced-geometry svg:viewBox="0 0 21600 21600" draw:type="rectangle" draw:enhanced-path="M 0 0 L 21600 0 21600 21600 0 21600 0 0 Z N"/>
            </draw:custom-shape>
          </table:table-cell>
          <table:table-cell/>
          <table:table-cell>
            <draw:custom-shape table:end-cell-address="BenefitsID.K12" table:end-x="1.7cm" table:end-y="0.344cm" draw:z-index="45" draw:name="Автофигура 82" draw:style-name="gr59" draw:text-style-name="P1" svg:width="0.414cm" svg:height="1.878cm" svg:x="1.286cm" svg:y="0.212cm">
              <text:p/>
              <draw:enhanced-geometry svg:viewBox="0 0 100 426" draw:type="non-primitive" draw:enhanced-path="M 0 3  L 99 0  L 99 425  L 0 425  N"/>
            </draw:custom-shape>
          </table:table-cell>
          <table:table-cell table:number-columns-repeated="2"/>
          <table:table-cell table:style-name="ce318" table:number-columns-repeated="9"/>
          <table:table-cell table:number-columns-repeated="1002"/>
        </table:table-row>
        <table:table-row table:style-name="ro31">
          <table:table-cell table:number-columns-repeated="12"/>
          <table:table-cell office:value-type="string" calcext:value-type="string">
            <text:p>Avg cost per same size P.O.</text:p>
          </table:table-cell>
          <table:table-cell table:style-name="ce318" table:number-columns-repeated="9"/>
          <table:table-cell table:number-columns-repeated="1002"/>
        </table:table-row>
        <table:table-row table:style-name="ro31">
          <table:table-cell table:number-columns-repeated="2"/>
          <table:table-cell>
            <draw:custom-shape table:end-cell-address="BenefitsID.C27" table:end-x="1.238cm" table:end-y="0.424cm" draw:z-index="18" draw:name="Автофигура 24" draw:style-name="gr60" draw:text-style-name="P1" svg:width="0.656cm" svg:height="14.736cm" svg:x="0.582cm" svg:y="0.24cm">
              <text:p/>
              <draw:enhanced-geometry svg:viewBox="0 0 159 2157" draw:type="non-primitive" draw:enhanced-path="M 158 0  L 0 0  L 0 2156  L 158 2156  N"/>
            </draw:custom-shape>
          </table:table-cell>
          <table:table-cell table:number-columns-repeated="5"/>
          <table:table-cell>
            <draw:custom-shape table:end-cell-address="BenefitsID.K12" table:end-x="1.141cm" table:end-y="0.16cm" draw:z-index="23" draw:name="Автофигура 32" draw:style-name="gr61" draw:text-style-name="P5" svg:width="4.026cm" svg:height="0.741cm" svg:x="0.608cm" svg:y="0.001cm">
              <text:p text:style-name="P5"><text:span text:style-name="T5">Improve plant utilization</text:span></text:p>
              <text:p text:style-name="P5"><text:span text:style-name="T5"/></text:p>
              <draw:enhanced-geometry svg:viewBox="0 0 21600 21600" draw:type="rectangle" draw:enhanced-path="M 0 0 L 21600 0 21600 21600 0 21600 0 0 Z N"/>
            </draw:custom-shape>
          </table:table-cell>
          <table:table-cell table:number-columns-repeated="4"/>
          <table:table-cell table:style-name="ce318" table:number-columns-repeated="9"/>
          <table:table-cell table:number-columns-repeated="1002"/>
        </table:table-row>
        <table:table-row table:style-name="ro31">
          <table:table-cell table:number-columns-repeated="5"/>
          <table:table-cell>
            <draw:custom-shape table:end-cell-address="BenefitsID.H14" table:end-x="0.439cm" table:end-y="0.582cm" draw:z-index="10" draw:name="Автофигура 11" draw:style-name="gr62" draw:text-style-name="P5" svg:width="2.209cm" svg:height="1.244cm" svg:x="1.723cm" svg:y="0.503cm">
              <text:p text:style-name="P5"><text:span text:style-name="T5">Reduce</text:span></text:p>
              <text:p text:style-name="P5"><text:span text:style-name="T5">selling costs</text:span></text:p>
              <text:p text:style-name="P5"><text:span text:style-name="T5"/></text:p>
              <draw:enhanced-geometry svg:viewBox="0 0 21600 21600" draw:type="rectangle" draw:enhanced-path="M 0 0 L 21600 0 21600 21600 0 21600 0 0 Z N"/>
            </draw:custom-shape>
          </table:table-cell>
          <table:table-cell table:number-columns-repeated="2"/>
          <table:table-cell>
            <draw:custom-shape table:end-cell-address="BenefitsID.K13" table:end-x="0.583cm" table:end-y="0.582cm" draw:z-index="25" draw:name="Автофигура 40" draw:style-name="gr63" draw:text-style-name="P5" svg:width="3.468cm" svg:height="0.662cm" svg:x="0.608cm" svg:y="0.503cm">
              <text:p text:style-name="P5"><text:span text:style-name="T5">Increase productivity</text:span></text:p>
              <text:p text:style-name="P5"><text:span text:style-name="T5"/></text:p>
              <draw:enhanced-geometry svg:viewBox="0 0 21600 21600" draw:type="rectangle" draw:enhanced-path="M 0 0 L 21600 0 21600 21600 0 21600 0 0 Z N"/>
            </draw:custom-shape>
          </table:table-cell>
          <table:table-cell/>
          <table:table-cell>
            <draw:custom-shape table:end-cell-address="BenefitsID.K14" table:end-x="1.7cm" table:end-y="0.343cm" draw:z-index="46" draw:name="Автофигура 83" draw:style-name="gr64" draw:text-style-name="P1" svg:width="0.414cm" svg:height="0.977cm" svg:x="1.286cm" svg:y="0.531cm">
              <text:p/>
              <draw:enhanced-geometry svg:viewBox="0 0 97 223" draw:type="non-primitive" draw:enhanced-path="M 1 0  L 96 1  L 96 219  L 0 222  N"/>
            </draw:custom-shape>
          </table:table-cell>
          <table:table-cell table:number-columns-repeated="2"/>
          <table:table-cell table:style-name="ce318" table:number-columns-repeated="9"/>
          <table:table-cell table:number-columns-repeated="1002"/>
        </table:table-row>
        <table:table-row table:style-name="ro31">
          <table:table-cell table:number-columns-repeated="5"/>
          <table:table-cell>
            <draw:custom-shape table:end-cell-address="BenefitsID.F23" table:end-x="1.701cm" table:end-y="0.319cm" draw:z-index="27" draw:name="Автофигура 43" draw:style-name="gr65" draw:text-style-name="P1" svg:width="0.609cm" svg:height="11.007cm" svg:x="1.092cm" svg:y="0.371cm">
              <text:p/>
              <draw:enhanced-geometry svg:viewBox="0 0 149 1304" draw:type="non-primitive" draw:enhanced-path="M 148 0  L 0 1  L 0 1302  L 148 1303  N"/>
            </draw:custom-shape>
          </table:table-cell>
          <table:table-cell/>
          <table:table-cell>
            <draw:custom-shape table:end-cell-address="BenefitsID.I14" table:end-x="0.56cm" table:end-y="0.212cm" draw:z-index="0" draw:name="Автофигура 1" draw:style-name="gr66" draw:text-style-name="P1" svg:width="0.583cm" svg:height="0.61cm" svg:x="1.723cm" svg:y="0.184cm">
              <text:p/>
              <draw:enhanced-geometry svg:viewBox="0 0 144 133" draw:type="non-primitive" draw:enhanced-path="M 143 0  L 0 0  L 0 132  L 143 132  N"/>
            </draw:custom-shape>
          </table:table-cell>
          <table:table-cell>
            <draw:custom-shape table:end-cell-address="BenefitsID.K15" table:end-x="0.002cm" table:end-y="0.027cm" draw:z-index="26" draw:name="Автофигура 41" draw:style-name="gr67" draw:text-style-name="P5" svg:width="2.887cm" svg:height="0.688cm" svg:x="0.608cm" svg:y="0.503cm">
              <text:p text:style-name="P5"><text:span text:style-name="T5">Decrease staffing</text:span></text:p>
              <text:p text:style-name="P5"><text:span text:style-name="T5"/></text:p>
              <draw:enhanced-geometry svg:viewBox="0 0 21600 21600" draw:type="rectangle" draw:enhanced-path="M 0 0 L 21600 0 21600 21600 0 21600 0 0 Z N"/>
            </draw:custom-shape>
          </table:table-cell>
          <table:table-cell/>
          <table:table-cell>
            <draw:custom-shape table:end-cell-address="BenefitsID.L14" table:end-x="5.025cm" table:end-y="0.555cm" draw:z-index="42" draw:name="Автофигура 79" draw:style-name="gr68" draw:text-style-name="P5" svg:width="5.122cm" svg:height="1.137cm" svg:x="1.649cm" svg:y="0cm">
              <text:p text:style-name="P5"><text:span text:style-name="T6">• </text:span><text:span text:style-name="T6">Focus on high-profit accounts</text:span></text:p>
              <text:p text:style-name="P5"><text:span text:style-name="T6">• </text:span><text:span text:style-name="T6">Reduced sales management layers</text:span></text:p>
              <draw:enhanced-geometry svg:viewBox="0 0 21600 21600" draw:type="rectangle" draw:enhanced-path="M 0 0 L 21600 0 21600 21600 0 21600 0 0 Z N"/>
            </draw:custom-shape>
          </table:table-cell>
          <table:table-cell table:number-columns-repeated="2"/>
          <table:table-cell table:style-name="ce318" table:number-columns-repeated="9"/>
          <table:table-cell table:number-columns-repeated="1002"/>
        </table:table-row>
        <table:table-row table:style-name="ro31">
          <table:table-cell table:number-columns-repeated="4"/>
          <table:table-cell>
            <draw:custom-shape table:end-cell-address="BenefitsID.F17" table:end-x="0.852cm" table:end-y="0.344cm" draw:z-index="7" draw:name="Автофигура 8" draw:style-name="gr69" draw:text-style-name="P5" svg:width="1.845cm" svg:height="1.826cm" svg:x="0.753cm" svg:y="0.264cm">
              <text:p text:style-name="P5"><text:span text:style-name="T5">Decrease operating</text:span></text:p>
              <text:p text:style-name="P5"><text:span text:style-name="T5">expenses</text:span></text:p>
              <text:p text:style-name="P5"><text:span text:style-name="T5"/></text:p>
              <draw:enhanced-geometry svg:viewBox="0 0 21600 21600" draw:type="rectangle" draw:enhanced-path="M 0 0 L 21600 0 21600 21600 0 21600 0 0 Z N"/>
            </draw:custom-shape>
          </table:table-cell>
          <table:table-cell table:number-columns-repeated="3"/>
          <table:table-cell>
            <draw:custom-shape table:end-cell-address="BenefitsID.K16" table:end-x="0.22cm" table:end-y="0.582cm" draw:z-index="28" draw:name="Автофигура 45" draw:style-name="gr47" draw:text-style-name="P5" svg:width="3.785cm" svg:height="1.133cm" svg:x="0.268cm" svg:y="0.53cm">
              <text:p text:style-name="P5"><text:span text:style-name="T5">Optimize scheduling</text:span></text:p>
              <text:p text:style-name="P5"><text:span text:style-name="T5"/></text:p>
              <draw:enhanced-geometry svg:viewBox="0 0 21600 21600" draw:type="rectangle" draw:enhanced-path="M 0 0 L 21600 0 21600 21600 0 21600 0 0 Z N"/>
            </draw:custom-shape>
          </table:table-cell>
          <table:table-cell table:number-columns-repeated="4"/>
          <table:table-cell table:style-name="ce318" table:number-columns-repeated="9"/>
          <table:table-cell table:number-columns-repeated="1002"/>
        </table:table-row>
        <table:table-row table:style-name="ro31">
          <table:table-cell table:number-columns-repeated="5"/>
          <table:table-cell>
            <draw:custom-shape table:end-cell-address="BenefitsID.H18" table:end-x="0.827cm" table:end-y="0.264cm" draw:z-index="11" draw:name="Автофигура 12" draw:style-name="gr70" draw:text-style-name="P5" svg:width="2.646cm" svg:height="1.692cm" svg:x="1.674cm" svg:y="0.318cm">
              <text:p text:style-name="P5"><text:span text:style-name="T5">Reduce</text:span></text:p>
              <text:p text:style-name="P5"><text:span text:style-name="T5">distribution costs</text:span></text:p>
              <text:p text:style-name="P5"><text:span text:style-name="T5"/></text:p>
              <draw:enhanced-geometry svg:viewBox="0 0 21600 21600" draw:type="rectangle" draw:enhanced-path="M 0 0 L 21600 0 21600 21600 0 21600 0 0 Z N"/>
            </draw:custom-shape>
          </table:table-cell>
          <table:table-cell table:number-columns-repeated="4"/>
          <table:table-cell>
            <draw:custom-shape table:end-cell-address="BenefitsID.L18" table:end-x="7.163cm" table:end-y="0.53cm" draw:z-index="47" draw:name="Автофигура 84" draw:style-name="gr71" draw:text-style-name="P5" svg:width="7.26cm" svg:height="2.169cm" svg:x="1.649cm" svg:y="0.107cm">
              <text:p text:style-name="P5"><text:span text:style-name="T6">• </text:span><text:span text:style-name="T6">Improved inventory flow visibility </text:span></text:p>
              <text:p text:style-name="P5"><text:span text:style-name="T6"><text:s text:c="5"/>– </text:span><text:span text:style-name="T6">Lower <text:s/>transportation costs</text:span></text:p>
              <text:p text:style-name="P5"><text:span text:style-name="T6"><text:s text:c="5"/>– </text:span><text:span text:style-name="T6">Higher facilities utilization</text:span></text:p>
              <text:p text:style-name="P5"><text:span text:style-name="T6"><text:s text:c="5"/>– </text:span><text:span text:style-name="T6">Less “firefighting”, more accurate planning</text:span></text:p>
              <text:p text:style-name="P5"><text:span text:style-name="T6">•</text:span><text:span text:style-name="T6">Better carrier evaluation /mgmt.</text:span></text:p>
              <text:p text:style-name="P5"><text:span text:style-name="T6"/></text:p>
              <draw:enhanced-geometry svg:viewBox="0 0 21600 21600" draw:type="rectangle" draw:enhanced-path="M 0 0 L 21600 0 21600 21600 0 21600 0 0 Z N"/>
            </draw:custom-shape>
            <draw:custom-shape table:end-cell-address="BenefitsID.K18" table:end-x="1.7cm" table:end-y="0.503cm" draw:z-index="48" draw:name="Автофигура 85" draw:style-name="gr72" draw:text-style-name="P1" svg:width="0.414cm" svg:height="2.142cm" svg:x="1.286cm" svg:y="0.107cm">
              <text:p/>
              <draw:enhanced-geometry svg:viewBox="0 0 100 483" draw:type="non-primitive" draw:enhanced-path="M 0 0  L 99 0  L 99 482  L 0 479  N"/>
            </draw:custom-shape>
          </table:table-cell>
          <table:table-cell/>
          <table:table-cell office:value-type="string" calcext:value-type="string">
            <text:p># days to fill an avg order</text:p>
          </table:table-cell>
          <table:table-cell table:style-name="ce318" table:number-columns-repeated="9"/>
          <table:table-cell table:number-columns-repeated="1002"/>
        </table:table-row>
        <table:table-row table:style-name="ro31">
          <table:table-cell table:number-columns-repeated="8"/>
          <table:table-cell>
            <draw:custom-shape table:end-cell-address="BenefitsID.K18" table:end-x="0.996cm" table:end-y="0.08cm" draw:z-index="29" draw:name="Автофигура 46" draw:style-name="gr47" draw:text-style-name="P5" svg:width="4.772cm" svg:height="1.133cm" svg:x="0.163cm" svg:y="0cm">
              <text:p text:style-name="P5"><text:span text:style-name="T5">Optimize physical network</text:span></text:p>
              <text:p text:style-name="P5"><text:span text:style-name="T5"/></text:p>
              <draw:enhanced-geometry svg:viewBox="0 0 21600 21600" draw:type="rectangle" draw:enhanced-path="M 0 0 L 21600 0 21600 21600 0 21600 0 0 Z N"/>
            </draw:custom-shape>
            <draw:custom-shape table:end-cell-address="BenefitsID.K18" table:end-x="0.002cm" table:end-y="0.08cm" draw:z-index="30" draw:name="Автофигура 47" draw:style-name="gr73" draw:text-style-name="P5" svg:width="2.887cm" svg:height="0.689cm" svg:x="0.608cm" svg:y="0.555cm">
              <text:p text:style-name="P5"><text:span text:style-name="T5">Decrease staffing</text:span></text:p>
              <text:p text:style-name="P5"><text:span text:style-name="T5"/></text:p>
              <draw:enhanced-geometry svg:viewBox="0 0 21600 21600" draw:type="rectangle" draw:enhanced-path="M 0 0 L 21600 0 21600 21600 0 21600 0 0 Z N"/>
            </draw:custom-shape>
          </table:table-cell>
          <table:table-cell table:number-columns-repeated="3"/>
          <table:table-cell office:value-type="string" calcext:value-type="string">
            <text:p># returns</text:p>
          </table:table-cell>
          <table:table-cell table:style-name="ce318" table:number-columns-repeated="9"/>
          <table:table-cell table:number-columns-repeated="1002"/>
        </table:table-row>
        <table:table-row table:style-name="ro31">
          <table:table-cell table:number-columns-repeated="12"/>
          <table:table-cell office:value-type="string" calcext:value-type="string">
            <text:p>$ per work order</text:p>
          </table:table-cell>
          <table:table-cell table:style-name="ce318" table:number-columns-repeated="9"/>
          <table:table-cell table:number-columns-repeated="1002"/>
        </table:table-row>
        <table:table-row table:style-name="ro31">
          <table:table-cell/>
          <table:table-cell>
            <draw:custom-shape table:end-cell-address="BenefitsID.B21" table:end-x="2.55cm" table:end-y="0.446cm" draw:z-index="1" draw:name="Автофигура 2" draw:style-name="gr55" draw:text-style-name="P5" svg:width="2.55cm" svg:height="2.45cm" svg:x="0cm" svg:y="0.503cm">
              <text:p text:style-name="P5"><text:span text:style-name="T5">Enterprise-Wide</text:span></text:p>
              <text:p text:style-name="P5"><text:span text:style-name="T5">Value Creation</text:span></text:p>
              <text:p text:style-name="P5"><text:span text:style-name="T5"/></text:p>
              <draw:enhanced-geometry svg:viewBox="0 0 21600 21600" draw:type="rectangle" draw:enhanced-path="M 0 0 L 21600 0 21600 21600 0 21600 0 0 Z N"/>
            </draw:custom-shape>
          </table:table-cell>
          <table:table-cell table:number-columns-repeated="6"/>
          <table:table-cell>
            <draw:custom-shape table:end-cell-address="BenefitsID.K21" table:end-x="1.312cm" table:end-y="0.155cm" draw:z-index="31" draw:name="Автофигура 53" draw:style-name="gr74" draw:text-style-name="P5" svg:width="4.197cm" svg:height="1.346cm" svg:x="0.608cm" svg:y="0.555cm">
              <text:p text:style-name="P5"><text:span text:style-name="T5">Lower Customer Service &amp;</text:span></text:p>
              <text:p text:style-name="P5"><text:span text:style-name="T5">Administration Costs</text:span></text:p>
              <text:p text:style-name="P5"><text:span text:style-name="T5"/></text:p>
              <draw:enhanced-geometry svg:viewBox="0 0 21600 21600" draw:type="rectangle" draw:enhanced-path="M 0 0 L 21600 0 21600 21600 0 21600 0 0 Z N"/>
            </draw:custom-shape>
            <draw:custom-shape table:end-cell-address="BenefitsID.K20" table:end-x="1.093cm" table:end-y="0.08cm" draw:z-index="40" draw:name="Автофигура 76" draw:style-name="gr55" draw:text-style-name="P5" svg:width="3.978cm" svg:height="1.572cm" svg:x="0.608cm" svg:y="0cm">
              <text:p text:style-name="P5"><text:span text:style-name="T5">Use alternative distribution</text:span></text:p>
              <text:p text:style-name="P5"><text:span text:style-name="T5"/></text:p>
              <draw:enhanced-geometry svg:viewBox="0 0 21600 21600" draw:type="rectangle" draw:enhanced-path="M 0 0 L 21600 0 21600 21600 0 21600 0 0 Z N"/>
            </draw:custom-shape>
          </table:table-cell>
          <table:table-cell/>
          <table:table-cell>
            <draw:custom-shape table:end-cell-address="BenefitsID.L22" table:end-x="7.699cm" table:end-y="0.764cm" draw:z-index="50" draw:name="Автофигура 87" draw:style-name="gr75" draw:text-style-name="P5" svg:width="7.796cm" svg:height="4.6cm" svg:x="1.649cm" svg:y="0.239cm">
              <text:p text:style-name="P5"><text:span text:style-name="T6">• </text:span><text:span text:style-name="T6">Improved Customer Service access to information</text:span></text:p>
              <text:p text:style-name="P5"><text:span text:style-name="T6"><text:s text:c="5"/>– </text:span><text:span text:style-name="T6">More consistent service</text:span></text:p>
              <text:p text:style-name="P5"><text:span text:style-name="T6"><text:s text:c="5"/>– </text:span><text:span text:style-name="T6">Faster problem resolution</text:span></text:p>
              <text:p text:style-name="P5"><text:span text:style-name="T6"><text:s text:c="5"/>– </text:span><text:span text:style-name="T6">Lower C.S. cost</text:span></text:p>
              <text:p text:style-name="P5"><text:span text:style-name="T6">• </text:span><text:span text:style-name="T6">Improved Admin. access to information</text:span></text:p>
              <text:p text:style-name="P5"><text:span text:style-name="T6"><text:s text:c="5"/></text:span><text:span text:style-name="T6">- Significantly lower G&amp;A "overhead" </text:span></text:p>
              <text:p text:style-name="P5"><text:span text:style-name="T6"><text:s text:c="5"/></text:span></text:p>
              <draw:enhanced-geometry svg:viewBox="0 0 21600 21600" draw:type="rectangle" draw:enhanced-path="M 0 0 L 21600 0 21600 21600 0 21600 0 0 Z N"/>
            </draw:custom-shape>
          </table:table-cell>
          <table:table-cell/>
          <table:table-cell office:value-type="string" calcext:value-type="string">
            <text:p>Avg $ of premium frieght cost/order</text:p>
          </table:table-cell>
          <table:table-cell table:style-name="ce318" table:number-columns-repeated="9"/>
          <table:table-cell table:number-columns-repeated="1002"/>
        </table:table-row>
        <table:table-row table:style-name="ro31">
          <table:table-cell table:number-columns-repeated="5"/>
          <table:table-cell>
            <draw:custom-shape table:end-cell-address="BenefitsID.H21" table:end-x="1.167cm" table:end-y="1.429cm" draw:z-index="12" draw:name="Автофигура 13" draw:style-name="gr76" draw:text-style-name="P5" svg:width="3.034cm" svg:height="2.408cm" svg:x="1.626cm" svg:y="0.185cm">
              <text:p text:style-name="P5"><text:span text:style-name="T5">Reduce</text:span></text:p>
              <text:p text:style-name="P5"><text:span text:style-name="T5">administrative costs</text:span></text:p>
              <text:p text:style-name="P5"><text:span text:style-name="T5"/></text:p>
              <draw:enhanced-geometry svg:viewBox="0 0 21600 21600" draw:type="rectangle" draw:enhanced-path="M 0 0 L 21600 0 21600 21600 0 21600 0 0 Z N"/>
            </draw:custom-shape>
          </table:table-cell>
          <table:table-cell table:number-columns-repeated="2"/>
          <table:table-cell>
            <draw:custom-shape table:end-cell-address="BenefitsID.K21" table:end-x="0.244cm" table:end-y="0.11cm" draw:z-index="32" draw:name="Автофигура 54" draw:style-name="gr77" draw:text-style-name="P1" svg:width="3.129cm" svg:height="0.744cm" svg:x="0.608cm" svg:y="0.53cm">
              <text:p/>
              <draw:enhanced-geometry svg:viewBox="0 0 21600 21600" draw:type="rectangle" draw:enhanced-path="M 0 0 L 21600 0 21600 21600 0 21600 0 0 Z N"/>
            </draw:custom-shape>
          </table:table-cell>
          <table:table-cell/>
          <table:table-cell>
            <draw:custom-shape table:end-cell-address="BenefitsID.K23" table:end-x="1.7cm" table:end-y="0.212cm" draw:z-index="49" draw:name="Автофигура 86" draw:style-name="gr78" draw:text-style-name="P1" svg:width="0.414cm" svg:height="7.699cm" svg:x="1.286cm" svg:y="0.08cm">
              <text:p/>
              <draw:enhanced-geometry svg:viewBox="0 0 100 558" draw:type="non-primitive" draw:enhanced-path="M 0 4  L 99 0  L 99 557  L 0 557  N"/>
            </draw:custom-shape>
          </table:table-cell>
          <table:table-cell/>
          <table:table-cell office:value-type="string" calcext:value-type="string">
            <text:p># of complaint calls</text:p>
          </table:table-cell>
          <table:table-cell table:style-name="ce318" table:number-columns-repeated="9"/>
          <table:table-cell table:number-columns-repeated="1002"/>
        </table:table-row>
        <table:table-row table:style-name="ro31">
          <table:table-cell table:number-columns-repeated="13"/>
          <table:table-cell table:style-name="ce318" table:number-columns-repeated="9"/>
          <table:table-cell table:number-columns-repeated="1002"/>
        </table:table-row>
        <table:table-row table:style-name="ro71">
          <table:table-cell table:number-columns-repeated="8"/>
          <table:table-cell>
            <draw:custom-shape table:end-cell-address="BenefitsID.J21" table:end-x="1.554cm" table:end-y="1.319cm" draw:z-index="33" draw:name="Автофигура 55" draw:style-name="gr79" draw:text-style-name="P5" svg:width="2.692cm" svg:height="1.318cm" svg:x="0.608cm" svg:y="0.001cm">
              <text:p text:style-name="P5"><text:span text:style-name="T5">Lower I/S costs</text:span></text:p>
              <text:p text:style-name="P5"><text:span text:style-name="T5"/></text:p>
              <draw:enhanced-geometry svg:viewBox="0 0 21600 21600" draw:type="rectangle" draw:enhanced-path="M 0 0 L 21600 0 21600 21600 0 21600 0 0 Z N"/>
            </draw:custom-shape>
            <draw:custom-shape table:end-cell-address="BenefitsID.K22" table:end-x="1.53cm" table:end-y="0.111cm" draw:z-index="34" draw:name="Автофигура 60" draw:style-name="gr80" draw:text-style-name="P5" svg:width="4.415cm" svg:height="1.384cm" svg:x="0.608cm" svg:y="1.056cm">
              <text:p text:style-name="P5"><text:span text:style-name="T5">Lower Finance/Acctg. costs</text:span></text:p>
              <text:p text:style-name="P5"><text:span text:style-name="T5"/></text:p>
              <draw:enhanced-geometry svg:viewBox="0 0 21600 21600" draw:type="rectangle" draw:enhanced-path="M 0 0 L 21600 0 21600 21600 0 21600 0 0 Z N"/>
            </draw:custom-shape>
          </table:table-cell>
          <table:table-cell table:number-columns-repeated="3"/>
          <table:table-cell office:value-type="string" calcext:value-type="string">
            <text:p># IS personnel</text:p>
          </table:table-cell>
          <table:table-cell table:style-name="ce318" table:number-columns-repeated="6"/>
          <table:table-cell table:style-name="ce318" office:value-type="string" calcext:value-type="string">
            <text:p>($/FTE) x FTEs saved = Reduction in labor</text:p>
          </table:table-cell>
          <table:table-cell table:style-name="ce318" table:number-columns-repeated="2"/>
          <table:table-cell table:number-columns-repeated="1002"/>
        </table:table-row>
        <table:table-row table:style-name="ro72">
          <table:table-cell table:number-columns-repeated="6"/>
          <table:table-cell>
            <draw:custom-shape table:end-cell-address="BenefitsID.G22" table:end-x="1.482cm" table:end-y="2.356cm" draw:z-index="13" draw:name="Автофигура 14" draw:style-name="gr55" draw:text-style-name="P5" svg:width="1.482cm" svg:height="2.011cm" svg:x="0cm" svg:y="0.605cm">
              <text:p text:style-name="P5"><text:span text:style-name="T5">Reduce</text:span></text:p>
              <text:p text:style-name="P5"><text:span text:style-name="T5">R&amp;D</text:span></text:p>
              <text:p text:style-name="P5"><text:span text:style-name="T5"/></text:p>
              <draw:enhanced-geometry svg:viewBox="0 0 21600 21600" draw:type="rectangle" draw:enhanced-path="M 0 0 L 21600 0 21600 21600 0 21600 0 0 Z N"/>
            </draw:custom-shape>
          </table:table-cell>
          <table:table-cell/>
          <table:table-cell>
            <draw:custom-shape table:end-cell-address="BenefitsID.J22" table:end-x="1.578cm" table:end-y="1.91cm" draw:z-index="35" draw:name="Автофигура 61" draw:style-name="gr81" draw:text-style-name="P5" svg:width="2.716cm" svg:height="1.146cm" svg:x="0.608cm" svg:y="0.764cm">
              <text:p text:style-name="P5"><text:span text:style-name="T5">Lower HR costs</text:span></text:p>
              <text:p text:style-name="P5"><text:span text:style-name="T5"/></text:p>
              <draw:enhanced-geometry svg:viewBox="0 0 21600 21600" draw:type="rectangle" draw:enhanced-path="M 0 0 L 21600 0 21600 21600 0 21600 0 0 Z N"/>
            </draw:custom-shape>
          </table:table-cell>
          <table:table-cell/>
          <table:table-cell>
            <draw:custom-shape table:end-cell-address="BenefitsID.U23" table:end-x="0.56cm" table:end-y="0.16cm" draw:z-index="17" draw:name="Автофигура 18" draw:style-name="gr82" draw:text-style-name="P1" svg:width="33.838cm" svg:height="4.123cm" svg:x="0.534cm" svg:y="0.111cm">
              <text:p/>
              <draw:enhanced-geometry svg:viewBox="0 0 21600 21600" draw:type="rectangle" draw:enhanced-path="M 0 0 L 21600 0 21600 21600 0 21600 0 0 Z N"/>
            </draw:custom-shape>
          </table:table-cell>
          <table:table-cell/>
          <table:table-cell office:value-type="string" calcext:value-type="string">
            <text:p>$ annual maintenance contract cost</text:p>
          </table:table-cell>
          <table:table-cell table:style-name="ce318" table:number-columns-repeated="6"/>
          <table:table-cell table:style-name="ce318" office:value-type="string" calcext:value-type="string">
            <text:p>($/system/maintenance agt.) x systems consolidated = Reduction in maintenance contract cost</text:p>
          </table:table-cell>
          <table:table-cell table:style-name="ce318" table:number-columns-repeated="2"/>
          <table:table-cell table:number-columns-repeated="1002"/>
        </table:table-row>
        <table:table-row table:style-name="ro31">
          <table:table-cell table:number-columns-repeated="8"/>
          <table:table-cell>
            <draw:custom-shape table:end-cell-address="BenefitsID.K25" table:end-x="1.214cm" table:end-y="0.556cm" draw:z-index="36" draw:name="Автофигура 66" draw:style-name="gr83" draw:text-style-name="P5" svg:width="4.099cm" svg:height="1.165cm" svg:x="0.608cm" svg:y="0.555cm">
              <text:p text:style-name="P5"><text:span text:style-name="T5">Improve capital planning/ investment process</text:span></text:p>
              <text:p text:style-name="P5"><text:span text:style-name="T5"/></text:p>
              <draw:enhanced-geometry svg:viewBox="0 0 21600 21600" draw:type="rectangle" draw:enhanced-path="M 0 0 L 21600 0 21600 21600 0 21600 0 0 Z N"/>
            </draw:custom-shape>
          </table:table-cell>
          <table:table-cell/>
          <table:table-cell>
            <draw:custom-shape table:end-cell-address="BenefitsID.K27" table:end-x="1.7cm" table:end-y="0.24cm" draw:z-index="51" draw:name="Автофигура 88" draw:style-name="gr84" draw:text-style-name="P1" svg:width="0.414cm" svg:height="2.117cm" svg:x="1.286cm" svg:y="0.451cm">
              <text:p/>
              <draw:enhanced-geometry svg:viewBox="0 0 100 480" draw:type="non-primitive" draw:enhanced-path="M 0 3  L 99 0  L 99 479  L 0 476  N"/>
            </draw:custom-shape>
          </table:table-cell>
          <table:table-cell table:number-columns-repeated="2"/>
          <table:table-cell table:style-name="ce318" table:number-columns-repeated="9"/>
          <table:table-cell table:number-columns-repeated="1002"/>
        </table:table-row>
        <table:table-row table:style-name="ro31">
          <table:table-cell table:number-columns-repeated="4"/>
          <table:table-cell>
            <draw:custom-shape table:end-cell-address="BenefitsID.F27" table:end-x="1.046cm" table:end-y="0.451cm" draw:z-index="4" draw:name="Автофигура 5" draw:style-name="gr47" draw:text-style-name="P5" svg:width="2.403cm" svg:height="1.572cm" svg:x="0.583cm" svg:y="0.503cm">
              <text:p text:style-name="P5"><text:span text:style-name="T5">Capital</text:span></text:p>
              <text:p text:style-name="P5"><text:span text:style-name="T5">deployment</text:span></text:p>
              <text:p text:style-name="P5"><text:span text:style-name="T5"/></text:p>
              <draw:enhanced-geometry svg:viewBox="0 0 21600 21600" draw:type="rectangle" draw:enhanced-path="M 0 0 L 21600 0 21600 21600 0 21600 0 0 Z N"/>
            </draw:custom-shape>
          </table:table-cell>
          <table:table-cell table:number-columns-repeated="6"/>
          <table:table-cell office:value-type="string" calcext:value-type="string">
            <text:p>• Improved Supply Chain visibility</text:p>
          </table:table-cell>
          <table:table-cell/>
          <table:table-cell table:style-name="ce318" table:number-columns-repeated="9"/>
          <table:table-cell table:number-columns-repeated="1002"/>
        </table:table-row>
        <table:table-row table:style-name="ro31">
          <table:table-cell table:number-columns-repeated="4"/>
          <table:table-cell>
            <draw:custom-shape table:end-cell-address="BenefitsID.E29" table:end-x="0.899cm" table:end-y="0.318cm" draw:z-index="24" draw:name="Автофигура 38" draw:style-name="gr85" draw:text-style-name="P1" svg:width="0.632cm" svg:height="2.091cm" svg:x="0.267cm" svg:y="0.556cm">
              <text:p/>
              <draw:enhanced-geometry svg:viewBox="0 0 159 477" draw:type="non-primitive" draw:enhanced-path="M 158 0  L 0 0  L 0 476  L 158 476  N"/>
            </draw:custom-shape>
          </table:table-cell>
          <table:table-cell table:number-columns-repeated="3"/>
          <table:table-cell>
            <draw:custom-shape table:end-cell-address="BenefitsID.K26" table:end-x="0.293cm" table:end-y="0.583cm" draw:z-index="37" draw:name="Автофигура 67" draw:style-name="gr86" draw:text-style-name="P5" svg:width="3.178cm" svg:height="0.609cm" svg:x="0.608cm" svg:y="0.556cm">
              <text:p text:style-name="P5"><text:span text:style-name="T5">Reduce inventories</text:span></text:p>
              <text:p text:style-name="P5"><text:span text:style-name="T5"/></text:p>
              <draw:enhanced-geometry svg:viewBox="0 0 21600 21600" draw:type="rectangle" draw:enhanced-path="M 0 0 L 21600 0 21600 21600 0 21600 0 0 Z N"/>
            </draw:custom-shape>
          </table:table-cell>
          <table:table-cell table:number-columns-repeated="2"/>
          <table:table-cell office:value-type="string" calcext:value-type="string">
            <text:p><text:s text:c="5"/>– Improved order fill rates</text:p>
          </table:table-cell>
          <table:table-cell office:value-type="string" calcext:value-type="string">
            <text:p>Avg days for order fill</text:p>
          </table:table-cell>
          <table:table-cell table:style-name="ce318" table:number-columns-repeated="9"/>
          <table:table-cell table:number-columns-repeated="1002"/>
        </table:table-row>
        <table:table-row table:style-name="ro31">
          <table:table-cell table:number-columns-repeated="2"/>
          <table:table-cell>
            <draw:custom-shape table:end-cell-address="BenefitsID.D30" table:end-x="1.724cm" table:end-y="0.132cm" draw:z-index="3" draw:name="Автофигура 4" draw:style-name="gr87" draw:text-style-name="P5" svg:width="2.234cm" svg:height="2.433cm" svg:x="1.236cm" svg:y="0.028cm">
              <text:p text:style-name="P5"><text:span text:style-name="T5">Improve capital allocation</text:span></text:p>
              <text:p text:style-name="P5"><text:span text:style-name="T5">(B/S)</text:span></text:p>
              <text:p text:style-name="P5"><text:span text:style-name="T5"/></text:p>
              <draw:enhanced-geometry svg:viewBox="0 0 21600 21600" draw:type="rectangle" draw:enhanced-path="M 0 0 L 21600 0 21600 21600 0 21600 0 0 Z N"/>
            </draw:custom-shape>
          </table:table-cell>
          <table:table-cell table:number-columns-repeated="5"/>
          <table:table-cell>
            <draw:custom-shape table:end-cell-address="BenefitsID.K28" table:end-x="1.312cm" table:end-y="0.08cm" draw:z-index="38" draw:name="Автофигура 68" draw:style-name="gr88" draw:text-style-name="P5" svg:width="4.197cm" svg:height="0.689cm" svg:x="0.608cm" svg:y="0.556cm">
              <text:p text:style-name="P5"><text:span text:style-name="T5">Reduce A/P increase A/R</text:span></text:p>
              <text:p text:style-name="P5"><text:span text:style-name="T5"/></text:p>
              <draw:enhanced-geometry svg:viewBox="0 0 21600 21600" draw:type="rectangle" draw:enhanced-path="M 0 0 L 21600 0 21600 21600 0 21600 0 0 Z N"/>
            </draw:custom-shape>
          </table:table-cell>
          <table:table-cell table:number-columns-repeated="2"/>
          <table:table-cell>
            <draw:custom-shape table:end-cell-address="BenefitsID.L30" table:end-x="7.306cm" table:end-y="0.503cm" draw:z-index="52" draw:name="Автофигура 92" draw:style-name="gr55" draw:text-style-name="P5" svg:width="7.23cm" svg:height="2.625cm" svg:x="0.076cm" svg:y="0.133cm">
              <text:p text:style-name="P5"><text:span text:style-name="T6">•</text:span><text:span text:style-name="T6">Improved capital stewardship</text:span></text:p>
              <text:p text:style-name="P5"><text:span text:style-name="T6"><text:s text:c="5"/>– </text:span><text:span text:style-name="T6">Increased capital productivity</text:span></text:p>
              <text:p text:style-name="P5"><text:span text:style-name="T6"><text:s text:c="5"/>– </text:span><text:span text:style-name="T6">Reduced inventory investment &amp; carrying costs</text:span></text:p>
              <text:p text:style-name="P5"><text:span text:style-name="T6"><text:s text:c="5"/>– </text:span><text:span text:style-name="T6">Reduced receivables investment</text:span></text:p>
              <text:p text:style-name="P5"><text:span text:style-name="T6"/></text:p>
              <draw:enhanced-geometry svg:viewBox="0 0 21600 21600" draw:type="rectangle" draw:enhanced-path="M 0 0 L 21600 0 21600 21600 0 21600 0 0 Z N"/>
            </draw:custom-shape>
          </table:table-cell>
          <table:table-cell office:value-type="string" calcext:value-type="string">
            <text:p>% of orders filled in less than 1 day</text:p>
          </table:table-cell>
          <table:table-cell table:style-name="ce318" table:number-columns-repeated="9"/>
          <table:table-cell table:number-columns-repeated="1002"/>
        </table:table-row>
        <table:table-row table:style-name="ro31">
          <table:table-cell table:number-columns-repeated="13"/>
          <table:table-cell table:style-name="ce318" table:number-columns-repeated="9"/>
          <table:table-cell table:number-columns-repeated="1002"/>
        </table:table-row>
        <table:table-row table:style-name="ro31">
          <table:table-cell table:number-columns-repeated="4"/>
          <table:table-cell>
            <draw:custom-shape table:end-cell-address="BenefitsID.F31" table:end-x="0.852cm" table:end-y="0.132cm" draw:z-index="5" draw:name="Автофигура 6" draw:style-name="gr47" draw:text-style-name="P5" svg:width="1.619cm" svg:height="1.572cm" svg:x="1.036cm" svg:y="0.184cm">
              <text:p text:style-name="P5"><text:span text:style-name="T5">Cost of</text:span></text:p>
              <text:p text:style-name="P5"><text:span text:style-name="T5">capital</text:span></text:p>
              <text:p text:style-name="P5"><text:span text:style-name="T5"/></text:p>
              <draw:enhanced-geometry svg:viewBox="0 0 21600 21600" draw:type="rectangle" draw:enhanced-path="M 0 0 L 21600 0 21600 21600 0 21600 0 0 Z N"/>
            </draw:custom-shape>
          </table:table-cell>
          <table:table-cell table:number-columns-repeated="3"/>
          <table:table-cell>
            <draw:custom-shape table:end-cell-address="BenefitsID.I30" table:end-x="0.997cm" table:end-y="0.398cm" draw:z-index="39" draw:name="Автофигура 75" draw:style-name="gr47" draw:text-style-name="P5" svg:width="1.294cm" svg:height="1.133cm" svg:x="-0.148cm" svg:y="0.318cm">
              <text:p text:style-name="P5"><text:span text:style-name="T5">N/A</text:span></text:p>
              <text:p text:style-name="P5"><text:span text:style-name="T5"/></text:p>
              <draw:enhanced-geometry svg:viewBox="0 0 21600 21600" draw:type="rectangle" draw:enhanced-path="M 0 0 L 21600 0 21600 21600 0 21600 0 0 Z N"/>
            </draw:custom-shape>
          </table:table-cell>
          <table:table-cell table:number-columns-repeated="4"/>
          <table:table-cell table:style-name="ce318" table:number-columns-repeated="9"/>
          <table:table-cell table:number-columns-repeated="1002"/>
        </table:table-row>
        <table:table-row table:style-name="ro31" table:number-rows-repeated="5">
          <table:table-cell table:number-columns-repeated="13"/>
          <table:table-cell table:style-name="ce318" table:number-columns-repeated="9"/>
          <table:table-cell table:number-columns-repeated="1002"/>
        </table:table-row>
        <table:table-row table:style-name="ro31" table:number-rows-repeated="1048542">
          <table:table-cell table:number-columns-repeated="1024"/>
        </table:table-row>
        <table:table-row table:style-name="ro31">
          <table:table-cell table:number-columns-repeated="1024"/>
        </table:table-row>
        <table:named-expressions>
          <table:named-range table:name="Excel_BuiltIn_Print_Area" table:base-cell-address="$TOC.$A$1" table:cell-range-address="$BenefitsID.$A$1:.$V$32" table:range-usable-as="print-range"/>
        </table:named-expressions>
      </table:table>
      <table:table table:name="Glossary" table:style-name="ta13">
        <table:table-column table:style-name="co84" table:default-cell-style-name="ce318"/>
        <table:table-column table:style-name="co47" table:default-cell-style-name="ce318"/>
        <table:table-column table:style-name="co85" table:default-cell-style-name="ce318"/>
        <table:table-column table:style-name="co86" table:default-cell-style-name="ce318"/>
        <table:table-column table:style-name="co87" table:default-cell-style-name="ce318"/>
        <table:table-column table:style-name="co39" table:number-columns-repeated="252" table:default-cell-style-name="ce318"/>
        <table:table-column table:style-name="co39" table:number-columns-repeated="767" table:default-cell-style-name="Default"/>
        <table:table-row table:style-name="ro73">
          <table:table-cell table:style-name="ce434" office:value-type="string" calcext:value-type="string" table:number-columns-spanned="3" table:number-rows-spanned="1">
            <text:p>Business Case Spreadsheet (Template)</text:p>
          </table:table-cell>
          <table:covered-table-cell table:number-columns-repeated="2" table:style-name="ce435"/>
          <table:table-cell table:number-columns-repeated="1021"/>
        </table:table-row>
        <table:table-row table:style-name="ro35">
          <table:table-cell/>
          <table:table-cell table:style-name="ce436" office:value-type="string" calcext:value-type="string">
            <text:p>Glossary</text:p>
          </table:table-cell>
          <table:table-cell table:number-columns-repeated="1022"/>
        </table:table-row>
        <table:table-row table:style-name="ro31">
          <table:table-cell table:number-columns-repeated="1024"/>
        </table:table-row>
        <table:table-row table:style-name="ro31">
          <table:table-cell table:number-columns-repeated="2"/>
          <table:table-cell table:style-name="ce437" office:value-type="string" calcext:value-type="string">
            <text:p>Method/Metric</text:p>
          </table:table-cell>
          <table:table-cell table:style-name="ce437" office:value-type="string" calcext:value-type="string">
            <text:p>Definition/Brief Description</text:p>
          </table:table-cell>
          <table:table-cell table:style-name="ce437" office:value-type="string" calcext:value-type="string">
            <text:p>Use</text:p>
          </table:table-cell>
          <table:table-cell table:number-columns-repeated="1019"/>
        </table:table-row>
        <table:table-row table:style-name="ro28">
          <table:table-cell table:number-columns-repeated="2"/>
          <table:table-cell table:style-name="ce438" office:value-type="string" calcext:value-type="string">
            <text:p>Net Present Value (NPV)</text:p>
          </table:table-cell>
          <table:table-cell table:style-name="ce439" office:value-type="string" calcext:value-type="string">
            <text:p>is the sum of the discounted (at the cost of capital) cash flows of the project.</text:p>
          </table:table-cell>
          <table:table-cell table:style-name="ce439" office:value-type="string" calcext:value-type="string">
            <text:p>To compare projects using a common cost of capital or discount rate. NPV does not explicitly reflect the uncertainty of the cash flow forecasts.</text:p>
          </table:table-cell>
          <table:table-cell table:number-columns-repeated="1019"/>
        </table:table-row>
        <table:table-row table:style-name="ro40">
          <table:table-cell table:number-columns-repeated="2"/>
          <table:table-cell table:style-name="ce438" office:value-type="string" calcext:value-type="string">
            <text:p>Internal Rate of Return (IRR)</text:p>
          </table:table-cell>
          <table:table-cell table:style-name="ce439" office:value-type="string" calcext:value-type="string">
            <text:p>is the discount rate, which when applied to the cash flows of the project produces a NPV equal to zero.</text:p>
          </table:table-cell>
          <table:table-cell table:style-name="ce439" office:value-type="string" calcext:value-type="string">
            <text:p>IRR provides a uniform measure for evaluating different projects. <text:s/>It is a special case of NPV.</text:p>
          </table:table-cell>
          <table:table-cell table:number-columns-repeated="1019"/>
        </table:table-row>
        <table:table-row table:style-name="ro74">
          <table:table-cell table:number-columns-repeated="2"/>
          <table:table-cell table:style-name="ce438" office:value-type="string" calcext:value-type="string">
            <text:p>Payback Period (aka Breakeven)</text:p>
          </table:table-cell>
          <table:table-cell table:style-name="ce439" office:value-type="string" calcext:value-type="string">
            <text:p>is the length of time required for the sum of the net cash flows of the project to equal zero.</text:p>
          </table:table-cell>
          <table:table-cell table:style-name="ce439" office:value-type="string" calcext:value-type="string">
            <text:p>Used to compare projects in terms of time to produce positive nominal results. <text:s/>Many organizations will not undertake projects which take longer than x years to "pay for themselves"</text:p>
          </table:table-cell>
          <table:table-cell table:number-columns-repeated="1019"/>
        </table:table-row>
        <table:table-row table:style-name="ro31">
          <table:table-cell table:number-columns-repeated="2"/>
          <table:table-cell table:style-name="ce438" office:value-type="string" calcext:value-type="string">
            <text:p>Parameter</text:p>
          </table:table-cell>
          <table:table-cell table:style-name="ce439" office:value-type="string" calcext:value-type="string">
            <text:p>is an estimate or assumption provided as input.</text:p>
          </table:table-cell>
          <table:table-cell table:style-name="ce439" office:value-type="string" calcext:value-type="string">
            <text:p>Allows user to tailor the business case template to the specific project at hand.</text:p>
          </table:table-cell>
          <table:table-cell table:number-columns-repeated="1019"/>
        </table:table-row>
        <table:table-row table:style-name="ro75">
          <table:table-cell table:number-columns-repeated="2"/>
          <table:table-cell table:style-name="ce438" office:value-type="string" calcext:value-type="string">
            <text:p>tornado diagram</text:p>
          </table:table-cell>
          <table:table-cell table:style-name="ce439" office:value-type="string" calcext:value-type="string">
            <text:p>is a set of calculations and a chart summarizing the relative influence of various parameters on the defined output cell.</text:p>
          </table:table-cell>
          <table:table-cell table:style-name="ce439" office:value-type="string" calcext:value-type="string">
            <text:p>Provides preliminary analysis of the sensitivity or relative strength of influence of a parameter provided in 3 point (Minimum, Best Estimate, Maximum) range. <text:s/>Allows easy visualization of parameters that carry the most influence in a model's outcome. <text:s/>In the Business Case Template, NPV is typically used as the best measure of BCT outcome.</text:p>
          </table:table-cell>
          <table:table-cell table:number-columns-repeated="1019"/>
        </table:table-row>
        <table:table-row table:style-name="ro31" table:number-rows-repeated="290">
          <table:table-cell table:number-columns-repeated="2"/>
          <table:table-cell table:style-name="ce439" table:number-columns-repeated="3"/>
          <table:table-cell table:number-columns-repeated="1019"/>
        </table:table-row>
        <table:table-row table:style-name="ro31" table:number-rows-repeated="1048276">
          <table:table-cell table:number-columns-repeated="1024"/>
        </table:table-row>
        <table:table-row table:style-name="ro31">
          <table:table-cell table:number-columns-repeated="1024"/>
        </table:table-row>
      </table:table>
      <table:named-expressions>
        <table:named-range table:name="Avg_sale_size" table:base-cell-address="$TOC.$A$1" table:cell-range-address="$Revenue.$#REF!$#REF!"/>
        <table:named-range table:name="page1" table:base-cell-address="$TOC.$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Book Antiqua" svg:font-family="'Book Antiqua'"/>
    <style:font-face style:name="Helv" svg:font-family="Helv"/>
    <style:font-face style:name="MS Sans Serif" svg:font-family="'MS Sans Serif'"/>
    <style:font-face style:name="Small Fonts" svg:font-family="'Small Fonts'"/>
    <style:font-face style:name="Tahoma1" svg:font-family="Tahoma"/>
    <style:font-face style:name="Book Antiqua1" svg:font-family="'Book Antiqu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 </number:text>
      <loext:fill-character> </loext:fill-character>
      <number:text>(</number:text>
      <number:number number:decimal-places="2" number:min-integer-digits="1" number:grouping="true"/>
      <number:text>)</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loext:fill-character> </loext:fill-character>
      <number:number number:decimal-places="2" number:min-integer-digits="1" number:grouping="true"/>
      <number:text> </number:text>
    </number:number-style>
    <number:number-style style:name="N117P1" style:volatile="true">
      <number:text> $</number:text>
      <loext:fill-character> </loext:fill-character>
      <number:text>(</number:text>
      <number:number number:decimal-places="2" number:min-integer-digits="1" number:grouping="true"/>
      <number:text>)</number:text>
    </number:number-style>
    <number:number-style style:name="N117P2" style:volatile="true">
      <number:text> $</number:text>
      <loext:fill-character> </loext:fill-character>
      <number:text>-</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34">
      <number:number number:decimal-places="2" number:min-integer-digits="1"/>
      <number:text> </number:text>
    </number:number-style>
    <number:currency-style style:name="N145P0" style:volatile="true">
      <number:number number:decimal-places="2" number:min-integer-digits="1" number:grouping="true"/>
      <number:text> </number:text>
      <number:currency-symbol number:language="ru" number:country="RU">руб.</number:currency-symbol>
    </number:currency-style>
    <number:currency-style style:name="N145">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5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 </number:text>
      <loext:fill-character> </loext:fill-character>
      <number:text>(</number:text>
      <number:number number:decimal-places="0" number:min-integer-digits="1" number:grouping="true"/>
      <number:text>)</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0" number:min-integer-digits="1" number:grouping="true"/>
      <number:text> </number:text>
    </number:number-style>
    <number:number-style style:name="N115P1" style:volatile="true">
      <number:text> $</number:text>
      <loext:fill-character> </loext:fill-character>
      <number:text>(</number:text>
      <number:number number:decimal-places="0" number:min-integer-digits="1" number:grouping="true"/>
      <number:text>)</number:text>
    </number:number-style>
    <number:number-style style:name="N115P2" style:volatile="true">
      <number:text> $</number: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 $</number:text>
      <loext:fill-character> </loext:fill-character>
      <number:number number:decimal-places="0" number:min-integer-digits="1" number:grouping="true"/>
      <number:text> </number:text>
    </number:number-style>
    <number:number-style style:name="N122P1" style:volatile="true">
      <number:text> $</number:text>
      <loext:fill-character> </loext:fill-character>
      <number:text>(</number:text>
      <number:number number:decimal-places="0" number:min-integer-digits="1" number:grouping="true"/>
      <number:text>)</number:text>
    </number:number-style>
    <number:number-style style:name="N122P2" style:volatile="true">
      <number:text> $</number:text>
      <loext:fill-character> </loext:fill-character>
      <number:text>-</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loext:fill-character> </loext:fill-character>
      <number:number number:decimal-places="0" number:min-integer-digits="1" number:grouping="true"/>
      <number:text> </number:text>
    </number:number-style>
    <number:number-style style:name="N123P1" style:volatile="true">
      <number:text> </number:text>
      <loext:fill-character> </loext:fill-character>
      <number:text>(</number:text>
      <number:number number:decimal-places="0" number:min-integer-digits="1" number:grouping="true"/>
      <number:text>)</number:text>
    </number:number-style>
    <number:number-style style:name="N123P2" style:volatile="true">
      <number:text> </number:text>
      <loext:fill-character> </loext:fill-character>
      <number:text>-</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percentage-style style:name="N124">
      <number:number number:decimal-places="1" number:min-integer-digits="1"/>
      <number:text>%</number:text>
    </number:percentage-style>
    <number:number-style style:name="N125P0" style:volatile="true">
      <number:text> </number:text>
      <loext:fill-character> </loext:fill-character>
      <number:number number:decimal-places="5" number:min-integer-digits="1" number:grouping="true"/>
      <number:text> </number:text>
    </number:number-style>
    <number:number-style style:name="N125P1" style:volatile="true">
      <number:text> </number:text>
      <loext:fill-character> </loext:fill-character>
      <number:text>(</number:text>
      <number:number number:decimal-places="5" number:min-integer-digits="1" number:grouping="true"/>
      <number:text>)</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
      <number:number number:decimal-places="1" number:min-integer-digits="1"/>
    </number:number-style>
    <number:percentage-style style:name="N127">
      <number:number number:decimal-places="3" number:min-integer-digits="1"/>
      <number:text>%</number:text>
    </number:percentage-style>
    <number:number-style style:name="N128">
      <number:number number:decimal-places="3" number:min-integer-digits="1"/>
    </number:number-style>
    <number:number-style style:name="N129">
      <number:number number:decimal-places="4" number:min-integer-digits="1"/>
    </number:number-style>
    <number:number-style style:name="N130">
      <number:text>$</number:text>
      <number:number number:decimal-places="2" number:min-integer-digits="1" number:grouping="true"/>
    </number:number-style>
    <number:number-style style:name="N131P0" style:volatile="true">
      <number:text>+</number:text>
      <number:number number:decimal-places="1" number:min-integer-digits="1"/>
      <number:text>pp</number:text>
    </number:number-style>
    <number:number-style style:name="N131">
      <number:text>-</number:text>
      <number:number number:decimal-places="1" number:min-integer-digits="1"/>
      <number:text>pp</number:text>
      <style:map style:condition="value()&gt;=0" style:apply-style-name="N131P0"/>
    </number:number-style>
    <number:number-style style:name="N132P0" style:volatile="true">
      <number:text> </number:text>
      <loext:fill-character> </loext:fill-character>
      <number:number number:decimal-places="4" number:min-integer-digits="1" number:grouping="true"/>
      <number:text> </number:text>
    </number:number-style>
    <number:number-style style:name="N132P1" style:volatile="true">
      <number:text> </number:text>
      <loext:fill-character> </loext:fill-character>
      <number:text>(</number:text>
      <number:number number:decimal-places="4"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number number:decimal-places="3" number:min-integer-digits="1" number:grouping="true"/>
      <number:text> </number:text>
    </number:number-style>
    <number:number-style style:name="N133">
      <style:text-properties fo:color="#ff0000"/>
      <number:text>(</number:text>
      <number:number number:decimal-places="3" number:min-integer-digits="1" number:grouping="true"/>
      <number:text>)</number:text>
      <style:map style:condition="value()&gt;=0" style:apply-style-name="N133P0"/>
    </number:number-style>
    <number:number-style style:name="N135P0" style:volatile="true">
      <number:text> $</number:text>
      <loext:fill-character> </loext:fill-character>
      <number:number number:decimal-places="1" number:min-integer-digits="1" number:grouping="true"/>
      <number:text> </number:text>
    </number:number-style>
    <number:number-style style:name="N135P1" style:volatile="true">
      <number:text> $</number:text>
      <loext:fill-character> </loext:fill-character>
      <number:text>(</number:text>
      <number:number number:decimal-places="1" number:min-integer-digits="1" number:grouping="true"/>
      <number:text>)</number:text>
    </number:number-style>
    <number:number-style style:name="N135P2" style:volatile="true">
      <number:text> $</number:text>
      <loext:fill-character> </loext:fill-character>
      <number:text>-</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loext:fill-character> </loext:fill-character>
      <number:number number:decimal-places="1" number:min-integer-digits="1" number:grouping="true"/>
      <number:text> </number:text>
    </number:number-style>
    <number:number-style style:name="N136P1" style:volatile="true">
      <number:text> </number:text>
      <loext:fill-character> </loext:fill-character>
      <number:text>(</number:text>
      <number:number number:decimal-places="1" number:min-integer-digits="1" number:grouping="true"/>
      <number:text>)</number:text>
    </number:number-style>
    <number:number-style style:name="N136P2" style:volatile="true">
      <number:text> </number:text>
      <loext:fill-character> </loext:fill-character>
      <number:text>-</number:text>
      <number:number number: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loext:fill-character> </loext:fill-character>
      <number:number number:decimal-places="1" number:min-integer-digits="1" number:grouping="true"/>
      <number:text> </number:text>
    </number:number-style>
    <number:number-style style:name="N137P1" style:volatile="true">
      <number:text> </number:text>
      <loext:fill-character> </loext:fill-character>
      <number:text>(</number:text>
      <number:number number:decimal-places="1" number:min-integer-digits="1" number:grouping="true"/>
      <number:text>)</number:text>
    </number:number-style>
    <number:number-style style:name="N137P2" style:volatile="true">
      <number:text> </number:text>
      <loext:fill-character> </loext:fill-character>
      <number:text>-</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number number:decimal-places="1" number:min-integer-digits="1" number:grouping="true"/>
      <number:text> </number:text>
    </number:number-style>
    <number:number-style style:name="N138">
      <number:text>(</number:text>
      <number:number number:decimal-places="1" number:min-integer-digits="1" number:grouping="true"/>
      <number:text>)</number:text>
      <style:map style:condition="value()&gt;=0" style:apply-style-name="N138P0"/>
    </number:number-style>
    <number:number-style style:name="N139P0" style:volatile="true">
      <number:number number:decimal-places="3" number:min-integer-digits="1" number:grouping="true"/>
      <number:text> </number:text>
    </number:number-style>
    <number:number-style style:name="N139">
      <number:text>(</number:text>
      <number:number number:decimal-places="3" number:min-integer-digits="1" number:grouping="true"/>
      <number:text>)</number:text>
      <style:map style:condition="value()&gt;=0" style:apply-style-name="N139P0"/>
    </number:number-style>
    <number:number-style style:name="N140P0" style:volatile="true">
      <number:text>Yes</number:text>
    </number:number-style>
    <number:number-style style:name="N140P1" style:volatile="true">
      <number:text>Yes</number:text>
    </number:number-style>
    <number:number-style style:name="N140">
      <number:text>No</number:text>
      <style:map style:condition="value()&gt;0" style:apply-style-name="N140P0"/>
      <style:map style:condition="value()&lt;0" style:apply-style-name="N140P1"/>
    </number:number-style>
    <number:number-style style:name="N141P0" style:volatile="true">
      <number:text>True</number:text>
    </number:number-style>
    <number:number-style style:name="N141P1" style:volatile="true">
      <number:text>True</number:text>
    </number:number-style>
    <number:number-style style:name="N141">
      <number:text>False</number:text>
      <style:map style:condition="value()&gt;0" style:apply-style-name="N141P0"/>
      <style:map style:condition="value()&lt;0" style:apply-style-name="N141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number-style style:name="N143">
      <number:text>$</number:text>
      <number:number number:decimal-places="0" number:min-integer-digits="1" number:grouping="true"/>
    </number:number-style>
    <number:currency-style style:name="N144P0" style:volatile="true">
      <number:currency-symbol number:language="ru" number:country="RU">€</number:currency-symbol>
      <number:text> </number:text>
      <number:number number:decimal-places="2" number:min-integer-digits="1" number:grouping="true"/>
      <number:text> </number:text>
    </number:currency-style>
    <number:currency-style style:name="N144">
      <style:text-properties fo:color="#ff0000"/>
      <number:text>(</number:text>
      <number:currency-symbol number:language="ru" number:country="RU">€</number:currency-symbol>
      <number:text> </number:text>
      <number:number number:decimal-places="2" number:min-integer-digits="1" number:grouping="true"/>
      <number:text>)</number:text>
      <style:map style:condition="value()&gt;=0" style:apply-style-name="N144P0"/>
    </number:currency-style>
    <style:style style:name="Default" style:family="table-cell">
      <style:table-cell-properties fo:padding="0.071cm" style:rotation-align="none"/>
      <style:text-properties style:font-name="Book Antiqua" fo:font-family="'Book Antiqua'"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4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0" style:family="table-cell" style:parent-style-name="Default" style:data-style-name="N36">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Comma_5f_CAPEX_20_Cash_20_Flow_20_Template" style:display-name="Comma_CAPEX Cash Flow Template" style:family="table-cell" style:parent-style-name="Default" style:data-style-name="N113">
      <style:table-cell-properties fo:padding="0.071cm"/>
    </style:style>
    <style:style style:name="Currency0" style:family="table-cell" style:parent-style-name="Default" style:data-style-name="N36">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Date" style:family="table-cell" style:parent-style-name="Default" style:data-style-name="N36">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Fixed" style:family="table-cell" style:parent-style-name="Default" style:data-style-name="N36">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 fo:font-family="Arial" fo:font-size="8pt" fo:font-style="normal" fo:text-shadow="none" style:text-underline-style="none" fo:font-weight="normal" style:font-size-asian="8pt" style:font-style-asian="normal" style:font-weight-asian="normal" style:font-name-complex="Arial" style:font-family-complex="Arial" style:font-size-complex="8pt" style:font-style-complex="normal" style:font-weight-complex="normal"/>
    </style:style>
    <style:style style:name="Heading_20_1" style:display-name="Heading 1" style:family="table-cell" style:parent-style-name="Default" style:data-style-name="N36">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Heading_20_2" style:display-name="Heading 2" style:family="table-cell" style:parent-style-name="Default" style:data-style-name="N36">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Input_20__5b_yellow_5d_" style:display-name="Input [yellow]" style:family="table-cell" style:parent-style-name="Default">
      <style:table-cell-properties fo:background-color="#ffffff" fo:padding="0.071cm"/>
      <style:text-properties style:use-window-font-color="true" style:text-outline="false" style:text-line-through-style="none" style:text-line-through-type="none" style:font-name="Arial" fo:font-family="Arial" fo:font-size="8pt" fo:font-style="normal" fo:text-shadow="none" style:text-underline-style="none" fo:font-weight="normal" style:font-size-asian="8pt" style:font-style-asian="normal" style:font-weight-asian="normal" style:font-name-complex="Arial" style:font-family-complex="Arial" style:font-size-complex="8pt" style:font-style-complex="normal" style:font-weight-complex="normal"/>
    </style:style>
    <style:style style:name="no_20_dec" style:display-name="no dec" style:family="table-cell" style:parent-style-name="Default" style:data-style-name="N11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name-asian="Small Fonts" style:font-family-asian="'Small Fonts'"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3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ormal_5f_Book1" style:display-name="Normal_Book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Normal_5f_CAPEX_20_Cash_20_Flow_20_Template" style:display-name="Normal_CAPEX Cash Flow Templ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ROI_20_Model" style:display-name="Normal_ROI Mode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Normal_5f_TOC" style:display-name="Normal_TOC"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style:style style:name="Total" style:family="table-cell" style:parent-style-name="Default" style:data-style-name="N36">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2.49pt double-thin #000000" style:border-line-width-top="0.018cm 0.053cm 0.018cm"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Book Antiqua" fo:font-family="'Book Antiqua'" fo:font-size="8.25pt" fo:font-style="normal" fo:text-shadow="none" style:text-underline-style="solid" style:text-underline-width="auto" style:text-underline-color="font-color" fo:font-weight="normal" style:font-size-asian="8.25pt" style:font-style-asian="normal" style:font-weight-asian="normal" style:font-size-complex="8.25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style:style style:name="Excel_5f_BuiltIn_5f_Comma" style:display-name="Excel_BuiltIn_Comma" style:family="table-cell" style:parent-style-name="Default" style:data-style-name="N116">
      <style:table-cell-properties fo:padding="0.071cm"/>
    </style:style>
    <style:style style:name="Excel_5f_BuiltIn_5f_Currency" style:display-name="Excel_BuiltIn_Currency" style:family="table-cell" style:parent-style-name="Default" style:data-style-name="N117">
      <style:table-cell-properties fo:padding="0.071cm"/>
    </style:style>
    <draw:marker draw:name="Arrowhead_20_1" draw:display-name="Arrowhead 1" svg:viewBox="0 0 20 30" svg:d="M10 0l-10 30h20z"/>
    <draw:marker draw:name="msArrowEnd_20_5" draw:display-name="msArrowEnd 5" svg:viewBox="0 0 636 636" svg:d="M318 0l318 636h-636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1.27cm" fo:margin-left="1.9cm" fo:margin-right="1.9cm" style:first-page-number="continue" style:scale-to="81%" style:writing-mode="lr-tb"/>
      <style:header-style>
        <style:header-footer-properties fo:min-height="0.75cm" fo:margin-left="0cm" fo:margin-right="0cm" fo:margin-bottom="0.912cm"/>
      </style:header-style>
      <style:footer-style>
        <style:header-footer-properties fo:min-height="0.75cm" fo:margin-left="0cm" fo:margin-right="0cm" fo:margin-top="0.277cm"/>
      </style:footer-style>
    </style:page-layout>
    <style:page-layout style:name="Mpm4">
      <style:page-layout-properties fo:page-width="27.94cm" fo:page-height="21.59cm" style:num-format="1" style:print-orientation="landscape" fo:margin-top="1.27cm" fo:margin-bottom="1.27cm" fo:margin-left="1.9cm" fo:margin-right="1.9cm" style:first-page-number="continue" style:scale-to="81%" style:writing-mode="lr-tb"/>
      <style:header-style>
        <style:header-footer-properties fo:min-height="0.75cm" fo:margin-left="0cm" fo:margin-right="0cm" fo:margin-bottom="0.877cm"/>
      </style:header-style>
      <style:footer-style>
        <style:header-footer-properties fo:min-height="0.75cm" fo:margin-left="0cm" fo:margin-right="0cm" fo:margin-top="0.947cm"/>
      </style:footer-style>
    </style:page-layout>
    <style:page-layout style:name="Mpm5">
      <style:page-layout-properties fo:page-width="27.94cm" fo:page-height="21.59cm" style:num-format="1" style:print-orientation="landscape" fo:margin-top="1.27cm" fo:margin-bottom="1.27cm" fo:margin-left="1.9cm" fo:margin-right="1.9cm" style:first-page-number="continue" style:scale-to-X="1" style:writing-mode="lr-tb"/>
      <style:header-style>
        <style:header-footer-properties fo:min-height="0.75cm" fo:margin-left="0cm" fo:margin-right="0cm" fo:margin-bottom="0.841cm"/>
      </style:header-style>
      <style:footer-style>
        <style:header-footer-properties fo:min-height="0.75cm" fo:margin-left="0cm" fo:margin-right="0cm" fo:margin-top="0.841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71%" style:writing-mode="lr-tb"/>
      <style:header-style>
        <style:header-footer-properties fo:min-height="0.75cm" fo:margin-left="0cm" fo:margin-right="0cm" fo:margin-bottom="0.841cm"/>
      </style:header-style>
      <style:footer-style>
        <style:header-footer-properties fo:min-height="0.75cm" fo:margin-left="0cm" fo:margin-right="0cm" fo:margin-top="0.841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72%" style:writing-mode="lr-tb"/>
      <style:header-style>
        <style:header-footer-properties fo:min-height="0.75cm" fo:margin-left="0cm" fo:margin-right="0cm" fo:margin-bottom="0.841cm"/>
      </style:header-style>
      <style:footer-style>
        <style:header-footer-properties fo:min-height="0.75cm" fo:margin-left="0cm" fo:margin-right="0cm" fo:margin-top="0.841cm"/>
      </style:footer-style>
    </style:page-layout>
    <style:page-layout style:name="Mpm8">
      <style:page-layout-properties fo:page-width="27.94cm" fo:page-height="21.59cm" style:num-format="1" style:print-orientation="landscape" fo:margin-top="1.27cm" fo:margin-bottom="1.27cm" fo:margin-left="1.9cm" fo:margin-right="1.9cm" style:first-page-number="continue" style:scale-to="74%" style:writing-mode="lr-tb"/>
      <style:header-style>
        <style:header-footer-properties fo:min-height="0.75cm" fo:margin-left="0cm" fo:margin-right="0cm" fo:margin-bottom="0.841cm"/>
      </style:header-style>
      <style:footer-style>
        <style:header-footer-properties fo:min-height="0.75cm" fo:margin-left="0cm" fo:margin-right="0cm" fo:margin-top="0.841cm"/>
      </style:footer-style>
    </style:page-layout>
    <style:page-layout style:name="Mpm9">
      <style:page-layout-properties fo:page-width="27.94cm" fo:page-height="21.59cm" style:num-format="1" style:print-orientation="landscape" fo:margin-top="1.27cm" fo:margin-bottom="1.27cm" fo:margin-left="1.9cm" fo:margin-right="1.9cm" style:first-page-number="continue" style:scale-to="79%" style:writing-mode="lr-tb"/>
      <style:header-style>
        <style:header-footer-properties fo:min-height="0.75cm" fo:margin-left="0cm" fo:margin-right="0cm" fo:margin-bottom="0.841cm"/>
      </style:header-style>
      <style:footer-style>
        <style:header-footer-properties fo:min-height="0.75cm" fo:margin-left="0cm" fo:margin-right="0cm" fo:margin-top="0.841cm"/>
      </style:footer-style>
    </style:page-layout>
    <style:page-layout style:name="Mpm10">
      <style:page-layout-properties fo:page-width="27.94cm" fo:page-height="21.59cm" style:num-format="1" style:print-orientation="landscape" fo:margin-top="1.27cm" fo:margin-bottom="1.27cm" fo:margin-left="1.9cm" fo:margin-right="1.9cm" style:first-page-number="continue" style:scale-to="48%" style:writing-mode="lr-tb"/>
      <style:header-style>
        <style:header-footer-properties fo:min-height="0.75cm" fo:margin-left="0cm" fo:margin-right="0cm" fo:margin-bottom="0.841cm"/>
      </style:header-style>
      <style:footer-style>
        <style:header-footer-properties fo:min-height="0.75cm" fo:margin-left="0cm" fo:margin-right="0cm" fo:margin-top="0.841cm"/>
      </style:footer-style>
    </style:page-layout>
    <style:page-layout style:name="Mpm11">
      <style:page-layout-properties fo:page-width="27.94cm" fo:page-height="21.59cm" style:num-format="1" style:print-orientation="landscape" fo:margin-top="1.27cm" fo:margin-bottom="1.27cm" fo:margin-left="1.9cm" fo:margin-right="1.9cm" style:first-page-number="continue" style:scale-to="69%" style:writing-mode="lr-tb"/>
      <style:header-style>
        <style:header-footer-properties fo:min-height="0.75cm" fo:margin-left="0cm" fo:margin-right="0cm" fo:margin-bottom="0.841cm"/>
      </style:header-style>
      <style:footer-style>
        <style:header-footer-properties fo:min-height="0.75cm" fo:margin-left="0cm" fo:margin-right="0cm" fo:margin-top="0.841cm"/>
      </style:footer-style>
    </style:page-layout>
    <style:page-layout style:name="Mpm12">
      <style:page-layout-properties fo:page-width="27.94cm" fo:page-height="21.59cm" style:num-format="1" style:print-orientation="landscape" fo:margin-top="1.27cm" fo:margin-bottom="1.27cm" fo:margin-left="1.9cm" fo:margin-right="1.9cm" style:first-page-number="continue" style:scale-to="63%" style:writing-mode="lr-tb"/>
      <style:header-style>
        <style:header-footer-properties fo:min-height="0.75cm" fo:margin-left="0cm" fo:margin-right="0cm" fo:margin-bottom="0.841cm"/>
      </style:header-style>
      <style:footer-style>
        <style:header-footer-properties fo:min-height="0.75cm" fo:margin-left="0cm" fo:margin-right="0cm" fo:margin-top="0.841cm"/>
      </style:footer-style>
    </style:page-layout>
    <style:page-layout style:name="Mpm13">
      <style:page-layout-properties fo:page-width="27.94cm" fo:page-height="21.59cm" style:num-format="1" style:print-orientation="landscape" fo:margin-top="1.27cm" fo:margin-bottom="1.27cm" fo:margin-left="1.9cm" fo:margin-right="1.9cm" style:first-page-number="continue" style:scale-to="81%" style:writing-mode="lr-tb"/>
      <style:header-style>
        <style:header-footer-properties fo:min-height="0.75cm" fo:margin-left="0cm" fo:margin-right="0cm" fo:margin-bottom="0.841cm"/>
      </style:header-style>
      <style:footer-style>
        <style:header-footer-properties fo:min-height="0.75cm" fo:margin-left="0cm" fo:margin-right="0cm" fo:margin-top="0.841cm"/>
      </style:footer-style>
    </style:page-layout>
    <style:style style:name="MT1" style:family="text">
      <style:text-properties style:use-window-font-color="true" style:text-outline="false" style:text-line-through-style="none" style:text-line-through-type="none" style:text-position="0% 100%" style:font-name="Arial" fo:font-size="9pt" fo:font-style="normal" fo:text-shadow="none" style:text-underline-style="none" fo:font-weight="0" style:font-size-asian="9pt" style:font-style-asian="normal" style:font-weight-asian="0" style:font-name-complex="Arial" style:font-size-complex="9pt" style:font-style-complex="normal" style:font-weight-complex="0"/>
    </style:style>
    <style:style style:name="MT2" style:family="text">
      <style:text-properties style:use-window-font-color="true" style:text-outline="false" style:text-line-through-style="none" style:text-line-through-type="none" style:text-position="0% 100%" style:font-name="Arial" fo:font-size="8pt" fo:font-style="normal" fo:text-shadow="none" style:text-underline-style="none" fo:font-weight="0" style:font-size-asian="8pt" style:font-style-asian="normal" style:font-weight-asian="0" style:font-name-complex="Arial" style:font-size-complex="8pt" style:font-style-complex="normal" style:font-weight-complex="0"/>
    </style:style>
    <style:style style:name="MT3" style:family="text">
      <style:text-properties style:use-window-font-color="true" style:text-outline="false" style:text-line-through-style="none" style:text-line-through-type="none" style:text-position="0% 100%" style:font-name="Arial" fo:font-size="10pt" fo:font-style="normal" fo:text-shadow="none" style:text-underline-style="none" fo:font-weight="0" style:font-size-asian="10pt" style:font-style-asian="normal" style:font-weight-asian="0" style:font-name-complex="Arial" style:font-size-complex="10pt" style:font-style-complex="normal" style:font-weight-complex="0"/>
    </style:style>
    <style:style style:name="MT4" style:family="text">
      <style:text-properties style:use-window-font-color="true" style:text-outline="false" style:text-line-through-style="none" style:text-line-through-type="none" style:text-position="0% 100%"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5">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TOC" style:display-name="PageStyle_TOC" style:page-layout-name="Mpm3">
      <style:header>
        <text:p><text:span text:style-name="MT1">Busines Case Spreadsheet (Template)</text:span></text:p>
      </style:header>
      <style:header-left style:display="false">
        <text:p><text:span text:style-name="MT1">Busines Case Spreadsheet (Template)</text:span></text:p>
      </style:header-left>
      <style:footer>
        <style:region-left>
          <text:p><text:span text:style-name="MT1">EI Toolkit </text:span></text:p>
          <text:p><text:span text:style-name="MT1">Document version 1.0, December 2003</text:span></text:p>
          <text:p><text:span text:style-name="MT1">Last validated: December 2003</text:span></text:p>
        </style:region-left>
        <style:region-right>
          <text:p><text:span text:style-name="MT2">Page </text:span><text:span text:style-name="MT2"><text:page-number>1</text:page-number></text:span><text:span text:style-name="MT2"> of </text:span><text:span text:style-name="MT2"><text:page-count>99</text:page-count></text:span></text:p>
          <text:p><text:span text:style-name="MT2">EITK0604</text:span></text:p>
        </style:region-right>
      </style:footer>
      <style:footer-left style:display="false">
        <style:region-left>
          <text:p><text:span text:style-name="MT1">EI Toolkit </text:span></text:p>
          <text:p><text:span text:style-name="MT1">Document version 1.0, December 2003</text:span></text:p>
          <text:p><text:span text:style-name="MT1">Last validated: December 2003</text:span></text:p>
        </style:region-left>
        <style:region-right>
          <text:p><text:span text:style-name="MT2">Page </text:span><text:span text:style-name="MT2"><text:page-number>1</text:page-number></text:span><text:span text:style-name="MT2"> of </text:span><text:span text:style-name="MT2"><text:page-count>99</text:page-count></text:span></text:p>
          <text:p><text:span text:style-name="MT2">EITK0604</text:span></text:p>
        </style:region-right>
      </style:footer-left>
    </style:master-page>
    <style:master-page style:name="PageStyle_5f_Charts" style:display-name="PageStyle_Charts" style:page-layout-name="Mpm4">
      <style:header>
        <text:p><text:span text:style-name="MT3">Business Case Spreadsheet (Template)</text:span></text:p>
      </style:header>
      <style:header-left style:display="false">
        <text:p><text:span text:style-name="MT3">Business Case Spreadsheet (Template)</text:span></text:p>
      </style:header-left>
      <style:footer>
        <style:region-left>
          <text:p><text:span text:style-name="MT2">EI Toolkit Template</text:span></text:p>
        </style:region-left>
        <style:region-right>
          <text:p><text:span text:style-name="MT2">Page </text:span><text:span text:style-name="MT2"><text:page-number>1</text:page-number></text:span><text:span text:style-name="MT2"> of </text:span><text:span text:style-name="MT2"><text:page-count>99</text:page-count></text:span></text:p>
        </style:region-right>
      </style:footer>
      <style:footer-left style:display="false">
        <style:region-left>
          <text:p><text:span text:style-name="MT2">EI Toolkit Template</text:span></text:p>
        </style:region-left>
        <style:region-right>
          <text:p><text:span text:style-name="MT2">Page </text:span><text:span text:style-name="MT2"><text:page-number>1</text:page-number></text:span><text:span text:style-name="MT2"> of </text:span><text:span text:style-name="MT2"><text:page-count>99</text:page-count></text:span></text:p>
        </style:region-right>
      </style:footer-left>
    </style:master-page>
    <style:master-page style:name="PageStyle_5f_Simulation" style:display-name="PageStyle_Simulation" style:page-layout-name="Mpm4">
      <style:header>
        <text:p><text:span text:style-name="MT3">Business Case Spreadsheet (Template)</text:span></text:p>
      </style:header>
      <style:header-left style:display="false">
        <text:p><text:span text:style-name="MT3">Business Case Spreadsheet (Template)</text:span></text:p>
      </style:header-left>
      <style:footer>
        <style:region-left>
          <text:p><text:span text:style-name="MT2">EI Toolkit Template</text:span></text:p>
        </style:region-left>
        <style:region-right>
          <text:p><text:span text:style-name="MT2">Page </text:span><text:span text:style-name="MT2"><text:page-number>1</text:page-number></text:span><text:span text:style-name="MT2"> of </text:span><text:span text:style-name="MT2"><text:page-count>99</text:page-count></text:span></text:p>
        </style:region-right>
      </style:footer>
      <style:footer-left style:display="false">
        <style:region-left>
          <text:p><text:span text:style-name="MT2">EI Toolkit Template</text:span></text:p>
        </style:region-left>
        <style:region-right>
          <text:p><text:span text:style-name="MT2">Page </text:span><text:span text:style-name="MT2"><text:page-number>1</text:page-number></text:span><text:span text:style-name="MT2"> of </text:span><text:span text:style-name="MT2"><text:page-count>99</text:page-count></text:span></text:p>
        </style:region-right>
      </style:footer-left>
    </style:master-page>
    <style:master-page style:name="PageStyle_5f_Input_20_Tornado" style:display-name="PageStyle_Input Tornado" style:page-layout-name="Mpm5">
      <style:header>
        <style:region-left>
          <text:p><text:span text:style-name="MT4">Project XXX Business Case Template</text:span></text:p>
        </style:region-left>
        <style:region-right>
          <text:p><text:span text:style-name="MT4">Enterprise Integration Toolkit</text:span></text:p>
        </style:region-right>
      </style:header>
      <style:header-left style:display="false">
        <style:region-left>
          <text:p><text:span text:style-name="MT4">Project XXX Business Case Template</text:span></text:p>
        </style:region-left>
        <style:region-right>
          <text:p><text:span text:style-name="MT4">Enterprise Integration Toolkit</text:span></text:p>
        </style:region-right>
      </style:header-left>
      <style:footer>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CF_20__26__20_ROI_20_Analysis" style:display-name="PageStyle_CF &amp; ROI Analysis" style:page-layout-name="Mpm6">
      <style:header>
        <style:region-left>
          <text:p><text:span text:style-name="MT4">Project XXX Business Case Template</text:span></text:p>
        </style:region-left>
        <style:region-right>
          <text:p><text:span text:style-name="MT4">Enterprise Integration Toolkit</text:span></text:p>
        </style:region-right>
      </style:header>
      <style:header-left style:display="false">
        <style:region-left>
          <text:p><text:span text:style-name="MT4">Project XXX Business Case Template</text:span></text:p>
        </style:region-left>
        <style:region-right>
          <text:p><text:span text:style-name="MT4">Enterprise Integration Toolkit</text:span></text:p>
        </style:region-right>
      </style:header-left>
      <style:footer>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CostBenefit_20_Summary" style:display-name="PageStyle_CostBenefit Summary" style:page-layout-name="Mpm7">
      <style:header>
        <style:region-left>
          <text:p><text:span text:style-name="MT4">Project XXX Business Case Template</text:span></text:p>
        </style:region-left>
        <style:region-right>
          <text:p><text:span text:style-name="MT4">Enterprise Integration Toolkit</text:span></text:p>
        </style:region-right>
      </style:header>
      <style:header-left style:display="false">
        <style:region-left>
          <text:p><text:span text:style-name="MT4">Project XXX Business Case Template</text:span></text:p>
        </style:region-left>
        <style:region-right>
          <text:p><text:span text:style-name="MT4">Enterprise Integration Toolkit</text:span></text:p>
        </style:region-right>
      </style:header-left>
      <style:footer>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Project_20_Capital" style:display-name="PageStyle_Project Capital" style:page-layout-name="Mpm8">
      <style:header>
        <style:region-left>
          <text:p><text:span text:style-name="MT4">Project XXX Business Case Template</text:span></text:p>
        </style:region-left>
        <style:region-right>
          <text:p><text:span text:style-name="MT4">Enterprise Integration Toolkit</text:span></text:p>
        </style:region-right>
      </style:header>
      <style:header-left style:display="false">
        <style:region-left>
          <text:p><text:span text:style-name="MT4">Project XXX Business Case Template</text:span></text:p>
        </style:region-left>
        <style:region-right>
          <text:p><text:span text:style-name="MT4">Enterprise Integration Toolkit</text:span></text:p>
        </style:region-right>
      </style:header-left>
      <style:footer>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Project_20_Expenses" style:display-name="PageStyle_Project Expenses" style:page-layout-name="Mpm9">
      <style:header>
        <style:region-left>
          <text:p><text:span text:style-name="MT4">Project XXX Business Case Template</text:span></text:p>
        </style:region-left>
        <style:region-right>
          <text:p><text:span text:style-name="MT4">Enterprise Integration Toolkit</text:span></text:p>
        </style:region-right>
      </style:header>
      <style:header-left style:display="false">
        <style:region-left>
          <text:p><text:span text:style-name="MT4">Project XXX Business Case Template</text:span></text:p>
        </style:region-left>
        <style:region-right>
          <text:p><text:span text:style-name="MT4">Enterprise Integration Toolkit</text:span></text:p>
        </style:region-right>
      </style:header-left>
      <style:footer>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Incrtl_20_Ongoing_20_Costs" style:display-name="PageStyle_Incrtl Ongoing Costs" style:page-layout-name="Mpm10">
      <style:header>
        <style:region-left>
          <text:p><text:span text:style-name="MT4">Project XXX Business Case Template</text:span></text:p>
        </style:region-left>
        <style:region-right>
          <text:p><text:span text:style-name="MT4">Enterprise Integration Toolkit</text:span></text:p>
        </style:region-right>
      </style:header>
      <style:header-left style:display="false">
        <style:region-left>
          <text:p><text:span text:style-name="MT4">Project XXX Business Case Template</text:span></text:p>
        </style:region-left>
        <style:region-right>
          <text:p><text:span text:style-name="MT4">Enterprise Integration Toolkit</text:span></text:p>
        </style:region-right>
      </style:header-left>
      <style:footer>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Savings" style:display-name="PageStyle_Savings" style:page-layout-name="Mpm9">
      <style:header>
        <style:region-left>
          <text:p><text:span text:style-name="MT4">Project XXX Business Case Template</text:span></text:p>
        </style:region-left>
        <style:region-right>
          <text:p><text:span text:style-name="MT4">Enterprise Integration Toolkit</text:span></text:p>
        </style:region-right>
      </style:header>
      <style:header-left style:display="false">
        <style:region-left>
          <text:p><text:span text:style-name="MT4">Project XXX Business Case Template</text:span></text:p>
        </style:region-left>
        <style:region-right>
          <text:p><text:span text:style-name="MT4">Enterprise Integration Toolkit</text:span></text:p>
        </style:region-right>
      </style:header-left>
      <style:footer>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Revenue" style:display-name="PageStyle_Revenue" style:page-layout-name="Mpm11">
      <style:header>
        <style:region-left>
          <text:p><text:span text:style-name="MT4">Project XXX Business Case Template</text:span></text:p>
        </style:region-left>
        <style:region-right>
          <text:p><text:span text:style-name="MT4">Enterprise Integration Toolkit</text:span></text:p>
        </style:region-right>
      </style:header>
      <style:header-left style:display="false">
        <style:region-left>
          <text:p><text:span text:style-name="MT4">Project XXX Business Case Template</text:span></text:p>
        </style:region-left>
        <style:region-right>
          <text:p><text:span text:style-name="MT4">Enterprise Integration Toolkit</text:span></text:p>
        </style:region-right>
      </style:header-left>
      <style:footer>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BenefitsID" style:display-name="PageStyle_BenefitsID" style:page-layout-name="Mpm12">
      <style:header>
        <style:region-left>
          <text:p><text:span text:style-name="MT4">Project XXX Business Case Template</text:span></text:p>
        </style:region-left>
        <style:region-right>
          <text:p><text:span text:style-name="MT4">Enterprise Integration Toolkit</text:span></text:p>
        </style:region-right>
      </style:header>
      <style:header-left style:display="false">
        <style:region-left>
          <text:p><text:span text:style-name="MT4">Project XXX Business Case Template</text:span></text:p>
        </style:region-left>
        <style:region-right>
          <text:p><text:span text:style-name="MT4">Enterprise Integration Toolkit</text:span></text:p>
        </style:region-right>
      </style:header-left>
      <style:footer>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Glossary" style:display-name="PageStyle_Glossary" style:page-layout-name="Mpm13">
      <style:header>
        <style:region-left>
          <text:p><text:span text:style-name="MT4">Project XXX Business Case Template</text:span></text:p>
        </style:region-left>
        <style:region-right>
          <text:p><text:span text:style-name="MT4">Enterprise Integration Toolkit</text:span></text:p>
        </style:region-right>
      </style:header>
      <style:header-left style:display="false">
        <style:region-left>
          <text:p><text:span text:style-name="MT4">Project XXX Business Case Template</text:span></text:p>
        </style:region-left>
        <style:region-right>
          <text:p><text:span text:style-name="MT4">Enterprise Integration Toolkit</text:span></text:p>
        </style:region-right>
      </style:header-left>
      <style:footer>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right>
          <text:p><text:span text:style-name="MT4">Page </text:span><text:span text:style-name="MT4"><text:page-number>1</text:page-number></text:span><text:span text:style-name="MT4"> of </text:span><text:span text:style-name="MT4"><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usiness Case Spreadsheet (Template)</dc:title>
    <meta:creation-date>1999-02-04T19:10:29</meta:creation-date>
    <dc:date>2015-06-15T20:45:39.973000000</dc:date>
    <meta:print-date>2004-03-26T23:12:03</meta:print-date>
    <meta:editing-duration>PT16S</meta:editing-duration>
    <meta:editing-cycles>1</meta:editing-cycles>
    <meta:document-statistic meta:table-count="13" meta:cell-count="3557" meta:object-count="92"/>
    <meta:generator>LibreOffice/4.3.4.1$Windows_x86 LibreOffice_project/bc356b2f991740509f321d70e4512a6a54c5f243</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Explicit
'Version 1.1, 10/21/98
Sub TORNADO()
On Error GoTo 5
If Application.Calculation &lt;&gt; xlAutomatic Then
  MsgBox prompt:="Calculation must be automatic. Check Tools&gt;Options.", Title:="Tornado Diagram"
  Exit Sub
End If
Dim prom As String, titl As String, n As Integer, num As Double, x As Variant, y As Variant, i As Integer, m As Integer, sorng As Object
Dim outrng As Object, parng As Object, labrng As Object, lowrng As Object, hirng As Object, torng As Object, charng As Object
prom = "Select the output cell. It should contain a formula that depends (perhaps indirectly) on the parameter cells."
titl = "(1) Select Output Cell"
Set outrng = Application.InputBox(prompt:=prom, Title:=titl, Type:=8)
If outrng.Rows.Count &lt;&gt; 1 Or outrng.Columns.Count &lt;&gt; 1 Then
  MsgBox prompt:="Output must be in one cell.", Title:=titl
  Exit Sub
End If
prom = "In one column, select a range of parameter cells that affect the output cell. "
prom = prom &amp; "The values of these cells should be your best estimates of these parameters."
titl = "(2) Select Parameter Cells"
Set parng = Application.InputBox(prompt:=prom, Title:=titl, Type:=8)
n = parng.Rows.Count
If parng.Columns.Count &lt;&gt; 1 Then
  MsgBox prompt:="Parameters must be in one column.", Title:=titl
  Exit Sub
End If
prom = "Select " &amp; n &amp; " cells in one column that contain labels for these parameters."
titl = "(3) Select Label Cells"
Set labrng = Application.InputBox(prompt:=prom, Title:=titl, Default:=parng.Offset(0, 1).Address, Type:=8)
If labrng.Columns.Count &lt;&gt; 1 Or labrng.Rows.Count &lt;&gt; n Then
  MsgBox prompt:="The labels must be in a range of that is the same size as the parameter range.", Title:=titl
  Exit Sub
End If
prom = "Select " &amp; n &amp; " cells in one column that contain low alternative values for these parameters."
titl = "(4) Select Low Parameter Values"
Set lowrng = Application.InputBox(prompt:=prom, Title:=titl, Default:=labrng.Offset(0, 1).Address, Type:=8)
If lowrng.Columns.Count &lt;&gt; 1 Or lowrng.Rows.Count &lt;&gt; n Then
  MsgBox prompt:="The low alternative parameter values must be in a range of that is the same size as the parameter range.", Title:=titl
  Exit Sub
End If
prom = "Select " &amp; n &amp; " cells in one column that contain high alternative values for these parameters."
titl = "(5) Select High Parameter Values"
Set hirng = Application.InputBox(prompt:=prom, Title:=titl, Default:=lowrng.Offset(0, 1).Address, Type:=8)
If hirng.Columns.Count &lt;&gt; 1 Or hirng.Rows.Count &lt;&gt; n Then
  MsgBox prompt:="The high alternative parameter values must be in a range of that is the same size as the parameter range.", Title:=titl
  Exit Sub
End If
m = n + 1
prom = "Select an empty range with at least " &amp; m &amp; " rows and 4 columns, to store data for the tornado diagram."
titl = "(6) Select Range for Tornado Data"
Set torng = Application.InputBox(prompt:=prom, Title:=titl, Type:=8)
If torng.Columns.Count &lt; 4 Or torng.Rows.Count &lt; m Then
  MsgBox prompt:="The tornado table must have at least " &amp; m &amp; " rows and 4 columns.", Title:=titl
  Exit Sub
End If
Application.ScreenUpdating = False
num = outrng.Cells(1, 1).Value
torng.Cells(1, 1).Value = "Parameters:"
prom = "Output " &amp; outrng.Cells(1, 1).Address(False, False)
torng.Cells(1, 2).Value = prom &amp; " with low value from " &amp; lowrng.Address(False, False) &amp; " for parameter in " &amp; parng.Address(False, False)
torng.Cells(1, 3).Value = prom &amp; " with high value from " &amp; hirng.Address(False, False) &amp; " for parameter in " &amp; parng.Address(False, False)
torng.Cells(1, 4).Value = "Output Differences:"
For i = 1 To n
  x = parng.Cells(i, 1).Value
  If parng.Cells(i, 1).HasFormula Then
    m = MsgBox(prompt:="A formula was found in a parameter cell. OK to replace it by its current value?", Buttons:=vbOKCancel)
    If m = vbCancel Then Exit Sub
  End If
  torng.Cells(i + 1, 1).Value = labrng.Cells(i, 1)
  y = hirng.Cells(i, 1).Value
  parng.Cells(i, 1).Value = lowrng.Cells(i, 1).Value
  torng.Cells(i + 1, 2).Value = outrng.Cells(1, 1).Value
  parng.Cells(i, 1).Value = y
  torng.Cells(i + 1, 3).Value = outrng.Cells(1, 1).Value
  parng.Cells(i, 1).Value = x
  torng.Cells(i + 1, 4).Value = Abs(torng.Cells(i + 1, 2).Value - torng.Cells(i + 1, 3).Value)
Next i
Set sorng = torng.Cells(2, 1).Resize(n, 4)
sorng.Sort key1:=sorng.Cells(1, 4), order1:=xlDescending
Set charng = sorng.Cells(1, 1).Resize(n, 3)
Charts.Add.Activate
With ActiveChart
  .ChartArea.Clear
  .Type = xlBar
  .SeriesCollection.Add Source:=charng, rowcol:=xlColumns, categorylabels:=True
End With
With ActiveChart.Axes(xlValue)
  .Crosses = xlCustom
  .CrossesAt = num
  .HasMajorGridlines = False
  .HasMinorGridlines = False
End With
With ActiveChart.ChartGroups(1)
  .Overlap = 100
  .GapWidth = 100
End With
With ActiveChart.Axes(xlCategory)
  .MajorTickMark = xlNone
  .MinorTickMark = xlNone
  .TickLabelPosition = xlLow
  .HasMajorGridlines = False
  .HasMinorGridlines = False
  .ReversePlotOrder = True
  .Crosses = xlMaximum
End With
With ActiveChart
  .HasLegend = False
  .PlotArea.Interior.ColorIndex = xlNone
  .ChartArea.Interior.ColorIndex = xlAutomatic
  .HasTitle = True
  .ChartTitle.Text = "Tornado Diagram"
  .SeriesCollection(2).Interior.Color = .SeriesCollection(1).Interior.Color
End With
Application.ScreenUpdating = True
5 Exit Sub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VBAProject/Sheet11.xml><?xml version="1.0" encoding="utf-8"?>
<!DOCTYPE module  PUBLIC '-//OpenOffice.org//DTD OfficeDocument 1.0//EN'  'module.dtd'>
<script:module xmlns:script="http://openoffice.org/2000/script" script:name="Sheet11" script:language="StarBasic" script:moduleType="document">Rem Attribute VBA_ModuleType=VBADocumentModule
Option VBASupport 1
</script:module>
</file>

<file path=Basic/VBAProject/Sheet12.xml><?xml version="1.0" encoding="utf-8"?>
<!DOCTYPE module  PUBLIC '-//OpenOffice.org//DTD OfficeDocument 1.0//EN'  'module.dtd'>
<script:module xmlns:script="http://openoffice.org/2000/script" script:name="Sheet12"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10"/>
  <library:element library:name="Sheet11"/>
  <library:element library:name="Sheet12"/>
  <library:element library:name="Sheet13"/>
  <library:element library:name="Sheet2"/>
  <library:element library:name="Sheet3"/>
  <library:element library:name="Sheet4"/>
  <library:element library:name="Sheet5"/>
  <library:element library:name="Sheet6"/>
  <library:element library:name="Sheet7"/>
  <library:element library:name="Sheet8"/>
  <library:element library:name="Sheet9"/>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10pt" style:font-size-asian="10pt" style:font-family-complex="Arial" style:font-size-complex="10pt"/>
    </style:style>
    <style:style style:name="ch4" style:family="chart">
      <style:chart-properties chart:include-hidden-cells="false" chart:treat-empty-cells="leave-gap"/>
    </style:style>
    <style:style style:name="ch5" style:family="chart" style:data-style-name="N11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text-properties fo:color="#000000" fo:font-family="Arial" fo:font-size="10pt" style:font-size-asian="10pt" style:font-family-complex="Arial" style:font-size-complex="10pt"/>
    </style:style>
    <style:style style:name="ch6"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visible="false" chart:axis-position="0" chart:tick-mark-position="at-axis"/>
      <style:graphic-properties draw:stroke="none"/>
      <style:text-properties fo:color="#000000" fo:font-family="Arial" fo:font-size="10pt" style:font-size-asian="10pt" style:font-family-complex="Arial" style:font-size-complex="10pt"/>
    </style:style>
    <style:style style:name="ch7" style:family="chart" style:data-style-name="N110">
      <style:chart-properties chart:display-label="true" chart:tick-marks-major-inner="true" chart:tick-marks-major-outer="true" chart:logarithmic="false" chart:gap-width="150" chart:overlap="100" chart:reverse-direction="false" text:line-break="false" chart:link-data-style-to-source="true" chart:axis-position="1" chart:tick-mark-position="at-axis"/>
      <style:text-properties fo:color="#000000" fo:font-family="Arial" fo:font-size="10pt" style:font-size-asian="10pt" style:font-family-complex="Arial" style:font-size-complex="10pt"/>
    </style:style>
    <style:style style:name="ch8" style:family="chart" style:data-style-name="N110">
      <style:chart-properties chart:display-label="true" chart:tick-marks-major-inner="true" chart:tick-marks-major-outer="true" chart:logarithmic="false" chart:gap-width="150" chart:overlap="100" chart:reverse-direction="false" text:line-break="false" chart:link-data-style-to-source="true" chart:visible="false" chart:axis-position="1" chart:tick-mark-position="at-axis"/>
      <style:graphic-properties draw:stroke="none"/>
      <style:text-properties fo:color="#000000" fo:font-family="Arial" fo:font-size="10pt" style:font-size-asian="10pt" style:font-family-complex="Arial" style:font-size-complex="10pt"/>
    </style:style>
    <style:style style:name="ch9" style:family="chart" style:data-style-name="N110">
      <style:chart-properties chart:link-data-style-to-source="true"/>
      <style:graphic-properties svg:stroke-width="0.035cm" draw:fill-color="#993366"/>
      <style:text-properties fo:font-size="10pt" style:font-size-asian="10pt" style:font-size-complex="10pt"/>
    </style:style>
    <style:style style:name="ch10" style:family="chart" style:data-style-name="N110">
      <style:chart-properties chart:link-data-style-to-source="true"/>
      <style:graphic-properties svg:stroke-width="0.035cm" draw:fill-color="#9999ff"/>
      <style:text-properties fo:font-size="10pt" style:font-size-asian="10pt" style:font-size-complex="10pt"/>
    </style:style>
    <style:style style:name="ch11" style:family="chart" style:data-style-name="N110">
      <style:chart-properties chart:symbol-type="none" chart:link-data-style-to-source="true"/>
      <style:graphic-properties draw:stroke="dash" draw:stroke-dash="Excel_20_line_20_dash_20_1" svg:stroke-width="0.035cm" svg:stroke-color="#ffff00" draw:fill-color="#ffff00"/>
      <style:text-properties fo:font-size="10pt" style:font-size-asian="10pt" style:font-size-complex="10pt"/>
    </style:style>
    <style:style style:name="ch12" style:family="chart" style:data-style-name="N110">
      <style:chart-properties chart:symbol-type="none" chart:link-data-style-to-source="true"/>
      <style:graphic-properties svg:stroke-width="0.07cm" svg:stroke-color="#0000ff" draw:fill-color="#0000ff"/>
      <style:text-properties fo:font-size="10pt" style:font-size-asian="10pt" style:font-size-complex="10pt"/>
    </style:style>
    <style:style style:name="ch13" style:family="chart">
      <style:graphic-properties draw:stroke="solid" svg:stroke-width="0.035cm" svg:stroke-color="#808080" draw:fill="solid" draw:fill-color="#c0c0c0"/>
    </style:style>
    <style:style style:name="ch14" style:family="chart">
      <style:graphic-properties draw:fill-color="#d9d9d9"/>
    </style:style>
  </office:automatic-styles>
  <office:body>
    <office:chart>
      <chart:chart svg:width="24.352cm" svg:height="18.536cm" xlink:href=".." xlink:type="simple" chart:class="chart:bar" chart:style-name="ch1">
        <chart:title svg:x="10.01cm" svg:y="0.506cm" chart:style-name="ch2">
          <text:p>Summary Cash Flow</text:p>
        </chart:title>
        <chart:legend svg:x="20.488cm" svg:y="6.811cm" style:legend-expansion="custom" chartooo:width="3.845cm" chartooo:height="3.915cm" style:legend-expansion-aspect-ratio="0.982120051085568" chart:style-name="ch3"/>
        <chart:plot-area chart:style-name="ch4" table:cell-range-address="'CF &amp; ROI Analysis'.C68:'CF &amp; ROI Analysis'.H69 'CF &amp; ROI Analysis'.C50:'CF &amp; ROI Analysis'.H50 'CF &amp; ROI Analysis'.C45:'CF &amp; ROI Analysis'.H45 'CF &amp; ROI Analysis'.C64:'CF &amp; ROI Analysis'.H64" chart:data-source-has-labels="both" svg:x="0.465cm" svg:y="1.256cm" svg:width="19.952cm" svg:height="17.28cm">
          <chartooo:coordinate-region svg:x="2.33cm" svg:y="1.468cm" svg:width="18.087cm" svg:height="16.856cm"/>
          <chart:axis chart:dimension="x" chart:name="primary-x" chart:style-name="ch5" chartooo:axis-type="text">
            <chart:categories table:cell-range-address="'CF &amp; ROI Analysis'.C69:'CF &amp; ROI Analysis'.H69"/>
          </chart:axis>
          <chart:axis chart:dimension="x" chart:name="secondary-x" chart:style-name="ch6"/>
          <chart:axis chart:dimension="y" chart:name="primary-y" chart:style-name="ch7"/>
          <chart:axis chart:dimension="y" chart:name="secondary-y" chart:style-name="ch8"/>
          <chart:series chart:attached-axis="primary-y" chart:style-name="ch9" chart:values-cell-range-address="'CF &amp; ROI Analysis'.C50:'CF &amp; ROI Analysis'.H50" loext:label-string="&quot;Inflows&quot;" chart:class="chart:bar">
            <chart:data-point chart:repeated="6"/>
          </chart:series>
          <chart:series chart:attached-axis="primary-y" chart:style-name="ch10" chart:values-cell-range-address="'CF &amp; ROI Analysis'.C45:'CF &amp; ROI Analysis'.H45" loext:label-string="&quot;Outflows&quot;" chart:class="chart:bar">
            <chart:data-point chart:repeated="6"/>
          </chart:series>
          <chart:series chart:attached-axis="secondary-y" chart:style-name="ch11" chart:values-cell-range-address="'CF &amp; ROI Analysis'.C64:'CF &amp; ROI Analysis'.H64" loext:label-string="&quot;Net Cash Flow Annual&quot;" chart:class="chart:line">
            <chart:data-point chart:repeated="6"/>
          </chart:series>
          <chart:series chart:attached-axis="secondary-y" chart:style-name="ch12" chart:values-cell-range-address="'CF &amp; ROI Analysis'.C68:'CF &amp; ROI Analysis'.H68" loext:label-string="&quot;Cumulative Cash Flow&quot;"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flows</text:p>
              </table:table-cell>
              <table:table-cell office:value-type="string">
                <text:p>Outflows</text:p>
              </table:table-cell>
              <table:table-cell office:value-type="string">
                <text:p>Net Cash Flow Annual</text:p>
              </table:table-cell>
              <table:table-cell office:value-type="string">
                <text:p>Cumulative Cash Flow</text:p>
              </table:table-cell>
            </table:table-row>
          </table:table-header-rows>
          <table:table-rows>
            <table:table-row>
              <table:table-cell office:value-type="float" office:value="0">
                <text:p/>
                <draw:g>
                  <svg:desc>'CF &amp; ROI Analysis'.C69:'CF &amp; ROI Analysis'.H69</svg:desc>
                </draw:g>
              </table:table-cell>
              <table:table-cell office:value-type="float" office:value="NaN">
                <text:p>NaN</text:p>
                <draw:g>
                  <svg:desc>'CF &amp; ROI Analysis'.C50:'CF &amp; ROI Analysis'.H50</svg:desc>
                </draw:g>
              </table:table-cell>
              <table:table-cell office:value-type="float" office:value="-1204556">
                <text:p>-1204556</text:p>
                <draw:g>
                  <svg:desc>'CF &amp; ROI Analysis'.C45:'CF &amp; ROI Analysis'.H45</svg:desc>
                </draw:g>
              </table:table-cell>
              <table:table-cell office:value-type="float" office:value="-2358261.48">
                <text:p>-2358261.48</text:p>
                <draw:g>
                  <svg:desc>'CF &amp; ROI Analysis'.C64:'CF &amp; ROI Analysis'.H64</svg:desc>
                </draw:g>
              </table:table-cell>
              <table:table-cell office:value-type="float" office:value="-2358261.48">
                <text:p>-2358261.48</text:p>
                <draw:g>
                  <svg:desc>'CF &amp; ROI Analysis'.C68:'CF &amp; ROI Analysis'.H68</svg:desc>
                </draw:g>
              </table:table-cell>
            </table:table-row>
            <table:table-row>
              <table:table-cell office:value-type="float" office:value="1">
                <text:p/>
              </table:table-cell>
              <table:table-cell office:value-type="float" office:value="3827001.5">
                <text:p>3827001.5</text:p>
              </table:table-cell>
              <table:table-cell office:value-type="float" office:value="-1572644.125">
                <text:p>-1572644.125</text:p>
              </table:table-cell>
              <table:table-cell office:value-type="float" office:value="1639451.0775">
                <text:p>1639451.0775</text:p>
              </table:table-cell>
              <table:table-cell office:value-type="float" office:value="-718810.4025">
                <text:p>-718810.4025</text:p>
              </table:table-cell>
            </table:table-row>
            <table:table-row>
              <table:table-cell office:value-type="float" office:value="2">
                <text:p/>
              </table:table-cell>
              <table:table-cell office:value-type="float" office:value="3310796.025">
                <text:p>3310796.025</text:p>
              </table:table-cell>
              <table:table-cell office:value-type="float" office:value="-1205939.8">
                <text:p>-1205939.8</text:p>
              </table:table-cell>
              <table:table-cell office:value-type="float" office:value="1552740.4105">
                <text:p>1552740.4105</text:p>
              </table:table-cell>
              <table:table-cell office:value-type="float" office:value="833930.008">
                <text:p>833930.008</text:p>
              </table:table-cell>
            </table:table-row>
            <table:table-row>
              <table:table-cell office:value-type="float" office:value="3">
                <text:p/>
              </table:table-cell>
              <table:table-cell office:value-type="float" office:value="3047217.175625">
                <text:p>3047217.175625</text:p>
              </table:table-cell>
              <table:table-cell office:value-type="float" office:value="-1002663.5125">
                <text:p>-1002663.5125</text:p>
              </table:table-cell>
              <table:table-cell office:value-type="float" office:value="1517764.9246125">
                <text:p>1517764.9246125</text:p>
              </table:table-cell>
              <table:table-cell office:value-type="float" office:value="2351694.9326125">
                <text:p>2351694.9326125</text:p>
              </table:table-cell>
            </table:table-row>
            <table:table-row>
              <table:table-cell office:value-type="float" office:value="4">
                <text:p/>
              </table:table-cell>
              <table:table-cell office:value-type="float" office:value="2887683.87689062">
                <text:p>2887683.87689062</text:p>
              </table:table-cell>
              <table:table-cell office:value-type="float" office:value="-903702.26171875">
                <text:p>-903702.26171875</text:p>
              </table:table-cell>
              <table:table-cell office:value-type="float" office:value="1482633.13679969">
                <text:p>1482633.13679969</text:p>
              </table:table-cell>
              <table:table-cell office:value-type="float" office:value="3834328.06941219">
                <text:p>3834328.06941219</text:p>
              </table:table-cell>
            </table:table-row>
            <table:table-row>
              <table:table-cell office:value-type="float" office:value="5">
                <text:p>10</text:p>
              </table:table-cell>
              <table:table-cell office:value-type="float" office:value="2857761.9538647">
                <text:p>2857761.9538647</text:p>
              </table:table-cell>
              <table:table-cell office:value-type="float" office:value="-863810.110295393">
                <text:p>-863810.110295393</text:p>
              </table:table-cell>
              <table:table-cell office:value-type="float" office:value="1488415.8692702">
                <text:p>1488415.8692702</text:p>
              </table:table-cell>
              <table:table-cell office:value-type="float" office:value="5322743.93868238">
                <text:p>5322743.938682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2cm" draw:distance="0.105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3P0" style:volatile="true">
      <number:text> </number:text>
      <loext:fill-character> </loext:fill-character>
      <number:number number:decimal-places="0" number:min-integer-digits="1" number:grouping="true"/>
      <number:text> </number:text>
    </number:number-style>
    <number:number-style style:name="N123P1" style:volatile="true">
      <number:text> </number:text>
      <loext:fill-character> </loext:fill-character>
      <number:text>(</number:text>
      <number:number number:decimal-places="0" number:min-integer-digits="1" number:grouping="true"/>
      <number:text>)</number:text>
    </number:number-style>
    <number:number-style style:name="N123P2" style:volatile="true">
      <number:text> </number:text>
      <loext:fill-character> </loext:fill-character>
      <number:text>-</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style:style style:name="ch1" style:family="chart">
      <style:graphic-properties draw:stroke="solid"/>
    </style:style>
    <style:style style:name="ch2" style:family="chart">
      <style:chart-properties style:rotation-angle="0"/>
      <style:text-properties fo:color="#000000" fo:font-family="Arial" fo:font-size="11.25pt" style:font-size-asian="11.25pt" style:font-family-complex="Arial" style:font-size-complex="11.25pt"/>
    </style:style>
    <style:style style:name="ch3" style:family="chart">
      <style:graphic-properties draw:fill="solid" draw:fill-color="#ffffff"/>
      <style:text-properties fo:color="#000000" fo:font-family="Arial" fo:font-size="11.25pt" style:font-size-asian="11.25pt" style:font-family-complex="Arial" style:font-size-complex="11.25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12pt" style:font-size-asian="12pt" style:font-family-complex="Arial" style:font-size-complex="12pt"/>
    </style:style>
    <style:style style:name="ch6" style:family="chart" style:data-style-name="N123">
      <style:chart-properties chart:display-label="true" chart:logarithmic="false" chart:reverse-direction="false" text:line-break="false" chart:link-data-style-to-source="true" chart:axis-position="1" chart:tick-mark-position="at-axis"/>
      <style:text-properties fo:color="#000000" fo:font-family="Arial" fo:font-size="12pt" style:font-size-asian="12pt" style:font-family-complex="Arial" style:font-size-complex="12pt"/>
    </style:style>
    <style:style style:name="ch7" style:family="chart" style:data-style-name="N123">
      <style:chart-properties chart:symbol-type="none" chart:link-data-style-to-source="true"/>
      <style:graphic-properties svg:stroke-width="0.035cm" svg:stroke-color="#000080" draw:fill-color="#000080"/>
      <style:text-properties fo:font-size="10pt" style:font-size-asian="10pt" style:font-size-complex="10pt"/>
    </style:style>
    <style:style style:name="ch8" style:family="chart">
      <style:graphic-properties draw:stroke="solid" svg:stroke-width="0.035cm" svg:stroke-color="#808080" draw:fill="solid" draw:fill-color="#c0c0c0"/>
    </style:style>
    <style:style style:name="ch9" style:family="chart">
      <style:graphic-properties draw:fill-color="#d9d9d9"/>
    </style:style>
  </office:automatic-styles>
  <office:body>
    <office:chart>
      <chart:chart svg:width="13.374cm" svg:height="10.448cm" xlink:href=".." xlink:type="simple" chart:class="chart:line" chart:style-name="ch1">
        <chart:title svg:x="2.665cm" svg:y="0.25cm" chart:style-name="ch2">
          <text:p>Simulation of NPV Outcomes Varying % of Improvement in Volume Discount Across an Inverse Normal Distribution </text:p>
        </chart:title>
        <chart:legend svg:x="4.103cm" svg:y="9.213cm" style:legend-expansion="custom" chartooo:width="5.891cm" chartooo:height="0.881cm" style:legend-expansion-aspect-ratio="6.68671963677639" chart:style-name="ch3"/>
        <chart:plot-area chart:style-name="ch4" table:cell-range-address="Simulation.R6:Simulation.R108" chart:data-source-has-labels="row" svg:x="0.5cm" svg:y="1.27cm" svg:width="12.29cm" svg:height="8.216cm">
          <chartooo:coordinate-region svg:x="2.841cm" svg:y="1.509cm" svg:width="9.59cm" svg:height="7.251cm"/>
          <chart:axis chart:dimension="x" chart:name="primary-x" chart:style-name="ch5"/>
          <chart:axis chart:dimension="y" chart:name="primary-y" chart:style-name="ch6">
            <chart:grid chart:class="major"/>
          </chart:axis>
          <chart:series chart:style-name="ch7" chart:values-cell-range-address="Simulation.R6:Simulation.R108" loext:label-string="&quot;Outcomes, Descending Sort&quot;"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Outcomes, Descending Sort</text:p>
              </table:table-cell>
            </table:table-row>
          </table:table-header-rows>
          <table:table-rows>
            <table:table-row>
              <table:table-cell office:value-type="string">
                <text:p>1</text:p>
              </table:table-cell>
              <table:table-cell office:value-type="float" office:value="4848427.34392535">
                <text:p>4848427.34392535</text:p>
                <draw:g>
                  <svg:desc>Simulation.R6:Simulation.R108</svg:desc>
                </draw:g>
              </table:table-cell>
            </table:table-row>
            <table:table-row>
              <table:table-cell office:value-type="string">
                <text:p>2</text:p>
              </table:table-cell>
              <table:table-cell office:value-type="float" office:value="4624103.01247838">
                <text:p>4624103.01247838</text:p>
              </table:table-cell>
            </table:table-row>
            <table:table-row>
              <table:table-cell office:value-type="string">
                <text:p>3</text:p>
              </table:table-cell>
              <table:table-cell office:value-type="float" office:value="4612879.16368886">
                <text:p>4612879.16368886</text:p>
              </table:table-cell>
            </table:table-row>
            <table:table-row>
              <table:table-cell office:value-type="string">
                <text:p>4</text:p>
              </table:table-cell>
              <table:table-cell office:value-type="float" office:value="4471449.68986181">
                <text:p>4471449.68986181</text:p>
              </table:table-cell>
            </table:table-row>
            <table:table-row>
              <table:table-cell office:value-type="string">
                <text:p>5</text:p>
              </table:table-cell>
              <table:table-cell office:value-type="float" office:value="4386063.13781061">
                <text:p>4386063.13781061</text:p>
              </table:table-cell>
            </table:table-row>
            <table:table-row>
              <table:table-cell office:value-type="string">
                <text:p>6</text:p>
              </table:table-cell>
              <table:table-cell office:value-type="float" office:value="4342397.87647985">
                <text:p>4342397.87647985</text:p>
              </table:table-cell>
            </table:table-row>
            <table:table-row>
              <table:table-cell office:value-type="string">
                <text:p>7</text:p>
              </table:table-cell>
              <table:table-cell office:value-type="float" office:value="4308955.29662658">
                <text:p>4308955.29662658</text:p>
              </table:table-cell>
            </table:table-row>
            <table:table-row>
              <table:table-cell office:value-type="string">
                <text:p>8</text:p>
              </table:table-cell>
              <table:table-cell office:value-type="float" office:value="4236063.13304788">
                <text:p>4236063.13304788</text:p>
              </table:table-cell>
            </table:table-row>
            <table:table-row>
              <table:table-cell office:value-type="string">
                <text:p>9</text:p>
              </table:table-cell>
              <table:table-cell office:value-type="float" office:value="4163292.18703612">
                <text:p>4163292.18703612</text:p>
              </table:table-cell>
            </table:table-row>
            <table:table-row>
              <table:table-cell office:value-type="string">
                <text:p>10</text:p>
              </table:table-cell>
              <table:table-cell office:value-type="float" office:value="4154672.27116576">
                <text:p>4154672.27116576</text:p>
              </table:table-cell>
            </table:table-row>
            <table:table-row>
              <table:table-cell office:value-type="string">
                <text:p>11</text:p>
              </table:table-cell>
              <table:table-cell office:value-type="float" office:value="4141342.82834332">
                <text:p>4141342.82834332</text:p>
              </table:table-cell>
            </table:table-row>
            <table:table-row>
              <table:table-cell office:value-type="string">
                <text:p>12</text:p>
              </table:table-cell>
              <table:table-cell office:value-type="float" office:value="3890804.07566354">
                <text:p>3890804.07566354</text:p>
              </table:table-cell>
            </table:table-row>
            <table:table-row>
              <table:table-cell office:value-type="string">
                <text:p>13</text:p>
              </table:table-cell>
              <table:table-cell office:value-type="float" office:value="3849652.95646163">
                <text:p>3849652.95646163</text:p>
              </table:table-cell>
            </table:table-row>
            <table:table-row>
              <table:table-cell office:value-type="string">
                <text:p>14</text:p>
              </table:table-cell>
              <table:table-cell office:value-type="float" office:value="3847363.29130856">
                <text:p>3847363.29130856</text:p>
              </table:table-cell>
            </table:table-row>
            <table:table-row>
              <table:table-cell office:value-type="string">
                <text:p>15</text:p>
              </table:table-cell>
              <table:table-cell office:value-type="float" office:value="3830130.19387713">
                <text:p>3830130.19387713</text:p>
              </table:table-cell>
            </table:table-row>
            <table:table-row>
              <table:table-cell office:value-type="string">
                <text:p>16</text:p>
              </table:table-cell>
              <table:table-cell office:value-type="float" office:value="3796983.9236319">
                <text:p>3796983.9236319</text:p>
              </table:table-cell>
            </table:table-row>
            <table:table-row>
              <table:table-cell office:value-type="string">
                <text:p>17</text:p>
              </table:table-cell>
              <table:table-cell office:value-type="float" office:value="3699370.1107094">
                <text:p>3699370.1107094</text:p>
              </table:table-cell>
            </table:table-row>
            <table:table-row>
              <table:table-cell office:value-type="string">
                <text:p>18</text:p>
              </table:table-cell>
              <table:table-cell office:value-type="float" office:value="3672466.54516091">
                <text:p>3672466.54516091</text:p>
              </table:table-cell>
            </table:table-row>
            <table:table-row>
              <table:table-cell office:value-type="string">
                <text:p>19</text:p>
              </table:table-cell>
              <table:table-cell office:value-type="float" office:value="3655058.35568836">
                <text:p>3655058.35568836</text:p>
              </table:table-cell>
            </table:table-row>
            <table:table-row>
              <table:table-cell office:value-type="string">
                <text:p>20</text:p>
              </table:table-cell>
              <table:table-cell office:value-type="float" office:value="3653406.20514654">
                <text:p>3653406.20514654</text:p>
              </table:table-cell>
            </table:table-row>
            <table:table-row>
              <table:table-cell office:value-type="string">
                <text:p>21</text:p>
              </table:table-cell>
              <table:table-cell office:value-type="float" office:value="3626882.00568713">
                <text:p>3626882.00568713</text:p>
              </table:table-cell>
            </table:table-row>
            <table:table-row>
              <table:table-cell office:value-type="string">
                <text:p>22</text:p>
              </table:table-cell>
              <table:table-cell office:value-type="float" office:value="3612798.32022604">
                <text:p>3612798.32022604</text:p>
              </table:table-cell>
            </table:table-row>
            <table:table-row>
              <table:table-cell office:value-type="string">
                <text:p>23</text:p>
              </table:table-cell>
              <table:table-cell office:value-type="float" office:value="3605704.84779105">
                <text:p>3605704.84779105</text:p>
              </table:table-cell>
            </table:table-row>
            <table:table-row>
              <table:table-cell office:value-type="string">
                <text:p>24</text:p>
              </table:table-cell>
              <table:table-cell office:value-type="float" office:value="3564600.86875406">
                <text:p>3564600.86875406</text:p>
              </table:table-cell>
            </table:table-row>
            <table:table-row>
              <table:table-cell office:value-type="string">
                <text:p>25</text:p>
              </table:table-cell>
              <table:table-cell office:value-type="float" office:value="3550218.62891516">
                <text:p>3550218.62891516</text:p>
              </table:table-cell>
            </table:table-row>
            <table:table-row>
              <table:table-cell office:value-type="string">
                <text:p>26</text:p>
              </table:table-cell>
              <table:table-cell office:value-type="float" office:value="3539751.26753405">
                <text:p>3539751.26753405</text:p>
              </table:table-cell>
            </table:table-row>
            <table:table-row>
              <table:table-cell office:value-type="string">
                <text:p>27</text:p>
              </table:table-cell>
              <table:table-cell office:value-type="float" office:value="3501442.02684564">
                <text:p>3501442.02684564</text:p>
              </table:table-cell>
            </table:table-row>
            <table:table-row>
              <table:table-cell office:value-type="string">
                <text:p>28</text:p>
              </table:table-cell>
              <table:table-cell office:value-type="float" office:value="3464059.87606725">
                <text:p>3464059.87606725</text:p>
              </table:table-cell>
            </table:table-row>
            <table:table-row>
              <table:table-cell office:value-type="string">
                <text:p>29</text:p>
              </table:table-cell>
              <table:table-cell office:value-type="float" office:value="3441046.4965092">
                <text:p>3441046.4965092</text:p>
              </table:table-cell>
            </table:table-row>
            <table:table-row>
              <table:table-cell office:value-type="string">
                <text:p>30</text:p>
              </table:table-cell>
              <table:table-cell office:value-type="float" office:value="3430237.93012489">
                <text:p>3430237.93012489</text:p>
              </table:table-cell>
            </table:table-row>
            <table:table-row>
              <table:table-cell office:value-type="string">
                <text:p>31</text:p>
              </table:table-cell>
              <table:table-cell office:value-type="float" office:value="3424279.18880253">
                <text:p>3424279.18880253</text:p>
              </table:table-cell>
            </table:table-row>
            <table:table-row>
              <table:table-cell office:value-type="string">
                <text:p>32</text:p>
              </table:table-cell>
              <table:table-cell office:value-type="float" office:value="3392532.53250136">
                <text:p>3392532.53250136</text:p>
              </table:table-cell>
            </table:table-row>
            <table:table-row>
              <table:table-cell office:value-type="string">
                <text:p>33</text:p>
              </table:table-cell>
              <table:table-cell office:value-type="float" office:value="3385022.65527629">
                <text:p>3385022.65527629</text:p>
              </table:table-cell>
            </table:table-row>
            <table:table-row>
              <table:table-cell office:value-type="string">
                <text:p>34</text:p>
              </table:table-cell>
              <table:table-cell office:value-type="float" office:value="3382496.16691377">
                <text:p>3382496.16691377</text:p>
              </table:table-cell>
            </table:table-row>
            <table:table-row>
              <table:table-cell office:value-type="string">
                <text:p>35</text:p>
              </table:table-cell>
              <table:table-cell office:value-type="float" office:value="3368387.78898533">
                <text:p>3368387.78898533</text:p>
              </table:table-cell>
            </table:table-row>
            <table:table-row>
              <table:table-cell office:value-type="string">
                <text:p>36</text:p>
              </table:table-cell>
              <table:table-cell office:value-type="float" office:value="3359592.78107386">
                <text:p>3359592.78107386</text:p>
              </table:table-cell>
            </table:table-row>
            <table:table-row>
              <table:table-cell office:value-type="string">
                <text:p>37</text:p>
              </table:table-cell>
              <table:table-cell office:value-type="float" office:value="3306676.82357077">
                <text:p>3306676.82357077</text:p>
              </table:table-cell>
            </table:table-row>
            <table:table-row>
              <table:table-cell office:value-type="string">
                <text:p>38</text:p>
              </table:table-cell>
              <table:table-cell office:value-type="float" office:value="3266341.67817585">
                <text:p>3266341.67817585</text:p>
              </table:table-cell>
            </table:table-row>
            <table:table-row>
              <table:table-cell office:value-type="string">
                <text:p>39</text:p>
              </table:table-cell>
              <table:table-cell office:value-type="float" office:value="3260895.86674317">
                <text:p>3260895.86674317</text:p>
              </table:table-cell>
            </table:table-row>
            <table:table-row>
              <table:table-cell office:value-type="string">
                <text:p>40</text:p>
              </table:table-cell>
              <table:table-cell office:value-type="float" office:value="3229144.72090249">
                <text:p>3229144.72090249</text:p>
              </table:table-cell>
            </table:table-row>
            <table:table-row>
              <table:table-cell office:value-type="string">
                <text:p>41</text:p>
              </table:table-cell>
              <table:table-cell office:value-type="float" office:value="3224798.84665118">
                <text:p>3224798.84665118</text:p>
              </table:table-cell>
            </table:table-row>
            <table:table-row>
              <table:table-cell office:value-type="string">
                <text:p>42</text:p>
              </table:table-cell>
              <table:table-cell office:value-type="float" office:value="3213384.19243223">
                <text:p>3213384.19243223</text:p>
              </table:table-cell>
            </table:table-row>
            <table:table-row>
              <table:table-cell office:value-type="string">
                <text:p>43</text:p>
              </table:table-cell>
              <table:table-cell office:value-type="float" office:value="3169014.07339748">
                <text:p>3169014.07339748</text:p>
              </table:table-cell>
            </table:table-row>
            <table:table-row>
              <table:table-cell office:value-type="string">
                <text:p>44</text:p>
              </table:table-cell>
              <table:table-cell office:value-type="float" office:value="3164746.76608771">
                <text:p>3164746.76608771</text:p>
              </table:table-cell>
            </table:table-row>
            <table:table-row>
              <table:table-cell office:value-type="string">
                <text:p>45</text:p>
              </table:table-cell>
              <table:table-cell office:value-type="float" office:value="3083417.63537393">
                <text:p>3083417.63537393</text:p>
              </table:table-cell>
            </table:table-row>
            <table:table-row>
              <table:table-cell office:value-type="string">
                <text:p>46</text:p>
              </table:table-cell>
              <table:table-cell office:value-type="float" office:value="3072923.33675572">
                <text:p>3072923.33675572</text:p>
              </table:table-cell>
            </table:table-row>
            <table:table-row>
              <table:table-cell office:value-type="string">
                <text:p>47</text:p>
              </table:table-cell>
              <table:table-cell office:value-type="float" office:value="3042763.73267339">
                <text:p>3042763.73267339</text:p>
              </table:table-cell>
            </table:table-row>
            <table:table-row>
              <table:table-cell office:value-type="string">
                <text:p>48</text:p>
              </table:table-cell>
              <table:table-cell office:value-type="float" office:value="3023622.58094773">
                <text:p>3023622.58094773</text:p>
              </table:table-cell>
            </table:table-row>
            <table:table-row>
              <table:table-cell office:value-type="string">
                <text:p>49</text:p>
              </table:table-cell>
              <table:table-cell office:value-type="float" office:value="3002391.54857747">
                <text:p>3002391.54857747</text:p>
              </table:table-cell>
            </table:table-row>
            <table:table-row>
              <table:table-cell office:value-type="string">
                <text:p>50</text:p>
              </table:table-cell>
              <table:table-cell office:value-type="float" office:value="2978921.35837369">
                <text:p>2978921.35837369</text:p>
              </table:table-cell>
            </table:table-row>
            <table:table-row>
              <table:table-cell office:value-type="string">
                <text:p>51</text:p>
              </table:table-cell>
              <table:table-cell office:value-type="float" office:value="2947754.97505494">
                <text:p>2947754.97505494</text:p>
              </table:table-cell>
            </table:table-row>
            <table:table-row>
              <table:table-cell office:value-type="string">
                <text:p>52</text:p>
              </table:table-cell>
              <table:table-cell office:value-type="float" office:value="2932449.01246066">
                <text:p>2932449.01246066</text:p>
              </table:table-cell>
            </table:table-row>
            <table:table-row>
              <table:table-cell office:value-type="string">
                <text:p>53</text:p>
              </table:table-cell>
              <table:table-cell office:value-type="float" office:value="2927528.47715133">
                <text:p>2927528.47715133</text:p>
              </table:table-cell>
            </table:table-row>
            <table:table-row>
              <table:table-cell office:value-type="string">
                <text:p>54</text:p>
              </table:table-cell>
              <table:table-cell office:value-type="float" office:value="2912311.1829625">
                <text:p>2912311.1829625</text:p>
              </table:table-cell>
            </table:table-row>
            <table:table-row>
              <table:table-cell office:value-type="string">
                <text:p>55</text:p>
              </table:table-cell>
              <table:table-cell office:value-type="float" office:value="2901903.30797997">
                <text:p>2901903.30797997</text:p>
              </table:table-cell>
            </table:table-row>
            <table:table-row>
              <table:table-cell office:value-type="string">
                <text:p>56</text:p>
              </table:table-cell>
              <table:table-cell office:value-type="float" office:value="2889888.17785078">
                <text:p>2889888.17785078</text:p>
              </table:table-cell>
            </table:table-row>
            <table:table-row>
              <table:table-cell office:value-type="string">
                <text:p>57</text:p>
              </table:table-cell>
              <table:table-cell office:value-type="float" office:value="2863821.91142199">
                <text:p>2863821.91142199</text:p>
              </table:table-cell>
            </table:table-row>
            <table:table-row>
              <table:table-cell office:value-type="string">
                <text:p>58</text:p>
              </table:table-cell>
              <table:table-cell office:value-type="float" office:value="2762266.28280461">
                <text:p>2762266.28280461</text:p>
              </table:table-cell>
            </table:table-row>
            <table:table-row>
              <table:table-cell office:value-type="string">
                <text:p>59</text:p>
              </table:table-cell>
              <table:table-cell office:value-type="float" office:value="2745466.42593645">
                <text:p>2745466.42593645</text:p>
              </table:table-cell>
            </table:table-row>
            <table:table-row>
              <table:table-cell office:value-type="string">
                <text:p>60</text:p>
              </table:table-cell>
              <table:table-cell office:value-type="float" office:value="2732125.75926522">
                <text:p>2732125.75926522</text:p>
              </table:table-cell>
            </table:table-row>
            <table:table-row>
              <table:table-cell office:value-type="string">
                <text:p>61</text:p>
              </table:table-cell>
              <table:table-cell office:value-type="float" office:value="2714991.43170313">
                <text:p>2714991.43170313</text:p>
              </table:table-cell>
            </table:table-row>
            <table:table-row>
              <table:table-cell office:value-type="string">
                <text:p>62</text:p>
              </table:table-cell>
              <table:table-cell office:value-type="float" office:value="2694166.70265904">
                <text:p>2694166.70265904</text:p>
              </table:table-cell>
            </table:table-row>
            <table:table-row>
              <table:table-cell office:value-type="string">
                <text:p>63</text:p>
              </table:table-cell>
              <table:table-cell office:value-type="float" office:value="2677937.01730939">
                <text:p>2677937.01730939</text:p>
              </table:table-cell>
            </table:table-row>
            <table:table-row>
              <table:table-cell office:value-type="string">
                <text:p>64</text:p>
              </table:table-cell>
              <table:table-cell office:value-type="float" office:value="2675544.09274746">
                <text:p>2675544.09274746</text:p>
              </table:table-cell>
            </table:table-row>
            <table:table-row>
              <table:table-cell office:value-type="string">
                <text:p>65</text:p>
              </table:table-cell>
              <table:table-cell office:value-type="float" office:value="2665880.35893968">
                <text:p>2665880.35893968</text:p>
              </table:table-cell>
            </table:table-row>
            <table:table-row>
              <table:table-cell office:value-type="string">
                <text:p>66</text:p>
              </table:table-cell>
              <table:table-cell office:value-type="float" office:value="2607529.8138527">
                <text:p>2607529.8138527</text:p>
              </table:table-cell>
            </table:table-row>
            <table:table-row>
              <table:table-cell office:value-type="string">
                <text:p>67</text:p>
              </table:table-cell>
              <table:table-cell office:value-type="float" office:value="2574001.93274863">
                <text:p>2574001.93274863</text:p>
              </table:table-cell>
            </table:table-row>
            <table:table-row>
              <table:table-cell office:value-type="string">
                <text:p>68</text:p>
              </table:table-cell>
              <table:table-cell office:value-type="float" office:value="2569703.19866224">
                <text:p>2569703.19866224</text:p>
              </table:table-cell>
            </table:table-row>
            <table:table-row>
              <table:table-cell office:value-type="string">
                <text:p>69</text:p>
              </table:table-cell>
              <table:table-cell office:value-type="float" office:value="2560358.22216008">
                <text:p>2560358.22216008</text:p>
              </table:table-cell>
            </table:table-row>
            <table:table-row>
              <table:table-cell office:value-type="string">
                <text:p>70</text:p>
              </table:table-cell>
              <table:table-cell office:value-type="float" office:value="2557159.42525507">
                <text:p>2557159.42525507</text:p>
              </table:table-cell>
            </table:table-row>
            <table:table-row>
              <table:table-cell office:value-type="string">
                <text:p>71</text:p>
              </table:table-cell>
              <table:table-cell office:value-type="float" office:value="2550942.53541055">
                <text:p>2550942.53541055</text:p>
              </table:table-cell>
            </table:table-row>
            <table:table-row>
              <table:table-cell office:value-type="string">
                <text:p>72</text:p>
              </table:table-cell>
              <table:table-cell office:value-type="float" office:value="2524306.09746325">
                <text:p>2524306.09746325</text:p>
              </table:table-cell>
            </table:table-row>
            <table:table-row>
              <table:table-cell office:value-type="string">
                <text:p>73</text:p>
              </table:table-cell>
              <table:table-cell office:value-type="float" office:value="2503758.59748426">
                <text:p>2503758.59748426</text:p>
              </table:table-cell>
            </table:table-row>
            <table:table-row>
              <table:table-cell office:value-type="string">
                <text:p>74</text:p>
              </table:table-cell>
              <table:table-cell office:value-type="float" office:value="2499990.75144562">
                <text:p>2499990.75144562</text:p>
              </table:table-cell>
            </table:table-row>
            <table:table-row>
              <table:table-cell office:value-type="string">
                <text:p>75</text:p>
              </table:table-cell>
              <table:table-cell office:value-type="float" office:value="2495008.48496795">
                <text:p>2495008.48496795</text:p>
              </table:table-cell>
            </table:table-row>
            <table:table-row>
              <table:table-cell office:value-type="string">
                <text:p>76</text:p>
              </table:table-cell>
              <table:table-cell office:value-type="float" office:value="2473317.27479731">
                <text:p>2473317.27479731</text:p>
              </table:table-cell>
            </table:table-row>
            <table:table-row>
              <table:table-cell office:value-type="string">
                <text:p>77</text:p>
              </table:table-cell>
              <table:table-cell office:value-type="float" office:value="2454737.31551113">
                <text:p>2454737.31551113</text:p>
              </table:table-cell>
            </table:table-row>
            <table:table-row>
              <table:table-cell office:value-type="string">
                <text:p>78</text:p>
              </table:table-cell>
              <table:table-cell office:value-type="float" office:value="2439020.56005116">
                <text:p>2439020.56005116</text:p>
              </table:table-cell>
            </table:table-row>
            <table:table-row>
              <table:table-cell office:value-type="string">
                <text:p>79</text:p>
              </table:table-cell>
              <table:table-cell office:value-type="float" office:value="2433408.6356564">
                <text:p>2433408.6356564</text:p>
              </table:table-cell>
            </table:table-row>
            <table:table-row>
              <table:table-cell office:value-type="string">
                <text:p>80</text:p>
              </table:table-cell>
              <table:table-cell office:value-type="float" office:value="2412895.92960866">
                <text:p>2412895.92960866</text:p>
              </table:table-cell>
            </table:table-row>
            <table:table-row>
              <table:table-cell office:value-type="string">
                <text:p>81</text:p>
              </table:table-cell>
              <table:table-cell office:value-type="float" office:value="2229630.68180354">
                <text:p>2229630.68180354</text:p>
              </table:table-cell>
            </table:table-row>
            <table:table-row>
              <table:table-cell office:value-type="string">
                <text:p>82</text:p>
              </table:table-cell>
              <table:table-cell office:value-type="float" office:value="2180936.01383018">
                <text:p>2180936.01383018</text:p>
              </table:table-cell>
            </table:table-row>
            <table:table-row>
              <table:table-cell office:value-type="string">
                <text:p>83</text:p>
              </table:table-cell>
              <table:table-cell office:value-type="float" office:value="2169761.54997533">
                <text:p>2169761.54997533</text:p>
              </table:table-cell>
            </table:table-row>
            <table:table-row>
              <table:table-cell office:value-type="string">
                <text:p>84</text:p>
              </table:table-cell>
              <table:table-cell office:value-type="float" office:value="2115828.7117719">
                <text:p>2115828.7117719</text:p>
              </table:table-cell>
            </table:table-row>
            <table:table-row>
              <table:table-cell office:value-type="string">
                <text:p>85</text:p>
              </table:table-cell>
              <table:table-cell office:value-type="float" office:value="2089109.21734356">
                <text:p>2089109.21734356</text:p>
              </table:table-cell>
            </table:table-row>
            <table:table-row>
              <table:table-cell office:value-type="string">
                <text:p>86</text:p>
              </table:table-cell>
              <table:table-cell office:value-type="float" office:value="2039118.19483502">
                <text:p>2039118.19483502</text:p>
              </table:table-cell>
            </table:table-row>
            <table:table-row>
              <table:table-cell office:value-type="string">
                <text:p>87</text:p>
              </table:table-cell>
              <table:table-cell office:value-type="float" office:value="1858777.88202444">
                <text:p>1858777.88202444</text:p>
              </table:table-cell>
            </table:table-row>
            <table:table-row>
              <table:table-cell office:value-type="string">
                <text:p>88</text:p>
              </table:table-cell>
              <table:table-cell office:value-type="float" office:value="1801783.17787123">
                <text:p>1801783.17787123</text:p>
              </table:table-cell>
            </table:table-row>
            <table:table-row>
              <table:table-cell office:value-type="string">
                <text:p>89</text:p>
              </table:table-cell>
              <table:table-cell office:value-type="float" office:value="1742721.040771">
                <text:p>1742721.040771</text:p>
              </table:table-cell>
            </table:table-row>
            <table:table-row>
              <table:table-cell office:value-type="string">
                <text:p>90</text:p>
              </table:table-cell>
              <table:table-cell office:value-type="float" office:value="1652207.43459275">
                <text:p>1652207.43459275</text:p>
              </table:table-cell>
            </table:table-row>
            <table:table-row>
              <table:table-cell office:value-type="string">
                <text:p>91</text:p>
              </table:table-cell>
              <table:table-cell office:value-type="float" office:value="1606656.56666534">
                <text:p>1606656.56666534</text:p>
              </table:table-cell>
            </table:table-row>
            <table:table-row>
              <table:table-cell office:value-type="string">
                <text:p>92</text:p>
              </table:table-cell>
              <table:table-cell office:value-type="float" office:value="1583795.83145083">
                <text:p>1583795.83145083</text:p>
              </table:table-cell>
            </table:table-row>
            <table:table-row>
              <table:table-cell office:value-type="string">
                <text:p>93</text:p>
              </table:table-cell>
              <table:table-cell office:value-type="float" office:value="1536684.84854168">
                <text:p>1536684.84854168</text:p>
              </table:table-cell>
            </table:table-row>
            <table:table-row>
              <table:table-cell office:value-type="string">
                <text:p>94</text:p>
              </table:table-cell>
              <table:table-cell office:value-type="float" office:value="1528044.7297435">
                <text:p>1528044.7297435</text:p>
              </table:table-cell>
            </table:table-row>
            <table:table-row>
              <table:table-cell office:value-type="string">
                <text:p>95</text:p>
              </table:table-cell>
              <table:table-cell office:value-type="float" office:value="1511110.18668987">
                <text:p>1511110.18668987</text:p>
              </table:table-cell>
            </table:table-row>
            <table:table-row>
              <table:table-cell office:value-type="string">
                <text:p>96</text:p>
              </table:table-cell>
              <table:table-cell office:value-type="float" office:value="1485299.82401348">
                <text:p>1485299.82401348</text:p>
              </table:table-cell>
            </table:table-row>
            <table:table-row>
              <table:table-cell office:value-type="string">
                <text:p>97</text:p>
              </table:table-cell>
              <table:table-cell office:value-type="float" office:value="1468015.09687761">
                <text:p>1468015.09687761</text:p>
              </table:table-cell>
            </table:table-row>
            <table:table-row>
              <table:table-cell office:value-type="string">
                <text:p>98</text:p>
              </table:table-cell>
              <table:table-cell office:value-type="float" office:value="1415821.95523656">
                <text:p>1415821.95523656</text:p>
              </table:table-cell>
            </table:table-row>
            <table:table-row>
              <table:table-cell office:value-type="string">
                <text:p>99</text:p>
              </table:table-cell>
              <table:table-cell office:value-type="float" office:value="1155583.55243287">
                <text:p>1155583.55243287</text:p>
              </table:table-cell>
            </table:table-row>
            <table:table-row>
              <table:table-cell office:value-type="string">
                <text:p>100</text:p>
              </table:table-cell>
              <table:table-cell office:value-type="float" office:value="1123375.59594645">
                <text:p>1123375.59594645</text:p>
              </table:table-cell>
            </table:table-row>
            <table:table-row>
              <table:table-cell office:value-type="string">
                <text:p>101</text:p>
              </table:table-cell>
              <table:table-cell office:value-type="float" office:value="1045212.71297619">
                <text:p>1045212.71297619</text:p>
              </table:table-cell>
            </table:table-row>
            <table:table-row>
              <table:table-cell office:value-type="string">
                <text:p>102</text:p>
              </table:table-cell>
              <table:table-cell office:value-type="float" office:value="972598.900847482">
                <text:p>972598.900847482</text:p>
              </table:table-cell>
            </table:table-row>
            <table:table-row>
              <table:table-cell office:value-type="string">
                <text:p>103</text:p>
              </table:table-cell>
              <table:table-cell office:value-type="float" office:value="874691.023086696">
                <text:p>874691.0230866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style:style style:name="ch1" style:family="chart">
      <style:graphic-properties draw:stroke="none"/>
    </style:style>
    <style:style style:name="ch2" style:family="chart">
      <style:chart-properties chart:auto-position="true" style:rotation-angle="0"/>
      <style:text-properties fo:color="#000000" fo:font-family="Arial" fo:font-size="8.75pt" fo:font-weight="bold" style:font-size-asian="8.75pt" style:font-weight-asian="bold" style:font-family-complex="Arial" style:font-size-complex="8.75pt" style:font-weight-complex="bold"/>
    </style:style>
    <style:style style:name="ch3" style:family="chart">
      <style:chart-properties chart:vertical="true" chart:include-hidden-cells="false" chart:treat-empty-cells="leave-gap"/>
    </style:style>
    <style:style style:name="ch4" style:family="chart" style:data-style-name="N110">
      <style:chart-properties chart:display-label="true" chart:tick-marks-major-inner="false" chart:tick-marks-major-outer="false" chart:logarithmic="false" chart:text-overlap="true" chart:reverse-direction="true" text:line-break="true" chart:label-arrangement="side-by-side" chart:link-data-style-to-source="true" chart:axis-position="2740893.82993959" chart:axis-label-position="outside-start" chart:tick-mark-position="at-axis"/>
      <style:text-properties fo:color="#000000" fo:font-family="Arial" fo:font-size="8pt" style:font-size-asian="8pt" style:font-family-complex="Arial" style:font-size-complex="8pt"/>
    </style:style>
    <style:style style:name="ch5" style:family="chart" style:data-style-name="N110">
      <style:chart-properties chart:display-label="true" chart:tick-marks-major-inner="true" chart:tick-marks-major-outer="true" chart:logarithmic="false" chart:overlap="100" chart:reverse-direction="false" text:line-break="false" chart:link-data-style-to-source="true" chart:axis-position="end" chart:tick-mark-position="at-axis"/>
      <style:text-properties fo:color="#000000" fo:font-family="Arial" fo:font-size="8pt" style:font-size-asian="8pt" style:font-family-complex="Arial" style:font-size-complex="8pt"/>
    </style:style>
    <style:style style:name="ch6" style:family="chart" style:data-style-name="N110">
      <style:chart-properties chart:link-data-style-to-source="true"/>
      <style:graphic-properties svg:stroke-width="0.035cm" draw:fill-color="#9999ff"/>
      <style:text-properties fo:font-size="10pt" style:font-size-asian="10pt" style:font-size-complex="10pt"/>
    </style:style>
    <style:style style:name="ch7" style:family="chart">
      <style:graphic-properties svg:stroke-width="0.035cm" draw:fill="none" draw:fill-color="#000000"/>
    </style:style>
    <style:style style:name="ch8" style:family="chart">
      <style:graphic-properties draw:fill-color="#d9d9d9"/>
    </style:style>
  </office:automatic-styles>
  <office:body>
    <office:chart>
      <chart:chart svg:width="29.98cm" svg:height="11.828cm" xlink:href=".." xlink:type="simple" chart:class="chart:bar" chart:style-name="ch1">
        <chart:title svg:x="13.029cm" svg:y="0.372cm" chart:style-name="ch2">
          <text:p>Key Revenue Parameters</text:p>
        </chart:title>
        <chart:plot-area chart:style-name="ch3" table:cell-range-address="'Input Tornado'.B103:'Input Tornado'.D109" chart:data-source-has-labels="column" svg:x="0.346cm" svg:y="1.454cm" svg:width="29.376cm" svg:height="10.108cm">
          <chartooo:coordinate-region svg:x="7.212cm" svg:y="1.454cm" svg:width="21.874cm" svg:height="9.488cm"/>
          <chart:axis chart:dimension="x" chart:name="primary-x" chart:style-name="ch4" chartooo:axis-type="auto">
            <chartooo:date-scale/>
            <chart:categories table:cell-range-address="'Input Tornado'.B103:'Input Tornado'.B109"/>
          </chart:axis>
          <chart:axis chart:dimension="y" chart:name="primary-y" chart:style-name="ch5"/>
          <chart:series chart:style-name="ch6" chart:values-cell-range-address="'Input Tornado'.C103:'Input Tornado'.C109" chart:class="chart:bar">
            <chart:data-point chart:repeated="7"/>
          </chart:series>
          <chart:series chart:style-name="ch6" chart:values-cell-range-address="'Input Tornado'.D103:'Input Tornado'.D109" chart:class="chart:bar">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Столбец C</text:p>
              </table:table-cell>
              <table:table-cell office:value-type="string">
                <text:p>Столбец D</text:p>
              </table:table-cell>
            </table:table-row>
          </table:table-header-rows>
          <table:table-rows>
            <table:table-row>
              <table:table-cell office:value-type="string">
                <text:p>Est. % improvement in close rate</text:p>
                <draw:g>
                  <svg:desc>'Input Tornado'.B103:'Input Tornado'.B109</svg:desc>
                </draw:g>
              </table:table-cell>
              <table:table-cell office:value-type="float" office:value="2505863.43470304">
                <text:p>2505863.43470304</text:p>
                <draw:g>
                  <svg:desc>'Input Tornado'.C103:'Input Tornado'.C109</svg:desc>
                </draw:g>
              </table:table-cell>
              <table:table-cell office:value-type="float" office:value="2975924.22517614">
                <text:p>2975924.22517614</text:p>
                <draw:g>
                  <svg:desc>'Input Tornado'.D103:'Input Tornado'.D109</svg:desc>
                </draw:g>
              </table:table-cell>
            </table:table-row>
            <table:table-row>
              <table:table-cell office:value-type="string">
                <text:p>Est. % improvement in sales travel efficiency</text:p>
              </table:table-cell>
              <table:table-cell office:value-type="float" office:value="2598235.53202298">
                <text:p>2598235.53202298</text:p>
              </table:table-cell>
              <table:table-cell office:value-type="float" office:value="2984092.83162479">
                <text:p>2984092.83162479</text:p>
              </table:table-cell>
            </table:table-row>
            <table:table-row>
              <table:table-cell office:value-type="string">
                <text:p>Est. % increase in price per order</text:p>
              </table:table-cell>
              <table:table-cell office:value-type="float" office:value="2624439.45360947">
                <text:p>2624439.45360947</text:p>
              </table:table-cell>
              <table:table-cell office:value-type="float" office:value="2960811.38243304">
                <text:p>2960811.38243304</text:p>
              </table:table-cell>
            </table:table-row>
            <table:table-row>
              <table:table-cell office:value-type="string">
                <text:p>Est. % decrease in order processing time</text:p>
              </table:table-cell>
              <table:table-cell office:value-type="float" office:value="2635471.16163949">
                <text:p>2635471.16163949</text:p>
              </table:table-cell>
              <table:table-cell office:value-type="float" office:value="2788589.68217425">
                <text:p>2788589.68217425</text:p>
              </table:table-cell>
            </table:table-row>
            <table:table-row>
              <table:table-cell office:value-type="string">
                <text:p>Est. incremental % of leads passed per C.S. worker</text:p>
              </table:table-cell>
              <table:table-cell office:value-type="float" office:value="2727748.41011035">
                <text:p>2727748.41011035</text:p>
              </table:table-cell>
              <table:table-cell office:value-type="float" office:value="2819660.73524591">
                <text:p>2819660.73524591</text:p>
              </table:table-cell>
            </table:table-row>
            <table:table-row>
              <table:table-cell office:value-type="string">
                <text:p>Est avg annual reduction in customer loss</text:p>
              </table:table-cell>
              <table:table-cell office:value-type="float" office:value="2733408.46760573">
                <text:p>2733408.46760573</text:p>
              </table:table-cell>
              <table:table-cell office:value-type="float" office:value="2748379.19227345">
                <text:p>2748379.19227345</text:p>
              </table:table-cell>
            </table:table-row>
            <table:table-row>
              <table:table-cell office:value-type="string">
                <text:p>Est. % improvement in customer satisfaction</text:p>
              </table:table-cell>
              <table:table-cell office:value-type="float" office:value="2740893.82993959">
                <text:p>2740893.82993959</text:p>
              </table:table-cell>
              <table:table-cell office:value-type="float" office:value="2740893.82993959">
                <text:p>2740893.829939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style:style style:name="ch1" style:family="chart">
      <style:graphic-properties draw:stroke="none"/>
    </style:style>
    <style:style style:name="ch2" style:family="chart">
      <style:chart-properties chart:auto-position="true" style:rotation-angle="0"/>
      <style:text-properties fo:color="#000000" fo:font-family="Arial" fo:font-size="9.25pt" fo:font-weight="bold" style:font-size-asian="9.25pt" style:font-weight-asian="bold" style:font-family-complex="Arial" style:font-size-complex="9.25pt" style:font-weight-complex="bold"/>
    </style:style>
    <style:style style:name="ch3" style:family="chart">
      <style:chart-properties chart:vertical="true" chart:include-hidden-cells="false" chart:treat-empty-cells="leave-gap"/>
    </style:style>
    <style:style style:name="ch4" style:family="chart" style:data-style-name="N110">
      <style:chart-properties chart:display-label="true" chart:tick-marks-major-inner="false" chart:tick-marks-major-outer="false" chart:logarithmic="false" chart:text-overlap="true" chart:reverse-direction="true" text:line-break="true" chart:label-arrangement="side-by-side" chart:link-data-style-to-source="true" chart:axis-position="2601530.31686063" chart:axis-label-position="outside-start" chart:tick-mark-position="at-axis"/>
      <style:text-properties fo:color="#000000" fo:font-family="Arial" fo:font-size="8pt" style:font-size-asian="8pt" style:font-family-complex="Arial" style:font-size-complex="8pt"/>
    </style:style>
    <style:style style:name="ch5" style:family="chart" style:data-style-name="N110">
      <style:chart-properties chart:display-label="true" chart:tick-marks-major-inner="true" chart:tick-marks-major-outer="true" chart:logarithmic="false" chart:overlap="100" chart:reverse-direction="false" text:line-break="false" chart:link-data-style-to-source="true" chart:axis-position="end" chart:tick-mark-position="at-axis"/>
      <style:text-properties fo:color="#000000" fo:font-family="Arial" fo:font-size="8pt" style:font-size-asian="8pt" style:font-family-complex="Arial" style:font-size-complex="8pt"/>
    </style:style>
    <style:style style:name="ch6" style:family="chart" style:data-style-name="N110">
      <style:chart-properties chart:link-data-style-to-source="true"/>
      <style:graphic-properties svg:stroke-width="0.035cm" draw:fill-color="#9999ff"/>
      <style:text-properties fo:font-size="10pt" style:font-size-asian="10pt" style:font-size-complex="10pt"/>
    </style:style>
    <style:style style:name="ch7" style:family="chart">
      <style:graphic-properties svg:stroke-width="0.035cm" draw:fill="none" draw:fill-color="#000000"/>
    </style:style>
    <style:style style:name="ch8" style:family="chart">
      <style:graphic-properties draw:fill-color="#d9d9d9"/>
    </style:style>
  </office:automatic-styles>
  <office:body>
    <office:chart>
      <chart:chart svg:width="29.883cm" svg:height="12.542cm" xlink:href=".." xlink:type="simple" chart:class="chart:bar" chart:style-name="ch1">
        <chart:title svg:x="13.03cm" svg:y="0.386cm" chart:style-name="ch2">
          <text:p>Key Savings Parameters</text:p>
        </chart:title>
        <chart:plot-area chart:style-name="ch3" table:cell-range-address="'Input Tornado'.B48:'Input Tornado'.D68" chart:data-source-has-labels="column" svg:x="0.969cm" svg:y="1.52cm" svg:width="28.627cm" svg:height="10.769cm">
          <chartooo:coordinate-region svg:x="9.105cm" svg:y="1.52cm" svg:width="19.854cm" svg:height="10.149cm"/>
          <chart:axis chart:dimension="x" chart:name="primary-x" chart:style-name="ch4" chartooo:axis-type="auto">
            <chartooo:date-scale/>
            <chart:categories table:cell-range-address="'Input Tornado'.B48:'Input Tornado'.B68"/>
          </chart:axis>
          <chart:axis chart:dimension="y" chart:name="primary-y" chart:style-name="ch5"/>
          <chart:series chart:style-name="ch6" chart:values-cell-range-address="'Input Tornado'.C48:'Input Tornado'.C68" chart:class="chart:bar">
            <chart:data-point chart:repeated="21"/>
          </chart:series>
          <chart:series chart:style-name="ch6" chart:values-cell-range-address="'Input Tornado'.D48:'Input Tornado'.D68" chart:class="chart:bar">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Столбец C</text:p>
              </table:table-cell>
              <table:table-cell office:value-type="string">
                <text:p>Столбец D</text:p>
              </table:table-cell>
            </table:table-row>
          </table:table-header-rows>
          <table:table-rows>
            <table:table-row>
              <table:table-cell office:value-type="string">
                <text:p>Est. % improvement in volume discount</text:p>
                <draw:g>
                  <svg:desc>'Input Tornado'.B48:'Input Tornado'.B68</svg:desc>
                </draw:g>
              </table:table-cell>
              <table:table-cell office:value-type="float" office:value="1614270.13666203">
                <text:p>1614270.13666203</text:p>
                <draw:g>
                  <svg:desc>'Input Tornado'.C48:'Input Tornado'.C68</svg:desc>
                </draw:g>
              </table:table-cell>
              <table:table-cell office:value-type="float" office:value="5069680.76735713">
                <text:p>5069680.76735713</text:p>
                <draw:g>
                  <svg:desc>'Input Tornado'.D48:'Input Tornado'.D68</svg:desc>
                </draw:g>
              </table:table-cell>
            </table:table-row>
            <table:table-row>
              <table:table-cell office:value-type="string">
                <text:p>Est. incremental % of same vendor/same month orders</text:p>
              </table:table-cell>
              <table:table-cell office:value-type="float" office:value="1712996.15468189">
                <text:p>1712996.15468189</text:p>
              </table:table-cell>
              <table:table-cell office:value-type="float" office:value="3786242.53309895">
                <text:p>3786242.53309895</text:p>
              </table:table-cell>
            </table:table-row>
            <table:table-row>
              <table:table-cell office:value-type="string">
                <text:p>Discount Rate</text:p>
              </table:table-cell>
              <table:table-cell office:value-type="float" office:value="3245259.85926522">
                <text:p>3245259.85926522</text:p>
              </table:table-cell>
              <table:table-cell office:value-type="float" office:value="1624706.88869691">
                <text:p>1624706.88869691</text:p>
              </table:table-cell>
            </table:table-row>
            <table:table-row>
              <table:table-cell office:value-type="string">
                <text:p>Est. incremental % of comparable products identified</text:p>
              </table:table-cell>
              <table:table-cell office:value-type="float" office:value="2094041.73308721">
                <text:p>2094041.73308721</text:p>
              </table:table-cell>
              <table:table-cell office:value-type="float" office:value="3109018.90063406">
                <text:p>3109018.90063406</text:p>
              </table:table-cell>
            </table:table-row>
            <table:table-row>
              <table:table-cell office:value-type="string">
                <text:p>Est. % improvement in price per P.O.</text:p>
              </table:table-cell>
              <table:table-cell office:value-type="float" office:value="2297037.16659658">
                <text:p>2297037.16659658</text:p>
              </table:table-cell>
              <table:table-cell office:value-type="float" office:value="3109018.90063406">
                <text:p>3109018.90063406</text:p>
              </table:table-cell>
            </table:table-row>
            <table:table-row>
              <table:table-cell office:value-type="string">
                <text:p>Corporate Tax Rate</text:p>
              </table:table-cell>
              <table:table-cell office:value-type="float" office:value="2986293.46777976">
                <text:p>2986293.46777976</text:p>
              </table:table-cell>
              <table:table-cell office:value-type="float" office:value="2216767.16594151">
                <text:p>2216767.16594151</text:p>
              </table:table-cell>
            </table:table-row>
            <table:table-row>
              <table:table-cell office:value-type="string">
                <text:p>Annual Cost Increases</text:p>
              </table:table-cell>
              <table:table-cell office:value-type="float" office:value="2478707.57382506">
                <text:p>2478707.57382506</text:p>
              </table:table-cell>
              <table:table-cell office:value-type="float" office:value="2835470.07035613">
                <text:p>2835470.07035613</text:p>
              </table:table-cell>
            </table:table-row>
            <table:table-row>
              <table:table-cell office:value-type="string">
                <text:p>Est. % improvement in Purchasing productivity</text:p>
              </table:table-cell>
              <table:table-cell office:value-type="float" office:value="2520332.14345688">
                <text:p>2520332.14345688</text:p>
              </table:table-cell>
              <table:table-cell office:value-type="float" office:value="2723327.57696625">
                <text:p>2723327.57696625</text:p>
              </table:table-cell>
            </table:table-row>
            <table:table-row>
              <table:table-cell office:value-type="string">
                <text:p>Est. # decomissioned systems</text:p>
              </table:table-cell>
              <table:table-cell office:value-type="float" office:value="2520332.14345688">
                <text:p>2520332.14345688</text:p>
              </table:table-cell>
              <table:table-cell office:value-type="float" office:value="2682728.49026438">
                <text:p>2682728.49026438</text:p>
              </table:table-cell>
            </table:table-row>
            <table:table-row>
              <table:table-cell office:value-type="string">
                <text:p>Est. % reduction in complaint calls</text:p>
              </table:table-cell>
              <table:table-cell office:value-type="float" office:value="2500032.60010595">
                <text:p>2500032.60010595</text:p>
              </table:table-cell>
              <table:table-cell office:value-type="float" office:value="2652279.17523797">
                <text:p>2652279.17523797</text:p>
              </table:table-cell>
            </table:table-row>
            <table:table-row>
              <table:table-cell office:value-type="string">
                <text:p>Est. avg. reduction in # parts per warehouse</text:p>
              </table:table-cell>
              <table:table-cell office:value-type="float" office:value="2530711.29997222">
                <text:p>2530711.29997222</text:p>
              </table:table-cell>
              <table:table-cell office:value-type="float" office:value="2672349.33374905">
                <text:p>2672349.33374905</text:p>
              </table:table-cell>
            </table:table-row>
            <table:table-row>
              <table:table-cell office:value-type="string">
                <text:p>Est. avg. reduction in cost per work order</text:p>
              </table:table-cell>
              <table:table-cell office:value-type="float" office:value="2551937.51747713">
                <text:p>2551937.51747713</text:p>
              </table:table-cell>
              <table:table-cell office:value-type="float" office:value="2651123.11624414">
                <text:p>2651123.11624414</text:p>
              </table:table-cell>
            </table:table-row>
            <table:table-row>
              <table:table-cell office:value-type="string">
                <text:p>Est. improvement in Maintenance &amp; Repair worker productivity</text:p>
              </table:table-cell>
              <table:table-cell office:value-type="float" office:value="2560931.23015876">
                <text:p>2560931.23015876</text:p>
              </table:table-cell>
              <table:table-cell office:value-type="float" office:value="2642129.40356251">
                <text:p>2642129.40356251</text:p>
              </table:table-cell>
            </table:table-row>
            <table:table-row>
              <table:table-cell office:value-type="string">
                <text:p>Est. improvement in Logistics worker productivity</text:p>
              </table:table-cell>
              <table:table-cell office:value-type="float" office:value="2560931.23015876">
                <text:p>2560931.23015876</text:p>
              </table:table-cell>
              <table:table-cell office:value-type="float" office:value="2642129.40356251">
                <text:p>2642129.40356251</text:p>
              </table:table-cell>
            </table:table-row>
            <table:table-row>
              <table:table-cell office:value-type="string">
                <text:p>Est. avg improvement in C.S. &amp; O.M. worker productivity</text:p>
              </table:table-cell>
              <table:table-cell office:value-type="float" office:value="2560931.23015876">
                <text:p>2560931.23015876</text:p>
              </table:table-cell>
              <table:table-cell office:value-type="float" office:value="2642129.40356251">
                <text:p>2642129.40356251</text:p>
              </table:table-cell>
            </table:table-row>
            <table:table-row>
              <table:table-cell office:value-type="string">
                <text:p>Est. avg improvement in Finance worker productivity</text:p>
              </table:table-cell>
              <table:table-cell office:value-type="float" office:value="2560931.23015876">
                <text:p>2560931.23015876</text:p>
              </table:table-cell>
              <table:table-cell office:value-type="float" office:value="2642129.40356251">
                <text:p>2642129.40356251</text:p>
              </table:table-cell>
            </table:table-row>
            <table:table-row>
              <table:table-cell office:value-type="string">
                <text:p>Est. avg improvement in HR worker productivity</text:p>
              </table:table-cell>
              <table:table-cell office:value-type="float" office:value="2560931.23015876">
                <text:p>2560931.23015876</text:p>
              </table:table-cell>
              <table:table-cell office:value-type="float" office:value="2642129.40356251">
                <text:p>2642129.40356251</text:p>
              </table:table-cell>
            </table:table-row>
            <table:table-row>
              <table:table-cell office:value-type="string">
                <text:p>Estimated reduction in premium freight shipments</text:p>
              </table:table-cell>
              <table:table-cell office:value-type="float" office:value="2576155.88767196">
                <text:p>2576155.88767196</text:p>
              </table:table-cell>
              <table:table-cell office:value-type="float" office:value="2606605.20269837">
                <text:p>2606605.20269837</text:p>
              </table:table-cell>
            </table:table-row>
            <table:table-row>
              <table:table-cell office:value-type="string">
                <text:p>Est. % reduction of incorrect orders</text:p>
              </table:table-cell>
              <table:table-cell office:value-type="float" office:value="2584448.25113082">
                <text:p>2584448.25113082</text:p>
              </table:table-cell>
              <table:table-cell office:value-type="float" office:value="2612918.36068051">
                <text:p>2612918.36068051</text:p>
              </table:table-cell>
            </table:table-row>
            <table:table-row>
              <table:table-cell office:value-type="string">
                <text:p>Annual Benefit Increases</text:p>
              </table:table-cell>
              <table:table-cell office:value-type="float" office:value="2601530.31686063">
                <text:p>2601530.31686063</text:p>
              </table:table-cell>
              <table:table-cell office:value-type="float" office:value="2601530.31686063">
                <text:p>2601530.31686063</text:p>
              </table:table-cell>
            </table:table-row>
            <table:table-row>
              <table:table-cell office:value-type="string">
                <text:p>Interest Rate</text:p>
              </table:table-cell>
              <table:table-cell office:value-type="float" office:value="2601530.31686063">
                <text:p>2601530.31686063</text:p>
              </table:table-cell>
              <table:table-cell office:value-type="float" office:value="2601530.31686063">
                <text:p>2601530.316860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